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fo:line-height="100%"/>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fo:line-height="100%"/>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fo:line-height="100%"/>
      <style:text-properties fo:color="#000000" fo:font-size="14pt" style:font-size-asian="14pt" style:font-size-complex="14pt"/>
    </style:style>
    <style:style style:name="P12" style:parent-style-name="Standard" style:family="paragraph">
      <style:paragraph-properties fo:margin-bottom="0in" fo:line-height="100%"/>
      <style:text-properties fo:color="#000000" fo:font-size="14pt" style:font-size-asian="14pt" style:font-size-complex="14pt"/>
    </style:style>
    <style:style style:name="P13" style:parent-style-name="Standard" style:family="paragraph">
      <style:paragraph-properties fo:margin-bottom="0in" fo:line-height="100%"/>
      <style:text-properties fo:color="#000000" fo:font-size="14pt" style:font-size-asian="14pt" style:font-size-complex="14pt"/>
    </style:style>
    <style:style style:name="P14" style:parent-style-name="Standard" style:family="paragraph">
      <style:paragraph-properties fo:margin-bottom="0in" fo:line-height="100%"/>
      <style:text-properties fo:color="#000000" fo:font-size="14pt" style:font-size-asian="14pt" style:font-size-complex="14pt"/>
    </style:style>
    <style:style style:name="P15" style:parent-style-name="Standard" style:family="paragraph">
      <style:paragraph-properties fo:margin-bottom="0in" fo:line-height="100%"/>
      <style:text-properties fo:color="#000000" fo:font-size="14pt" style:font-size-asian="14pt" style:font-size-complex="14pt"/>
    </style:style>
    <style:style style:name="P16" style:parent-style-name="Standard" style:family="paragraph">
      <style:paragraph-properties fo:margin-bottom="0in" fo:line-height="100%"/>
      <style:text-properties fo:color="#000000" fo:font-size="14pt" style:font-size-asian="14pt" style:font-size-complex="14pt"/>
    </style:style>
    <style:style style:name="P17" style:parent-style-name="Titolo2" style:family="paragraph">
      <style:paragraph-properties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font-style="italic" style:font-style-asian="italic" fo:color="#C00000" fo:font-size="8pt" style:font-size-asian="8pt"/>
    </style:style>
    <style:style style:name="P25" style:parent-style-name="Standard" style:family="paragraph">
      <style:text-properties fo:font-style="italic" style:font-style-asian="italic" fo:color="#C00000" fo:font-size="8pt" style:font-size-asian="8pt"/>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font-style="italic" style:font-style-asian="italic" fo:color="#C00000" fo:font-size="8pt" style:font-size-asian="8pt"/>
    </style:style>
    <style:style style:name="P29" style:parent-style-name="Standard" style:family="paragraph">
      <style:text-properties fo:font-style="italic" style:font-style-asian="italic" fo:color="#C00000" fo:font-size="8pt" style:font-size-asian="8pt"/>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color="#000000"/>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style>
    <style:style style:name="TableColumn49" style:family="table-column">
      <style:table-column-properties style:column-width="3.2326in"/>
    </style:style>
    <style:style style:name="Table47" style:family="table">
      <style:table-properties style:width="6.334in" fo:margin-left="0.068in" table:align="left"/>
    </style:style>
    <style:style style:name="TableRow50" style:family="table-row">
      <style:table-row-properties style:min-row-height="0.6694in"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ableRow74" style:family="table-row">
      <style:table-row-properties style:min-row-height="1.3562in" fo:keep-together="always"/>
    </style:style>
    <style:style style:name="TableCell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 style:parent-style-name="Standard" style:family="paragraph">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P79" style:parent-style-name="Standard" style:family="paragraph">
      <style:text-properties fo:color="#000000"/>
    </style:style>
    <style:style style:name="TableRow80" style:family="table-row">
      <style:table-row-properties style:min-row-height="0.6694in" fo:keep-together="always"/>
    </style:style>
    <style:style style:name="TableCell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TableRow85" style:family="table-row">
      <style:table-row-properties style:min-row-height="0.6694in" fo:keep-together="always"/>
    </style:style>
    <style:style style:name="TableCell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 style:parent-style-name="Standard" style:family="paragraph">
      <style:text-properties fo:color="#000000"/>
    </style:style>
    <style:style style:name="T88" style:parent-style-name="Car.predefinitoparagrafo" style:family="text">
      <style:text-properties fo:color="#000000"/>
    </style:style>
    <style:style style:name="P89" style:parent-style-name="Standard" style:family="paragraph">
      <style:text-properties fo:color="#000000"/>
    </style:style>
    <style:style style:name="TableRow90" style:family="table-row">
      <style:table-row-properties style:min-row-height="0.6694in" fo:keep-together="always"/>
    </style:style>
    <style:style style:name="TableCell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ableRow100" style:family="table-row">
      <style:table-row-properties style:min-row-height="0.6097in" fo:keep-together="always"/>
    </style:style>
    <style:style style:name="TableCell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 style:parent-style-name="Standard" style:family="paragraph">
      <style:text-properties fo:color="#000000"/>
    </style:style>
    <style:style style:name="TableRow103" style:family="table-row">
      <style:table-row-properties style:min-row-height="0.6694in" fo:keep-together="always"/>
    </style:style>
    <style:style style:name="TableCell1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 style:parent-style-name="Standard" style:family="paragraph">
      <style:text-properties fo:color="#000000"/>
    </style:style>
    <style:style style:name="T106" style:parent-style-name="Car.predefinitoparagrafo" style:family="text">
      <style:text-properties fo:color="#000000"/>
    </style:style>
    <style:style style:name="T107" style:parent-style-name="Car.predefinitoparagrafo" style:family="text">
      <style:text-properties fo:color="#000000" fo:font-size="10pt" style:font-size-asian="10pt"/>
    </style:style>
    <style:style style:name="P108" style:parent-style-name="Standard" style:family="paragraph">
      <style:text-properties fo:color="#000000"/>
    </style:style>
    <style:style style:name="P109" style:parent-style-name="Titolo2" style:family="paragraph">
      <style:paragraph-properties fo:break-before="page"/>
    </style:style>
    <style:style style:name="TableColumn111" style:family="table-column">
      <style:table-column-properties style:column-width="3.1013in"/>
    </style:style>
    <style:style style:name="TableColumn112" style:family="table-column">
      <style:table-column-properties style:column-width="3.2326in"/>
    </style:style>
    <style:style style:name="Table110" style:family="table">
      <style:table-properties style:width="6.334in" fo:margin-left="0.068in" table:align="left"/>
    </style:style>
    <style:style style:name="TableRow113" style:family="table-row">
      <style:table-row-properties style:min-row-height="0.6694in" fo:keep-together="always"/>
    </style:style>
    <style:style style:name="TableCell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text-properties fo:color="#000000"/>
    </style:style>
    <style:style style:name="P116"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font-style="italic" style:font-style-asian="italic" fo:color="#C00000" fo:font-size="8pt" style:font-size-asian="8pt"/>
    </style:style>
    <style:style style:name="P119" style:parent-style-name="Standard" style:family="paragraph">
      <style:text-properties fo:font-style="italic" style:font-style-asian="italic" fo:color="#C00000" fo:font-size="8pt" style:font-size-asian="8pt"/>
    </style:style>
    <style:style style:name="TableRow120" style:family="table-row">
      <style:table-row-properties style:min-row-height="0.6694in" fo:keep-together="always"/>
    </style:style>
    <style:style style:name="TableCell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Row131" style:family="table-row">
      <style:table-row-properties style:min-row-height="2.0548in" fo:keep-together="always"/>
    </style:style>
    <style:style style:name="TableCell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 style:parent-style-name="Standard" style:family="paragraph">
      <style:text-properties fo:color="#000000"/>
    </style:style>
    <style:style style:name="T134" style:parent-style-name="Car.predefinitoparagrafo" style:family="text">
      <style:text-properties fo:color="#000000"/>
    </style:style>
    <style:style style:name="T135" style:parent-style-name="Car.predefinitoparagrafo" style:family="text">
      <style:text-properties style:font-weight-complex="bold" fo:color="#000000"/>
    </style:style>
    <style:style style:name="T136" style:parent-style-name="Car.predefinitoparagrafo" style:family="text">
      <style:text-properties fo:color="#000000"/>
    </style:style>
    <style:style style:name="T137" style:parent-style-name="Car.predefinitoparagrafo" style:family="text">
      <style:text-properties fo:color="#000000"/>
    </style:style>
    <style:style style:name="T138" style:parent-style-name="Car.predefinitoparagrafo" style:family="text">
      <style:text-properties fo:color="#000000"/>
    </style:style>
    <style:style style:name="T139" style:parent-style-name="Car.predefinitoparagrafo" style:family="text">
      <style:text-properties style:font-weight-complex="bold" fo:color="#000000"/>
    </style:style>
    <style:style style:name="TableRow140" style:family="table-row">
      <style:table-row-properties style:min-row-height="1.3562in" fo:keep-together="always"/>
    </style:style>
    <style:style style:name="TableCell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 style:parent-style-name="Standard" style:family="paragraph">
      <style:text-properties fo:color="#000000"/>
    </style:style>
    <style:style style:name="T143" style:parent-style-name="Car.predefinitoparagrafo" style:family="text">
      <style:text-properties fo:color="#000000"/>
    </style:style>
    <style:style style:name="T144" style:parent-style-name="Car.predefinitoparagrafo" style:family="text">
      <style:text-properties fo:color="#000000"/>
    </style:style>
    <style:style style:name="TableRow145" style:family="table-row">
      <style:table-row-properties style:min-row-height="0.6694in" fo:keep-together="always"/>
    </style:style>
    <style:style style:name="TableCell1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 style:parent-style-name="Standard" style:family="paragraph">
      <style:text-properties fo:color="#000000"/>
    </style:style>
    <style:style style:name="P148" style:parent-style-name="Standard" style:family="paragraph">
      <style:text-properties fo:color="#000000"/>
    </style:style>
    <style:style style:name="P149" style:parent-style-name="Standard" style:family="paragraph">
      <style:text-properties fo:color="#000000"/>
    </style:style>
    <style:style style:name="TableRow150" style:family="table-row">
      <style:table-row-properties style:min-row-height="0.6694in" fo:keep-together="always"/>
    </style:style>
    <style:style style:name="TableCell1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 style:parent-style-name="Standard" style:family="paragraph">
      <style:text-properties fo:color="#000000"/>
    </style:style>
    <style:style style:name="P153" style:parent-style-name="Standard" style:family="paragraph">
      <style:text-properties fo:color="#000000"/>
    </style:style>
    <style:style style:name="P154" style:parent-style-name="Standard" style:family="paragraph">
      <style:text-properties fo:color="#000000"/>
    </style:style>
    <style:style style:name="TableRow155" style:family="table-row">
      <style:table-row-properties style:min-row-height="0.6694in" fo:keep-together="always"/>
    </style:style>
    <style:style style:name="TableCell1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 style:parent-style-name="Standard" style:family="paragraph">
      <style:text-properties fo:color="#000000"/>
    </style:style>
    <style:style style:name="P158" style:parent-style-name="Standard" style:family="paragraph">
      <style:text-properties fo:color="#000000"/>
    </style:style>
    <style:style style:name="P159" style:parent-style-name="Standard" style:family="paragraph">
      <style:text-properties fo:color="#000000"/>
    </style:style>
    <style:style style:name="TableRow160" style:family="table-row">
      <style:table-row-properties style:min-row-height="0.6694in" fo:keep-together="always"/>
    </style:style>
    <style:style style:name="TableCell1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 style:parent-style-name="Standard" style:family="paragraph">
      <style:text-properties fo:color="#000000"/>
    </style:style>
    <style:style style:name="P163" style:parent-style-name="Standard" style:family="paragraph">
      <style:text-properties fo:color="#000000"/>
    </style:style>
    <style:style style:name="P164" style:parent-style-name="Standard" style:family="paragraph">
      <style:text-properties fo:color="#000000"/>
    </style:style>
    <style:style style:name="TableRow165" style:family="table-row">
      <style:table-row-properties style:min-row-height="0.6097in" fo:keep-together="always"/>
    </style:style>
    <style:style style:name="TableCell1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 style:parent-style-name="Standard" style:family="paragraph">
      <style:text-properties fo:color="#000000"/>
    </style:style>
    <style:style style:name="P168" style:parent-style-name="Standard" style:family="paragraph">
      <style:text-properties fo:color="#000000"/>
    </style:style>
    <style:style style:name="TableRow169" style:family="table-row">
      <style:table-row-properties style:min-row-height="0.6694in" fo:keep-together="always"/>
    </style:style>
    <style:style style:name="TableCell1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Titolo2" style:family="paragraph">
      <style:paragraph-properties fo:break-before="page"/>
    </style:style>
    <style:style style:name="TableColumn176" style:family="table-column">
      <style:table-column-properties style:column-width="3.1013in"/>
    </style:style>
    <style:style style:name="TableColumn177" style:family="table-column">
      <style:table-column-properties style:column-width="3.2326in"/>
    </style:style>
    <style:style style:name="Table175" style:family="table">
      <style:table-properties style:width="6.334in" fo:margin-left="0.068in" table:align="left"/>
    </style:style>
    <style:style style:name="TableRow178" style:family="table-row">
      <style:table-row-properties style:min-row-height="0.6694in" fo:keep-together="always"/>
    </style:style>
    <style:style style:name="TableCell1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 style:parent-style-name="Standard" style:family="paragraph">
      <style:text-properties fo:color="#000000"/>
    </style:style>
    <style:style style:name="P181" style:parent-style-name="Standard" style:family="paragraph">
      <style:text-properties fo:color="#000000"/>
    </style:style>
    <style:style style:name="TableCell1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 style:parent-style-name="Standard" style:family="paragraph">
      <style:text-properties fo:font-style="italic" style:font-style-asian="italic" fo:color="#C00000" fo:font-size="8pt" style:font-size-asian="8pt"/>
    </style:style>
    <style:style style:name="P184" style:parent-style-name="Standard" style:family="paragraph">
      <style:text-properties fo:font-style="italic" style:font-style-asian="italic" fo:color="#C00000" fo:font-size="8pt" style:font-size-asian="8pt"/>
    </style:style>
    <style:style style:name="TableRow185" style:family="table-row">
      <style:table-row-properties style:min-row-height="0.6694in" fo:keep-together="always"/>
    </style:style>
    <style:style style:name="TableCell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 style:parent-style-name="Standard" style:family="paragraph">
      <style:text-properties fo:color="#000000"/>
    </style:style>
    <style:style style:name="P188" style:parent-style-name="Standard" style:family="paragraph">
      <style:text-properties fo:color="#000000"/>
    </style:style>
    <style:style style:name="TableCell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 style:parent-style-name="Standard" style:family="paragraph">
      <style:text-properties fo:font-style="italic" style:font-style-asian="italic" fo:color="#C00000" fo:font-size="8pt" style:font-size-asian="8pt"/>
    </style:style>
    <style:style style:name="P191" style:parent-style-name="Standard" style:family="paragraph">
      <style:text-properties fo:font-style="italic" style:font-style-asian="italic" fo:color="#C00000" fo:font-size="8pt" style:font-size-asian="8pt"/>
    </style:style>
    <style:style style:name="TableRow192" style:family="table-row">
      <style:table-row-properties style:min-row-height="0.6694in" fo:keep-together="always"/>
    </style:style>
    <style:style style:name="TableCell1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 style:parent-style-name="Standard" style:family="paragraph">
      <style:text-properties fo:color="#000000"/>
    </style:style>
    <style:style style:name="P195" style:parent-style-name="Standard" style:family="paragraph">
      <style:text-properties fo:color="#000000"/>
    </style:style>
    <style:style style:name="TableRow196" style:family="table-row">
      <style:table-row-properties style:min-row-height="2.0548in" fo:keep-together="always"/>
    </style:style>
    <style:style style:name="TableCell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Standard" style:family="paragraph">
      <style:text-properties fo:color="#000000"/>
    </style:style>
    <style:style style:name="TableRow201" style:family="table-row">
      <style:table-row-properties style:min-row-height="1.3562in" fo:keep-together="always"/>
    </style:style>
    <style:style style:name="TableCell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TableRow206" style:family="table-row">
      <style:table-row-properties style:min-row-height="0.6694in" fo:keep-together="always"/>
    </style:style>
    <style:style style:name="TableCell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text-properties fo:color="#000000"/>
    </style:style>
    <style:style style:name="TableRow211" style:family="table-row">
      <style:table-row-properties style:min-row-height="0.6694in" fo:keep-together="always"/>
    </style:style>
    <style:style style:name="TableCell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 style:parent-style-name="Standard" style:family="paragraph">
      <style:text-properties fo:color="#000000"/>
    </style:style>
    <style:style style:name="P214" style:parent-style-name="Standard" style:family="paragraph">
      <style:text-properties fo:color="#000000"/>
    </style:style>
    <style:style style:name="P215" style:parent-style-name="Standard" style:family="paragraph">
      <style:text-properties fo:color="#000000"/>
    </style:style>
    <style:style style:name="TableRow216" style:family="table-row">
      <style:table-row-properties style:min-row-height="0.6694in" fo:keep-together="always"/>
    </style:style>
    <style:style style:name="TableCell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8" style:parent-style-name="Standard" style:family="paragraph">
      <style:text-properties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TableRow221" style:family="table-row">
      <style:table-row-properties style:min-row-height="0.6694in" fo:keep-together="always"/>
    </style:style>
    <style:style style:name="TableCell2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3" style:parent-style-name="Standard" style:family="paragraph">
      <style:text-properties fo:color="#000000"/>
    </style:style>
    <style:style style:name="P224" style:parent-style-name="Standard" style:family="paragraph">
      <style:text-properties fo:color="#000000"/>
    </style:style>
    <style:style style:name="P225" style:parent-style-name="Standard" style:family="paragraph">
      <style:text-properties fo:color="#000000"/>
    </style:style>
    <style:style style:name="TableRow226" style:family="table-row">
      <style:table-row-properties style:min-row-height="0.6097in" fo:keep-together="always"/>
    </style:style>
    <style:style style:name="TableCell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8" style:parent-style-name="Standard" style:family="paragraph">
      <style:text-properties fo:color="#000000"/>
    </style:style>
    <style:style style:name="P229" style:parent-style-name="Standard" style:family="paragraph">
      <style:text-properties fo:color="#000000"/>
    </style:style>
    <style:style style:name="P230" style:parent-style-name="Standard" style:family="paragraph">
      <style:text-properties fo:color="#000000"/>
    </style:style>
    <style:style style:name="TableRow231" style:family="table-row">
      <style:table-row-properties style:min-row-height="0.6694in" fo:keep-together="always"/>
    </style:style>
    <style:style style:name="TableCell2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Standard" style:family="paragraph">
      <style:text-properties fo:color="#000000"/>
    </style:style>
    <style:style style:name="P236" style:parent-style-name="Titolo2" style:family="paragraph">
      <style:paragraph-properties fo:break-before="page"/>
    </style:style>
    <style:style style:name="TableColumn238" style:family="table-column">
      <style:table-column-properties style:column-width="3.1013in"/>
    </style:style>
    <style:style style:name="TableColumn239" style:family="table-column">
      <style:table-column-properties style:column-width="3.2326in"/>
    </style:style>
    <style:style style:name="Table237" style:family="table">
      <style:table-properties style:width="6.334in" fo:margin-left="0.068in" table:align="left"/>
    </style:style>
    <style:style style:name="TableRow240" style:family="table-row">
      <style:table-row-properties style:min-row-height="0.6694in" fo:keep-together="always"/>
    </style:style>
    <style:style style:name="TableCell2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2" style:parent-style-name="Standard" style:family="paragraph">
      <style:text-properties fo:color="#000000"/>
    </style:style>
    <style:style style:name="P243" style:parent-style-name="Standard" style:family="paragraph">
      <style:text-properties fo:color="#000000"/>
    </style:style>
    <style:style style:name="TableCell2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5" style:parent-style-name="Standard" style:family="paragraph">
      <style:text-properties fo:font-style="italic" style:font-style-asian="italic" fo:color="#C00000" fo:font-size="8pt" style:font-size-asian="8pt"/>
    </style:style>
    <style:style style:name="P246" style:parent-style-name="Standard" style:family="paragraph">
      <style:text-properties fo:font-style="italic" style:font-style-asian="italic" fo:color="#C00000" fo:font-size="8pt" style:font-size-asian="8pt"/>
    </style:style>
    <style:style style:name="TableRow247" style:family="table-row">
      <style:table-row-properties style:min-row-height="0.6694in" fo:keep-together="always"/>
    </style:style>
    <style:style style:name="TableCell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9" style:parent-style-name="Standard" style:family="paragraph">
      <style:text-properties fo:color="#000000"/>
    </style:style>
    <style:style style:name="P250" style:parent-style-name="Standard" style:family="paragraph">
      <style:text-properties fo:color="#000000"/>
    </style:style>
    <style:style style:name="TableCell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2" style:parent-style-name="Standard" style:family="paragraph">
      <style:text-properties fo:font-style="italic" style:font-style-asian="italic" fo:color="#C00000" fo:font-size="8pt" style:font-size-asian="8pt"/>
    </style:style>
    <style:style style:name="P253" style:parent-style-name="Standard" style:family="paragraph">
      <style:text-properties fo:font-style="italic" style:font-style-asian="italic" fo:color="#C00000" fo:font-size="8pt" style:font-size-asian="8pt"/>
    </style:style>
    <style:style style:name="TableRow254" style:family="table-row">
      <style:table-row-properties style:min-row-height="0.6694in" fo:keep-together="always"/>
    </style:style>
    <style:style style:name="TableCell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6" style:parent-style-name="Standard" style:family="paragraph">
      <style:text-properties fo:color="#000000"/>
    </style:style>
    <style:style style:name="P257" style:parent-style-name="Standard" style:family="paragraph">
      <style:text-properties fo:color="#000000"/>
    </style:style>
    <style:style style:name="TableRow258" style:family="table-row">
      <style:table-row-properties style:min-row-height="2.0548in" fo:keep-together="always"/>
    </style:style>
    <style:style style:name="TableCell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0" style:parent-style-name="Standard" style:family="paragraph">
      <style:text-properties fo:color="#000000"/>
    </style:style>
    <style:style style:name="P261" style:parent-style-name="Standard" style:family="paragraph">
      <style:text-properties fo:color="#000000"/>
    </style:style>
    <style:style style:name="TableRow262" style:family="table-row">
      <style:table-row-properties style:min-row-height="1.3562in" fo:keep-together="always"/>
    </style:style>
    <style:style style:name="TableCell2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4" style:parent-style-name="Standard" style:family="paragraph">
      <style:text-properties fo:color="#000000"/>
    </style:style>
    <style:style style:name="P265" style:parent-style-name="Standard" style:family="paragraph">
      <style:text-properties fo:color="#000000"/>
    </style:style>
    <style:style style:name="P266" style:parent-style-name="Standard" style:family="paragraph">
      <style:text-properties fo:color="#000000"/>
    </style:style>
    <style:style style:name="TableRow267" style:family="table-row">
      <style:table-row-properties style:min-row-height="0.6694in" fo:keep-together="always"/>
    </style:style>
    <style:style style:name="TableCell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9" style:parent-style-name="Standard" style:family="paragraph">
      <style:text-properties fo:color="#000000"/>
    </style:style>
    <style:style style:name="P270" style:parent-style-name="Standard" style:family="paragraph">
      <style:text-properties fo:color="#000000"/>
    </style:style>
    <style:style style:name="TableRow271" style:family="table-row">
      <style:table-row-properties style:min-row-height="0.6694in" fo:keep-together="always"/>
    </style:style>
    <style:style style:name="TableCell2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3" style:parent-style-name="Standard" style:family="paragraph">
      <style:text-properties fo:color="#000000"/>
    </style:style>
    <style:style style:name="P274" style:parent-style-name="Standard" style:family="paragraph">
      <style:text-properties fo:color="#000000"/>
    </style:style>
    <style:style style:name="P275" style:parent-style-name="Standard" style:family="paragraph">
      <style:text-properties fo:color="#000000"/>
    </style:style>
    <style:style style:name="TableRow276" style:family="table-row">
      <style:table-row-properties style:min-row-height="0.6694in" fo:keep-together="always"/>
    </style:style>
    <style:style style:name="TableCell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8" style:parent-style-name="Standard" style:family="paragraph">
      <style:text-properties fo:color="#000000"/>
    </style:style>
    <style:style style:name="P279" style:parent-style-name="Standard" style:family="paragraph">
      <style:text-properties fo:color="#000000"/>
    </style:style>
    <style:style style:name="P280" style:parent-style-name="Standard" style:family="paragraph">
      <style:text-properties fo:color="#000000"/>
    </style:style>
    <style:style style:name="TableRow281" style:family="table-row">
      <style:table-row-properties style:min-row-height="0.6694in" fo:keep-together="always"/>
    </style:style>
    <style:style style:name="TableCell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3" style:parent-style-name="Standard" style:family="paragraph">
      <style:text-properties fo:color="#000000"/>
    </style:style>
    <style:style style:name="TableRow284" style:family="table-row">
      <style:table-row-properties style:min-row-height="0.6097in" fo:keep-together="always"/>
    </style:style>
    <style:style style:name="TableCell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TableRow289" style:family="table-row">
      <style:table-row-properties style:min-row-height="0.6694in" fo:keep-together="always"/>
    </style:style>
    <style:style style:name="TableCell29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91" style:parent-style-name="Standard" style:family="paragraph">
      <style:text-properties fo:color="#000000"/>
    </style:style>
    <style:style style:name="P292" style:parent-style-name="Titolo2" style:family="paragraph">
      <style:paragraph-properties fo:break-before="page"/>
    </style:style>
    <style:style style:name="TableColumn294" style:family="table-column">
      <style:table-column-properties style:column-width="3.1013in"/>
    </style:style>
    <style:style style:name="TableColumn295" style:family="table-column">
      <style:table-column-properties style:column-width="3.2326in"/>
    </style:style>
    <style:style style:name="Table293" style:family="table">
      <style:table-properties style:width="6.334in" fo:margin-left="0.068in" table:align="left"/>
    </style:style>
    <style:style style:name="TableRow296" style:family="table-row">
      <style:table-row-properties style:min-row-height="0.6694in" fo:keep-together="always"/>
    </style:style>
    <style:style style:name="TableCell2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8" style:parent-style-name="Standard" style:family="paragraph">
      <style:text-properties fo:color="#000000"/>
    </style:style>
    <style:style style:name="P299" style:parent-style-name="Standard" style:family="paragraph">
      <style:text-properties fo:color="#000000"/>
    </style:style>
    <style:style style:name="TableCell3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1" style:parent-style-name="Standard" style:family="paragraph">
      <style:text-properties fo:font-style="italic" style:font-style-asian="italic" fo:color="#C00000" fo:font-size="8pt" style:font-size-asian="8pt"/>
    </style:style>
    <style:style style:name="P302" style:parent-style-name="Standard" style:family="paragraph">
      <style:text-properties fo:font-style="italic" style:font-style-asian="italic" fo:color="#C00000" fo:font-size="8pt" style:font-size-asian="8pt"/>
    </style:style>
    <style:style style:name="TableRow303" style:family="table-row">
      <style:table-row-properties style:min-row-height="0.6694in" fo:keep-together="always"/>
    </style:style>
    <style:style style:name="TableCell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5" style:parent-style-name="Standard" style:family="paragraph">
      <style:text-properties fo:color="#000000"/>
    </style:style>
    <style:style style:name="P306" style:parent-style-name="Standard" style:family="paragraph">
      <style:text-properties fo:color="#000000"/>
    </style:style>
    <style:style style:name="TableCell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8" style:parent-style-name="Standard" style:family="paragraph">
      <style:text-properties fo:font-style="italic" style:font-style-asian="italic" fo:color="#C00000" fo:font-size="8pt" style:font-size-asian="8pt"/>
    </style:style>
    <style:style style:name="P309" style:parent-style-name="Standard" style:family="paragraph">
      <style:text-properties fo:font-style="italic" style:font-style-asian="italic" fo:color="#C00000" fo:font-size="8pt" style:font-size-asian="8pt"/>
    </style:style>
    <style:style style:name="TableRow310" style:family="table-row">
      <style:table-row-properties style:min-row-height="0.6694in" fo:keep-together="always"/>
    </style:style>
    <style:style style:name="TableCell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2" style:parent-style-name="Standard" style:family="paragraph">
      <style:text-properties fo:color="#000000"/>
    </style:style>
    <style:style style:name="P313" style:parent-style-name="Standard" style:family="paragraph">
      <style:text-properties fo:color="#000000"/>
    </style:style>
    <style:style style:name="TableRow314" style:family="table-row">
      <style:table-row-properties style:min-row-height="2.0548in" fo:keep-together="always"/>
    </style:style>
    <style:style style:name="TableCell3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Standard" style:family="paragraph">
      <style:text-properties fo:color="#000000"/>
    </style:style>
    <style:style style:name="TableRow319" style:family="table-row">
      <style:table-row-properties style:min-row-height="1.3562in" fo:keep-together="always"/>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text-properties fo:color="#000000"/>
    </style:style>
    <style:style style:name="T322" style:parent-style-name="Car.predefinitoparagrafo" style:family="text">
      <style:text-properties fo:color="#000000"/>
    </style:style>
    <style:style style:name="T323" style:parent-style-name="Car.predefinitoparagrafo" style:family="text">
      <style:text-properties fo:color="#000000"/>
    </style:style>
    <style:style style:name="P324" style:parent-style-name="Standard" style:family="paragraph">
      <style:text-properties fo:color="#000000"/>
    </style:style>
    <style:style style:name="TableRow325" style:family="table-row">
      <style:table-row-properties style:min-row-height="0.6694in" fo:keep-together="always"/>
    </style:style>
    <style:style style:name="TableCell3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7" style:parent-style-name="Standard" style:family="paragraph">
      <style:text-properties fo:color="#000000"/>
    </style:style>
    <style:style style:name="P328" style:parent-style-name="Standard" style:family="paragraph">
      <style:text-properties fo:color="#000000"/>
    </style:style>
    <style:style style:name="TableRow329" style:family="table-row">
      <style:table-row-properties style:min-row-height="0.6694in" fo:keep-together="always"/>
    </style:style>
    <style:style style:name="TableCell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1" style:parent-style-name="Standard" style:family="paragraph">
      <style:text-properties fo:color="#000000"/>
    </style:style>
    <style:style style:name="P332" style:parent-style-name="Standard" style:family="paragraph">
      <style:text-properties fo:color="#000000"/>
    </style:style>
    <style:style style:name="TableRow333" style:family="table-row">
      <style:table-row-properties style:min-row-height="0.6694in" fo:keep-together="always"/>
    </style:style>
    <style:style style:name="TableCell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5" style:parent-style-name="Standard" style:family="paragraph">
      <style:text-properties fo:color="#000000"/>
    </style:style>
    <style:style style:name="P336" style:parent-style-name="Textbody" style:family="paragraph">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in" fo:line-height="135%"/>
      <style:text-properties fo:color="#000000"/>
    </style:style>
    <style:style style:name="P339" style:parent-style-name="Textbody" style:family="paragraph">
      <style:paragraph-properties fo:margin-bottom="0in" fo:line-height="135%"/>
      <style:text-properties fo:color="#000000"/>
    </style:style>
    <style:style style:name="P340" style:parent-style-name="Textbody" style:family="paragraph">
      <style:paragraph-properties fo:margin-bottom="0.1388in" fo:line-height="135%"/>
      <style:text-properties fo:color="#000000"/>
    </style:style>
    <style:style style:name="P341" style:parent-style-name="Textbody" style:family="paragraph">
      <style:paragraph-properties fo:margin-bottom="0in" fo:line-height="135%"/>
      <style:text-properties fo:color="#000000"/>
    </style:style>
    <style:style style:name="P342" style:parent-style-name="Standard" style:family="paragraph">
      <style:text-properties fo:color="#000000"/>
    </style:style>
    <style:style style:name="TableRow343" style:family="table-row">
      <style:table-row-properties style:min-row-height="0.6694in" fo:keep-together="always"/>
    </style:style>
    <style:style style:name="TableCell3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5" style:parent-style-name="Standard" style:family="paragraph">
      <style:text-properties fo:color="#000000"/>
    </style:style>
    <style:style style:name="P346" style:parent-style-name="Standard" style:family="paragraph">
      <style:text-properties fo:color="#000000"/>
    </style:style>
    <style:style style:name="P347" style:parent-style-name="Standard" style:family="paragraph">
      <style:text-properties fo:color="#000000"/>
    </style:style>
    <style:style style:name="TableRow348" style:family="table-row">
      <style:table-row-properties style:min-row-height="0.6097in" fo:keep-together="always"/>
    </style:style>
    <style:style style:name="TableCell3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0" style:parent-style-name="Standard" style:family="paragraph">
      <style:text-properties fo:color="#000000"/>
    </style:style>
    <style:style style:name="P351" style:parent-style-name="Standard" style:family="paragraph">
      <style:text-properties fo:color="#000000"/>
    </style:style>
    <style:style style:name="P352" style:parent-style-name="Standard" style:family="paragraph">
      <style:text-properties fo:color="#000000"/>
    </style:style>
    <style:style style:name="TableRow353" style:family="table-row">
      <style:table-row-properties style:min-row-height="0.6694in" fo:keep-together="always"/>
    </style:style>
    <style:style style:name="TableCell3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5" style:parent-style-name="Standard" style:family="paragraph">
      <style:text-properties fo:color="#000000"/>
    </style:style>
    <style:style style:name="T356" style:parent-style-name="Car.predefinitoparagrafo" style:family="text">
      <style:text-properties fo:color="#000000"/>
    </style:style>
    <style:style style:name="T357" style:parent-style-name="Car.predefinitoparagrafo" style:family="text">
      <style:text-properties fo:font-style="italic" style:font-style-asian="italic" fo:color="#000000" fo:font-size="10pt" style:font-size-asian="10pt"/>
    </style:style>
    <style:style style:name="P358" style:parent-style-name="Standard" style:family="paragraph">
      <style:text-properties fo:color="#000000"/>
    </style:style>
    <style:style style:name="P359" style:parent-style-name="Titolo2" style:family="paragraph">
      <style:paragraph-properties fo:break-before="page"/>
    </style:style>
    <style:style style:name="TableColumn361" style:family="table-column">
      <style:table-column-properties style:column-width="3.1013in"/>
    </style:style>
    <style:style style:name="TableColumn362" style:family="table-column">
      <style:table-column-properties style:column-width="3.2326in"/>
    </style:style>
    <style:style style:name="Table360" style:family="table">
      <style:table-properties style:width="6.334in" fo:margin-left="0.068in" table:align="left"/>
    </style:style>
    <style:style style:name="TableRow363" style:family="table-row">
      <style:table-row-properties style:min-row-height="0.6694in" fo:keep-together="always"/>
    </style:style>
    <style:style style:name="TableCell3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5" style:parent-style-name="Standard" style:family="paragraph">
      <style:text-properties fo:color="#000000"/>
    </style:style>
    <style:style style:name="P366" style:parent-style-name="Standard" style:family="paragraph">
      <style:text-properties fo:color="#000000"/>
    </style:style>
    <style:style style:name="TableCell3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8" style:parent-style-name="Standard" style:family="paragraph">
      <style:text-properties fo:font-style="italic" style:font-style-asian="italic" fo:color="#C00000" fo:font-size="8pt" style:font-size-asian="8pt"/>
    </style:style>
    <style:style style:name="P369" style:parent-style-name="Standard" style:family="paragraph">
      <style:text-properties fo:font-style="italic" style:font-style-asian="italic" fo:color="#C00000" fo:font-size="8pt" style:font-size-asian="8pt"/>
    </style:style>
    <style:style style:name="TableRow370" style:family="table-row">
      <style:table-row-properties style:min-row-height="0.6694in" fo:keep-together="always"/>
    </style:style>
    <style:style style:name="TableCell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2" style:parent-style-name="Standard" style:family="paragraph">
      <style:text-properties fo:color="#000000"/>
    </style:style>
    <style:style style:name="P373" style:parent-style-name="Standard" style:family="paragraph">
      <style:text-properties fo:color="#000000"/>
    </style:style>
    <style:style style:name="TableCell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5" style:parent-style-name="Standard" style:family="paragraph">
      <style:text-properties fo:font-style="italic" style:font-style-asian="italic" fo:color="#C00000" fo:font-size="8pt" style:font-size-asian="8pt"/>
    </style:style>
    <style:style style:name="P376" style:parent-style-name="Standard" style:family="paragraph">
      <style:text-properties fo:font-style="italic" style:font-style-asian="italic" fo:color="#C00000" fo:font-size="8pt" style:font-size-asian="8pt"/>
    </style:style>
    <style:style style:name="TableRow377" style:family="table-row">
      <style:table-row-properties style:min-row-height="0.6694in" fo:keep-together="always"/>
    </style:style>
    <style:style style:name="TableCell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9" style:parent-style-name="Standard" style:family="paragraph">
      <style:text-properties fo:color="#000000"/>
    </style:style>
    <style:style style:name="P380" style:parent-style-name="Standard" style:family="paragraph">
      <style:text-properties fo:color="#000000"/>
    </style:style>
    <style:style style:name="TableRow381" style:family="table-row">
      <style:table-row-properties style:min-row-height="2.0548in" fo:keep-together="always"/>
    </style:style>
    <style:style style:name="TableCell3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3" style:parent-style-name="Standard" style:family="paragraph">
      <style:text-properties fo:color="#000000"/>
    </style:style>
    <style:style style:name="P384" style:parent-style-name="Standard" style:family="paragraph">
      <style:text-properties fo:color="#000000"/>
    </style:style>
    <style:style style:name="P385" style:parent-style-name="Standard" style:family="paragraph">
      <style:text-properties fo:color="#000000"/>
    </style:style>
    <style:style style:name="TableRow386" style:family="table-row">
      <style:table-row-properties style:min-row-height="1.3562in" fo:keep-together="always"/>
    </style:style>
    <style:style style:name="TableCell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8" style:parent-style-name="Standard" style:family="paragraph">
      <style:text-properties fo:color="#000000"/>
    </style:style>
    <style:style style:name="P389" style:parent-style-name="Standard" style:family="paragraph">
      <style:text-properties fo:color="#000000"/>
    </style:style>
    <style:style style:name="P390" style:parent-style-name="Standard" style:family="paragraph">
      <style:text-properties fo:color="#000000"/>
    </style:style>
    <style:style style:name="TableRow391" style:family="table-row">
      <style:table-row-properties style:min-row-height="0.6694in" fo:keep-together="always"/>
    </style:style>
    <style:style style:name="TableCell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3" style:parent-style-name="Standard" style:family="paragraph">
      <style:text-properties fo:color="#000000"/>
    </style:style>
    <style:style style:name="P394" style:parent-style-name="Standard" style:family="paragraph">
      <style:text-properties fo:color="#000000"/>
    </style:style>
    <style:style style:name="P395" style:parent-style-name="Standard" style:family="paragraph">
      <style:text-properties fo:color="#000000"/>
    </style:style>
    <style:style style:name="TableRow396" style:family="table-row">
      <style:table-row-properties style:min-row-height="0.6694in" fo:keep-together="always"/>
    </style:style>
    <style:style style:name="TableCell3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8" style:parent-style-name="Standard" style:family="paragraph">
      <style:text-properties fo:color="#000000"/>
    </style:style>
    <style:style style:name="P399" style:parent-style-name="Textbody" style:family="paragraph">
      <style:text-properties fo:color="#000000"/>
    </style:style>
    <style:style style:name="T400" style:parent-style-name="Car.predefinitoparagrafo" style:family="text">
      <style:text-properties fo:color="#000000"/>
    </style:style>
    <style:style style:name="T401" style:parent-style-name="Car.predefinitoparagrafo" style:family="text">
      <style:text-properties fo:color="#000000"/>
    </style:style>
    <style:style style:name="T402" style:parent-style-name="Car.predefinitoparagrafo" style:family="text">
      <style:text-properties fo:color="#000000"/>
    </style:style>
    <style:style style:name="TableRow403" style:family="table-row">
      <style:table-row-properties style:min-row-height="0.6694in" fo:keep-together="always"/>
    </style:style>
    <style:style style:name="TableCell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5" style:parent-style-name="Standard" style:family="paragraph">
      <style:text-properties fo:color="#000000"/>
    </style:style>
    <style:style style:name="P406" style:parent-style-name="Standard" style:family="paragraph">
      <style:text-properties fo:color="#000000"/>
    </style:style>
    <style:style style:name="P407" style:parent-style-name="Standard" style:family="paragraph">
      <style:text-properties fo:color="#000000"/>
    </style:style>
    <style:style style:name="TableRow408" style:family="table-row">
      <style:table-row-properties style:min-row-height="0.6694in" fo:keep-together="always"/>
    </style:style>
    <style:style style:name="TableCell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0" style:parent-style-name="Standard" style:family="paragraph">
      <style:text-properties fo:color="#000000"/>
    </style:style>
    <style:style style:name="P411" style:parent-style-name="Standard" style:family="paragraph">
      <style:text-properties fo:color="#000000"/>
    </style:style>
    <style:style style:name="P412" style:parent-style-name="Standard" style:family="paragraph">
      <style:text-properties fo:color="#000000"/>
    </style:style>
    <style:style style:name="TableRow413" style:family="table-row">
      <style:table-row-properties style:min-row-height="0.6097in" fo:keep-together="always"/>
    </style:style>
    <style:style style:name="TableCell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5" style:parent-style-name="Standard" style:family="paragraph">
      <style:text-properties fo:color="#000000"/>
    </style:style>
    <style:style style:name="TableRow416" style:family="table-row">
      <style:table-row-properties style:min-row-height="0.6694in" fo:keep-together="always"/>
    </style:style>
    <style:style style:name="TableCell41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Standard" style:family="paragraph">
      <style:text-properties fo:color="#000000"/>
    </style:style>
    <style:style style:name="P421" style:parent-style-name="Titolo2" style:family="paragraph">
      <style:paragraph-properties fo:break-before="page"/>
    </style:style>
    <style:style style:name="TableColumn423" style:family="table-column">
      <style:table-column-properties style:column-width="3.1013in"/>
    </style:style>
    <style:style style:name="TableColumn424" style:family="table-column">
      <style:table-column-properties style:column-width="3.2326in"/>
    </style:style>
    <style:style style:name="Table422" style:family="table">
      <style:table-properties style:width="6.334in" fo:margin-left="0.068in" table:align="left"/>
    </style:style>
    <style:style style:name="TableRow425" style:family="table-row">
      <style:table-row-properties style:min-row-height="0.6694in" fo:keep-together="always"/>
    </style:style>
    <style:style style:name="TableCell4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7" style:parent-style-name="Standard" style:family="paragraph">
      <style:text-properties fo:color="#000000"/>
    </style:style>
    <style:style style:name="P428" style:parent-style-name="Standard" style:family="paragraph">
      <style:text-properties fo:color="#000000"/>
    </style:style>
    <style:style style:name="TableCell4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30" style:parent-style-name="Standard" style:family="paragraph">
      <style:text-properties fo:font-style="italic" style:font-style-asian="italic" fo:color="#C00000" fo:font-size="8pt" style:font-size-asian="8pt"/>
    </style:style>
    <style:style style:name="P431" style:parent-style-name="Standard" style:family="paragraph">
      <style:text-properties fo:font-style="italic" style:font-style-asian="italic" fo:color="#C00000" fo:font-size="8pt" style:font-size-asian="8pt"/>
    </style:style>
    <style:style style:name="TableRow432" style:family="table-row">
      <style:table-row-properties style:min-row-height="0.6694in" fo:keep-together="always"/>
    </style:style>
    <style:style style:name="TableCell4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4" style:parent-style-name="Standard" style:family="paragraph">
      <style:text-properties fo:color="#000000"/>
    </style:style>
    <style:style style:name="P435" style:parent-style-name="Standard" style:family="paragraph">
      <style:text-properties fo:color="#000000"/>
    </style:style>
    <style:style style:name="TableCell4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7" style:parent-style-name="Standard" style:family="paragraph">
      <style:text-properties fo:font-style="italic" style:font-style-asian="italic" fo:color="#C00000" fo:font-size="8pt" style:font-size-asian="8pt"/>
    </style:style>
    <style:style style:name="TableRow438" style:family="table-row">
      <style:table-row-properties style:min-row-height="0.6694in" fo:keep-together="always"/>
    </style:style>
    <style:style style:name="TableCell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0" style:parent-style-name="Standard" style:family="paragraph">
      <style:text-properties fo:color="#000000"/>
    </style:style>
    <style:style style:name="P441" style:parent-style-name="Standard" style:family="paragraph">
      <style:text-properties fo:color="#000000"/>
    </style:style>
    <style:style style:name="TableRow442" style:family="table-row">
      <style:table-row-properties style:min-row-height="2.0548in" fo:keep-together="always"/>
    </style:style>
    <style:style style:name="TableCell4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4" style:parent-style-name="Standard" style:family="paragraph">
      <style:text-properties fo:color="#000000"/>
    </style:style>
    <style:style style:name="P445" style:parent-style-name="Standard" style:family="paragraph">
      <style:paragraph-properties fo:text-align="justify"/>
      <style:text-properties fo:color="#000000"/>
    </style:style>
    <style:style style:name="TableRow446" style:family="table-row">
      <style:table-row-properties style:min-row-height="1.3562in" fo:keep-together="always"/>
    </style:style>
    <style:style style:name="TableCell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8" style:parent-style-name="Standard" style:family="paragraph">
      <style:text-properties fo:color="#000000"/>
    </style:style>
    <style:style style:name="P449" style:parent-style-name="Normale" style:family="paragraph">
      <style:paragraph-properties style:vertical-align="auto" fo:margin-bottom="0.1388in"/>
    </style:style>
    <style:style style:name="T450" style:parent-style-name="Car.predefinitoparagrafo" style:family="text">
      <style:text-properties style:font-name-asian="Times New Roman" style:font-name-complex="Times New Roman" fo:color="#000000" style:language-asian="it" style:country-asian="IT"/>
    </style:style>
    <style:style style:name="P451" style:parent-style-name="Standard" style:family="paragraph">
      <style:text-properties fo:color="#000000"/>
    </style:style>
    <style:style style:name="TableRow452" style:family="table-row">
      <style:table-row-properties style:min-row-height="0.6694in" fo:keep-together="always"/>
    </style:style>
    <style:style style:name="TableCell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4" style:parent-style-name="Standard" style:family="paragraph">
      <style:text-properties fo:color="#000000"/>
    </style:style>
    <style:style style:name="P455" style:parent-style-name="Standard" style:family="paragraph">
      <style:text-properties fo:color="#000000"/>
    </style:style>
    <style:style style:name="TableRow456" style:family="table-row">
      <style:table-row-properties style:min-row-height="0.6694in" fo:keep-together="always"/>
    </style:style>
    <style:style style:name="TableCell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8" style:parent-style-name="Standard" style:family="paragraph">
      <style:text-properties fo:color="#000000"/>
    </style:style>
    <style:style style:name="P459" style:parent-style-name="Normale" style:family="paragraph">
      <style:paragraph-properties style:vertical-align="auto" fo:margin-bottom="0.1388in"/>
    </style:style>
    <style:style style:name="T460" style:parent-style-name="Car.predefinitoparagrafo" style:family="text">
      <style:text-properties style:font-name-asian="Times New Roman" style:font-name-complex="Times New Roman" fo:color="#000000" style:language-asian="it" style:country-asian="IT"/>
    </style:style>
    <style:style style:name="P461" style:parent-style-name="Standard" style:family="paragraph">
      <style:text-properties fo:color="#000000"/>
    </style:style>
    <style:style style:name="TableRow462" style:family="table-row">
      <style:table-row-properties style:min-row-height="0.6694in" fo:keep-together="always"/>
    </style:style>
    <style:style style:name="TableCell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4" style:parent-style-name="Standard" style:family="paragraph">
      <style:text-properties fo:color="#000000"/>
    </style:style>
    <style:style style:name="P465" style:parent-style-name="Standard" style:family="paragraph">
      <style:text-properties fo:color="#000000"/>
    </style:style>
    <style:style style:name="TableRow466" style:family="table-row">
      <style:table-row-properties style:min-row-height="0.6694in" fo:keep-together="always"/>
    </style:style>
    <style:style style:name="TableCell4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8" style:parent-style-name="Standard" style:family="paragraph">
      <style:text-properties fo:color="#000000"/>
    </style:style>
    <style:style style:name="P469" style:parent-style-name="Standard" style:family="paragraph">
      <style:text-properties fo:color="#000000"/>
    </style:style>
    <style:style style:name="TableRow470" style:family="table-row">
      <style:table-row-properties style:min-row-height="0.6097in" fo:keep-together="always"/>
    </style:style>
    <style:style style:name="TableCell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2" style:parent-style-name="Standard" style:family="paragraph">
      <style:text-properties fo:color="#000000"/>
    </style:style>
    <style:style style:name="TableRow473" style:family="table-row">
      <style:table-row-properties style:min-row-height="0.6694in" fo:keep-together="always"/>
    </style:style>
    <style:style style:name="TableCell4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5" style:parent-style-name="Standard" style:family="paragraph">
      <style:text-properties fo:color="#000000"/>
    </style:style>
    <style:style style:name="P476" style:parent-style-name="Standard" style:family="paragraph">
      <style:text-properties fo:color="#000000"/>
    </style:style>
    <style:style style:name="P477" style:parent-style-name="Titolo2" style:family="paragraph">
      <style:paragraph-properties fo:break-before="page"/>
    </style:style>
    <style:style style:name="TableColumn479" style:family="table-column">
      <style:table-column-properties style:column-width="3.1013in"/>
    </style:style>
    <style:style style:name="TableColumn480" style:family="table-column">
      <style:table-column-properties style:column-width="3.2326in"/>
    </style:style>
    <style:style style:name="Table478" style:family="table">
      <style:table-properties style:width="6.334in" fo:margin-left="0.068in" table:align="left"/>
    </style:style>
    <style:style style:name="TableRow481" style:family="table-row">
      <style:table-row-properties style:min-row-height="0.6694in" fo:keep-together="always"/>
    </style:style>
    <style:style style:name="TableCell4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3" style:parent-style-name="Standard" style:family="paragraph">
      <style:text-properties fo:color="#000000"/>
    </style:style>
    <style:style style:name="P484" style:parent-style-name="Standard" style:family="paragraph">
      <style:text-properties fo:color="#000000"/>
    </style:style>
    <style:style style:name="TableCell4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6" style:parent-style-name="Standard" style:family="paragraph">
      <style:text-properties fo:font-style="italic" style:font-style-asian="italic" fo:color="#C00000" fo:font-size="8pt" style:font-size-asian="8pt"/>
    </style:style>
    <style:style style:name="P487" style:parent-style-name="Standard" style:family="paragraph">
      <style:text-properties fo:font-style="italic" style:font-style-asian="italic" fo:color="#C00000" fo:font-size="8pt" style:font-size-asian="8pt"/>
    </style:style>
    <style:style style:name="TableRow488" style:family="table-row">
      <style:table-row-properties style:min-row-height="0.6694in" fo:keep-together="always"/>
    </style:style>
    <style:style style:name="TableCell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0" style:parent-style-name="Standard" style:family="paragraph">
      <style:text-properties fo:color="#000000"/>
    </style:style>
    <style:style style:name="P491" style:parent-style-name="Standard" style:family="paragraph">
      <style:text-properties fo:color="#000000"/>
    </style:style>
    <style:style style:name="TableCell4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3" style:parent-style-name="Standard" style:family="paragraph">
      <style:text-properties fo:font-style="italic" style:font-style-asian="italic" fo:color="#C00000" fo:font-size="8pt" style:font-size-asian="8pt"/>
    </style:style>
    <style:style style:name="TableRow494" style:family="table-row">
      <style:table-row-properties style:min-row-height="0.6694in" fo:keep-together="always"/>
    </style:style>
    <style:style style:name="TableCell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6" style:parent-style-name="Standard" style:family="paragraph">
      <style:text-properties fo:color="#000000"/>
    </style:style>
    <style:style style:name="P497" style:parent-style-name="Normale" style:family="paragraph">
      <style:paragraph-properties style:vertical-align="auto" fo:margin-bottom="0.1388in"/>
    </style:style>
    <style:style style:name="T498" style:parent-style-name="Car.predefinitoparagrafo" style:family="text">
      <style:text-properties style:font-name-asian="Times New Roman" style:font-name-complex="Times New Roman" fo:color="#000000" style:language-asian="it" style:country-asian="IT"/>
    </style:style>
    <style:style style:name="P499" style:parent-style-name="Normale" style:family="paragraph">
      <style:paragraph-properties>
        <style:tab-stops>
          <style:tab-stop style:type="left" style:position="1.4166in"/>
        </style:tab-stops>
      </style:paragraph-properties>
    </style:style>
    <style:style style:name="TableRow500" style:family="table-row">
      <style:table-row-properties style:min-row-height="2.0548in" fo:keep-together="always"/>
    </style:style>
    <style:style style:name="TableCell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2" style:parent-style-name="Standard" style:family="paragraph">
      <style:text-properties fo:color="#000000"/>
    </style:style>
    <style:style style:name="P503" style:parent-style-name="Normale" style:family="paragraph">
      <style:paragraph-properties style:vertical-align="auto"/>
    </style:style>
    <style:style style:name="T504" style:parent-style-name="Car.predefinitoparagrafo" style:family="text">
      <style:text-properties style:font-name-asian="Times New Roman" style:font-name-complex="Times New Roman" fo:color="#212121" fo:background-color="#FFFFFF" style:language-asian="it" style:country-asian="IT"/>
    </style:style>
    <style:style style:name="P505" style:parent-style-name="Standard" style:family="paragraph">
      <style:text-properties fo:color="#000000"/>
    </style:style>
    <style:style style:name="TableRow506" style:family="table-row">
      <style:table-row-properties style:min-row-height="1.3562in" fo:keep-together="always"/>
    </style:style>
    <style:style style:name="TableCell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8" style:parent-style-name="Standard" style:family="paragraph">
      <style:text-properties fo:color="#000000"/>
    </style:style>
    <style:style style:name="TableRow509" style:family="table-row">
      <style:table-row-properties style:min-row-height="0.6694in" fo:keep-together="always"/>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color="#000000"/>
    </style:style>
    <style:style style:name="P512" style:parent-style-name="Normale" style:family="paragraph">
      <style:paragraph-properties style:vertical-align="auto"/>
    </style:style>
    <style:style style:name="T513" style:parent-style-name="Car.predefinitoparagrafo" style:family="text">
      <style:text-properties style:font-name-asian="Times New Roman" style:font-name-complex="Times New Roman" fo:color="#212121" fo:background-color="#FFFFFF" style:language-asian="it" style:country-asian="IT"/>
    </style:style>
    <style:style style:name="P514" style:parent-style-name="Standard" style:family="paragraph">
      <style:text-properties fo:color="#000000"/>
    </style:style>
    <style:style style:name="TableRow515" style:family="table-row">
      <style:table-row-properties style:min-row-height="0.6694in" fo:keep-together="always"/>
    </style:style>
    <style:style style:name="TableCell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7" style:parent-style-name="Standard" style:family="paragraph">
      <style:text-properties fo:color="#000000"/>
    </style:style>
    <style:style style:name="P518" style:parent-style-name="Normale" style:family="paragraph">
      <style:paragraph-properties style:vertical-align="auto"/>
    </style:style>
    <style:style style:name="T519" style:parent-style-name="Car.predefinitoparagrafo" style:family="text">
      <style:text-properties style:font-name-asian="Times New Roman" style:font-name-complex="Times New Roman" fo:color="#212121" fo:background-color="#FFFFFF" style:language-asian="it" style:country-asian="IT"/>
    </style:style>
    <style:style style:name="P520" style:parent-style-name="Standard" style:family="paragraph">
      <style:text-properties fo:color="#000000"/>
    </style:style>
    <style:style style:name="TableRow521" style:family="table-row">
      <style:table-row-properties style:min-row-height="0.6694in" fo:keep-together="always"/>
    </style:style>
    <style:style style:name="TableCell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3" style:parent-style-name="Standard" style:family="paragraph">
      <style:text-properties fo:color="#000000"/>
    </style:style>
    <style:style style:name="TableRow524" style:family="table-row">
      <style:table-row-properties style:min-row-height="0.6694in" fo:keep-together="always"/>
    </style:style>
    <style:style style:name="TableCell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6" style:parent-style-name="Standard" style:family="paragraph">
      <style:text-properties fo:color="#000000"/>
    </style:style>
    <style:style style:name="P527" style:parent-style-name="Normale" style:family="paragraph">
      <style:paragraph-properties style:vertical-align="auto" fo:margin-bottom="0.1388in"/>
    </style:style>
    <style:style style:name="T528" style:parent-style-name="Car.predefinitoparagrafo" style:family="text">
      <style:text-properties style:font-name-asian="Times New Roman" style:font-name-complex="Times New Roman" fo:color="#000000" style:language-asian="it" style:country-asian="IT"/>
    </style:style>
    <style:style style:name="P529" style:parent-style-name="Standard" style:family="paragraph">
      <style:text-properties fo:color="#000000"/>
    </style:style>
    <style:style style:name="TableRow530" style:family="table-row">
      <style:table-row-properties style:min-row-height="0.6097in" fo:keep-together="always"/>
    </style:style>
    <style:style style:name="TableCell5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2" style:parent-style-name="Standard" style:family="paragraph">
      <style:text-properties fo:color="#000000"/>
    </style:style>
    <style:style style:name="TableRow533" style:family="table-row">
      <style:table-row-properties style:min-row-height="0.6694in" fo:keep-together="always"/>
    </style:style>
    <style:style style:name="TableCell5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35" style:parent-style-name="Standard" style:family="paragraph">
      <style:text-properties fo:color="#000000"/>
    </style:style>
    <style:style style:name="P536" style:parent-style-name="Standard" style:family="paragraph">
      <style:text-properties fo:color="#000000"/>
    </style:style>
    <style:style style:name="P537" style:parent-style-name="Titolo2" style:family="paragraph">
      <style:paragraph-properties fo:break-before="page"/>
    </style:style>
    <style:style style:name="TableColumn539" style:family="table-column">
      <style:table-column-properties style:column-width="3.1013in"/>
    </style:style>
    <style:style style:name="TableColumn540" style:family="table-column">
      <style:table-column-properties style:column-width="3.2326in"/>
    </style:style>
    <style:style style:name="Table538" style:family="table">
      <style:table-properties style:width="6.334in" fo:margin-left="0.068in" table:align="left"/>
    </style:style>
    <style:style style:name="TableRow541" style:family="table-row">
      <style:table-row-properties style:min-row-height="0.6694in" fo:keep-together="always"/>
    </style:style>
    <style:style style:name="TableCell5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3" style:parent-style-name="Standard" style:family="paragraph">
      <style:text-properties fo:color="#000000" fo:language="en" fo:country="US"/>
    </style:style>
    <style:style style:name="P544" style:parent-style-name="Standard" style:family="paragraph">
      <style:text-properties fo:color="#000000" fo:language="en" fo:country="US"/>
    </style:style>
    <style:style style:name="TableCell5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6" style:parent-style-name="Standard" style:family="paragraph">
      <style:text-properties fo:font-style="italic" style:font-style-asian="italic" fo:color="#C00000" fo:font-size="8pt" style:font-size-asian="8pt"/>
    </style:style>
    <style:style style:name="P547" style:parent-style-name="Standard" style:family="paragraph">
      <style:text-properties fo:font-style="italic" style:font-style-asian="italic" fo:color="#C00000" fo:font-size="8pt" style:font-size-asian="8pt"/>
    </style:style>
    <style:style style:name="TableRow548" style:family="table-row">
      <style:table-row-properties style:min-row-height="0.6694in" fo:keep-together="always"/>
    </style:style>
    <style:style style:name="TableCell5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0" style:parent-style-name="Standard" style:family="paragraph">
      <style:text-properties fo:color="#000000"/>
    </style:style>
    <style:style style:name="P551" style:parent-style-name="Normale" style:family="paragraph">
      <style:paragraph-properties style:vertical-align="auto" fo:margin-bottom="0.1388in"/>
    </style:style>
    <style:style style:name="T552" style:parent-style-name="Car.predefinitoparagrafo" style:family="text">
      <style:text-properties style:font-name-asian="Times New Roman" style:font-name-complex="Times New Roman" fo:color="#000000" style:language-asian="it" style:country-asian="IT"/>
    </style:style>
    <style:style style:name="P553" style:parent-style-name="Standard" style:family="paragraph">
      <style:text-properties fo:color="#000000"/>
    </style:style>
    <style:style style:name="TableCell5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5" style:parent-style-name="Standard" style:family="paragraph">
      <style:text-properties fo:font-style="italic" style:font-style-asian="italic" fo:color="#C00000" fo:font-size="8pt" style:font-size-asian="8pt"/>
    </style:style>
    <style:style style:name="TableRow556" style:family="table-row">
      <style:table-row-properties style:min-row-height="0.6694in" fo:keep-together="always"/>
    </style:style>
    <style:style style:name="TableCell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8" style:parent-style-name="Standard" style:family="paragraph">
      <style:text-properties fo:color="#000000"/>
    </style:style>
    <style:style style:name="P559" style:parent-style-name="Normale" style:family="paragraph">
      <style:paragraph-properties style:vertical-align="auto" fo:margin-bottom="0.1388in"/>
    </style:style>
    <style:style style:name="T560" style:parent-style-name="Car.predefinitoparagrafo" style:family="text">
      <style:text-properties style:font-name-asian="Times New Roman" style:font-name-complex="Times New Roman" fo:color="#000000" style:language-asian="it" style:country-asian="IT"/>
    </style:style>
    <style:style style:name="TableRow561" style:family="table-row">
      <style:table-row-properties style:min-row-height="2.0548in" fo:keep-together="always"/>
    </style:style>
    <style:style style:name="TableCell5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3" style:parent-style-name="Standard" style:family="paragraph">
      <style:text-properties fo:color="#000000"/>
    </style:style>
    <style:style style:name="P564" style:parent-style-name="Normale" style:family="paragraph">
      <style:paragraph-properties style:vertical-align="auto" fo:margin-bottom="0.1388in"/>
    </style:style>
    <style:style style:name="T565" style:parent-style-name="Car.predefinitoparagrafo" style:family="text">
      <style:text-properties style:font-name-asian="Times New Roman" style:font-name-complex="Times New Roman" fo:color="#000000" style:language-asian="it" style:country-asian="IT"/>
    </style:style>
    <style:style style:name="P566" style:parent-style-name="Normale" style:family="paragraph">
      <style:text-properties style:font-name-asian="Times New Roman" style:font-name-complex="Times New Roman" fo:color="#000000" style:language-asian="it" style:country-asian="IT"/>
    </style:style>
    <style:style style:name="P567" style:parent-style-name="Normale" style:family="paragraph">
      <style:text-properties style:font-name-asian="Times New Roman" style:font-name-complex="Times New Roman" fo:color="#000000" style:language-asian="it" style:country-asian="IT"/>
    </style:style>
    <style:style style:name="P568" style:parent-style-name="Normale" style:family="paragraph">
      <style:text-properties style:font-name-asian="Times New Roman" style:font-name-complex="Times New Roman" fo:color="#000000" style:language-asian="it" style:country-asian="IT"/>
    </style:style>
    <style:style style:name="P569" style:parent-style-name="Normale" style:family="paragraph">
      <style:paragraph-properties fo:margin-bottom="0.1388in"/>
      <style:text-properties style:font-name-asian="Times New Roman" style:font-name-complex="Times New Roman" fo:color="#000000" style:language-asian="it" style:country-asian="IT"/>
    </style:style>
    <style:style style:name="P570" style:parent-style-name="Normale" style:family="paragraph">
      <style:paragraph-properties fo:margin-bottom="0.1388in"/>
      <style:text-properties style:font-name-asian="Times New Roman" style:font-name-complex="Times New Roman" fo:color="#000000" style:language-asian="it" style:country-asian="IT"/>
    </style:style>
    <style:style style:name="P571" style:parent-style-name="Standard" style:family="paragraph">
      <style:text-properties fo:color="#000000"/>
    </style:style>
    <style:style style:name="TableRow572" style:family="table-row">
      <style:table-row-properties style:min-row-height="1.3562in" fo:keep-together="always"/>
    </style:style>
    <style:style style:name="TableCell5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4" style:parent-style-name="Standard" style:family="paragraph">
      <style:text-properties fo:color="#000000"/>
    </style:style>
    <style:style style:name="P575" style:parent-style-name="Standard" style:family="paragraph">
      <style:text-properties fo:color="#000000"/>
    </style:style>
    <style:style style:name="TableRow576" style:family="table-row">
      <style:table-row-properties style:min-row-height="0.6694in" fo:keep-together="always"/>
    </style:style>
    <style:style style:name="TableCell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8" style:parent-style-name="Standard" style:family="paragraph">
      <style:text-properties fo:color="#000000"/>
    </style:style>
    <style:style style:name="P579" style:parent-style-name="Standard" style:family="paragraph">
      <style:text-properties fo:color="#000000"/>
    </style:style>
    <style:style style:name="TableRow580" style:family="table-row">
      <style:table-row-properties style:min-row-height="0.6694in" fo:keep-together="always"/>
    </style:style>
    <style:style style:name="TableCell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2" style:parent-style-name="Standard" style:family="paragraph">
      <style:text-properties fo:color="#000000"/>
    </style:style>
    <style:style style:name="P583" style:parent-style-name="Normale" style:family="paragraph">
      <style:paragraph-properties style:vertical-align="auto" fo:margin-bottom="0.1388in"/>
    </style:style>
    <style:style style:name="T584" style:parent-style-name="Car.predefinitoparagrafo" style:family="text">
      <style:text-properties style:font-name-asian="Times New Roman" style:font-name-complex="Times New Roman" fo:color="#000000" style:language-asian="it" style:country-asian="IT"/>
    </style:style>
    <style:style style:name="P585" style:parent-style-name="Standard" style:family="paragraph">
      <style:text-properties fo:color="#000000"/>
    </style:style>
    <style:style style:name="TableRow586" style:family="table-row">
      <style:table-row-properties style:min-row-height="0.6694in" fo:keep-together="always"/>
    </style:style>
    <style:style style:name="TableCell5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8" style:parent-style-name="Standard" style:family="paragraph">
      <style:text-properties fo:color="#000000"/>
    </style:style>
    <style:style style:name="P589" style:parent-style-name="Normale" style:family="paragraph">
      <style:paragraph-properties style:vertical-align="auto" fo:margin-bottom="0.1388in"/>
    </style:style>
    <style:style style:name="T590" style:parent-style-name="Car.predefinitoparagrafo" style:family="text">
      <style:text-properties style:font-name-asian="Times New Roman" style:font-name-complex="Times New Roman" fo:color="#000000" style:language-asian="it" style:country-asian="IT"/>
    </style:style>
    <style:style style:name="P591" style:parent-style-name="Normale" style:family="paragraph">
      <style:paragraph-properties style:vertical-align="auto" fo:margin-bottom="0.1388in"/>
    </style:style>
    <style:style style:name="T592" style:parent-style-name="Car.predefinitoparagrafo" style:family="text">
      <style:text-properties style:font-name-asian="Times New Roman" style:font-name-complex="Times New Roman" fo:color="#000000" style:language-asian="it" style:country-asian="IT"/>
    </style:style>
    <style:style style:name="P593" style:parent-style-name="Standard" style:family="paragraph">
      <style:text-properties fo:color="#000000"/>
    </style:style>
    <style:style style:name="TableRow594" style:family="table-row">
      <style:table-row-properties style:min-row-height="0.6694in" fo:keep-together="always"/>
    </style:style>
    <style:style style:name="TableCell5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6" style:parent-style-name="Standard" style:family="paragraph">
      <style:text-properties fo:color="#000000"/>
    </style:style>
    <style:style style:name="P597" style:parent-style-name="Normale" style:family="paragraph">
      <style:paragraph-properties style:vertical-align="auto" fo:margin-bottom="0.1388in"/>
    </style:style>
    <style:style style:name="T598" style:parent-style-name="Car.predefinitoparagrafo" style:family="text">
      <style:text-properties style:font-name-asian="Times New Roman" style:font-name-complex="Times New Roman" fo:color="#000000" style:language-asian="it" style:country-asian="IT"/>
    </style:style>
    <style:style style:name="P599" style:parent-style-name="Standard" style:family="paragraph">
      <style:text-properties fo:color="#000000"/>
    </style:style>
    <style:style style:name="TableRow600" style:family="table-row">
      <style:table-row-properties style:min-row-height="0.6097in" fo:keep-together="always"/>
    </style:style>
    <style:style style:name="TableCell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2" style:parent-style-name="Standard" style:family="paragraph">
      <style:text-properties fo:color="#000000"/>
    </style:style>
    <style:style style:name="TableRow603" style:family="table-row">
      <style:table-row-properties style:min-row-height="0.6694in" fo:keep-together="always"/>
    </style:style>
    <style:style style:name="TableCell6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05" style:parent-style-name="Standard" style:family="paragraph">
      <style:text-properties fo:color="#000000"/>
    </style:style>
    <style:style style:name="P606" style:parent-style-name="Standard" style:family="paragraph">
      <style:text-properties fo:color="#000000"/>
    </style:style>
    <style:style style:name="P607" style:parent-style-name="Titolo2" style:family="paragraph">
      <style:paragraph-properties fo:break-before="page"/>
    </style:style>
    <style:style style:name="TableColumn609" style:family="table-column">
      <style:table-column-properties style:column-width="3.1013in"/>
    </style:style>
    <style:style style:name="TableColumn610" style:family="table-column">
      <style:table-column-properties style:column-width="3.2326in"/>
    </style:style>
    <style:style style:name="Table608" style:family="table">
      <style:table-properties style:width="6.334in" fo:margin-left="0.068in" table:align="left"/>
    </style:style>
    <style:style style:name="TableRow611" style:family="table-row">
      <style:table-row-properties style:min-row-height="0.6694in" fo:keep-together="always"/>
    </style:style>
    <style:style style:name="TableCell6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3" style:parent-style-name="Standard" style:family="paragraph">
      <style:text-properties fo:color="#000000"/>
    </style:style>
    <style:style style:name="P614" style:parent-style-name="Standard" style:family="paragraph">
      <style:text-properties fo:color="#000000"/>
    </style:style>
    <style:style style:name="TableCell6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font-style="italic" style:font-style-asian="italic" fo:color="#C00000" fo:font-size="8pt" style:font-size-asian="8pt"/>
    </style:style>
    <style:style style:name="P617" style:parent-style-name="Standard" style:family="paragraph">
      <style:text-properties fo:font-style="italic" style:font-style-asian="italic" fo:color="#C00000" fo:font-size="8pt" style:font-size-asian="8pt"/>
    </style:style>
    <style:style style:name="TableRow618" style:family="table-row">
      <style:table-row-properties style:min-row-height="0.6694in" fo:keep-together="always"/>
    </style:style>
    <style:style style:name="TableCell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0" style:parent-style-name="Standard" style:family="paragraph">
      <style:text-properties fo:color="#000000"/>
    </style:style>
    <style:style style:name="P621" style:parent-style-name="Standard" style:family="paragraph">
      <style:text-properties fo:color="#000000"/>
    </style:style>
    <style:style style:name="TableCell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3" style:parent-style-name="Standard" style:family="paragraph">
      <style:text-properties fo:font-style="italic" style:font-style-asian="italic" fo:color="#C00000" fo:font-size="8pt" style:font-size-asian="8pt"/>
    </style:style>
    <style:style style:name="TableRow624" style:family="table-row">
      <style:table-row-properties style:min-row-height="0.6694in" fo:keep-together="always"/>
    </style:style>
    <style:style style:name="TableCell6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6" style:parent-style-name="Standard" style:family="paragraph">
      <style:text-properties fo:color="#000000"/>
    </style:style>
    <style:style style:name="P627" style:parent-style-name="Standard" style:family="paragraph">
      <style:text-properties fo:color="#000000"/>
    </style:style>
    <style:style style:name="TableRow628" style:family="table-row">
      <style:table-row-properties style:min-row-height="2.0548in" fo:keep-together="always"/>
    </style:style>
    <style:style style:name="TableCell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color="#000000"/>
    </style:style>
    <style:style style:name="P631" style:parent-style-name="Standard" style:family="paragraph">
      <style:text-properties fo:color="#000000"/>
    </style:style>
    <style:style style:name="TableRow632" style:family="table-row">
      <style:table-row-properties style:min-row-height="1.3562in" fo:keep-together="always"/>
    </style:style>
    <style:style style:name="TableCell6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4" style:parent-style-name="Standard" style:family="paragraph">
      <style:text-properties fo:color="#000000"/>
    </style:style>
    <style:style style:name="P635" style:parent-style-name="Normale" style:family="paragraph">
      <style:paragraph-properties style:vertical-align="auto" fo:margin-bottom="0.1388in"/>
    </style:style>
    <style:style style:name="T636" style:parent-style-name="Car.predefinitoparagrafo" style:family="text">
      <style:text-properties style:font-name-asian="Times New Roman" style:font-name-complex="Times New Roman" fo:color="#000000" style:language-asian="it" style:country-asian="IT"/>
    </style:style>
    <style:style style:name="P637" style:parent-style-name="Standard" style:family="paragraph">
      <style:text-properties fo:color="#000000"/>
    </style:style>
    <style:style style:name="TableRow638" style:family="table-row">
      <style:table-row-properties style:min-row-height="0.6694in"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Normale" style:family="paragraph">
      <style:paragraph-properties style:vertical-align="auto" fo:margin-bottom="0.1388in"/>
    </style:style>
    <style:style style:name="T642" style:parent-style-name="Car.predefinitoparagrafo" style:family="text">
      <style:text-properties style:font-name-asian="Times New Roman" style:font-name-complex="Times New Roman" fo:color="#000000" style:language-asian="it" style:country-asian="IT"/>
    </style:style>
    <style:style style:name="P643" style:parent-style-name="Standard" style:family="paragraph">
      <style:text-properties fo:color="#000000"/>
    </style:style>
    <style:style style:name="TableRow644" style:family="table-row">
      <style:table-row-properties style:min-row-height="0.6694in" fo:keep-together="always"/>
    </style:style>
    <style:style style:name="TableCell6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6" style:parent-style-name="Standard" style:family="paragraph">
      <style:text-properties fo:color="#000000"/>
    </style:style>
    <style:style style:name="P647" style:parent-style-name="Standard" style:family="paragraph">
      <style:text-properties fo:color="#000000"/>
    </style:style>
    <style:style style:name="TableRow648" style:family="table-row">
      <style:table-row-properties style:min-row-height="0.6694in" fo:keep-together="always"/>
    </style:style>
    <style:style style:name="TableCell6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0" style:parent-style-name="Standard" style:family="paragraph">
      <style:text-properties fo:color="#000000"/>
    </style:style>
    <style:style style:name="P651" style:parent-style-name="Standard" style:family="paragraph">
      <style:text-properties fo:color="#000000"/>
    </style:style>
    <style:style style:name="TableRow652" style:family="table-row">
      <style:table-row-properties style:min-row-height="0.6694in" fo:keep-together="always"/>
    </style:style>
    <style:style style:name="TableCell6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4" style:parent-style-name="Standard" style:family="paragraph">
      <style:text-properties fo:color="#000000"/>
    </style:style>
    <style:style style:name="P655" style:parent-style-name="Normale" style:family="paragraph">
      <style:paragraph-properties style:vertical-align="auto" fo:margin-bottom="0.1388in"/>
    </style:style>
    <style:style style:name="T656" style:parent-style-name="Car.predefinitoparagrafo" style:family="text">
      <style:text-properties style:font-name-asian="Times New Roman" style:font-name-complex="Times New Roman" fo:color="#000000" style:language-asian="it" style:country-asian="IT"/>
    </style:style>
    <style:style style:name="TableRow657" style:family="table-row">
      <style:table-row-properties style:min-row-height="0.6097in" fo:keep-together="always"/>
    </style:style>
    <style:style style:name="TableCell6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9" style:parent-style-name="Standard" style:family="paragraph">
      <style:text-properties fo:color="#000000"/>
    </style:style>
    <style:style style:name="TableRow660" style:family="table-row">
      <style:table-row-properties style:min-row-height="0.6694in" fo:keep-together="always"/>
    </style:style>
    <style:style style:name="TableCell6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62" style:parent-style-name="Standard" style:family="paragraph">
      <style:text-properties fo:color="#000000"/>
    </style:style>
    <style:style style:name="P663" style:parent-style-name="Standard" style:family="paragraph">
      <style:text-properties fo:color="#000000"/>
    </style:style>
    <style:style style:name="P664" style:parent-style-name="Titolo2" style:family="paragraph">
      <style:paragraph-properties fo:break-before="page"/>
    </style:style>
    <style:style style:name="TableColumn666" style:family="table-column">
      <style:table-column-properties style:column-width="3.1013in"/>
    </style:style>
    <style:style style:name="TableColumn667" style:family="table-column">
      <style:table-column-properties style:column-width="3.2326in"/>
    </style:style>
    <style:style style:name="Table665" style:family="table">
      <style:table-properties style:width="6.334in" fo:margin-left="0.068in" table:align="left"/>
    </style:style>
    <style:style style:name="TableRow668" style:family="table-row">
      <style:table-row-properties style:min-row-height="0.6694in" fo:keep-together="always"/>
    </style:style>
    <style:style style:name="TableCell6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0" style:parent-style-name="Standard" style:family="paragraph">
      <style:text-properties fo:color="#000000"/>
    </style:style>
    <style:style style:name="P671" style:parent-style-name="Normale" style:family="paragraph">
      <style:paragraph-properties style:vertical-align="auto" fo:margin-bottom="0.1388in"/>
    </style:style>
    <style:style style:name="T672" style:parent-style-name="Car.predefinitoparagrafo" style:family="text">
      <style:text-properties style:font-name-asian="Times New Roman" style:font-name-complex="Times New Roman" fo:color="#000000" style:language-asian="it" style:country-asian="IT"/>
    </style:style>
    <style:style style:name="P673" style:parent-style-name="Standard" style:family="paragraph">
      <style:text-properties fo:color="#000000"/>
    </style:style>
    <style:style style:name="TableCell6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5" style:parent-style-name="Standard" style:family="paragraph">
      <style:text-properties fo:font-style="italic" style:font-style-asian="italic" fo:color="#C00000" fo:font-size="8pt" style:font-size-asian="8pt"/>
    </style:style>
    <style:style style:name="P676" style:parent-style-name="Standard" style:family="paragraph">
      <style:text-properties fo:font-style="italic" style:font-style-asian="italic" fo:color="#C00000" fo:font-size="8pt" style:font-size-asian="8pt"/>
    </style:style>
    <style:style style:name="TableRow677" style:family="table-row">
      <style:table-row-properties style:min-row-height="0.6694in" fo:keep-together="always"/>
    </style:style>
    <style:style style:name="TableCell6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9" style:parent-style-name="Standard" style:family="paragraph">
      <style:text-properties fo:color="#000000"/>
    </style:style>
    <style:style style:name="P680" style:parent-style-name="Standard" style:family="paragraph">
      <style:text-properties fo:color="#000000"/>
    </style:style>
    <style:style style:name="TableCell6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2" style:parent-style-name="Standard" style:family="paragraph">
      <style:text-properties fo:font-style="italic" style:font-style-asian="italic" fo:color="#C00000" fo:font-size="8pt" style:font-size-asian="8pt"/>
    </style:style>
    <style:style style:name="TableRow683" style:family="table-row">
      <style:table-row-properties style:min-row-height="0.6694in" fo:keep-together="always"/>
    </style:style>
    <style:style style:name="TableCell6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5" style:parent-style-name="Standard" style:family="paragraph">
      <style:text-properties fo:color="#000000"/>
    </style:style>
    <style:style style:name="P686" style:parent-style-name="Standard" style:family="paragraph">
      <style:text-properties fo:color="#000000"/>
    </style:style>
    <style:style style:name="TableRow687" style:family="table-row">
      <style:table-row-properties style:min-row-height="2.0548in" fo:keep-together="always"/>
    </style:style>
    <style:style style:name="TableCell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color="#000000"/>
    </style:style>
    <style:style style:name="P690" style:parent-style-name="Standard" style:family="paragraph">
      <style:paragraph-properties fo:text-align="justify"/>
      <style:text-properties fo:color="#000000"/>
    </style:style>
    <style:style style:name="TableRow691" style:family="table-row">
      <style:table-row-properties style:min-row-height="1.3562in"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Normale" style:family="paragraph">
      <style:paragraph-properties style:vertical-align="auto" fo:margin-bottom="0.1388in"/>
    </style:style>
    <style:style style:name="T695" style:parent-style-name="Car.predefinitoparagrafo" style:family="text">
      <style:text-properties style:font-name-asian="Times New Roman" style:font-name-complex="Times New Roman" fo:color="#000000" style:language-asian="it" style:country-asian="IT"/>
    </style:style>
    <style:style style:name="TableRow696" style:family="table-row">
      <style:table-row-properties style:min-row-height="0.6694in" fo:keep-together="always"/>
    </style:style>
    <style:style style:name="TableCell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8" style:parent-style-name="Standard" style:family="paragraph">
      <style:text-properties fo:color="#000000"/>
    </style:style>
    <style:style style:name="P699" style:parent-style-name="Standard" style:family="paragraph">
      <style:text-properties fo:color="#000000"/>
    </style:style>
    <style:style style:name="TableRow700" style:family="table-row">
      <style:table-row-properties style:min-row-height="0.6694in" fo:keep-together="always"/>
    </style:style>
    <style:style style:name="TableCell7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2" style:parent-style-name="Standard" style:family="paragraph">
      <style:text-properties fo:color="#000000"/>
    </style:style>
    <style:style style:name="P703" style:parent-style-name="Standard" style:family="paragraph">
      <style:text-properties fo:color="#000000"/>
    </style:style>
    <style:style style:name="TableRow704" style:family="table-row">
      <style:table-row-properties style:min-row-height="0.6694in" fo:keep-together="always"/>
    </style:style>
    <style:style style:name="TableCell7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6" style:parent-style-name="Standard" style:family="paragraph">
      <style:text-properties fo:color="#000000"/>
    </style:style>
    <style:style style:name="P707" style:parent-style-name="Standard" style:family="paragraph">
      <style:text-properties fo:color="#000000"/>
    </style:style>
    <style:style style:name="TableRow708" style:family="table-row">
      <style:table-row-properties style:min-row-height="0.6694in" fo:keep-together="always"/>
    </style:style>
    <style:style style:name="TableCell7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0" style:parent-style-name="Standard" style:family="paragraph">
      <style:text-properties fo:color="#000000"/>
    </style:style>
    <style:style style:name="P711" style:parent-style-name="Standard" style:family="paragraph">
      <style:text-properties fo:color="#000000"/>
    </style:style>
    <style:style style:name="TableRow712" style:family="table-row">
      <style:table-row-properties style:min-row-height="0.6097in" fo:keep-together="always"/>
    </style:style>
    <style:style style:name="TableCell7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4" style:parent-style-name="Standard" style:family="paragraph">
      <style:text-properties fo:color="#000000"/>
    </style:style>
    <style:style style:name="TableRow715" style:family="table-row">
      <style:table-row-properties style:min-row-height="0.6694in" fo:keep-together="always"/>
    </style:style>
    <style:style style:name="TableCell7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17" style:parent-style-name="Standard" style:family="paragraph">
      <style:text-properties fo:color="#000000"/>
    </style:style>
    <style:style style:name="P718" style:parent-style-name="Standard" style:family="paragraph">
      <style:text-properties fo:color="#000000"/>
    </style:style>
    <style:style style:name="P719" style:parent-style-name="Titolo2" style:family="paragraph">
      <style:paragraph-properties fo:break-before="page"/>
    </style:style>
    <style:style style:name="TableColumn721" style:family="table-column">
      <style:table-column-properties style:column-width="3.1013in"/>
    </style:style>
    <style:style style:name="TableColumn722" style:family="table-column">
      <style:table-column-properties style:column-width="3.2326in"/>
    </style:style>
    <style:style style:name="Table720" style:family="table">
      <style:table-properties style:width="6.334in" fo:margin-left="0.068in" table:align="left"/>
    </style:style>
    <style:style style:name="TableRow723" style:family="table-row">
      <style:table-row-properties style:min-row-height="0.6694in" fo:keep-together="always"/>
    </style:style>
    <style:style style:name="TableCell7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5" style:parent-style-name="Standard" style:family="paragraph">
      <style:text-properties fo:color="#000000"/>
    </style:style>
    <style:style style:name="P726" style:parent-style-name="Standard" style:family="paragraph">
      <style:text-properties fo:color="#000000"/>
    </style:style>
    <style:style style:name="TableCell7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font-style="italic" style:font-style-asian="italic" fo:color="#C00000" fo:font-size="8pt" style:font-size-asian="8pt"/>
    </style:style>
    <style:style style:name="P729" style:parent-style-name="Standard" style:family="paragraph">
      <style:text-properties fo:font-style="italic" style:font-style-asian="italic" fo:color="#C00000" fo:font-size="8pt" style:font-size-asian="8pt"/>
    </style:style>
    <style:style style:name="TableRow730" style:family="table-row">
      <style:table-row-properties style:min-row-height="0.6694in" fo:keep-together="always"/>
    </style:style>
    <style:style style:name="TableCell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2" style:parent-style-name="Standard" style:family="paragraph">
      <style:text-properties fo:color="#000000"/>
    </style:style>
    <style:style style:name="P733" style:parent-style-name="Standard" style:family="paragraph">
      <style:text-properties fo:color="#000000"/>
    </style:style>
    <style:style style:name="TableCell7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5" style:parent-style-name="Standard" style:family="paragraph">
      <style:text-properties fo:font-style="italic" style:font-style-asian="italic" fo:color="#C00000" fo:font-size="8pt" style:font-size-asian="8pt"/>
    </style:style>
    <style:style style:name="TableRow736" style:family="table-row">
      <style:table-row-properties style:min-row-height="0.6694in" fo:keep-together="always"/>
    </style:style>
    <style:style style:name="TableCell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8" style:parent-style-name="Standard" style:family="paragraph">
      <style:text-properties fo:color="#000000"/>
    </style:style>
    <style:style style:name="P739" style:parent-style-name="Standard" style:family="paragraph">
      <style:text-properties fo:color="#000000"/>
    </style:style>
    <style:style style:name="TableRow740" style:family="table-row">
      <style:table-row-properties style:min-row-height="2.0548in" fo:keep-together="always"/>
    </style:style>
    <style:style style:name="TableCell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color="#000000"/>
    </style:style>
    <style:style style:name="P743" style:parent-style-name="Normale" style:family="paragraph">
      <style:paragraph-properties fo:text-align="justify" style:vertical-align="auto" fo:background-color="#FFFFFF"/>
    </style:style>
    <style:style style:name="T744" style:parent-style-name="Car.predefinitoparagrafo" style:family="text">
      <style:text-properties style:font-name-asian="Times New Roman" style:font-name-complex="Times New Roman" fo:color="#212121" fo:background-color="#FFFFFF" style:language-asian="it" style:country-asian="IT"/>
    </style:style>
    <style:style style:name="P745" style:parent-style-name="Standard" style:family="paragraph">
      <style:text-properties fo:color="#000000"/>
    </style:style>
    <style:style style:name="TableRow746" style:family="table-row">
      <style:table-row-properties style:min-row-height="1.3562in" fo:keep-together="always"/>
    </style:style>
    <style:style style:name="TableCell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text-properties fo:color="#000000"/>
    </style:style>
    <style:style style:name="P749" style:parent-style-name="Standard" style:family="paragraph">
      <style:text-properties fo:color="#000000"/>
    </style:style>
    <style:style style:name="TableRow750" style:family="table-row">
      <style:table-row-properties style:min-row-height="0.6694in"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text-properties fo:color="#000000"/>
    </style:style>
    <style:style style:name="P753" style:parent-style-name="Normale" style:family="paragraph">
      <style:paragraph-properties style:vertical-align="auto" fo:margin-bottom="0.1388in"/>
    </style:style>
    <style:style style:name="T754" style:parent-style-name="Car.predefinitoparagrafo" style:family="text">
      <style:text-properties style:font-name-asian="Times New Roman" style:font-name-complex="Times New Roman" fo:color="#000000" style:language-asian="it" style:country-asian="IT"/>
    </style:style>
    <style:style style:name="P755" style:parent-style-name="Standard" style:family="paragraph">
      <style:text-properties fo:color="#000000"/>
    </style:style>
    <style:style style:name="TableRow756" style:family="table-row">
      <style:table-row-properties style:min-row-height="0.6694in" fo:keep-together="always"/>
    </style:style>
    <style:style style:name="TableCell7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8" style:parent-style-name="Standard" style:family="paragraph">
      <style:text-properties fo:color="#000000"/>
    </style:style>
    <style:style style:name="P759" style:parent-style-name="Normale" style:family="paragraph">
      <style:paragraph-properties style:vertical-align="auto" fo:margin-bottom="0.1388in"/>
    </style:style>
    <style:style style:name="T760" style:parent-style-name="Car.predefinitoparagrafo" style:family="text">
      <style:text-properties style:font-name-asian="Times New Roman" style:font-name-complex="Times New Roman" fo:color="#000000" style:language-asian="it" style:country-asian="IT"/>
    </style:style>
    <style:style style:name="T761" style:parent-style-name="Car.predefinitoparagrafo" style:family="text">
      <style:text-properties style:font-name-asian="Times New Roman" style:font-name-complex="Times New Roman" fo:color="#000000" style:language-asian="it" style:country-asian="IT"/>
    </style:style>
    <style:style style:name="T762" style:parent-style-name="Car.predefinitoparagrafo" style:family="text">
      <style:text-properties style:font-name-asian="Times New Roman" style:font-name-complex="Times New Roman" fo:color="#212121" fo:background-color="#FFFFFF" style:language-asian="it" style:country-asian="IT"/>
    </style:style>
    <style:style style:name="TableRow763" style:family="table-row">
      <style:table-row-properties style:min-row-height="0.6694in" fo:keep-together="always"/>
    </style:style>
    <style:style style:name="TableCell7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5" style:parent-style-name="Standard" style:family="paragraph">
      <style:text-properties fo:color="#000000"/>
    </style:style>
    <style:style style:name="P766" style:parent-style-name="Standard" style:family="paragraph">
      <style:text-properties fo:color="#000000"/>
    </style:style>
    <style:style style:name="TableRow767" style:family="table-row">
      <style:table-row-properties style:min-row-height="0.6694in" fo:keep-together="always"/>
    </style:style>
    <style:style style:name="TableCell7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9" style:parent-style-name="Standard" style:family="paragraph">
      <style:text-properties fo:color="#000000"/>
    </style:style>
    <style:style style:name="P770" style:parent-style-name="Standard" style:family="paragraph">
      <style:text-properties fo:color="#000000"/>
    </style:style>
    <style:style style:name="TableRow771" style:family="table-row">
      <style:table-row-properties style:min-row-height="0.6097in" fo:keep-together="always"/>
    </style:style>
    <style:style style:name="TableCell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3" style:parent-style-name="Standard" style:family="paragraph">
      <style:text-properties fo:color="#000000"/>
    </style:style>
    <style:style style:name="TableRow774" style:family="table-row">
      <style:table-row-properties style:min-row-height="0.6694in" fo:keep-together="always"/>
    </style:style>
    <style:style style:name="TableCell7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76" style:parent-style-name="Standard" style:family="paragraph">
      <style:text-properties fo:color="#000000"/>
    </style:style>
    <style:style style:name="P777" style:parent-style-name="Standard" style:family="paragraph">
      <style:text-properties fo:color="#000000"/>
    </style:style>
    <style:style style:name="P778" style:parent-style-name="Titolo2" style:family="paragraph">
      <style:paragraph-properties fo:break-before="page"/>
    </style:style>
    <style:style style:name="TableColumn780" style:family="table-column">
      <style:table-column-properties style:column-width="3.1013in"/>
    </style:style>
    <style:style style:name="TableColumn781" style:family="table-column">
      <style:table-column-properties style:column-width="3.2326in"/>
    </style:style>
    <style:style style:name="Table779" style:family="table">
      <style:table-properties style:width="6.334in" fo:margin-left="0.068in" table:align="left"/>
    </style:style>
    <style:style style:name="TableRow782" style:family="table-row">
      <style:table-row-properties style:min-row-height="0.6694in" fo:keep-together="always"/>
    </style:style>
    <style:style style:name="TableCell7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4" style:parent-style-name="Standard" style:family="paragraph">
      <style:text-properties fo:color="#000000"/>
    </style:style>
    <style:style style:name="P785" style:parent-style-name="Standard" style:family="paragraph">
      <style:text-properties fo:color="#000000"/>
    </style:style>
    <style:style style:name="TableCell7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font-style="italic" style:font-style-asian="italic" fo:color="#C00000" fo:font-size="8pt" style:font-size-asian="8pt"/>
    </style:style>
    <style:style style:name="P788" style:parent-style-name="Standard" style:family="paragraph">
      <style:text-properties fo:font-style="italic" style:font-style-asian="italic" fo:color="#C00000" fo:font-size="8pt" style:font-size-asian="8pt"/>
    </style:style>
    <style:style style:name="TableRow789" style:family="table-row">
      <style:table-row-properties style:min-row-height="0.6694in"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P792" style:parent-style-name="Standard" style:family="paragraph">
      <style:text-properties fo:color="#000000"/>
    </style:style>
    <style:style style:name="TableCell7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4" style:parent-style-name="Standard" style:family="paragraph">
      <style:text-properties fo:font-style="italic" style:font-style-asian="italic" fo:color="#C00000" fo:font-size="8pt" style:font-size-asian="8pt"/>
    </style:style>
    <style:style style:name="TableRow795" style:family="table-row">
      <style:table-row-properties style:min-row-height="0.6694in" fo:keep-together="always"/>
    </style:style>
    <style:style style:name="TableCell7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7" style:parent-style-name="Standard" style:family="paragraph">
      <style:text-properties fo:color="#000000"/>
    </style:style>
    <style:style style:name="P798" style:parent-style-name="Standard" style:family="paragraph">
      <style:text-properties fo:color="#000000"/>
    </style:style>
    <style:style style:name="TableRow799" style:family="table-row">
      <style:table-row-properties style:min-row-height="2.0548in" fo:keep-together="always"/>
    </style:style>
    <style:style style:name="TableCell8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1" style:parent-style-name="Standard" style:family="paragraph">
      <style:text-properties fo:color="#000000"/>
    </style:style>
    <style:style style:name="P802" style:parent-style-name="Standard" style:family="paragraph">
      <style:paragraph-properties fo:text-align="justify"/>
      <style:text-properties fo:color="#000000"/>
    </style:style>
    <style:style style:name="TableRow803" style:family="table-row">
      <style:table-row-properties style:min-row-height="1.3562in" fo:keep-together="always"/>
    </style:style>
    <style:style style:name="TableCell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5" style:parent-style-name="Standard" style:family="paragraph">
      <style:text-properties fo:color="#000000"/>
    </style:style>
    <style:style style:name="P806" style:parent-style-name="Standard" style:family="paragraph">
      <style:text-properties fo:color="#000000"/>
    </style:style>
    <style:style style:name="TableRow807" style:family="table-row">
      <style:table-row-properties style:min-row-height="0.6694in" fo:keep-together="always"/>
    </style:style>
    <style:style style:name="TableCell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9" style:parent-style-name="Standard" style:family="paragraph">
      <style:text-properties fo:color="#000000"/>
    </style:style>
    <style:style style:name="P810" style:parent-style-name="Standard" style:family="paragraph">
      <style:text-properties fo:color="#000000"/>
    </style:style>
    <style:style style:name="TableRow811" style:family="table-row">
      <style:table-row-properties style:min-row-height="0.6694in" fo:keep-together="always"/>
    </style:style>
    <style:style style:name="TableCell8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3" style:parent-style-name="Standard" style:family="paragraph">
      <style:text-properties fo:color="#000000"/>
    </style:style>
    <style:style style:name="P814" style:parent-style-name="Standard" style:family="paragraph">
      <style:text-properties fo:color="#000000"/>
    </style:style>
    <style:style style:name="TableRow815" style:family="table-row">
      <style:table-row-properties style:min-row-height="0.6694in" fo:keep-together="always"/>
    </style:style>
    <style:style style:name="TableCell8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7" style:parent-style-name="Standard" style:family="paragraph">
      <style:text-properties fo:color="#000000"/>
    </style:style>
    <style:style style:name="P818" style:parent-style-name="Normale" style:family="paragraph">
      <style:paragraph-properties style:vertical-align="auto" fo:margin-bottom="0.1388in"/>
    </style:style>
    <style:style style:name="T819" style:parent-style-name="Car.predefinitoparagrafo" style:family="text">
      <style:text-properties style:font-name-asian="Times New Roman" style:font-name-complex="Times New Roman" fo:color="#000000" style:language-asian="it" style:country-asian="IT"/>
    </style:style>
    <style:style style:name="TableRow820" style:family="table-row">
      <style:table-row-properties style:min-row-height="0.6694in" fo:keep-together="always"/>
    </style:style>
    <style:style style:name="TableCell8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2" style:parent-style-name="Standard" style:family="paragraph">
      <style:text-properties fo:color="#000000"/>
    </style:style>
    <style:style style:name="P823" style:parent-style-name="Standard" style:family="paragraph">
      <style:text-properties fo:color="#000000"/>
    </style:style>
    <style:style style:name="TableRow824" style:family="table-row">
      <style:table-row-properties style:min-row-height="0.6097in" fo:keep-together="always"/>
    </style:style>
    <style:style style:name="TableCell8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6" style:parent-style-name="Standard" style:family="paragraph">
      <style:text-properties fo:color="#000000"/>
    </style:style>
    <style:style style:name="TableRow827" style:family="table-row">
      <style:table-row-properties style:min-row-height="0.6694in" fo:keep-together="always"/>
    </style:style>
    <style:style style:name="TableCell8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29" style:parent-style-name="Standard" style:family="paragraph">
      <style:text-properties fo:color="#000000"/>
    </style:style>
    <style:style style:name="P830" style:parent-style-name="Standard" style:family="paragraph">
      <style:text-properties fo:color="#000000"/>
    </style:style>
    <style:style style:name="P831" style:parent-style-name="Titolo2" style:family="paragraph">
      <style:paragraph-properties fo:break-before="page"/>
    </style:style>
    <style:style style:name="TableColumn833" style:family="table-column">
      <style:table-column-properties style:column-width="3.1013in"/>
    </style:style>
    <style:style style:name="TableColumn834" style:family="table-column">
      <style:table-column-properties style:column-width="3.2326in"/>
    </style:style>
    <style:style style:name="Table832" style:family="table">
      <style:table-properties style:width="6.334in" fo:margin-left="0.068in" table:align="left"/>
    </style:style>
    <style:style style:name="TableRow835" style:family="table-row">
      <style:table-row-properties style:min-row-height="0.6694in" fo:keep-together="always"/>
    </style:style>
    <style:style style:name="TableCell8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7" style:parent-style-name="Standard" style:family="paragraph">
      <style:text-properties fo:color="#000000"/>
    </style:style>
    <style:style style:name="TableCell8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9" style:parent-style-name="Standard" style:family="paragraph">
      <style:text-properties fo:font-style="italic" style:font-style-asian="italic" fo:color="#C00000" fo:font-size="8pt" style:font-size-asian="8pt"/>
    </style:style>
    <style:style style:name="TableRow840" style:family="table-row">
      <style:table-row-properties style:min-row-height="0.6694in" fo:keep-together="always"/>
    </style:style>
    <style:style style:name="TableCell8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2" style:parent-style-name="Standard" style:family="paragraph">
      <style:text-properties fo:color="#000000"/>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font-style="italic" style:font-style-asian="italic" fo:color="#C00000" fo:font-size="8pt" style:font-size-asian="8pt"/>
    </style:style>
    <style:style style:name="TableRow845" style:family="table-row">
      <style:table-row-properties style:min-row-height="0.6694in" fo:keep-together="always"/>
    </style:style>
    <style:style style:name="TableCell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7" style:parent-style-name="Standard" style:family="paragraph">
      <style:text-properties fo:color="#000000"/>
    </style:style>
    <style:style style:name="TableRow848" style:family="table-row">
      <style:table-row-properties style:min-row-height="2.0548in" fo:keep-together="always"/>
    </style:style>
    <style:style style:name="TableCell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0" style:parent-style-name="Standard" style:family="paragraph">
      <style:text-properties fo:color="#000000"/>
    </style:style>
    <style:style style:name="TableRow851" style:family="table-row">
      <style:table-row-properties style:min-row-height="1.3562in" fo:keep-together="always"/>
    </style:style>
    <style:style style:name="TableCell8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3" style:parent-style-name="Standard" style:family="paragraph">
      <style:text-properties fo:color="#000000"/>
    </style:style>
    <style:style style:name="TableRow854" style:family="table-row">
      <style:table-row-properties style:min-row-height="0.6694in" fo:keep-together="always"/>
    </style:style>
    <style:style style:name="TableCell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6" style:parent-style-name="Standard" style:family="paragraph">
      <style:text-properties fo:color="#000000"/>
    </style:style>
    <style:style style:name="TableRow857" style:family="table-row">
      <style:table-row-properties style:min-row-height="0.6694in" fo:keep-together="always"/>
    </style:style>
    <style:style style:name="TableCell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9" style:parent-style-name="Standard" style:family="paragraph">
      <style:text-properties fo:color="#000000"/>
    </style:style>
    <style:style style:name="TableRow860" style:family="table-row">
      <style:table-row-properties style:min-row-height="0.6694in" fo:keep-together="always"/>
    </style:style>
    <style:style style:name="TableCell8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2" style:parent-style-name="Standard" style:family="paragraph">
      <style:text-properties fo:color="#000000"/>
    </style:style>
    <style:style style:name="TableRow863" style:family="table-row">
      <style:table-row-properties style:min-row-height="0.6694in" fo:keep-together="always"/>
    </style:style>
    <style:style style:name="TableCell8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5" style:parent-style-name="Standard" style:family="paragraph">
      <style:text-properties fo:color="#000000"/>
    </style:style>
    <style:style style:name="TableRow866" style:family="table-row">
      <style:table-row-properties style:min-row-height="0.6097in" fo:keep-together="always"/>
    </style:style>
    <style:style style:name="TableCell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Row869" style:family="table-row">
      <style:table-row-properties style:min-row-height="0.6694in" fo:keep-together="always"/>
    </style:style>
    <style:style style:name="TableCell8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71" style:parent-style-name="Standard" style:family="paragraph">
      <style:text-properties fo:color="#000000"/>
    </style:style>
    <style:style style:name="P872" style:parent-style-name="Titolo2" style:family="paragraph">
      <style:paragraph-properties fo:break-before="page"/>
    </style:style>
    <style:style style:name="TableColumn874" style:family="table-column">
      <style:table-column-properties style:column-width="3.1013in"/>
    </style:style>
    <style:style style:name="TableColumn875" style:family="table-column">
      <style:table-column-properties style:column-width="3.2326in"/>
    </style:style>
    <style:style style:name="Table873" style:family="table">
      <style:table-properties style:width="6.334in" fo:margin-left="0.068in" table:align="left"/>
    </style:style>
    <style:style style:name="TableRow876" style:family="table-row">
      <style:table-row-properties style:min-row-height="0.6694in" fo:keep-together="always"/>
    </style:style>
    <style:style style:name="TableCell8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8" style:parent-style-name="Standard" style:family="paragraph">
      <style:text-properties fo:color="#000000"/>
    </style:style>
    <style:style style:name="TableCell8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80" style:parent-style-name="Standard" style:family="paragraph">
      <style:text-properties fo:font-style="italic" style:font-style-asian="italic" fo:color="#C00000" fo:font-size="8pt" style:font-size-asian="8pt"/>
    </style:style>
    <style:style style:name="TableRow881" style:family="table-row">
      <style:table-row-properties style:min-row-height="0.6694in" fo:keep-together="always"/>
    </style:style>
    <style:style style:name="TableCell8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3" style:parent-style-name="Standard" style:family="paragraph">
      <style:text-properties fo:color="#000000"/>
    </style:style>
    <style:style style:name="TableCell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5" style:parent-style-name="Standard" style:family="paragraph">
      <style:text-properties fo:font-style="italic" style:font-style-asian="italic" fo:color="#C00000" fo:font-size="8pt" style:font-size-asian="8pt"/>
    </style:style>
    <style:style style:name="TableRow886" style:family="table-row">
      <style:table-row-properties style:min-row-height="0.6694in" fo:keep-together="always"/>
    </style:style>
    <style:style style:name="TableCell8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8" style:parent-style-name="Standard" style:family="paragraph">
      <style:text-properties fo:color="#000000"/>
    </style:style>
    <style:style style:name="TableRow889" style:family="table-row">
      <style:table-row-properties style:min-row-height="2.0548in" fo:keep-together="always"/>
    </style:style>
    <style:style style:name="TableCell8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1" style:parent-style-name="Standard" style:family="paragraph">
      <style:text-properties fo:color="#000000"/>
    </style:style>
    <style:style style:name="TableRow892" style:family="table-row">
      <style:table-row-properties style:min-row-height="1.3562in" fo:keep-together="always"/>
    </style:style>
    <style:style style:name="TableCell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4" style:parent-style-name="Standard" style:family="paragraph">
      <style:text-properties fo:color="#000000"/>
    </style:style>
    <style:style style:name="TableRow895" style:family="table-row">
      <style:table-row-properties style:min-row-height="0.6694in" fo:keep-together="always"/>
    </style:style>
    <style:style style:name="TableCell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7" style:parent-style-name="Standard" style:family="paragraph">
      <style:text-properties fo:color="#000000"/>
    </style:style>
    <style:style style:name="TableRow898" style:family="table-row">
      <style:table-row-properties style:min-row-height="0.6694in" fo:keep-together="always"/>
    </style:style>
    <style:style style:name="TableCell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0" style:parent-style-name="Standard" style:family="paragraph">
      <style:text-properties fo:color="#000000"/>
    </style:style>
    <style:style style:name="TableRow901" style:family="table-row">
      <style:table-row-properties style:min-row-height="0.6694in" fo:keep-together="always"/>
    </style:style>
    <style:style style:name="TableCell9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3" style:parent-style-name="Standard" style:family="paragraph">
      <style:text-properties fo:color="#000000"/>
    </style:style>
    <style:style style:name="TableRow904" style:family="table-row">
      <style:table-row-properties style:min-row-height="0.6694in" fo:keep-together="always"/>
    </style:style>
    <style:style style:name="TableCell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6" style:parent-style-name="Standard" style:family="paragraph">
      <style:text-properties fo:color="#000000"/>
    </style:style>
    <style:style style:name="TableRow907" style:family="table-row">
      <style:table-row-properties style:min-row-height="0.6097in" fo:keep-together="always"/>
    </style:style>
    <style:style style:name="TableCell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Row910" style:family="table-row">
      <style:table-row-properties style:min-row-height="0.6694in" fo:keep-together="always"/>
    </style:style>
    <style:style style:name="TableCell9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12" style:parent-style-name="Standard" style:family="paragraph">
      <style:text-properties fo:color="#000000"/>
    </style:style>
    <style:style style:name="P913" style:parent-style-name="Titolo2" style:family="paragraph">
      <style:paragraph-properties fo:break-before="page"/>
    </style:style>
    <style:style style:name="TableColumn915" style:family="table-column">
      <style:table-column-properties style:column-width="3.1013in"/>
    </style:style>
    <style:style style:name="TableColumn916" style:family="table-column">
      <style:table-column-properties style:column-width="3.2326in"/>
    </style:style>
    <style:style style:name="Table914" style:family="table">
      <style:table-properties style:width="6.334in" fo:margin-left="0.068in" table:align="left"/>
    </style:style>
    <style:style style:name="TableRow917" style:family="table-row">
      <style:table-row-properties style:min-row-height="0.6694in" fo:keep-together="always"/>
    </style:style>
    <style:style style:name="TableCell9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9" style:parent-style-name="Standard" style:family="paragraph">
      <style:text-properties fo:color="#000000"/>
    </style:style>
    <style:style style:name="TableCell9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1" style:parent-style-name="Standard" style:family="paragraph">
      <style:text-properties fo:font-style="italic" style:font-style-asian="italic" fo:color="#C00000" fo:font-size="8pt" style:font-size-asian="8pt"/>
    </style:style>
    <style:style style:name="TableRow922" style:family="table-row">
      <style:table-row-properties style:min-row-height="0.6694in" fo:keep-together="always"/>
    </style:style>
    <style:style style:name="TableCell9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4" style:parent-style-name="Standard" style:family="paragraph">
      <style:text-properties fo:color="#000000"/>
    </style:style>
    <style:style style:name="TableCell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text-properties fo:font-style="italic" style:font-style-asian="italic" fo:color="#C00000" fo:font-size="8pt" style:font-size-asian="8pt"/>
    </style:style>
    <style:style style:name="TableRow927" style:family="table-row">
      <style:table-row-properties style:min-row-height="0.6694in" fo:keep-together="always"/>
    </style:style>
    <style:style style:name="TableCell9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9" style:parent-style-name="Standard" style:family="paragraph">
      <style:text-properties fo:color="#000000"/>
    </style:style>
    <style:style style:name="TableRow930" style:family="table-row">
      <style:table-row-properties style:min-row-height="2.0548in" fo:keep-together="always"/>
    </style:style>
    <style:style style:name="TableCell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2" style:parent-style-name="Standard" style:family="paragraph">
      <style:text-properties fo:color="#000000"/>
    </style:style>
    <style:style style:name="TableRow933" style:family="table-row">
      <style:table-row-properties style:min-row-height="1.3562in" fo:keep-together="always"/>
    </style:style>
    <style:style style:name="TableCell9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5" style:parent-style-name="Standard" style:family="paragraph">
      <style:text-properties fo:color="#000000"/>
    </style:style>
    <style:style style:name="TableRow936" style:family="table-row">
      <style:table-row-properties style:min-row-height="0.6694in" fo:keep-together="always"/>
    </style:style>
    <style:style style:name="TableCell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8" style:parent-style-name="Standard" style:family="paragraph">
      <style:text-properties fo:color="#000000"/>
    </style:style>
    <style:style style:name="TableRow939" style:family="table-row">
      <style:table-row-properties style:min-row-height="0.6694in" fo:keep-together="always"/>
    </style:style>
    <style:style style:name="TableCell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1" style:parent-style-name="Standard" style:family="paragraph">
      <style:text-properties fo:color="#000000"/>
    </style:style>
    <style:style style:name="TableRow942" style:family="table-row">
      <style:table-row-properties style:min-row-height="0.6694in" fo:keep-together="always"/>
    </style:style>
    <style:style style:name="TableCell9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4" style:parent-style-name="Standard" style:family="paragraph">
      <style:text-properties fo:color="#000000"/>
    </style:style>
    <style:style style:name="TableRow945" style:family="table-row">
      <style:table-row-properties style:min-row-height="0.6694in" fo:keep-together="always"/>
    </style:style>
    <style:style style:name="TableCell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7" style:parent-style-name="Standard" style:family="paragraph">
      <style:text-properties fo:color="#000000"/>
    </style:style>
    <style:style style:name="TableRow948" style:family="table-row">
      <style:table-row-properties style:min-row-height="0.6097in" fo:keep-together="always"/>
    </style:style>
    <style:style style:name="TableCell9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Row951" style:family="table-row">
      <style:table-row-properties style:min-row-height="0.6694in" fo:keep-together="always"/>
    </style:style>
    <style:style style:name="TableCell9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53" style:parent-style-name="Standard" style:family="paragraph">
      <style:text-properties fo:color="#000000"/>
    </style:style>
    <style:style style:name="P954" style:parent-style-name="Titolo2" style:family="paragraph">
      <style:paragraph-properties fo:break-before="page"/>
    </style:style>
    <style:style style:name="TableColumn956" style:family="table-column">
      <style:table-column-properties style:column-width="3.1013in"/>
    </style:style>
    <style:style style:name="TableColumn957" style:family="table-column">
      <style:table-column-properties style:column-width="3.2326in"/>
    </style:style>
    <style:style style:name="Table955" style:family="table">
      <style:table-properties style:width="6.334in" fo:margin-left="0.068in" table:align="left"/>
    </style:style>
    <style:style style:name="TableRow958" style:family="table-row">
      <style:table-row-properties style:min-row-height="0.6694in" fo:keep-together="always"/>
    </style:style>
    <style:style style:name="TableCell9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0" style:parent-style-name="Standard" style:family="paragraph">
      <style:text-properties fo:color="#000000"/>
    </style:style>
    <style:style style:name="TableCell9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2" style:parent-style-name="Standard" style:family="paragraph">
      <style:text-properties fo:font-style="italic" style:font-style-asian="italic" fo:color="#C00000" fo:font-size="8pt" style:font-size-asian="8pt"/>
    </style:style>
    <style:style style:name="TableRow963" style:family="table-row">
      <style:table-row-properties style:min-row-height="0.6694in" fo:keep-together="always"/>
    </style:style>
    <style:style style:name="TableCell9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5" style:parent-style-name="Standard" style:family="paragraph">
      <style:text-properties fo:color="#000000"/>
    </style:style>
    <style:style style:name="TableCell9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text-properties fo:font-style="italic" style:font-style-asian="italic" fo:color="#C00000" fo:font-size="8pt" style:font-size-asian="8pt"/>
    </style:style>
    <style:style style:name="TableRow968" style:family="table-row">
      <style:table-row-properties style:min-row-height="0.6694in" fo:keep-together="always"/>
    </style:style>
    <style:style style:name="TableCell9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0" style:parent-style-name="Standard" style:family="paragraph">
      <style:text-properties fo:color="#000000"/>
    </style:style>
    <style:style style:name="TableRow971" style:family="table-row">
      <style:table-row-properties style:min-row-height="2.0548in" fo:keep-together="always"/>
    </style:style>
    <style:style style:name="TableCell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3" style:parent-style-name="Standard" style:family="paragraph">
      <style:text-properties fo:color="#000000"/>
    </style:style>
    <style:style style:name="TableRow974" style:family="table-row">
      <style:table-row-properties style:min-row-height="1.3562in" fo:keep-together="always"/>
    </style:style>
    <style:style style:name="TableCell9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6" style:parent-style-name="Standard" style:family="paragraph">
      <style:text-properties fo:color="#000000"/>
    </style:style>
    <style:style style:name="TableRow977" style:family="table-row">
      <style:table-row-properties style:min-row-height="0.6694in" fo:keep-together="always"/>
    </style:style>
    <style:style style:name="TableCell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9" style:parent-style-name="Standard" style:family="paragraph">
      <style:text-properties fo:color="#000000"/>
    </style:style>
    <style:style style:name="TableRow980" style:family="table-row">
      <style:table-row-properties style:min-row-height="0.6694in" fo:keep-together="always"/>
    </style:style>
    <style:style style:name="TableCell9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2" style:parent-style-name="Standard" style:family="paragraph">
      <style:text-properties fo:color="#000000"/>
    </style:style>
    <style:style style:name="TableRow983" style:family="table-row">
      <style:table-row-properties style:min-row-height="0.6694in" fo:keep-together="always"/>
    </style:style>
    <style:style style:name="TableCell9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5" style:parent-style-name="Standard" style:family="paragraph">
      <style:text-properties fo:color="#000000"/>
    </style:style>
    <style:style style:name="TableRow986" style:family="table-row">
      <style:table-row-properties style:min-row-height="0.6694in" fo:keep-together="always"/>
    </style:style>
    <style:style style:name="TableCell9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8" style:parent-style-name="Standard" style:family="paragraph">
      <style:text-properties fo:color="#000000"/>
    </style:style>
    <style:style style:name="TableRow989" style:family="table-row">
      <style:table-row-properties style:min-row-height="0.6097in" fo:keep-together="always"/>
    </style:style>
    <style:style style:name="TableCell9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Row992" style:family="table-row">
      <style:table-row-properties style:min-row-height="0.6694in" fo:keep-together="always"/>
    </style:style>
    <style:style style:name="TableCell9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94" style:parent-style-name="Standard" style:family="paragraph">
      <style:text-properties fo:color="#000000"/>
    </style:style>
    <style:style style:name="P995" style:parent-style-name="Titolo2" style:family="paragraph">
      <style:paragraph-properties fo:break-before="page"/>
    </style:style>
    <style:style style:name="TableColumn997" style:family="table-column">
      <style:table-column-properties style:column-width="3.1013in"/>
    </style:style>
    <style:style style:name="TableColumn998" style:family="table-column">
      <style:table-column-properties style:column-width="3.2326in"/>
    </style:style>
    <style:style style:name="Table996" style:family="table">
      <style:table-properties style:width="6.334in" fo:margin-left="0.068in" table:align="left"/>
    </style:style>
    <style:style style:name="TableRow999" style:family="table-row">
      <style:table-row-properties style:min-row-height="0.6694in" fo:keep-together="always"/>
    </style:style>
    <style:style style:name="TableCell10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1" style:parent-style-name="Standard" style:family="paragraph">
      <style:text-properties fo:color="#000000"/>
    </style:style>
    <style:style style:name="TableCell10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3" style:parent-style-name="Standard" style:family="paragraph">
      <style:text-properties fo:font-style="italic" style:font-style-asian="italic" fo:color="#C00000" fo:font-size="8pt" style:font-size-asian="8pt"/>
    </style:style>
    <style:style style:name="TableRow1004" style:family="table-row">
      <style:table-row-properties style:min-row-height="0.6694in" fo:keep-together="always"/>
    </style:style>
    <style:style style:name="TableCell10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6" style:parent-style-name="Standard" style:family="paragraph">
      <style:text-properties fo:color="#000000"/>
    </style:style>
    <style:style style:name="TableCell1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text-properties fo:font-style="italic" style:font-style-asian="italic" fo:color="#C00000" fo:font-size="8pt" style:font-size-asian="8pt"/>
    </style:style>
    <style:style style:name="TableRow1009" style:family="table-row">
      <style:table-row-properties style:min-row-height="0.6694in" fo:keep-together="always"/>
    </style:style>
    <style:style style:name="TableCell1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1" style:parent-style-name="Standard" style:family="paragraph">
      <style:text-properties fo:color="#000000"/>
    </style:style>
    <style:style style:name="TableRow1012" style:family="table-row">
      <style:table-row-properties style:min-row-height="2.0548in" fo:keep-together="always"/>
    </style:style>
    <style:style style:name="TableCell10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4" style:parent-style-name="Standard" style:family="paragraph">
      <style:text-properties fo:color="#000000"/>
    </style:style>
    <style:style style:name="TableRow1015" style:family="table-row">
      <style:table-row-properties style:min-row-height="1.3562in" fo:keep-together="always"/>
    </style:style>
    <style:style style:name="TableCell10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7" style:parent-style-name="Standard" style:family="paragraph">
      <style:text-properties fo:color="#000000"/>
    </style:style>
    <style:style style:name="TableRow1018" style:family="table-row">
      <style:table-row-properties style:min-row-height="0.6694in" fo:keep-together="always"/>
    </style:style>
    <style:style style:name="TableCell10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0" style:parent-style-name="Standard" style:family="paragraph">
      <style:text-properties fo:color="#000000"/>
    </style:style>
    <style:style style:name="TableRow1021" style:family="table-row">
      <style:table-row-properties style:min-row-height="0.6694in" fo:keep-together="always"/>
    </style:style>
    <style:style style:name="TableCell1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3" style:parent-style-name="Standard" style:family="paragraph">
      <style:text-properties fo:color="#000000"/>
    </style:style>
    <style:style style:name="TableRow1024" style:family="table-row">
      <style:table-row-properties style:min-row-height="0.6694in" fo:keep-together="always"/>
    </style:style>
    <style:style style:name="TableCell10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6" style:parent-style-name="Standard" style:family="paragraph">
      <style:text-properties fo:color="#000000"/>
    </style:style>
    <style:style style:name="TableRow1027" style:family="table-row">
      <style:table-row-properties style:min-row-height="0.6694in" fo:keep-together="always"/>
    </style:style>
    <style:style style:name="TableCell10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9" style:parent-style-name="Standard" style:family="paragraph">
      <style:text-properties fo:color="#000000"/>
    </style:style>
    <style:style style:name="TableRow1030" style:family="table-row">
      <style:table-row-properties style:min-row-height="0.6097in" fo:keep-together="always"/>
    </style:style>
    <style:style style:name="TableCell10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Row1033" style:family="table-row">
      <style:table-row-properties style:min-row-height="0.6694in" fo:keep-together="always"/>
    </style:style>
    <style:style style:name="TableCell10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35" style:parent-style-name="Standard" style:family="paragraph">
      <style:text-properties fo:color="#000000"/>
    </style:style>
    <style:style style:name="P1036" style:parent-style-name="Titolo2" style:family="paragraph">
      <style:paragraph-properties fo:break-before="page"/>
    </style:style>
    <style:style style:name="TableColumn1038" style:family="table-column">
      <style:table-column-properties style:column-width="3.1013in"/>
    </style:style>
    <style:style style:name="TableColumn1039" style:family="table-column">
      <style:table-column-properties style:column-width="3.2326in"/>
    </style:style>
    <style:style style:name="Table1037" style:family="table">
      <style:table-properties style:width="6.334in" fo:margin-left="0.068in" table:align="left"/>
    </style:style>
    <style:style style:name="TableRow1040" style:family="table-row">
      <style:table-row-properties style:min-row-height="0.6694in" fo:keep-together="always"/>
    </style:style>
    <style:style style:name="TableCell10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2" style:parent-style-name="Standard" style:family="paragraph">
      <style:text-properties fo:color="#000000"/>
    </style:style>
    <style:style style:name="TableCell10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4" style:parent-style-name="Standard" style:family="paragraph">
      <style:text-properties fo:font-style="italic" style:font-style-asian="italic" fo:color="#C00000" fo:font-size="8pt" style:font-size-asian="8pt"/>
    </style:style>
    <style:style style:name="TableRow1045" style:family="table-row">
      <style:table-row-properties style:min-row-height="0.6694in" fo:keep-together="always"/>
    </style:style>
    <style:style style:name="TableCell10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7" style:parent-style-name="Standard" style:family="paragraph">
      <style:text-properties fo:color="#000000"/>
    </style:style>
    <style:style style:name="TableCell1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text-properties fo:font-style="italic" style:font-style-asian="italic" fo:color="#C00000" fo:font-size="8pt" style:font-size-asian="8pt"/>
    </style:style>
    <style:style style:name="TableRow1050" style:family="table-row">
      <style:table-row-properties style:min-row-height="0.6694in" fo:keep-together="always"/>
    </style:style>
    <style:style style:name="TableCell1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2" style:parent-style-name="Standard" style:family="paragraph">
      <style:text-properties fo:color="#000000"/>
    </style:style>
    <style:style style:name="TableRow1053" style:family="table-row">
      <style:table-row-properties style:min-row-height="2.0548in" fo:keep-together="always"/>
    </style:style>
    <style:style style:name="TableCell10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5" style:parent-style-name="Standard" style:family="paragraph">
      <style:text-properties fo:color="#000000"/>
    </style:style>
    <style:style style:name="TableRow1056" style:family="table-row">
      <style:table-row-properties style:min-row-height="1.3562in" fo:keep-together="always"/>
    </style:style>
    <style:style style:name="TableCell10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8" style:parent-style-name="Standard" style:family="paragraph">
      <style:text-properties fo:color="#000000"/>
    </style:style>
    <style:style style:name="TableRow1059" style:family="table-row">
      <style:table-row-properties style:min-row-height="0.6694in" fo:keep-together="always"/>
    </style:style>
    <style:style style:name="TableCell10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1" style:parent-style-name="Standard" style:family="paragraph">
      <style:text-properties fo:color="#000000"/>
    </style:style>
    <style:style style:name="TableRow1062" style:family="table-row">
      <style:table-row-properties style:min-row-height="0.6694in" fo:keep-together="always"/>
    </style:style>
    <style:style style:name="TableCell10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4" style:parent-style-name="Standard" style:family="paragraph">
      <style:text-properties fo:color="#000000"/>
    </style:style>
    <style:style style:name="TableRow1065" style:family="table-row">
      <style:table-row-properties style:min-row-height="0.6694in" fo:keep-together="always"/>
    </style:style>
    <style:style style:name="TableCell1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7" style:parent-style-name="Standard" style:family="paragraph">
      <style:text-properties fo:color="#000000"/>
    </style:style>
    <style:style style:name="TableRow1068" style:family="table-row">
      <style:table-row-properties style:min-row-height="0.6694in" fo:keep-together="always"/>
    </style:style>
    <style:style style:name="TableCell10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0" style:parent-style-name="Standard" style:family="paragraph">
      <style:text-properties fo:color="#000000"/>
    </style:style>
    <style:style style:name="TableRow1071" style:family="table-row">
      <style:table-row-properties style:min-row-height="0.6097in" fo:keep-together="always"/>
    </style:style>
    <style:style style:name="TableCell10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Row1074" style:family="table-row">
      <style:table-row-properties style:min-row-height="0.6694in" fo:keep-together="always"/>
    </style:style>
    <style:style style:name="TableCell10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76" style:parent-style-name="Standard" style:family="paragraph">
      <style:text-properties fo:color="#000000"/>
    </style:style>
    <style:style style:name="P1077" style:parent-style-name="Titolo2" style:family="paragraph">
      <style:paragraph-properties fo:break-before="page"/>
    </style:style>
    <style:style style:name="TableColumn1079" style:family="table-column">
      <style:table-column-properties style:column-width="3.1013in"/>
    </style:style>
    <style:style style:name="TableColumn1080" style:family="table-column">
      <style:table-column-properties style:column-width="3.2326in"/>
    </style:style>
    <style:style style:name="Table1078" style:family="table">
      <style:table-properties style:width="6.334in" fo:margin-left="0.068in" table:align="left"/>
    </style:style>
    <style:style style:name="TableRow1081" style:family="table-row">
      <style:table-row-properties style:min-row-height="0.6694in" fo:keep-together="always"/>
    </style:style>
    <style:style style:name="TableCell10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3" style:parent-style-name="Standard" style:family="paragraph">
      <style:text-properties fo:color="#000000"/>
    </style:style>
    <style:style style:name="TableCell10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5" style:parent-style-name="Standard" style:family="paragraph">
      <style:text-properties fo:font-style="italic" style:font-style-asian="italic" fo:color="#C00000" fo:font-size="8pt" style:font-size-asian="8pt"/>
    </style:style>
    <style:style style:name="TableRow1086" style:family="table-row">
      <style:table-row-properties style:min-row-height="0.6694in" fo:keep-together="always"/>
    </style:style>
    <style:style style:name="TableCell10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8" style:parent-style-name="Standard" style:family="paragraph">
      <style:text-properties fo:color="#000000"/>
    </style:style>
    <style:style style:name="TableCell10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text-properties fo:font-style="italic" style:font-style-asian="italic" fo:color="#C00000" fo:font-size="8pt" style:font-size-asian="8pt"/>
    </style:style>
    <style:style style:name="TableRow1091" style:family="table-row">
      <style:table-row-properties style:min-row-height="0.6694in" fo:keep-together="always"/>
    </style:style>
    <style:style style:name="TableCell1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3" style:parent-style-name="Standard" style:family="paragraph">
      <style:text-properties fo:color="#000000"/>
    </style:style>
    <style:style style:name="TableRow1094" style:family="table-row">
      <style:table-row-properties style:min-row-height="2.0548in" fo:keep-together="always"/>
    </style:style>
    <style:style style:name="TableCell10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6" style:parent-style-name="Standard" style:family="paragraph">
      <style:text-properties fo:color="#000000"/>
    </style:style>
    <style:style style:name="TableRow1097" style:family="table-row">
      <style:table-row-properties style:min-row-height="1.3562in" fo:keep-together="always"/>
    </style:style>
    <style:style style:name="TableCell10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9" style:parent-style-name="Standard" style:family="paragraph">
      <style:text-properties fo:color="#000000"/>
    </style:style>
    <style:style style:name="TableRow1100" style:family="table-row">
      <style:table-row-properties style:min-row-height="0.6694in" fo:keep-together="always"/>
    </style:style>
    <style:style style:name="TableCell1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2" style:parent-style-name="Standard" style:family="paragraph">
      <style:text-properties fo:color="#000000"/>
    </style:style>
    <style:style style:name="TableRow1103" style:family="table-row">
      <style:table-row-properties style:min-row-height="0.6694in" fo:keep-together="always"/>
    </style:style>
    <style:style style:name="TableCell1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5" style:parent-style-name="Standard" style:family="paragraph">
      <style:text-properties fo:color="#000000"/>
    </style:style>
    <style:style style:name="TableRow1106" style:family="table-row">
      <style:table-row-properties style:min-row-height="0.6694in" fo:keep-together="always"/>
    </style:style>
    <style:style style:name="TableCell11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8" style:parent-style-name="Standard" style:family="paragraph">
      <style:text-properties fo:color="#000000"/>
    </style:style>
    <style:style style:name="TableRow1109" style:family="table-row">
      <style:table-row-properties style:min-row-height="0.6694in" fo:keep-together="always"/>
    </style:style>
    <style:style style:name="TableCell1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1" style:parent-style-name="Standard" style:family="paragraph">
      <style:text-properties fo:color="#000000"/>
    </style:style>
    <style:style style:name="TableRow1112" style:family="table-row">
      <style:table-row-properties style:min-row-height="0.6097in" fo:keep-together="always"/>
    </style:style>
    <style:style style:name="TableCell11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Row1115" style:family="table-row">
      <style:table-row-properties style:min-row-height="0.6694in" fo:keep-together="always"/>
    </style:style>
    <style:style style:name="TableCell11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17" style:parent-style-name="Standard" style:family="paragraph">
      <style:text-properties fo:color="#000000"/>
    </style:style>
    <style:style style:name="P1118" style:parent-style-name="Titolo2" style:family="paragraph">
      <style:paragraph-properties fo:break-before="page"/>
    </style:style>
    <style:style style:name="TableColumn1120" style:family="table-column">
      <style:table-column-properties style:column-width="3.1013in"/>
    </style:style>
    <style:style style:name="TableColumn1121" style:family="table-column">
      <style:table-column-properties style:column-width="3.2326in"/>
    </style:style>
    <style:style style:name="Table1119" style:family="table">
      <style:table-properties style:width="6.334in" fo:margin-left="0.068in" table:align="left"/>
    </style:style>
    <style:style style:name="TableRow1122" style:family="table-row">
      <style:table-row-properties style:min-row-height="0.6694in" fo:keep-together="always"/>
    </style:style>
    <style:style style:name="TableCell11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4" style:parent-style-name="Standard" style:family="paragraph">
      <style:text-properties fo:color="#000000"/>
    </style:style>
    <style:style style:name="TableCell11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6" style:parent-style-name="Standard" style:family="paragraph">
      <style:text-properties fo:font-style="italic" style:font-style-asian="italic" fo:color="#C00000" fo:font-size="8pt" style:font-size-asian="8pt"/>
    </style:style>
    <style:style style:name="TableRow1127" style:family="table-row">
      <style:table-row-properties style:min-row-height="0.6694in" fo:keep-together="always"/>
    </style:style>
    <style:style style:name="TableCell1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9" style:parent-style-name="Standard" style:family="paragraph">
      <style:text-properties fo:color="#000000"/>
    </style:style>
    <style:style style:name="TableCell1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text-properties fo:font-style="italic" style:font-style-asian="italic" fo:color="#C00000" fo:font-size="8pt" style:font-size-asian="8pt"/>
    </style:style>
    <style:style style:name="TableRow1132" style:family="table-row">
      <style:table-row-properties style:min-row-height="0.6694in" fo:keep-together="always"/>
    </style:style>
    <style:style style:name="TableCell1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4" style:parent-style-name="Standard" style:family="paragraph">
      <style:text-properties fo:color="#000000"/>
    </style:style>
    <style:style style:name="TableRow1135" style:family="table-row">
      <style:table-row-properties style:min-row-height="2.0548in" fo:keep-together="always"/>
    </style:style>
    <style:style style:name="TableCell11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7" style:parent-style-name="Standard" style:family="paragraph">
      <style:text-properties fo:color="#000000"/>
    </style:style>
    <style:style style:name="TableRow1138" style:family="table-row">
      <style:table-row-properties style:min-row-height="1.3562in" fo:keep-together="always"/>
    </style:style>
    <style:style style:name="TableCell1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0" style:parent-style-name="Standard" style:family="paragraph">
      <style:text-properties fo:color="#000000"/>
    </style:style>
    <style:style style:name="TableRow1141" style:family="table-row">
      <style:table-row-properties style:min-row-height="0.6694in" fo:keep-together="always"/>
    </style:style>
    <style:style style:name="TableCell11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3" style:parent-style-name="Standard" style:family="paragraph">
      <style:text-properties fo:color="#000000"/>
    </style:style>
    <style:style style:name="TableRow1144" style:family="table-row">
      <style:table-row-properties style:min-row-height="0.6694in" fo:keep-together="always"/>
    </style:style>
    <style:style style:name="TableCell1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6" style:parent-style-name="Standard" style:family="paragraph">
      <style:text-properties fo:color="#000000"/>
    </style:style>
    <style:style style:name="TableRow1147" style:family="table-row">
      <style:table-row-properties style:min-row-height="0.6694in" fo:keep-together="always"/>
    </style:style>
    <style:style style:name="TableCell11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9" style:parent-style-name="Standard" style:family="paragraph">
      <style:text-properties fo:color="#000000"/>
    </style:style>
    <style:style style:name="TableRow1150" style:family="table-row">
      <style:table-row-properties style:min-row-height="0.6694in" fo:keep-together="always"/>
    </style:style>
    <style:style style:name="TableCell11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2" style:parent-style-name="Standard" style:family="paragraph">
      <style:text-properties fo:color="#000000"/>
    </style:style>
    <style:style style:name="TableRow1153" style:family="table-row">
      <style:table-row-properties style:min-row-height="0.6097in" fo:keep-together="always"/>
    </style:style>
    <style:style style:name="TableCell1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Row1156" style:family="table-row">
      <style:table-row-properties style:min-row-height="0.6694in" fo:keep-together="always"/>
    </style:style>
    <style:style style:name="TableCell11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58" style:parent-style-name="Standard" style:family="paragraph">
      <style:text-properties fo:color="#000000"/>
    </style:style>
    <style:style style:name="P1159" style:parent-style-name="Titolo2" style:family="paragraph">
      <style:paragraph-properties fo:break-before="page"/>
    </style:style>
    <style:style style:name="TableColumn1161" style:family="table-column">
      <style:table-column-properties style:column-width="3.1013in"/>
    </style:style>
    <style:style style:name="TableColumn1162" style:family="table-column">
      <style:table-column-properties style:column-width="3.2326in"/>
    </style:style>
    <style:style style:name="Table1160" style:family="table">
      <style:table-properties style:width="6.334in" fo:margin-left="0.068in" table:align="left"/>
    </style:style>
    <style:style style:name="TableRow1163" style:family="table-row">
      <style:table-row-properties style:min-row-height="0.6694in" fo:keep-together="always"/>
    </style:style>
    <style:style style:name="TableCell11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5" style:parent-style-name="Standard" style:family="paragraph">
      <style:text-properties fo:color="#000000"/>
    </style:style>
    <style:style style:name="TableCell11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7" style:parent-style-name="Standard" style:family="paragraph">
      <style:text-properties fo:font-style="italic" style:font-style-asian="italic" fo:color="#C00000" fo:font-size="8pt" style:font-size-asian="8pt"/>
    </style:style>
    <style:style style:name="TableRow1168" style:family="table-row">
      <style:table-row-properties style:min-row-height="0.6694in" fo:keep-together="always"/>
    </style:style>
    <style:style style:name="TableCell1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0" style:parent-style-name="Standard" style:family="paragraph">
      <style:text-properties fo:color="#000000"/>
    </style:style>
    <style:style style:name="TableCell1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text-properties fo:font-style="italic" style:font-style-asian="italic" fo:color="#C00000" fo:font-size="8pt" style:font-size-asian="8pt"/>
    </style:style>
    <style:style style:name="TableRow1173" style:family="table-row">
      <style:table-row-properties style:min-row-height="0.6694in" fo:keep-together="always"/>
    </style:style>
    <style:style style:name="TableCell1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5" style:parent-style-name="Standard" style:family="paragraph">
      <style:text-properties fo:color="#000000"/>
    </style:style>
    <style:style style:name="TableRow1176" style:family="table-row">
      <style:table-row-properties style:min-row-height="2.0548in" fo:keep-together="always"/>
    </style:style>
    <style:style style:name="TableCell11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8" style:parent-style-name="Standard" style:family="paragraph">
      <style:text-properties fo:color="#000000"/>
    </style:style>
    <style:style style:name="TableRow1179" style:family="table-row">
      <style:table-row-properties style:min-row-height="1.3562in" fo:keep-together="always"/>
    </style:style>
    <style:style style:name="TableCell11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1" style:parent-style-name="Standard" style:family="paragraph">
      <style:text-properties fo:color="#000000"/>
    </style:style>
    <style:style style:name="TableRow1182" style:family="table-row">
      <style:table-row-properties style:min-row-height="0.6694in" fo:keep-together="always"/>
    </style:style>
    <style:style style:name="TableCell11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4" style:parent-style-name="Standard" style:family="paragraph">
      <style:text-properties fo:color="#000000"/>
    </style:style>
    <style:style style:name="TableRow1185" style:family="table-row">
      <style:table-row-properties style:min-row-height="0.6694in" fo:keep-together="always"/>
    </style:style>
    <style:style style:name="TableCell1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7" style:parent-style-name="Standard" style:family="paragraph">
      <style:text-properties fo:color="#000000"/>
    </style:style>
    <style:style style:name="TableRow1188" style:family="table-row">
      <style:table-row-properties style:min-row-height="0.6694in" fo:keep-together="always"/>
    </style:style>
    <style:style style:name="TableCell1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0" style:parent-style-name="Standard" style:family="paragraph">
      <style:text-properties fo:color="#000000"/>
    </style:style>
    <style:style style:name="TableRow1191" style:family="table-row">
      <style:table-row-properties style:min-row-height="0.6694in" fo:keep-together="always"/>
    </style:style>
    <style:style style:name="TableCell1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3" style:parent-style-name="Standard" style:family="paragraph">
      <style:text-properties fo:color="#000000"/>
    </style:style>
    <style:style style:name="TableRow1194" style:family="table-row">
      <style:table-row-properties style:min-row-height="0.6097in" fo:keep-together="always"/>
    </style:style>
    <style:style style:name="TableCell1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Row1197" style:family="table-row">
      <style:table-row-properties style:min-row-height="0.6694in" fo:keep-together="always"/>
    </style:style>
    <style:style style:name="TableCell11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99" style:parent-style-name="Standard" style:family="paragraph">
      <style:text-properties fo:color="#000000"/>
    </style:style>
    <style:style style:name="P1200" style:parent-style-name="Titolo2" style:family="paragraph">
      <style:paragraph-properties fo:break-before="page"/>
    </style:style>
    <style:style style:name="TableColumn1202" style:family="table-column">
      <style:table-column-properties style:column-width="3.1013in"/>
    </style:style>
    <style:style style:name="TableColumn1203" style:family="table-column">
      <style:table-column-properties style:column-width="3.2326in"/>
    </style:style>
    <style:style style:name="Table1201" style:family="table">
      <style:table-properties style:width="6.334in" fo:margin-left="0.068in" table:align="left"/>
    </style:style>
    <style:style style:name="TableRow1204" style:family="table-row">
      <style:table-row-properties style:min-row-height="0.6694in" fo:keep-together="always"/>
    </style:style>
    <style:style style:name="TableCell12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6" style:parent-style-name="Standard" style:family="paragraph">
      <style:text-properties fo:color="#000000"/>
    </style:style>
    <style:style style:name="TableCell12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8" style:parent-style-name="Standard" style:family="paragraph">
      <style:text-properties fo:font-style="italic" style:font-style-asian="italic" fo:color="#C00000" fo:font-size="8pt" style:font-size-asian="8pt"/>
    </style:style>
    <style:style style:name="TableRow1209" style:family="table-row">
      <style:table-row-properties style:min-row-height="0.6694in" fo:keep-together="always"/>
    </style:style>
    <style:style style:name="TableCell1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1" style:parent-style-name="Standard" style:family="paragraph">
      <style:text-properties fo:color="#000000"/>
    </style:style>
    <style:style style:name="TableCell1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text-properties fo:font-style="italic" style:font-style-asian="italic" fo:color="#C00000" fo:font-size="8pt" style:font-size-asian="8pt"/>
    </style:style>
    <style:style style:name="TableRow1214" style:family="table-row">
      <style:table-row-properties style:min-row-height="0.6694in" fo:keep-together="always"/>
    </style:style>
    <style:style style:name="TableCell1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6" style:parent-style-name="Standard" style:family="paragraph">
      <style:text-properties fo:color="#000000"/>
    </style:style>
    <style:style style:name="TableRow1217" style:family="table-row">
      <style:table-row-properties style:min-row-height="2.0548in" fo:keep-together="always"/>
    </style:style>
    <style:style style:name="TableCell12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9" style:parent-style-name="Standard" style:family="paragraph">
      <style:text-properties fo:color="#000000"/>
    </style:style>
    <style:style style:name="TableRow1220" style:family="table-row">
      <style:table-row-properties style:min-row-height="1.3562in" fo:keep-together="always"/>
    </style:style>
    <style:style style:name="TableCell1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2" style:parent-style-name="Standard" style:family="paragraph">
      <style:text-properties fo:color="#000000"/>
    </style:style>
    <style:style style:name="TableRow1223" style:family="table-row">
      <style:table-row-properties style:min-row-height="0.6694in" fo:keep-together="always"/>
    </style:style>
    <style:style style:name="TableCell12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5" style:parent-style-name="Standard" style:family="paragraph">
      <style:text-properties fo:color="#000000"/>
    </style:style>
    <style:style style:name="TableRow1226" style:family="table-row">
      <style:table-row-properties style:min-row-height="0.6694in" fo:keep-together="always"/>
    </style:style>
    <style:style style:name="TableCell1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8" style:parent-style-name="Standard" style:family="paragraph">
      <style:text-properties fo:color="#000000"/>
    </style:style>
    <style:style style:name="TableRow1229" style:family="table-row">
      <style:table-row-properties style:min-row-height="0.6694in" fo:keep-together="always"/>
    </style:style>
    <style:style style:name="TableCell1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1" style:parent-style-name="Standard" style:family="paragraph">
      <style:text-properties fo:color="#000000"/>
    </style:style>
    <style:style style:name="TableRow1232" style:family="table-row">
      <style:table-row-properties style:min-row-height="0.6694in" fo:keep-together="always"/>
    </style:style>
    <style:style style:name="TableCell12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4" style:parent-style-name="Standard" style:family="paragraph">
      <style:text-properties fo:color="#000000"/>
    </style:style>
    <style:style style:name="TableRow1235" style:family="table-row">
      <style:table-row-properties style:min-row-height="0.6097in" fo:keep-together="always"/>
    </style:style>
    <style:style style:name="TableCell12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Row1238" style:family="table-row">
      <style:table-row-properties style:min-row-height="0.6694in" fo:keep-together="always"/>
    </style:style>
    <style:style style:name="TableCell12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40" style:parent-style-name="Standard" style:family="paragraph">
      <style:text-properties fo:color="#000000"/>
    </style:style>
    <style:style style:name="P1241" style:parent-style-name="Titolo2" style:family="paragraph">
      <style:paragraph-properties fo:break-before="page"/>
    </style:style>
    <style:style style:name="TableColumn1243" style:family="table-column">
      <style:table-column-properties style:column-width="3.1013in"/>
    </style:style>
    <style:style style:name="TableColumn1244" style:family="table-column">
      <style:table-column-properties style:column-width="3.2326in"/>
    </style:style>
    <style:style style:name="Table1242" style:family="table">
      <style:table-properties style:width="6.334in" fo:margin-left="0.068in" table:align="left"/>
    </style:style>
    <style:style style:name="TableRow1245" style:family="table-row">
      <style:table-row-properties style:min-row-height="0.6694in" fo:keep-together="always"/>
    </style:style>
    <style:style style:name="TableCell12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7" style:parent-style-name="Standard" style:family="paragraph">
      <style:text-properties fo:color="#000000"/>
    </style:style>
    <style:style style:name="TableCell12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9" style:parent-style-name="Standard" style:family="paragraph">
      <style:text-properties fo:font-style="italic" style:font-style-asian="italic" fo:color="#C00000" fo:font-size="8pt" style:font-size-asian="8pt"/>
    </style:style>
    <style:style style:name="TableRow1250" style:family="table-row">
      <style:table-row-properties style:min-row-height="0.6694in" fo:keep-together="always"/>
    </style:style>
    <style:style style:name="TableCell1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2" style:parent-style-name="Standard" style:family="paragraph">
      <style:text-properties fo:color="#000000"/>
    </style:style>
    <style:style style:name="TableCell1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text-properties fo:font-style="italic" style:font-style-asian="italic" fo:color="#C00000" fo:font-size="8pt" style:font-size-asian="8pt"/>
    </style:style>
    <style:style style:name="TableRow1255" style:family="table-row">
      <style:table-row-properties style:min-row-height="0.6694in" fo:keep-together="always"/>
    </style:style>
    <style:style style:name="TableCell12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7" style:parent-style-name="Standard" style:family="paragraph">
      <style:text-properties fo:color="#000000"/>
    </style:style>
    <style:style style:name="TableRow1258" style:family="table-row">
      <style:table-row-properties style:min-row-height="2.0548in" fo:keep-together="always"/>
    </style:style>
    <style:style style:name="TableCell1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0" style:parent-style-name="Standard" style:family="paragraph">
      <style:text-properties fo:color="#000000"/>
    </style:style>
    <style:style style:name="TableRow1261" style:family="table-row">
      <style:table-row-properties style:min-row-height="1.3562in" fo:keep-together="always"/>
    </style:style>
    <style:style style:name="TableCell1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3" style:parent-style-name="Standard" style:family="paragraph">
      <style:text-properties fo:color="#000000"/>
    </style:style>
    <style:style style:name="TableRow1264" style:family="table-row">
      <style:table-row-properties style:min-row-height="0.6694in" fo:keep-together="always"/>
    </style:style>
    <style:style style:name="TableCell12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6" style:parent-style-name="Standard" style:family="paragraph">
      <style:text-properties fo:color="#000000"/>
    </style:style>
    <style:style style:name="TableRow1267" style:family="table-row">
      <style:table-row-properties style:min-row-height="0.6694in" fo:keep-together="always"/>
    </style:style>
    <style:style style:name="TableCell1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9" style:parent-style-name="Standard" style:family="paragraph">
      <style:text-properties fo:color="#000000"/>
    </style:style>
    <style:style style:name="TableRow1270" style:family="table-row">
      <style:table-row-properties style:min-row-height="0.6694in" fo:keep-together="always"/>
    </style:style>
    <style:style style:name="TableCell1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2" style:parent-style-name="Standard" style:family="paragraph">
      <style:text-properties fo:color="#000000"/>
    </style:style>
    <style:style style:name="TableRow1273" style:family="table-row">
      <style:table-row-properties style:min-row-height="0.6694in" fo:keep-together="always"/>
    </style:style>
    <style:style style:name="TableCell12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5" style:parent-style-name="Standard" style:family="paragraph">
      <style:text-properties fo:color="#000000"/>
    </style:style>
    <style:style style:name="TableRow1276" style:family="table-row">
      <style:table-row-properties style:min-row-height="0.6097in" fo:keep-together="always"/>
    </style:style>
    <style:style style:name="TableCell1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color="#000000"/>
    </style:style>
    <style:style style:name="TableRow1279" style:family="table-row">
      <style:table-row-properties style:min-row-height="0.6694in" fo:keep-together="always"/>
    </style:style>
    <style:style style:name="TableCell12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81" style:parent-style-name="Standard" style:family="paragraph">
      <style:text-properties fo:color="#000000"/>
    </style:style>
    <style:style style:name="TableColumn1283" style:family="table-column">
      <style:table-column-properties style:column-width="3.1013in"/>
    </style:style>
    <style:style style:name="TableColumn1284" style:family="table-column">
      <style:table-column-properties style:column-width="3.2326in"/>
    </style:style>
    <style:style style:name="Table1282" style:family="table">
      <style:table-properties style:width="6.334in" fo:margin-left="0.068in" table:align="left"/>
    </style:style>
    <style:style style:name="TableRow1285" style:family="table-row">
      <style:table-row-properties style:min-row-height="0.6694in" fo:keep-together="always"/>
    </style:style>
    <style:style style:name="TableCell12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Cell12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9" style:parent-style-name="Standard" style:family="paragraph">
      <style:text-properties fo:font-style="italic" style:font-style-asian="italic" fo:color="#C00000" fo:font-size="8pt" style:font-size-asian="8pt"/>
    </style:style>
    <style:style style:name="TableRow1290" style:family="table-row">
      <style:table-row-properties style:min-row-height="0.6694in" fo:keep-together="always"/>
    </style:style>
    <style:style style:name="TableCell12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2" style:parent-style-name="Standard" style:family="paragraph">
      <style:text-properties fo:color="#000000"/>
    </style:style>
    <style:style style:name="TableCell12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4" style:parent-style-name="Standard" style:family="paragraph">
      <style:text-properties fo:font-style="italic" style:font-style-asian="italic" fo:color="#C00000" fo:font-size="8pt" style:font-size-asian="8pt"/>
    </style:style>
    <style:style style:name="TableRow1295" style:family="table-row">
      <style:table-row-properties style:min-row-height="0.6694in" fo:keep-together="always"/>
    </style:style>
    <style:style style:name="TableCell12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7" style:parent-style-name="Standard" style:family="paragraph">
      <style:text-properties fo:color="#000000"/>
    </style:style>
    <style:style style:name="TableRow1298" style:family="table-row">
      <style:table-row-properties style:min-row-height="2.0548in" fo:keep-together="always"/>
    </style:style>
    <style:style style:name="TableCell12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0" style:parent-style-name="Standard" style:family="paragraph">
      <style:text-properties fo:color="#000000"/>
    </style:style>
    <style:style style:name="TableRow1301" style:family="table-row">
      <style:table-row-properties style:min-row-height="1.3562in" fo:keep-together="always"/>
    </style:style>
    <style:style style:name="TableCell1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3" style:parent-style-name="Standard" style:family="paragraph">
      <style:text-properties fo:color="#000000"/>
    </style:style>
    <style:style style:name="TableRow1304" style:family="table-row">
      <style:table-row-properties style:min-row-height="0.6694in" fo:keep-together="always"/>
    </style:style>
    <style:style style:name="TableCell1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6" style:parent-style-name="Standard" style:family="paragraph">
      <style:text-properties fo:color="#000000"/>
    </style:style>
    <style:style style:name="TableRow1307" style:family="table-row">
      <style:table-row-properties style:min-row-height="0.6694in" fo:keep-together="always"/>
    </style:style>
    <style:style style:name="TableCell13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9" style:parent-style-name="Standard" style:family="paragraph">
      <style:text-properties fo:color="#000000"/>
    </style:style>
    <style:style style:name="TableRow1310" style:family="table-row">
      <style:table-row-properties style:min-row-height="0.6694in" fo:keep-together="always"/>
    </style:style>
    <style:style style:name="TableCell1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2" style:parent-style-name="Standard" style:family="paragraph">
      <style:text-properties fo:color="#000000"/>
    </style:style>
    <style:style style:name="TableRow1313" style:family="table-row">
      <style:table-row-properties style:min-row-height="0.6694in" fo:keep-together="always"/>
    </style:style>
    <style:style style:name="TableCell1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text-properties fo:color="#000000"/>
    </style:style>
    <style:style style:name="TableRow1316" style:family="table-row">
      <style:table-row-properties style:min-row-height="0.6097in" fo:keep-together="always"/>
    </style:style>
    <style:style style:name="TableCell1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Row1319" style:family="table-row">
      <style:table-row-properties style:min-row-height="0.6694in" fo:keep-together="always"/>
    </style:style>
    <style:style style:name="TableCell13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21" style:parent-style-name="Standard" style:family="paragraph">
      <style:text-properties fo:color="#000000"/>
    </style:style>
    <style:style style:name="P1322" style:parent-style-name="Titolo2" style:family="paragraph">
      <style:paragraph-properties fo:break-before="page"/>
    </style:style>
    <style:style style:name="TableColumn1324" style:family="table-column">
      <style:table-column-properties style:column-width="3.1013in"/>
    </style:style>
    <style:style style:name="TableColumn1325" style:family="table-column">
      <style:table-column-properties style:column-width="3.2326in"/>
    </style:style>
    <style:style style:name="Table1323" style:family="table">
      <style:table-properties style:width="6.334in" fo:margin-left="0.068in" table:align="left"/>
    </style:style>
    <style:style style:name="TableRow1326" style:family="table-row">
      <style:table-row-properties style:min-row-height="0.6694in" fo:keep-together="always"/>
    </style:style>
    <style:style style:name="TableCell13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text-properties fo:color="#000000"/>
    </style:style>
    <style:style style:name="TableCell13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30" style:parent-style-name="Standard" style:family="paragraph">
      <style:text-properties fo:font-style="italic" style:font-style-asian="italic" fo:color="#C00000" fo:font-size="8pt" style:font-size-asian="8pt"/>
    </style:style>
    <style:style style:name="TableRow1331" style:family="table-row">
      <style:table-row-properties style:min-row-height="0.6694in" fo:keep-together="always"/>
    </style:style>
    <style:style style:name="TableCell1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text-properties fo:color="#000000"/>
    </style:style>
    <style:style style:name="TableCell1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5" style:parent-style-name="Standard" style:family="paragraph">
      <style:text-properties fo:font-style="italic" style:font-style-asian="italic" fo:color="#C00000" fo:font-size="8pt" style:font-size-asian="8pt"/>
    </style:style>
    <style:style style:name="TableRow1336" style:family="table-row">
      <style:table-row-properties style:min-row-height="0.6694in" fo:keep-together="always"/>
    </style:style>
    <style:style style:name="TableCell1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8" style:parent-style-name="Standard" style:family="paragraph">
      <style:text-properties fo:color="#000000"/>
    </style:style>
    <style:style style:name="TableRow1339" style:family="table-row">
      <style:table-row-properties style:min-row-height="2.0548in" fo:keep-together="always"/>
    </style:style>
    <style:style style:name="TableCell13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1" style:parent-style-name="Standard" style:family="paragraph">
      <style:text-properties fo:color="#000000"/>
    </style:style>
    <style:style style:name="TableRow1342" style:family="table-row">
      <style:table-row-properties style:min-row-height="1.3562in" fo:keep-together="always"/>
    </style:style>
    <style:style style:name="TableCell1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4" style:parent-style-name="Standard" style:family="paragraph">
      <style:text-properties fo:color="#000000"/>
    </style:style>
    <style:style style:name="TableRow1345" style:family="table-row">
      <style:table-row-properties style:min-row-height="0.6694in" fo:keep-together="always"/>
    </style:style>
    <style:style style:name="TableCell1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7" style:parent-style-name="Standard" style:family="paragraph">
      <style:text-properties fo:color="#000000"/>
    </style:style>
    <style:style style:name="TableRow1348" style:family="table-row">
      <style:table-row-properties style:min-row-height="0.6694in" fo:keep-together="always"/>
    </style:style>
    <style:style style:name="TableCell13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0" style:parent-style-name="Standard" style:family="paragraph">
      <style:text-properties fo:color="#000000"/>
    </style:style>
    <style:style style:name="TableRow1351" style:family="table-row">
      <style:table-row-properties style:min-row-height="0.6694in" fo:keep-together="always"/>
    </style:style>
    <style:style style:name="TableCell13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3" style:parent-style-name="Standard" style:family="paragraph">
      <style:text-properties fo:color="#000000"/>
    </style:style>
    <style:style style:name="TableRow1354" style:family="table-row">
      <style:table-row-properties style:min-row-height="0.6694in" fo:keep-together="always"/>
    </style:style>
    <style:style style:name="TableCell1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text-properties fo:color="#000000"/>
    </style:style>
    <style:style style:name="TableRow1357" style:family="table-row">
      <style:table-row-properties style:min-row-height="0.6097in" fo:keep-together="always"/>
    </style:style>
    <style:style style:name="TableCell1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Row1360" style:family="table-row">
      <style:table-row-properties style:min-row-height="0.6694in" fo:keep-together="always"/>
    </style:style>
    <style:style style:name="TableCell13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62" style:parent-style-name="Standard" style:family="paragraph">
      <style:text-properties fo:color="#000000"/>
    </style:style>
    <style:style style:name="P1363" style:parent-style-name="Titolo2" style:family="paragraph">
      <style:paragraph-properties fo:break-before="page"/>
    </style:style>
    <style:style style:name="TableColumn1365" style:family="table-column">
      <style:table-column-properties style:column-width="3.1013in"/>
    </style:style>
    <style:style style:name="TableColumn1366" style:family="table-column">
      <style:table-column-properties style:column-width="3.2326in"/>
    </style:style>
    <style:style style:name="Table1364" style:family="table">
      <style:table-properties style:width="6.334in" fo:margin-left="0.068in" table:align="left"/>
    </style:style>
    <style:style style:name="TableRow1367" style:family="table-row">
      <style:table-row-properties style:min-row-height="0.6694in" fo:keep-together="always"/>
    </style:style>
    <style:style style:name="TableCell13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text-properties fo:color="#000000"/>
    </style:style>
    <style:style style:name="TableCell13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71" style:parent-style-name="Standard" style:family="paragraph">
      <style:text-properties fo:font-style="italic" style:font-style-asian="italic" fo:color="#C00000" fo:font-size="8pt" style:font-size-asian="8pt"/>
    </style:style>
    <style:style style:name="TableRow1372" style:family="table-row">
      <style:table-row-properties style:min-row-height="0.6694in" fo:keep-together="always"/>
    </style:style>
    <style:style style:name="TableCell1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text-properties fo:color="#000000"/>
    </style:style>
    <style:style style:name="TableCell13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6" style:parent-style-name="Standard" style:family="paragraph">
      <style:text-properties fo:font-style="italic" style:font-style-asian="italic" fo:color="#C00000" fo:font-size="8pt" style:font-size-asian="8pt"/>
    </style:style>
    <style:style style:name="TableRow1377" style:family="table-row">
      <style:table-row-properties style:min-row-height="0.6694in" fo:keep-together="always"/>
    </style:style>
    <style:style style:name="TableCell1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9" style:parent-style-name="Standard" style:family="paragraph">
      <style:text-properties fo:color="#000000"/>
    </style:style>
    <style:style style:name="TableRow1380" style:family="table-row">
      <style:table-row-properties style:min-row-height="2.0548in" fo:keep-together="always"/>
    </style:style>
    <style:style style:name="TableCell1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2" style:parent-style-name="Standard" style:family="paragraph">
      <style:text-properties fo:color="#000000"/>
    </style:style>
    <style:style style:name="TableRow1383" style:family="table-row">
      <style:table-row-properties style:min-row-height="1.3562in" fo:keep-together="always"/>
    </style:style>
    <style:style style:name="TableCell13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5" style:parent-style-name="Standard" style:family="paragraph">
      <style:text-properties fo:color="#000000"/>
    </style:style>
    <style:style style:name="TableRow1386" style:family="table-row">
      <style:table-row-properties style:min-row-height="0.6694in" fo:keep-together="always"/>
    </style:style>
    <style:style style:name="TableCell1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8" style:parent-style-name="Standard" style:family="paragraph">
      <style:text-properties fo:color="#000000"/>
    </style:style>
    <style:style style:name="TableRow1389" style:family="table-row">
      <style:table-row-properties style:min-row-height="0.6694in" fo:keep-together="always"/>
    </style:style>
    <style:style style:name="TableCell1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1" style:parent-style-name="Standard" style:family="paragraph">
      <style:text-properties fo:color="#000000"/>
    </style:style>
    <style:style style:name="TableRow1392" style:family="table-row">
      <style:table-row-properties style:min-row-height="0.6694in" fo:keep-together="always"/>
    </style:style>
    <style:style style:name="TableCell13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4" style:parent-style-name="Standard" style:family="paragraph">
      <style:text-properties fo:color="#000000"/>
    </style:style>
    <style:style style:name="TableRow1395" style:family="table-row">
      <style:table-row-properties style:min-row-height="0.6694in" fo:keep-together="always"/>
    </style:style>
    <style:style style:name="TableCell1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text-properties fo:color="#000000"/>
    </style:style>
    <style:style style:name="TableRow1398" style:family="table-row">
      <style:table-row-properties style:min-row-height="0.6097in" fo:keep-together="always"/>
    </style:style>
    <style:style style:name="TableCell1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Row1401" style:family="table-row">
      <style:table-row-properties style:min-row-height="0.6694in" fo:keep-together="always"/>
    </style:style>
    <style:style style:name="TableCell14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03" style:parent-style-name="Standard" style:family="paragraph">
      <style:text-properties fo:color="#000000"/>
    </style:style>
    <style:style style:name="P1404" style:parent-style-name="Titolo2" style:family="paragraph">
      <style:paragraph-properties fo:break-before="page"/>
    </style:style>
    <style:style style:name="TableColumn1406" style:family="table-column">
      <style:table-column-properties style:column-width="3.1013in"/>
    </style:style>
    <style:style style:name="TableColumn1407" style:family="table-column">
      <style:table-column-properties style:column-width="3.2326in"/>
    </style:style>
    <style:style style:name="Table1405" style:family="table">
      <style:table-properties style:width="6.334in" fo:margin-left="0.068in" table:align="left"/>
    </style:style>
    <style:style style:name="TableRow1408" style:family="table-row">
      <style:table-row-properties style:min-row-height="0.6694in" fo:keep-together="always"/>
    </style:style>
    <style:style style:name="TableCell14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text-properties fo:color="#000000"/>
    </style:style>
    <style:style style:name="TableCell14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2" style:parent-style-name="Standard" style:family="paragraph">
      <style:text-properties fo:font-style="italic" style:font-style-asian="italic" fo:color="#C00000" fo:font-size="8pt" style:font-size-asian="8pt"/>
    </style:style>
    <style:style style:name="TableRow1413" style:family="table-row">
      <style:table-row-properties style:min-row-height="0.6694in" fo:keep-together="always"/>
    </style:style>
    <style:style style:name="TableCell1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text-properties fo:color="#000000"/>
    </style:style>
    <style:style style:name="TableCell14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7" style:parent-style-name="Standard" style:family="paragraph">
      <style:text-properties fo:font-style="italic" style:font-style-asian="italic" fo:color="#C00000" fo:font-size="8pt" style:font-size-asian="8pt"/>
    </style:style>
    <style:style style:name="TableRow1418" style:family="table-row">
      <style:table-row-properties style:min-row-height="0.6694in" fo:keep-together="always"/>
    </style:style>
    <style:style style:name="TableCell14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0" style:parent-style-name="Standard" style:family="paragraph">
      <style:text-properties fo:color="#000000"/>
    </style:style>
    <style:style style:name="TableRow1421" style:family="table-row">
      <style:table-row-properties style:min-row-height="2.0548in" fo:keep-together="always"/>
    </style:style>
    <style:style style:name="TableCell1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3" style:parent-style-name="Standard" style:family="paragraph">
      <style:text-properties fo:color="#000000"/>
    </style:style>
    <style:style style:name="TableRow1424" style:family="table-row">
      <style:table-row-properties style:min-row-height="1.3562in" fo:keep-together="always"/>
    </style:style>
    <style:style style:name="TableCell14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6" style:parent-style-name="Standard" style:family="paragraph">
      <style:text-properties fo:color="#000000"/>
    </style:style>
    <style:style style:name="TableRow1427" style:family="table-row">
      <style:table-row-properties style:min-row-height="0.6694in" fo:keep-together="always"/>
    </style:style>
    <style:style style:name="TableCell14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9" style:parent-style-name="Standard" style:family="paragraph">
      <style:text-properties fo:color="#000000"/>
    </style:style>
    <style:style style:name="TableRow1430" style:family="table-row">
      <style:table-row-properties style:min-row-height="0.6694in" fo:keep-together="always"/>
    </style:style>
    <style:style style:name="TableCell1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2" style:parent-style-name="Standard" style:family="paragraph">
      <style:text-properties fo:color="#000000"/>
    </style:style>
    <style:style style:name="TableRow1433" style:family="table-row">
      <style:table-row-properties style:min-row-height="0.6694in" fo:keep-together="always"/>
    </style:style>
    <style:style style:name="TableCell1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5" style:parent-style-name="Standard" style:family="paragraph">
      <style:text-properties fo:color="#000000"/>
    </style:style>
    <style:style style:name="TableRow1436" style:family="table-row">
      <style:table-row-properties style:min-row-height="0.6694in" fo:keep-together="always"/>
    </style:style>
    <style:style style:name="TableCell1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text-properties fo:color="#000000"/>
    </style:style>
    <style:style style:name="TableRow1439" style:family="table-row">
      <style:table-row-properties style:min-row-height="0.6097in" fo:keep-together="always"/>
    </style:style>
    <style:style style:name="TableCell1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Row1442" style:family="table-row">
      <style:table-row-properties style:min-row-height="0.6694in" fo:keep-together="always"/>
    </style:style>
    <style:style style:name="TableCell14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44" style:parent-style-name="Standard" style:family="paragraph">
      <style:text-properties fo:color="#000000"/>
    </style:style>
    <style:style style:name="P1445" style:parent-style-name="Titolo2" style:family="paragraph">
      <style:paragraph-properties fo:break-before="page"/>
    </style:style>
    <style:style style:name="TableColumn1447" style:family="table-column">
      <style:table-column-properties style:column-width="3.1013in"/>
    </style:style>
    <style:style style:name="TableColumn1448" style:family="table-column">
      <style:table-column-properties style:column-width="3.2326in"/>
    </style:style>
    <style:style style:name="Table1446" style:family="table">
      <style:table-properties style:width="6.334in" fo:margin-left="0.068in" table:align="left"/>
    </style:style>
    <style:style style:name="TableRow1449" style:family="table-row">
      <style:table-row-properties style:min-row-height="0.6694in" fo:keep-together="always"/>
    </style:style>
    <style:style style:name="TableCell14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text-properties fo:color="#000000"/>
    </style:style>
    <style:style style:name="TableCell14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3" style:parent-style-name="Standard" style:family="paragraph">
      <style:text-properties fo:font-style="italic" style:font-style-asian="italic" fo:color="#C00000" fo:font-size="8pt" style:font-size-asian="8pt"/>
    </style:style>
    <style:style style:name="TableRow1454" style:family="table-row">
      <style:table-row-properties style:min-row-height="0.6694in" fo:keep-together="always"/>
    </style:style>
    <style:style style:name="TableCell1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text-properties fo:color="#000000"/>
    </style:style>
    <style:style style:name="TableCell1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8" style:parent-style-name="Standard" style:family="paragraph">
      <style:text-properties fo:font-style="italic" style:font-style-asian="italic" fo:color="#C00000" fo:font-size="8pt" style:font-size-asian="8pt"/>
    </style:style>
    <style:style style:name="TableRow1459" style:family="table-row">
      <style:table-row-properties style:min-row-height="0.6694in" fo:keep-together="always"/>
    </style:style>
    <style:style style:name="TableCell1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1" style:parent-style-name="Standard" style:family="paragraph">
      <style:text-properties fo:color="#000000"/>
    </style:style>
    <style:style style:name="TableRow1462" style:family="table-row">
      <style:table-row-properties style:min-row-height="2.0548in" fo:keep-together="always"/>
    </style:style>
    <style:style style:name="TableCell1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4" style:parent-style-name="Standard" style:family="paragraph">
      <style:text-properties fo:color="#000000"/>
    </style:style>
    <style:style style:name="TableRow1465" style:family="table-row">
      <style:table-row-properties style:min-row-height="1.3562in" fo:keep-together="always"/>
    </style:style>
    <style:style style:name="TableCell1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7" style:parent-style-name="Standard" style:family="paragraph">
      <style:text-properties fo:color="#000000"/>
    </style:style>
    <style:style style:name="TableRow1468" style:family="table-row">
      <style:table-row-properties style:min-row-height="0.6694in" fo:keep-together="always"/>
    </style:style>
    <style:style style:name="TableCell1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0" style:parent-style-name="Standard" style:family="paragraph">
      <style:text-properties fo:color="#000000"/>
    </style:style>
    <style:style style:name="TableRow1471" style:family="table-row">
      <style:table-row-properties style:min-row-height="0.6694in" fo:keep-together="always"/>
    </style:style>
    <style:style style:name="TableCell14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3" style:parent-style-name="Standard" style:family="paragraph">
      <style:text-properties fo:color="#000000"/>
    </style:style>
    <style:style style:name="TableRow1474" style:family="table-row">
      <style:table-row-properties style:min-row-height="0.6694in" fo:keep-together="always"/>
    </style:style>
    <style:style style:name="TableCell1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6" style:parent-style-name="Standard" style:family="paragraph">
      <style:text-properties fo:color="#000000"/>
    </style:style>
    <style:style style:name="TableRow1477" style:family="table-row">
      <style:table-row-properties style:min-row-height="0.6694in" fo:keep-together="always"/>
    </style:style>
    <style:style style:name="TableCell14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text-properties fo:color="#000000"/>
    </style:style>
    <style:style style:name="TableRow1480" style:family="table-row">
      <style:table-row-properties style:min-row-height="0.6097in"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Row1483" style:family="table-row">
      <style:table-row-properties style:min-row-height="0.6694in" fo:keep-together="always"/>
    </style:style>
    <style:style style:name="TableCell14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85" style:parent-style-name="Standard" style:family="paragraph">
      <style:text-properties fo:color="#000000"/>
    </style:style>
    <style:style style:name="P1486" style:parent-style-name="Titolo2" style:family="paragraph">
      <style:paragraph-properties fo:break-before="page"/>
    </style:style>
    <style:style style:name="TableColumn1488" style:family="table-column">
      <style:table-column-properties style:column-width="3.1013in"/>
    </style:style>
    <style:style style:name="TableColumn1489" style:family="table-column">
      <style:table-column-properties style:column-width="3.2326in"/>
    </style:style>
    <style:style style:name="Table1487" style:family="table">
      <style:table-properties style:width="6.334in" fo:margin-left="0.068in" table:align="left"/>
    </style:style>
    <style:style style:name="TableRow1490" style:family="table-row">
      <style:table-row-properties style:min-row-height="0.6694in" fo:keep-together="always"/>
    </style:style>
    <style:style style:name="TableCell14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text-properties fo:color="#000000"/>
    </style:style>
    <style:style style:name="TableCell14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4" style:parent-style-name="Standard" style:family="paragraph">
      <style:text-properties fo:font-style="italic" style:font-style-asian="italic" fo:color="#C00000" fo:font-size="8pt" style:font-size-asian="8pt"/>
    </style:style>
    <style:style style:name="TableRow1495" style:family="table-row">
      <style:table-row-properties style:min-row-height="0.6694in" fo:keep-together="always"/>
    </style:style>
    <style:style style:name="TableCell14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text-properties fo:color="#000000"/>
    </style:style>
    <style:style style:name="TableCell1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9" style:parent-style-name="Standard" style:family="paragraph">
      <style:text-properties fo:font-style="italic" style:font-style-asian="italic" fo:color="#C00000" fo:font-size="8pt" style:font-size-asian="8pt"/>
    </style:style>
    <style:style style:name="TableRow1500" style:family="table-row">
      <style:table-row-properties style:min-row-height="0.6694in" fo:keep-together="always"/>
    </style:style>
    <style:style style:name="TableCell1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2" style:parent-style-name="Standard" style:family="paragraph">
      <style:text-properties fo:color="#000000"/>
    </style:style>
    <style:style style:name="TableRow1503" style:family="table-row">
      <style:table-row-properties style:min-row-height="2.0548in" fo:keep-together="always"/>
    </style:style>
    <style:style style:name="TableCell15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5" style:parent-style-name="Standard" style:family="paragraph">
      <style:text-properties fo:color="#000000"/>
    </style:style>
    <style:style style:name="TableRow1506" style:family="table-row">
      <style:table-row-properties style:min-row-height="1.3562in" fo:keep-together="always"/>
    </style:style>
    <style:style style:name="TableCell1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8" style:parent-style-name="Standard" style:family="paragraph">
      <style:text-properties fo:color="#000000"/>
    </style:style>
    <style:style style:name="TableRow1509" style:family="table-row">
      <style:table-row-properties style:min-row-height="0.6694in" fo:keep-together="always"/>
    </style:style>
    <style:style style:name="TableCell1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1" style:parent-style-name="Standard" style:family="paragraph">
      <style:text-properties fo:color="#000000"/>
    </style:style>
    <style:style style:name="TableRow1512" style:family="table-row">
      <style:table-row-properties style:min-row-height="0.6694in" fo:keep-together="always"/>
    </style:style>
    <style:style style:name="TableCell1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4" style:parent-style-name="Standard" style:family="paragraph">
      <style:text-properties fo:color="#000000"/>
    </style:style>
    <style:style style:name="TableRow1515" style:family="table-row">
      <style:table-row-properties style:min-row-height="0.6694in" fo:keep-together="always"/>
    </style:style>
    <style:style style:name="TableCell1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7" style:parent-style-name="Standard" style:family="paragraph">
      <style:text-properties fo:color="#000000"/>
    </style:style>
    <style:style style:name="TableRow1518" style:family="table-row">
      <style:table-row-properties style:min-row-height="0.6694in" fo:keep-together="always"/>
    </style:style>
    <style:style style:name="TableCell1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text-properties fo:color="#000000"/>
    </style:style>
    <style:style style:name="TableRow1521" style:family="table-row">
      <style:table-row-properties style:min-row-height="0.6097in" fo:keep-together="always"/>
    </style:style>
    <style:style style:name="TableCell1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Row1524" style:family="table-row">
      <style:table-row-properties style:min-row-height="0.6694in" fo:keep-together="always"/>
    </style:style>
    <style:style style:name="TableCell15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26" style:parent-style-name="Standard" style:family="paragraph">
      <style:text-properties fo:color="#000000"/>
    </style:style>
    <style:style style:name="P1527" style:parent-style-name="Titolo2" style:family="paragraph">
      <style:paragraph-properties fo:break-before="page"/>
    </style:style>
    <style:style style:name="TableColumn1529" style:family="table-column">
      <style:table-column-properties style:column-width="3.1013in"/>
    </style:style>
    <style:style style:name="TableColumn1530" style:family="table-column">
      <style:table-column-properties style:column-width="3.2326in"/>
    </style:style>
    <style:style style:name="Table1528" style:family="table">
      <style:table-properties style:width="6.334in" fo:margin-left="0.068in" table:align="left"/>
    </style:style>
    <style:style style:name="TableRow1531" style:family="table-row">
      <style:table-row-properties style:min-row-height="0.6694in" fo:keep-together="always"/>
    </style:style>
    <style:style style:name="TableCell15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3" style:parent-style-name="Standard" style:family="paragraph">
      <style:text-properties fo:color="#000000"/>
    </style:style>
    <style:style style:name="TableCell15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5" style:parent-style-name="Standard" style:family="paragraph">
      <style:text-properties fo:font-style="italic" style:font-style-asian="italic" fo:color="#C00000" fo:font-size="8pt" style:font-size-asian="8pt"/>
    </style:style>
    <style:style style:name="TableRow1536" style:family="table-row">
      <style:table-row-properties style:min-row-height="0.6694in" fo:keep-together="always"/>
    </style:style>
    <style:style style:name="TableCell15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text-properties fo:color="#000000"/>
    </style:style>
    <style:style style:name="TableCell1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0" style:parent-style-name="Standard" style:family="paragraph">
      <style:text-properties fo:font-style="italic" style:font-style-asian="italic" fo:color="#C00000" fo:font-size="8pt" style:font-size-asian="8pt"/>
    </style:style>
    <style:style style:name="TableRow1541" style:family="table-row">
      <style:table-row-properties style:min-row-height="0.6694in" fo:keep-together="always"/>
    </style:style>
    <style:style style:name="TableCell15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3" style:parent-style-name="Standard" style:family="paragraph">
      <style:text-properties fo:color="#000000"/>
    </style:style>
    <style:style style:name="TableRow1544" style:family="table-row">
      <style:table-row-properties style:min-row-height="2.0548in" fo:keep-together="always"/>
    </style:style>
    <style:style style:name="TableCell1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6" style:parent-style-name="Standard" style:family="paragraph">
      <style:text-properties fo:color="#000000"/>
    </style:style>
    <style:style style:name="TableRow1547" style:family="table-row">
      <style:table-row-properties style:min-row-height="1.3562in" fo:keep-together="always"/>
    </style:style>
    <style:style style:name="TableCell1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9" style:parent-style-name="Standard" style:family="paragraph">
      <style:text-properties fo:color="#000000"/>
    </style:style>
    <style:style style:name="TableRow1550" style:family="table-row">
      <style:table-row-properties style:min-row-height="0.6694in" fo:keep-together="always"/>
    </style:style>
    <style:style style:name="TableCell1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2" style:parent-style-name="Standard" style:family="paragraph">
      <style:text-properties fo:color="#000000"/>
    </style:style>
    <style:style style:name="TableRow1553" style:family="table-row">
      <style:table-row-properties style:min-row-height="0.6694in" fo:keep-together="always"/>
    </style:style>
    <style:style style:name="TableCell15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5" style:parent-style-name="Standard" style:family="paragraph">
      <style:text-properties fo:color="#000000"/>
    </style:style>
    <style:style style:name="TableRow1556" style:family="table-row">
      <style:table-row-properties style:min-row-height="0.6694in" fo:keep-together="always"/>
    </style:style>
    <style:style style:name="TableCell1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8" style:parent-style-name="Standard" style:family="paragraph">
      <style:text-properties fo:color="#000000"/>
    </style:style>
    <style:style style:name="TableRow1559" style:family="table-row">
      <style:table-row-properties style:min-row-height="0.6694in" fo:keep-together="always"/>
    </style:style>
    <style:style style:name="TableCell1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text-properties fo:color="#000000"/>
    </style:style>
    <style:style style:name="TableRow1562" style:family="table-row">
      <style:table-row-properties style:min-row-height="0.6097in"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TableRow1565" style:family="table-row">
      <style:table-row-properties style:min-row-height="0.6694in" fo:keep-together="always"/>
    </style:style>
    <style:style style:name="TableCell15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67" style:parent-style-name="Standard" style:family="paragraph">
      <style:text-properties fo:color="#000000"/>
    </style:style>
    <style:style style:name="TableColumn1569" style:family="table-column">
      <style:table-column-properties style:column-width="3.3152in"/>
    </style:style>
    <style:style style:name="TableColumn1570" style:family="table-column">
      <style:table-column-properties style:column-width="0.0687in"/>
    </style:style>
    <style:style style:name="TableColumn1571" style:family="table-column">
      <style:table-column-properties style:column-width="3.3847in"/>
    </style:style>
    <style:style style:name="Table1568" style:family="table">
      <style:table-properties style:width="6.7687in" fo:margin-left="0.068in" table:align="left"/>
    </style:style>
    <style:style style:name="TableRow1572" style:family="table-row">
      <style:table-row-properties style:min-row-height="0.6694in" fo:keep-together="always"/>
    </style:style>
    <style:style style:name="TableCell15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4" style:parent-style-name="Standard" style:family="paragraph">
      <style:text-properties fo:color="#000000"/>
    </style:style>
    <style:style style:name="P1575" style:parent-style-name="Standard" style:family="paragraph">
      <style:text-properties fo:color="#000000"/>
    </style:style>
    <style:style style:name="TableCell15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7" style:parent-style-name="Standard" style:family="paragraph">
      <style:text-properties fo:font-style="italic" style:font-style-asian="italic" fo:color="#C00000" fo:font-size="8pt" style:font-size-asian="8pt"/>
    </style:style>
    <style:style style:name="P1578" style:parent-style-name="Standard" style:family="paragraph">
      <style:text-properties fo:font-style="italic" style:font-style-asian="italic" fo:color="#C00000" fo:font-size="8pt" style:font-size-asian="8pt"/>
    </style:style>
    <style:style style:name="TableRow1579" style:family="table-row">
      <style:table-row-properties style:min-row-height="0.6694in" fo:keep-together="always"/>
    </style:style>
    <style:style style:name="TableCell15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1" style:parent-style-name="Standard" style:family="paragraph">
      <style:text-properties fo:color="#000000"/>
    </style:style>
    <style:style style:name="TableCell15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3" style:parent-style-name="Standard" style:family="paragraph">
      <style:text-properties fo:font-style="italic" style:font-style-asian="italic" fo:color="#C00000" fo:font-size="8pt" style:font-size-asian="8pt"/>
    </style:style>
    <style:style style:name="TableRow1584" style:family="table-row">
      <style:table-row-properties style:min-row-height="2.0548in" fo:keep-together="always"/>
    </style:style>
    <style:style style:name="TableCell15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6" style:parent-style-name="Standard" style:family="paragraph">
      <style:text-properties fo:color="#000000"/>
    </style:style>
    <style:style style:name="TableRow1587" style:family="table-row">
      <style:table-row-properties style:min-row-height="1.3388in" fo:keep-together="always"/>
    </style:style>
    <style:style style:name="TableCell15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9" style:parent-style-name="Standard" style:family="paragraph">
      <style:text-properties fo:color="#000000"/>
    </style:style>
    <style:style style:name="TableCell15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1" style:parent-style-name="Standard" style:family="paragraph">
      <style:text-properties fo:font-style="italic" style:font-style-asian="italic" fo:color="#C00000" fo:font-size="8pt" style:font-size-asian="8pt"/>
    </style:style>
    <style:style style:name="TableRow1592" style:family="table-row">
      <style:table-row-properties style:min-row-height="1.3388in" fo:keep-together="always"/>
    </style:style>
    <style:style style:name="TableCell15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4" style:parent-style-name="Standard" style:family="paragraph">
      <style:text-properties fo:color="#000000"/>
    </style:style>
    <style:style style:name="TableRow1595" style:family="table-row">
      <style:table-row-properties style:min-row-height="0.7868in" fo:keep-together="always"/>
    </style:style>
    <style:style style:name="TableCell1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7" style:parent-style-name="Standard" style:family="paragraph">
      <style:text-properties fo:color="#000000"/>
    </style:style>
    <style:style style:name="TableRow1598" style:family="table-row">
      <style:table-row-properties style:min-row-height="1.6729in" fo:keep-together="always"/>
    </style:style>
    <style:style style:name="TableCell159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0" style:parent-style-name="Standard" style:family="paragraph">
      <style:text-properties fo:color="#000000"/>
    </style:style>
    <style:style style:name="TableColumn1602" style:family="table-column">
      <style:table-column-properties style:column-width="3.3152in"/>
    </style:style>
    <style:style style:name="TableColumn1603" style:family="table-column">
      <style:table-column-properties style:column-width="0.0687in"/>
    </style:style>
    <style:style style:name="TableColumn1604" style:family="table-column">
      <style:table-column-properties style:column-width="3.3847in"/>
    </style:style>
    <style:style style:name="Table1601" style:family="table">
      <style:table-properties style:width="6.7687in" fo:margin-left="0.068in" table:align="left"/>
    </style:style>
    <style:style style:name="TableRow1605" style:family="table-row">
      <style:table-row-properties style:min-row-height="0.6694in" fo:keep-together="always"/>
    </style:style>
    <style:style style:name="TableCell16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07" style:parent-style-name="Standard" style:family="paragraph">
      <style:text-properties fo:color="#000000"/>
    </style:style>
    <style:style style:name="P1608" style:parent-style-name="Standard" style:family="paragraph">
      <style:text-properties fo:color="#000000"/>
    </style:style>
    <style:style style:name="TableCell16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0" style:parent-style-name="Standard" style:family="paragraph">
      <style:text-properties fo:font-style="italic" style:font-style-asian="italic" fo:color="#C00000" fo:font-size="8pt" style:font-size-asian="8pt"/>
    </style:style>
    <style:style style:name="TableRow1611" style:family="table-row">
      <style:table-row-properties style:min-row-height="0.6694in" fo:keep-together="always"/>
    </style:style>
    <style:style style:name="TableCell16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3" style:parent-style-name="Standard" style:family="paragraph">
      <style:text-properties fo:color="#000000"/>
    </style:style>
    <style:style style:name="TableCell16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5" style:parent-style-name="Standard" style:family="paragraph">
      <style:text-properties fo:font-style="italic" style:font-style-asian="italic" fo:color="#C00000" fo:font-size="8pt" style:font-size-asian="8pt"/>
    </style:style>
    <style:style style:name="TableRow1616" style:family="table-row">
      <style:table-row-properties style:min-row-height="2.0548in" fo:keep-together="always"/>
    </style:style>
    <style:style style:name="TableCell16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8" style:parent-style-name="Standard" style:family="paragraph">
      <style:text-properties fo:color="#000000"/>
    </style:style>
    <style:style style:name="TableRow1619" style:family="table-row">
      <style:table-row-properties style:min-row-height="1.3388in" fo:keep-together="always"/>
    </style:style>
    <style:style style:name="TableCell16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1" style:parent-style-name="Standard" style:family="paragraph">
      <style:text-properties fo:color="#000000"/>
    </style:style>
    <style:style style:name="TableCell1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text-properties fo:font-style="italic" style:font-style-asian="italic" fo:color="#C00000" fo:font-size="8pt" style:font-size-asian="8pt"/>
    </style:style>
    <style:style style:name="TableRow1624" style:family="table-row">
      <style:table-row-properties style:min-row-height="1.3388in" fo:keep-together="always"/>
    </style:style>
    <style:style style:name="TableCell16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6" style:parent-style-name="Standard" style:family="paragraph">
      <style:text-properties fo:color="#000000"/>
    </style:style>
    <style:style style:name="TableRow1627" style:family="table-row">
      <style:table-row-properties style:min-row-height="0.7868in" fo:keep-together="always"/>
    </style:style>
    <style:style style:name="TableCell16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9" style:parent-style-name="Standard" style:family="paragraph">
      <style:text-properties fo:color="#000000"/>
    </style:style>
    <style:style style:name="TableRow1630" style:family="table-row">
      <style:table-row-properties style:min-row-height="1.6729in" fo:keep-together="always"/>
    </style:style>
    <style:style style:name="TableCell163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32" style:parent-style-name="Standard" style:family="paragraph">
      <style:text-properties fo:color="#000000"/>
    </style:style>
    <style:style style:name="P1633" style:parent-style-name="Standard" style:family="paragraph">
      <style:paragraph-properties fo:break-before="page"/>
    </style:style>
    <style:style style:name="TableColumn1635" style:family="table-column">
      <style:table-column-properties style:column-width="3.3152in"/>
    </style:style>
    <style:style style:name="TableColumn1636" style:family="table-column">
      <style:table-column-properties style:column-width="0.0687in"/>
    </style:style>
    <style:style style:name="TableColumn1637" style:family="table-column">
      <style:table-column-properties style:column-width="3.3847in"/>
    </style:style>
    <style:style style:name="Table1634" style:family="table">
      <style:table-properties style:width="6.7687in" fo:margin-left="0.068in" table:align="left"/>
    </style:style>
    <style:style style:name="TableRow1638" style:family="table-row">
      <style:table-row-properties style:min-row-height="0.6694in" fo:keep-together="always"/>
    </style:style>
    <style:style style:name="TableCell16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color="#000000"/>
    </style:style>
    <style:style style:name="P1641" style:parent-style-name="Standard" style:family="paragraph">
      <style:text-properties fo:color="#000000"/>
    </style:style>
    <style:style style:name="TableCell16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3" style:parent-style-name="Standard" style:family="paragraph">
      <style:text-properties fo:font-style="italic" style:font-style-asian="italic" fo:color="#C00000" fo:font-size="8pt" style:font-size-asian="8pt"/>
    </style:style>
    <style:style style:name="TableRow1644" style:family="table-row">
      <style:table-row-properties style:min-row-height="0.6694in" fo:keep-together="always"/>
    </style:style>
    <style:style style:name="TableCell16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6" style:parent-style-name="Standard" style:family="paragraph">
      <style:text-properties fo:color="#000000"/>
    </style:style>
    <style:style style:name="TableCell1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8" style:parent-style-name="Standard" style:family="paragraph">
      <style:text-properties fo:font-style="italic" style:font-style-asian="italic" fo:color="#C00000" fo:font-size="8pt" style:font-size-asian="8pt"/>
    </style:style>
    <style:style style:name="TableRow1649" style:family="table-row">
      <style:table-row-properties style:min-row-height="2.0548in" fo:keep-together="always"/>
    </style:style>
    <style:style style:name="TableCell16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1" style:parent-style-name="Standard" style:family="paragraph">
      <style:text-properties fo:color="#000000"/>
    </style:style>
    <style:style style:name="TableRow1652" style:family="table-row">
      <style:table-row-properties style:min-row-height="1.3388in" fo:keep-together="always"/>
    </style:style>
    <style:style style:name="TableCell16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4" style:parent-style-name="Standard" style:family="paragraph">
      <style:text-properties fo:color="#000000"/>
    </style:style>
    <style:style style:name="TableCell16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6" style:parent-style-name="Standard" style:family="paragraph">
      <style:text-properties fo:font-style="italic" style:font-style-asian="italic" fo:color="#C00000" fo:font-size="8pt" style:font-size-asian="8pt"/>
    </style:style>
    <style:style style:name="TableRow1657" style:family="table-row">
      <style:table-row-properties style:min-row-height="1.3388in" fo:keep-together="always"/>
    </style:style>
    <style:style style:name="TableCell16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9" style:parent-style-name="Standard" style:family="paragraph">
      <style:text-properties fo:color="#000000"/>
    </style:style>
    <style:style style:name="TableRow1660" style:family="table-row">
      <style:table-row-properties style:min-row-height="0.7868in" fo:keep-together="always"/>
    </style:style>
    <style:style style:name="TableCell16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2" style:parent-style-name="Standard" style:family="paragraph">
      <style:text-properties fo:color="#000000"/>
    </style:style>
    <style:style style:name="TableRow1663" style:family="table-row">
      <style:table-row-properties style:min-row-height="1.6729in" fo:keep-together="always"/>
    </style:style>
    <style:style style:name="TableCell166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65" style:parent-style-name="Standard" style:family="paragraph">
      <style:text-properties fo:color="#000000"/>
    </style:style>
    <style:style style:name="P1666" style:parent-style-name="Standard" style:family="paragraph">
      <style:paragraph-properties fo:break-before="page"/>
    </style:style>
    <style:style style:name="TableColumn1668" style:family="table-column">
      <style:table-column-properties style:column-width="6.693in"/>
    </style:style>
    <style:style style:name="Table1667" style:family="table">
      <style:table-properties style:width="6.693in" fo:margin-left="-0.0069in" table:align="left"/>
    </style:style>
    <style:style style:name="TableRow1669" style:family="table-row">
      <style:table-row-properties/>
    </style:style>
    <style:style style:name="TableCell1670"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671" style:parent-style-name="Standard" style:family="paragraph">
      <style:paragraph-properties fo:margin-bottom="0in" fo:line-height="100%"/>
    </style:style>
    <style:style style:name="TableRow1672" style:family="table-row">
      <style:table-row-properties/>
    </style:style>
    <style:style style:name="TableCell1673" style:family="table-cell">
      <style:table-cell-properties fo:border="0.0069in solid #808080" style:writing-mode="lr-tb" fo:padding-top="0in" fo:padding-left="0.0715in" fo:padding-bottom="0in" fo:padding-right="0.075in"/>
    </style:style>
    <style:style style:name="P1674" style:parent-style-name="Standard" style:family="paragraph">
      <style:paragraph-properties fo:margin-bottom="0in" fo:line-height="100%"/>
      <style:text-properties style:use-window-font-color="true"/>
    </style:style>
    <style:style style:name="TableRow1675" style:family="table-row">
      <style:table-row-properties/>
    </style:style>
    <style:style style:name="TableCell1676" style:family="table-cell">
      <style:table-cell-properties fo:border="0.0069in solid #808080" style:writing-mode="lr-tb" fo:padding-top="0in" fo:padding-left="0.0715in" fo:padding-bottom="0in" fo:padding-right="0.075in"/>
    </style:style>
    <style:style style:name="P1677" style:parent-style-name="Standard" style:family="paragraph">
      <style:paragraph-properties fo:margin-bottom="0in" fo:line-height="100%"/>
    </style:style>
    <style:style style:name="T1678" style:parent-style-name="Car.predefinitoparagrafo" style:family="text">
      <style:text-properties style:use-window-font-color="true"/>
    </style:style>
    <style:style style:name="TableRow1679" style:family="table-row">
      <style:table-row-properties style:min-row-height="0.143in"/>
    </style:style>
    <style:style style:name="TableCell1680" style:family="table-cell">
      <style:table-cell-properties fo:border="0.0069in solid #808080" style:writing-mode="lr-tb" fo:padding-top="0in" fo:padding-left="0.0715in" fo:padding-bottom="0in" fo:padding-right="0.075in"/>
    </style:style>
    <style:style style:name="P1681" style:parent-style-name="Standard" style:family="paragraph">
      <style:paragraph-properties fo:margin-bottom="0in" fo:line-height="100%"/>
      <style:text-properties style:use-window-font-color="true"/>
    </style:style>
    <style:style style:name="TableRow1682" style:family="table-row">
      <style:table-row-properties/>
    </style:style>
    <style:style style:name="TableCell1683" style:family="table-cell">
      <style:table-cell-properties fo:border="0.0069in solid #808080" style:writing-mode="lr-tb" fo:padding-top="0in" fo:padding-left="0.0715in" fo:padding-bottom="0in" fo:padding-right="0.075in"/>
    </style:style>
    <style:style style:name="P1684" style:parent-style-name="Standard" style:family="paragraph">
      <style:paragraph-properties fo:margin-bottom="0in" fo:line-height="100%"/>
      <style:text-properties style:use-window-font-color="true"/>
    </style:style>
    <style:style style:name="TableRow1685" style:family="table-row">
      <style:table-row-properties/>
    </style:style>
    <style:style style:name="TableCell1686" style:family="table-cell">
      <style:table-cell-properties fo:border="0.0069in solid #808080" style:writing-mode="lr-tb" fo:padding-top="0in" fo:padding-left="0.0715in" fo:padding-bottom="0in" fo:padding-right="0.075in"/>
    </style:style>
    <style:style style:name="P1687" style:parent-style-name="Standard" style:family="paragraph">
      <style:paragraph-properties fo:margin-bottom="0in" fo:line-height="100%"/>
      <style:text-properties style:use-window-font-color="true"/>
    </style:style>
    <style:style style:name="TableRow1688" style:family="table-row">
      <style:table-row-properties/>
    </style:style>
    <style:style style:name="TableCell1689" style:family="table-cell">
      <style:table-cell-properties fo:border="0.0069in solid #808080" style:writing-mode="lr-tb" fo:padding-top="0in" fo:padding-left="0.0715in" fo:padding-bottom="0in" fo:padding-right="0.075in"/>
    </style:style>
    <style:style style:name="P1690" style:parent-style-name="Standard" style:family="paragraph">
      <style:paragraph-properties fo:margin-bottom="0in" fo:line-height="100%"/>
      <style:text-properties style:use-window-font-color="true"/>
    </style:style>
    <style:style style:name="TableRow1691" style:family="table-row">
      <style:table-row-properties/>
    </style:style>
    <style:style style:name="TableCell1692" style:family="table-cell">
      <style:table-cell-properties fo:border="0.0069in solid #808080" style:writing-mode="lr-tb" fo:padding-top="0in" fo:padding-left="0.0715in" fo:padding-bottom="0in" fo:padding-right="0.075in"/>
    </style:style>
    <style:style style:name="P1693" style:parent-style-name="Standard" style:family="paragraph">
      <style:paragraph-properties fo:margin-bottom="0in" fo:line-height="100%"/>
      <style:text-properties style:use-window-font-color="true"/>
    </style:style>
    <style:style style:name="TableRow1694" style:family="table-row">
      <style:table-row-properties/>
    </style:style>
    <style:style style:name="TableCell1695" style:family="table-cell">
      <style:table-cell-properties fo:border="0.0069in solid #808080" style:writing-mode="lr-tb" fo:padding-top="0in" fo:padding-left="0.0715in" fo:padding-bottom="0in" fo:padding-right="0.075in"/>
    </style:style>
    <style:style style:name="P1696" style:parent-style-name="Standard" style:family="paragraph">
      <style:paragraph-properties fo:margin-bottom="0in" fo:line-height="100%"/>
    </style:style>
    <style:style style:name="TableRow1697" style:family="table-row">
      <style:table-row-properties/>
    </style:style>
    <style:style style:name="TableCell1698" style:family="table-cell">
      <style:table-cell-properties fo:border="0.0069in solid #808080" style:writing-mode="lr-tb" fo:padding-top="0in" fo:padding-left="0.0715in" fo:padding-bottom="0in" fo:padding-right="0.075in"/>
    </style:style>
    <style:style style:name="P1699" style:parent-style-name="Standard" style:family="paragraph">
      <style:paragraph-properties fo:margin-bottom="0in" fo:line-height="100%"/>
    </style:style>
    <style:style style:name="TableRow1700" style:family="table-row">
      <style:table-row-properties/>
    </style:style>
    <style:style style:name="TableCell1701" style:family="table-cell">
      <style:table-cell-properties fo:border="0.0069in solid #808080" style:writing-mode="lr-tb" fo:padding-top="0in" fo:padding-left="0.0715in" fo:padding-bottom="0in" fo:padding-right="0.075in"/>
    </style:style>
    <style:style style:name="P1702" style:parent-style-name="Standard" style:family="paragraph">
      <style:paragraph-properties fo:margin-bottom="0in" fo:line-height="100%"/>
    </style:style>
    <style:style style:name="TableRow1703" style:family="table-row">
      <style:table-row-properties/>
    </style:style>
    <style:style style:name="TableCell1704" style:family="table-cell">
      <style:table-cell-properties fo:border="0.0069in solid #808080" style:writing-mode="lr-tb" fo:padding-top="0in" fo:padding-left="0.0715in" fo:padding-bottom="0in" fo:padding-right="0.075in"/>
    </style:style>
    <style:style style:name="P1705" style:parent-style-name="Standard" style:family="paragraph">
      <style:paragraph-properties fo:margin-bottom="0in" fo:line-height="100%"/>
    </style:style>
    <style:style style:name="TableRow1706" style:family="table-row">
      <style:table-row-properties/>
    </style:style>
    <style:style style:name="TableCell1707" style:family="table-cell">
      <style:table-cell-properties fo:border="0.0069in solid #808080" style:writing-mode="lr-tb" fo:padding-top="0in" fo:padding-left="0.0715in" fo:padding-bottom="0in" fo:padding-right="0.075in"/>
    </style:style>
    <style:style style:name="P1708" style:parent-style-name="Standard" style:family="paragraph">
      <style:paragraph-properties fo:margin-bottom="0in" fo:line-height="100%"/>
    </style:style>
    <style:style style:name="TableColumn1710" style:family="table-column">
      <style:table-column-properties style:column-width="6.693in"/>
    </style:style>
    <style:style style:name="Table1709" style:family="table">
      <style:table-properties style:width="6.693in" fo:margin-left="-0.0069in" table:align="left"/>
    </style:style>
    <style:style style:name="TableRow1711" style:family="table-row">
      <style:table-row-properties/>
    </style:style>
    <style:style style:name="TableCell1712"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13" style:parent-style-name="Standard" style:family="paragraph">
      <style:paragraph-properties fo:margin-bottom="0in" fo:line-height="100%"/>
    </style:style>
    <style:style style:name="TableRow1714" style:family="table-row">
      <style:table-row-properties/>
    </style:style>
    <style:style style:name="TableCell1715" style:family="table-cell">
      <style:table-cell-properties fo:border="0.0069in solid #808080" style:writing-mode="lr-tb" fo:padding-top="0in" fo:padding-left="0.0715in" fo:padding-bottom="0in" fo:padding-right="0.075in"/>
    </style:style>
    <style:style style:name="P1716" style:parent-style-name="Standard" style:family="paragraph">
      <style:paragraph-properties fo:margin-bottom="0in" fo:line-height="100%"/>
      <style:text-properties style:use-window-font-color="true"/>
    </style:style>
    <style:style style:name="TableRow1717" style:family="table-row">
      <style:table-row-properties/>
    </style:style>
    <style:style style:name="TableCell1718" style:family="table-cell">
      <style:table-cell-properties fo:border="0.0069in solid #808080" style:writing-mode="lr-tb" fo:padding-top="0in" fo:padding-left="0.0715in" fo:padding-bottom="0in" fo:padding-right="0.075in"/>
    </style:style>
    <style:style style:name="P1719" style:parent-style-name="Standard" style:family="paragraph">
      <style:paragraph-properties fo:margin-bottom="0in" fo:line-height="100%"/>
      <style:text-properties style:use-window-font-color="true"/>
    </style:style>
    <style:style style:name="TableRow1720" style:family="table-row">
      <style:table-row-properties/>
    </style:style>
    <style:style style:name="TableCell1721" style:family="table-cell">
      <style:table-cell-properties fo:border="0.0069in solid #808080" style:writing-mode="lr-tb" fo:padding-top="0in" fo:padding-left="0.0715in" fo:padding-bottom="0in" fo:padding-right="0.075in"/>
    </style:style>
    <style:style style:name="P1722" style:parent-style-name="Standard" style:family="paragraph">
      <style:paragraph-properties fo:margin-bottom="0in" fo:line-height="100%"/>
      <style:text-properties style:use-window-font-color="true"/>
    </style:style>
    <style:style style:name="TableRow1723" style:family="table-row">
      <style:table-row-properties/>
    </style:style>
    <style:style style:name="TableCell1724" style:family="table-cell">
      <style:table-cell-properties fo:border="0.0069in solid #808080" style:writing-mode="lr-tb" fo:padding-top="0in" fo:padding-left="0.0715in" fo:padding-bottom="0in" fo:padding-right="0.075in"/>
    </style:style>
    <style:style style:name="P1725" style:parent-style-name="Standard" style:family="paragraph">
      <style:paragraph-properties fo:margin-bottom="0in" fo:line-height="100%"/>
      <style:text-properties style:use-window-font-color="true"/>
    </style:style>
    <style:style style:name="TableRow1726" style:family="table-row">
      <style:table-row-properties/>
    </style:style>
    <style:style style:name="TableCell1727" style:family="table-cell">
      <style:table-cell-properties fo:border="0.0069in solid #808080" style:writing-mode="lr-tb" fo:padding-top="0in" fo:padding-left="0.0715in" fo:padding-bottom="0in" fo:padding-right="0.075in"/>
    </style:style>
    <style:style style:name="P1728" style:parent-style-name="Standard" style:family="paragraph">
      <style:paragraph-properties fo:margin-bottom="0in" fo:line-height="100%"/>
      <style:text-properties style:use-window-font-color="true"/>
    </style:style>
    <style:style style:name="TableRow1729" style:family="table-row">
      <style:table-row-properties/>
    </style:style>
    <style:style style:name="TableCell1730" style:family="table-cell">
      <style:table-cell-properties fo:border="0.0069in solid #808080" style:writing-mode="lr-tb" fo:padding-top="0in" fo:padding-left="0.0715in" fo:padding-bottom="0in" fo:padding-right="0.075in"/>
    </style:style>
    <style:style style:name="P1731" style:parent-style-name="Standard" style:family="paragraph">
      <style:paragraph-properties fo:margin-bottom="0in" fo:line-height="100%"/>
      <style:text-properties style:use-window-font-color="true"/>
    </style:style>
    <style:style style:name="TableRow1732" style:family="table-row">
      <style:table-row-properties/>
    </style:style>
    <style:style style:name="TableCell1733" style:family="table-cell">
      <style:table-cell-properties fo:border="0.0069in solid #808080" style:writing-mode="lr-tb" fo:padding-top="0in" fo:padding-left="0.0715in" fo:padding-bottom="0in" fo:padding-right="0.075in"/>
    </style:style>
    <style:style style:name="P1734" style:parent-style-name="Standard" style:family="paragraph">
      <style:paragraph-properties fo:margin-bottom="0in" fo:line-height="100%"/>
      <style:text-properties style:use-window-font-color="true"/>
    </style:style>
    <style:style style:name="TableRow1735" style:family="table-row">
      <style:table-row-properties/>
    </style:style>
    <style:style style:name="TableCell1736" style:family="table-cell">
      <style:table-cell-properties fo:border="0.0069in solid #808080" style:writing-mode="lr-tb" fo:padding-top="0in" fo:padding-left="0.0715in" fo:padding-bottom="0in" fo:padding-right="0.075in"/>
    </style:style>
    <style:style style:name="P1737" style:parent-style-name="Standard" style:family="paragraph">
      <style:paragraph-properties fo:margin-bottom="0in" fo:line-height="100%"/>
      <style:text-properties style:use-window-font-color="true"/>
    </style:style>
    <style:style style:name="TableRow1738" style:family="table-row">
      <style:table-row-properties/>
    </style:style>
    <style:style style:name="TableCell1739" style:family="table-cell">
      <style:table-cell-properties fo:border="0.0069in solid #808080" style:writing-mode="lr-tb" fo:padding-top="0in" fo:padding-left="0.0715in" fo:padding-bottom="0in" fo:padding-right="0.075in"/>
    </style:style>
    <style:style style:name="P1740" style:parent-style-name="Standard" style:family="paragraph">
      <style:paragraph-properties fo:margin-bottom="0in" fo:line-height="100%"/>
      <style:text-properties style:use-window-font-color="true"/>
    </style:style>
    <style:style style:name="TableRow1741" style:family="table-row">
      <style:table-row-properties/>
    </style:style>
    <style:style style:name="TableCell1742" style:family="table-cell">
      <style:table-cell-properties fo:border="0.0069in solid #808080" style:writing-mode="lr-tb" fo:padding-top="0in" fo:padding-left="0.0715in" fo:padding-bottom="0in" fo:padding-right="0.075in"/>
    </style:style>
    <style:style style:name="P1743" style:parent-style-name="Standard" style:family="paragraph">
      <style:paragraph-properties fo:margin-bottom="0in" fo:line-height="100%"/>
    </style:style>
    <style:style style:name="TableRow1744" style:family="table-row">
      <style:table-row-properties/>
    </style:style>
    <style:style style:name="TableCell1745" style:family="table-cell">
      <style:table-cell-properties fo:border="0.0069in solid #808080" style:writing-mode="lr-tb" fo:padding-top="0in" fo:padding-left="0.0715in" fo:padding-bottom="0in" fo:padding-right="0.075in"/>
    </style:style>
    <style:style style:name="P1746" style:parent-style-name="Standard" style:family="paragraph">
      <style:paragraph-properties fo:margin-bottom="0in" fo:line-height="100%"/>
    </style:style>
    <style:style style:name="TableRow1747" style:family="table-row">
      <style:table-row-properties/>
    </style:style>
    <style:style style:name="TableCell1748" style:family="table-cell">
      <style:table-cell-properties fo:border="0.0069in solid #808080" style:writing-mode="lr-tb" fo:padding-top="0in" fo:padding-left="0.0715in" fo:padding-bottom="0in" fo:padding-right="0.075in"/>
    </style:style>
    <style:style style:name="P1749" style:parent-style-name="Standard" style:family="paragraph">
      <style:paragraph-properties fo:margin-bottom="0in" fo:line-height="100%"/>
    </style:style>
    <style:style style:name="TableColumn1751" style:family="table-column">
      <style:table-column-properties style:column-width="6.693in"/>
    </style:style>
    <style:style style:name="Table1750" style:family="table">
      <style:table-properties style:width="6.693in" fo:margin-left="-0.0069in" table:align="left"/>
    </style:style>
    <style:style style:name="TableRow1752" style:family="table-row">
      <style:table-row-properties/>
    </style:style>
    <style:style style:name="TableCell1753"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54" style:parent-style-name="Standard" style:family="paragraph">
      <style:paragraph-properties fo:margin-bottom="0in" fo:line-height="100%"/>
      <style:text-properties style:use-window-font-color="true"/>
    </style:style>
    <style:style style:name="TableRow1755" style:family="table-row">
      <style:table-row-properties/>
    </style:style>
    <style:style style:name="TableCell1756" style:family="table-cell">
      <style:table-cell-properties fo:border="0.0069in solid #808080" style:writing-mode="lr-tb" fo:padding-top="0in" fo:padding-left="0.0715in" fo:padding-bottom="0in" fo:padding-right="0.075in"/>
    </style:style>
    <style:style style:name="P1757" style:parent-style-name="Standard" style:family="paragraph">
      <style:paragraph-properties fo:margin-bottom="0in" fo:line-height="100%"/>
      <style:text-properties style:use-window-font-color="true"/>
    </style:style>
    <style:style style:name="TableRow1758" style:family="table-row">
      <style:table-row-properties/>
    </style:style>
    <style:style style:name="TableCell1759" style:family="table-cell">
      <style:table-cell-properties fo:border="0.0069in solid #808080" style:writing-mode="lr-tb" fo:padding-top="0in" fo:padding-left="0.0715in" fo:padding-bottom="0in" fo:padding-right="0.075in"/>
    </style:style>
    <style:style style:name="P1760" style:parent-style-name="Standard" style:family="paragraph">
      <style:paragraph-properties fo:margin-bottom="0in" fo:line-height="100%"/>
      <style:text-properties style:use-window-font-color="true"/>
    </style:style>
    <style:style style:name="TableRow1761" style:family="table-row">
      <style:table-row-properties/>
    </style:style>
    <style:style style:name="TableCell1762" style:family="table-cell">
      <style:table-cell-properties fo:border="0.0069in solid #808080" style:writing-mode="lr-tb" fo:padding-top="0in" fo:padding-left="0.0715in" fo:padding-bottom="0in" fo:padding-right="0.075in"/>
    </style:style>
    <style:style style:name="P1763" style:parent-style-name="Standard" style:family="paragraph">
      <style:paragraph-properties fo:margin-bottom="0in" fo:line-height="100%"/>
      <style:text-properties style:use-window-font-color="true"/>
    </style:style>
    <style:style style:name="TableRow1764" style:family="table-row">
      <style:table-row-properties/>
    </style:style>
    <style:style style:name="TableCell1765" style:family="table-cell">
      <style:table-cell-properties fo:border="0.0069in solid #808080" style:writing-mode="lr-tb" fo:padding-top="0in" fo:padding-left="0.0715in" fo:padding-bottom="0in" fo:padding-right="0.075in"/>
    </style:style>
    <style:style style:name="P1766" style:parent-style-name="Standard" style:family="paragraph">
      <style:paragraph-properties fo:margin-bottom="0in" fo:line-height="100%"/>
      <style:text-properties style:use-window-font-color="true"/>
    </style:style>
    <style:style style:name="TableRow1767" style:family="table-row">
      <style:table-row-properties/>
    </style:style>
    <style:style style:name="TableCell1768" style:family="table-cell">
      <style:table-cell-properties fo:border="0.0069in solid #808080" style:writing-mode="lr-tb" fo:padding-top="0in" fo:padding-left="0.0715in" fo:padding-bottom="0in" fo:padding-right="0.075in"/>
    </style:style>
    <style:style style:name="P1769" style:parent-style-name="Standard" style:family="paragraph">
      <style:paragraph-properties fo:margin-bottom="0in" fo:line-height="100%"/>
      <style:text-properties style:use-window-font-color="true"/>
    </style:style>
    <style:style style:name="TableRow1770" style:family="table-row">
      <style:table-row-properties/>
    </style:style>
    <style:style style:name="TableCell1771" style:family="table-cell">
      <style:table-cell-properties fo:border="0.0069in solid #808080" style:writing-mode="lr-tb" fo:padding-top="0in" fo:padding-left="0.0715in" fo:padding-bottom="0in" fo:padding-right="0.075in"/>
    </style:style>
    <style:style style:name="P1772" style:parent-style-name="Standard" style:family="paragraph">
      <style:paragraph-properties fo:margin-bottom="0in" fo:line-height="100%"/>
      <style:text-properties style:use-window-font-color="true"/>
    </style:style>
    <style:style style:name="TableRow1773" style:family="table-row">
      <style:table-row-properties/>
    </style:style>
    <style:style style:name="TableCell1774" style:family="table-cell">
      <style:table-cell-properties fo:border="0.0069in solid #808080" style:writing-mode="lr-tb" fo:padding-top="0in" fo:padding-left="0.0715in" fo:padding-bottom="0in" fo:padding-right="0.075in"/>
    </style:style>
    <style:style style:name="P1775" style:parent-style-name="Standard" style:family="paragraph">
      <style:paragraph-properties fo:margin-bottom="0in" fo:line-height="100%"/>
      <style:text-properties style:use-window-font-color="true"/>
    </style:style>
    <style:style style:name="TableRow1776" style:family="table-row">
      <style:table-row-properties/>
    </style:style>
    <style:style style:name="TableCell1777" style:family="table-cell">
      <style:table-cell-properties fo:border="0.0069in solid #808080" style:writing-mode="lr-tb" fo:padding-top="0in" fo:padding-left="0.0715in" fo:padding-bottom="0in" fo:padding-right="0.075in"/>
    </style:style>
    <style:style style:name="P1778" style:parent-style-name="Standard" style:family="paragraph">
      <style:paragraph-properties fo:margin-bottom="0in" fo:line-height="100%"/>
      <style:text-properties style:use-window-font-color="true"/>
    </style:style>
    <style:style style:name="TableRow1779" style:family="table-row">
      <style:table-row-properties/>
    </style:style>
    <style:style style:name="TableCell1780" style:family="table-cell">
      <style:table-cell-properties fo:border="0.0069in solid #808080" style:writing-mode="lr-tb" fo:padding-top="0in" fo:padding-left="0.0715in" fo:padding-bottom="0in" fo:padding-right="0.075in"/>
    </style:style>
    <style:style style:name="P1781" style:parent-style-name="Standard" style:family="paragraph">
      <style:paragraph-properties fo:margin-bottom="0in" fo:line-height="100%"/>
    </style:style>
    <style:style style:name="TableRow1782" style:family="table-row">
      <style:table-row-properties/>
    </style:style>
    <style:style style:name="TableCell1783" style:family="table-cell">
      <style:table-cell-properties fo:border="0.0069in solid #808080" style:writing-mode="lr-tb" fo:padding-top="0in" fo:padding-left="0.0715in" fo:padding-bottom="0in" fo:padding-right="0.075in"/>
    </style:style>
    <style:style style:name="P1784" style:parent-style-name="Standard" style:family="paragraph">
      <style:paragraph-properties fo:margin-bottom="0in" fo:line-height="100%"/>
    </style:style>
    <style:style style:name="TableRow1785" style:family="table-row">
      <style:table-row-properties/>
    </style:style>
    <style:style style:name="TableCell1786" style:family="table-cell">
      <style:table-cell-properties fo:border="0.0069in solid #808080" style:writing-mode="lr-tb" fo:padding-top="0in" fo:padding-left="0.0715in" fo:padding-bottom="0in" fo:padding-right="0.075in"/>
    </style:style>
    <style:style style:name="P1787" style:parent-style-name="Standard" style:family="paragraph">
      <style:paragraph-properties fo:margin-bottom="0in" fo:line-height="100%"/>
    </style:style>
    <style:style style:name="TableRow1788" style:family="table-row">
      <style:table-row-properties/>
    </style:style>
    <style:style style:name="TableCell1789" style:family="table-cell">
      <style:table-cell-properties fo:border="0.0069in solid #808080" style:writing-mode="lr-tb" fo:padding-top="0in" fo:padding-left="0.0715in" fo:padding-bottom="0in" fo:padding-right="0.075in"/>
    </style:style>
    <style:style style:name="P1790" style:parent-style-name="Standard" style:family="paragraph">
      <style:paragraph-properties fo:margin-bottom="0in" fo:line-height="100%"/>
    </style:style>
    <style:style style:name="P1791" style:parent-style-name="Standard" style:family="paragraph">
      <style:paragraph-properties fo:margin-bottom="0in" fo:line-height="100%"/>
      <style:text-properties fo:font-weight="bold" style:font-weight-asian="bold" style:font-weight-complex="bold" fo:color="#000000"/>
    </style:style>
    <style:style style:name="P1792" style:parent-style-name="Standard" style:family="paragraph">
      <style:paragraph-properties fo:margin-bottom="0in" fo:line-height="100%"/>
    </style:style>
    <style:style style:name="T1793" style:parent-style-name="Car.predefinitoparagrafo" style:family="text">
      <style:text-properties fo:font-weight="bold" style:font-weight-asian="bold" style:font-weight-complex="bold" fo:color="#000000"/>
    </style:style>
    <style:style style:name="T1794" style:parent-style-name="Car.predefinitoparagrafo" style:family="text">
      <style:text-properties fo:color="#000000"/>
    </style:style>
    <style:style style:name="T1795" style:parent-style-name="Car.predefinitoparagrafo" style:family="text">
      <style:text-properties fo:font-weight="bold" style:font-weight-asian="bold" style:font-weight-complex="bold" fo:color="#000000"/>
    </style:style>
    <style:style style:name="P1796" style:parent-style-name="Standard" style:family="paragraph">
      <style:paragraph-properties fo:text-align="justify" fo:margin-bottom="0in" fo:line-height="100%"/>
      <style:text-properties fo:color="#000000"/>
    </style:style>
    <style:style style:name="P1797" style:parent-style-name="Standard" style:family="paragraph">
      <style:paragraph-properties fo:text-align="justify" fo:margin-bottom="0in" fo:line-height="100%"/>
      <style:text-properties fo:color="#000000"/>
    </style:style>
    <style:style style:name="P1798" style:parent-style-name="Standard" style:family="paragraph">
      <style:paragraph-properties fo:text-align="justify" fo:margin-bottom="0in" fo:line-height="100%"/>
      <style:text-properties fo:color="#000000"/>
    </style:style>
    <style:style style:name="P1799" style:parent-style-name="Standard" style:family="paragraph">
      <style:paragraph-properties fo:text-align="justify" fo:margin-bottom="0in" fo:line-height="100%"/>
      <style:text-properties fo:color="#000000"/>
    </style:style>
    <style:style style:name="P1800" style:parent-style-name="Standard" style:family="paragraph">
      <style:paragraph-properties fo:text-align="justify" fo:margin-bottom="0in" fo:line-height="100%"/>
      <style:text-properties fo:color="#000000"/>
    </style:style>
    <style:style style:name="P1801" style:parent-style-name="Standard" style:family="paragraph">
      <style:paragraph-properties fo:text-align="justify" fo:margin-bottom="0in" fo:line-height="100%"/>
      <style:text-properties fo:color="#000000"/>
    </style:style>
    <style:style style:name="P1802" style:parent-style-name="Standard" style:family="paragraph">
      <style:paragraph-properties fo:text-align="justify" fo:margin-bottom="0in" fo:line-height="100%"/>
      <style:text-properties fo:color="#000000"/>
    </style:style>
    <style:style style:name="P1803" style:parent-style-name="Standard" style:family="paragraph">
      <style:paragraph-properties fo:margin-bottom="0in" fo:line-height="100%"/>
    </style:style>
    <style:style style:name="P1804" style:parent-style-name="Standard" style:family="paragraph">
      <style:paragraph-properties fo:margin-bottom="0in" fo:line-height="100%"/>
      <style:text-properties fo:font-weight="bold" style:font-weight-asian="bold" style:font-weight-complex="bold" fo:color="#000000"/>
    </style:style>
    <style:style style:name="P1805" style:parent-style-name="Standard" style:family="paragraph">
      <style:paragraph-properties fo:margin-bottom="0in" fo:line-height="100%"/>
      <style:text-properties fo:font-weight="bold" style:font-weight-asian="bold" style:font-weight-complex="bold" fo:color="#000000"/>
    </style:style>
    <style:style style:name="P1806" style:parent-style-name="Standard" style:family="paragraph">
      <style:paragraph-properties fo:margin-bottom="0in" fo:line-height="100%"/>
      <style:text-properties fo:font-weight="bold" style:font-weight-asian="bold" style:font-weight-complex="bold" fo:color="#000000"/>
    </style:style>
    <style:style style:name="P1807" style:parent-style-name="Standard" style:family="paragraph">
      <style:paragraph-properties fo:text-align="justify" fo:margin-bottom="0in" fo:line-height="100%"/>
      <style:text-properties fo:color="#000000"/>
    </style:style>
    <style:style style:name="P1808" style:parent-style-name="Standard" style:family="paragraph">
      <style:paragraph-properties fo:text-align="justify" fo:margin-bottom="0in" fo:line-height="100%"/>
      <style:text-properties fo:color="#000000"/>
    </style:style>
    <style:style style:name="P1809" style:parent-style-name="Standard" style:family="paragraph">
      <style:paragraph-properties fo:text-align="justify" fo:margin-bottom="0in" fo:line-height="100%"/>
      <style:text-properties fo:color="#000000"/>
    </style:style>
    <style:style style:name="P1810" style:parent-style-name="Standard" style:family="paragraph">
      <style:paragraph-properties fo:margin-bottom="0in" fo:line-height="100%"/>
      <style:text-properties fo:color="#000000"/>
    </style:style>
    <style:style style:name="P1811" style:parent-style-name="Standard" style:family="paragraph">
      <style:paragraph-properties fo:margin-bottom="0in" fo:line-height="100%"/>
      <style:text-properties fo:font-weight="bold" style:font-weight-asian="bold" style:font-weight-complex="bold" fo:color="#000000"/>
    </style:style>
    <style:style style:name="P1812" style:parent-style-name="Standard" style:family="paragraph">
      <style:paragraph-properties fo:margin-bottom="0in" fo:line-height="100%"/>
      <style:text-properties fo:font-weight="bold" style:font-weight-asian="bold" style:font-weight-complex="bold" fo:color="#000000"/>
    </style:style>
    <style:style style:name="P1813" style:parent-style-name="Standard" style:family="paragraph">
      <style:paragraph-properties fo:margin-bottom="0in" fo:line-height="100%"/>
      <style:text-properties fo:font-weight="bold" style:font-weight-asian="bold" style:font-weight-complex="bold" fo:color="#000000"/>
    </style:style>
    <style:style style:name="P1814" style:parent-style-name="Standard" style:family="paragraph">
      <style:paragraph-properties fo:text-align="justify" fo:margin-bottom="0in" fo:line-height="100%"/>
      <style:text-properties fo:color="#000000"/>
    </style:style>
    <style:style style:name="P1815" style:parent-style-name="Standard" style:family="paragraph">
      <style:paragraph-properties fo:text-align="justify" fo:margin-bottom="0in" fo:line-height="100%"/>
      <style:text-properties fo:color="#000000"/>
    </style:style>
    <style:style style:name="P1816" style:parent-style-name="Standard" style:family="paragraph">
      <style:paragraph-properties fo:text-align="justify" fo:margin-bottom="0in" fo:line-height="100%"/>
      <style:text-properties fo:color="#000000"/>
    </style:style>
    <style:style style:name="P1817" style:parent-style-name="Standard" style:family="paragraph">
      <style:paragraph-properties fo:text-align="justify" fo:margin-bottom="0in" fo:line-height="100%"/>
      <style:text-properties fo:color="#000000"/>
    </style:style>
    <style:style style:name="P1818" style:parent-style-name="Standard" style:family="paragraph">
      <style:paragraph-properties fo:margin-bottom="0in" fo:line-height="100%"/>
      <style:text-properties fo:color="#000000"/>
    </style:style>
    <style:style style:name="P1819" style:parent-style-name="Standard" style:family="paragraph">
      <style:paragraph-properties fo:margin-bottom="0in" fo:line-height="100%"/>
      <style:text-properties fo:color="#000000"/>
    </style:style>
    <style:style style:name="P1820" style:parent-style-name="Standard" style:family="paragraph">
      <style:paragraph-properties fo:margin-bottom="0in" fo:line-height="100%"/>
      <style:text-properties fo:color="#000000"/>
    </style:style>
    <style:style style:name="P1821" style:parent-style-name="Standard" style:family="paragraph">
      <style:paragraph-properties fo:margin-bottom="0in" fo:line-height="100%"/>
      <style:text-properties fo:color="#000000"/>
    </style:style>
    <style:style style:name="P1822" style:parent-style-name="Standard" style:family="paragraph">
      <style:paragraph-properties fo:margin-bottom="0in" fo:line-height="100%"/>
      <style:text-properties fo:color="#000000"/>
    </style:style>
    <style:style style:name="P1823" style:parent-style-name="Standard" style:family="paragraph">
      <style:paragraph-properties fo:margin-bottom="0in" fo:line-height="100%"/>
      <style:text-properties fo:font-weight="bold" style:font-weight-asian="bold" style:font-weight-complex="bold" fo:color="#000000"/>
    </style:style>
    <style:style style:name="P1824" style:parent-style-name="Standard" style:family="paragraph">
      <style:paragraph-properties fo:margin-bottom="0in" fo:line-height="100%"/>
      <style:text-properties fo:font-weight="bold" style:font-weight-asian="bold" style:font-weight-complex="bold" fo:color="#000000"/>
    </style:style>
    <style:style style:name="P1825" style:parent-style-name="Standard" style:family="paragraph">
      <style:paragraph-properties fo:text-align="justify" fo:margin-bottom="0in" fo:line-height="100%"/>
      <style:text-properties fo:color="#000000"/>
    </style:style>
    <style:style style:name="P1826" style:parent-style-name="Standard" style:family="paragraph">
      <style:paragraph-properties fo:text-align="justify" fo:margin-bottom="0in" fo:line-height="100%"/>
      <style:text-properties fo:color="#000000"/>
    </style:style>
    <style:style style:name="P1827" style:parent-style-name="Standard" style:family="paragraph">
      <style:paragraph-properties fo:margin-bottom="0in" fo:line-height="100%"/>
      <style:text-properties fo:color="#000000"/>
    </style:style>
    <style:style style:name="P1828" style:parent-style-name="Standard" style:family="paragraph">
      <style:paragraph-properties fo:margin-bottom="0in" fo:line-height="100%"/>
      <style:text-properties fo:font-weight="bold" style:font-weight-asian="bold" style:font-weight-complex="bold" fo:color="#000000"/>
    </style:style>
    <style:style style:name="P1829" style:parent-style-name="Standard" style:family="paragraph">
      <style:paragraph-properties fo:margin-bottom="0in" fo:line-height="100%"/>
      <style:text-properties fo:font-weight="bold" style:font-weight-asian="bold" style:font-weight-complex="bold" fo:color="#000000"/>
    </style:style>
    <style:style style:name="P1830" style:parent-style-name="Standard" style:family="paragraph">
      <style:paragraph-properties fo:margin-bottom="0in" fo:line-height="100%"/>
      <style:text-properties fo:font-weight="bold" style:font-weight-asian="bold" style:font-weight-complex="bold" fo:color="#000000"/>
    </style:style>
    <style:style style:name="P1831" style:parent-style-name="Standard" style:family="paragraph">
      <style:paragraph-properties fo:text-align="justify" fo:margin-bottom="0in" fo:line-height="100%"/>
      <style:text-properties fo:color="#000000"/>
    </style:style>
    <style:style style:name="P1832" style:parent-style-name="Standard" style:family="paragraph">
      <style:paragraph-properties fo:margin-bottom="0in" fo:line-height="100%"/>
      <style:text-properties fo:color="#000000"/>
    </style:style>
    <style:style style:name="P1833" style:parent-style-name="Standard" style:family="paragraph">
      <style:paragraph-properties fo:margin-bottom="0in" fo:line-height="100%"/>
      <style:text-properties fo:color="#000000"/>
    </style:style>
    <style:style style:name="P1834" style:parent-style-name="Standard" style:family="paragraph">
      <style:paragraph-properties fo:margin-bottom="0in" fo:line-height="100%"/>
      <style:text-properties fo:font-weight="bold" style:font-weight-asian="bold" style:font-weight-complex="bold" fo:color="#000000"/>
    </style:style>
    <style:style style:name="P1835" style:parent-style-name="Standard" style:family="paragraph">
      <style:paragraph-properties fo:margin-bottom="0in" fo:line-height="100%"/>
      <style:text-properties fo:font-weight="bold" style:font-weight-asian="bold" style:font-weight-complex="bold" fo:color="#000000"/>
    </style:style>
    <style:style style:name="P1836" style:parent-style-name="Standard" style:family="paragraph">
      <style:paragraph-properties fo:text-align="justify" fo:margin-bottom="0in" fo:line-height="100%"/>
      <style:text-properties fo:color="#000000"/>
    </style:style>
    <style:style style:name="P1837" style:parent-style-name="Standard" style:family="paragraph">
      <style:paragraph-properties fo:margin-bottom="0in" fo:line-height="100%"/>
      <style:text-properties fo:font-weight="bold" style:font-weight-asian="bold" style:font-weight-complex="bold" fo:color="#000000"/>
    </style:style>
    <style:style style:name="P1838" style:parent-style-name="Standard" style:family="paragraph">
      <style:paragraph-properties fo:margin-bottom="0in" fo:line-height="100%"/>
      <style:text-properties fo:font-weight="bold" style:font-weight-asian="bold" style:font-weight-complex="bold" fo:color="#000000"/>
    </style:style>
    <style:style style:name="P1839" style:parent-style-name="Standard" style:family="paragraph">
      <style:paragraph-properties fo:margin-bottom="0in" fo:line-height="100%"/>
      <style:text-properties fo:font-weight="bold" style:font-weight-asian="bold" style:font-weight-complex="bold" fo:color="#000000"/>
    </style:style>
    <style:style style:name="P1840" style:parent-style-name="Standard" style:family="paragraph">
      <style:paragraph-properties fo:margin-bottom="0in" fo:line-height="100%"/>
      <style:text-properties fo:font-weight="bold" style:font-weight-asian="bold" style:font-weight-complex="bold" fo:color="#000000"/>
    </style:style>
    <style:style style:name="P1841" style:parent-style-name="Standard" style:family="paragraph">
      <style:paragraph-properties fo:text-align="justify" fo:margin-bottom="0in" fo:line-height="100%"/>
      <style:text-properties fo:color="#000000"/>
    </style:style>
    <style:style style:name="P1842" style:parent-style-name="Standard" style:family="paragraph">
      <style:paragraph-properties fo:margin-bottom="0in" fo:line-height="100%"/>
      <style:text-properties fo:color="#000000"/>
    </style:style>
    <style:style style:name="P1843" style:parent-style-name="Standard" style:family="paragraph">
      <style:paragraph-properties fo:margin-bottom="0in" fo:line-height="100%"/>
      <style:text-properties fo:color="#000000"/>
    </style:style>
    <style:style style:name="P1844" style:parent-style-name="Standard" style:family="paragraph">
      <style:paragraph-properties fo:margin-bottom="0in" fo:line-height="100%"/>
      <style:text-properties fo:font-weight="bold" style:font-weight-asian="bold" style:font-weight-complex="bold" fo:color="#000000"/>
    </style:style>
    <style:style style:name="P1845" style:parent-style-name="Standard" style:family="paragraph">
      <style:paragraph-properties fo:margin-bottom="0in" fo:line-height="100%"/>
    </style:style>
    <style:style style:name="T1846" style:parent-style-name="Car.predefinitoparagrafo" style:family="text">
      <style:text-properties fo:font-weight="bold" style:font-weight-asian="bold" style:font-weight-complex="bold" fo:color="#000000"/>
    </style:style>
    <style:style style:name="P1847" style:parent-style-name="Standard" style:family="paragraph">
      <style:paragraph-properties fo:text-align="justify" fo:margin-bottom="0in" fo:line-height="100%"/>
      <style:text-properties fo:color="#000000"/>
    </style:style>
    <style:style style:name="P1848" style:parent-style-name="Standard" style:family="paragraph">
      <style:paragraph-properties fo:margin-bottom="0in" fo:line-height="100%"/>
      <style:text-properties fo:color="#000000"/>
    </style:style>
    <style:style style:name="P1849" style:parent-style-name="Standard" style:family="paragraph">
      <style:paragraph-properties fo:margin-bottom="0in" fo:line-height="100%"/>
      <style:text-properties fo:color="#000000"/>
    </style:style>
    <style:style style:name="P1850" style:parent-style-name="Standard" style:family="paragraph">
      <style:paragraph-properties fo:margin-bottom="0in" fo:line-height="100%"/>
      <style:text-properties fo:font-weight="bold" style:font-weight-asian="bold" style:font-weight-complex="bold" fo:color="#000000"/>
    </style:style>
    <style:style style:name="P1851" style:parent-style-name="Standard" style:family="paragraph">
      <style:paragraph-properties fo:margin-bottom="0in" fo:line-height="100%"/>
      <style:text-properties fo:font-weight="bold" style:font-weight-asian="bold" style:font-weight-complex="bold" fo:color="#000000"/>
    </style:style>
    <style:style style:name="P1852" style:parent-style-name="Standard" style:family="paragraph">
      <style:paragraph-properties fo:text-align="justify" fo:margin-bottom="0in" fo:line-height="100%"/>
      <style:text-properties fo:color="#000000"/>
    </style:style>
    <style:style style:name="P1853" style:parent-style-name="Standard" style:family="paragraph">
      <style:paragraph-properties fo:margin-bottom="0in" fo:line-height="100%"/>
      <style:text-properties fo:color="#000000"/>
    </style:style>
    <style:style style:name="P1854" style:parent-style-name="Standard" style:family="paragraph">
      <style:paragraph-properties fo:margin-bottom="0in" fo:line-height="100%"/>
      <style:text-properties fo:font-weight="bold" style:font-weight-asian="bold" style:font-weight-complex="bold" fo:color="#000000"/>
    </style:style>
    <style:style style:name="P1855" style:parent-style-name="Standard" style:family="paragraph">
      <style:paragraph-properties fo:margin-bottom="0in" fo:line-height="100%"/>
      <style:text-properties fo:font-weight="bold" style:font-weight-asian="bold" style:font-weight-complex="bold" fo:color="#000000"/>
    </style:style>
    <style:style style:name="P1856" style:parent-style-name="Standard" style:family="paragraph">
      <style:paragraph-properties fo:margin-bottom="0in" fo:line-height="100%"/>
      <style:text-properties fo:font-weight="bold" style:font-weight-asian="bold" style:font-weight-complex="bold" fo:color="#000000"/>
    </style:style>
    <style:style style:name="P1857" style:parent-style-name="Standard" style:family="paragraph">
      <style:paragraph-properties fo:text-align="justify" fo:margin-bottom="0in" fo:line-height="100%"/>
      <style:text-properties fo:color="#000000"/>
    </style:style>
    <style:style style:name="P1858" style:parent-style-name="Standard" style:family="paragraph">
      <style:paragraph-properties fo:margin-bottom="0in" fo:line-height="100%"/>
      <style:text-properties fo:color="#000000"/>
    </style:style>
    <style:style style:name="P1859" style:parent-style-name="Standard" style:family="paragraph">
      <style:paragraph-properties fo:margin-bottom="0in"/>
    </style:style>
    <style:style style:name="P1860" style:parent-style-name="Normale" style:family="paragraph">
      <style:paragraph-properties style:vertical-align="auto" fo:margin-bottom="0.1388in"/>
    </style:style>
    <style:style style:name="T186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62" style:parent-style-name="Normale" style:family="paragraph">
      <style:paragraph-properties style:vertical-align="auto"/>
    </style:style>
    <style:style style:name="T1863" style:parent-style-name="Car.predefinitoparagrafo" style:family="text">
      <style:text-properties style:font-name-asian="Times New Roman" style:font-name-complex="Times New Roman" fo:color="#000000" style:language-asian="it" style:country-asian="IT"/>
    </style:style>
    <style:style style:name="T1864" style:parent-style-name="Car.predefinitoparagrafo" style:family="text">
      <style:text-properties style:font-name-asian="Times New Roman" style:font-name-complex="Times New Roman" fo:color="#000000" style:language-asian="it" style:country-asian="IT"/>
    </style:style>
    <style:style style:name="P1865" style:parent-style-name="Normale" style:family="paragraph">
      <style:paragraph-properties style:vertical-align="auto" fo:margin-left="0.4916in">
        <style:tab-stops/>
      </style:paragraph-properties>
    </style:style>
    <style:style style:name="T1866" style:parent-style-name="Car.predefinitoparagrafo" style:family="text">
      <style:text-properties style:font-name-asian="Times New Roman" style:font-name-complex="Times New Roman" fo:color="#000000" style:language-asian="it" style:country-asian="IT"/>
    </style:style>
    <style:style style:name="P1867" style:parent-style-name="Normale" style:family="paragraph">
      <style:paragraph-properties fo:text-align="justify" style:vertical-align="auto"/>
    </style:style>
    <style:style style:name="T1868" style:parent-style-name="Car.predefinitoparagrafo" style:family="text">
      <style:text-properties style:font-name-asian="Times New Roman" style:font-name-complex="Times New Roman" fo:color="#000000" style:language-asian="it" style:country-asian="IT"/>
    </style:style>
    <style:style style:name="P1869" style:parent-style-name="Normale" style:family="paragraph">
      <style:paragraph-properties fo:text-align="justify" style:vertical-align="auto" fo:margin-left="0.4916in">
        <style:tab-stops/>
      </style:paragraph-properties>
    </style:style>
    <style:style style:name="T1870" style:parent-style-name="Car.predefinitoparagrafo" style:family="text">
      <style:text-properties style:font-name-asian="Times New Roman" style:font-name-complex="Times New Roman" fo:color="#000000" style:language-asian="it" style:country-asian="IT"/>
    </style:style>
    <style:style style:name="P187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72"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7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74" style:parent-style-name="Normale" style:family="paragraph">
      <style:paragraph-properties style:vertical-align="auto" fo:margin-bottom="0.1388in"/>
    </style:style>
    <style:style style:name="T1875"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76" style:parent-style-name="Normale" style:family="paragraph">
      <style:paragraph-properties fo:text-align="justify" style:vertical-align="auto"/>
    </style:style>
    <style:style style:name="T1877" style:parent-style-name="Car.predefinitoparagrafo" style:family="text">
      <style:text-properties style:font-name-asian="Times New Roman" style:font-name-complex="Times New Roman" fo:color="#000000" style:language-asian="it" style:country-asian="IT"/>
    </style:style>
    <style:style style:name="P1878" style:parent-style-name="Normale" style:family="paragraph">
      <style:paragraph-properties fo:text-align="justify" style:vertical-align="auto" fo:margin-left="0.4916in">
        <style:tab-stops/>
      </style:paragraph-properties>
    </style:style>
    <style:style style:name="T1879" style:parent-style-name="Car.predefinitoparagrafo" style:family="text">
      <style:text-properties style:font-name-asian="Times New Roman" style:font-name-complex="Times New Roman" fo:color="#000000" style:language-asian="it" style:country-asian="IT"/>
    </style:style>
    <style:style style:name="P1880" style:parent-style-name="Normale" style:family="paragraph">
      <style:paragraph-properties fo:text-align="justify" style:vertical-align="auto"/>
    </style:style>
    <style:style style:name="T1881" style:parent-style-name="Car.predefinitoparagrafo" style:family="text">
      <style:text-properties style:font-name-asian="Times New Roman" style:font-name-complex="Times New Roman" fo:color="#000000" style:language-asian="it" style:country-asian="IT"/>
    </style:style>
    <style:style style:name="P1882"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1883" style:parent-style-name="Normale" style:family="paragraph">
      <style:paragraph-properties fo:text-align="justify" style:vertical-align="auto"/>
    </style:style>
    <style:style style:name="P188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85" style:parent-style-name="Normale" style:family="paragraph">
      <style:paragraph-properties style:vertical-align="auto" fo:margin-bottom="0.1388in"/>
    </style:style>
    <style:style style:name="T188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8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888" style:parent-style-name="Normale" style:family="paragraph">
      <style:paragraph-properties fo:text-align="justify" style:vertical-align="auto" fo:margin-left="0.4916in">
        <style:tab-stops/>
      </style:paragraph-properties>
    </style:style>
    <style:style style:name="T1889" style:parent-style-name="Car.predefinitoparagrafo" style:family="text">
      <style:text-properties style:font-name-asian="Times New Roman" style:font-name-complex="Times New Roman" fo:color="#000000" style:language-asian="it" style:country-asian="IT"/>
    </style:style>
    <style:style style:name="P189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891" style:parent-style-name="Normale" style:family="paragraph">
      <style:paragraph-properties fo:text-align="justify" style:vertical-align="auto" fo:margin-left="0.4916in">
        <style:tab-stops/>
      </style:paragraph-properties>
    </style:style>
    <style:style style:name="T1892" style:parent-style-name="Car.predefinitoparagrafo" style:family="text">
      <style:text-properties style:font-name-asian="Times New Roman" style:font-name-complex="Times New Roman" fo:color="#000000" style:language-asian="it" style:country-asian="IT"/>
    </style:style>
    <style:style style:name="P189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9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95" style:parent-style-name="Normale" style:family="paragraph">
      <style:paragraph-properties style:vertical-align="auto" fo:margin-bottom="0.1388in"/>
    </style:style>
    <style:style style:name="T189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9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898"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189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00" style:parent-style-name="Normale" style:family="paragraph">
      <style:paragraph-properties fo:text-align="justify" style:vertical-align="auto" fo:margin-left="0.4916in">
        <style:tab-stops/>
      </style:paragraph-properties>
    </style:style>
    <style:style style:name="T1901" style:parent-style-name="Car.predefinitoparagrafo" style:family="text">
      <style:text-properties style:font-name-asian="Times New Roman" style:font-name-complex="Times New Roman" fo:color="#000000" style:language-asian="it" style:country-asian="IT"/>
    </style:style>
    <style:style style:name="T1902" style:parent-style-name="Car.predefinitoparagrafo" style:family="text">
      <style:text-properties style:font-name-asian="Times New Roman" style:font-name-complex="Times New Roman" fo:color="#000000" style:language-asian="it" style:country-asian="IT"/>
    </style:style>
    <style:style style:name="T1903" style:parent-style-name="Car.predefinitoparagrafo" style:family="text">
      <style:text-properties style:font-name-asian="Times New Roman" style:font-name-complex="Times New Roman" fo:color="#000000" style:language-asian="it" style:country-asian="IT"/>
    </style:style>
    <style:style style:name="P190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0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06" style:parent-style-name="Normale" style:family="paragraph">
      <style:paragraph-properties style:vertical-align="auto" fo:margin-bottom="0.1388in"/>
    </style:style>
    <style:style style:name="T190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0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09" style:parent-style-name="Normale" style:family="paragraph">
      <style:paragraph-properties fo:text-align="justify" style:vertical-align="auto" fo:margin-left="0.4916in">
        <style:tab-stops/>
      </style:paragraph-properties>
    </style:style>
    <style:style style:name="T1910" style:parent-style-name="Car.predefinitoparagrafo" style:family="text">
      <style:text-properties style:font-name-asian="Times New Roman" style:font-name-complex="Times New Roman" fo:color="#000000" style:language-asian="it" style:country-asian="IT"/>
    </style:style>
    <style:style style:name="P191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12" style:parent-style-name="Normale" style:family="paragraph">
      <style:paragraph-properties fo:text-align="justify" style:vertical-align="auto" fo:margin-left="0.4916in">
        <style:tab-stops/>
      </style:paragraph-properties>
    </style:style>
    <style:style style:name="T1913" style:parent-style-name="Car.predefinitoparagrafo" style:family="text">
      <style:text-properties style:font-name-asian="Times New Roman" style:font-name-complex="Times New Roman" fo:color="#000000" style:language-asian="it" style:country-asian="IT"/>
    </style:style>
    <style:style style:name="P1914"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15" style:parent-style-name="Normale" style:family="paragraph">
      <style:paragraph-properties fo:text-align="justify" style:vertical-align="auto"/>
    </style:style>
    <style:style style:name="T191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1917" style:parent-style-name="Car.predefinitoparagrafo"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it" style:country-asian="IT"/>
    </style:style>
    <style:style style:name="P1918"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1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20" style:parent-style-name="Normale" style:family="paragraph">
      <style:paragraph-properties fo:text-align="justify" style:vertical-align="auto" fo:margin-left="0.4916in">
        <style:tab-stops/>
      </style:paragraph-properties>
    </style:style>
    <style:style style:name="T1921" style:parent-style-name="Car.predefinitoparagrafo" style:family="text">
      <style:text-properties style:font-name-asian="Times New Roman" style:font-name-complex="Times New Roman" fo:color="#000000" style:language-asian="it" style:country-asian="IT"/>
    </style:style>
    <style:style style:name="P192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23" style:parent-style-name="Normale" style:family="paragraph">
      <style:paragraph-properties fo:text-align="justify" style:vertical-align="auto" fo:margin-left="0.4916in">
        <style:tab-stops/>
      </style:paragraph-properties>
    </style:style>
    <style:style style:name="T1924" style:parent-style-name="Car.predefinitoparagrafo" style:family="text">
      <style:text-properties style:font-name-asian="Times New Roman" style:font-name-complex="Times New Roman" fo:color="#000000" style:language-asian="it" style:country-asian="IT"/>
    </style:style>
    <style:style style:name="P192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26" style:parent-style-name="Normale" style:family="paragraph">
      <style:paragraph-properties style:vertical-align="auto" fo:margin-bottom="0.1388in"/>
    </style:style>
    <style:style style:name="T192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2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29" style:parent-style-name="Normale" style:family="paragraph">
      <style:paragraph-properties fo:text-align="justify" style:vertical-align="auto" fo:margin-left="0.4916in">
        <style:tab-stops/>
      </style:paragraph-properties>
    </style:style>
    <style:style style:name="T1930" style:parent-style-name="Car.predefinitoparagrafo" style:family="text">
      <style:text-properties style:font-name-asian="Times New Roman" style:font-name-complex="Times New Roman" fo:color="#000000" style:language-asian="it" style:country-asian="IT"/>
    </style:style>
    <style:style style:name="P193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32" style:parent-style-name="Normale" style:family="paragraph">
      <style:paragraph-properties fo:text-align="justify" style:vertical-align="auto" fo:margin-left="0.4916in">
        <style:tab-stops/>
      </style:paragraph-properties>
    </style:style>
    <style:style style:name="T1933" style:parent-style-name="Car.predefinitoparagrafo" style:family="text">
      <style:text-properties style:font-name-asian="Times New Roman" style:font-name-complex="Times New Roman" fo:color="#000000" style:language-asian="it" style:country-asian="IT"/>
    </style:style>
    <style:style style:name="P193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35" style:parent-style-name="Normale" style:family="paragraph">
      <style:paragraph-properties style:vertical-align="auto" fo:margin-bottom="0.1388in"/>
    </style:style>
    <style:style style:name="T193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3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38"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1939" style:parent-style-name="Normale" style:family="paragraph">
      <style:paragraph-properties fo:text-align="justify" style:vertical-align="auto" fo:margin-left="0.4916in" fo:text-indent="0.0333in">
        <style:tab-stops/>
      </style:paragraph-properties>
    </style:style>
    <style:style style:name="P1940" style:parent-style-name="Normale" style:family="paragraph">
      <style:paragraph-properties fo:text-align="justify" style:vertical-align="auto" fo:margin-left="0.4916in" fo:text-indent="0.0333in">
        <style:tab-stops/>
      </style:paragraph-properties>
    </style:style>
    <style:style style:name="P194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42" style:parent-style-name="Normale" style:family="paragraph">
      <style:paragraph-properties fo:text-align="justify" style:vertical-align="auto" fo:margin-left="0.4916in">
        <style:tab-stops/>
      </style:paragraph-properties>
    </style:style>
    <style:style style:name="T1943" style:parent-style-name="Car.predefinitoparagrafo" style:family="text">
      <style:text-properties style:font-name-asian="Times New Roman" style:font-name-complex="Times New Roman" fo:color="#000000" style:language-asian="it" style:country-asian="IT"/>
    </style:style>
    <style:style style:name="P194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45" style:parent-style-name="Normale" style:family="paragraph">
      <style:paragraph-properties style:vertical-align="auto" fo:margin-bottom="0.1388in"/>
    </style:style>
    <style:style style:name="T194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4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48" style:parent-style-name="Normale" style:family="paragraph">
      <style:paragraph-properties fo:text-align="justify" style:vertical-align="auto" fo:margin-left="0.4916in">
        <style:tab-stops/>
      </style:paragraph-properties>
    </style:style>
    <style:style style:name="T1949" style:parent-style-name="Car.predefinitoparagrafo" style:family="text">
      <style:text-properties style:font-name-asian="Times New Roman" style:font-name-complex="Times New Roman" fo:color="#000000" style:language-asian="it" style:country-asian="IT"/>
    </style:style>
    <style:style style:name="P195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51" style:parent-style-name="Normale" style:family="paragraph">
      <style:paragraph-properties fo:text-align="justify" style:vertical-align="auto" fo:margin-left="0.4916in">
        <style:tab-stops/>
      </style:paragraph-properties>
    </style:style>
    <style:style style:name="T1952" style:parent-style-name="Car.predefinitoparagrafo" style:family="text">
      <style:text-properties style:font-name-asian="Times New Roman" style:font-name-complex="Times New Roman" fo:color="#000000" style:language-asian="it" style:country-asian="IT"/>
    </style:style>
    <style:style style:name="P195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54" style:parent-style-name="Normale" style:family="paragraph">
      <style:paragraph-properties style:vertical-align="auto" fo:margin-bottom="0.1388in"/>
    </style:style>
    <style:style style:name="T1955"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56"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1957" style:parent-style-name="Normale" style:family="paragraph">
      <style:paragraph-properties fo:text-align="justify" style:vertical-align="auto" fo:margin-bottom="0.1111in" fo:margin-left="0.4916in">
        <style:tab-stops/>
      </style:paragraph-properties>
    </style:style>
    <style:style style:name="T1958" style:parent-style-name="Car.predefinitoparagrafo" style:family="text">
      <style:text-properties style:font-name-asian="Times New Roman" style:font-name-complex="Times New Roman" fo:color="#000000" style:language-asian="it" style:country-asian="IT"/>
    </style:style>
    <style:style style:name="P1959"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1960" style:parent-style-name="Normale" style:family="paragraph">
      <style:paragraph-properties fo:text-align="justify" style:vertical-align="auto" fo:margin-bottom="0.1111in" fo:margin-left="0.4916in">
        <style:tab-stops/>
      </style:paragraph-properties>
    </style:style>
    <style:style style:name="T1961" style:parent-style-name="Car.predefinitoparagrafo" style:family="text">
      <style:text-properties style:font-name-asian="Times New Roman" style:font-name-complex="Times New Roman" fo:color="#000000" style:language-asian="it" style:country-asian="IT"/>
    </style:style>
    <style:style style:name="P1962" style:parent-style-name="Standard" style:family="paragraph">
      <style:text-properties fo:color="#000000"/>
    </style:style>
    <style:style style:name="P1963" style:parent-style-name="Standard" style:family="paragraph">
      <style:paragraph-properties fo:text-align="justify"/>
      <style:text-properties fo:color="#000000"/>
    </style:style>
    <style:style style:name="P1964" style:parent-style-name="Standard" style:family="paragraph">
      <style:paragraph-properties fo:text-align="justify"/>
      <style:text-properties fo:color="#000000"/>
    </style:style>
    <style:style style:name="P1965" style:parent-style-name="Standard" style:family="paragraph">
      <style:paragraph-properties fo:text-align="justify"/>
      <style:text-properties fo:color="#000000"/>
    </style:style>
    <style:style style:name="P1966" style:parent-style-name="Standard" style:family="paragraph">
      <style:paragraph-properties fo:text-align="justify"/>
    </style:style>
    <style:style style:name="T1967" style:parent-style-name="Car.predefinitoparagrafo" style:family="text">
      <style:text-properties fo:color="#000000"/>
    </style:style>
    <style:style style:name="P1968" style:parent-style-name="Titolo1" style:family="paragraph">
      <style:paragraph-properties fo:break-before="page"/>
    </style:style>
    <style:style style:name="T1969" style:parent-style-name="Car.predefinitoparagrafo" style:family="text">
      <style:text-properties fo:color="#FFFFFF" fo:font-size="8pt" style:font-size-asian="8pt" style:font-size-complex="8pt"/>
    </style:style>
    <style:style style:name="T1970" style:parent-style-name="Car.predefinitoparagrafo" style:family="text">
      <style:text-properties fo:color="#000000"/>
    </style:style>
    <style:style style:name="T1971" style:parent-style-name="Car.predefinitoparagrafo" style:family="text">
      <style:text-properties fo:font-weight="bold" style:font-weight-asian="bold" fo:color="#000000"/>
    </style:style>
    <style:style style:name="T1972" style:parent-style-name="Car.predefinitoparagrafo" style:family="text">
      <style:text-properties fo:language="en" fo:country="US"/>
    </style:style>
    <style:style style:name="TableColumn1974" style:family="table-column">
      <style:table-column-properties style:column-width="3.3472in"/>
    </style:style>
    <style:style style:name="TableColumn1975" style:family="table-column">
      <style:table-column-properties style:column-width="3.3458in"/>
    </style:style>
    <style:style style:name="Table1973" style:family="table">
      <style:table-properties style:width="6.693in" fo:margin-left="-0.0069in" table:align="left"/>
    </style:style>
    <style:style style:name="TableRow1976" style:family="table-row">
      <style:table-row-properties style:min-row-height="0.3937in"/>
    </style:style>
    <style:style style:name="TableCell197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1978" style:parent-style-name="Standard" style:family="paragraph">
      <style:paragraph-properties fo:margin-bottom="0in" fo:line-height="100%"/>
    </style:style>
    <style:style style:name="TableRow1979" style:family="table-row">
      <style:table-row-properties style:min-row-height="2.5194in"/>
    </style:style>
    <style:style style:name="TableCell198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1981" style:parent-style-name="Standard" style:family="paragraph">
      <style:paragraph-properties fo:margin-bottom="0in" fo:line-height="100%"/>
      <style:text-properties fo:font-weight="bold" style:font-weight-asian="bold"/>
    </style:style>
    <style:style style:name="P1982" style:parent-style-name="Standard" style:family="paragraph">
      <style:paragraph-properties fo:margin-bottom="0in" fo:line-height="100%"/>
      <style:text-properties fo:font-weight="bold" style:font-weight-asian="bold"/>
    </style:style>
    <style:style style:name="P1983" style:parent-style-name="Standard" style:family="paragraph">
      <style:paragraph-properties fo:margin-bottom="0in" fo:line-height="100%"/>
      <style:text-properties style:use-window-font-color="true"/>
    </style:style>
    <style:style style:name="P1984" style:parent-style-name="Standard" style:family="paragraph">
      <style:paragraph-properties fo:margin-bottom="0in" fo:line-height="100%"/>
      <style:text-properties style:use-window-font-color="true"/>
    </style:style>
    <style:style style:name="P1985" style:parent-style-name="Standard" style:family="paragraph">
      <style:paragraph-properties fo:margin-bottom="0in" fo:line-height="100%"/>
      <style:text-properties style:use-window-font-color="true"/>
    </style:style>
    <style:style style:name="P1986" style:parent-style-name="Standard" style:family="paragraph">
      <style:paragraph-properties fo:margin-bottom="0in" fo:line-height="100%" fo:margin-left="0.25in">
        <style:tab-stops/>
      </style:paragraph-properties>
      <style:text-properties style:use-window-font-color="true"/>
    </style:style>
    <style:style style:name="P1987" style:parent-style-name="Standard" style:family="paragraph">
      <style:paragraph-properties fo:margin-bottom="0in" fo:line-height="100%" fo:margin-left="0.5in">
        <style:tab-stops/>
      </style:paragraph-properties>
    </style:style>
    <style:style style:name="TableCell1988"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1989" style:parent-style-name="Standard" style:family="paragraph">
      <style:paragraph-properties fo:margin-bottom="0in" fo:line-height="100%"/>
      <style:text-properties fo:font-weight="bold" style:font-weight-asian="bold"/>
    </style:style>
    <style:style style:name="P1990" style:parent-style-name="Paragrafoelenco" style:family="paragraph"/>
    <style:style style:name="P1991" style:parent-style-name="Paragrafoelenco" style:family="paragraph"/>
    <style:style style:name="P1992" style:parent-style-name="Paragrafoelenco" style:family="paragraph"/>
    <style:style style:name="TableRow1993" style:family="table-row">
      <style:table-row-properties style:min-row-height="2.5194in"/>
    </style:style>
    <style:style style:name="TableCell1994"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1995" style:parent-style-name="Standard" style:family="paragraph">
      <style:paragraph-properties fo:margin-bottom="0in" fo:line-height="100%"/>
      <style:text-properties fo:font-weight="bold" style:font-weight-asian="bold"/>
    </style:style>
    <style:style style:name="P1996" style:parent-style-name="Standard" style:family="paragraph">
      <style:paragraph-properties fo:margin-bottom="0in" fo:line-height="100%"/>
    </style:style>
    <style:style style:name="P1997" style:parent-style-name="Standard" style:family="paragraph">
      <style:paragraph-properties fo:margin-bottom="0in" fo:line-height="100%"/>
      <style:text-properties style:use-window-font-color="true"/>
    </style:style>
    <style:style style:name="P1998" style:parent-style-name="Standard" style:family="paragraph">
      <style:paragraph-properties fo:margin-bottom="0in" fo:line-height="100%"/>
    </style:style>
    <style:style style:name="T1999" style:parent-style-name="Car.predefinitoparagrafo" style:family="text">
      <style:text-properties style:use-window-font-color="true"/>
    </style:style>
    <style:style style:name="P2000" style:parent-style-name="Standard" style:family="paragraph">
      <style:paragraph-properties fo:margin-bottom="0in" fo:line-height="100%"/>
    </style:style>
    <style:style style:name="T2001" style:parent-style-name="Car.predefinitoparagrafo" style:family="text">
      <style:text-properties style:use-window-font-color="true"/>
    </style:style>
    <style:style style:name="TableCell2002"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003" style:parent-style-name="Standard" style:family="paragraph">
      <style:paragraph-properties fo:margin-bottom="0in" fo:line-height="100%"/>
      <style:text-properties fo:font-weight="bold" style:font-weight-asian="bold"/>
    </style:style>
    <style:style style:name="P2004" style:parent-style-name="Paragrafoelenco" style:family="paragraph"/>
    <style:style style:name="P2005" style:parent-style-name="Paragrafoelenco" style:family="paragraph"/>
    <style:style style:name="P2006" style:parent-style-name="Paragrafoelenco" style:family="paragraph"/>
    <style:style style:name="P2007" style:parent-style-name="Paragrafoelenco" style:family="paragraph"/>
    <style:style style:name="TableColumn2009" style:family="table-column">
      <style:table-column-properties style:column-width="6.693in"/>
    </style:style>
    <style:style style:name="Table2008" style:family="table">
      <style:table-properties style:width="6.693in" fo:margin-left="-0.0069in" table:align="left"/>
    </style:style>
    <style:style style:name="TableRow2010" style:family="table-row">
      <style:table-row-properties/>
    </style:style>
    <style:style style:name="TableCell20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2" style:parent-style-name="Standard" style:family="paragraph">
      <style:paragraph-properties fo:margin-bottom="0in" fo:line-height="100%"/>
      <style:text-properties style:use-window-font-color="true"/>
    </style:style>
    <style:style style:name="P2013" style:parent-style-name="Standard" style:family="paragraph">
      <style:paragraph-properties fo:margin-bottom="0in" fo:line-height="100%"/>
    </style:style>
    <style:style style:name="T2014" style:parent-style-name="Car.predefinitoparagrafo" style:family="text">
      <style:text-properties style:use-window-font-color="true"/>
    </style:style>
    <style:style style:name="T2015" style:parent-style-name="Car.predefinitoparagrafo" style:family="text">
      <style:text-properties style:use-window-font-color="true"/>
    </style:style>
    <style:style style:name="TableRow2016" style:family="table-row">
      <style:table-row-properties/>
    </style:style>
    <style:style style:name="TableCell20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8" style:parent-style-name="Standard" style:family="paragraph">
      <style:paragraph-properties fo:margin-bottom="0in" fo:line-height="100%"/>
    </style:style>
    <style:style style:name="TableRow2019" style:family="table-row">
      <style:table-row-properties/>
    </style:style>
    <style:style style:name="TableCell20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1" style:parent-style-name="Standard" style:family="paragraph">
      <style:paragraph-properties fo:margin-bottom="0in" fo:line-height="100%"/>
    </style:style>
    <style:style style:name="TableRow2022" style:family="table-row">
      <style:table-row-properties/>
    </style:style>
    <style:style style:name="TableCell20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4" style:parent-style-name="Standard" style:family="paragraph">
      <style:paragraph-properties fo:margin-bottom="0in" fo:line-height="100%"/>
    </style:style>
    <style:style style:name="TableRow2025" style:family="table-row">
      <style:table-row-properties/>
    </style:style>
    <style:style style:name="TableCell20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7" style:parent-style-name="Standard" style:family="paragraph">
      <style:paragraph-properties fo:margin-bottom="0in" fo:line-height="100%"/>
    </style:style>
    <style:style style:name="TableRow2028" style:family="table-row">
      <style:table-row-properties/>
    </style:style>
    <style:style style:name="TableCell20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0" style:parent-style-name="Standard" style:family="paragraph">
      <style:paragraph-properties fo:margin-bottom="0in" fo:line-height="100%"/>
    </style:style>
    <style:style style:name="TableRow2031" style:family="table-row">
      <style:table-row-properties/>
    </style:style>
    <style:style style:name="TableCell20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3" style:parent-style-name="Standard" style:family="paragraph">
      <style:paragraph-properties fo:margin-bottom="0in" fo:line-height="100%"/>
    </style:style>
    <style:style style:name="TableRow2034" style:family="table-row">
      <style:table-row-properties/>
    </style:style>
    <style:style style:name="TableCell20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6" style:parent-style-name="Standard" style:family="paragraph">
      <style:paragraph-properties fo:margin-bottom="0in" fo:line-height="100%"/>
    </style:style>
    <style:style style:name="TableRow2037" style:family="table-row">
      <style:table-row-properties/>
    </style:style>
    <style:style style:name="TableCell20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9" style:parent-style-name="Standard" style:family="paragraph">
      <style:paragraph-properties fo:margin-bottom="0in" fo:line-height="100%"/>
    </style:style>
    <style:style style:name="TableRow2040" style:family="table-row">
      <style:table-row-properties/>
    </style:style>
    <style:style style:name="TableCell20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2" style:parent-style-name="Standard" style:family="paragraph">
      <style:paragraph-properties fo:margin-bottom="0in" fo:line-height="100%"/>
    </style:style>
    <style:style style:name="TableRow2043" style:family="table-row">
      <style:table-row-properties/>
    </style:style>
    <style:style style:name="TableCell20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5" style:parent-style-name="Standard" style:family="paragraph">
      <style:paragraph-properties fo:margin-bottom="0in" fo:line-height="100%"/>
    </style:style>
    <style:style style:name="TableRow2046" style:family="table-row">
      <style:table-row-properties/>
    </style:style>
    <style:style style:name="TableCell20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8" style:parent-style-name="Standard" style:family="paragraph">
      <style:paragraph-properties fo:margin-bottom="0in" fo:line-height="100%"/>
    </style:style>
    <style:style style:name="TableRow2049" style:family="table-row">
      <style:table-row-properties/>
    </style:style>
    <style:style style:name="TableCell20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1" style:parent-style-name="Standard" style:family="paragraph">
      <style:paragraph-properties fo:margin-bottom="0in" fo:line-height="100%"/>
    </style:style>
    <style:style style:name="TableRow2052" style:family="table-row">
      <style:table-row-properties/>
    </style:style>
    <style:style style:name="TableCell20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4" style:parent-style-name="Standard" style:family="paragraph">
      <style:paragraph-properties fo:margin-bottom="0in" fo:line-height="100%"/>
    </style:style>
    <style:style style:name="TableRow2055" style:family="table-row">
      <style:table-row-properties style:min-row-height="0.0402in"/>
    </style:style>
    <style:style style:name="TableCell20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7" style:parent-style-name="Standard" style:family="paragraph">
      <style:paragraph-properties fo:margin-bottom="0in" fo:line-height="100%"/>
    </style:style>
    <style:style style:name="P2058" style:parent-style-name="Standard" style:family="paragraph">
      <style:text-properties fo:color="#000000"/>
    </style:style>
    <style:style style:name="T2059" style:parent-style-name="Car.predefinitoparagrafo" style:family="text">
      <style:text-properties fo:color="#000000" fo:language="en" fo:country="US"/>
    </style:style>
    <style:style style:name="T2060" style:parent-style-name="Car.predefinitoparagrafo" style:family="text">
      <style:text-properties fo:font-weight="bold" style:font-weight-asian="bold" fo:color="#000000" fo:language="en" fo:country="US"/>
    </style:style>
    <style:style style:name="T2061" style:parent-style-name="Car.predefinitoparagrafo" style:family="text">
      <style:text-properties fo:language="en" fo:country="US"/>
    </style:style>
    <style:style style:name="TableColumn2063" style:family="table-column">
      <style:table-column-properties style:column-width="3.3472in"/>
    </style:style>
    <style:style style:name="TableColumn2064" style:family="table-column">
      <style:table-column-properties style:column-width="3.3458in"/>
    </style:style>
    <style:style style:name="Table2062" style:family="table">
      <style:table-properties style:width="6.693in" fo:margin-left="-0.0069in" table:align="left"/>
    </style:style>
    <style:style style:name="TableRow2065" style:family="table-row">
      <style:table-row-properties style:min-row-height="0.3937in"/>
    </style:style>
    <style:style style:name="TableCell2066"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067" style:parent-style-name="Standard" style:family="paragraph">
      <style:paragraph-properties fo:margin-bottom="0in" fo:line-height="100%"/>
    </style:style>
    <style:style style:name="TableRow2068" style:family="table-row">
      <style:table-row-properties style:min-row-height="2.5194in"/>
    </style:style>
    <style:style style:name="TableCell2069"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070" style:parent-style-name="Standard" style:family="paragraph">
      <style:paragraph-properties fo:margin-bottom="0in" fo:line-height="100%"/>
      <style:text-properties fo:font-weight="bold" style:font-weight-asian="bold"/>
    </style:style>
    <style:style style:name="P2071" style:parent-style-name="Standard" style:family="paragraph">
      <style:paragraph-properties fo:margin-bottom="0in" fo:line-height="100%"/>
      <style:text-properties fo:font-weight="bold" style:font-weight-asian="bold"/>
    </style:style>
    <style:style style:name="P2072" style:parent-style-name="Standard" style:family="paragraph">
      <style:paragraph-properties fo:margin-bottom="0in" fo:line-height="100%"/>
      <style:text-properties style:use-window-font-color="true"/>
    </style:style>
    <style:style style:name="P2073" style:parent-style-name="Standard" style:family="paragraph">
      <style:paragraph-properties fo:margin-bottom="0in" fo:line-height="100%"/>
    </style:style>
    <style:style style:name="T2074" style:parent-style-name="Car.predefinitoparagrafo" style:family="text">
      <style:text-properties style:use-window-font-color="true"/>
    </style:style>
    <style:style style:name="P2075" style:parent-style-name="Standard" style:family="paragraph">
      <style:paragraph-properties fo:margin-bottom="0in" fo:line-height="100%"/>
    </style:style>
    <style:style style:name="T2076" style:parent-style-name="Car.predefinitoparagrafo" style:family="text">
      <style:text-properties style:use-window-font-color="true"/>
    </style:style>
    <style:style style:name="TableCell2077"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078" style:parent-style-name="Standard" style:family="paragraph">
      <style:paragraph-properties fo:margin-bottom="0in" fo:line-height="100%"/>
      <style:text-properties fo:font-weight="bold" style:font-weight-asian="bold"/>
    </style:style>
    <style:style style:name="P2079" style:parent-style-name="Standard" style:family="paragraph">
      <style:paragraph-properties fo:margin-bottom="0in" fo:line-height="100%"/>
      <style:text-properties fo:font-weight="bold" style:font-weight-asian="bold"/>
    </style:style>
    <style:style style:name="P2080" style:parent-style-name="Standard" style:family="paragraph">
      <style:paragraph-properties fo:margin-bottom="0in" fo:line-height="100%"/>
      <style:text-properties style:use-window-font-color="true"/>
    </style:style>
    <style:style style:name="P2081" style:parent-style-name="Standard" style:family="paragraph">
      <style:paragraph-properties fo:margin-bottom="0in" fo:line-height="100%"/>
      <style:text-properties style:use-window-font-color="true"/>
    </style:style>
    <style:style style:name="P2082" style:parent-style-name="Standard" style:family="paragraph">
      <style:paragraph-properties fo:margin-bottom="0in" fo:line-height="100%"/>
      <style:text-properties style:use-window-font-color="true"/>
    </style:style>
    <style:style style:name="P2083" style:parent-style-name="Standard" style:family="paragraph">
      <style:paragraph-properties fo:margin-bottom="0in" fo:line-height="100%"/>
    </style:style>
    <style:style style:name="T2084" style:parent-style-name="Car.predefinitoparagrafo" style:family="text">
      <style:text-properties style:use-window-font-color="true"/>
    </style:style>
    <style:style style:name="TableRow2085" style:family="table-row">
      <style:table-row-properties style:min-row-height="2.5194in"/>
    </style:style>
    <style:style style:name="TableCell208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087" style:parent-style-name="Standard" style:family="paragraph">
      <style:paragraph-properties fo:margin-bottom="0in" fo:line-height="100%"/>
      <style:text-properties fo:font-weight="bold" style:font-weight-asian="bold"/>
    </style:style>
    <style:style style:name="P2088" style:parent-style-name="Standard" style:family="paragraph">
      <style:paragraph-properties fo:margin-bottom="0in" fo:line-height="100%"/>
    </style:style>
    <style:style style:name="P2089" style:parent-style-name="Standard" style:family="paragraph">
      <style:paragraph-properties fo:margin-bottom="0in" fo:line-height="100%"/>
      <style:text-properties style:use-window-font-color="true"/>
    </style:style>
    <style:style style:name="P2090" style:parent-style-name="Standard" style:family="paragraph">
      <style:paragraph-properties fo:margin-bottom="0in" fo:line-height="100%"/>
    </style:style>
    <style:style style:name="T2091" style:parent-style-name="Car.predefinitoparagrafo" style:family="text">
      <style:text-properties style:use-window-font-color="true"/>
    </style:style>
    <style:style style:name="T2092" style:parent-style-name="Car.predefinitoparagrafo" style:family="text">
      <style:text-properties style:use-window-font-color="true"/>
    </style:style>
    <style:style style:name="P2093" style:parent-style-name="Standard" style:family="paragraph">
      <style:paragraph-properties fo:margin-bottom="0in" fo:line-height="100%" fo:margin-left="0.5in">
        <style:tab-stops/>
      </style:paragraph-properties>
    </style:style>
    <style:style style:name="TableCell209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095" style:parent-style-name="Standard" style:family="paragraph">
      <style:paragraph-properties fo:margin-bottom="0in" fo:line-height="100%"/>
      <style:text-properties fo:font-weight="bold" style:font-weight-asian="bold"/>
    </style:style>
    <style:style style:name="P2096" style:parent-style-name="Standard" style:family="paragraph">
      <style:paragraph-properties fo:margin-bottom="0in" fo:line-height="100%"/>
      <style:text-properties fo:font-weight="bold" style:font-weight-asian="bold"/>
    </style:style>
    <style:style style:name="P2097" style:parent-style-name="Standard" style:family="paragraph">
      <style:paragraph-properties fo:margin-bottom="0in" fo:line-height="100%"/>
    </style:style>
    <style:style style:name="T2098" style:parent-style-name="Car.predefinitoparagrafo" style:family="text">
      <style:text-properties style:use-window-font-color="true"/>
    </style:style>
    <style:style style:name="T2099" style:parent-style-name="Car.predefinitoparagrafo" style:family="text">
      <style:text-properties style:use-window-font-color="true"/>
    </style:style>
    <style:style style:name="P2100" style:parent-style-name="Standard" style:family="paragraph">
      <style:paragraph-properties fo:margin-bottom="0in" fo:line-height="100%"/>
      <style:text-properties style:use-window-font-color="true"/>
    </style:style>
    <style:style style:name="P2101" style:parent-style-name="Standard" style:family="paragraph">
      <style:paragraph-properties fo:margin-bottom="0in" fo:line-height="100%"/>
    </style:style>
    <style:style style:name="T2102" style:parent-style-name="Car.predefinitoparagrafo" style:family="text">
      <style:text-properties style:use-window-font-color="true"/>
    </style:style>
    <style:style style:name="P2103" style:parent-style-name="Standard" style:family="paragraph">
      <style:paragraph-properties fo:margin-bottom="0in" fo:line-height="100%" fo:margin-left="0.5in">
        <style:tab-stops/>
      </style:paragraph-properties>
    </style:style>
    <style:style style:name="P2104" style:parent-style-name="Standard" style:family="paragraph">
      <style:paragraph-properties fo:margin-bottom="0in"/>
      <style:text-properties style:use-window-font-color="true"/>
    </style:style>
    <style:style style:name="P2105" style:parent-style-name="Standard" style:family="paragraph">
      <style:paragraph-properties fo:margin-bottom="0in"/>
      <style:text-properties style:use-window-font-color="true"/>
    </style:style>
    <style:style style:name="TableColumn2107" style:family="table-column">
      <style:table-column-properties style:column-width="6.693in"/>
    </style:style>
    <style:style style:name="Table2106" style:family="table">
      <style:table-properties style:width="6.693in" fo:margin-left="-0.0069in" table:align="left"/>
    </style:style>
    <style:style style:name="TableRow2108" style:family="table-row">
      <style:table-row-properties/>
    </style:style>
    <style:style style:name="TableCell2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0" style:parent-style-name="Standard" style:family="paragraph">
      <style:paragraph-properties fo:margin-bottom="0in" fo:line-height="100%"/>
    </style:style>
    <style:style style:name="TableRow2111" style:family="table-row">
      <style:table-row-properties/>
    </style:style>
    <style:style style:name="TableCell2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3" style:parent-style-name="Standard" style:family="paragraph">
      <style:paragraph-properties fo:margin-bottom="0in" fo:line-height="100%"/>
    </style:style>
    <style:style style:name="TableRow2114" style:family="table-row">
      <style:table-row-properties/>
    </style:style>
    <style:style style:name="TableCell2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6" style:parent-style-name="Standard" style:family="paragraph">
      <style:paragraph-properties fo:margin-bottom="0in" fo:line-height="100%"/>
    </style:style>
    <style:style style:name="TableRow2117" style:family="table-row">
      <style:table-row-properties/>
    </style:style>
    <style:style style:name="TableCell2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9" style:parent-style-name="Standard" style:family="paragraph">
      <style:paragraph-properties fo:margin-bottom="0in" fo:line-height="100%"/>
    </style:style>
    <style:style style:name="TableRow2120" style:family="table-row">
      <style:table-row-properties/>
    </style:style>
    <style:style style:name="TableCell2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2" style:parent-style-name="Standard" style:family="paragraph">
      <style:paragraph-properties fo:margin-bottom="0in" fo:line-height="100%"/>
    </style:style>
    <style:style style:name="TableRow2123" style:family="table-row">
      <style:table-row-properties/>
    </style:style>
    <style:style style:name="TableCell2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5" style:parent-style-name="Standard" style:family="paragraph">
      <style:paragraph-properties fo:margin-bottom="0in" fo:line-height="100%"/>
    </style:style>
    <style:style style:name="TableRow2126" style:family="table-row">
      <style:table-row-properties/>
    </style:style>
    <style:style style:name="TableCell2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8" style:parent-style-name="Standard" style:family="paragraph">
      <style:paragraph-properties fo:margin-bottom="0in" fo:line-height="100%"/>
    </style:style>
    <style:style style:name="TableRow2129" style:family="table-row">
      <style:table-row-properties/>
    </style:style>
    <style:style style:name="TableCell2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1" style:parent-style-name="Standard" style:family="paragraph">
      <style:paragraph-properties fo:margin-bottom="0in" fo:line-height="100%"/>
    </style:style>
    <style:style style:name="TableRow2132" style:family="table-row">
      <style:table-row-properties/>
    </style:style>
    <style:style style:name="TableCell2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4" style:parent-style-name="Standard" style:family="paragraph">
      <style:paragraph-properties fo:margin-bottom="0in" fo:line-height="100%"/>
    </style:style>
    <style:style style:name="TableRow2135" style:family="table-row">
      <style:table-row-properties/>
    </style:style>
    <style:style style:name="TableCell2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7" style:parent-style-name="Standard" style:family="paragraph">
      <style:paragraph-properties fo:margin-bottom="0in" fo:line-height="100%"/>
    </style:style>
    <style:style style:name="TableRow2138" style:family="table-row">
      <style:table-row-properties/>
    </style:style>
    <style:style style:name="TableCell2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0" style:parent-style-name="Standard" style:family="paragraph">
      <style:paragraph-properties fo:margin-bottom="0in" fo:line-height="100%"/>
    </style:style>
    <style:style style:name="TableRow2141" style:family="table-row">
      <style:table-row-properties/>
    </style:style>
    <style:style style:name="TableCell2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3" style:parent-style-name="Standard" style:family="paragraph">
      <style:paragraph-properties fo:margin-bottom="0in" fo:line-height="100%"/>
    </style:style>
    <style:style style:name="TableRow2144" style:family="table-row">
      <style:table-row-properties/>
    </style:style>
    <style:style style:name="TableCell2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6" style:parent-style-name="Standard" style:family="paragraph">
      <style:paragraph-properties fo:margin-bottom="0in" fo:line-height="100%"/>
    </style:style>
    <style:style style:name="TableRow2147" style:family="table-row">
      <style:table-row-properties/>
    </style:style>
    <style:style style:name="TableCell2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9" style:parent-style-name="Standard" style:family="paragraph">
      <style:paragraph-properties fo:margin-bottom="0in" fo:line-height="100%"/>
    </style:style>
    <style:style style:name="TableRow2150" style:family="table-row">
      <style:table-row-properties/>
    </style:style>
    <style:style style:name="TableCell2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2" style:parent-style-name="Standard" style:family="paragraph">
      <style:paragraph-properties fo:margin-bottom="0in" fo:line-height="100%"/>
    </style:style>
    <style:style style:name="P2153" style:parent-style-name="Standard" style:family="paragraph">
      <style:text-properties fo:color="#000000"/>
    </style:style>
    <style:style style:name="T2154" style:parent-style-name="Car.predefinitoparagrafo" style:family="text">
      <style:text-properties fo:color="#000000" fo:language="en" fo:country="US"/>
    </style:style>
    <style:style style:name="T2155" style:parent-style-name="Car.predefinitoparagrafo" style:family="text">
      <style:text-properties fo:font-weight="bold" style:font-weight-asian="bold" fo:color="#000000" fo:language="en" fo:country="US"/>
    </style:style>
    <style:style style:name="P2156" style:parent-style-name="Standard" style:family="paragraph">
      <style:text-properties fo:language="en" fo:country="US"/>
    </style:style>
    <style:style style:name="T2157" style:parent-style-name="Car.predefinitoparagrafo" style:family="text">
      <style:text-properties fo:color="#000000" fo:language="en" fo:country="US"/>
    </style:style>
    <style:style style:name="TableColumn2159" style:family="table-column">
      <style:table-column-properties style:column-width="3.3472in"/>
    </style:style>
    <style:style style:name="TableColumn2160" style:family="table-column">
      <style:table-column-properties style:column-width="3.3458in"/>
    </style:style>
    <style:style style:name="Table2158" style:family="table">
      <style:table-properties style:width="6.693in" fo:margin-left="-0.0069in" table:align="left"/>
    </style:style>
    <style:style style:name="TableRow2161" style:family="table-row">
      <style:table-row-properties style:min-row-height="0.3937in"/>
    </style:style>
    <style:style style:name="TableCell216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163" style:parent-style-name="Standard" style:family="paragraph">
      <style:paragraph-properties fo:margin-bottom="0in" fo:line-height="100%"/>
    </style:style>
    <style:style style:name="TableRow2164" style:family="table-row">
      <style:table-row-properties style:min-row-height="2.5194in"/>
    </style:style>
    <style:style style:name="TableCell216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166" style:parent-style-name="Standard" style:family="paragraph">
      <style:paragraph-properties fo:margin-bottom="0in" fo:line-height="100%"/>
      <style:text-properties fo:font-weight="bold" style:font-weight-asian="bold"/>
    </style:style>
    <style:style style:name="P2167" style:parent-style-name="Standard" style:family="paragraph">
      <style:paragraph-properties fo:margin-bottom="0in" fo:line-height="100%"/>
      <style:text-properties fo:font-weight="bold" style:font-weight-asian="bold"/>
    </style:style>
    <style:style style:name="P2168" style:parent-style-name="Standard" style:family="paragraph">
      <style:paragraph-properties fo:margin-bottom="0in" fo:line-height="100%"/>
      <style:text-properties style:use-window-font-color="true"/>
    </style:style>
    <style:style style:name="P2169" style:parent-style-name="Standard" style:family="paragraph">
      <style:paragraph-properties fo:margin-bottom="0in" fo:line-height="100%"/>
      <style:text-properties style:use-window-font-color="true"/>
    </style:style>
    <style:style style:name="P2170" style:parent-style-name="Standard" style:family="paragraph">
      <style:paragraph-properties fo:margin-bottom="0in" fo:line-height="100%"/>
      <style:text-properties style:use-window-font-color="true"/>
    </style:style>
    <style:style style:name="P2171" style:parent-style-name="Standard" style:family="paragraph">
      <style:paragraph-properties fo:margin-bottom="0in" fo:line-height="100%" fo:margin-left="0.5in">
        <style:tab-stops/>
      </style:paragraph-properties>
      <style:text-properties style:use-window-font-color="true"/>
    </style:style>
    <style:style style:name="P2172" style:parent-style-name="Standard" style:family="paragraph">
      <style:paragraph-properties fo:margin-bottom="0in" fo:line-height="100%" fo:margin-left="0.5in">
        <style:tab-stops/>
      </style:paragraph-properties>
    </style:style>
    <style:style style:name="TableCell217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174" style:parent-style-name="Standard" style:family="paragraph">
      <style:paragraph-properties fo:margin-bottom="0in" fo:line-height="100%"/>
      <style:text-properties fo:font-weight="bold" style:font-weight-asian="bold"/>
    </style:style>
    <style:style style:name="P2175" style:parent-style-name="Paragrafoelenco" style:family="paragraph"/>
    <style:style style:name="P2176" style:parent-style-name="Paragrafoelenco" style:family="paragraph"/>
    <style:style style:name="P2177" style:parent-style-name="Paragrafoelenco" style:family="paragraph"/>
    <style:style style:name="P2178" style:parent-style-name="Paragrafoelenco" style:family="paragraph"/>
    <style:style style:name="P2179" style:parent-style-name="Paragrafoelenco" style:family="paragraph"/>
    <style:style style:name="P2180" style:parent-style-name="Paragrafoelenco" style:family="paragraph"/>
    <style:style style:name="TableRow2181" style:family="table-row">
      <style:table-row-properties style:min-row-height="2.5194in"/>
    </style:style>
    <style:style style:name="TableCell218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183" style:parent-style-name="Standard" style:family="paragraph">
      <style:paragraph-properties fo:margin-bottom="0in" fo:line-height="100%"/>
      <style:text-properties fo:font-weight="bold" style:font-weight-asian="bold"/>
    </style:style>
    <style:style style:name="P2184" style:parent-style-name="Standard" style:family="paragraph">
      <style:paragraph-properties fo:margin-bottom="0in" fo:line-height="100%"/>
    </style:style>
    <style:style style:name="P2185" style:parent-style-name="Standard" style:family="paragraph">
      <style:paragraph-properties fo:margin-bottom="0in" fo:line-height="100%"/>
      <style:text-properties style:use-window-font-color="true"/>
    </style:style>
    <style:style style:name="P2186" style:parent-style-name="Standard" style:family="paragraph">
      <style:paragraph-properties fo:margin-bottom="0in" fo:line-height="100%"/>
    </style:style>
    <style:style style:name="T2187" style:parent-style-name="Car.predefinitoparagrafo" style:family="text">
      <style:text-properties style:use-window-font-color="true"/>
    </style:style>
    <style:style style:name="P2188" style:parent-style-name="Standard" style:family="paragraph">
      <style:paragraph-properties fo:margin-bottom="0in" fo:line-height="100%"/>
    </style:style>
    <style:style style:name="T2189" style:parent-style-name="Car.predefinitoparagrafo" style:family="text">
      <style:text-properties style:use-window-font-color="true"/>
    </style:style>
    <style:style style:name="P2190" style:parent-style-name="Standard" style:family="paragraph">
      <style:paragraph-properties fo:margin-bottom="0in" fo:line-height="100%" fo:margin-left="0.5in">
        <style:tab-stops/>
      </style:paragraph-properties>
    </style:style>
    <style:style style:name="TableCell219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192" style:parent-style-name="Standard" style:family="paragraph">
      <style:paragraph-properties fo:margin-bottom="0in" fo:line-height="100%"/>
      <style:text-properties fo:font-weight="bold" style:font-weight-asian="bold"/>
    </style:style>
    <style:style style:name="P2193" style:parent-style-name="Paragrafoelenco" style:family="paragraph"/>
    <style:style style:name="P2194" style:parent-style-name="Paragrafoelenco" style:family="paragraph"/>
    <style:style style:name="P2195" style:parent-style-name="Paragrafoelenco" style:family="paragraph"/>
    <style:style style:name="P2196" style:parent-style-name="Paragrafoelenco" style:family="paragraph"/>
    <style:style style:name="P2197" style:parent-style-name="Standard" style:family="paragraph">
      <style:paragraph-properties fo:margin-bottom="0in"/>
      <style:text-properties style:use-window-font-color="true"/>
    </style:style>
    <style:style style:name="TableColumn2199" style:family="table-column">
      <style:table-column-properties style:column-width="6.693in"/>
    </style:style>
    <style:style style:name="Table2198" style:family="table">
      <style:table-properties style:width="6.693in" fo:margin-left="-0.0069in" table:align="left"/>
    </style:style>
    <style:style style:name="TableRow2200" style:family="table-row">
      <style:table-row-properties/>
    </style:style>
    <style:style style:name="TableCell2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2" style:parent-style-name="Standard" style:family="paragraph">
      <style:paragraph-properties fo:margin-bottom="0in" fo:line-height="100%"/>
    </style:style>
    <style:style style:name="TableRow2203" style:family="table-row">
      <style:table-row-properties/>
    </style:style>
    <style:style style:name="TableCell2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5" style:parent-style-name="Standard" style:family="paragraph">
      <style:paragraph-properties fo:margin-bottom="0in" fo:line-height="100%"/>
    </style:style>
    <style:style style:name="TableRow2206" style:family="table-row">
      <style:table-row-properties/>
    </style:style>
    <style:style style:name="TableCell2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8" style:parent-style-name="Standard" style:family="paragraph">
      <style:paragraph-properties fo:margin-bottom="0in" fo:line-height="100%"/>
    </style:style>
    <style:style style:name="TableRow2209" style:family="table-row">
      <style:table-row-properties/>
    </style:style>
    <style:style style:name="TableCell2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1" style:parent-style-name="Standard" style:family="paragraph">
      <style:paragraph-properties fo:margin-bottom="0in" fo:line-height="100%"/>
    </style:style>
    <style:style style:name="TableRow2212" style:family="table-row">
      <style:table-row-properties/>
    </style:style>
    <style:style style:name="TableCell2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4" style:parent-style-name="Standard" style:family="paragraph">
      <style:paragraph-properties fo:margin-bottom="0in" fo:line-height="100%"/>
    </style:style>
    <style:style style:name="TableRow2215" style:family="table-row">
      <style:table-row-properties/>
    </style:style>
    <style:style style:name="TableCell2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7" style:parent-style-name="Standard" style:family="paragraph">
      <style:paragraph-properties fo:margin-bottom="0in" fo:line-height="100%"/>
    </style:style>
    <style:style style:name="TableRow2218" style:family="table-row">
      <style:table-row-properties/>
    </style:style>
    <style:style style:name="TableCell2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0" style:parent-style-name="Standard" style:family="paragraph">
      <style:paragraph-properties fo:margin-bottom="0in" fo:line-height="100%"/>
    </style:style>
    <style:style style:name="TableRow2221" style:family="table-row">
      <style:table-row-properties/>
    </style:style>
    <style:style style:name="TableCell2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3" style:parent-style-name="Standard" style:family="paragraph">
      <style:paragraph-properties fo:margin-bottom="0in" fo:line-height="100%"/>
    </style:style>
    <style:style style:name="TableRow2224" style:family="table-row">
      <style:table-row-properties/>
    </style:style>
    <style:style style:name="TableCell2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6" style:parent-style-name="Standard" style:family="paragraph">
      <style:paragraph-properties fo:margin-bottom="0in" fo:line-height="100%"/>
    </style:style>
    <style:style style:name="TableRow2227" style:family="table-row">
      <style:table-row-properties/>
    </style:style>
    <style:style style:name="TableCell2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9" style:parent-style-name="Standard" style:family="paragraph">
      <style:paragraph-properties fo:margin-bottom="0in" fo:line-height="100%"/>
    </style:style>
    <style:style style:name="TableRow2230" style:family="table-row">
      <style:table-row-properties/>
    </style:style>
    <style:style style:name="TableCell2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2" style:parent-style-name="Standard" style:family="paragraph">
      <style:paragraph-properties fo:margin-bottom="0in" fo:line-height="100%"/>
    </style:style>
    <style:style style:name="TableRow2233" style:family="table-row">
      <style:table-row-properties/>
    </style:style>
    <style:style style:name="TableCell2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5" style:parent-style-name="Standard" style:family="paragraph">
      <style:paragraph-properties fo:margin-bottom="0in" fo:line-height="100%"/>
    </style:style>
    <style:style style:name="TableRow2236" style:family="table-row">
      <style:table-row-properties/>
    </style:style>
    <style:style style:name="TableCell2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8" style:parent-style-name="Standard" style:family="paragraph">
      <style:paragraph-properties fo:margin-bottom="0in" fo:line-height="100%"/>
    </style:style>
    <style:style style:name="TableRow2239" style:family="table-row">
      <style:table-row-properties/>
    </style:style>
    <style:style style:name="TableCell2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1" style:parent-style-name="Standard" style:family="paragraph">
      <style:paragraph-properties fo:margin-bottom="0in" fo:line-height="100%"/>
    </style:style>
    <style:style style:name="TableRow2242" style:family="table-row">
      <style:table-row-properties/>
    </style:style>
    <style:style style:name="TableCell2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4" style:parent-style-name="Standard" style:family="paragraph">
      <style:paragraph-properties fo:margin-bottom="0in" fo:line-height="100%"/>
    </style:style>
    <style:style style:name="TableColumn2246" style:family="table-column">
      <style:table-column-properties style:column-width="6.693in"/>
    </style:style>
    <style:style style:name="Table2245" style:family="table">
      <style:table-properties style:width="6.693in" fo:margin-left="-0.0069in" table:align="left"/>
    </style:style>
    <style:style style:name="TableRow2247" style:family="table-row">
      <style:table-row-properties/>
    </style:style>
    <style:style style:name="TableCell2248" style:family="table-cell">
      <style:table-cell-properties fo:border-top="none" fo:border-left="none" fo:border-bottom="0.0069in solid #808080" fo:border-right="none" style:writing-mode="lr-tb" fo:padding-top="0in" fo:padding-left="0.075in" fo:padding-bottom="0in" fo:padding-right="0.075in"/>
    </style:style>
    <style:style style:name="P2249" style:parent-style-name="Standard" style:family="paragraph">
      <style:paragraph-properties fo:margin-bottom="0in" fo:line-height="100%"/>
      <style:text-properties fo:language="en" fo:country="US"/>
    </style:style>
    <style:style style:name="TableRow2250" style:family="table-row">
      <style:table-row-properties/>
    </style:style>
    <style:style style:name="TableCell22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2" style:parent-style-name="Standard" style:family="paragraph">
      <style:paragraph-properties fo:margin-bottom="0in" fo:line-height="100%"/>
    </style:style>
    <style:style style:name="P2253" style:parent-style-name="Standard" style:family="paragraph">
      <style:paragraph-properties fo:margin-bottom="0in" fo:line-height="100%"/>
    </style:style>
    <style:style style:name="TableRow2254" style:family="table-row">
      <style:table-row-properties/>
    </style:style>
    <style:style style:name="TableCell2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6" style:parent-style-name="Standard" style:family="paragraph">
      <style:paragraph-properties fo:margin-bottom="0in" fo:line-height="100%"/>
    </style:style>
    <style:style style:name="TableRow2257" style:family="table-row">
      <style:table-row-properties/>
    </style:style>
    <style:style style:name="TableCell2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9" style:parent-style-name="Standard" style:family="paragraph">
      <style:paragraph-properties fo:margin-bottom="0in" fo:line-height="100%"/>
    </style:style>
    <style:style style:name="TableRow2260" style:family="table-row">
      <style:table-row-properties/>
    </style:style>
    <style:style style:name="TableCell2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2" style:parent-style-name="Standard" style:family="paragraph">
      <style:paragraph-properties fo:margin-bottom="0in" fo:line-height="100%"/>
    </style:style>
    <style:style style:name="TableRow2263" style:family="table-row">
      <style:table-row-properties/>
    </style:style>
    <style:style style:name="TableCell2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5" style:parent-style-name="Standard" style:family="paragraph">
      <style:paragraph-properties fo:margin-bottom="0in" fo:line-height="100%"/>
    </style:style>
    <style:style style:name="TableRow2266" style:family="table-row">
      <style:table-row-properties/>
    </style:style>
    <style:style style:name="TableCell2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8" style:parent-style-name="Standard" style:family="paragraph">
      <style:paragraph-properties fo:margin-bottom="0in" fo:line-height="100%"/>
    </style:style>
    <style:style style:name="TableRow2269" style:family="table-row">
      <style:table-row-properties/>
    </style:style>
    <style:style style:name="TableCell2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1" style:parent-style-name="Standard" style:family="paragraph">
      <style:paragraph-properties fo:margin-bottom="0in" fo:line-height="100%"/>
    </style:style>
    <style:style style:name="TableRow2272" style:family="table-row">
      <style:table-row-properties/>
    </style:style>
    <style:style style:name="TableCell2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4" style:parent-style-name="Standard" style:family="paragraph">
      <style:paragraph-properties fo:margin-bottom="0in" fo:line-height="100%"/>
    </style:style>
    <style:style style:name="TableRow2275" style:family="table-row">
      <style:table-row-properties/>
    </style:style>
    <style:style style:name="TableCell2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7" style:parent-style-name="Standard" style:family="paragraph">
      <style:paragraph-properties fo:margin-bottom="0in" fo:line-height="100%"/>
    </style:style>
    <style:style style:name="TableRow2278" style:family="table-row">
      <style:table-row-properties/>
    </style:style>
    <style:style style:name="TableCell2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0" style:parent-style-name="Standard" style:family="paragraph">
      <style:paragraph-properties fo:margin-bottom="0in" fo:line-height="100%"/>
    </style:style>
    <style:style style:name="TableRow2281" style:family="table-row">
      <style:table-row-properties/>
    </style:style>
    <style:style style:name="TableCell2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3" style:parent-style-name="Standard" style:family="paragraph">
      <style:paragraph-properties fo:margin-bottom="0in" fo:line-height="100%"/>
    </style:style>
    <style:style style:name="TableRow2284" style:family="table-row">
      <style:table-row-properties/>
    </style:style>
    <style:style style:name="TableCell2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6" style:parent-style-name="Standard" style:family="paragraph">
      <style:paragraph-properties fo:margin-bottom="0in" fo:line-height="100%"/>
    </style:style>
    <style:style style:name="TableRow2287" style:family="table-row">
      <style:table-row-properties/>
    </style:style>
    <style:style style:name="TableCell2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9" style:parent-style-name="Standard" style:family="paragraph">
      <style:paragraph-properties fo:margin-bottom="0in" fo:line-height="100%"/>
    </style:style>
    <style:style style:name="TableRow2290" style:family="table-row">
      <style:table-row-properties/>
    </style:style>
    <style:style style:name="TableCell2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2" style:parent-style-name="Standard" style:family="paragraph">
      <style:paragraph-properties fo:margin-bottom="0in" fo:line-height="100%"/>
    </style:style>
    <style:style style:name="TableRow2293" style:family="table-row">
      <style:table-row-properties/>
    </style:style>
    <style:style style:name="TableCell2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5" style:parent-style-name="Standard" style:family="paragraph">
      <style:paragraph-properties fo:margin-bottom="0in" fo:line-height="100%"/>
    </style:style>
    <style:style style:name="TableRow2296" style:family="table-row">
      <style:table-row-properties/>
    </style:style>
    <style:style style:name="TableCell2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8" style:parent-style-name="Standard" style:family="paragraph">
      <style:paragraph-properties fo:margin-bottom="0in" fo:line-height="100%"/>
    </style:style>
    <style:style style:name="TableRow2299" style:family="table-row">
      <style:table-row-properties/>
    </style:style>
    <style:style style:name="TableCell2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1" style:parent-style-name="Standard" style:family="paragraph">
      <style:paragraph-properties fo:margin-bottom="0in" fo:line-height="100%"/>
    </style:style>
    <style:style style:name="TableRow2302" style:family="table-row">
      <style:table-row-properties/>
    </style:style>
    <style:style style:name="TableCell2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4" style:parent-style-name="Standard" style:family="paragraph">
      <style:paragraph-properties fo:margin-bottom="0in" fo:line-height="100%"/>
    </style:style>
    <style:style style:name="TableRow2305" style:family="table-row">
      <style:table-row-properties/>
    </style:style>
    <style:style style:name="TableCell2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7" style:parent-style-name="Standard" style:family="paragraph">
      <style:paragraph-properties fo:margin-bottom="0in" fo:line-height="100%"/>
    </style:style>
    <style:style style:name="TableRow2308" style:family="table-row">
      <style:table-row-properties/>
    </style:style>
    <style:style style:name="TableCell2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0" style:parent-style-name="Standard" style:family="paragraph">
      <style:paragraph-properties fo:margin-bottom="0in" fo:line-height="100%"/>
    </style:style>
    <style:style style:name="TableRow2311" style:family="table-row">
      <style:table-row-properties/>
    </style:style>
    <style:style style:name="TableCell2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3" style:parent-style-name="Standard" style:family="paragraph">
      <style:paragraph-properties fo:margin-bottom="0in" fo:line-height="100%"/>
    </style:style>
    <style:style style:name="TableRow2314" style:family="table-row">
      <style:table-row-properties/>
    </style:style>
    <style:style style:name="TableCell2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6" style:parent-style-name="Standard" style:family="paragraph">
      <style:paragraph-properties fo:margin-bottom="0in" fo:line-height="100%"/>
    </style:style>
    <style:style style:name="TableRow2317" style:family="table-row">
      <style:table-row-properties/>
    </style:style>
    <style:style style:name="TableCell23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9" style:parent-style-name="Standard" style:family="paragraph">
      <style:paragraph-properties fo:margin-bottom="0in" fo:line-height="100%"/>
    </style:style>
    <style:style style:name="TableRow2320" style:family="table-row">
      <style:table-row-properties/>
    </style:style>
    <style:style style:name="TableCell23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2" style:parent-style-name="Standard" style:family="paragraph">
      <style:paragraph-properties fo:margin-bottom="0in" fo:line-height="100%"/>
    </style:style>
    <style:style style:name="TableRow2323" style:family="table-row">
      <style:table-row-properties/>
    </style:style>
    <style:style style:name="TableCell2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5" style:parent-style-name="Standard" style:family="paragraph">
      <style:paragraph-properties fo:margin-bottom="0in" fo:line-height="100%"/>
    </style:style>
    <style:style style:name="TableRow2326" style:family="table-row">
      <style:table-row-properties/>
    </style:style>
    <style:style style:name="TableCell23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8" style:parent-style-name="Standard" style:family="paragraph">
      <style:paragraph-properties fo:margin-bottom="0in" fo:line-height="100%"/>
    </style:style>
    <style:style style:name="TableRow2329" style:family="table-row">
      <style:table-row-properties/>
    </style:style>
    <style:style style:name="TableCell23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1" style:parent-style-name="Standard" style:family="paragraph">
      <style:paragraph-properties fo:margin-bottom="0in" fo:line-height="100%"/>
    </style:style>
    <style:style style:name="TableRow2332" style:family="table-row">
      <style:table-row-properties/>
    </style:style>
    <style:style style:name="TableCell23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4" style:parent-style-name="Standard" style:family="paragraph">
      <style:paragraph-properties fo:margin-bottom="0in" fo:line-height="100%"/>
    </style:style>
    <style:style style:name="TableRow2335" style:family="table-row">
      <style:table-row-properties/>
    </style:style>
    <style:style style:name="TableCell23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7" style:parent-style-name="Standard" style:family="paragraph">
      <style:paragraph-properties fo:margin-bottom="0in" fo:line-height="100%"/>
    </style:style>
    <style:style style:name="TableRow2338" style:family="table-row">
      <style:table-row-properties/>
    </style:style>
    <style:style style:name="TableCell23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0" style:parent-style-name="Standard" style:family="paragraph">
      <style:paragraph-properties fo:margin-bottom="0in" fo:line-height="100%"/>
    </style:style>
    <style:style style:name="TableRow2341" style:family="table-row">
      <style:table-row-properties/>
    </style:style>
    <style:style style:name="TableCell2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3" style:parent-style-name="Standard" style:family="paragraph">
      <style:paragraph-properties fo:margin-bottom="0in" fo:line-height="100%"/>
    </style:style>
    <style:style style:name="TableRow2344" style:family="table-row">
      <style:table-row-properties/>
    </style:style>
    <style:style style:name="TableCell23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6" style:parent-style-name="Standard" style:family="paragraph">
      <style:paragraph-properties fo:margin-bottom="0in" fo:line-height="100%"/>
    </style:style>
    <style:style style:name="TableRow2347" style:family="table-row">
      <style:table-row-properties/>
    </style:style>
    <style:style style:name="TableCell2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9" style:parent-style-name="Standard" style:family="paragraph">
      <style:paragraph-properties fo:margin-bottom="0in" fo:line-height="100%"/>
    </style:style>
    <style:style style:name="TableRow2350" style:family="table-row">
      <style:table-row-properties/>
    </style:style>
    <style:style style:name="TableCell23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2" style:parent-style-name="Standard" style:family="paragraph">
      <style:paragraph-properties fo:margin-bottom="0in" fo:line-height="100%"/>
    </style:style>
    <style:style style:name="TableRow2353" style:family="table-row">
      <style:table-row-properties/>
    </style:style>
    <style:style style:name="TableCell23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5" style:parent-style-name="Standard" style:family="paragraph">
      <style:paragraph-properties fo:margin-bottom="0in" fo:line-height="100%"/>
    </style:style>
    <style:style style:name="TableRow2356" style:family="table-row">
      <style:table-row-properties/>
    </style:style>
    <style:style style:name="TableCell23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8" style:parent-style-name="Standard" style:family="paragraph">
      <style:paragraph-properties fo:margin-bottom="0in" fo:line-height="100%"/>
    </style:style>
    <style:style style:name="TableRow2359" style:family="table-row">
      <style:table-row-properties/>
    </style:style>
    <style:style style:name="TableCell23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1" style:parent-style-name="Standard" style:family="paragraph">
      <style:paragraph-properties fo:margin-bottom="0in" fo:line-height="100%"/>
    </style:style>
    <style:style style:name="TableRow2362" style:family="table-row">
      <style:table-row-properties/>
    </style:style>
    <style:style style:name="TableCell23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4" style:parent-style-name="Standard" style:family="paragraph">
      <style:paragraph-properties fo:margin-bottom="0in" fo:line-height="100%"/>
    </style:style>
    <style:style style:name="TableRow2365" style:family="table-row">
      <style:table-row-properties/>
    </style:style>
    <style:style style:name="TableCell23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7" style:parent-style-name="Standard" style:family="paragraph">
      <style:paragraph-properties fo:margin-bottom="0in" fo:line-height="100%"/>
    </style:style>
    <style:style style:name="TableRow2368" style:family="table-row">
      <style:table-row-properties/>
    </style:style>
    <style:style style:name="TableCell23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0" style:parent-style-name="Standard" style:family="paragraph">
      <style:paragraph-properties fo:margin-bottom="0in" fo:line-height="100%"/>
    </style:style>
    <style:style style:name="TableRow2371" style:family="table-row">
      <style:table-row-properties/>
    </style:style>
    <style:style style:name="TableCell23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3" style:parent-style-name="Standard" style:family="paragraph">
      <style:paragraph-properties fo:margin-bottom="0in" fo:line-height="100%"/>
    </style:style>
    <style:style style:name="TableRow2374" style:family="table-row">
      <style:table-row-properties/>
    </style:style>
    <style:style style:name="TableCell23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6" style:parent-style-name="Standard" style:family="paragraph">
      <style:paragraph-properties fo:margin-bottom="0in" fo:line-height="100%"/>
    </style:style>
    <style:style style:name="TableRow2377" style:family="table-row">
      <style:table-row-properties/>
    </style:style>
    <style:style style:name="TableCell23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9" style:parent-style-name="Standard" style:family="paragraph">
      <style:paragraph-properties fo:margin-bottom="0in" fo:line-height="100%"/>
    </style:style>
    <style:style style:name="TableRow2380" style:family="table-row">
      <style:table-row-properties/>
    </style:style>
    <style:style style:name="TableCell23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2" style:parent-style-name="Standard" style:family="paragraph">
      <style:paragraph-properties fo:margin-bottom="0in" fo:line-height="100%"/>
    </style:style>
    <style:style style:name="P2383" style:parent-style-name="Titolo1" style:family="paragraph">
      <style:paragraph-properties fo:margin-top="0in"/>
      <style:text-properties fo:color="#FF0000"/>
    </style:style>
    <style:style style:name="P2384" style:parent-style-name="Titolo1" style:family="paragraph">
      <style:paragraph-properties fo:margin-top="0in"/>
    </style:style>
    <style:style style:name="P2385" style:parent-style-name="Titolo1" style:family="paragraph">
      <style:paragraph-properties fo:margin-top="0in"/>
    </style:style>
    <style:style style:name="TableColumn2387" style:family="table-column">
      <style:table-column-properties style:column-width="6.693in"/>
    </style:style>
    <style:style style:name="Table2386" style:family="table">
      <style:table-properties style:width="6.693in" fo:margin-left="-0.0069in" table:align="left"/>
    </style:style>
    <style:style style:name="TableRow2388" style:family="table-row">
      <style:table-row-properties/>
    </style:style>
    <style:style style:name="TableCell23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0" style:parent-style-name="Standard" style:family="paragraph">
      <style:paragraph-properties fo:margin-bottom="0in" fo:line-height="100%"/>
    </style:style>
    <style:style style:name="TableRow2391" style:family="table-row">
      <style:table-row-properties/>
    </style:style>
    <style:style style:name="TableCell23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3" style:parent-style-name="Standard" style:family="paragraph">
      <style:paragraph-properties fo:margin-bottom="0in" fo:line-height="100%"/>
    </style:style>
    <style:style style:name="TableRow2394" style:family="table-row">
      <style:table-row-properties/>
    </style:style>
    <style:style style:name="TableCell23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6" style:parent-style-name="Standard" style:family="paragraph">
      <style:paragraph-properties fo:margin-bottom="0in" fo:line-height="100%"/>
    </style:style>
    <style:style style:name="TableRow2397" style:family="table-row">
      <style:table-row-properties/>
    </style:style>
    <style:style style:name="TableCell23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9" style:parent-style-name="Standard" style:family="paragraph">
      <style:paragraph-properties fo:margin-bottom="0in" fo:line-height="100%"/>
    </style:style>
    <style:style style:name="TableRow2400" style:family="table-row">
      <style:table-row-properties/>
    </style:style>
    <style:style style:name="TableCell2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2" style:parent-style-name="Standard" style:family="paragraph">
      <style:paragraph-properties fo:margin-bottom="0in" fo:line-height="100%"/>
    </style:style>
    <style:style style:name="TableRow2403" style:family="table-row">
      <style:table-row-properties/>
    </style:style>
    <style:style style:name="TableCell24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5" style:parent-style-name="Standard" style:family="paragraph">
      <style:paragraph-properties fo:margin-bottom="0in" fo:line-height="100%"/>
    </style:style>
    <style:style style:name="TableRow2406" style:family="table-row">
      <style:table-row-properties/>
    </style:style>
    <style:style style:name="TableCell24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8" style:parent-style-name="Standard" style:family="paragraph">
      <style:paragraph-properties fo:margin-bottom="0in" fo:line-height="100%"/>
    </style:style>
    <style:style style:name="TableRow2409" style:family="table-row">
      <style:table-row-properties/>
    </style:style>
    <style:style style:name="TableCell24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1" style:parent-style-name="Standard" style:family="paragraph">
      <style:paragraph-properties fo:margin-bottom="0in" fo:line-height="100%"/>
    </style:style>
    <style:style style:name="TableRow2412" style:family="table-row">
      <style:table-row-properties/>
    </style:style>
    <style:style style:name="TableCell24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4" style:parent-style-name="Standard" style:family="paragraph">
      <style:paragraph-properties fo:margin-bottom="0in" fo:line-height="100%"/>
    </style:style>
    <style:style style:name="TableRow2415" style:family="table-row">
      <style:table-row-properties/>
    </style:style>
    <style:style style:name="TableCell24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7" style:parent-style-name="Standard" style:family="paragraph">
      <style:paragraph-properties fo:margin-bottom="0in" fo:line-height="100%"/>
    </style:style>
    <style:style style:name="TableRow2418" style:family="table-row">
      <style:table-row-properties/>
    </style:style>
    <style:style style:name="TableCell24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0" style:parent-style-name="Standard" style:family="paragraph">
      <style:paragraph-properties fo:margin-bottom="0in" fo:line-height="100%"/>
    </style:style>
    <style:style style:name="TableRow2421" style:family="table-row">
      <style:table-row-properties/>
    </style:style>
    <style:style style:name="TableCell24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3" style:parent-style-name="Standard" style:family="paragraph">
      <style:paragraph-properties fo:margin-bottom="0in" fo:line-height="100%"/>
    </style:style>
    <style:style style:name="TableRow2424" style:family="table-row">
      <style:table-row-properties/>
    </style:style>
    <style:style style:name="TableCell2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6" style:parent-style-name="Standard" style:family="paragraph">
      <style:paragraph-properties fo:margin-bottom="0in" fo:line-height="100%"/>
    </style:style>
    <style:style style:name="TableRow2427" style:family="table-row">
      <style:table-row-properties/>
    </style:style>
    <style:style style:name="TableCell2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9" style:parent-style-name="Standard" style:family="paragraph">
      <style:paragraph-properties fo:margin-bottom="0in" fo:line-height="100%"/>
    </style:style>
    <style:style style:name="TableRow2430" style:family="table-row">
      <style:table-row-properties/>
    </style:style>
    <style:style style:name="TableCell2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2" style:parent-style-name="Standard" style:family="paragraph">
      <style:paragraph-properties fo:margin-bottom="0in" fo:line-height="100%"/>
    </style:style>
    <style:style style:name="TableRow2433" style:family="table-row">
      <style:table-row-properties/>
    </style:style>
    <style:style style:name="TableCell2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5" style:parent-style-name="Standard" style:family="paragraph">
      <style:paragraph-properties fo:margin-bottom="0in" fo:line-height="100%"/>
    </style:style>
    <style:style style:name="TableRow2436" style:family="table-row">
      <style:table-row-properties/>
    </style:style>
    <style:style style:name="TableCell2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8" style:parent-style-name="Standard" style:family="paragraph">
      <style:paragraph-properties fo:margin-bottom="0in" fo:line-height="100%"/>
    </style:style>
    <style:style style:name="TableRow2439" style:family="table-row">
      <style:table-row-properties/>
    </style:style>
    <style:style style:name="TableCell2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1" style:parent-style-name="Standard" style:family="paragraph">
      <style:paragraph-properties fo:margin-bottom="0in" fo:line-height="100%"/>
    </style:style>
    <style:style style:name="TableRow2442" style:family="table-row">
      <style:table-row-properties/>
    </style:style>
    <style:style style:name="TableCell2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4" style:parent-style-name="Standard" style:family="paragraph">
      <style:paragraph-properties fo:margin-bottom="0in" fo:line-height="100%"/>
    </style:style>
    <style:style style:name="TableRow2445" style:family="table-row">
      <style:table-row-properties/>
    </style:style>
    <style:style style:name="TableCell2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7" style:parent-style-name="Standard" style:family="paragraph">
      <style:paragraph-properties fo:margin-bottom="0in" fo:line-height="100%"/>
    </style:style>
    <style:style style:name="TableRow2448" style:family="table-row">
      <style:table-row-properties/>
    </style:style>
    <style:style style:name="TableCell2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0" style:parent-style-name="Standard" style:family="paragraph">
      <style:paragraph-properties fo:margin-bottom="0in" fo:line-height="100%"/>
    </style:style>
    <style:style style:name="TableRow2451" style:family="table-row">
      <style:table-row-properties/>
    </style:style>
    <style:style style:name="TableCell2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3" style:parent-style-name="Standard" style:family="paragraph">
      <style:paragraph-properties fo:margin-bottom="0in" fo:line-height="100%"/>
    </style:style>
    <style:style style:name="TableColumn2455" style:family="table-column">
      <style:table-column-properties style:column-width="6.693in"/>
    </style:style>
    <style:style style:name="Table2454" style:family="table">
      <style:table-properties style:width="6.693in" fo:margin-left="-0.0069in" table:align="left"/>
    </style:style>
    <style:style style:name="TableRow2456" style:family="table-row">
      <style:table-row-properties/>
    </style:style>
    <style:style style:name="TableCell24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8" style:parent-style-name="Standard" style:family="paragraph">
      <style:paragraph-properties fo:margin-bottom="0in" fo:line-height="100%"/>
    </style:style>
    <style:style style:name="TableRow2459" style:family="table-row">
      <style:table-row-properties/>
    </style:style>
    <style:style style:name="TableCell24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1" style:parent-style-name="Standard" style:family="paragraph">
      <style:paragraph-properties fo:margin-bottom="0in" fo:line-height="100%"/>
    </style:style>
    <style:style style:name="TableRow2462" style:family="table-row">
      <style:table-row-properties/>
    </style:style>
    <style:style style:name="TableCell24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4" style:parent-style-name="Standard" style:family="paragraph">
      <style:paragraph-properties fo:margin-bottom="0in" fo:line-height="100%"/>
    </style:style>
    <style:style style:name="TableRow2465" style:family="table-row">
      <style:table-row-properties/>
    </style:style>
    <style:style style:name="TableCell24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7" style:parent-style-name="Standard" style:family="paragraph">
      <style:paragraph-properties fo:margin-bottom="0in" fo:line-height="100%"/>
    </style:style>
    <style:style style:name="TableRow2468" style:family="table-row">
      <style:table-row-properties/>
    </style:style>
    <style:style style:name="TableCell24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0" style:parent-style-name="Standard" style:family="paragraph">
      <style:paragraph-properties fo:margin-bottom="0in" fo:line-height="100%"/>
    </style:style>
    <style:style style:name="TableRow2471" style:family="table-row">
      <style:table-row-properties/>
    </style:style>
    <style:style style:name="TableCell24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3" style:parent-style-name="Standard" style:family="paragraph">
      <style:paragraph-properties fo:margin-bottom="0in" fo:line-height="100%"/>
    </style:style>
    <style:style style:name="TableRow2474" style:family="table-row">
      <style:table-row-properties/>
    </style:style>
    <style:style style:name="TableCell24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6" style:parent-style-name="Standard" style:family="paragraph">
      <style:paragraph-properties fo:margin-bottom="0in" fo:line-height="100%"/>
    </style:style>
    <style:style style:name="TableRow2477" style:family="table-row">
      <style:table-row-properties/>
    </style:style>
    <style:style style:name="TableCell24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9" style:parent-style-name="Standard" style:family="paragraph">
      <style:paragraph-properties fo:margin-bottom="0in" fo:line-height="100%"/>
    </style:style>
    <style:style style:name="TableRow2480" style:family="table-row">
      <style:table-row-properties/>
    </style:style>
    <style:style style:name="TableCell24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2" style:parent-style-name="Standard" style:family="paragraph">
      <style:paragraph-properties fo:margin-bottom="0in" fo:line-height="100%"/>
    </style:style>
    <style:style style:name="TableRow2483" style:family="table-row">
      <style:table-row-properties/>
    </style:style>
    <style:style style:name="TableCell24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5" style:parent-style-name="Standard" style:family="paragraph">
      <style:paragraph-properties fo:margin-bottom="0in" fo:line-height="100%"/>
    </style:style>
    <style:style style:name="TableRow2486" style:family="table-row">
      <style:table-row-properties/>
    </style:style>
    <style:style style:name="TableCell24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8" style:parent-style-name="Standard" style:family="paragraph">
      <style:paragraph-properties fo:margin-bottom="0in" fo:line-height="100%"/>
    </style:style>
    <style:style style:name="TableRow2489" style:family="table-row">
      <style:table-row-properties/>
    </style:style>
    <style:style style:name="TableCell24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1" style:parent-style-name="Standard" style:family="paragraph">
      <style:paragraph-properties fo:margin-bottom="0in" fo:line-height="100%"/>
    </style:style>
    <style:style style:name="TableRow2492" style:family="table-row">
      <style:table-row-properties/>
    </style:style>
    <style:style style:name="TableCell24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4" style:parent-style-name="Standard" style:family="paragraph">
      <style:paragraph-properties fo:margin-bottom="0in" fo:line-height="100%"/>
    </style:style>
    <style:style style:name="TableRow2495" style:family="table-row">
      <style:table-row-properties/>
    </style:style>
    <style:style style:name="TableCell24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7" style:parent-style-name="Standard" style:family="paragraph">
      <style:paragraph-properties fo:margin-bottom="0in" fo:line-height="100%"/>
    </style:style>
    <style:style style:name="TableRow2498" style:family="table-row">
      <style:table-row-properties/>
    </style:style>
    <style:style style:name="TableCell24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0" style:parent-style-name="Standard" style:family="paragraph">
      <style:paragraph-properties fo:margin-bottom="0in" fo:line-height="100%"/>
    </style:style>
    <style:style style:name="TableColumn2502" style:family="table-column">
      <style:table-column-properties style:column-width="6.693in"/>
    </style:style>
    <style:style style:name="Table2501" style:family="table">
      <style:table-properties style:width="6.693in" fo:margin-left="-0.0069in" table:align="left"/>
    </style:style>
    <style:style style:name="TableRow2503" style:family="table-row">
      <style:table-row-properties/>
    </style:style>
    <style:style style:name="TableCell2504" style:family="table-cell">
      <style:table-cell-properties fo:border-top="none" fo:border-left="none" fo:border-bottom="0.0069in solid #808080" fo:border-right="none" style:writing-mode="lr-tb" fo:padding-top="0in" fo:padding-left="0.075in" fo:padding-bottom="0in" fo:padding-right="0.075in"/>
    </style:style>
    <style:style style:name="P2505" style:parent-style-name="Standard" style:family="paragraph">
      <style:paragraph-properties fo:margin-bottom="0in" fo:line-height="100%"/>
      <style:text-properties fo:language="en" fo:country="US"/>
    </style:style>
    <style:style style:name="TableRow2506" style:family="table-row">
      <style:table-row-properties/>
    </style:style>
    <style:style style:name="TableCell25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8" style:parent-style-name="Standard" style:family="paragraph">
      <style:paragraph-properties fo:margin-bottom="0in" fo:line-height="100%"/>
      <style:text-properties fo:language="en" fo:country="US"/>
    </style:style>
    <style:style style:name="TableRow2509" style:family="table-row">
      <style:table-row-properties/>
    </style:style>
    <style:style style:name="TableCell25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1" style:parent-style-name="Standard" style:family="paragraph">
      <style:paragraph-properties fo:margin-bottom="0in" fo:line-height="100%"/>
      <style:text-properties fo:language="en" fo:country="US"/>
    </style:style>
    <style:style style:name="TableRow2512" style:family="table-row">
      <style:table-row-properties/>
    </style:style>
    <style:style style:name="TableCell25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4" style:parent-style-name="Standard" style:family="paragraph">
      <style:paragraph-properties fo:margin-bottom="0in" fo:line-height="100%"/>
      <style:text-properties fo:language="en" fo:country="US"/>
    </style:style>
    <style:style style:name="TableRow2515" style:family="table-row">
      <style:table-row-properties/>
    </style:style>
    <style:style style:name="TableCell25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7" style:parent-style-name="Standard" style:family="paragraph">
      <style:paragraph-properties fo:margin-bottom="0in" fo:line-height="100%"/>
      <style:text-properties fo:language="en" fo:country="US"/>
    </style:style>
    <style:style style:name="TableRow2518" style:family="table-row">
      <style:table-row-properties/>
    </style:style>
    <style:style style:name="TableCell25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0" style:parent-style-name="Standard" style:family="paragraph">
      <style:paragraph-properties fo:margin-bottom="0in" fo:line-height="100%"/>
      <style:text-properties fo:language="en" fo:country="US"/>
    </style:style>
    <style:style style:name="TableRow2521" style:family="table-row">
      <style:table-row-properties/>
    </style:style>
    <style:style style:name="TableCell25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3" style:parent-style-name="Standard" style:family="paragraph">
      <style:paragraph-properties fo:margin-bottom="0in" fo:line-height="100%"/>
      <style:text-properties fo:language="en" fo:country="US"/>
    </style:style>
    <style:style style:name="TableColumn2525" style:family="table-column">
      <style:table-column-properties style:column-width="6.693in"/>
    </style:style>
    <style:style style:name="Table2524" style:family="table">
      <style:table-properties style:width="6.693in" fo:margin-left="-0.0069in" table:align="left"/>
    </style:style>
    <style:style style:name="TableRow2526" style:family="table-row">
      <style:table-row-properties/>
    </style:style>
    <style:style style:name="TableCell2527" style:family="table-cell">
      <style:table-cell-properties fo:border-top="none" fo:border-left="none" fo:border-bottom="0.0069in solid #808080" fo:border-right="none" style:writing-mode="lr-tb" fo:padding-top="0in" fo:padding-left="0.075in" fo:padding-bottom="0in" fo:padding-right="0.075in"/>
    </style:style>
    <style:style style:name="P2528" style:parent-style-name="Standard" style:family="paragraph">
      <style:paragraph-properties fo:margin-bottom="0in" fo:line-height="100%"/>
      <style:text-properties fo:language="en" fo:country="US"/>
    </style:style>
    <style:style style:name="TableRow2529" style:family="table-row">
      <style:table-row-properties/>
    </style:style>
    <style:style style:name="TableCell25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1" style:parent-style-name="Standard" style:family="paragraph">
      <style:paragraph-properties fo:margin-bottom="0in" fo:line-height="100%"/>
      <style:text-properties fo:language="en" fo:country="US"/>
    </style:style>
    <style:style style:name="TableRow2532" style:family="table-row">
      <style:table-row-properties/>
    </style:style>
    <style:style style:name="TableCell25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4" style:parent-style-name="Standard" style:family="paragraph">
      <style:paragraph-properties fo:margin-bottom="0in" fo:line-height="100%"/>
      <style:text-properties fo:language="en" fo:country="US"/>
    </style:style>
    <style:style style:name="TableRow2535" style:family="table-row">
      <style:table-row-properties/>
    </style:style>
    <style:style style:name="TableCell25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7" style:parent-style-name="Standard" style:family="paragraph">
      <style:paragraph-properties fo:margin-bottom="0in" fo:line-height="100%"/>
      <style:text-properties fo:language="en" fo:country="US"/>
    </style:style>
    <style:style style:name="TableRow2538" style:family="table-row">
      <style:table-row-properties/>
    </style:style>
    <style:style style:name="TableCell25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0" style:parent-style-name="Standard" style:family="paragraph">
      <style:paragraph-properties fo:margin-bottom="0in" fo:line-height="100%"/>
      <style:text-properties fo:language="en" fo:country="US"/>
    </style:style>
    <style:style style:name="TableRow2541" style:family="table-row">
      <style:table-row-properties/>
    </style:style>
    <style:style style:name="TableCell25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3" style:parent-style-name="Standard" style:family="paragraph">
      <style:paragraph-properties fo:margin-bottom="0in" fo:line-height="100%"/>
      <style:text-properties fo:language="en" fo:country="US"/>
    </style:style>
    <style:style style:name="TableRow2544" style:family="table-row">
      <style:table-row-properties/>
    </style:style>
    <style:style style:name="TableCell25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6" style:parent-style-name="Standard" style:family="paragraph">
      <style:paragraph-properties fo:margin-bottom="0in" fo:line-height="100%"/>
      <style:text-properties fo:language="en" fo:country="US"/>
    </style:style>
    <style:style style:name="TableColumn2548" style:family="table-column">
      <style:table-column-properties style:column-width="6.693in"/>
    </style:style>
    <style:style style:name="Table2547" style:family="table">
      <style:table-properties style:width="6.693in" fo:margin-left="-0.0069in" table:align="left"/>
    </style:style>
    <style:style style:name="TableRow2549" style:family="table-row">
      <style:table-row-properties/>
    </style:style>
    <style:style style:name="TableCell2550" style:family="table-cell">
      <style:table-cell-properties fo:border-top="none" fo:border-left="none" fo:border-bottom="0.0069in solid #808080" fo:border-right="none" style:writing-mode="lr-tb" fo:padding-top="0in" fo:padding-left="0.075in" fo:padding-bottom="0in" fo:padding-right="0.075in"/>
    </style:style>
    <style:style style:name="P2551" style:parent-style-name="Standard" style:family="paragraph">
      <style:paragraph-properties fo:margin-bottom="0in" fo:line-height="100%"/>
      <style:text-properties fo:language="en" fo:country="US"/>
    </style:style>
    <style:style style:name="TableRow2552" style:family="table-row">
      <style:table-row-properties/>
    </style:style>
    <style:style style:name="TableCell25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4" style:parent-style-name="Standard" style:family="paragraph">
      <style:paragraph-properties fo:margin-bottom="0in" fo:line-height="100%"/>
      <style:text-properties fo:language="en" fo:country="US"/>
    </style:style>
    <style:style style:name="TableRow2555" style:family="table-row">
      <style:table-row-properties/>
    </style:style>
    <style:style style:name="TableCell25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7" style:parent-style-name="Standard" style:family="paragraph">
      <style:paragraph-properties fo:margin-bottom="0in" fo:line-height="100%"/>
      <style:text-properties fo:language="en" fo:country="US"/>
    </style:style>
    <style:style style:name="TableRow2558" style:family="table-row">
      <style:table-row-properties/>
    </style:style>
    <style:style style:name="TableCell25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0" style:parent-style-name="Standard" style:family="paragraph">
      <style:paragraph-properties fo:margin-bottom="0in" fo:line-height="100%"/>
      <style:text-properties fo:language="en" fo:country="US"/>
    </style:style>
    <style:style style:name="TableRow2561" style:family="table-row">
      <style:table-row-properties/>
    </style:style>
    <style:style style:name="TableCell25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3" style:parent-style-name="Standard" style:family="paragraph">
      <style:paragraph-properties fo:margin-bottom="0in" fo:line-height="100%"/>
      <style:text-properties fo:language="en" fo:country="US"/>
    </style:style>
    <style:style style:name="TableRow2564" style:family="table-row">
      <style:table-row-properties/>
    </style:style>
    <style:style style:name="TableCell25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6" style:parent-style-name="Standard" style:family="paragraph">
      <style:paragraph-properties fo:margin-bottom="0in" fo:line-height="100%"/>
      <style:text-properties fo:language="en" fo:country="US"/>
    </style:style>
    <style:style style:name="TableRow2567" style:family="table-row">
      <style:table-row-properties/>
    </style:style>
    <style:style style:name="TableCell25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9" style:parent-style-name="Standard" style:family="paragraph">
      <style:paragraph-properties fo:margin-bottom="0in" fo:line-height="100%"/>
      <style:text-properties fo:language="en" fo:country="US"/>
    </style:style>
    <style:style style:name="TableColumn2571" style:family="table-column">
      <style:table-column-properties style:column-width="6.693in"/>
    </style:style>
    <style:style style:name="Table2570" style:family="table">
      <style:table-properties style:width="6.693in" fo:margin-left="-0.0069in" table:align="left"/>
    </style:style>
    <style:style style:name="TableRow2572" style:family="table-row">
      <style:table-row-properties/>
    </style:style>
    <style:style style:name="TableCell2573" style:family="table-cell">
      <style:table-cell-properties fo:border-top="none" fo:border-left="none" fo:border-bottom="0.0069in solid #808080" fo:border-right="none" style:writing-mode="lr-tb" fo:padding-top="0in" fo:padding-left="0.075in" fo:padding-bottom="0in" fo:padding-right="0.075in"/>
    </style:style>
    <style:style style:name="P2574" style:parent-style-name="Standard" style:family="paragraph">
      <style:paragraph-properties fo:margin-bottom="0in" fo:line-height="100%"/>
      <style:text-properties fo:language="en" fo:country="US"/>
    </style:style>
    <style:style style:name="TableRow2575" style:family="table-row">
      <style:table-row-properties/>
    </style:style>
    <style:style style:name="TableCell25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7" style:parent-style-name="Standard" style:family="paragraph">
      <style:paragraph-properties fo:margin-bottom="0in" fo:line-height="100%"/>
      <style:text-properties fo:language="en" fo:country="US"/>
    </style:style>
    <style:style style:name="TableRow2578" style:family="table-row">
      <style:table-row-properties/>
    </style:style>
    <style:style style:name="TableCell25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0" style:parent-style-name="Standard" style:family="paragraph">
      <style:paragraph-properties fo:margin-bottom="0in" fo:line-height="100%"/>
      <style:text-properties fo:language="en" fo:country="US"/>
    </style:style>
    <style:style style:name="TableRow2581" style:family="table-row">
      <style:table-row-properties/>
    </style:style>
    <style:style style:name="TableCell25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3" style:parent-style-name="Standard" style:family="paragraph">
      <style:paragraph-properties fo:margin-bottom="0in" fo:line-height="100%"/>
      <style:text-properties fo:language="en" fo:country="US"/>
    </style:style>
    <style:style style:name="TableRow2584" style:family="table-row">
      <style:table-row-properties/>
    </style:style>
    <style:style style:name="TableCell25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6" style:parent-style-name="Standard" style:family="paragraph">
      <style:paragraph-properties fo:margin-bottom="0in" fo:line-height="100%"/>
      <style:text-properties fo:language="en" fo:country="US"/>
    </style:style>
    <style:style style:name="TableRow2587" style:family="table-row">
      <style:table-row-properties/>
    </style:style>
    <style:style style:name="TableCell25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9" style:parent-style-name="Standard" style:family="paragraph">
      <style:paragraph-properties fo:margin-bottom="0in" fo:line-height="100%"/>
      <style:text-properties fo:language="en" fo:country="US"/>
    </style:style>
    <style:style style:name="TableRow2590" style:family="table-row">
      <style:table-row-properties/>
    </style:style>
    <style:style style:name="TableCell25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2" style:parent-style-name="Standard" style:family="paragraph">
      <style:paragraph-properties fo:margin-bottom="0in" fo:line-height="100%"/>
      <style:text-properties fo:language="en" fo:country="US"/>
    </style:style>
    <style:style style:name="P2593" style:parent-style-name="Standard" style:family="paragraph">
      <style:paragraph-properties fo:break-before="page"/>
    </style:style>
    <style:style style:name="TableColumn2595" style:family="table-column">
      <style:table-column-properties style:column-width="6.693in"/>
    </style:style>
    <style:style style:name="Table2594" style:family="table">
      <style:table-properties style:width="6.693in" fo:margin-left="-0.0069in" table:align="left"/>
    </style:style>
    <style:style style:name="TableRow2596" style:family="table-row">
      <style:table-row-properties/>
    </style:style>
    <style:style style:name="TableCell25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8" style:parent-style-name="Standard" style:family="paragraph">
      <style:paragraph-properties fo:margin-bottom="0in" fo:line-height="100%"/>
    </style:style>
    <style:style style:name="TableRow2599" style:family="table-row">
      <style:table-row-properties/>
    </style:style>
    <style:style style:name="TableCell26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1" style:parent-style-name="Standard" style:family="paragraph">
      <style:paragraph-properties fo:margin-bottom="0in" fo:line-height="100%"/>
    </style:style>
    <style:style style:name="TableRow2602" style:family="table-row">
      <style:table-row-properties/>
    </style:style>
    <style:style style:name="TableCell26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4" style:parent-style-name="Standard" style:family="paragraph">
      <style:paragraph-properties fo:margin-bottom="0in" fo:line-height="100%"/>
    </style:style>
    <style:style style:name="TableRow2605" style:family="table-row">
      <style:table-row-properties/>
    </style:style>
    <style:style style:name="TableCell26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7" style:parent-style-name="Standard" style:family="paragraph">
      <style:paragraph-properties fo:margin-bottom="0in" fo:line-height="100%"/>
    </style:style>
    <style:style style:name="TableRow2608" style:family="table-row">
      <style:table-row-properties/>
    </style:style>
    <style:style style:name="TableCell26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0" style:parent-style-name="Standard" style:family="paragraph">
      <style:paragraph-properties fo:margin-bottom="0in" fo:line-height="100%"/>
    </style:style>
    <style:style style:name="TableRow2611" style:family="table-row">
      <style:table-row-properties/>
    </style:style>
    <style:style style:name="TableCell26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3" style:parent-style-name="Standard" style:family="paragraph">
      <style:paragraph-properties fo:margin-bottom="0in" fo:line-height="100%"/>
    </style:style>
    <style:style style:name="TableRow2614" style:family="table-row">
      <style:table-row-properties/>
    </style:style>
    <style:style style:name="TableCell26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6" style:parent-style-name="Standard" style:family="paragraph">
      <style:paragraph-properties fo:margin-bottom="0in" fo:line-height="100%"/>
    </style:style>
    <style:style style:name="TableRow2617" style:family="table-row">
      <style:table-row-properties/>
    </style:style>
    <style:style style:name="TableCell26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9" style:parent-style-name="Standard" style:family="paragraph">
      <style:paragraph-properties fo:margin-bottom="0in" fo:line-height="100%"/>
    </style:style>
    <style:style style:name="TableRow2620" style:family="table-row">
      <style:table-row-properties/>
    </style:style>
    <style:style style:name="TableCell262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2" style:parent-style-name="Standard" style:family="paragraph">
      <style:paragraph-properties fo:margin-bottom="0in" fo:line-height="100%"/>
    </style:style>
    <style:style style:name="TableRow2623" style:family="table-row">
      <style:table-row-properties/>
    </style:style>
    <style:style style:name="TableCell26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5" style:parent-style-name="Standard" style:family="paragraph">
      <style:paragraph-properties fo:margin-bottom="0in" fo:line-height="100%"/>
    </style:style>
    <style:style style:name="TableRow2626" style:family="table-row">
      <style:table-row-properties/>
    </style:style>
    <style:style style:name="TableCell26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8" style:parent-style-name="Standard" style:family="paragraph">
      <style:paragraph-properties fo:margin-bottom="0in" fo:line-height="100%"/>
    </style:style>
    <style:style style:name="P2629" style:parent-style-name="Standard" style:family="paragraph">
      <style:paragraph-properties fo:break-before="page"/>
    </style:style>
    <style:style style:name="TableColumn2631" style:family="table-column">
      <style:table-column-properties style:column-width="6.693in"/>
    </style:style>
    <style:style style:name="Table2630" style:family="table">
      <style:table-properties style:width="6.693in" fo:margin-left="-0.0069in" table:align="left"/>
    </style:style>
    <style:style style:name="TableRow2632" style:family="table-row">
      <style:table-row-properties/>
    </style:style>
    <style:style style:name="TableCell26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4" style:parent-style-name="Standard" style:family="paragraph">
      <style:paragraph-properties fo:margin-bottom="0in" fo:line-height="100%"/>
    </style:style>
    <style:style style:name="TableRow2635" style:family="table-row">
      <style:table-row-properties/>
    </style:style>
    <style:style style:name="TableCell26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7" style:parent-style-name="Standard" style:family="paragraph">
      <style:paragraph-properties fo:margin-bottom="0in" fo:line-height="100%"/>
    </style:style>
    <style:style style:name="TableRow2638" style:family="table-row">
      <style:table-row-properties/>
    </style:style>
    <style:style style:name="TableCell26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0" style:parent-style-name="Standard" style:family="paragraph">
      <style:paragraph-properties fo:margin-bottom="0in" fo:line-height="100%"/>
    </style:style>
    <style:style style:name="TableRow2641" style:family="table-row">
      <style:table-row-properties/>
    </style:style>
    <style:style style:name="TableCell26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3" style:parent-style-name="Standard" style:family="paragraph">
      <style:paragraph-properties fo:margin-bottom="0in" fo:line-height="100%"/>
    </style:style>
    <style:style style:name="TableRow2644" style:family="table-row">
      <style:table-row-properties/>
    </style:style>
    <style:style style:name="TableCell26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6" style:parent-style-name="Standard" style:family="paragraph">
      <style:paragraph-properties fo:margin-bottom="0in" fo:line-height="100%"/>
    </style:style>
    <style:style style:name="TableRow2647" style:family="table-row">
      <style:table-row-properties/>
    </style:style>
    <style:style style:name="TableCell26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9" style:parent-style-name="Standard" style:family="paragraph">
      <style:paragraph-properties fo:margin-bottom="0in" fo:line-height="100%"/>
    </style:style>
    <style:style style:name="TableRow2650" style:family="table-row">
      <style:table-row-properties/>
    </style:style>
    <style:style style:name="TableCell26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2" style:parent-style-name="Standard" style:family="paragraph">
      <style:paragraph-properties fo:margin-bottom="0in" fo:line-height="100%"/>
    </style:style>
    <style:style style:name="TableRow2653" style:family="table-row">
      <style:table-row-properties/>
    </style:style>
    <style:style style:name="TableCell26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5" style:parent-style-name="Standard" style:family="paragraph">
      <style:paragraph-properties fo:margin-bottom="0in" fo:line-height="100%"/>
    </style:style>
    <style:style style:name="TableRow2656" style:family="table-row">
      <style:table-row-properties/>
    </style:style>
    <style:style style:name="TableCell26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8" style:parent-style-name="Standard" style:family="paragraph">
      <style:paragraph-properties fo:margin-bottom="0in" fo:line-height="100%"/>
    </style:style>
    <style:style style:name="TableRow2659" style:family="table-row">
      <style:table-row-properties/>
    </style:style>
    <style:style style:name="TableCell26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1" style:parent-style-name="Standard" style:family="paragraph">
      <style:paragraph-properties fo:margin-bottom="0in" fo:line-height="100%"/>
    </style:style>
    <style:style style:name="TableRow2662" style:family="table-row">
      <style:table-row-properties/>
    </style:style>
    <style:style style:name="TableCell26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4" style:parent-style-name="Standard" style:family="paragraph">
      <style:paragraph-properties fo:margin-bottom="0in" fo:line-height="100%"/>
    </style:style>
    <style:style style:name="TableColumn2666" style:family="table-column">
      <style:table-column-properties style:column-width="6.693in"/>
    </style:style>
    <style:style style:name="Table2665" style:family="table">
      <style:table-properties style:width="6.693in" fo:margin-left="-0.0069in" table:align="left"/>
    </style:style>
    <style:style style:name="TableRow2667" style:family="table-row">
      <style:table-row-properties/>
    </style:style>
    <style:style style:name="TableCell26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9" style:parent-style-name="Standard" style:family="paragraph">
      <style:paragraph-properties fo:margin-bottom="0in" fo:line-height="100%"/>
    </style:style>
    <style:style style:name="TableRow2670" style:family="table-row">
      <style:table-row-properties/>
    </style:style>
    <style:style style:name="TableCell26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2" style:parent-style-name="Standard" style:family="paragraph">
      <style:paragraph-properties fo:margin-bottom="0in" fo:line-height="100%"/>
    </style:style>
    <style:style style:name="TableRow2673" style:family="table-row">
      <style:table-row-properties/>
    </style:style>
    <style:style style:name="TableCell26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5" style:parent-style-name="Standard" style:family="paragraph">
      <style:paragraph-properties fo:margin-bottom="0in" fo:line-height="100%"/>
    </style:style>
    <style:style style:name="TableRow2676" style:family="table-row">
      <style:table-row-properties/>
    </style:style>
    <style:style style:name="TableCell26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8" style:parent-style-name="Standard" style:family="paragraph">
      <style:paragraph-properties fo:margin-bottom="0in" fo:line-height="100%"/>
    </style:style>
    <style:style style:name="TableRow2679" style:family="table-row">
      <style:table-row-properties/>
    </style:style>
    <style:style style:name="TableCell268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1" style:parent-style-name="Standard" style:family="paragraph">
      <style:paragraph-properties fo:margin-bottom="0in" fo:line-height="100%"/>
    </style:style>
    <style:style style:name="TableRow2682" style:family="table-row">
      <style:table-row-properties/>
    </style:style>
    <style:style style:name="TableCell26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4" style:parent-style-name="Standard" style:family="paragraph">
      <style:paragraph-properties fo:margin-bottom="0in" fo:line-height="100%"/>
    </style:style>
    <style:style style:name="TableRow2685" style:family="table-row">
      <style:table-row-properties/>
    </style:style>
    <style:style style:name="TableCell26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7" style:parent-style-name="Standard" style:family="paragraph">
      <style:paragraph-properties fo:margin-bottom="0in" fo:line-height="100%"/>
    </style:style>
    <style:style style:name="TableRow2688" style:family="table-row">
      <style:table-row-properties/>
    </style:style>
    <style:style style:name="TableCell26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0" style:parent-style-name="Standard" style:family="paragraph">
      <style:paragraph-properties fo:margin-bottom="0in" fo:line-height="100%"/>
    </style:style>
    <style:style style:name="TableRow2691" style:family="table-row">
      <style:table-row-properties/>
    </style:style>
    <style:style style:name="TableCell26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3" style:parent-style-name="Standard" style:family="paragraph">
      <style:paragraph-properties fo:margin-bottom="0in" fo:line-height="100%"/>
    </style:style>
    <style:style style:name="TableRow2694" style:family="table-row">
      <style:table-row-properties/>
    </style:style>
    <style:style style:name="TableCell26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6" style:parent-style-name="Standard" style:family="paragraph">
      <style:paragraph-properties fo:margin-bottom="0in" fo:line-height="100%"/>
    </style:style>
    <style:style style:name="TableRow2697" style:family="table-row">
      <style:table-row-properties/>
    </style:style>
    <style:style style:name="TableCell26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9" style:parent-style-name="Standard" style:family="paragraph">
      <style:paragraph-properties fo:margin-bottom="0in" fo:line-height="100%"/>
    </style:style>
    <style:style style:name="TableColumn2701" style:family="table-column">
      <style:table-column-properties style:column-width="6.693in"/>
    </style:style>
    <style:style style:name="Table2700" style:family="table">
      <style:table-properties style:width="6.693in" fo:margin-left="-0.0069in" table:align="left"/>
    </style:style>
    <style:style style:name="TableRow2702" style:family="table-row">
      <style:table-row-properties/>
    </style:style>
    <style:style style:name="TableCell27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4" style:parent-style-name="Standard" style:family="paragraph">
      <style:paragraph-properties fo:margin-bottom="0in" fo:line-height="100%"/>
    </style:style>
    <style:style style:name="TableRow2705" style:family="table-row">
      <style:table-row-properties/>
    </style:style>
    <style:style style:name="TableCell27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7" style:parent-style-name="Standard" style:family="paragraph">
      <style:paragraph-properties fo:margin-bottom="0in" fo:line-height="100%"/>
    </style:style>
    <style:style style:name="TableRow2708" style:family="table-row">
      <style:table-row-properties/>
    </style:style>
    <style:style style:name="TableCell27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0" style:parent-style-name="Standard" style:family="paragraph">
      <style:paragraph-properties fo:margin-bottom="0in" fo:line-height="100%"/>
    </style:style>
    <style:style style:name="TableRow2711" style:family="table-row">
      <style:table-row-properties/>
    </style:style>
    <style:style style:name="TableCell27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3" style:parent-style-name="Standard" style:family="paragraph">
      <style:paragraph-properties fo:margin-bottom="0in" fo:line-height="100%"/>
    </style:style>
    <style:style style:name="TableRow2714" style:family="table-row">
      <style:table-row-properties/>
    </style:style>
    <style:style style:name="TableCell27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6" style:parent-style-name="Standard" style:family="paragraph">
      <style:paragraph-properties fo:margin-bottom="0in" fo:line-height="100%"/>
    </style:style>
    <style:style style:name="TableRow2717" style:family="table-row">
      <style:table-row-properties/>
    </style:style>
    <style:style style:name="TableCell27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9" style:parent-style-name="Standard" style:family="paragraph">
      <style:paragraph-properties fo:margin-bottom="0in" fo:line-height="100%"/>
    </style:style>
    <style:style style:name="TableRow2720" style:family="table-row">
      <style:table-row-properties/>
    </style:style>
    <style:style style:name="TableCell272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2" style:parent-style-name="Standard" style:family="paragraph">
      <style:paragraph-properties fo:margin-bottom="0in" fo:line-height="100%"/>
    </style:style>
    <style:style style:name="TableRow2723" style:family="table-row">
      <style:table-row-properties/>
    </style:style>
    <style:style style:name="TableCell27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5" style:parent-style-name="Standard" style:family="paragraph">
      <style:paragraph-properties fo:margin-bottom="0in" fo:line-height="100%"/>
    </style:style>
    <style:style style:name="TableRow2726" style:family="table-row">
      <style:table-row-properties/>
    </style:style>
    <style:style style:name="TableCell27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8" style:parent-style-name="Standard" style:family="paragraph">
      <style:paragraph-properties fo:margin-bottom="0in" fo:line-height="100%"/>
    </style:style>
    <style:style style:name="TableRow2729" style:family="table-row">
      <style:table-row-properties/>
    </style:style>
    <style:style style:name="TableCell27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1" style:parent-style-name="Standard" style:family="paragraph">
      <style:paragraph-properties fo:margin-bottom="0in" fo:line-height="100%"/>
    </style:style>
    <style:style style:name="TableRow2732" style:family="table-row">
      <style:table-row-properties/>
    </style:style>
    <style:style style:name="TableCell27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4" style:parent-style-name="Standard" style:family="paragraph">
      <style:paragraph-properties fo:margin-bottom="0in" fo:line-height="100%"/>
    </style:style>
    <style:style style:name="TableColumn2736" style:family="table-column">
      <style:table-column-properties style:column-width="6.693in"/>
    </style:style>
    <style:style style:name="Table2735" style:family="table">
      <style:table-properties style:width="6.693in" fo:margin-left="-0.0069in" table:align="left"/>
    </style:style>
    <style:style style:name="TableRow2737" style:family="table-row">
      <style:table-row-properties/>
    </style:style>
    <style:style style:name="TableCell273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9" style:parent-style-name="Standard" style:family="paragraph">
      <style:paragraph-properties fo:margin-bottom="0in" fo:line-height="100%"/>
    </style:style>
    <style:style style:name="TableRow2740" style:family="table-row">
      <style:table-row-properties/>
    </style:style>
    <style:style style:name="TableCell274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2" style:parent-style-name="Standard" style:family="paragraph">
      <style:paragraph-properties fo:margin-bottom="0in" fo:line-height="100%"/>
    </style:style>
    <style:style style:name="TableRow2743" style:family="table-row">
      <style:table-row-properties/>
    </style:style>
    <style:style style:name="TableCell274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5" style:parent-style-name="Standard" style:family="paragraph">
      <style:paragraph-properties fo:margin-bottom="0in" fo:line-height="100%"/>
    </style:style>
    <style:style style:name="TableRow2746" style:family="table-row">
      <style:table-row-properties/>
    </style:style>
    <style:style style:name="TableCell27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8" style:parent-style-name="Standard" style:family="paragraph">
      <style:paragraph-properties fo:margin-bottom="0in" fo:line-height="100%"/>
    </style:style>
    <style:style style:name="TableColumn2750" style:family="table-column">
      <style:table-column-properties style:column-width="6.693in"/>
    </style:style>
    <style:style style:name="Table2749" style:family="table">
      <style:table-properties style:width="6.693in" fo:margin-left="-0.0069in" table:align="left"/>
    </style:style>
    <style:style style:name="TableRow2751" style:family="table-row">
      <style:table-row-properties/>
    </style:style>
    <style:style style:name="TableCell27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3" style:parent-style-name="Standard" style:family="paragraph">
      <style:paragraph-properties fo:margin-bottom="0in" fo:line-height="100%"/>
    </style:style>
    <style:style style:name="TableRow2754" style:family="table-row">
      <style:table-row-properties/>
    </style:style>
    <style:style style:name="TableCell275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6" style:parent-style-name="Standard" style:family="paragraph">
      <style:paragraph-properties fo:margin-bottom="0in" fo:line-height="100%"/>
    </style:style>
    <style:style style:name="TableRow2757" style:family="table-row">
      <style:table-row-properties/>
    </style:style>
    <style:style style:name="TableCell27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9" style:parent-style-name="Standard" style:family="paragraph">
      <style:paragraph-properties fo:margin-bottom="0in" fo:line-height="100%"/>
    </style:style>
    <style:style style:name="TableRow2760" style:family="table-row">
      <style:table-row-properties/>
    </style:style>
    <style:style style:name="TableCell27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2" style:parent-style-name="Standard" style:family="paragraph">
      <style:paragraph-properties fo:margin-bottom="0in" fo:line-height="100%"/>
    </style:style>
    <style:style style:name="TableColumn2764" style:family="table-column">
      <style:table-column-properties style:column-width="6.693in"/>
    </style:style>
    <style:style style:name="Table2763" style:family="table">
      <style:table-properties style:width="6.693in" fo:margin-left="-0.0069in" table:align="left"/>
    </style:style>
    <style:style style:name="TableRow2765" style:family="table-row">
      <style:table-row-properties/>
    </style:style>
    <style:style style:name="TableCell27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7" style:parent-style-name="Standard" style:family="paragraph">
      <style:paragraph-properties fo:margin-bottom="0in" fo:line-height="100%"/>
    </style:style>
    <style:style style:name="TableRow2768" style:family="table-row">
      <style:table-row-properties/>
    </style:style>
    <style:style style:name="TableCell27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0" style:parent-style-name="Standard" style:family="paragraph">
      <style:paragraph-properties fo:margin-bottom="0in" fo:line-height="100%"/>
    </style:style>
    <style:style style:name="TableRow2771" style:family="table-row">
      <style:table-row-properties/>
    </style:style>
    <style:style style:name="TableCell27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3" style:parent-style-name="Standard" style:family="paragraph">
      <style:paragraph-properties fo:margin-bottom="0in" fo:line-height="100%"/>
    </style:style>
    <style:style style:name="TableRow2774" style:family="table-row">
      <style:table-row-properties/>
    </style:style>
    <style:style style:name="TableCell27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6" style:parent-style-name="Standard" style:family="paragraph">
      <style:paragraph-properties fo:margin-bottom="0in" fo:line-height="100%"/>
    </style:style>
    <style:style style:name="TableColumn2778" style:family="table-column">
      <style:table-column-properties style:column-width="6.693in"/>
    </style:style>
    <style:style style:name="Table2777" style:family="table">
      <style:table-properties style:width="6.693in" fo:margin-left="-0.0069in" table:align="left"/>
    </style:style>
    <style:style style:name="TableRow2779" style:family="table-row">
      <style:table-row-properties/>
    </style:style>
    <style:style style:name="TableCell278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1" style:parent-style-name="Standard" style:family="paragraph">
      <style:paragraph-properties fo:margin-bottom="0in" fo:line-height="100%"/>
    </style:style>
    <style:style style:name="TableRow2782" style:family="table-row">
      <style:table-row-properties/>
    </style:style>
    <style:style style:name="TableCell27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4" style:parent-style-name="Standard" style:family="paragraph">
      <style:paragraph-properties fo:margin-bottom="0in" fo:line-height="100%"/>
    </style:style>
    <style:style style:name="TableRow2785" style:family="table-row">
      <style:table-row-properties/>
    </style:style>
    <style:style style:name="TableCell27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7" style:parent-style-name="Standard" style:family="paragraph">
      <style:paragraph-properties fo:margin-bottom="0in" fo:line-height="100%"/>
    </style:style>
    <style:style style:name="TableRow2788" style:family="table-row">
      <style:table-row-properties/>
    </style:style>
    <style:style style:name="TableCell27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0" style:parent-style-name="Standard" style:family="paragraph">
      <style:paragraph-properties fo:margin-bottom="0in" fo:line-height="100%"/>
    </style:style>
    <style:style style:name="TableColumn2792" style:family="table-column">
      <style:table-column-properties style:column-width="6.693in"/>
    </style:style>
    <style:style style:name="Table2791" style:family="table">
      <style:table-properties style:width="6.693in" fo:margin-left="-0.0069in" table:align="left"/>
    </style:style>
    <style:style style:name="TableRow2793" style:family="table-row">
      <style:table-row-properties/>
    </style:style>
    <style:style style:name="TableCell27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5" style:parent-style-name="Standard" style:family="paragraph">
      <style:paragraph-properties fo:margin-bottom="0in" fo:line-height="100%"/>
    </style:style>
    <style:style style:name="TableRow2796" style:family="table-row">
      <style:table-row-properties/>
    </style:style>
    <style:style style:name="TableCell27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8" style:parent-style-name="Standard" style:family="paragraph">
      <style:paragraph-properties fo:margin-bottom="0in" fo:line-height="100%"/>
    </style:style>
    <style:style style:name="TableRow2799" style:family="table-row">
      <style:table-row-properties/>
    </style:style>
    <style:style style:name="TableCell28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1" style:parent-style-name="Standard" style:family="paragraph">
      <style:paragraph-properties fo:margin-bottom="0in" fo:line-height="100%"/>
    </style:style>
    <style:style style:name="TableRow2802" style:family="table-row">
      <style:table-row-properties/>
    </style:style>
    <style:style style:name="TableCell28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4" style:parent-style-name="Standard" style:family="paragraph">
      <style:paragraph-properties fo:margin-bottom="0in" fo:line-height="100%"/>
    </style:style>
    <style:style style:name="P2805" style:parent-style-name="Standard" style:family="paragraph">
      <style:paragraph-properties fo:break-before="page"/>
    </style:style>
    <style:style style:name="TableColumn2807" style:family="table-column">
      <style:table-column-properties style:column-width="6.693in"/>
    </style:style>
    <style:style style:name="Table2806" style:family="table">
      <style:table-properties style:width="6.693in" fo:margin-left="-0.0069in" table:align="left"/>
    </style:style>
    <style:style style:name="TableRow2808" style:family="table-row">
      <style:table-row-properties/>
    </style:style>
    <style:style style:name="TableCell28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0" style:parent-style-name="Standard" style:family="paragraph">
      <style:paragraph-properties fo:margin-bottom="0in" fo:line-height="100%"/>
    </style:style>
    <style:style style:name="TableRow2811" style:family="table-row">
      <style:table-row-properties/>
    </style:style>
    <style:style style:name="TableCell28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3" style:parent-style-name="Standard" style:family="paragraph">
      <style:paragraph-properties fo:margin-bottom="0in" fo:line-height="100%"/>
    </style:style>
    <style:style style:name="TableRow2814" style:family="table-row">
      <style:table-row-properties/>
    </style:style>
    <style:style style:name="TableCell28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6" style:parent-style-name="Standard" style:family="paragraph">
      <style:paragraph-properties fo:margin-bottom="0in" fo:line-height="100%"/>
    </style:style>
    <style:style style:name="TableRow2817" style:family="table-row">
      <style:table-row-properties/>
    </style:style>
    <style:style style:name="TableCell28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9" style:parent-style-name="Standard" style:family="paragraph">
      <style:paragraph-properties fo:margin-bottom="0in" fo:line-height="100%"/>
    </style:style>
    <style:style style:name="TableColumn2821" style:family="table-column">
      <style:table-column-properties style:column-width="6.693in"/>
    </style:style>
    <style:style style:name="Table2820" style:family="table">
      <style:table-properties style:width="6.693in" fo:margin-left="-0.0069in" table:align="left"/>
    </style:style>
    <style:style style:name="TableRow2822" style:family="table-row">
      <style:table-row-properties/>
    </style:style>
    <style:style style:name="TableCell28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4" style:parent-style-name="Standard" style:family="paragraph">
      <style:paragraph-properties fo:margin-bottom="0in" fo:line-height="100%"/>
    </style:style>
    <style:style style:name="TableRow2825" style:family="table-row">
      <style:table-row-properties/>
    </style:style>
    <style:style style:name="TableCell282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7" style:parent-style-name="Standard" style:family="paragraph">
      <style:paragraph-properties fo:margin-bottom="0in" fo:line-height="100%"/>
    </style:style>
    <style:style style:name="TableRow2828" style:family="table-row">
      <style:table-row-properties/>
    </style:style>
    <style:style style:name="TableCell28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0" style:parent-style-name="Standard" style:family="paragraph">
      <style:paragraph-properties fo:margin-bottom="0in" fo:line-height="100%"/>
    </style:style>
    <style:style style:name="TableRow2831" style:family="table-row">
      <style:table-row-properties/>
    </style:style>
    <style:style style:name="TableCell28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3" style:parent-style-name="Standard" style:family="paragraph">
      <style:paragraph-properties fo:margin-bottom="0in" fo:line-height="100%"/>
    </style:style>
    <style:style style:name="TableColumn2835" style:family="table-column">
      <style:table-column-properties style:column-width="6.693in"/>
    </style:style>
    <style:style style:name="Table2834" style:family="table">
      <style:table-properties style:width="6.693in" fo:margin-left="-0.0069in" table:align="left"/>
    </style:style>
    <style:style style:name="TableRow2836" style:family="table-row">
      <style:table-row-properties/>
    </style:style>
    <style:style style:name="TableCell28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8" style:parent-style-name="Standard" style:family="paragraph">
      <style:paragraph-properties fo:margin-bottom="0in" fo:line-height="100%"/>
    </style:style>
    <style:style style:name="TableRow2839" style:family="table-row">
      <style:table-row-properties/>
    </style:style>
    <style:style style:name="TableCell28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1" style:parent-style-name="Standard" style:family="paragraph">
      <style:paragraph-properties fo:margin-bottom="0in" fo:line-height="100%"/>
    </style:style>
    <style:style style:name="TableRow2842" style:family="table-row">
      <style:table-row-properties/>
    </style:style>
    <style:style style:name="TableCell28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4" style:parent-style-name="Standard" style:family="paragraph">
      <style:paragraph-properties fo:margin-bottom="0in" fo:line-height="100%"/>
    </style:style>
    <style:style style:name="TableRow2845" style:family="table-row">
      <style:table-row-properties/>
    </style:style>
    <style:style style:name="TableCell28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7" style:parent-style-name="Standard" style:family="paragraph">
      <style:paragraph-properties fo:margin-bottom="0in" fo:line-height="100%"/>
    </style:style>
    <style:style style:name="P2848" style:parent-style-name="Standard" style:family="paragraph">
      <style:paragraph-properties fo:break-before="page"/>
    </style:style>
    <style:style style:name="P2849" style:parent-style-name="Normale" style:family="paragraph">
      <style:paragraph-properties fo:break-before="page"/>
    </style:style>
    <style:style style:name="TableColumn2851" style:family="table-column">
      <style:table-column-properties style:column-width="2.0263in"/>
    </style:style>
    <style:style style:name="TableColumn2852" style:family="table-column">
      <style:table-column-properties style:column-width="1.7791in"/>
    </style:style>
    <style:style style:name="TableColumn2853" style:family="table-column">
      <style:table-column-properties style:column-width="1.9027in"/>
    </style:style>
    <style:style style:name="Table2850" style:family="table">
      <style:table-properties style:width="5.7083in" fo:margin-left="0.0312in" table:align="left"/>
    </style:style>
    <style:style style:name="TableRow2854" style:family="table-row">
      <style:table-row-properties style:min-row-height="0.2604in"/>
    </style:style>
    <style:style style:name="TableCell2855" style:family="table-cell">
      <style:table-cell-properties fo:border="none" style:writing-mode="lr-tb" style:vertical-align="bottom" fo:padding-top="0in" fo:padding-left="0.0486in" fo:padding-bottom="0in" fo:padding-right="0.0486in"/>
    </style:style>
    <style:style style:name="P2856" style:parent-style-name="Titolo1" style:family="paragraph">
      <style:text-properties style:font-name-asian="Times New Roman" style:language-asian="it" style:country-asian="IT"/>
    </style:style>
    <style:style style:name="TableCell2857" style:family="table-cell">
      <style:table-cell-properties fo:border="none" style:writing-mode="lr-tb" style:vertical-align="bottom" fo:padding-top="0in" fo:padding-left="0.0486in" fo:padding-bottom="0in" fo:padding-right="0.0486in"/>
    </style:style>
    <style:style style:name="P2858"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859" style:family="table-cell">
      <style:table-cell-properties fo:border="none" style:writing-mode="lr-tb" style:vertical-align="bottom" fo:padding-top="0in" fo:padding-left="0.0486in" fo:padding-bottom="0in" fo:padding-right="0.0486in"/>
    </style:style>
    <style:style style:name="P2860" style:parent-style-name="Standard" style:family="paragraph">
      <style:paragraph-properties fo:margin-bottom="0in"/>
      <style:text-properties fo:color="#00000A" fo:font-size="10pt" style:font-size-asian="10pt" style:font-size-complex="10pt" style:language-asian="it" style:country-asian="IT"/>
    </style:style>
    <style:style style:name="TableRow2861" style:family="table-row">
      <style:table-row-properties style:row-height="0.0159in"/>
    </style:style>
    <style:style style:name="TableCell2862" style:family="table-cell">
      <style:table-cell-properties fo:border="none" style:writing-mode="lr-tb" style:vertical-align="bottom" fo:padding-top="0in" fo:padding-left="0.0486in" fo:padding-bottom="0in" fo:padding-right="0.0486in"/>
    </style:style>
    <style:style style:name="P2863" style:parent-style-name="Standard" style:family="paragraph">
      <style:paragraph-properties fo:margin-bottom="0in"/>
      <style:text-properties fo:color="#00000A" fo:font-size="10pt" style:font-size-asian="10pt" style:font-size-complex="10pt" style:language-asian="it" style:country-asian="IT"/>
    </style:style>
    <style:style style:name="TableCell2864" style:family="table-cell">
      <style:table-cell-properties fo:border="none" style:writing-mode="lr-tb" style:vertical-align="bottom" fo:padding-top="0in" fo:padding-left="0.0486in" fo:padding-bottom="0in" fo:padding-right="0.0486in"/>
    </style:style>
    <style:style style:name="P2865" style:parent-style-name="Standard" style:family="paragraph">
      <style:paragraph-properties fo:margin-bottom="0in"/>
      <style:text-properties fo:color="#00000A" fo:font-size="10pt" style:font-size-asian="10pt" style:font-size-complex="10pt" style:language-asian="it" style:country-asian="IT"/>
    </style:style>
    <style:style style:name="TableCell2866" style:family="table-cell">
      <style:table-cell-properties fo:border="none" style:writing-mode="lr-tb" style:vertical-align="bottom" fo:padding-top="0in" fo:padding-left="0.0486in" fo:padding-bottom="0in" fo:padding-right="0.0486in"/>
    </style:style>
    <style:style style:name="P2867" style:parent-style-name="Standard" style:family="paragraph">
      <style:paragraph-properties fo:margin-bottom="0in"/>
      <style:text-properties fo:color="#00000A" fo:font-size="10pt" style:font-size-asian="10pt" style:font-size-complex="10pt" style:language-asian="it" style:country-asian="IT"/>
    </style:style>
    <style:style style:name="TableRow2868" style:family="table-row">
      <style:table-row-properties style:min-row-height="0.2083in"/>
    </style:style>
    <style:style style:name="TableCell2869" style:family="table-cell">
      <style:table-cell-properties fo:border="none" style:writing-mode="lr-tb" style:vertical-align="bottom" fo:padding-top="0in" fo:padding-left="0.0486in" fo:padding-bottom="0in" fo:padding-right="0.0486in"/>
    </style:style>
    <style:style style:name="P287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71" style:family="table-cell">
      <style:table-cell-properties fo:border="none" style:writing-mode="lr-tb" style:vertical-align="bottom" fo:padding-top="0in" fo:padding-left="0.0486in" fo:padding-bottom="0in" fo:padding-right="0.0486in"/>
    </style:style>
    <style:style style:name="P287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73" style:family="table-cell">
      <style:table-cell-properties fo:border="none" style:writing-mode="lr-tb" style:vertical-align="bottom" fo:padding-top="0in" fo:padding-left="0.0486in" fo:padding-bottom="0in" fo:padding-right="0.0486in"/>
    </style:style>
    <style:style style:name="P2874" style:parent-style-name="Standard" style:family="paragraph">
      <style:paragraph-properties fo:margin-bottom="0in"/>
      <style:text-properties fo:color="#00000A" fo:font-size="10pt" style:font-size-asian="10pt" style:font-size-complex="10pt" style:language-asian="it" style:country-asian="IT"/>
    </style:style>
    <style:style style:name="TableRow2875" style:family="table-row">
      <style:table-row-properties style:row-height="0.0159in"/>
    </style:style>
    <style:style style:name="TableCell2876" style:family="table-cell">
      <style:table-cell-properties fo:border="none" style:writing-mode="lr-tb" style:vertical-align="bottom" fo:padding-top="0in" fo:padding-left="0.0486in" fo:padding-bottom="0in" fo:padding-right="0.0486in"/>
    </style:style>
    <style:style style:name="P2877" style:parent-style-name="Standard" style:family="paragraph">
      <style:paragraph-properties fo:margin-bottom="0in"/>
      <style:text-properties fo:color="#00000A" fo:font-size="10pt" style:font-size-asian="10pt" style:font-size-complex="10pt" style:language-asian="it" style:country-asian="IT"/>
    </style:style>
    <style:style style:name="TableCell2878" style:family="table-cell">
      <style:table-cell-properties fo:border="none" style:writing-mode="lr-tb" style:vertical-align="bottom" fo:padding-top="0in" fo:padding-left="0.0486in" fo:padding-bottom="0in" fo:padding-right="0.0486in"/>
    </style:style>
    <style:style style:name="P2879" style:parent-style-name="Standard" style:family="paragraph">
      <style:paragraph-properties fo:margin-bottom="0in"/>
      <style:text-properties fo:color="#00000A" fo:font-size="10pt" style:font-size-asian="10pt" style:font-size-complex="10pt" style:language-asian="it" style:country-asian="IT"/>
    </style:style>
    <style:style style:name="TableCell2880" style:family="table-cell">
      <style:table-cell-properties fo:border="none" style:writing-mode="lr-tb" style:vertical-align="bottom" fo:padding-top="0in" fo:padding-left="0.0486in" fo:padding-bottom="0in" fo:padding-right="0.0486in"/>
    </style:style>
    <style:style style:name="P2881" style:parent-style-name="Standard" style:family="paragraph">
      <style:paragraph-properties fo:margin-bottom="0in"/>
      <style:text-properties fo:color="#00000A" fo:font-size="10pt" style:font-size-asian="10pt" style:font-size-complex="10pt" style:language-asian="it" style:country-asian="IT"/>
    </style:style>
    <style:style style:name="TableRow2882" style:family="table-row">
      <style:table-row-properties style:min-row-height="0.2083in"/>
    </style:style>
    <style:style style:name="TableCell2883" style:family="table-cell">
      <style:table-cell-properties fo:border="none" style:writing-mode="lr-tb" style:vertical-align="bottom" fo:padding-top="0in" fo:padding-left="0.0486in" fo:padding-bottom="0in" fo:padding-right="0.0486in"/>
    </style:style>
    <style:style style:name="P288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85" style:family="table-cell">
      <style:table-cell-properties fo:border="none" style:writing-mode="lr-tb" style:vertical-align="bottom" fo:padding-top="0in" fo:padding-left="0.0486in" fo:padding-bottom="0in" fo:padding-right="0.0486in"/>
    </style:style>
    <style:style style:name="P288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87" style:family="table-cell">
      <style:table-cell-properties fo:border="none" style:writing-mode="lr-tb" style:vertical-align="bottom" fo:padding-top="0in" fo:padding-left="0.0486in" fo:padding-bottom="0in" fo:padding-right="0.0486in"/>
    </style:style>
    <style:style style:name="P2888" style:parent-style-name="Standard" style:family="paragraph">
      <style:paragraph-properties fo:margin-bottom="0in"/>
      <style:text-properties fo:color="#00000A" fo:font-size="10pt" style:font-size-asian="10pt" style:font-size-complex="10pt" style:language-asian="it" style:country-asian="IT"/>
    </style:style>
    <style:style style:name="TableRow2889" style:family="table-row">
      <style:table-row-properties style:min-row-height="0.2083in"/>
    </style:style>
    <style:style style:name="TableCell2890" style:family="table-cell">
      <style:table-cell-properties fo:border="none" style:writing-mode="lr-tb" style:vertical-align="bottom" fo:padding-top="0in" fo:padding-left="0.0486in" fo:padding-bottom="0in" fo:padding-right="0.0486in"/>
    </style:style>
    <style:style style:name="P289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92" style:family="table-cell">
      <style:table-cell-properties fo:border="none" style:writing-mode="lr-tb" style:vertical-align="bottom" fo:padding-top="0in" fo:padding-left="0.0486in" fo:padding-bottom="0in" fo:padding-right="0.0486in"/>
    </style:style>
    <style:style style:name="P289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94" style:family="table-cell">
      <style:table-cell-properties fo:border="none" style:writing-mode="lr-tb" style:vertical-align="bottom" fo:padding-top="0in" fo:padding-left="0.0486in" fo:padding-bottom="0in" fo:padding-right="0.0486in"/>
    </style:style>
    <style:style style:name="P289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896" style:family="table-row">
      <style:table-row-properties style:row-height="0.0159in"/>
    </style:style>
    <style:style style:name="TableCell2897" style:family="table-cell">
      <style:table-cell-properties fo:border="none" style:writing-mode="lr-tb" style:vertical-align="bottom" fo:padding-top="0in" fo:padding-left="0.0486in" fo:padding-bottom="0in" fo:padding-right="0.0486in"/>
    </style:style>
    <style:style style:name="P289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99" style:family="table-cell">
      <style:table-cell-properties fo:border="none" style:writing-mode="lr-tb" style:vertical-align="bottom" fo:padding-top="0in" fo:padding-left="0.0486in" fo:padding-bottom="0in" fo:padding-right="0.0486in"/>
    </style:style>
    <style:style style:name="P2900" style:parent-style-name="Standard" style:family="paragraph">
      <style:paragraph-properties fo:margin-bottom="0in"/>
      <style:text-properties fo:color="#00000A" fo:font-size="10pt" style:font-size-asian="10pt" style:font-size-complex="10pt" style:language-asian="it" style:country-asian="IT"/>
    </style:style>
    <style:style style:name="TableCell2901" style:family="table-cell">
      <style:table-cell-properties fo:border="none" style:writing-mode="lr-tb" style:vertical-align="bottom" fo:padding-top="0in" fo:padding-left="0.0486in" fo:padding-bottom="0in" fo:padding-right="0.0486in"/>
    </style:style>
    <style:style style:name="P2902" style:parent-style-name="Standard" style:family="paragraph">
      <style:paragraph-properties fo:margin-bottom="0in"/>
      <style:text-properties fo:color="#00000A" fo:font-size="10pt" style:font-size-asian="10pt" style:font-size-complex="10pt" style:language-asian="it" style:country-asian="IT"/>
    </style:style>
    <style:style style:name="TableRow2903" style:family="table-row">
      <style:table-row-properties style:row-height="0.0159in"/>
    </style:style>
    <style:style style:name="TableCell2904" style:family="table-cell">
      <style:table-cell-properties fo:border="none" style:writing-mode="lr-tb" style:vertical-align="bottom" fo:padding-top="0in" fo:padding-left="0.0486in" fo:padding-bottom="0in" fo:padding-right="0.0486in"/>
    </style:style>
    <style:style style:name="P2905" style:parent-style-name="Standard" style:family="paragraph">
      <style:paragraph-properties fo:margin-bottom="0in"/>
      <style:text-properties fo:color="#00000A" fo:font-size="10pt" style:font-size-asian="10pt" style:font-size-complex="10pt" style:language-asian="it" style:country-asian="IT"/>
    </style:style>
    <style:style style:name="TableCell2906" style:family="table-cell">
      <style:table-cell-properties fo:border="none" style:writing-mode="lr-tb" style:vertical-align="bottom" fo:padding-top="0in" fo:padding-left="0.0486in" fo:padding-bottom="0in" fo:padding-right="0.0486in"/>
    </style:style>
    <style:style style:name="P2907" style:parent-style-name="Standard" style:family="paragraph">
      <style:paragraph-properties fo:margin-bottom="0in"/>
      <style:text-properties fo:color="#00000A" fo:font-size="10pt" style:font-size-asian="10pt" style:font-size-complex="10pt" style:language-asian="it" style:country-asian="IT"/>
    </style:style>
    <style:style style:name="TableCell2908" style:family="table-cell">
      <style:table-cell-properties fo:border="none" style:writing-mode="lr-tb" style:vertical-align="bottom" fo:padding-top="0in" fo:padding-left="0.0486in" fo:padding-bottom="0in" fo:padding-right="0.0486in"/>
    </style:style>
    <style:style style:name="P2909" style:parent-style-name="Standard" style:family="paragraph">
      <style:paragraph-properties fo:margin-bottom="0in"/>
      <style:text-properties fo:color="#00000A" fo:font-size="10pt" style:font-size-asian="10pt" style:font-size-complex="10pt" style:language-asian="it" style:country-asian="IT"/>
    </style:style>
    <style:style style:name="TableRow2910" style:family="table-row">
      <style:table-row-properties style:row-height="0.0159in"/>
    </style:style>
    <style:style style:name="TableCell2911" style:family="table-cell">
      <style:table-cell-properties fo:border="none" style:writing-mode="lr-tb" style:vertical-align="bottom" fo:padding-top="0in" fo:padding-left="0.0486in" fo:padding-bottom="0in" fo:padding-right="0.0486in"/>
    </style:style>
    <style:style style:name="P2912" style:parent-style-name="Standard" style:family="paragraph">
      <style:paragraph-properties fo:margin-bottom="0in"/>
      <style:text-properties fo:color="#00000A" fo:font-size="10pt" style:font-size-asian="10pt" style:font-size-complex="10pt" style:language-asian="it" style:country-asian="IT"/>
    </style:style>
    <style:style style:name="TableCell2913" style:family="table-cell">
      <style:table-cell-properties fo:border="none" style:writing-mode="lr-tb" style:vertical-align="bottom" fo:padding-top="0in" fo:padding-left="0.0486in" fo:padding-bottom="0in" fo:padding-right="0.0486in"/>
    </style:style>
    <style:style style:name="P2914" style:parent-style-name="Standard" style:family="paragraph">
      <style:paragraph-properties fo:margin-bottom="0in"/>
      <style:text-properties fo:color="#00000A" fo:font-size="10pt" style:font-size-asian="10pt" style:font-size-complex="10pt" style:language-asian="it" style:country-asian="IT"/>
    </style:style>
    <style:style style:name="TableCell2915" style:family="table-cell">
      <style:table-cell-properties fo:border="none" style:writing-mode="lr-tb" style:vertical-align="bottom" fo:padding-top="0in" fo:padding-left="0.0486in" fo:padding-bottom="0in" fo:padding-right="0.0486in"/>
    </style:style>
    <style:style style:name="P2916" style:parent-style-name="Standard" style:family="paragraph">
      <style:paragraph-properties fo:margin-bottom="0in"/>
      <style:text-properties fo:color="#00000A" fo:font-size="10pt" style:font-size-asian="10pt" style:font-size-complex="10pt" style:language-asian="it" style:country-asian="IT"/>
    </style:style>
    <style:style style:name="TableRow2917" style:family="table-row">
      <style:table-row-properties style:row-height="0.0159in"/>
    </style:style>
    <style:style style:name="TableCell2918" style:family="table-cell">
      <style:table-cell-properties fo:border="none" style:writing-mode="lr-tb" style:vertical-align="bottom" fo:padding-top="0in" fo:padding-left="0.0486in" fo:padding-bottom="0in" fo:padding-right="0.0486in"/>
    </style:style>
    <style:style style:name="P2919" style:parent-style-name="Standard" style:family="paragraph">
      <style:paragraph-properties fo:margin-bottom="0in"/>
      <style:text-properties fo:color="#00000A" fo:font-size="10pt" style:font-size-asian="10pt" style:font-size-complex="10pt" style:language-asian="it" style:country-asian="IT"/>
    </style:style>
    <style:style style:name="TableCell2920" style:family="table-cell">
      <style:table-cell-properties fo:border="none" style:writing-mode="lr-tb" style:vertical-align="bottom" fo:padding-top="0in" fo:padding-left="0.0486in" fo:padding-bottom="0in" fo:padding-right="0.0486in"/>
    </style:style>
    <style:style style:name="P2921" style:parent-style-name="Standard" style:family="paragraph">
      <style:paragraph-properties fo:margin-bottom="0in"/>
      <style:text-properties fo:color="#00000A" fo:font-size="10pt" style:font-size-asian="10pt" style:font-size-complex="10pt" style:language-asian="it" style:country-asian="IT"/>
    </style:style>
    <style:style style:name="TableCell2922" style:family="table-cell">
      <style:table-cell-properties fo:border="none" style:writing-mode="lr-tb" style:vertical-align="bottom" fo:padding-top="0in" fo:padding-left="0.0486in" fo:padding-bottom="0in" fo:padding-right="0.0486in"/>
    </style:style>
    <style:style style:name="P2923" style:parent-style-name="Standard" style:family="paragraph">
      <style:paragraph-properties fo:margin-bottom="0in"/>
      <style:text-properties fo:color="#00000A" fo:font-size="10pt" style:font-size-asian="10pt" style:font-size-complex="10pt" style:language-asian="it" style:country-asian="IT"/>
    </style:style>
    <style:style style:name="TableRow2924" style:family="table-row">
      <style:table-row-properties style:row-height="0.0159in"/>
    </style:style>
    <style:style style:name="TableCell2925" style:family="table-cell">
      <style:table-cell-properties fo:border="none" style:writing-mode="lr-tb" style:vertical-align="bottom" fo:padding-top="0in" fo:padding-left="0.0486in" fo:padding-bottom="0in" fo:padding-right="0.0486in"/>
    </style:style>
    <style:style style:name="P2926" style:parent-style-name="Standard" style:family="paragraph">
      <style:paragraph-properties fo:margin-bottom="0in"/>
      <style:text-properties fo:color="#00000A" fo:font-size="10pt" style:font-size-asian="10pt" style:font-size-complex="10pt" style:language-asian="it" style:country-asian="IT"/>
    </style:style>
    <style:style style:name="TableCell2927" style:family="table-cell">
      <style:table-cell-properties fo:border="none" style:writing-mode="lr-tb" style:vertical-align="bottom" fo:padding-top="0in" fo:padding-left="0.0486in" fo:padding-bottom="0in" fo:padding-right="0.0486in"/>
    </style:style>
    <style:style style:name="P2928" style:parent-style-name="Standard" style:family="paragraph">
      <style:paragraph-properties fo:margin-bottom="0in"/>
      <style:text-properties fo:color="#00000A" fo:font-size="10pt" style:font-size-asian="10pt" style:font-size-complex="10pt" style:language-asian="it" style:country-asian="IT"/>
    </style:style>
    <style:style style:name="TableCell2929" style:family="table-cell">
      <style:table-cell-properties fo:border="none" style:writing-mode="lr-tb" style:vertical-align="bottom" fo:padding-top="0in" fo:padding-left="0.0486in" fo:padding-bottom="0in" fo:padding-right="0.0486in"/>
    </style:style>
    <style:style style:name="P2930" style:parent-style-name="Standard" style:family="paragraph">
      <style:paragraph-properties fo:margin-bottom="0in"/>
      <style:text-properties fo:color="#00000A" fo:font-size="10pt" style:font-size-asian="10pt" style:font-size-complex="10pt" style:language-asian="it" style:country-asian="IT"/>
    </style:style>
    <style:style style:name="TableRow2931" style:family="table-row">
      <style:table-row-properties style:row-height="0.0159in"/>
    </style:style>
    <style:style style:name="TableCell2932" style:family="table-cell">
      <style:table-cell-properties fo:border="none" style:writing-mode="lr-tb" style:vertical-align="bottom" fo:padding-top="0in" fo:padding-left="0.0486in" fo:padding-bottom="0in" fo:padding-right="0.0486in"/>
    </style:style>
    <style:style style:name="P2933" style:parent-style-name="Standard" style:family="paragraph">
      <style:paragraph-properties fo:margin-bottom="0in"/>
      <style:text-properties fo:color="#00000A" fo:font-size="10pt" style:font-size-asian="10pt" style:font-size-complex="10pt" style:language-asian="it" style:country-asian="IT"/>
    </style:style>
    <style:style style:name="TableCell2934" style:family="table-cell">
      <style:table-cell-properties fo:border="none" style:writing-mode="lr-tb" style:vertical-align="bottom" fo:padding-top="0in" fo:padding-left="0.0486in" fo:padding-bottom="0in" fo:padding-right="0.0486in"/>
    </style:style>
    <style:style style:name="P2935" style:parent-style-name="Standard" style:family="paragraph">
      <style:paragraph-properties fo:margin-bottom="0in"/>
      <style:text-properties fo:color="#00000A" fo:font-size="10pt" style:font-size-asian="10pt" style:font-size-complex="10pt" style:language-asian="it" style:country-asian="IT"/>
    </style:style>
    <style:style style:name="TableCell2936" style:family="table-cell">
      <style:table-cell-properties fo:border="none" style:writing-mode="lr-tb" style:vertical-align="bottom" fo:padding-top="0in" fo:padding-left="0.0486in" fo:padding-bottom="0in" fo:padding-right="0.0486in"/>
    </style:style>
    <style:style style:name="P2937" style:parent-style-name="Standard" style:family="paragraph">
      <style:paragraph-properties fo:margin-bottom="0in"/>
      <style:text-properties fo:color="#00000A" fo:font-size="10pt" style:font-size-asian="10pt" style:font-size-complex="10pt" style:language-asian="it" style:country-asian="IT"/>
    </style:style>
    <style:style style:name="TableRow2938" style:family="table-row">
      <style:table-row-properties style:min-row-height="0.2083in"/>
    </style:style>
    <style:style style:name="TableCell2939" style:family="table-cell">
      <style:table-cell-properties fo:border="none" style:writing-mode="lr-tb" style:vertical-align="bottom" fo:padding-top="0in" fo:padding-left="0.0486in" fo:padding-bottom="0in" fo:padding-right="0.0486in"/>
    </style:style>
    <style:style style:name="P294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941" style:family="table-cell">
      <style:table-cell-properties fo:border="none" style:writing-mode="lr-tb" style:vertical-align="bottom" fo:padding-top="0in" fo:padding-left="0.0486in" fo:padding-bottom="0in" fo:padding-right="0.0486in"/>
    </style:style>
    <style:style style:name="P294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43" style:family="table-cell">
      <style:table-cell-properties fo:border="none" style:writing-mode="lr-tb" style:vertical-align="bottom" fo:padding-top="0in" fo:padding-left="0.0486in" fo:padding-bottom="0in" fo:padding-right="0.0486in"/>
    </style:style>
    <style:style style:name="P2944" style:parent-style-name="Standard" style:family="paragraph">
      <style:paragraph-properties fo:margin-bottom="0in"/>
      <style:text-properties fo:color="#00000A" fo:font-size="10pt" style:font-size-asian="10pt" style:font-size-complex="10pt" style:language-asian="it" style:country-asian="IT"/>
    </style:style>
    <style:style style:name="TableRow2945" style:family="table-row">
      <style:table-row-properties style:min-row-height="0.2083in"/>
    </style:style>
    <style:style style:name="TableCell2946" style:family="table-cell">
      <style:table-cell-properties fo:border="none" style:writing-mode="lr-tb" style:vertical-align="bottom" fo:padding-top="0in" fo:padding-left="0.0486in" fo:padding-bottom="0in" fo:padding-right="0.0486in"/>
    </style:style>
    <style:style style:name="P294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948" style:family="table-cell">
      <style:table-cell-properties fo:border="none" style:writing-mode="lr-tb" style:vertical-align="bottom" fo:padding-top="0in" fo:padding-left="0.0486in" fo:padding-bottom="0in" fo:padding-right="0.0486in"/>
    </style:style>
    <style:style style:name="P294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950" style:family="table-cell">
      <style:table-cell-properties fo:border="none" style:writing-mode="lr-tb" style:vertical-align="bottom" fo:padding-top="0in" fo:padding-left="0.0486in" fo:padding-bottom="0in" fo:padding-right="0.0486in"/>
    </style:style>
    <style:style style:name="P295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952" style:family="table-row">
      <style:table-row-properties style:row-height="0.0159in"/>
    </style:style>
    <style:style style:name="TableCell2953" style:family="table-cell">
      <style:table-cell-properties fo:border="none" style:writing-mode="lr-tb" style:vertical-align="bottom" fo:padding-top="0in" fo:padding-left="0.0486in" fo:padding-bottom="0in" fo:padding-right="0.0486in"/>
    </style:style>
    <style:style style:name="P295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55" style:family="table-cell">
      <style:table-cell-properties fo:border="none" style:writing-mode="lr-tb" style:vertical-align="bottom" fo:padding-top="0in" fo:padding-left="0.0486in" fo:padding-bottom="0in" fo:padding-right="0.0486in"/>
    </style:style>
    <style:style style:name="P2956" style:parent-style-name="Standard" style:family="paragraph">
      <style:paragraph-properties fo:margin-bottom="0in"/>
      <style:text-properties fo:color="#00000A" fo:font-size="10pt" style:font-size-asian="10pt" style:font-size-complex="10pt" style:language-asian="it" style:country-asian="IT"/>
    </style:style>
    <style:style style:name="TableCell2957" style:family="table-cell">
      <style:table-cell-properties fo:border="none" style:writing-mode="lr-tb" style:vertical-align="bottom" fo:padding-top="0in" fo:padding-left="0.0486in" fo:padding-bottom="0in" fo:padding-right="0.0486in"/>
    </style:style>
    <style:style style:name="P2958" style:parent-style-name="Standard" style:family="paragraph">
      <style:paragraph-properties fo:margin-bottom="0in"/>
      <style:text-properties fo:color="#00000A" fo:font-size="10pt" style:font-size-asian="10pt" style:font-size-complex="10pt" style:language-asian="it" style:country-asian="IT"/>
    </style:style>
    <style:style style:name="TableRow2959" style:family="table-row">
      <style:table-row-properties style:row-height="0.0159in"/>
    </style:style>
    <style:style style:name="TableCell2960" style:family="table-cell">
      <style:table-cell-properties fo:border="none" style:writing-mode="lr-tb" style:vertical-align="bottom" fo:padding-top="0in" fo:padding-left="0.0486in" fo:padding-bottom="0in" fo:padding-right="0.0486in"/>
    </style:style>
    <style:style style:name="P2961" style:parent-style-name="Standard" style:family="paragraph">
      <style:paragraph-properties fo:margin-bottom="0in"/>
      <style:text-properties fo:color="#00000A" fo:font-size="10pt" style:font-size-asian="10pt" style:font-size-complex="10pt" style:language-asian="it" style:country-asian="IT"/>
    </style:style>
    <style:style style:name="TableCell2962" style:family="table-cell">
      <style:table-cell-properties fo:border="none" style:writing-mode="lr-tb" style:vertical-align="bottom" fo:padding-top="0in" fo:padding-left="0.0486in" fo:padding-bottom="0in" fo:padding-right="0.0486in"/>
    </style:style>
    <style:style style:name="P2963" style:parent-style-name="Standard" style:family="paragraph">
      <style:paragraph-properties fo:margin-bottom="0in"/>
      <style:text-properties fo:color="#00000A" fo:font-size="10pt" style:font-size-asian="10pt" style:font-size-complex="10pt" style:language-asian="it" style:country-asian="IT"/>
    </style:style>
    <style:style style:name="TableCell2964" style:family="table-cell">
      <style:table-cell-properties fo:border="none" style:writing-mode="lr-tb" style:vertical-align="bottom" fo:padding-top="0in" fo:padding-left="0.0486in" fo:padding-bottom="0in" fo:padding-right="0.0486in"/>
    </style:style>
    <style:style style:name="P2965" style:parent-style-name="Standard" style:family="paragraph">
      <style:paragraph-properties fo:margin-bottom="0in"/>
      <style:text-properties fo:color="#00000A" fo:font-size="10pt" style:font-size-asian="10pt" style:font-size-complex="10pt" style:language-asian="it" style:country-asian="IT"/>
    </style:style>
    <style:style style:name="TableRow2966" style:family="table-row">
      <style:table-row-properties style:row-height="0.0159in"/>
    </style:style>
    <style:style style:name="TableCell2967" style:family="table-cell">
      <style:table-cell-properties fo:border="none" style:writing-mode="lr-tb" style:vertical-align="bottom" fo:padding-top="0in" fo:padding-left="0.0486in" fo:padding-bottom="0in" fo:padding-right="0.0486in"/>
    </style:style>
    <style:style style:name="P2968" style:parent-style-name="Standard" style:family="paragraph">
      <style:paragraph-properties fo:margin-bottom="0in"/>
      <style:text-properties fo:color="#00000A" fo:font-size="10pt" style:font-size-asian="10pt" style:font-size-complex="10pt" style:language-asian="it" style:country-asian="IT"/>
    </style:style>
    <style:style style:name="TableCell2969" style:family="table-cell">
      <style:table-cell-properties fo:border="none" style:writing-mode="lr-tb" style:vertical-align="bottom" fo:padding-top="0in" fo:padding-left="0.0486in" fo:padding-bottom="0in" fo:padding-right="0.0486in"/>
    </style:style>
    <style:style style:name="P2970" style:parent-style-name="Standard" style:family="paragraph">
      <style:paragraph-properties fo:margin-bottom="0in"/>
      <style:text-properties fo:color="#00000A" fo:font-size="10pt" style:font-size-asian="10pt" style:font-size-complex="10pt" style:language-asian="it" style:country-asian="IT"/>
    </style:style>
    <style:style style:name="TableCell2971" style:family="table-cell">
      <style:table-cell-properties fo:border="none" style:writing-mode="lr-tb" style:vertical-align="bottom" fo:padding-top="0in" fo:padding-left="0.0486in" fo:padding-bottom="0in" fo:padding-right="0.0486in"/>
    </style:style>
    <style:style style:name="P2972" style:parent-style-name="Standard" style:family="paragraph">
      <style:paragraph-properties fo:margin-bottom="0in"/>
      <style:text-properties fo:color="#00000A" fo:font-size="10pt" style:font-size-asian="10pt" style:font-size-complex="10pt" style:language-asian="it" style:country-asian="IT"/>
    </style:style>
    <style:style style:name="TableRow2973" style:family="table-row">
      <style:table-row-properties style:row-height="0.0159in"/>
    </style:style>
    <style:style style:name="TableCell2974" style:family="table-cell">
      <style:table-cell-properties fo:border="none" style:writing-mode="lr-tb" style:vertical-align="bottom" fo:padding-top="0in" fo:padding-left="0.0486in" fo:padding-bottom="0in" fo:padding-right="0.0486in"/>
    </style:style>
    <style:style style:name="P2975" style:parent-style-name="Standard" style:family="paragraph">
      <style:paragraph-properties fo:margin-bottom="0in"/>
      <style:text-properties fo:color="#00000A" fo:font-size="10pt" style:font-size-asian="10pt" style:font-size-complex="10pt" style:language-asian="it" style:country-asian="IT"/>
    </style:style>
    <style:style style:name="TableCell2976" style:family="table-cell">
      <style:table-cell-properties fo:border="none" style:writing-mode="lr-tb" style:vertical-align="bottom" fo:padding-top="0in" fo:padding-left="0.0486in" fo:padding-bottom="0in" fo:padding-right="0.0486in"/>
    </style:style>
    <style:style style:name="P2977" style:parent-style-name="Standard" style:family="paragraph">
      <style:paragraph-properties fo:margin-bottom="0in"/>
      <style:text-properties fo:color="#00000A" fo:font-size="10pt" style:font-size-asian="10pt" style:font-size-complex="10pt" style:language-asian="it" style:country-asian="IT"/>
    </style:style>
    <style:style style:name="TableCell2978" style:family="table-cell">
      <style:table-cell-properties fo:border="none" style:writing-mode="lr-tb" style:vertical-align="bottom" fo:padding-top="0in" fo:padding-left="0.0486in" fo:padding-bottom="0in" fo:padding-right="0.0486in"/>
    </style:style>
    <style:style style:name="P2979" style:parent-style-name="Standard" style:family="paragraph">
      <style:paragraph-properties fo:margin-bottom="0in"/>
      <style:text-properties fo:color="#00000A" fo:font-size="10pt" style:font-size-asian="10pt" style:font-size-complex="10pt" style:language-asian="it" style:country-asian="IT"/>
    </style:style>
    <style:style style:name="TableRow2980" style:family="table-row">
      <style:table-row-properties style:row-height="0.0159in"/>
    </style:style>
    <style:style style:name="TableCell2981" style:family="table-cell">
      <style:table-cell-properties fo:border="none" style:writing-mode="lr-tb" style:vertical-align="bottom" fo:padding-top="0in" fo:padding-left="0.0486in" fo:padding-bottom="0in" fo:padding-right="0.0486in"/>
    </style:style>
    <style:style style:name="P2982" style:parent-style-name="Standard" style:family="paragraph">
      <style:paragraph-properties fo:margin-bottom="0in"/>
      <style:text-properties fo:color="#00000A" fo:font-size="10pt" style:font-size-asian="10pt" style:font-size-complex="10pt" style:language-asian="it" style:country-asian="IT"/>
    </style:style>
    <style:style style:name="TableCell2983" style:family="table-cell">
      <style:table-cell-properties fo:border="none" style:writing-mode="lr-tb" style:vertical-align="bottom" fo:padding-top="0in" fo:padding-left="0.0486in" fo:padding-bottom="0in" fo:padding-right="0.0486in"/>
    </style:style>
    <style:style style:name="P2984" style:parent-style-name="Standard" style:family="paragraph">
      <style:paragraph-properties fo:margin-bottom="0in"/>
      <style:text-properties fo:color="#00000A" fo:font-size="10pt" style:font-size-asian="10pt" style:font-size-complex="10pt" style:language-asian="it" style:country-asian="IT"/>
    </style:style>
    <style:style style:name="TableCell2985" style:family="table-cell">
      <style:table-cell-properties fo:border="none" style:writing-mode="lr-tb" style:vertical-align="bottom" fo:padding-top="0in" fo:padding-left="0.0486in" fo:padding-bottom="0in" fo:padding-right="0.0486in"/>
    </style:style>
    <style:style style:name="P2986" style:parent-style-name="Standard" style:family="paragraph">
      <style:paragraph-properties fo:margin-bottom="0in"/>
      <style:text-properties fo:color="#00000A" fo:font-size="10pt" style:font-size-asian="10pt" style:font-size-complex="10pt" style:language-asian="it" style:country-asian="IT"/>
    </style:style>
    <style:style style:name="TableRow2987" style:family="table-row">
      <style:table-row-properties style:row-height="0.0159in"/>
    </style:style>
    <style:style style:name="TableCell2988" style:family="table-cell">
      <style:table-cell-properties fo:border="none" style:writing-mode="lr-tb" style:vertical-align="bottom" fo:padding-top="0in" fo:padding-left="0.0486in" fo:padding-bottom="0in" fo:padding-right="0.0486in"/>
    </style:style>
    <style:style style:name="P2989" style:parent-style-name="Standard" style:family="paragraph">
      <style:paragraph-properties fo:margin-bottom="0in"/>
      <style:text-properties fo:color="#00000A" fo:font-size="10pt" style:font-size-asian="10pt" style:font-size-complex="10pt" style:language-asian="it" style:country-asian="IT"/>
    </style:style>
    <style:style style:name="TableCell2990" style:family="table-cell">
      <style:table-cell-properties fo:border="none" style:writing-mode="lr-tb" style:vertical-align="bottom" fo:padding-top="0in" fo:padding-left="0.0486in" fo:padding-bottom="0in" fo:padding-right="0.0486in"/>
    </style:style>
    <style:style style:name="P2991" style:parent-style-name="Standard" style:family="paragraph">
      <style:paragraph-properties fo:margin-bottom="0in"/>
      <style:text-properties fo:color="#00000A" fo:font-size="10pt" style:font-size-asian="10pt" style:font-size-complex="10pt" style:language-asian="it" style:country-asian="IT"/>
    </style:style>
    <style:style style:name="TableCell2992" style:family="table-cell">
      <style:table-cell-properties fo:border="none" style:writing-mode="lr-tb" style:vertical-align="bottom" fo:padding-top="0in" fo:padding-left="0.0486in" fo:padding-bottom="0in" fo:padding-right="0.0486in"/>
    </style:style>
    <style:style style:name="P2993" style:parent-style-name="Standard" style:family="paragraph">
      <style:paragraph-properties fo:margin-bottom="0in"/>
      <style:text-properties fo:color="#00000A" fo:font-size="10pt" style:font-size-asian="10pt" style:font-size-complex="10pt" style:language-asian="it" style:country-asian="IT"/>
    </style:style>
    <style:style style:name="TableRow2994" style:family="table-row">
      <style:table-row-properties style:row-height="0.0159in"/>
    </style:style>
    <style:style style:name="TableCell2995" style:family="table-cell">
      <style:table-cell-properties fo:border="none" style:writing-mode="lr-tb" style:vertical-align="bottom" fo:padding-top="0in" fo:padding-left="0.0486in" fo:padding-bottom="0in" fo:padding-right="0.0486in"/>
    </style:style>
    <style:style style:name="P2996" style:parent-style-name="Standard" style:family="paragraph">
      <style:paragraph-properties fo:margin-bottom="0in"/>
      <style:text-properties fo:color="#00000A" fo:font-size="10pt" style:font-size-asian="10pt" style:font-size-complex="10pt" style:language-asian="it" style:country-asian="IT"/>
    </style:style>
    <style:style style:name="TableCell2997" style:family="table-cell">
      <style:table-cell-properties fo:border="none" style:writing-mode="lr-tb" style:vertical-align="bottom" fo:padding-top="0in" fo:padding-left="0.0486in" fo:padding-bottom="0in" fo:padding-right="0.0486in"/>
    </style:style>
    <style:style style:name="P2998" style:parent-style-name="Standard" style:family="paragraph">
      <style:paragraph-properties fo:margin-bottom="0in"/>
      <style:text-properties fo:color="#00000A" fo:font-size="10pt" style:font-size-asian="10pt" style:font-size-complex="10pt" style:language-asian="it" style:country-asian="IT"/>
    </style:style>
    <style:style style:name="TableCell2999" style:family="table-cell">
      <style:table-cell-properties fo:border="none" style:writing-mode="lr-tb" style:vertical-align="bottom" fo:padding-top="0in" fo:padding-left="0.0486in" fo:padding-bottom="0in" fo:padding-right="0.0486in"/>
    </style:style>
    <style:style style:name="P3000" style:parent-style-name="Standard" style:family="paragraph">
      <style:paragraph-properties fo:margin-bottom="0in"/>
      <style:text-properties fo:color="#00000A" fo:font-size="10pt" style:font-size-asian="10pt" style:font-size-complex="10pt" style:language-asian="it" style:country-asian="IT"/>
    </style:style>
    <style:style style:name="TableRow3001" style:family="table-row">
      <style:table-row-properties style:row-height="0.0159in"/>
    </style:style>
    <style:style style:name="TableCell3002" style:family="table-cell">
      <style:table-cell-properties fo:border="none" style:writing-mode="lr-tb" style:vertical-align="bottom" fo:padding-top="0in" fo:padding-left="0.0486in" fo:padding-bottom="0in" fo:padding-right="0.0486in"/>
    </style:style>
    <style:style style:name="P3003" style:parent-style-name="Standard" style:family="paragraph">
      <style:paragraph-properties fo:margin-bottom="0in"/>
      <style:text-properties fo:color="#00000A" fo:font-size="10pt" style:font-size-asian="10pt" style:font-size-complex="10pt" style:language-asian="it" style:country-asian="IT"/>
    </style:style>
    <style:style style:name="TableCell3004" style:family="table-cell">
      <style:table-cell-properties fo:border="none" style:writing-mode="lr-tb" style:vertical-align="bottom" fo:padding-top="0in" fo:padding-left="0.0486in" fo:padding-bottom="0in" fo:padding-right="0.0486in"/>
    </style:style>
    <style:style style:name="P3005" style:parent-style-name="Standard" style:family="paragraph">
      <style:paragraph-properties fo:margin-bottom="0in"/>
      <style:text-properties fo:color="#00000A" fo:font-size="10pt" style:font-size-asian="10pt" style:font-size-complex="10pt" style:language-asian="it" style:country-asian="IT"/>
    </style:style>
    <style:style style:name="TableCell3006" style:family="table-cell">
      <style:table-cell-properties fo:border="none" style:writing-mode="lr-tb" style:vertical-align="bottom" fo:padding-top="0in" fo:padding-left="0.0486in" fo:padding-bottom="0in" fo:padding-right="0.0486in"/>
    </style:style>
    <style:style style:name="P3007" style:parent-style-name="Standard" style:family="paragraph">
      <style:paragraph-properties fo:margin-bottom="0in"/>
      <style:text-properties fo:color="#00000A" fo:font-size="10pt" style:font-size-asian="10pt" style:font-size-complex="10pt" style:language-asian="it" style:country-asian="IT"/>
    </style:style>
    <style:style style:name="TableRow3008" style:family="table-row">
      <style:table-row-properties style:row-height="0.0159in"/>
    </style:style>
    <style:style style:name="TableCell3009" style:family="table-cell">
      <style:table-cell-properties fo:border="none" style:writing-mode="lr-tb" style:vertical-align="bottom" fo:padding-top="0in" fo:padding-left="0.0486in" fo:padding-bottom="0in" fo:padding-right="0.0486in"/>
    </style:style>
    <style:style style:name="P3010" style:parent-style-name="Standard" style:family="paragraph">
      <style:paragraph-properties fo:margin-bottom="0in"/>
      <style:text-properties fo:color="#00000A" fo:font-size="10pt" style:font-size-asian="10pt" style:font-size-complex="10pt" style:language-asian="it" style:country-asian="IT"/>
    </style:style>
    <style:style style:name="TableCell3011" style:family="table-cell">
      <style:table-cell-properties fo:border="none" style:writing-mode="lr-tb" style:vertical-align="bottom" fo:padding-top="0in" fo:padding-left="0.0486in" fo:padding-bottom="0in" fo:padding-right="0.0486in"/>
    </style:style>
    <style:style style:name="P3012" style:parent-style-name="Standard" style:family="paragraph">
      <style:paragraph-properties fo:margin-bottom="0in"/>
      <style:text-properties fo:color="#00000A" fo:font-size="10pt" style:font-size-asian="10pt" style:font-size-complex="10pt" style:language-asian="it" style:country-asian="IT"/>
    </style:style>
    <style:style style:name="TableCell3013" style:family="table-cell">
      <style:table-cell-properties fo:border="none" style:writing-mode="lr-tb" style:vertical-align="bottom" fo:padding-top="0in" fo:padding-left="0.0486in" fo:padding-bottom="0in" fo:padding-right="0.0486in"/>
    </style:style>
    <style:style style:name="P3014" style:parent-style-name="Standard" style:family="paragraph">
      <style:paragraph-properties fo:margin-bottom="0in"/>
      <style:text-properties fo:color="#00000A" fo:font-size="10pt" style:font-size-asian="10pt" style:font-size-complex="10pt" style:language-asian="it" style:country-asian="IT"/>
    </style:style>
    <style:style style:name="TableRow3015" style:family="table-row">
      <style:table-row-properties style:row-height="0.0159in"/>
    </style:style>
    <style:style style:name="TableCell3016" style:family="table-cell">
      <style:table-cell-properties fo:border="none" style:writing-mode="lr-tb" style:vertical-align="bottom" fo:padding-top="0in" fo:padding-left="0.0486in" fo:padding-bottom="0in" fo:padding-right="0.0486in"/>
    </style:style>
    <style:style style:name="P3017" style:parent-style-name="Standard" style:family="paragraph">
      <style:paragraph-properties fo:margin-bottom="0in"/>
      <style:text-properties fo:color="#00000A" fo:font-size="10pt" style:font-size-asian="10pt" style:font-size-complex="10pt" style:language-asian="it" style:country-asian="IT"/>
    </style:style>
    <style:style style:name="TableCell3018" style:family="table-cell">
      <style:table-cell-properties fo:border="none" style:writing-mode="lr-tb" style:vertical-align="bottom" fo:padding-top="0in" fo:padding-left="0.0486in" fo:padding-bottom="0in" fo:padding-right="0.0486in"/>
    </style:style>
    <style:style style:name="P3019" style:parent-style-name="Standard" style:family="paragraph">
      <style:paragraph-properties fo:margin-bottom="0in"/>
      <style:text-properties fo:color="#00000A" fo:font-size="10pt" style:font-size-asian="10pt" style:font-size-complex="10pt" style:language-asian="it" style:country-asian="IT"/>
    </style:style>
    <style:style style:name="TableCell3020" style:family="table-cell">
      <style:table-cell-properties fo:border="none" style:writing-mode="lr-tb" style:vertical-align="bottom" fo:padding-top="0in" fo:padding-left="0.0486in" fo:padding-bottom="0in" fo:padding-right="0.0486in"/>
    </style:style>
    <style:style style:name="P3021" style:parent-style-name="Standard" style:family="paragraph">
      <style:paragraph-properties fo:margin-bottom="0in"/>
      <style:text-properties fo:color="#00000A" fo:font-size="10pt" style:font-size-asian="10pt" style:font-size-complex="10pt" style:language-asian="it" style:country-asian="IT"/>
    </style:style>
    <style:style style:name="TableRow3022" style:family="table-row">
      <style:table-row-properties style:min-row-height="0.2083in"/>
    </style:style>
    <style:style style:name="TableCell3023" style:family="table-cell">
      <style:table-cell-properties fo:border="none" style:writing-mode="lr-tb" style:vertical-align="bottom" fo:padding-top="0in" fo:padding-left="0.0486in" fo:padding-bottom="0in" fo:padding-right="0.0486in"/>
    </style:style>
    <style:style style:name="P302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025" style:family="table-cell">
      <style:table-cell-properties fo:border="none" style:writing-mode="lr-tb" style:vertical-align="bottom" fo:padding-top="0in" fo:padding-left="0.0486in" fo:padding-bottom="0in" fo:padding-right="0.0486in"/>
    </style:style>
    <style:style style:name="P302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027" style:family="table-cell">
      <style:table-cell-properties fo:border="none" style:writing-mode="lr-tb" style:vertical-align="bottom" fo:padding-top="0in" fo:padding-left="0.0486in" fo:padding-bottom="0in" fo:padding-right="0.0486in"/>
    </style:style>
    <style:style style:name="P3028" style:parent-style-name="Standard" style:family="paragraph">
      <style:paragraph-properties fo:margin-bottom="0in"/>
      <style:text-properties fo:color="#00000A" fo:font-size="10pt" style:font-size-asian="10pt" style:font-size-complex="10pt" style:language-asian="it" style:country-asian="IT"/>
    </style:style>
    <style:style style:name="TableRow3029" style:family="table-row">
      <style:table-row-properties style:min-row-height="0.2083in"/>
    </style:style>
    <style:style style:name="TableCell3030" style:family="table-cell">
      <style:table-cell-properties fo:border="none" style:writing-mode="lr-tb" style:vertical-align="bottom" fo:padding-top="0in" fo:padding-left="0.0486in" fo:padding-bottom="0in" fo:padding-right="0.0486in"/>
    </style:style>
    <style:style style:name="P303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032" style:family="table-cell">
      <style:table-cell-properties fo:border="none" style:writing-mode="lr-tb" style:vertical-align="bottom" fo:padding-top="0in" fo:padding-left="0.0486in" fo:padding-bottom="0in" fo:padding-right="0.0486in"/>
    </style:style>
    <style:style style:name="P303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34" style:family="table-cell">
      <style:table-cell-properties fo:border="none" style:writing-mode="lr-tb" style:vertical-align="bottom" fo:padding-top="0in" fo:padding-left="0.0486in" fo:padding-bottom="0in" fo:padding-right="0.0486in"/>
    </style:style>
    <style:style style:name="P303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036" style:family="table-row">
      <style:table-row-properties style:row-height="0.0159in"/>
    </style:style>
    <style:style style:name="TableCell3037" style:family="table-cell">
      <style:table-cell-properties fo:border="none" style:writing-mode="lr-tb" style:vertical-align="bottom" fo:padding-top="0in" fo:padding-left="0.0486in" fo:padding-bottom="0in" fo:padding-right="0.0486in"/>
    </style:style>
    <style:style style:name="P303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39" style:family="table-cell">
      <style:table-cell-properties fo:border="none" style:writing-mode="lr-tb" style:vertical-align="bottom" fo:padding-top="0in" fo:padding-left="0.0486in" fo:padding-bottom="0in" fo:padding-right="0.0486in"/>
    </style:style>
    <style:style style:name="P3040" style:parent-style-name="Standard" style:family="paragraph">
      <style:paragraph-properties fo:margin-bottom="0in"/>
      <style:text-properties fo:color="#00000A" fo:font-size="10pt" style:font-size-asian="10pt" style:font-size-complex="10pt" style:language-asian="it" style:country-asian="IT"/>
    </style:style>
    <style:style style:name="TableCell3041" style:family="table-cell">
      <style:table-cell-properties fo:border="none" style:writing-mode="lr-tb" style:vertical-align="bottom" fo:padding-top="0in" fo:padding-left="0.0486in" fo:padding-bottom="0in" fo:padding-right="0.0486in"/>
    </style:style>
    <style:style style:name="P3042" style:parent-style-name="Standard" style:family="paragraph">
      <style:paragraph-properties fo:margin-bottom="0in"/>
      <style:text-properties fo:color="#00000A" fo:font-size="10pt" style:font-size-asian="10pt" style:font-size-complex="10pt" style:language-asian="it" style:country-asian="IT"/>
    </style:style>
    <style:style style:name="TableRow3043" style:family="table-row">
      <style:table-row-properties style:row-height="0.0159in"/>
    </style:style>
    <style:style style:name="TableCell3044" style:family="table-cell">
      <style:table-cell-properties fo:border="none" style:writing-mode="lr-tb" style:vertical-align="bottom" fo:padding-top="0in" fo:padding-left="0.0486in" fo:padding-bottom="0in" fo:padding-right="0.0486in"/>
    </style:style>
    <style:style style:name="P3045" style:parent-style-name="Standard" style:family="paragraph">
      <style:paragraph-properties fo:margin-bottom="0in"/>
      <style:text-properties fo:color="#00000A" fo:font-size="10pt" style:font-size-asian="10pt" style:font-size-complex="10pt" style:language-asian="it" style:country-asian="IT"/>
    </style:style>
    <style:style style:name="TableCell3046" style:family="table-cell">
      <style:table-cell-properties fo:border="none" style:writing-mode="lr-tb" style:vertical-align="bottom" fo:padding-top="0in" fo:padding-left="0.0486in" fo:padding-bottom="0in" fo:padding-right="0.0486in"/>
    </style:style>
    <style:style style:name="P3047" style:parent-style-name="Standard" style:family="paragraph">
      <style:paragraph-properties fo:margin-bottom="0in"/>
      <style:text-properties fo:color="#00000A" fo:font-size="10pt" style:font-size-asian="10pt" style:font-size-complex="10pt" style:language-asian="it" style:country-asian="IT"/>
    </style:style>
    <style:style style:name="TableCell3048" style:family="table-cell">
      <style:table-cell-properties fo:border="none" style:writing-mode="lr-tb" style:vertical-align="bottom" fo:padding-top="0in" fo:padding-left="0.0486in" fo:padding-bottom="0in" fo:padding-right="0.0486in"/>
    </style:style>
    <style:style style:name="P3049" style:parent-style-name="Standard" style:family="paragraph">
      <style:paragraph-properties fo:margin-bottom="0in"/>
      <style:text-properties fo:color="#00000A" fo:font-size="10pt" style:font-size-asian="10pt" style:font-size-complex="10pt" style:language-asian="it" style:country-asian="IT"/>
    </style:style>
    <style:style style:name="TableRow3050" style:family="table-row">
      <style:table-row-properties style:row-height="0.0159in"/>
    </style:style>
    <style:style style:name="TableCell3051" style:family="table-cell">
      <style:table-cell-properties fo:border="none" style:writing-mode="lr-tb" style:vertical-align="bottom" fo:padding-top="0in" fo:padding-left="0.0486in" fo:padding-bottom="0in" fo:padding-right="0.0486in"/>
    </style:style>
    <style:style style:name="P3052" style:parent-style-name="Standard" style:family="paragraph">
      <style:paragraph-properties fo:margin-bottom="0in"/>
      <style:text-properties fo:color="#00000A" fo:font-size="10pt" style:font-size-asian="10pt" style:font-size-complex="10pt" style:language-asian="it" style:country-asian="IT"/>
    </style:style>
    <style:style style:name="TableCell3053" style:family="table-cell">
      <style:table-cell-properties fo:border="none" style:writing-mode="lr-tb" style:vertical-align="bottom" fo:padding-top="0in" fo:padding-left="0.0486in" fo:padding-bottom="0in" fo:padding-right="0.0486in"/>
    </style:style>
    <style:style style:name="P3054" style:parent-style-name="Standard" style:family="paragraph">
      <style:paragraph-properties fo:margin-bottom="0in"/>
      <style:text-properties fo:color="#00000A" fo:font-size="10pt" style:font-size-asian="10pt" style:font-size-complex="10pt" style:language-asian="it" style:country-asian="IT"/>
    </style:style>
    <style:style style:name="TableCell3055" style:family="table-cell">
      <style:table-cell-properties fo:border="none" style:writing-mode="lr-tb" style:vertical-align="bottom" fo:padding-top="0in" fo:padding-left="0.0486in" fo:padding-bottom="0in" fo:padding-right="0.0486in"/>
    </style:style>
    <style:style style:name="P3056" style:parent-style-name="Standard" style:family="paragraph">
      <style:paragraph-properties fo:margin-bottom="0in"/>
      <style:text-properties fo:color="#00000A" fo:font-size="10pt" style:font-size-asian="10pt" style:font-size-complex="10pt" style:language-asian="it" style:country-asian="IT"/>
    </style:style>
    <style:style style:name="TableRow3057" style:family="table-row">
      <style:table-row-properties style:min-row-height="0.2083in"/>
    </style:style>
    <style:style style:name="TableCell3058" style:family="table-cell">
      <style:table-cell-properties fo:border="none" style:writing-mode="lr-tb" style:vertical-align="bottom" fo:padding-top="0in" fo:padding-left="0.0486in" fo:padding-bottom="0in" fo:padding-right="0.0486in"/>
    </style:style>
    <style:style style:name="P305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060" style:family="table-cell">
      <style:table-cell-properties fo:border="none" style:writing-mode="lr-tb" style:vertical-align="bottom" fo:padding-top="0in" fo:padding-left="0.0486in" fo:padding-bottom="0in" fo:padding-right="0.0486in"/>
    </style:style>
    <style:style style:name="P306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062" style:family="table-row">
      <style:table-row-properties style:row-height="0.0159in"/>
    </style:style>
    <style:style style:name="TableCell3063" style:family="table-cell">
      <style:table-cell-properties fo:border="none" style:writing-mode="lr-tb" style:vertical-align="bottom" fo:padding-top="0in" fo:padding-left="0.0486in" fo:padding-bottom="0in" fo:padding-right="0.0486in"/>
    </style:style>
    <style:style style:name="P306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65" style:family="table-cell">
      <style:table-cell-properties fo:border="none" style:writing-mode="lr-tb" style:vertical-align="bottom" fo:padding-top="0in" fo:padding-left="0.0486in" fo:padding-bottom="0in" fo:padding-right="0.0486in"/>
    </style:style>
    <style:style style:name="P3066" style:parent-style-name="Standard" style:family="paragraph">
      <style:paragraph-properties fo:margin-bottom="0in"/>
      <style:text-properties fo:color="#00000A" fo:font-size="10pt" style:font-size-asian="10pt" style:font-size-complex="10pt" style:language-asian="it" style:country-asian="IT"/>
    </style:style>
    <style:style style:name="TableCell3067" style:family="table-cell">
      <style:table-cell-properties fo:border="none" style:writing-mode="lr-tb" style:vertical-align="bottom" fo:padding-top="0in" fo:padding-left="0.0486in" fo:padding-bottom="0in" fo:padding-right="0.0486in"/>
    </style:style>
    <style:style style:name="P3068" style:parent-style-name="Standard" style:family="paragraph">
      <style:paragraph-properties fo:margin-bottom="0in"/>
      <style:text-properties fo:color="#00000A" fo:font-size="10pt" style:font-size-asian="10pt" style:font-size-complex="10pt" style:language-asian="it" style:country-asian="IT"/>
    </style:style>
    <style:style style:name="TableRow3069" style:family="table-row">
      <style:table-row-properties style:row-height="0.0159in"/>
    </style:style>
    <style:style style:name="TableCell3070" style:family="table-cell">
      <style:table-cell-properties fo:border="none" style:writing-mode="lr-tb" style:vertical-align="bottom" fo:padding-top="0in" fo:padding-left="0.0486in" fo:padding-bottom="0in" fo:padding-right="0.0486in"/>
    </style:style>
    <style:style style:name="P3071" style:parent-style-name="Standard" style:family="paragraph">
      <style:paragraph-properties fo:margin-bottom="0in"/>
      <style:text-properties fo:color="#00000A" fo:font-size="10pt" style:font-size-asian="10pt" style:font-size-complex="10pt" style:language-asian="it" style:country-asian="IT"/>
    </style:style>
    <style:style style:name="TableCell3072" style:family="table-cell">
      <style:table-cell-properties fo:border="none" style:writing-mode="lr-tb" style:vertical-align="bottom" fo:padding-top="0in" fo:padding-left="0.0486in" fo:padding-bottom="0in" fo:padding-right="0.0486in"/>
    </style:style>
    <style:style style:name="P3073" style:parent-style-name="Standard" style:family="paragraph">
      <style:paragraph-properties fo:margin-bottom="0in"/>
      <style:text-properties fo:color="#00000A" fo:font-size="10pt" style:font-size-asian="10pt" style:font-size-complex="10pt" style:language-asian="it" style:country-asian="IT"/>
    </style:style>
    <style:style style:name="TableCell3074" style:family="table-cell">
      <style:table-cell-properties fo:border="none" style:writing-mode="lr-tb" style:vertical-align="bottom" fo:padding-top="0in" fo:padding-left="0.0486in" fo:padding-bottom="0in" fo:padding-right="0.0486in"/>
    </style:style>
    <style:style style:name="P3075" style:parent-style-name="Standard" style:family="paragraph">
      <style:paragraph-properties fo:margin-bottom="0in"/>
      <style:text-properties fo:color="#00000A" fo:font-size="10pt" style:font-size-asian="10pt" style:font-size-complex="10pt" style:language-asian="it" style:country-asian="IT"/>
    </style:style>
    <style:style style:name="TableRow3076" style:family="table-row">
      <style:table-row-properties style:row-height="0.0159in"/>
    </style:style>
    <style:style style:name="TableCell3077" style:family="table-cell">
      <style:table-cell-properties fo:border="none" style:writing-mode="lr-tb" style:vertical-align="bottom" fo:padding-top="0in" fo:padding-left="0.0486in" fo:padding-bottom="0in" fo:padding-right="0.0486in"/>
    </style:style>
    <style:style style:name="P3078" style:parent-style-name="Standard" style:family="paragraph">
      <style:paragraph-properties fo:margin-bottom="0in"/>
      <style:text-properties fo:color="#00000A" fo:font-size="10pt" style:font-size-asian="10pt" style:font-size-complex="10pt" style:language-asian="it" style:country-asian="IT"/>
    </style:style>
    <style:style style:name="TableCell3079" style:family="table-cell">
      <style:table-cell-properties fo:border="none" style:writing-mode="lr-tb" style:vertical-align="bottom" fo:padding-top="0in" fo:padding-left="0.0486in" fo:padding-bottom="0in" fo:padding-right="0.0486in"/>
    </style:style>
    <style:style style:name="P3080" style:parent-style-name="Standard" style:family="paragraph">
      <style:paragraph-properties fo:margin-bottom="0in"/>
      <style:text-properties fo:color="#00000A" fo:font-size="10pt" style:font-size-asian="10pt" style:font-size-complex="10pt" style:language-asian="it" style:country-asian="IT"/>
    </style:style>
    <style:style style:name="TableCell3081" style:family="table-cell">
      <style:table-cell-properties fo:border="none" style:writing-mode="lr-tb" style:vertical-align="bottom" fo:padding-top="0in" fo:padding-left="0.0486in" fo:padding-bottom="0in" fo:padding-right="0.0486in"/>
    </style:style>
    <style:style style:name="P3082" style:parent-style-name="Standard" style:family="paragraph">
      <style:paragraph-properties fo:margin-bottom="0in"/>
      <style:text-properties fo:color="#00000A" fo:font-size="10pt" style:font-size-asian="10pt" style:font-size-complex="10pt" style:language-asian="it" style:country-asian="IT"/>
    </style:style>
    <style:style style:name="TableRow3083" style:family="table-row">
      <style:table-row-properties style:row-height="0.0159in"/>
    </style:style>
    <style:style style:name="TableCell3084" style:family="table-cell">
      <style:table-cell-properties fo:border="none" style:writing-mode="lr-tb" style:vertical-align="bottom" fo:padding-top="0in" fo:padding-left="0.0486in" fo:padding-bottom="0in" fo:padding-right="0.0486in"/>
    </style:style>
    <style:style style:name="P3085" style:parent-style-name="Standard" style:family="paragraph">
      <style:paragraph-properties fo:margin-bottom="0in"/>
      <style:text-properties fo:color="#00000A" fo:font-size="10pt" style:font-size-asian="10pt" style:font-size-complex="10pt" style:language-asian="it" style:country-asian="IT"/>
    </style:style>
    <style:style style:name="TableCell3086" style:family="table-cell">
      <style:table-cell-properties fo:border="none" style:writing-mode="lr-tb" style:vertical-align="bottom" fo:padding-top="0in" fo:padding-left="0.0486in" fo:padding-bottom="0in" fo:padding-right="0.0486in"/>
    </style:style>
    <style:style style:name="P3087" style:parent-style-name="Standard" style:family="paragraph">
      <style:paragraph-properties fo:margin-bottom="0in"/>
      <style:text-properties fo:color="#00000A" fo:font-size="10pt" style:font-size-asian="10pt" style:font-size-complex="10pt" style:language-asian="it" style:country-asian="IT"/>
    </style:style>
    <style:style style:name="TableCell3088" style:family="table-cell">
      <style:table-cell-properties fo:border="none" style:writing-mode="lr-tb" style:vertical-align="bottom" fo:padding-top="0in" fo:padding-left="0.0486in" fo:padding-bottom="0in" fo:padding-right="0.0486in"/>
    </style:style>
    <style:style style:name="P3089" style:parent-style-name="Standard" style:family="paragraph">
      <style:paragraph-properties fo:margin-bottom="0in"/>
      <style:text-properties fo:color="#00000A" fo:font-size="10pt" style:font-size-asian="10pt" style:font-size-complex="10pt" style:language-asian="it" style:country-asian="IT"/>
    </style:style>
    <style:style style:name="TableRow3090" style:family="table-row">
      <style:table-row-properties style:row-height="0.0159in"/>
    </style:style>
    <style:style style:name="TableCell3091" style:family="table-cell">
      <style:table-cell-properties fo:border="none" style:writing-mode="lr-tb" style:vertical-align="bottom" fo:padding-top="0in" fo:padding-left="0.0486in" fo:padding-bottom="0in" fo:padding-right="0.0486in"/>
    </style:style>
    <style:style style:name="P3092" style:parent-style-name="Standard" style:family="paragraph">
      <style:paragraph-properties fo:margin-bottom="0in"/>
      <style:text-properties fo:color="#00000A" fo:font-size="10pt" style:font-size-asian="10pt" style:font-size-complex="10pt" style:language-asian="it" style:country-asian="IT"/>
    </style:style>
    <style:style style:name="TableCell3093" style:family="table-cell">
      <style:table-cell-properties fo:border="none" style:writing-mode="lr-tb" style:vertical-align="bottom" fo:padding-top="0in" fo:padding-left="0.0486in" fo:padding-bottom="0in" fo:padding-right="0.0486in"/>
    </style:style>
    <style:style style:name="P3094" style:parent-style-name="Standard" style:family="paragraph">
      <style:paragraph-properties fo:margin-bottom="0in"/>
      <style:text-properties fo:color="#00000A" fo:font-size="10pt" style:font-size-asian="10pt" style:font-size-complex="10pt" style:language-asian="it" style:country-asian="IT"/>
    </style:style>
    <style:style style:name="TableCell3095" style:family="table-cell">
      <style:table-cell-properties fo:border="none" style:writing-mode="lr-tb" style:vertical-align="bottom" fo:padding-top="0in" fo:padding-left="0.0486in" fo:padding-bottom="0in" fo:padding-right="0.0486in"/>
    </style:style>
    <style:style style:name="P3096" style:parent-style-name="Standard" style:family="paragraph">
      <style:paragraph-properties fo:margin-bottom="0in"/>
      <style:text-properties fo:color="#00000A" fo:font-size="10pt" style:font-size-asian="10pt" style:font-size-complex="10pt" style:language-asian="it" style:country-asian="IT"/>
    </style:style>
    <style:style style:name="TableRow3097" style:family="table-row">
      <style:table-row-properties style:row-height="0.0159in"/>
    </style:style>
    <style:style style:name="TableCell3098" style:family="table-cell">
      <style:table-cell-properties fo:border="none" style:writing-mode="lr-tb" style:vertical-align="bottom" fo:padding-top="0in" fo:padding-left="0.0486in" fo:padding-bottom="0in" fo:padding-right="0.0486in"/>
    </style:style>
    <style:style style:name="P3099" style:parent-style-name="Standard" style:family="paragraph">
      <style:paragraph-properties fo:margin-bottom="0in"/>
      <style:text-properties fo:color="#00000A" fo:font-size="10pt" style:font-size-asian="10pt" style:font-size-complex="10pt" style:language-asian="it" style:country-asian="IT"/>
    </style:style>
    <style:style style:name="TableCell3100" style:family="table-cell">
      <style:table-cell-properties fo:border="none" style:writing-mode="lr-tb" style:vertical-align="bottom" fo:padding-top="0in" fo:padding-left="0.0486in" fo:padding-bottom="0in" fo:padding-right="0.0486in"/>
    </style:style>
    <style:style style:name="P3101" style:parent-style-name="Standard" style:family="paragraph">
      <style:paragraph-properties fo:margin-bottom="0in"/>
      <style:text-properties fo:color="#00000A" fo:font-size="10pt" style:font-size-asian="10pt" style:font-size-complex="10pt" style:language-asian="it" style:country-asian="IT"/>
    </style:style>
    <style:style style:name="TableCell3102" style:family="table-cell">
      <style:table-cell-properties fo:border="none" style:writing-mode="lr-tb" style:vertical-align="bottom" fo:padding-top="0in" fo:padding-left="0.0486in" fo:padding-bottom="0in" fo:padding-right="0.0486in"/>
    </style:style>
    <style:style style:name="P3103" style:parent-style-name="Standard" style:family="paragraph">
      <style:paragraph-properties fo:margin-bottom="0in"/>
      <style:text-properties fo:color="#00000A" fo:font-size="10pt" style:font-size-asian="10pt" style:font-size-complex="10pt" style:language-asian="it" style:country-asian="IT"/>
    </style:style>
    <style:style style:name="TableRow3104" style:family="table-row">
      <style:table-row-properties style:row-height="0.0159in"/>
    </style:style>
    <style:style style:name="TableCell3105" style:family="table-cell">
      <style:table-cell-properties fo:border="none" style:writing-mode="lr-tb" style:vertical-align="bottom" fo:padding-top="0in" fo:padding-left="0.0486in" fo:padding-bottom="0in" fo:padding-right="0.0486in"/>
    </style:style>
    <style:style style:name="P3106" style:parent-style-name="Standard" style:family="paragraph">
      <style:paragraph-properties fo:margin-bottom="0in"/>
      <style:text-properties fo:color="#00000A" fo:font-size="10pt" style:font-size-asian="10pt" style:font-size-complex="10pt" style:language-asian="it" style:country-asian="IT"/>
    </style:style>
    <style:style style:name="TableCell3107" style:family="table-cell">
      <style:table-cell-properties fo:border="none" style:writing-mode="lr-tb" style:vertical-align="bottom" fo:padding-top="0in" fo:padding-left="0.0486in" fo:padding-bottom="0in" fo:padding-right="0.0486in"/>
    </style:style>
    <style:style style:name="P3108" style:parent-style-name="Standard" style:family="paragraph">
      <style:paragraph-properties fo:margin-bottom="0in"/>
      <style:text-properties fo:color="#00000A" fo:font-size="10pt" style:font-size-asian="10pt" style:font-size-complex="10pt" style:language-asian="it" style:country-asian="IT"/>
    </style:style>
    <style:style style:name="TableCell3109" style:family="table-cell">
      <style:table-cell-properties fo:border="none" style:writing-mode="lr-tb" style:vertical-align="bottom" fo:padding-top="0in" fo:padding-left="0.0486in" fo:padding-bottom="0in" fo:padding-right="0.0486in"/>
    </style:style>
    <style:style style:name="P3110" style:parent-style-name="Standard" style:family="paragraph">
      <style:paragraph-properties fo:margin-bottom="0in"/>
      <style:text-properties fo:color="#00000A" fo:font-size="10pt" style:font-size-asian="10pt" style:font-size-complex="10pt" style:language-asian="it" style:country-asian="IT"/>
    </style:style>
    <style:style style:name="TableRow3111" style:family="table-row">
      <style:table-row-properties style:row-height="0.0159in"/>
    </style:style>
    <style:style style:name="TableCell3112" style:family="table-cell">
      <style:table-cell-properties fo:border="none" style:writing-mode="lr-tb" style:vertical-align="bottom" fo:padding-top="0in" fo:padding-left="0.0486in" fo:padding-bottom="0in" fo:padding-right="0.0486in"/>
    </style:style>
    <style:style style:name="P3113" style:parent-style-name="Standard" style:family="paragraph">
      <style:paragraph-properties fo:margin-bottom="0in"/>
      <style:text-properties fo:color="#00000A" fo:font-size="10pt" style:font-size-asian="10pt" style:font-size-complex="10pt" style:language-asian="it" style:country-asian="IT"/>
    </style:style>
    <style:style style:name="TableCell3114" style:family="table-cell">
      <style:table-cell-properties fo:border="none" style:writing-mode="lr-tb" style:vertical-align="bottom" fo:padding-top="0in" fo:padding-left="0.0486in" fo:padding-bottom="0in" fo:padding-right="0.0486in"/>
    </style:style>
    <style:style style:name="P3115" style:parent-style-name="Standard" style:family="paragraph">
      <style:paragraph-properties fo:margin-bottom="0in"/>
      <style:text-properties fo:color="#00000A" fo:font-size="10pt" style:font-size-asian="10pt" style:font-size-complex="10pt" style:language-asian="it" style:country-asian="IT"/>
    </style:style>
    <style:style style:name="TableCell3116" style:family="table-cell">
      <style:table-cell-properties fo:border="none" style:writing-mode="lr-tb" style:vertical-align="bottom" fo:padding-top="0in" fo:padding-left="0.0486in" fo:padding-bottom="0in" fo:padding-right="0.0486in"/>
    </style:style>
    <style:style style:name="P3117" style:parent-style-name="Standard" style:family="paragraph">
      <style:paragraph-properties fo:margin-bottom="0in"/>
      <style:text-properties fo:color="#00000A" fo:font-size="10pt" style:font-size-asian="10pt" style:font-size-complex="10pt" style:language-asian="it" style:country-asian="IT"/>
    </style:style>
    <style:style style:name="TableRow3118" style:family="table-row">
      <style:table-row-properties style:row-height="0.0159in"/>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paragraph-properties fo:margin-bottom="0in"/>
      <style:text-properties fo:color="#00000A" fo:font-size="10pt" style:font-size-asian="10pt" style:font-size-complex="10pt" style:language-asian="it" style:country-asian="IT"/>
    </style:style>
    <style:style style:name="TableCell3121" style:family="table-cell">
      <style:table-cell-properties fo:border="none" style:writing-mode="lr-tb" style:vertical-align="bottom" fo:padding-top="0in" fo:padding-left="0.0486in" fo:padding-bottom="0in" fo:padding-right="0.0486in"/>
    </style:style>
    <style:style style:name="P3122" style:parent-style-name="Standard" style:family="paragraph">
      <style:paragraph-properties fo:margin-bottom="0in"/>
      <style:text-properties fo:color="#00000A" fo:font-size="10pt" style:font-size-asian="10pt" style:font-size-complex="10pt" style:language-asian="it" style:country-asian="IT"/>
    </style:style>
    <style:style style:name="TableCell3123" style:family="table-cell">
      <style:table-cell-properties fo:border="none" style:writing-mode="lr-tb" style:vertical-align="bottom" fo:padding-top="0in" fo:padding-left="0.0486in" fo:padding-bottom="0in" fo:padding-right="0.0486in"/>
    </style:style>
    <style:style style:name="P3124" style:parent-style-name="Standard" style:family="paragraph">
      <style:paragraph-properties fo:margin-bottom="0in"/>
      <style:text-properties fo:color="#00000A" fo:font-size="10pt" style:font-size-asian="10pt" style:font-size-complex="10pt" style:language-asian="it" style:country-asian="IT"/>
    </style:style>
    <style:style style:name="TableRow3125" style:family="table-row">
      <style:table-row-properties style:row-height="0.0159in"/>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margin-bottom="0in"/>
      <style:text-properties fo:color="#00000A" fo:font-size="10pt" style:font-size-asian="10pt" style:font-size-complex="10pt" style:language-asian="it" style:country-asian="IT"/>
    </style:style>
    <style:style style:name="TableCell3128" style:family="table-cell">
      <style:table-cell-properties fo:border="none" style:writing-mode="lr-tb" style:vertical-align="bottom" fo:padding-top="0in" fo:padding-left="0.0486in" fo:padding-bottom="0in" fo:padding-right="0.0486in"/>
    </style:style>
    <style:style style:name="P3129" style:parent-style-name="Standard" style:family="paragraph">
      <style:paragraph-properties fo:margin-bottom="0in"/>
      <style:text-properties fo:color="#00000A" fo:font-size="10pt" style:font-size-asian="10pt" style:font-size-complex="10pt" style:language-asian="it" style:country-asian="IT"/>
    </style:style>
    <style:style style:name="TableCell3130" style:family="table-cell">
      <style:table-cell-properties fo:border="none" style:writing-mode="lr-tb" style:vertical-align="bottom" fo:padding-top="0in" fo:padding-left="0.0486in" fo:padding-bottom="0in" fo:padding-right="0.0486in"/>
    </style:style>
    <style:style style:name="P3131" style:parent-style-name="Standard" style:family="paragraph">
      <style:paragraph-properties fo:margin-bottom="0in"/>
      <style:text-properties fo:color="#00000A" fo:font-size="10pt" style:font-size-asian="10pt" style:font-size-complex="10pt" style:language-asian="it" style:country-asian="IT"/>
    </style:style>
    <style:style style:name="TableRow3132" style:family="table-row">
      <style:table-row-properties style:row-height="0.0159in"/>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paragraph-properties fo:margin-bottom="0in"/>
      <style:text-properties fo:color="#00000A" fo:font-size="10pt" style:font-size-asian="10pt" style:font-size-complex="10pt" style:language-asian="it" style:country-asian="IT"/>
    </style:style>
    <style:style style:name="TableCell3135" style:family="table-cell">
      <style:table-cell-properties fo:border="none" style:writing-mode="lr-tb" style:vertical-align="bottom" fo:padding-top="0in" fo:padding-left="0.0486in" fo:padding-bottom="0in" fo:padding-right="0.0486in"/>
    </style:style>
    <style:style style:name="P3136" style:parent-style-name="Standard" style:family="paragraph">
      <style:paragraph-properties fo:margin-bottom="0in"/>
      <style:text-properties fo:color="#00000A" fo:font-size="10pt" style:font-size-asian="10pt" style:font-size-complex="10pt" style:language-asian="it" style:country-asian="IT"/>
    </style:style>
    <style:style style:name="TableCell3137" style:family="table-cell">
      <style:table-cell-properties fo:border="none" style:writing-mode="lr-tb" style:vertical-align="bottom" fo:padding-top="0in" fo:padding-left="0.0486in" fo:padding-bottom="0in" fo:padding-right="0.0486in"/>
    </style:style>
    <style:style style:name="P3138" style:parent-style-name="Standard" style:family="paragraph">
      <style:paragraph-properties fo:margin-bottom="0in"/>
      <style:text-properties fo:color="#00000A" fo:font-size="10pt" style:font-size-asian="10pt" style:font-size-complex="10pt" style:language-asian="it" style:country-asian="IT"/>
    </style:style>
    <style:style style:name="TableRow3139" style:family="table-row">
      <style:table-row-properties style:row-height="0.0159in"/>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paragraph-properties fo:margin-bottom="0in"/>
      <style:text-properties fo:color="#00000A" fo:font-size="10pt" style:font-size-asian="10pt" style:font-size-complex="10pt" style:language-asian="it" style:country-asian="IT"/>
    </style:style>
    <style:style style:name="TableCell3142" style:family="table-cell">
      <style:table-cell-properties fo:border="none" style:writing-mode="lr-tb" style:vertical-align="bottom" fo:padding-top="0in" fo:padding-left="0.0486in" fo:padding-bottom="0in" fo:padding-right="0.0486in"/>
    </style:style>
    <style:style style:name="P3143" style:parent-style-name="Standard" style:family="paragraph">
      <style:paragraph-properties fo:margin-bottom="0in"/>
      <style:text-properties fo:color="#00000A" fo:font-size="10pt" style:font-size-asian="10pt" style:font-size-complex="10pt" style:language-asian="it" style:country-asian="IT"/>
    </style:style>
    <style:style style:name="TableCell3144" style:family="table-cell">
      <style:table-cell-properties fo:border="none" style:writing-mode="lr-tb" style:vertical-align="bottom" fo:padding-top="0in" fo:padding-left="0.0486in" fo:padding-bottom="0in" fo:padding-right="0.0486in"/>
    </style:style>
    <style:style style:name="P3145" style:parent-style-name="Standard" style:family="paragraph">
      <style:paragraph-properties fo:margin-bottom="0in"/>
      <style:text-properties fo:color="#00000A" fo:font-size="10pt" style:font-size-asian="10pt" style:font-size-complex="10pt" style:language-asian="it" style:country-asian="IT"/>
    </style:style>
    <style:style style:name="TableRow3146" style:family="table-row">
      <style:table-row-properties style:row-height="0.0159in"/>
    </style:style>
    <style:style style:name="TableCell3147" style:family="table-cell">
      <style:table-cell-properties fo:border="none" style:writing-mode="lr-tb" style:vertical-align="bottom" fo:padding-top="0in" fo:padding-left="0.0486in" fo:padding-bottom="0in" fo:padding-right="0.0486in"/>
    </style:style>
    <style:style style:name="P3148" style:parent-style-name="Standard" style:family="paragraph">
      <style:paragraph-properties fo:margin-bottom="0in"/>
      <style:text-properties fo:color="#00000A" fo:font-size="10pt" style:font-size-asian="10pt" style:font-size-complex="10pt" style:language-asian="it" style:country-asian="IT"/>
    </style:style>
    <style:style style:name="TableCell3149" style:family="table-cell">
      <style:table-cell-properties fo:border="none" style:writing-mode="lr-tb" style:vertical-align="bottom" fo:padding-top="0in" fo:padding-left="0.0486in" fo:padding-bottom="0in" fo:padding-right="0.0486in"/>
    </style:style>
    <style:style style:name="P3150" style:parent-style-name="Standard" style:family="paragraph">
      <style:paragraph-properties fo:margin-bottom="0in"/>
      <style:text-properties fo:color="#00000A" fo:font-size="10pt" style:font-size-asian="10pt" style:font-size-complex="10pt" style:language-asian="it" style:country-asian="IT"/>
    </style:style>
    <style:style style:name="TableCell3151" style:family="table-cell">
      <style:table-cell-properties fo:border="none" style:writing-mode="lr-tb" style:vertical-align="bottom" fo:padding-top="0in" fo:padding-left="0.0486in" fo:padding-bottom="0in" fo:padding-right="0.0486in"/>
    </style:style>
    <style:style style:name="P3152" style:parent-style-name="Standard" style:family="paragraph">
      <style:paragraph-properties fo:margin-bottom="0in"/>
      <style:text-properties fo:color="#00000A" fo:font-size="10pt" style:font-size-asian="10pt" style:font-size-complex="10pt" style:language-asian="it" style:country-asian="IT"/>
    </style:style>
    <style:style style:name="TableRow3153" style:family="table-row">
      <style:table-row-properties style:row-height="0.0159in"/>
    </style:style>
    <style:style style:name="TableCell3154" style:family="table-cell">
      <style:table-cell-properties fo:border="none" style:writing-mode="lr-tb" style:vertical-align="bottom" fo:padding-top="0in" fo:padding-left="0.0486in" fo:padding-bottom="0in" fo:padding-right="0.0486in"/>
    </style:style>
    <style:style style:name="P3155" style:parent-style-name="Standard" style:family="paragraph">
      <style:paragraph-properties fo:margin-bottom="0in"/>
      <style:text-properties fo:color="#00000A" fo:font-size="10pt" style:font-size-asian="10pt" style:font-size-complex="10pt" style:language-asian="it" style:country-asian="IT"/>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paragraph-properties fo:margin-bottom="0in"/>
      <style:text-properties fo:color="#00000A" fo:font-size="10pt" style:font-size-asian="10pt" style:font-size-complex="10pt" style:language-asian="it" style:country-asian="IT"/>
    </style:style>
    <style:style style:name="TableCell3158" style:family="table-cell">
      <style:table-cell-properties fo:border="none" style:writing-mode="lr-tb" style:vertical-align="bottom" fo:padding-top="0in" fo:padding-left="0.0486in" fo:padding-bottom="0in" fo:padding-right="0.0486in"/>
    </style:style>
    <style:style style:name="P3159" style:parent-style-name="Standard" style:family="paragraph">
      <style:paragraph-properties fo:margin-bottom="0in"/>
      <style:text-properties fo:color="#00000A" fo:font-size="10pt" style:font-size-asian="10pt" style:font-size-complex="10pt" style:language-asian="it" style:country-asian="IT"/>
    </style:style>
    <style:style style:name="TableRow3160" style:family="table-row">
      <style:table-row-properties style:row-height="0.0159in"/>
    </style:style>
    <style:style style:name="TableCell3161" style:family="table-cell">
      <style:table-cell-properties fo:border="none" style:writing-mode="lr-tb" style:vertical-align="bottom" fo:padding-top="0in" fo:padding-left="0.0486in" fo:padding-bottom="0in" fo:padding-right="0.0486in"/>
    </style:style>
    <style:style style:name="P3162" style:parent-style-name="Standard" style:family="paragraph">
      <style:paragraph-properties fo:margin-bottom="0in"/>
      <style:text-properties fo:color="#00000A" fo:font-size="10pt" style:font-size-asian="10pt" style:font-size-complex="10pt" style:language-asian="it" style:country-asian="IT"/>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00000A" fo:font-size="10pt" style:font-size-asian="10pt" style:font-size-complex="10pt" style:language-asian="it" style:country-asian="IT"/>
    </style:style>
    <style:style style:name="TableCell3165" style:family="table-cell">
      <style:table-cell-properties fo:border="none" style:writing-mode="lr-tb" style:vertical-align="bottom" fo:padding-top="0in" fo:padding-left="0.0486in" fo:padding-bottom="0in" fo:padding-right="0.0486in"/>
    </style:style>
    <style:style style:name="P3166" style:parent-style-name="Standard" style:family="paragraph">
      <style:paragraph-properties fo:margin-bottom="0in"/>
      <style:text-properties fo:color="#00000A" fo:font-size="10pt" style:font-size-asian="10pt" style:font-size-complex="10pt" style:language-asian="it" style:country-asian="IT"/>
    </style:style>
    <style:style style:name="TableRow3167" style:family="table-row">
      <style:table-row-properties style:row-height="0.0159in"/>
    </style:style>
    <style:style style:name="TableCell3168" style:family="table-cell">
      <style:table-cell-properties fo:border="none" style:writing-mode="lr-tb" style:vertical-align="bottom" fo:padding-top="0in" fo:padding-left="0.0486in" fo:padding-bottom="0in" fo:padding-right="0.0486in"/>
    </style:style>
    <style:style style:name="P3169" style:parent-style-name="Standard" style:family="paragraph">
      <style:paragraph-properties fo:margin-bottom="0in"/>
      <style:text-properties fo:color="#00000A" fo:font-size="10pt" style:font-size-asian="10pt" style:font-size-complex="10pt" style:language-asian="it" style:country-asian="IT"/>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margin-bottom="0in"/>
      <style:text-properties fo:color="#00000A" fo:font-size="10pt" style:font-size-asian="10pt" style:font-size-complex="10pt" style:language-asian="it" style:country-asian="IT"/>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margin-bottom="0in"/>
      <style:text-properties fo:color="#00000A" fo:font-size="10pt" style:font-size-asian="10pt" style:font-size-complex="10pt" style:language-asian="it" style:country-asian="IT"/>
    </style:style>
    <style:style style:name="TableRow3174" style:family="table-row">
      <style:table-row-properties style:row-height="0.0159in"/>
    </style:style>
    <style:style style:name="TableCell3175" style:family="table-cell">
      <style:table-cell-properties fo:border="none" style:writing-mode="lr-tb" style:vertical-align="bottom" fo:padding-top="0in" fo:padding-left="0.0486in" fo:padding-bottom="0in" fo:padding-right="0.0486in"/>
    </style:style>
    <style:style style:name="P3176" style:parent-style-name="Standard" style:family="paragraph">
      <style:paragraph-properties fo:margin-bottom="0in"/>
      <style:text-properties fo:color="#00000A" fo:font-size="10pt" style:font-size-asian="10pt" style:font-size-complex="10pt" style:language-asian="it" style:country-asian="IT"/>
    </style:style>
    <style:style style:name="TableCell3177" style:family="table-cell">
      <style:table-cell-properties fo:border="none" style:writing-mode="lr-tb" style:vertical-align="bottom" fo:padding-top="0in" fo:padding-left="0.0486in" fo:padding-bottom="0in" fo:padding-right="0.0486in"/>
    </style:style>
    <style:style style:name="P3178" style:parent-style-name="Standard" style:family="paragraph">
      <style:paragraph-properties fo:margin-bottom="0in"/>
      <style:text-properties fo:color="#00000A" fo:font-size="10pt" style:font-size-asian="10pt" style:font-size-complex="10pt" style:language-asian="it" style:country-asian="IT"/>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margin-bottom="0in"/>
      <style:text-properties fo:color="#00000A" fo:font-size="10pt" style:font-size-asian="10pt" style:font-size-complex="10pt" style:language-asian="it" style:country-asian="IT"/>
    </style:style>
    <style:style style:name="TableRow3181" style:family="table-row">
      <style:table-row-properties style:min-row-height="0.2083in"/>
    </style:style>
    <style:style style:name="TableCell3182" style:family="table-cell">
      <style:table-cell-properties fo:border="none" style:writing-mode="lr-tb" style:vertical-align="bottom" fo:padding-top="0in" fo:padding-left="0.0486in" fo:padding-bottom="0in" fo:padding-right="0.0486in"/>
    </style:style>
    <style:style style:name="P318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184" style:family="table-cell">
      <style:table-cell-properties fo:border="none" style:writing-mode="lr-tb" style:vertical-align="bottom" fo:padding-top="0in" fo:padding-left="0.0486in" fo:padding-bottom="0in" fo:padding-right="0.0486in"/>
    </style:style>
    <style:style style:name="P318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86" style:family="table-cell">
      <style:table-cell-properties fo:border="none" style:writing-mode="lr-tb" style:vertical-align="bottom" fo:padding-top="0in" fo:padding-left="0.0486in" fo:padding-bottom="0in" fo:padding-right="0.0486in"/>
    </style:style>
    <style:style style:name="P3187" style:parent-style-name="Standard" style:family="paragraph">
      <style:paragraph-properties fo:margin-bottom="0in"/>
      <style:text-properties fo:color="#00000A" fo:font-size="10pt" style:font-size-asian="10pt" style:font-size-complex="10pt" style:language-asian="it" style:country-asian="IT"/>
    </style:style>
    <style:style style:name="TableRow3188" style:family="table-row">
      <style:table-row-properties style:min-row-height="0.2083in"/>
    </style:style>
    <style:style style:name="TableCell3189" style:family="table-cell">
      <style:table-cell-properties fo:border="none" style:writing-mode="lr-tb" style:vertical-align="bottom" fo:padding-top="0in" fo:padding-left="0.0486in" fo:padding-bottom="0in" fo:padding-right="0.0486in"/>
    </style:style>
    <style:style style:name="P319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191" style:family="table-cell">
      <style:table-cell-properties fo:border="none" style:writing-mode="lr-tb" style:vertical-align="bottom" fo:padding-top="0in" fo:padding-left="0.0486in" fo:padding-bottom="0in" fo:padding-right="0.0486in"/>
    </style:style>
    <style:style style:name="P319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93" style:family="table-cell">
      <style:table-cell-properties fo:border="none" style:writing-mode="lr-tb" style:vertical-align="bottom" fo:padding-top="0in" fo:padding-left="0.0486in" fo:padding-bottom="0in" fo:padding-right="0.0486in"/>
    </style:style>
    <style:style style:name="P319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195" style:family="table-row">
      <style:table-row-properties style:row-height="0.0159in"/>
    </style:style>
    <style:style style:name="TableCell3196" style:family="table-cell">
      <style:table-cell-properties fo:border="none" style:writing-mode="lr-tb" style:vertical-align="bottom" fo:padding-top="0in" fo:padding-left="0.0486in" fo:padding-bottom="0in" fo:padding-right="0.0486in"/>
    </style:style>
    <style:style style:name="P319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98" style:family="table-cell">
      <style:table-cell-properties fo:border="none" style:writing-mode="lr-tb" style:vertical-align="bottom" fo:padding-top="0in" fo:padding-left="0.0486in" fo:padding-bottom="0in" fo:padding-right="0.0486in"/>
    </style:style>
    <style:style style:name="P3199" style:parent-style-name="Standard" style:family="paragraph">
      <style:paragraph-properties fo:margin-bottom="0in"/>
      <style:text-properties fo:color="#00000A" fo:font-size="10pt" style:font-size-asian="10pt" style:font-size-complex="10pt" style:language-asian="it" style:country-asian="IT"/>
    </style:style>
    <style:style style:name="TableCell3200" style:family="table-cell">
      <style:table-cell-properties fo:border="none" style:writing-mode="lr-tb" style:vertical-align="bottom" fo:padding-top="0in" fo:padding-left="0.0486in" fo:padding-bottom="0in" fo:padding-right="0.0486in"/>
    </style:style>
    <style:style style:name="P3201" style:parent-style-name="Standard" style:family="paragraph">
      <style:paragraph-properties fo:margin-bottom="0in"/>
      <style:text-properties fo:color="#00000A" fo:font-size="10pt" style:font-size-asian="10pt" style:font-size-complex="10pt" style:language-asian="it" style:country-asian="IT"/>
    </style:style>
    <style:style style:name="TableRow3202" style:family="table-row">
      <style:table-row-properties style:row-height="0.0159in"/>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margin-bottom="0in"/>
      <style:text-properties fo:color="#00000A" fo:font-size="10pt" style:font-size-asian="10pt" style:font-size-complex="10pt" style:language-asian="it" style:country-asian="IT"/>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margin-bottom="0in"/>
      <style:text-properties fo:color="#00000A" fo:font-size="10pt" style:font-size-asian="10pt" style:font-size-complex="10pt" style:language-asian="it" style:country-asian="IT"/>
    </style:style>
    <style:style style:name="TableCell3207" style:family="table-cell">
      <style:table-cell-properties fo:border="none" style:writing-mode="lr-tb" style:vertical-align="bottom" fo:padding-top="0in" fo:padding-left="0.0486in" fo:padding-bottom="0in" fo:padding-right="0.0486in"/>
    </style:style>
    <style:style style:name="P3208" style:parent-style-name="Standard" style:family="paragraph">
      <style:paragraph-properties fo:margin-bottom="0in"/>
      <style:text-properties fo:color="#00000A" fo:font-size="10pt" style:font-size-asian="10pt" style:font-size-complex="10pt" style:language-asian="it" style:country-asian="IT"/>
    </style:style>
    <style:style style:name="TableRow3209" style:family="table-row">
      <style:table-row-properties style:row-height="0.0159in"/>
    </style:style>
    <style:style style:name="TableCell3210"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margin-bottom="0in"/>
      <style:text-properties fo:color="#00000A" fo:font-size="10pt" style:font-size-asian="10pt" style:font-size-complex="10pt" style:language-asian="it" style:country-asian="IT"/>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margin-bottom="0in"/>
      <style:text-properties fo:color="#00000A" fo:font-size="10pt" style:font-size-asian="10pt" style:font-size-complex="10pt" style:language-asian="it" style:country-asian="IT"/>
    </style:style>
    <style:style style:name="TableCell3214" style:family="table-cell">
      <style:table-cell-properties fo:border="none" style:writing-mode="lr-tb" style:vertical-align="bottom" fo:padding-top="0in" fo:padding-left="0.0486in" fo:padding-bottom="0in" fo:padding-right="0.0486in"/>
    </style:style>
    <style:style style:name="P3215" style:parent-style-name="Standard" style:family="paragraph">
      <style:paragraph-properties fo:margin-bottom="0in"/>
      <style:text-properties fo:color="#00000A" fo:font-size="10pt" style:font-size-asian="10pt" style:font-size-complex="10pt" style:language-asian="it" style:country-asian="IT"/>
    </style:style>
    <style:style style:name="TableRow3216" style:family="table-row">
      <style:table-row-properties style:row-height="0.0159in"/>
    </style:style>
    <style:style style:name="TableCell3217"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margin-bottom="0in"/>
      <style:text-properties fo:color="#00000A" fo:font-size="10pt" style:font-size-asian="10pt" style:font-size-complex="10pt" style:language-asian="it" style:country-asian="IT"/>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margin-bottom="0in"/>
      <style:text-properties fo:color="#00000A" fo:font-size="10pt" style:font-size-asian="10pt" style:font-size-complex="10pt" style:language-asian="it" style:country-asian="IT"/>
    </style:style>
    <style:style style:name="TableCell3221" style:family="table-cell">
      <style:table-cell-properties fo:border="none" style:writing-mode="lr-tb" style:vertical-align="bottom" fo:padding-top="0in" fo:padding-left="0.0486in" fo:padding-bottom="0in" fo:padding-right="0.0486in"/>
    </style:style>
    <style:style style:name="P3222" style:parent-style-name="Standard" style:family="paragraph">
      <style:paragraph-properties fo:margin-bottom="0in"/>
      <style:text-properties fo:color="#00000A" fo:font-size="10pt" style:font-size-asian="10pt" style:font-size-complex="10pt" style:language-asian="it" style:country-asian="IT"/>
    </style:style>
    <style:style style:name="TableRow3223" style:family="table-row">
      <style:table-row-properties style:row-height="0.0159in"/>
    </style:style>
    <style:style style:name="TableCell3224"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style:text-properties fo:color="#00000A" fo:font-size="10pt" style:font-size-asian="10pt" style:font-size-complex="10pt" style:language-asian="it" style:country-asian="IT"/>
    </style:style>
    <style:style style:name="TableCell3226" style:family="table-cell">
      <style:table-cell-properties fo:border="none" style:writing-mode="lr-tb" style:vertical-align="bottom" fo:padding-top="0in" fo:padding-left="0.0486in" fo:padding-bottom="0in" fo:padding-right="0.0486in"/>
    </style:style>
    <style:style style:name="P3227" style:parent-style-name="Standard" style:family="paragraph">
      <style:paragraph-properties fo:margin-bottom="0in"/>
      <style:text-properties fo:color="#00000A" fo:font-size="10pt" style:font-size-asian="10pt" style:font-size-complex="10pt" style:language-asian="it" style:country-asian="IT"/>
    </style:style>
    <style:style style:name="TableCell3228" style:family="table-cell">
      <style:table-cell-properties fo:border="none" style:writing-mode="lr-tb" style:vertical-align="bottom" fo:padding-top="0in" fo:padding-left="0.0486in" fo:padding-bottom="0in" fo:padding-right="0.0486in"/>
    </style:style>
    <style:style style:name="P3229" style:parent-style-name="Standard" style:family="paragraph">
      <style:paragraph-properties fo:margin-bottom="0in"/>
      <style:text-properties fo:color="#00000A" fo:font-size="10pt" style:font-size-asian="10pt" style:font-size-complex="10pt" style:language-asian="it" style:country-asian="IT"/>
    </style:style>
    <style:style style:name="TableRow3230" style:family="table-row">
      <style:table-row-properties style:row-height="0.0159in"/>
    </style:style>
    <style:style style:name="TableCell3231" style:family="table-cell">
      <style:table-cell-properties fo:border="none" style:writing-mode="lr-tb" style:vertical-align="bottom" fo:padding-top="0in" fo:padding-left="0.0486in" fo:padding-bottom="0in" fo:padding-right="0.0486in"/>
    </style:style>
    <style:style style:name="P3232" style:parent-style-name="Standard" style:family="paragraph">
      <style:paragraph-properties fo:margin-bottom="0in"/>
      <style:text-properties fo:color="#00000A" fo:font-size="10pt" style:font-size-asian="10pt" style:font-size-complex="10pt" style:language-asian="it" style:country-asian="IT"/>
    </style:style>
    <style:style style:name="TableCell3233" style:family="table-cell">
      <style:table-cell-properties fo:border="none" style:writing-mode="lr-tb" style:vertical-align="bottom" fo:padding-top="0in" fo:padding-left="0.0486in" fo:padding-bottom="0in" fo:padding-right="0.0486in"/>
    </style:style>
    <style:style style:name="P3234" style:parent-style-name="Standard" style:family="paragraph">
      <style:paragraph-properties fo:margin-bottom="0in"/>
      <style:text-properties fo:color="#00000A" fo:font-size="10pt" style:font-size-asian="10pt" style:font-size-complex="10pt" style:language-asian="it" style:country-asian="IT"/>
    </style:style>
    <style:style style:name="TableCell3235" style:family="table-cell">
      <style:table-cell-properties fo:border="none" style:writing-mode="lr-tb" style:vertical-align="bottom" fo:padding-top="0in" fo:padding-left="0.0486in" fo:padding-bottom="0in" fo:padding-right="0.0486in"/>
    </style:style>
    <style:style style:name="P3236" style:parent-style-name="Standard" style:family="paragraph">
      <style:paragraph-properties fo:margin-bottom="0in"/>
      <style:text-properties fo:color="#00000A" fo:font-size="10pt" style:font-size-asian="10pt" style:font-size-complex="10pt" style:language-asian="it" style:country-asian="IT"/>
    </style:style>
    <style:style style:name="TableRow3237" style:family="table-row">
      <style:table-row-properties style:row-height="0.0159in"/>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paragraph-properties fo:margin-bottom="0in"/>
      <style:text-properties fo:color="#00000A" fo:font-size="10pt" style:font-size-asian="10pt" style:font-size-complex="10pt" style:language-asian="it" style:country-asian="IT"/>
    </style:style>
    <style:style style:name="TableCell3240" style:family="table-cell">
      <style:table-cell-properties fo:border="none" style:writing-mode="lr-tb" style:vertical-align="bottom" fo:padding-top="0in" fo:padding-left="0.0486in" fo:padding-bottom="0in" fo:padding-right="0.0486in"/>
    </style:style>
    <style:style style:name="P3241" style:parent-style-name="Standard" style:family="paragraph">
      <style:paragraph-properties fo:margin-bottom="0in"/>
      <style:text-properties fo:color="#00000A" fo:font-size="10pt" style:font-size-asian="10pt" style:font-size-complex="10pt" style:language-asian="it" style:country-asian="IT"/>
    </style:style>
    <style:style style:name="TableCell3242" style:family="table-cell">
      <style:table-cell-properties fo:border="none" style:writing-mode="lr-tb" style:vertical-align="bottom" fo:padding-top="0in" fo:padding-left="0.0486in" fo:padding-bottom="0in" fo:padding-right="0.0486in"/>
    </style:style>
    <style:style style:name="P3243" style:parent-style-name="Standard" style:family="paragraph">
      <style:paragraph-properties fo:margin-bottom="0in"/>
      <style:text-properties fo:color="#00000A" fo:font-size="10pt" style:font-size-asian="10pt" style:font-size-complex="10pt" style:language-asian="it" style:country-asian="IT"/>
    </style:style>
    <style:style style:name="TableRow3244" style:family="table-row">
      <style:table-row-properties style:row-height="0.0159in"/>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paragraph-properties fo:margin-bottom="0in"/>
      <style:text-properties fo:color="#00000A" fo:font-size="10pt" style:font-size-asian="10pt" style:font-size-complex="10pt"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margin-bottom="0in"/>
      <style:text-properties fo:color="#00000A" fo:font-size="10pt" style:font-size-asian="10pt" style:font-size-complex="10pt" style:language-asian="it" style:country-asian="IT"/>
    </style:style>
    <style:style style:name="TableCell3249" style:family="table-cell">
      <style:table-cell-properties fo:border="none" style:writing-mode="lr-tb" style:vertical-align="bottom" fo:padding-top="0in" fo:padding-left="0.0486in" fo:padding-bottom="0in" fo:padding-right="0.0486in"/>
    </style:style>
    <style:style style:name="P3250" style:parent-style-name="Standard" style:family="paragraph">
      <style:paragraph-properties fo:margin-bottom="0in"/>
      <style:text-properties fo:color="#00000A" fo:font-size="10pt" style:font-size-asian="10pt" style:font-size-complex="10pt" style:language-asian="it" style:country-asian="IT"/>
    </style:style>
    <style:style style:name="TableRow3251" style:family="table-row">
      <style:table-row-properties style:row-height="0.0159in"/>
    </style:style>
    <style:style style:name="TableCell3252" style:family="table-cell">
      <style:table-cell-properties fo:border="none" style:writing-mode="lr-tb" style:vertical-align="bottom" fo:padding-top="0in" fo:padding-left="0.0486in" fo:padding-bottom="0in" fo:padding-right="0.0486in"/>
    </style:style>
    <style:style style:name="P3253" style:parent-style-name="Standard" style:family="paragraph">
      <style:paragraph-properties fo:margin-bottom="0in"/>
      <style:text-properties fo:color="#00000A" fo:font-size="10pt" style:font-size-asian="10pt" style:font-size-complex="10pt" style:language-asian="it" style:country-asian="IT"/>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Standard" style:family="paragraph">
      <style:paragraph-properties fo:margin-bottom="0in"/>
      <style:text-properties fo:color="#00000A" fo:font-size="10pt" style:font-size-asian="10pt" style:font-size-complex="10pt" style:language-asian="it" style:country-asian="IT"/>
    </style:style>
    <style:style style:name="TableCell3256" style:family="table-cell">
      <style:table-cell-properties fo:border="none" style:writing-mode="lr-tb" style:vertical-align="bottom" fo:padding-top="0in" fo:padding-left="0.0486in" fo:padding-bottom="0in" fo:padding-right="0.0486in"/>
    </style:style>
    <style:style style:name="P3257" style:parent-style-name="Standard" style:family="paragraph">
      <style:paragraph-properties fo:margin-bottom="0in"/>
      <style:text-properties fo:color="#00000A" fo:font-size="10pt" style:font-size-asian="10pt" style:font-size-complex="10pt" style:language-asian="it" style:country-asian="IT"/>
    </style:style>
    <style:style style:name="TableRow3258" style:family="table-row">
      <style:table-row-properties style:row-height="0.0159in"/>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1" style:family="table-cell">
      <style:table-cell-properties fo:border="none" style:writing-mode="lr-tb" style:vertical-align="bottom" fo:padding-top="0in" fo:padding-left="0.0486in" fo:padding-bottom="0in" fo:padding-right="0.0486in"/>
    </style:style>
    <style:style style:name="P3262" style:parent-style-name="Standard" style:family="paragraph">
      <style:paragraph-properties fo:margin-bottom="0in"/>
      <style:text-properties fo:color="#00000A" fo:font-size="10pt" style:font-size-asian="10pt" style:font-size-complex="10pt" style:language-asian="it" style:country-asian="IT"/>
    </style:style>
    <style:style style:name="TableCell3263" style:family="table-cell">
      <style:table-cell-properties fo:border="none" style:writing-mode="lr-tb" style:vertical-align="bottom" fo:padding-top="0in" fo:padding-left="0.0486in" fo:padding-bottom="0in" fo:padding-right="0.0486in"/>
    </style:style>
    <style:style style:name="P3264" style:parent-style-name="Standard" style:family="paragraph">
      <style:paragraph-properties fo:margin-bottom="0in"/>
      <style:text-properties fo:color="#00000A" fo:font-size="10pt" style:font-size-asian="10pt" style:font-size-complex="10pt" style:language-asian="it" style:country-asian="IT"/>
    </style:style>
    <style:style style:name="TableRow3265" style:family="table-row">
      <style:table-row-properties style:row-height="0.0159in"/>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8" style:family="table-cell">
      <style:table-cell-properties fo:border="none" style:writing-mode="lr-tb" style:vertical-align="bottom" fo:padding-top="0in" fo:padding-left="0.0486in" fo:padding-bottom="0in" fo:padding-right="0.0486in"/>
    </style:style>
    <style:style style:name="P3269" style:parent-style-name="Standard" style:family="paragraph">
      <style:paragraph-properties fo:margin-bottom="0in"/>
      <style:text-properties fo:color="#00000A" fo:font-size="10pt" style:font-size-asian="10pt" style:font-size-complex="10pt" style:language-asian="it" style:country-asian="IT"/>
    </style:style>
    <style:style style:name="TableCell3270" style:family="table-cell">
      <style:table-cell-properties fo:border="none" style:writing-mode="lr-tb" style:vertical-align="bottom" fo:padding-top="0in" fo:padding-left="0.0486in" fo:padding-bottom="0in" fo:padding-right="0.0486in"/>
    </style:style>
    <style:style style:name="P3271" style:parent-style-name="Standard" style:family="paragraph">
      <style:paragraph-properties fo:margin-bottom="0in"/>
      <style:text-properties fo:color="#00000A" fo:font-size="10pt" style:font-size-asian="10pt" style:font-size-complex="10pt" style:language-asian="it" style:country-asian="IT"/>
    </style:style>
    <style:style style:name="TableRow3272" style:family="table-row">
      <style:table-row-properties style:row-height="0.0159in"/>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margin-bottom="0in"/>
      <style:text-properties fo:color="#00000A" fo:font-size="10pt" style:font-size-asian="10pt" style:font-size-complex="10pt" style:language-asian="it" style:country-asian="IT"/>
    </style:style>
    <style:style style:name="TableCell3277" style:family="table-cell">
      <style:table-cell-properties fo:border="none" style:writing-mode="lr-tb" style:vertical-align="bottom" fo:padding-top="0in" fo:padding-left="0.0486in" fo:padding-bottom="0in" fo:padding-right="0.0486in"/>
    </style:style>
    <style:style style:name="P3278" style:parent-style-name="Standard" style:family="paragraph">
      <style:paragraph-properties fo:margin-bottom="0in"/>
      <style:text-properties fo:color="#00000A" fo:font-size="10pt" style:font-size-asian="10pt" style:font-size-complex="10pt" style:language-asian="it" style:country-asian="IT"/>
    </style:style>
    <style:style style:name="TableRow3279" style:family="table-row">
      <style:table-row-properties style:min-row-height="0.2083in"/>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84" style:family="table-cell">
      <style:table-cell-properties fo:border="none" style:writing-mode="lr-tb" style:vertical-align="bottom" fo:padding-top="0in" fo:padding-left="0.0486in" fo:padding-bottom="0in" fo:padding-right="0.0486in"/>
    </style:style>
    <style:style style:name="P3285" style:parent-style-name="Standard" style:family="paragraph">
      <style:paragraph-properties fo:margin-bottom="0in"/>
      <style:text-properties fo:color="#00000A" fo:font-size="10pt" style:font-size-asian="10pt" style:font-size-complex="10pt" style:language-asian="it" style:country-asian="IT"/>
    </style:style>
    <style:style style:name="TableRow3286" style:family="table-row">
      <style:table-row-properties style:min-row-height="0.2083in"/>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293" style:family="table-row">
      <style:table-row-properties style:row-height="0.0159in"/>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paragraph-properties fo:margin-bottom="0in"/>
      <style:text-properties fo:color="#00000A" fo:font-size="10pt" style:font-size-asian="10pt" style:font-size-complex="10pt" style:language-asian="it" style:country-asian="IT"/>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paragraph-properties fo:margin-bottom="0in"/>
      <style:text-properties fo:color="#00000A" fo:font-size="10pt" style:font-size-asian="10pt" style:font-size-complex="10pt" style:language-asian="it" style:country-asian="IT"/>
    </style:style>
    <style:style style:name="TableRow3300" style:family="table-row">
      <style:table-row-properties style:row-height="0.0159in"/>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margin-bottom="0in"/>
      <style:text-properties fo:color="#00000A" fo:font-size="10pt" style:font-size-asian="10pt" style:font-size-complex="10pt"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margin-bottom="0in"/>
      <style:text-properties fo:color="#00000A" fo:font-size="10pt" style:font-size-asian="10pt" style:font-size-complex="10pt" style:language-asian="it" style:country-asian="IT"/>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fo:color="#00000A" fo:font-size="10pt" style:font-size-asian="10pt" style:font-size-complex="10pt" style:language-asian="it" style:country-asian="IT"/>
    </style:style>
    <style:style style:name="TableRow3307" style:family="table-row">
      <style:table-row-properties style:row-height="0.0159in"/>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margin-bottom="0in"/>
      <style:text-properties fo:color="#00000A" fo:font-size="10pt" style:font-size-asian="10pt" style:font-size-complex="10pt"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style:text-properties fo:color="#00000A" fo:font-size="10pt" style:font-size-asian="10pt" style:font-size-complex="10pt" style:language-asian="it" style:country-asian="IT"/>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margin-bottom="0in"/>
      <style:text-properties fo:color="#00000A" fo:font-size="10pt" style:font-size-asian="10pt" style:font-size-complex="10pt" style:language-asian="it" style:country-asian="IT"/>
    </style:style>
    <style:style style:name="TableRow3314" style:family="table-row">
      <style:table-row-properties style:row-height="0.0159in"/>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Row3321" style:family="table-row">
      <style:table-row-properties style:row-height="0.0159in"/>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margin-bottom="0in"/>
      <style:text-properties fo:color="#00000A" fo:font-size="10pt" style:font-size-asian="10pt" style:font-size-complex="10pt" style:language-asian="it" style:country-asian="IT"/>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Row3328" style:family="table-row">
      <style:table-row-properties style:row-height="0.0159in"/>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margin-bottom="0in"/>
      <style:text-properties fo:color="#00000A" fo:font-size="10pt" style:font-size-asian="10pt" style:font-size-complex="10pt" style:language-asian="it" style:country-asian="IT"/>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paragraph-properties fo:margin-bottom="0in"/>
      <style:text-properties fo:color="#00000A" fo:font-size="10pt" style:font-size-asian="10pt" style:font-size-complex="10pt" style:language-asian="it" style:country-asian="IT"/>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margin-bottom="0in"/>
      <style:text-properties fo:color="#00000A" fo:font-size="10pt" style:font-size-asian="10pt" style:font-size-complex="10pt" style:language-asian="it" style:country-asian="IT"/>
    </style:style>
    <style:style style:name="TableRow3335" style:family="table-row">
      <style:table-row-properties style:row-height="0.0159in"/>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margin-bottom="0in"/>
      <style:text-properties fo:color="#00000A" fo:font-size="10pt" style:font-size-asian="10pt" style:font-size-complex="10pt" style:language-asian="it" style:country-asian="IT"/>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margin-bottom="0in"/>
      <style:text-properties fo:color="#00000A" fo:font-size="10pt" style:font-size-asian="10pt" style:font-size-complex="10pt" style:language-asian="it" style:country-asian="IT"/>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margin-bottom="0in"/>
      <style:text-properties fo:color="#00000A" fo:font-size="10pt" style:font-size-asian="10pt" style:font-size-complex="10pt" style:language-asian="it" style:country-asian="IT"/>
    </style:style>
    <style:style style:name="TableRow3342" style:family="table-row">
      <style:table-row-properties style:row-height="0.0159in"/>
    </style:style>
    <style:style style:name="TableCell3343" style:family="table-cell">
      <style:table-cell-properties fo:border="none" style:writing-mode="lr-tb" style:vertical-align="bottom" fo:padding-top="0in" fo:padding-left="0.0486in" fo:padding-bottom="0in" fo:padding-right="0.0486in"/>
    </style:style>
    <style:style style:name="P3344" style:parent-style-name="Standard" style:family="paragraph">
      <style:paragraph-properties fo:margin-bottom="0in"/>
      <style:text-properties fo:color="#00000A" fo:font-size="10pt" style:font-size-asian="10pt" style:font-size-complex="10pt" style:language-asian="it" style:country-asian="IT"/>
    </style:style>
    <style:style style:name="TableCell3345" style:family="table-cell">
      <style:table-cell-properties fo:border="none" style:writing-mode="lr-tb" style:vertical-align="bottom" fo:padding-top="0in" fo:padding-left="0.0486in" fo:padding-bottom="0in" fo:padding-right="0.0486in"/>
    </style:style>
    <style:style style:name="P3346" style:parent-style-name="Standard" style:family="paragraph">
      <style:paragraph-properties fo:margin-bottom="0in"/>
      <style:text-properties fo:color="#00000A" fo:font-size="10pt" style:font-size-asian="10pt" style:font-size-complex="10pt" style:language-asian="it" style:country-asian="IT"/>
    </style:style>
    <style:style style:name="TableCell3347" style:family="table-cell">
      <style:table-cell-properties fo:border="none" style:writing-mode="lr-tb" style:vertical-align="bottom" fo:padding-top="0in" fo:padding-left="0.0486in" fo:padding-bottom="0in" fo:padding-right="0.0486in"/>
    </style:style>
    <style:style style:name="P3348" style:parent-style-name="Standard" style:family="paragraph">
      <style:paragraph-properties fo:margin-bottom="0in"/>
      <style:text-properties fo:color="#00000A" fo:font-size="10pt" style:font-size-asian="10pt" style:font-size-complex="10pt" style:language-asian="it" style:country-asian="IT"/>
    </style:style>
    <style:style style:name="TableRow3349" style:family="table-row">
      <style:table-row-properties style:min-row-height="0.2083in"/>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52" style:family="table-cell">
      <style:table-cell-properties fo:border="none" style:writing-mode="lr-tb" style:vertical-align="bottom" fo:padding-top="0in" fo:padding-left="0.0486in" fo:padding-bottom="0in" fo:padding-right="0.0486in"/>
    </style:style>
    <style:style style:name="P335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54" style:family="table-cell">
      <style:table-cell-properties fo:border="none" style:writing-mode="lr-tb" style:vertical-align="bottom" fo:padding-top="0in" fo:padding-left="0.0486in" fo:padding-bottom="0in" fo:padding-right="0.0486in"/>
    </style:style>
    <style:style style:name="P3355" style:parent-style-name="Standard" style:family="paragraph">
      <style:paragraph-properties fo:margin-bottom="0in"/>
      <style:text-properties fo:color="#00000A" fo:font-size="10pt" style:font-size-asian="10pt" style:font-size-complex="10pt" style:language-asian="it" style:country-asian="IT"/>
    </style:style>
    <style:style style:name="TableRow3356" style:family="table-row">
      <style:table-row-properties style:min-row-height="0.2083in"/>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paragraph-properties fo:margin-bottom="0in"/>
      <style:text-properties fo:color="#00000A" fo:font-size="10pt" style:font-size-asian="10pt" style:font-size-complex="10pt" style:language-asian="it" style:country-asian="IT"/>
    </style:style>
    <style:style style:name="TableCell3359" style:family="table-cell">
      <style:table-cell-properties fo:border="none" style:writing-mode="lr-tb" style:vertical-align="bottom" fo:padding-top="0in" fo:padding-left="0.0486in" fo:padding-bottom="0in" fo:padding-right="0.0486in"/>
    </style:style>
    <style:style style:name="P3360" style:parent-style-name="Standard" style:family="paragraph">
      <style:paragraph-properties fo:margin-bottom="0in"/>
      <style:text-properties fo:color="#00000A" fo:font-size="10pt" style:font-size-asian="10pt" style:font-size-complex="10pt" style:language-asian="it" style:country-asian="IT"/>
    </style:style>
    <style:style style:name="TableCell3361" style:family="table-cell">
      <style:table-cell-properties fo:border="none" style:writing-mode="lr-tb" style:vertical-align="bottom" fo:padding-top="0in" fo:padding-left="0.0486in" fo:padding-bottom="0in" fo:padding-right="0.0486in"/>
    </style:style>
    <style:style style:name="P336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63" style:family="table-row">
      <style:table-row-properties style:row-height="0.0159in"/>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66" style:family="table-cell">
      <style:table-cell-properties fo:border="none" style:writing-mode="lr-tb" style:vertical-align="bottom" fo:padding-top="0in" fo:padding-left="0.0486in" fo:padding-bottom="0in" fo:padding-right="0.0486in"/>
    </style:style>
    <style:style style:name="P3367" style:parent-style-name="Standard" style:family="paragraph">
      <style:paragraph-properties fo:margin-bottom="0in"/>
      <style:text-properties fo:color="#00000A" fo:font-size="10pt" style:font-size-asian="10pt" style:font-size-complex="10pt" style:language-asian="it" style:country-asian="IT"/>
    </style:style>
    <style:style style:name="TableCell3368" style:family="table-cell">
      <style:table-cell-properties fo:border="none" style:writing-mode="lr-tb" style:vertical-align="bottom" fo:padding-top="0in" fo:padding-left="0.0486in" fo:padding-bottom="0in" fo:padding-right="0.0486in"/>
    </style:style>
    <style:style style:name="P3369" style:parent-style-name="Standard" style:family="paragraph">
      <style:paragraph-properties fo:margin-bottom="0in"/>
      <style:text-properties fo:color="#00000A" fo:font-size="10pt" style:font-size-asian="10pt" style:font-size-complex="10pt" style:language-asian="it" style:country-asian="IT"/>
    </style:style>
    <style:style style:name="TableRow3370" style:family="table-row">
      <style:table-row-properties style:row-height="0.0159in"/>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margin-bottom="0in"/>
      <style:text-properties fo:color="#00000A" fo:font-size="10pt" style:font-size-asian="10pt" style:font-size-complex="10pt" style:language-asian="it" style:country-asian="IT"/>
    </style:style>
    <style:style style:name="TableCell3373" style:family="table-cell">
      <style:table-cell-properties fo:border="none" style:writing-mode="lr-tb" style:vertical-align="bottom" fo:padding-top="0in" fo:padding-left="0.0486in" fo:padding-bottom="0in" fo:padding-right="0.0486in"/>
    </style:style>
    <style:style style:name="P3374" style:parent-style-name="Standard" style:family="paragraph">
      <style:paragraph-properties fo:margin-bottom="0in"/>
      <style:text-properties fo:color="#00000A" fo:font-size="10pt" style:font-size-asian="10pt" style:font-size-complex="10pt" style:language-asian="it" style:country-asian="IT"/>
    </style:style>
    <style:style style:name="TableCell3375" style:family="table-cell">
      <style:table-cell-properties fo:border="none" style:writing-mode="lr-tb" style:vertical-align="bottom" fo:padding-top="0in" fo:padding-left="0.0486in" fo:padding-bottom="0in" fo:padding-right="0.0486in"/>
    </style:style>
    <style:style style:name="P3376" style:parent-style-name="Standard" style:family="paragraph">
      <style:paragraph-properties fo:margin-bottom="0in"/>
      <style:text-properties fo:color="#00000A" fo:font-size="10pt" style:font-size-asian="10pt" style:font-size-complex="10pt" style:language-asian="it" style:country-asian="IT"/>
    </style:style>
    <style:style style:name="TableRow3377" style:family="table-row">
      <style:table-row-properties style:row-height="0.0159in"/>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margin-bottom="0in"/>
      <style:text-properties fo:color="#00000A" fo:font-size="10pt" style:font-size-asian="10pt" style:font-size-complex="10pt" style:language-asian="it" style:country-asian="IT"/>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paragraph-properties fo:margin-bottom="0in"/>
      <style:text-properties fo:color="#00000A" fo:font-size="10pt" style:font-size-asian="10pt" style:font-size-complex="10pt" style:language-asian="it" style:country-asian="IT"/>
    </style:style>
    <style:style style:name="TableCell3382" style:family="table-cell">
      <style:table-cell-properties fo:border="none" style:writing-mode="lr-tb" style:vertical-align="bottom" fo:padding-top="0in" fo:padding-left="0.0486in" fo:padding-bottom="0in" fo:padding-right="0.0486in"/>
    </style:style>
    <style:style style:name="P3383" style:parent-style-name="Standard" style:family="paragraph">
      <style:paragraph-properties fo:margin-bottom="0in"/>
      <style:text-properties fo:color="#00000A" fo:font-size="10pt" style:font-size-asian="10pt" style:font-size-complex="10pt" style:language-asian="it" style:country-asian="IT"/>
    </style:style>
    <style:style style:name="TableRow3384" style:family="table-row">
      <style:table-row-properties style:row-height="0.0159in"/>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margin-bottom="0in"/>
      <style:text-properties fo:color="#00000A" fo:font-size="10pt" style:font-size-asian="10pt" style:font-size-complex="10pt" style:language-asian="it" style:country-asian="IT"/>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margin-bottom="0in"/>
      <style:text-properties fo:color="#00000A" fo:font-size="10pt" style:font-size-asian="10pt" style:font-size-complex="10pt" style:language-asian="it" style:country-asian="IT"/>
    </style:style>
    <style:style style:name="TableCell3389" style:family="table-cell">
      <style:table-cell-properties fo:border="none" style:writing-mode="lr-tb" style:vertical-align="bottom" fo:padding-top="0in" fo:padding-left="0.0486in" fo:padding-bottom="0in" fo:padding-right="0.0486in"/>
    </style:style>
    <style:style style:name="P3390" style:parent-style-name="Standard" style:family="paragraph">
      <style:paragraph-properties fo:margin-bottom="0in"/>
      <style:text-properties fo:color="#00000A" fo:font-size="10pt" style:font-size-asian="10pt" style:font-size-complex="10pt" style:language-asian="it" style:country-asian="IT"/>
    </style:style>
    <style:style style:name="P3391" style:parent-style-name="Normale" style:family="paragraph">
      <style:paragraph-properties fo:break-before="page"/>
    </style:style>
    <style:style style:name="TableColumn3393" style:family="table-column">
      <style:table-column-properties style:column-width="2.0263in"/>
    </style:style>
    <style:style style:name="TableColumn3394" style:family="table-column">
      <style:table-column-properties style:column-width="1.7791in"/>
    </style:style>
    <style:style style:name="TableColumn3395" style:family="table-column">
      <style:table-column-properties style:column-width="1.9027in"/>
    </style:style>
    <style:style style:name="Table3392" style:family="table">
      <style:table-properties style:width="5.7083in" fo:margin-left="0.0312in" table:align="left"/>
    </style:style>
    <style:style style:name="TableRow3396" style:family="table-row">
      <style:table-row-properties style:min-row-height="0.2604in"/>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Titolo1" style:family="paragraph">
      <style:text-properties style:font-name-asian="Times New Roman" style:language-asian="it" style:country-asian="IT"/>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paragraph-properties fo:margin-bottom="0in"/>
      <style:text-properties fo:color="#00000A" fo:font-size="10pt" style:font-size-asian="10pt" style:font-size-complex="10pt" style:language-asian="it" style:country-asian="IT"/>
    </style:style>
    <style:style style:name="TableRow3403" style:family="table-row">
      <style:table-row-properties style:row-height="0.0159in"/>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margin-bottom="0in"/>
      <style:text-properties fo:color="#00000A" fo:font-size="10pt" style:font-size-asian="10pt" style:font-size-complex="10pt" style:language-asian="it" style:country-asian="IT"/>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margin-bottom="0in"/>
      <style:text-properties fo:color="#00000A" fo:font-size="10pt" style:font-size-asian="10pt" style:font-size-complex="10pt" style:language-asian="it" style:country-asian="IT"/>
    </style:style>
    <style:style style:name="TableRow3410" style:family="table-row">
      <style:table-row-properties style:min-row-height="0.2083in"/>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margin-bottom="0in"/>
      <style:text-properties fo:color="#00000A" fo:font-size="10pt" style:font-size-asian="10pt" style:font-size-complex="10pt" style:language-asian="it" style:country-asian="IT"/>
    </style:style>
    <style:style style:name="TableRow3417" style:family="table-row">
      <style:table-row-properties style:row-height="0.0159in"/>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margin-bottom="0in"/>
      <style:text-properties fo:color="#00000A" fo:font-size="10pt" style:font-size-asian="10pt" style:font-size-complex="10pt"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margin-bottom="0in"/>
      <style:text-properties fo:color="#00000A" fo:font-size="10pt" style:font-size-asian="10pt" style:font-size-complex="10pt" style:language-asian="it" style:country-asian="IT"/>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margin-bottom="0in"/>
      <style:text-properties fo:color="#00000A" fo:font-size="10pt" style:font-size-asian="10pt" style:font-size-complex="10pt" style:language-asian="it" style:country-asian="IT"/>
    </style:style>
    <style:style style:name="TableRow3424" style:family="table-row">
      <style:table-row-properties style:min-row-height="0.2083in"/>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Row3431" style:family="table-row">
      <style:table-row-properties style:min-row-height="0.2083in"/>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438" style:family="table-row">
      <style:table-row-properties style:row-height="0.0159in"/>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style:text-properties fo:color="#00000A" fo:font-size="10pt" style:font-size-asian="10pt" style:font-size-complex="10pt"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Row3445" style:family="table-row">
      <style:table-row-properties style:row-height="0.0159in"/>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paragraph-properties fo:margin-bottom="0in"/>
      <style:text-properties fo:color="#00000A" fo:font-size="10pt" style:font-size-asian="10pt" style:font-size-complex="10pt" style:language-asian="it" style:country-asian="IT"/>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Row3452" style:family="table-row">
      <style:table-row-properties style:row-height="0.0159in"/>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margin-bottom="0in"/>
      <style:text-properties fo:color="#00000A" fo:font-size="10pt" style:font-size-asian="10pt" style:font-size-complex="10pt"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Row3459" style:family="table-row">
      <style:table-row-properties style:row-height="0.0159in"/>
    </style:style>
    <style:style style:name="TableCell3460" style:family="table-cell">
      <style:table-cell-properties fo:border="none" style:writing-mode="lr-tb" style:vertical-align="bottom" fo:padding-top="0in" fo:padding-left="0.0486in" fo:padding-bottom="0in" fo:padding-right="0.0486in"/>
    </style:style>
    <style:style style:name="P3461" style:parent-style-name="Standard" style:family="paragraph">
      <style:paragraph-properties fo:margin-bottom="0in"/>
      <style:text-properties fo:color="#00000A" fo:font-size="10pt" style:font-size-asian="10pt" style:font-size-complex="10pt" style:language-asian="it" style:country-asian="IT"/>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margin-bottom="0in"/>
      <style:text-properties fo:color="#00000A" fo:font-size="10pt" style:font-size-asian="10pt" style:font-size-complex="10pt"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Row3466" style:family="table-row">
      <style:table-row-properties style:row-height="0.0159in"/>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margin-bottom="0in"/>
      <style:text-properties fo:color="#00000A" fo:font-size="10pt" style:font-size-asian="10pt" style:font-size-complex="10pt" style:language-asian="it" style:country-asian="IT"/>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Row3473" style:family="table-row">
      <style:table-row-properties style:row-height="0.0159in"/>
    </style:style>
    <style:style style:name="TableCell3474" style:family="table-cell">
      <style:table-cell-properties fo:border="none" style:writing-mode="lr-tb" style:vertical-align="bottom" fo:padding-top="0in" fo:padding-left="0.0486in" fo:padding-bottom="0in" fo:padding-right="0.0486in"/>
    </style:style>
    <style:style style:name="P3475" style:parent-style-name="Standard" style:family="paragraph">
      <style:paragraph-properties fo:margin-bottom="0in"/>
      <style:text-properties fo:color="#00000A" fo:font-size="10pt" style:font-size-asian="10pt" style:font-size-complex="10pt" style:language-asian="it" style:country-asian="IT"/>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Row3480" style:family="table-row">
      <style:table-row-properties style:min-row-height="0.2083in"/>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fo:color="#00000A" fo:font-size="10pt" style:font-size-asian="10pt" style:font-size-complex="10pt" style:language-asian="it" style:country-asian="IT"/>
    </style:style>
    <style:style style:name="TableRow3487" style:family="table-row">
      <style:table-row-properties style:min-row-height="0.2083in"/>
    </style:style>
    <style:style style:name="TableCell3488" style:family="table-cell">
      <style:table-cell-properties fo:border="none" style:writing-mode="lr-tb" style:vertical-align="bottom" fo:padding-top="0in" fo:padding-left="0.0486in" fo:padding-bottom="0in" fo:padding-right="0.0486in"/>
    </style:style>
    <style:style style:name="P348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494" style:family="table-row">
      <style:table-row-properties style:row-height="0.0159in"/>
    </style:style>
    <style:style style:name="TableCell3495" style:family="table-cell">
      <style:table-cell-properties fo:border="none" style:writing-mode="lr-tb" style:vertical-align="bottom" fo:padding-top="0in" fo:padding-left="0.0486in" fo:padding-bottom="0in" fo:padding-right="0.0486in"/>
    </style:style>
    <style:style style:name="P349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margin-bottom="0in"/>
      <style:text-properties fo:color="#00000A" fo:font-size="10pt" style:font-size-asian="10pt" style:font-size-complex="10pt"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style:text-properties fo:color="#00000A" fo:font-size="10pt" style:font-size-asian="10pt" style:font-size-complex="10pt" style:language-asian="it" style:country-asian="IT"/>
    </style:style>
    <style:style style:name="TableRow3501" style:family="table-row">
      <style:table-row-properties style:row-height="0.0159in"/>
    </style:style>
    <style:style style:name="TableCell3502" style:family="table-cell">
      <style:table-cell-properties fo:border="none" style:writing-mode="lr-tb" style:vertical-align="bottom" fo:padding-top="0in" fo:padding-left="0.0486in" fo:padding-bottom="0in" fo:padding-right="0.0486in"/>
    </style:style>
    <style:style style:name="P3503" style:parent-style-name="Standard" style:family="paragraph">
      <style:paragraph-properties fo:margin-bottom="0in"/>
      <style:text-properties fo:color="#00000A" fo:font-size="10pt" style:font-size-asian="10pt" style:font-size-complex="10pt" style:language-asian="it" style:country-asian="IT"/>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style:text-properties fo:color="#00000A" fo:font-size="10pt" style:font-size-asian="10pt" style:font-size-complex="10pt" style:language-asian="it" style:country-asian="IT"/>
    </style:style>
    <style:style style:name="TableRow3508" style:family="table-row">
      <style:table-row-properties style:row-height="0.0159in"/>
    </style:style>
    <style:style style:name="TableCell3509" style:family="table-cell">
      <style:table-cell-properties fo:border="none" style:writing-mode="lr-tb" style:vertical-align="bottom" fo:padding-top="0in" fo:padding-left="0.0486in" fo:padding-bottom="0in" fo:padding-right="0.0486in"/>
    </style:style>
    <style:style style:name="P3510" style:parent-style-name="Standard" style:family="paragraph">
      <style:paragraph-properties fo:margin-bottom="0in"/>
      <style:text-properties fo:color="#00000A" fo:font-size="10pt" style:font-size-asian="10pt" style:font-size-complex="10pt" style:language-asian="it" style:country-asian="IT"/>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margin-bottom="0in"/>
      <style:text-properties fo:color="#00000A" fo:font-size="10pt" style:font-size-asian="10pt" style:font-size-complex="10pt"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margin-bottom="0in"/>
      <style:text-properties fo:color="#00000A" fo:font-size="10pt" style:font-size-asian="10pt" style:font-size-complex="10pt" style:language-asian="it" style:country-asian="IT"/>
    </style:style>
    <style:style style:name="TableRow3515" style:family="table-row">
      <style:table-row-properties style:row-height="0.0159in"/>
    </style:style>
    <style:style style:name="TableCell3516" style:family="table-cell">
      <style:table-cell-properties fo:border="none" style:writing-mode="lr-tb" style:vertical-align="bottom" fo:padding-top="0in" fo:padding-left="0.0486in" fo:padding-bottom="0in" fo:padding-right="0.0486in"/>
    </style:style>
    <style:style style:name="P3517" style:parent-style-name="Standard" style:family="paragraph">
      <style:paragraph-properties fo:margin-bottom="0in"/>
      <style:text-properties fo:color="#00000A" fo:font-size="10pt" style:font-size-asian="10pt" style:font-size-complex="10pt" style:language-asian="it" style:country-asian="IT"/>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paragraph-properties fo:margin-bottom="0in"/>
      <style:text-properties fo:color="#00000A" fo:font-size="10pt" style:font-size-asian="10pt" style:font-size-complex="10pt" style:language-asian="it" style:country-asian="IT"/>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margin-bottom="0in"/>
      <style:text-properties fo:color="#00000A" fo:font-size="10pt" style:font-size-asian="10pt" style:font-size-complex="10pt" style:language-asian="it" style:country-asian="IT"/>
    </style:style>
    <style:style style:name="TableRow3522" style:family="table-row">
      <style:table-row-properties style:row-height="0.0159in"/>
    </style:style>
    <style:style style:name="TableCell3523" style:family="table-cell">
      <style:table-cell-properties fo:border="none" style:writing-mode="lr-tb" style:vertical-align="bottom" fo:padding-top="0in" fo:padding-left="0.0486in" fo:padding-bottom="0in" fo:padding-right="0.0486in"/>
    </style:style>
    <style:style style:name="P3524" style:parent-style-name="Standard" style:family="paragraph">
      <style:paragraph-properties fo:margin-bottom="0in"/>
      <style:text-properties fo:color="#00000A" fo:font-size="10pt" style:font-size-asian="10pt" style:font-size-complex="10pt" style:language-asian="it" style:country-asian="IT"/>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paragraph-properties fo:margin-bottom="0in"/>
      <style:text-properties fo:color="#00000A" fo:font-size="10pt" style:font-size-asian="10pt" style:font-size-complex="10pt" style:language-asian="it" style:country-asian="IT"/>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margin-bottom="0in"/>
      <style:text-properties fo:color="#00000A" fo:font-size="10pt" style:font-size-asian="10pt" style:font-size-complex="10pt" style:language-asian="it" style:country-asian="IT"/>
    </style:style>
    <style:style style:name="TableRow3529" style:family="table-row">
      <style:table-row-properties style:row-height="0.0159in"/>
    </style:style>
    <style:style style:name="TableCell3530" style:family="table-cell">
      <style:table-cell-properties fo:border="none" style:writing-mode="lr-tb" style:vertical-align="bottom" fo:padding-top="0in" fo:padding-left="0.0486in" fo:padding-bottom="0in" fo:padding-right="0.0486in"/>
    </style:style>
    <style:style style:name="P3531" style:parent-style-name="Standard" style:family="paragraph">
      <style:paragraph-properties fo:margin-bottom="0in"/>
      <style:text-properties fo:color="#00000A" fo:font-size="10pt" style:font-size-asian="10pt" style:font-size-complex="10pt" style:language-asian="it" style:country-asian="IT"/>
    </style:style>
    <style:style style:name="TableCell3532" style:family="table-cell">
      <style:table-cell-properties fo:border="none" style:writing-mode="lr-tb" style:vertical-align="bottom" fo:padding-top="0in" fo:padding-left="0.0486in" fo:padding-bottom="0in" fo:padding-right="0.0486in"/>
    </style:style>
    <style:style style:name="P3533" style:parent-style-name="Standard" style:family="paragraph">
      <style:paragraph-properties fo:margin-bottom="0in"/>
      <style:text-properties fo:color="#00000A" fo:font-size="10pt" style:font-size-asian="10pt" style:font-size-complex="10pt" style:language-asian="it" style:country-asian="IT"/>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margin-bottom="0in"/>
      <style:text-properties fo:color="#00000A" fo:font-size="10pt" style:font-size-asian="10pt" style:font-size-complex="10pt" style:language-asian="it" style:country-asian="IT"/>
    </style:style>
    <style:style style:name="TableRow3536" style:family="table-row">
      <style:table-row-properties style:row-height="0.0159in"/>
    </style:style>
    <style:style style:name="TableCell3537" style:family="table-cell">
      <style:table-cell-properties fo:border="none" style:writing-mode="lr-tb" style:vertical-align="bottom" fo:padding-top="0in" fo:padding-left="0.0486in" fo:padding-bottom="0in" fo:padding-right="0.0486in"/>
    </style:style>
    <style:style style:name="P3538" style:parent-style-name="Standard" style:family="paragraph">
      <style:paragraph-properties fo:margin-bottom="0in"/>
      <style:text-properties fo:color="#00000A" fo:font-size="10pt" style:font-size-asian="10pt" style:font-size-complex="10pt" style:language-asian="it" style:country-asian="IT"/>
    </style:style>
    <style:style style:name="TableCell3539" style:family="table-cell">
      <style:table-cell-properties fo:border="none" style:writing-mode="lr-tb" style:vertical-align="bottom" fo:padding-top="0in" fo:padding-left="0.0486in" fo:padding-bottom="0in" fo:padding-right="0.0486in"/>
    </style:style>
    <style:style style:name="P3540" style:parent-style-name="Standard" style:family="paragraph">
      <style:paragraph-properties fo:margin-bottom="0in"/>
      <style:text-properties fo:color="#00000A" fo:font-size="10pt" style:font-size-asian="10pt" style:font-size-complex="10pt" style:language-asian="it" style:country-asian="IT"/>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Row3543" style:family="table-row">
      <style:table-row-properties style:row-height="0.0159in"/>
    </style:style>
    <style:style style:name="TableCell3544" style:family="table-cell">
      <style:table-cell-properties fo:border="none" style:writing-mode="lr-tb" style:vertical-align="bottom" fo:padding-top="0in" fo:padding-left="0.0486in" fo:padding-bottom="0in" fo:padding-right="0.0486in"/>
    </style:style>
    <style:style style:name="P3545" style:parent-style-name="Standard" style:family="paragraph">
      <style:paragraph-properties fo:margin-bottom="0in"/>
      <style:text-properties fo:color="#00000A" fo:font-size="10pt" style:font-size-asian="10pt" style:font-size-complex="10pt" style:language-asian="it" style:country-asian="IT"/>
    </style:style>
    <style:style style:name="TableCell3546" style:family="table-cell">
      <style:table-cell-properties fo:border="none" style:writing-mode="lr-tb" style:vertical-align="bottom" fo:padding-top="0in" fo:padding-left="0.0486in" fo:padding-bottom="0in" fo:padding-right="0.0486in"/>
    </style:style>
    <style:style style:name="P3547" style:parent-style-name="Standard" style:family="paragraph">
      <style:paragraph-properties fo:margin-bottom="0in"/>
      <style:text-properties fo:color="#00000A" fo:font-size="10pt" style:font-size-asian="10pt" style:font-size-complex="10pt" style:language-asian="it" style:country-asian="IT"/>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Row3550" style:family="table-row">
      <style:table-row-properties style:row-height="0.0159in"/>
    </style:style>
    <style:style style:name="TableCell3551" style:family="table-cell">
      <style:table-cell-properties fo:border="none" style:writing-mode="lr-tb" style:vertical-align="bottom" fo:padding-top="0in" fo:padding-left="0.0486in" fo:padding-bottom="0in" fo:padding-right="0.0486in"/>
    </style:style>
    <style:style style:name="P3552" style:parent-style-name="Standard" style:family="paragraph">
      <style:paragraph-properties fo:margin-bottom="0in"/>
      <style:text-properties fo:color="#00000A" fo:font-size="10pt" style:font-size-asian="10pt" style:font-size-complex="10pt" style:language-asian="it" style:country-asian="IT"/>
    </style:style>
    <style:style style:name="TableCell3553" style:family="table-cell">
      <style:table-cell-properties fo:border="none" style:writing-mode="lr-tb" style:vertical-align="bottom" fo:padding-top="0in" fo:padding-left="0.0486in" fo:padding-bottom="0in" fo:padding-right="0.0486in"/>
    </style:style>
    <style:style style:name="P3554" style:parent-style-name="Standard" style:family="paragraph">
      <style:paragraph-properties fo:margin-bottom="0in"/>
      <style:text-properties fo:color="#00000A" fo:font-size="10pt" style:font-size-asian="10pt" style:font-size-complex="10pt" style:language-asian="it" style:country-asian="IT"/>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fo:color="#00000A" fo:font-size="10pt" style:font-size-asian="10pt" style:font-size-complex="10pt" style:language-asian="it" style:country-asian="IT"/>
    </style:style>
    <style:style style:name="TableRow3557" style:family="table-row">
      <style:table-row-properties style:row-height="0.0159in"/>
    </style:style>
    <style:style style:name="TableCell3558" style:family="table-cell">
      <style:table-cell-properties fo:border="none" style:writing-mode="lr-tb" style:vertical-align="bottom" fo:padding-top="0in" fo:padding-left="0.0486in" fo:padding-bottom="0in" fo:padding-right="0.0486in"/>
    </style:style>
    <style:style style:name="P3559" style:parent-style-name="Standard" style:family="paragraph">
      <style:paragraph-properties fo:margin-bottom="0in"/>
      <style:text-properties fo:color="#00000A" fo:font-size="10pt" style:font-size-asian="10pt" style:font-size-complex="10pt" style:language-asian="it" style:country-asian="IT"/>
    </style:style>
    <style:style style:name="TableCell3560" style:family="table-cell">
      <style:table-cell-properties fo:border="none" style:writing-mode="lr-tb" style:vertical-align="bottom" fo:padding-top="0in" fo:padding-left="0.0486in" fo:padding-bottom="0in" fo:padding-right="0.0486in"/>
    </style:style>
    <style:style style:name="P3561" style:parent-style-name="Standard" style:family="paragraph">
      <style:paragraph-properties fo:margin-bottom="0in"/>
      <style:text-properties fo:color="#00000A" fo:font-size="10pt" style:font-size-asian="10pt" style:font-size-complex="10pt" style:language-asian="it" style:country-asian="IT"/>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fo:color="#00000A" fo:font-size="10pt" style:font-size-asian="10pt" style:font-size-complex="10pt" style:language-asian="it" style:country-asian="IT"/>
    </style:style>
    <style:style style:name="TableRow3564" style:family="table-row">
      <style:table-row-properties style:min-row-height="0.2083in"/>
    </style:style>
    <style:style style:name="TableCell3565" style:family="table-cell">
      <style:table-cell-properties fo:border="none" style:writing-mode="lr-tb" style:vertical-align="bottom" fo:padding-top="0in" fo:padding-left="0.0486in" fo:padding-bottom="0in" fo:padding-right="0.0486in"/>
    </style:style>
    <style:style style:name="P356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567" style:family="table-cell">
      <style:table-cell-properties fo:border="none" style:writing-mode="lr-tb" style:vertical-align="bottom" fo:padding-top="0in" fo:padding-left="0.0486in" fo:padding-bottom="0in" fo:padding-right="0.0486in"/>
    </style:style>
    <style:style style:name="P356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fo:color="#00000A" fo:font-size="10pt" style:font-size-asian="10pt" style:font-size-complex="10pt" style:language-asian="it" style:country-asian="IT"/>
    </style:style>
    <style:style style:name="TableRow3571" style:family="table-row">
      <style:table-row-properties style:min-row-height="0.2083in"/>
    </style:style>
    <style:style style:name="TableCell3572" style:family="table-cell">
      <style:table-cell-properties fo:border="none" style:writing-mode="lr-tb" style:vertical-align="bottom" fo:padding-top="0in" fo:padding-left="0.0486in" fo:padding-bottom="0in" fo:padding-right="0.0486in"/>
    </style:style>
    <style:style style:name="P357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74" style:family="table-cell">
      <style:table-cell-properties fo:border="none" style:writing-mode="lr-tb" style:vertical-align="bottom" fo:padding-top="0in" fo:padding-left="0.0486in" fo:padding-bottom="0in" fo:padding-right="0.0486in"/>
    </style:style>
    <style:style style:name="P357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78" style:family="table-row">
      <style:table-row-properties style:row-height="0.0159in"/>
    </style:style>
    <style:style style:name="TableCell3579" style:family="table-cell">
      <style:table-cell-properties fo:border="none" style:writing-mode="lr-tb" style:vertical-align="bottom" fo:padding-top="0in" fo:padding-left="0.0486in" fo:padding-bottom="0in" fo:padding-right="0.0486in"/>
    </style:style>
    <style:style style:name="P358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margin-bottom="0in"/>
      <style:text-properties fo:color="#00000A" fo:font-size="10pt" style:font-size-asian="10pt" style:font-size-complex="10pt" style:language-asian="it" style:country-asian="IT"/>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margin-bottom="0in"/>
      <style:text-properties fo:color="#00000A" fo:font-size="10pt" style:font-size-asian="10pt" style:font-size-complex="10pt" style:language-asian="it" style:country-asian="IT"/>
    </style:style>
    <style:style style:name="TableRow3585" style:family="table-row">
      <style:table-row-properties style:row-height="0.0159in"/>
    </style:style>
    <style:style style:name="TableCell3586" style:family="table-cell">
      <style:table-cell-properties fo:border="none" style:writing-mode="lr-tb" style:vertical-align="bottom" fo:padding-top="0in" fo:padding-left="0.0486in" fo:padding-bottom="0in" fo:padding-right="0.0486in"/>
    </style:style>
    <style:style style:name="P3587" style:parent-style-name="Standard" style:family="paragraph">
      <style:paragraph-properties fo:margin-bottom="0in"/>
      <style:text-properties fo:color="#00000A" fo:font-size="10pt" style:font-size-asian="10pt" style:font-size-complex="10pt" style:language-asian="it" style:country-asian="IT"/>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margin-bottom="0in"/>
      <style:text-properties fo:color="#00000A" fo:font-size="10pt" style:font-size-asian="10pt" style:font-size-complex="10pt" style:language-asian="it" style:country-asian="IT"/>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margin-bottom="0in"/>
      <style:text-properties fo:color="#00000A" fo:font-size="10pt" style:font-size-asian="10pt" style:font-size-complex="10pt" style:language-asian="it" style:country-asian="IT"/>
    </style:style>
    <style:style style:name="TableRow3592" style:family="table-row">
      <style:table-row-properties style:row-height="0.0159in"/>
    </style:style>
    <style:style style:name="TableCell3593" style:family="table-cell">
      <style:table-cell-properties fo:border="none" style:writing-mode="lr-tb" style:vertical-align="bottom" fo:padding-top="0in" fo:padding-left="0.0486in" fo:padding-bottom="0in" fo:padding-right="0.0486in"/>
    </style:style>
    <style:style style:name="P3594" style:parent-style-name="Standard" style:family="paragraph">
      <style:paragraph-properties fo:margin-bottom="0in"/>
      <style:text-properties fo:color="#00000A" fo:font-size="10pt" style:font-size-asian="10pt" style:font-size-complex="10pt" style:language-asian="it" style:country-asian="IT"/>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paragraph-properties fo:margin-bottom="0in"/>
      <style:text-properties fo:color="#00000A" fo:font-size="10pt" style:font-size-asian="10pt" style:font-size-complex="10pt" style:language-asian="it" style:country-asian="IT"/>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fo:color="#00000A" fo:font-size="10pt" style:font-size-asian="10pt" style:font-size-complex="10pt" style:language-asian="it" style:country-asian="IT"/>
    </style:style>
    <style:style style:name="TableRow3599" style:family="table-row">
      <style:table-row-properties style:min-row-height="0.2083in"/>
    </style:style>
    <style:style style:name="TableCell3600" style:family="table-cell">
      <style:table-cell-properties fo:border="none" style:writing-mode="lr-tb" style:vertical-align="bottom" fo:padding-top="0in" fo:padding-left="0.0486in" fo:padding-bottom="0in" fo:padding-right="0.0486in"/>
    </style:style>
    <style:style style:name="P360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604" style:family="table-row">
      <style:table-row-properties style:row-height="0.0159in"/>
    </style:style>
    <style:style style:name="TableCell3605" style:family="table-cell">
      <style:table-cell-properties fo:border="none" style:writing-mode="lr-tb" style:vertical-align="bottom" fo:padding-top="0in" fo:padding-left="0.0486in" fo:padding-bottom="0in" fo:padding-right="0.0486in"/>
    </style:style>
    <style:style style:name="P360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07" style:family="table-cell">
      <style:table-cell-properties fo:border="none" style:writing-mode="lr-tb" style:vertical-align="bottom" fo:padding-top="0in" fo:padding-left="0.0486in" fo:padding-bottom="0in" fo:padding-right="0.0486in"/>
    </style:style>
    <style:style style:name="P3608" style:parent-style-name="Standard" style:family="paragraph">
      <style:paragraph-properties fo:margin-bottom="0in"/>
      <style:text-properties fo:color="#00000A" fo:font-size="10pt" style:font-size-asian="10pt" style:font-size-complex="10pt" style:language-asian="it" style:country-asian="IT"/>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fo:color="#00000A" fo:font-size="10pt" style:font-size-asian="10pt" style:font-size-complex="10pt" style:language-asian="it" style:country-asian="IT"/>
    </style:style>
    <style:style style:name="TableRow3611" style:family="table-row">
      <style:table-row-properties style:row-height="0.0159in"/>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margin-bottom="0in"/>
      <style:text-properties fo:color="#00000A" fo:font-size="10pt" style:font-size-asian="10pt" style:font-size-complex="10pt" style:language-asian="it" style:country-asian="IT"/>
    </style:style>
    <style:style style:name="TableCell3614" style:family="table-cell">
      <style:table-cell-properties fo:border="none" style:writing-mode="lr-tb" style:vertical-align="bottom" fo:padding-top="0in" fo:padding-left="0.0486in" fo:padding-bottom="0in" fo:padding-right="0.0486in"/>
    </style:style>
    <style:style style:name="P3615" style:parent-style-name="Standard" style:family="paragraph">
      <style:paragraph-properties fo:margin-bottom="0in"/>
      <style:text-properties fo:color="#00000A" fo:font-size="10pt" style:font-size-asian="10pt" style:font-size-complex="10pt" style:language-asian="it" style:country-asian="IT"/>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margin-bottom="0in"/>
      <style:text-properties fo:color="#00000A" fo:font-size="10pt" style:font-size-asian="10pt" style:font-size-complex="10pt" style:language-asian="it" style:country-asian="IT"/>
    </style:style>
    <style:style style:name="TableRow3618" style:family="table-row">
      <style:table-row-properties style:row-height="0.0159in"/>
    </style:style>
    <style:style style:name="TableCell3619" style:family="table-cell">
      <style:table-cell-properties fo:border="none" style:writing-mode="lr-tb" style:vertical-align="bottom" fo:padding-top="0in" fo:padding-left="0.0486in" fo:padding-bottom="0in" fo:padding-right="0.0486in"/>
    </style:style>
    <style:style style:name="P3620" style:parent-style-name="Standard" style:family="paragraph">
      <style:paragraph-properties fo:margin-bottom="0in"/>
      <style:text-properties fo:color="#00000A" fo:font-size="10pt" style:font-size-asian="10pt" style:font-size-complex="10pt" style:language-asian="it" style:country-asian="IT"/>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margin-bottom="0in"/>
      <style:text-properties fo:color="#00000A" fo:font-size="10pt" style:font-size-asian="10pt" style:font-size-complex="10pt" style:language-asian="it" style:country-asian="IT"/>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paragraph-properties fo:margin-bottom="0in"/>
      <style:text-properties fo:color="#00000A" fo:font-size="10pt" style:font-size-asian="10pt" style:font-size-complex="10pt" style:language-asian="it" style:country-asian="IT"/>
    </style:style>
    <style:style style:name="TableRow3625" style:family="table-row">
      <style:table-row-properties style:row-height="0.0159in"/>
    </style:style>
    <style:style style:name="TableCell3626" style:family="table-cell">
      <style:table-cell-properties fo:border="none" style:writing-mode="lr-tb" style:vertical-align="bottom" fo:padding-top="0in" fo:padding-left="0.0486in" fo:padding-bottom="0in" fo:padding-right="0.0486in"/>
    </style:style>
    <style:style style:name="P3627" style:parent-style-name="Standard" style:family="paragraph">
      <style:paragraph-properties fo:margin-bottom="0in"/>
      <style:text-properties fo:color="#00000A" fo:font-size="10pt" style:font-size-asian="10pt" style:font-size-complex="10pt" style:language-asian="it" style:country-asian="IT"/>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margin-bottom="0in"/>
      <style:text-properties fo:color="#00000A" fo:font-size="10pt" style:font-size-asian="10pt" style:font-size-complex="10pt" style:language-asian="it" style:country-asian="IT"/>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margin-bottom="0in"/>
      <style:text-properties fo:color="#00000A" fo:font-size="10pt" style:font-size-asian="10pt" style:font-size-complex="10pt" style:language-asian="it" style:country-asian="IT"/>
    </style:style>
    <style:style style:name="TableRow3632" style:family="table-row">
      <style:table-row-properties style:row-height="0.0159in"/>
    </style:style>
    <style:style style:name="TableCell3633" style:family="table-cell">
      <style:table-cell-properties fo:border="none" style:writing-mode="lr-tb" style:vertical-align="bottom" fo:padding-top="0in" fo:padding-left="0.0486in" fo:padding-bottom="0in" fo:padding-right="0.0486in"/>
    </style:style>
    <style:style style:name="P3634" style:parent-style-name="Standard" style:family="paragraph">
      <style:paragraph-properties fo:margin-bottom="0in"/>
      <style:text-properties fo:color="#00000A" fo:font-size="10pt" style:font-size-asian="10pt" style:font-size-complex="10pt" style:language-asian="it" style:country-asian="IT"/>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margin-bottom="0in"/>
      <style:text-properties fo:color="#00000A" fo:font-size="10pt" style:font-size-asian="10pt" style:font-size-complex="10pt" style:language-asian="it" style:country-asian="IT"/>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fo:color="#00000A" fo:font-size="10pt" style:font-size-asian="10pt" style:font-size-complex="10pt" style:language-asian="it" style:country-asian="IT"/>
    </style:style>
    <style:style style:name="TableRow3639" style:family="table-row">
      <style:table-row-properties style:row-height="0.0159in"/>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margin-bottom="0in"/>
      <style:text-properties fo:color="#00000A" fo:font-size="10pt" style:font-size-asian="10pt" style:font-size-complex="10pt" style:language-asian="it" style:country-asian="IT"/>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margin-bottom="0in"/>
      <style:text-properties fo:color="#00000A" fo:font-size="10pt" style:font-size-asian="10pt" style:font-size-complex="10pt" style:language-asian="it" style:country-asian="IT"/>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paragraph-properties fo:margin-bottom="0in"/>
      <style:text-properties fo:color="#00000A" fo:font-size="10pt" style:font-size-asian="10pt" style:font-size-complex="10pt" style:language-asian="it" style:country-asian="IT"/>
    </style:style>
    <style:style style:name="TableRow3646" style:family="table-row">
      <style:table-row-properties style:row-height="0.0159in"/>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paragraph-properties fo:margin-bottom="0in"/>
      <style:text-properties fo:color="#00000A" fo:font-size="10pt" style:font-size-asian="10pt" style:font-size-complex="10pt" style:language-asian="it" style:country-asian="IT"/>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fo:color="#00000A" fo:font-size="10pt" style:font-size-asian="10pt" style:font-size-complex="10pt"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paragraph-properties fo:margin-bottom="0in"/>
      <style:text-properties fo:color="#00000A" fo:font-size="10pt" style:font-size-asian="10pt" style:font-size-complex="10pt" style:language-asian="it" style:country-asian="IT"/>
    </style:style>
    <style:style style:name="TableRow3653" style:family="table-row">
      <style:table-row-properties style:row-height="0.0159in"/>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paragraph-properties fo:margin-bottom="0in"/>
      <style:text-properties fo:color="#00000A" fo:font-size="10pt" style:font-size-asian="10pt" style:font-size-complex="10pt" style:language-asian="it" style:country-asian="IT"/>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Row3660" style:family="table-row">
      <style:table-row-properties style:row-height="0.0159in"/>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margin-bottom="0in"/>
      <style:text-properties fo:color="#00000A" fo:font-size="10pt" style:font-size-asian="10pt" style:font-size-complex="10pt" style:language-asian="it" style:country-asian="IT"/>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Row3667" style:family="table-row">
      <style:table-row-properties style:row-height="0.0159in"/>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margin-bottom="0in"/>
      <style:text-properties fo:color="#00000A" fo:font-size="10pt" style:font-size-asian="10pt" style:font-size-complex="10pt" style:language-asian="it" style:country-asian="IT"/>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fo:color="#00000A" fo:font-size="10pt" style:font-size-asian="10pt" style:font-size-complex="10pt"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Row3674" style:family="table-row">
      <style:table-row-properties style:row-height="0.0159in"/>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paragraph-properties fo:margin-bottom="0in"/>
      <style:text-properties fo:color="#00000A" fo:font-size="10pt" style:font-size-asian="10pt" style:font-size-complex="10pt" style:language-asian="it" style:country-asian="IT"/>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margin-bottom="0in"/>
      <style:text-properties fo:color="#00000A" fo:font-size="10pt" style:font-size-asian="10pt" style:font-size-complex="10pt"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style:text-properties fo:color="#00000A" fo:font-size="10pt" style:font-size-asian="10pt" style:font-size-complex="10pt" style:language-asian="it" style:country-asian="IT"/>
    </style:style>
    <style:style style:name="TableRow3681" style:family="table-row">
      <style:table-row-properties style:row-height="0.0159in"/>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paragraph-properties fo:margin-bottom="0in"/>
      <style:text-properties fo:color="#00000A" fo:font-size="10pt" style:font-size-asian="10pt" style:font-size-complex="10pt" style:language-asian="it" style:country-asian="IT"/>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margin-bottom="0in"/>
      <style:text-properties fo:color="#00000A" fo:font-size="10pt" style:font-size-asian="10pt" style:font-size-complex="10pt"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fo:color="#00000A" fo:font-size="10pt" style:font-size-asian="10pt" style:font-size-complex="10pt" style:language-asian="it" style:country-asian="IT"/>
    </style:style>
    <style:style style:name="TableRow3688" style:family="table-row">
      <style:table-row-properties style:row-height="0.0159in"/>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margin-bottom="0in"/>
      <style:text-properties fo:color="#00000A" fo:font-size="10pt" style:font-size-asian="10pt" style:font-size-complex="10pt"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margin-bottom="0in"/>
      <style:text-properties fo:color="#00000A" fo:font-size="10pt" style:font-size-asian="10pt" style:font-size-complex="10pt" style:language-asian="it" style:country-asian="IT"/>
    </style:style>
    <style:style style:name="TableRow3695" style:family="table-row">
      <style:table-row-properties style:row-height="0.0159in"/>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fo:color="#00000A" fo:font-size="10pt" style:font-size-asian="10pt" style:font-size-complex="10pt"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Row3702" style:family="table-row">
      <style:table-row-properties style:row-height="0.0159in"/>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Row3709" style:family="table-row">
      <style:table-row-properties style:row-height="0.0159in"/>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Row3716" style:family="table-row">
      <style:table-row-properties style:row-height="0.0159in"/>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fo:color="#00000A" fo:font-size="10pt" style:font-size-asian="10pt" style:font-size-complex="10pt"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Row3723" style:family="table-row">
      <style:table-row-properties style:min-row-height="0.2083in"/>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Row3730" style:family="table-row">
      <style:table-row-properties style:min-row-height="0.2083in"/>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737" style:family="table-row">
      <style:table-row-properties style:row-height="0.0159in"/>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margin-bottom="0in"/>
      <style:text-properties fo:color="#00000A" fo:font-size="10pt" style:font-size-asian="10pt" style:font-size-complex="10pt" style:language-asian="it" style:country-asian="IT"/>
    </style:style>
    <style:style style:name="TableRow3744" style:family="table-row">
      <style:table-row-properties style:row-height="0.0159in"/>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fo:color="#00000A" fo:font-size="10pt" style:font-size-asian="10pt" style:font-size-complex="10pt"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paragraph-properties fo:margin-bottom="0in"/>
      <style:text-properties fo:color="#00000A" fo:font-size="10pt" style:font-size-asian="10pt" style:font-size-complex="10pt" style:language-asian="it" style:country-asian="IT"/>
    </style:style>
    <style:style style:name="TableRow3751" style:family="table-row">
      <style:table-row-properties style:row-height="0.0159in"/>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fo:color="#00000A" fo:font-size="10pt" style:font-size-asian="10pt" style:font-size-complex="10pt"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text-properties fo:color="#00000A" fo:font-size="10pt" style:font-size-asian="10pt" style:font-size-complex="10pt" style:language-asian="it" style:country-asian="IT"/>
    </style:style>
    <style:style style:name="TableRow3758" style:family="table-row">
      <style:table-row-properties style:row-height="0.0159in"/>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margin-bottom="0in"/>
      <style:text-properties fo:color="#00000A" fo:font-size="10pt" style:font-size-asian="10pt" style:font-size-complex="10pt"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margin-bottom="0in"/>
      <style:text-properties fo:color="#00000A" fo:font-size="10pt" style:font-size-asian="10pt" style:font-size-complex="10pt" style:language-asian="it" style:country-asian="IT"/>
    </style:style>
    <style:style style:name="TableRow3765" style:family="table-row">
      <style:table-row-properties style:row-height="0.0159in"/>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margin-bottom="0in"/>
      <style:text-properties fo:color="#00000A" fo:font-size="10pt" style:font-size-asian="10pt" style:font-size-complex="10pt" style:language-asian="it" style:country-asian="IT"/>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margin-bottom="0in"/>
      <style:text-properties fo:color="#00000A" fo:font-size="10pt" style:font-size-asian="10pt" style:font-size-complex="10pt" style:language-asian="it" style:country-asian="IT"/>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margin-bottom="0in"/>
      <style:text-properties fo:color="#00000A" fo:font-size="10pt" style:font-size-asian="10pt" style:font-size-complex="10pt" style:language-asian="it" style:country-asian="IT"/>
    </style:style>
    <style:style style:name="TableRow3772" style:family="table-row">
      <style:table-row-properties style:row-height="0.0159in"/>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margin-bottom="0in"/>
      <style:text-properties fo:color="#00000A" fo:font-size="10pt" style:font-size-asian="10pt" style:font-size-complex="10pt" style:language-asian="it" style:country-asian="IT"/>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paragraph-properties fo:margin-bottom="0in"/>
      <style:text-properties fo:color="#00000A" fo:font-size="10pt" style:font-size-asian="10pt" style:font-size-complex="10pt" style:language-asian="it" style:country-asian="IT"/>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margin-bottom="0in"/>
      <style:text-properties fo:color="#00000A" fo:font-size="10pt" style:font-size-asian="10pt" style:font-size-complex="10pt" style:language-asian="it" style:country-asian="IT"/>
    </style:style>
    <style:style style:name="TableRow3779" style:family="table-row">
      <style:table-row-properties style:row-height="0.0159in"/>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paragraph-properties fo:margin-bottom="0in"/>
      <style:text-properties fo:color="#00000A" fo:font-size="10pt" style:font-size-asian="10pt" style:font-size-complex="10pt" style:language-asian="it" style:country-asian="IT"/>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margin-bottom="0in"/>
      <style:text-properties fo:color="#00000A" fo:font-size="10pt" style:font-size-asian="10pt" style:font-size-complex="10pt" style:language-asian="it" style:country-asian="IT"/>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margin-bottom="0in"/>
      <style:text-properties fo:color="#00000A" fo:font-size="10pt" style:font-size-asian="10pt" style:font-size-complex="10pt" style:language-asian="it" style:country-asian="IT"/>
    </style:style>
    <style:style style:name="TableRow3786" style:family="table-row">
      <style:table-row-properties style:row-height="0.0159in"/>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margin-bottom="0in"/>
      <style:text-properties fo:color="#00000A" fo:font-size="10pt" style:font-size-asian="10pt" style:font-size-complex="10pt" style:language-asian="it" style:country-asian="IT"/>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margin-bottom="0in"/>
      <style:text-properties fo:color="#00000A" fo:font-size="10pt" style:font-size-asian="10pt" style:font-size-complex="10pt" style:language-asian="it" style:country-asian="IT"/>
    </style:style>
    <style:style style:name="TableRow3793" style:family="table-row">
      <style:table-row-properties style:row-height="0.0159in"/>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margin-bottom="0in"/>
      <style:text-properties fo:color="#00000A" fo:font-size="10pt" style:font-size-asian="10pt" style:font-size-complex="10pt" style:language-asian="it" style:country-asian="IT"/>
    </style:style>
    <style:style style:name="TableRow3800" style:family="table-row">
      <style:table-row-properties style:row-height="0.0159in"/>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margin-bottom="0in"/>
      <style:text-properties fo:color="#00000A" fo:font-size="10pt" style:font-size-asian="10pt" style:font-size-complex="10pt" style:language-asian="it" style:country-asian="IT"/>
    </style:style>
    <style:style style:name="TableRow3807" style:family="table-row">
      <style:table-row-properties style:row-height="0.0159in"/>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paragraph-properties fo:margin-bottom="0in"/>
      <style:text-properties fo:color="#00000A" fo:font-size="10pt" style:font-size-asian="10pt" style:font-size-complex="10pt" style:language-asian="it" style:country-asian="IT"/>
    </style:style>
    <style:style style:name="TableRow3814" style:family="table-row">
      <style:table-row-properties style:row-height="0.0159in"/>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Row3821" style:family="table-row">
      <style:table-row-properties style:min-row-height="0.2083in"/>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fo:color="#00000A" fo:font-size="10pt" style:font-size-asian="10pt" style:font-size-complex="10pt" style:language-asian="it" style:country-asian="IT"/>
    </style:style>
    <style:style style:name="TableRow3828" style:family="table-row">
      <style:table-row-properties style:min-row-height="0.2083in"/>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835" style:family="table-row">
      <style:table-row-properties style:row-height="0.0159in"/>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fo:color="#00000A" fo:font-size="10pt" style:font-size-asian="10pt" style:font-size-complex="10pt" style:language-asian="it" style:country-asian="IT"/>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fo:color="#00000A" fo:font-size="10pt" style:font-size-asian="10pt" style:font-size-complex="10pt" style:language-asian="it" style:country-asian="IT"/>
    </style:style>
    <style:style style:name="TableRow3842" style:family="table-row">
      <style:table-row-properties style:row-height="0.0159in"/>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style:text-properties fo:color="#00000A" fo:font-size="10pt" style:font-size-asian="10pt" style:font-size-complex="10pt"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fo:color="#00000A" fo:font-size="10pt" style:font-size-asian="10pt" style:font-size-complex="10pt" style:language-asian="it" style:country-asian="IT"/>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fo:color="#00000A" fo:font-size="10pt" style:font-size-asian="10pt" style:font-size-complex="10pt" style:language-asian="it" style:country-asian="IT"/>
    </style:style>
    <style:style style:name="TableRow3849" style:family="table-row">
      <style:table-row-properties style:row-height="0.0159in"/>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style:text-properties fo:color="#00000A" fo:font-size="10pt" style:font-size-asian="10pt" style:font-size-complex="10pt" style:language-asian="it" style:country-asian="IT"/>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margin-bottom="0in"/>
      <style:text-properties fo:color="#00000A" fo:font-size="10pt" style:font-size-asian="10pt" style:font-size-complex="10pt" style:language-asian="it" style:country-asian="IT"/>
    </style:style>
    <style:style style:name="TableRow3856" style:family="table-row">
      <style:table-row-properties style:row-height="0.0159in"/>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fo:color="#00000A" fo:font-size="10pt" style:font-size-asian="10pt" style:font-size-complex="10pt"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fo:color="#00000A" fo:font-size="10pt" style:font-size-asian="10pt" style:font-size-complex="10pt" style:language-asian="it" style:country-asian="IT"/>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margin-bottom="0in"/>
      <style:text-properties fo:color="#00000A" fo:font-size="10pt" style:font-size-asian="10pt" style:font-size-complex="10pt" style:language-asian="it" style:country-asian="IT"/>
    </style:style>
    <style:style style:name="TableRow3863" style:family="table-row">
      <style:table-row-properties style:row-height="0.0159in"/>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Row3870" style:family="table-row">
      <style:table-row-properties style:row-height="0.0159in"/>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Row3877" style:family="table-row">
      <style:table-row-properties style:row-height="0.0159in"/>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style:text-properties fo:color="#00000A" fo:font-size="10pt" style:font-size-asian="10pt" style:font-size-complex="10pt" style:language-asian="it" style:country-asian="IT"/>
    </style:style>
    <style:style style:name="TableRow3884" style:family="table-row">
      <style:table-row-properties style:row-height="0.0159in"/>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margin-bottom="0in"/>
      <style:text-properties fo:color="#00000A" fo:font-size="10pt" style:font-size-asian="10pt" style:font-size-complex="10pt" style:language-asian="it" style:country-asian="IT"/>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paragraph-properties fo:margin-bottom="0in"/>
      <style:text-properties fo:color="#00000A" fo:font-size="10pt" style:font-size-asian="10pt" style:font-size-complex="10pt" style:language-asian="it" style:country-asian="IT"/>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margin-bottom="0in"/>
      <style:text-properties fo:color="#00000A" fo:font-size="10pt" style:font-size-asian="10pt" style:font-size-complex="10pt" style:language-asian="it" style:country-asian="IT"/>
    </style:style>
    <style:style style:name="TableRow3891" style:family="table-row">
      <style:table-row-properties style:min-row-height="0.2083in"/>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paragraph-properties fo:margin-bottom="0in"/>
      <style:text-properties fo:color="#00000A" fo:font-size="10pt" style:font-size-asian="10pt" style:font-size-complex="10pt" style:language-asian="it" style:country-asian="IT"/>
    </style:style>
    <style:style style:name="TableRow3898" style:family="table-row">
      <style:table-row-properties style:min-row-height="0.2083in"/>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margin-bottom="0in"/>
      <style:text-properties fo:color="#00000A" fo:font-size="10pt" style:font-size-asian="10pt" style:font-size-complex="10pt" style:language-asian="it" style:country-asian="IT"/>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fo:color="#00000A" fo:font-size="10pt" style:font-size-asian="10pt" style:font-size-complex="10pt" style:language-asian="it" style:country-asian="IT"/>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05" style:family="table-row">
      <style:table-row-properties style:row-height="0.0159in"/>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margin-bottom="0in"/>
      <style:text-properties fo:color="#00000A" fo:font-size="10pt" style:font-size-asian="10pt" style:font-size-complex="10pt" style:language-asian="it" style:country-asian="IT"/>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paragraph-properties fo:margin-bottom="0in"/>
      <style:text-properties fo:color="#00000A" fo:font-size="10pt" style:font-size-asian="10pt" style:font-size-complex="10pt" style:language-asian="it" style:country-asian="IT"/>
    </style:style>
    <style:style style:name="TableRow3912" style:family="table-row">
      <style:table-row-properties style:row-height="0.0159in"/>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margin-bottom="0in"/>
      <style:text-properties fo:color="#00000A" fo:font-size="10pt" style:font-size-asian="10pt" style:font-size-complex="10pt" style:language-asian="it" style:country-asian="IT"/>
    </style:style>
    <style:style style:name="TableCell3917" style:family="table-cell">
      <style:table-cell-properties fo:border="none" style:writing-mode="lr-tb" style:vertical-align="bottom" fo:padding-top="0in" fo:padding-left="0.0486in" fo:padding-bottom="0in" fo:padding-right="0.0486in"/>
    </style:style>
    <style:style style:name="P3918" style:parent-style-name="Standard" style:family="paragraph">
      <style:paragraph-properties fo:margin-bottom="0in"/>
      <style:text-properties fo:color="#00000A" fo:font-size="10pt" style:font-size-asian="10pt" style:font-size-complex="10pt" style:language-asian="it" style:country-asian="IT"/>
    </style:style>
    <style:style style:name="TableRow3919" style:family="table-row">
      <style:table-row-properties style:row-height="0.0159in"/>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style:text-properties fo:color="#00000A" fo:font-size="10pt" style:font-size-asian="10pt" style:font-size-complex="10pt" style:language-asian="it" style:country-asian="IT"/>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paragraph-properties fo:margin-bottom="0in"/>
      <style:text-properties fo:color="#00000A" fo:font-size="10pt" style:font-size-asian="10pt" style:font-size-complex="10pt" style:language-asian="it" style:country-asian="IT"/>
    </style:style>
    <style:style style:name="TableCell3924" style:family="table-cell">
      <style:table-cell-properties fo:border="none" style:writing-mode="lr-tb" style:vertical-align="bottom" fo:padding-top="0in" fo:padding-left="0.0486in" fo:padding-bottom="0in" fo:padding-right="0.0486in"/>
    </style:style>
    <style:style style:name="P3925" style:parent-style-name="Standard" style:family="paragraph">
      <style:paragraph-properties fo:margin-bottom="0in"/>
      <style:text-properties fo:color="#00000A" fo:font-size="10pt" style:font-size-asian="10pt" style:font-size-complex="10pt" style:language-asian="it" style:country-asian="IT"/>
    </style:style>
    <style:style style:name="TableRow3926" style:family="table-row">
      <style:table-row-properties style:row-height="0.0159in"/>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margin-bottom="0in"/>
      <style:text-properties fo:color="#00000A" fo:font-size="10pt" style:font-size-asian="10pt" style:font-size-complex="10pt" style:language-asian="it" style:country-asian="IT"/>
    </style:style>
    <style:style style:name="TableCell3931" style:family="table-cell">
      <style:table-cell-properties fo:border="none" style:writing-mode="lr-tb" style:vertical-align="bottom" fo:padding-top="0in" fo:padding-left="0.0486in" fo:padding-bottom="0in" fo:padding-right="0.0486in"/>
    </style:style>
    <style:style style:name="P3932" style:parent-style-name="Standard" style:family="paragraph">
      <style:paragraph-properties fo:margin-bottom="0in"/>
      <style:text-properties fo:color="#00000A" fo:font-size="10pt" style:font-size-asian="10pt" style:font-size-complex="10pt" style:language-asian="it" style:country-asian="IT"/>
    </style:style>
    <style:style style:name="P3933" style:parent-style-name="Normale" style:family="paragraph">
      <style:paragraph-properties fo:break-before="page"/>
    </style:style>
    <style:style style:name="TableColumn3935" style:family="table-column">
      <style:table-column-properties style:column-width="2.0263in"/>
    </style:style>
    <style:style style:name="TableColumn3936" style:family="table-column">
      <style:table-column-properties style:column-width="1.7791in"/>
    </style:style>
    <style:style style:name="TableColumn3937" style:family="table-column">
      <style:table-column-properties style:column-width="1.9027in"/>
    </style:style>
    <style:style style:name="Table3934" style:family="table">
      <style:table-properties style:width="5.7083in" fo:margin-left="0.0312in" table:align="left"/>
    </style:style>
    <style:style style:name="TableRow3938" style:family="table-row">
      <style:table-row-properties style:min-row-height="0.2604in"/>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Titolo1" style:family="paragraph">
      <style:text-properties style:font-name-asian="Times New Roman"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943" style:family="table-cell">
      <style:table-cell-properties fo:border="none" style:writing-mode="lr-tb" style:vertical-align="bottom" fo:padding-top="0in" fo:padding-left="0.0486in" fo:padding-bottom="0in" fo:padding-right="0.0486in"/>
    </style:style>
    <style:style style:name="P3944" style:parent-style-name="Standard" style:family="paragraph">
      <style:paragraph-properties fo:margin-bottom="0in"/>
      <style:text-properties fo:color="#00000A" fo:font-size="10pt" style:font-size-asian="10pt" style:font-size-complex="10pt" style:language-asian="it" style:country-asian="IT"/>
    </style:style>
    <style:style style:name="TableRow3945" style:family="table-row">
      <style:table-row-properties style:row-height="0.0159in"/>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margin-bottom="0in"/>
      <style:text-properties fo:color="#00000A" fo:font-size="10pt" style:font-size-asian="10pt" style:font-size-complex="10pt" style:language-asian="it" style:country-asian="IT"/>
    </style:style>
    <style:style style:name="TableRow3952" style:family="table-row">
      <style:table-row-properties style:min-row-height="0.2083in"/>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margin-bottom="0in"/>
      <style:text-properties fo:color="#00000A" fo:font-size="10pt" style:font-size-asian="10pt" style:font-size-complex="10pt" style:language-asian="it" style:country-asian="IT"/>
    </style:style>
    <style:style style:name="TableRow3959" style:family="table-row">
      <style:table-row-properties style:row-height="0.0159in"/>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margin-bottom="0in"/>
      <style:text-properties fo:color="#00000A" fo:font-size="10pt" style:font-size-asian="10pt" style:font-size-complex="10pt" style:language-asian="it" style:country-asian="IT"/>
    </style:style>
    <style:style style:name="TableRow3966" style:family="table-row">
      <style:table-row-properties style:min-row-height="0.2083in"/>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margin-bottom="0in"/>
      <style:text-properties fo:color="#00000A" fo:font-size="10pt" style:font-size-asian="10pt" style:font-size-complex="10pt" style:language-asian="it" style:country-asian="IT"/>
    </style:style>
    <style:style style:name="TableRow3973" style:family="table-row">
      <style:table-row-properties style:min-row-height="0.2083in"/>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80" style:family="table-row">
      <style:table-row-properties style:row-height="0.0159in"/>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style:text-properties fo:color="#00000A" fo:font-size="10pt" style:font-size-asian="10pt" style:font-size-complex="10pt" style:language-asian="it" style:country-asian="IT"/>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style:text-properties fo:color="#00000A" fo:font-size="10pt" style:font-size-asian="10pt" style:font-size-complex="10pt" style:language-asian="it" style:country-asian="IT"/>
    </style:style>
    <style:style style:name="TableRow3987" style:family="table-row">
      <style:table-row-properties style:row-height="0.0159in"/>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paragraph-properties fo:margin-bottom="0in"/>
      <style:text-properties fo:color="#00000A" fo:font-size="10pt" style:font-size-asian="10pt" style:font-size-complex="10pt"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Row3994" style:family="table-row">
      <style:table-row-properties style:row-height="0.0159in"/>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margin-bottom="0in"/>
      <style:text-properties fo:color="#00000A" fo:font-size="10pt" style:font-size-asian="10pt" style:font-size-complex="10pt"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fo:color="#00000A" fo:font-size="10pt" style:font-size-asian="10pt" style:font-size-complex="10pt" style:language-asian="it" style:country-asian="IT"/>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Row4001" style:family="table-row">
      <style:table-row-properties style:row-height="0.0159in"/>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fo:color="#00000A" fo:font-size="10pt" style:font-size-asian="10pt" style:font-size-complex="10pt"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margin-bottom="0in"/>
      <style:text-properties fo:color="#00000A" fo:font-size="10pt" style:font-size-asian="10pt" style:font-size-complex="10pt" style:language-asian="it" style:country-asian="IT"/>
    </style:style>
    <style:style style:name="TableRow4008" style:family="table-row">
      <style:table-row-properties style:row-height="0.0159in"/>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margin-bottom="0in"/>
      <style:text-properties fo:color="#00000A" fo:font-size="10pt" style:font-size-asian="10pt" style:font-size-complex="10pt" style:language-asian="it" style:country-asian="IT"/>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Row4015" style:family="table-row">
      <style:table-row-properties style:row-height="0.0159in"/>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margin-bottom="0in"/>
      <style:text-properties fo:color="#00000A" fo:font-size="10pt" style:font-size-asian="10pt" style:font-size-complex="10pt" style:language-asian="it" style:country-asian="IT"/>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Row4022" style:family="table-row">
      <style:table-row-properties style:min-row-height="0.2083in"/>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Row4029" style:family="table-row">
      <style:table-row-properties style:min-row-height="0.2083in"/>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36" style:family="table-row">
      <style:table-row-properties style:row-height="0.0159in"/>
    </style:style>
    <style:style style:name="TableCell4037" style:family="table-cell">
      <style:table-cell-properties fo:border="none" style:writing-mode="lr-tb" style:vertical-align="bottom" fo:padding-top="0in" fo:padding-left="0.0486in" fo:padding-bottom="0in" fo:padding-right="0.0486in"/>
    </style:style>
    <style:style style:name="P403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paragraph-properties fo:margin-bottom="0in"/>
      <style:text-properties fo:color="#00000A" fo:font-size="10pt" style:font-size-asian="10pt" style:font-size-complex="10pt" style:language-asian="it" style:country-asian="IT"/>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Row4043" style:family="table-row">
      <style:table-row-properties style:row-height="0.0159in"/>
    </style:style>
    <style:style style:name="TableCell4044" style:family="table-cell">
      <style:table-cell-properties fo:border="none" style:writing-mode="lr-tb" style:vertical-align="bottom" fo:padding-top="0in" fo:padding-left="0.0486in" fo:padding-bottom="0in" fo:padding-right="0.0486in"/>
    </style:style>
    <style:style style:name="P4045" style:parent-style-name="Standard" style:family="paragraph">
      <style:paragraph-properties fo:margin-bottom="0in"/>
      <style:text-properties fo:color="#00000A" fo:font-size="10pt" style:font-size-asian="10pt" style:font-size-complex="10pt" style:language-asian="it" style:country-asian="IT"/>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margin-bottom="0in"/>
      <style:text-properties fo:color="#00000A" fo:font-size="10pt" style:font-size-asian="10pt" style:font-size-complex="10pt" style:language-asian="it" style:country-asian="IT"/>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Row4050" style:family="table-row">
      <style:table-row-properties style:row-height="0.0159in"/>
    </style:style>
    <style:style style:name="TableCell4051" style:family="table-cell">
      <style:table-cell-properties fo:border="none" style:writing-mode="lr-tb" style:vertical-align="bottom" fo:padding-top="0in" fo:padding-left="0.0486in" fo:padding-bottom="0in" fo:padding-right="0.0486in"/>
    </style:style>
    <style:style style:name="P4052" style:parent-style-name="Standard" style:family="paragraph">
      <style:paragraph-properties fo:margin-bottom="0in"/>
      <style:text-properties fo:color="#00000A" fo:font-size="10pt" style:font-size-asian="10pt" style:font-size-complex="10pt" style:language-asian="it" style:country-asian="IT"/>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margin-bottom="0in"/>
      <style:text-properties fo:color="#00000A" fo:font-size="10pt" style:font-size-asian="10pt" style:font-size-complex="10pt" style:language-asian="it" style:country-asian="IT"/>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Row4057" style:family="table-row">
      <style:table-row-properties style:row-height="0.0159in"/>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paragraph-properties fo:margin-bottom="0in"/>
      <style:text-properties fo:color="#00000A" fo:font-size="10pt" style:font-size-asian="10pt" style:font-size-complex="10pt" style:language-asian="it" style:country-asian="IT"/>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paragraph-properties fo:margin-bottom="0in"/>
      <style:text-properties fo:color="#00000A" fo:font-size="10pt" style:font-size-asian="10pt" style:font-size-complex="10pt" style:language-asian="it" style:country-asian="IT"/>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Row4064" style:family="table-row">
      <style:table-row-properties style:row-height="0.0159in"/>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paragraph-properties fo:margin-bottom="0in"/>
      <style:text-properties fo:color="#00000A" fo:font-size="10pt" style:font-size-asian="10pt" style:font-size-complex="10pt"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margin-bottom="0in"/>
      <style:text-properties fo:color="#00000A" fo:font-size="10pt" style:font-size-asian="10pt" style:font-size-complex="10pt" style:language-asian="it" style:country-asian="IT"/>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Row4071" style:family="table-row">
      <style:table-row-properties style:row-height="0.0159in"/>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margin-bottom="0in"/>
      <style:text-properties fo:color="#00000A" fo:font-size="10pt" style:font-size-asian="10pt" style:font-size-complex="10pt" style:language-asian="it" style:country-asian="IT"/>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margin-bottom="0in"/>
      <style:text-properties fo:color="#00000A" fo:font-size="10pt" style:font-size-asian="10pt" style:font-size-complex="10pt" style:language-asian="it" style:country-asian="IT"/>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Row4078" style:family="table-row">
      <style:table-row-properties style:row-height="0.0159in"/>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margin-bottom="0in"/>
      <style:text-properties fo:color="#00000A" fo:font-size="10pt" style:font-size-asian="10pt" style:font-size-complex="10pt"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margin-bottom="0in"/>
      <style:text-properties fo:color="#00000A" fo:font-size="10pt" style:font-size-asian="10pt" style:font-size-complex="10pt" style:language-asian="it" style:country-asian="IT"/>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Row4085" style:family="table-row">
      <style:table-row-properties style:row-height="0.0159in"/>
    </style:style>
    <style:style style:name="TableCell4086" style:family="table-cell">
      <style:table-cell-properties fo:border="none" style:writing-mode="lr-tb" style:vertical-align="bottom" fo:padding-top="0in" fo:padding-left="0.0486in" fo:padding-bottom="0in" fo:padding-right="0.0486in"/>
    </style:style>
    <style:style style:name="P4087" style:parent-style-name="Standard" style:family="paragraph">
      <style:paragraph-properties fo:margin-bottom="0in"/>
      <style:text-properties fo:color="#00000A" fo:font-size="10pt" style:font-size-asian="10pt" style:font-size-complex="10pt" style:language-asian="it" style:country-asian="IT"/>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margin-bottom="0in"/>
      <style:text-properties fo:color="#00000A" fo:font-size="10pt" style:font-size-asian="10pt" style:font-size-complex="10pt" style:language-asian="it" style:country-asian="IT"/>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Row4092" style:family="table-row">
      <style:table-row-properties style:row-height="0.0159in"/>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paragraph-properties fo:margin-bottom="0in"/>
      <style:text-properties fo:color="#00000A" fo:font-size="10pt" style:font-size-asian="10pt" style:font-size-complex="10pt"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style:text-properties fo:color="#00000A" fo:font-size="10pt" style:font-size-asian="10pt" style:font-size-complex="10pt" style:language-asian="it" style:country-asian="IT"/>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margin-bottom="0in"/>
      <style:text-properties fo:color="#00000A" fo:font-size="10pt" style:font-size-asian="10pt" style:font-size-complex="10pt" style:language-asian="it" style:country-asian="IT"/>
    </style:style>
    <style:style style:name="TableRow4099" style:family="table-row">
      <style:table-row-properties style:row-height="0.0159in"/>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margin-bottom="0in"/>
      <style:text-properties fo:color="#00000A" fo:font-size="10pt" style:font-size-asian="10pt" style:font-size-complex="10pt" style:language-asian="it" style:country-asian="IT"/>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Row4106" style:family="table-row">
      <style:table-row-properties style:min-row-height="0.2083in"/>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Row4113" style:family="table-row">
      <style:table-row-properties style:min-row-height="0.2083in"/>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120" style:family="table-row">
      <style:table-row-properties style:row-height="0.0159in"/>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fo:color="#00000A" fo:font-size="10pt" style:font-size-asian="10pt" style:font-size-complex="10pt" style:language-asian="it" style:country-asian="IT"/>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Row4127" style:family="table-row">
      <style:table-row-properties style:row-height="0.0159in"/>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margin-bottom="0in"/>
      <style:text-properties fo:color="#00000A" fo:font-size="10pt" style:font-size-asian="10pt" style:font-size-complex="10pt" style:language-asian="it" style:country-asian="IT"/>
    </style:style>
    <style:style style:name="TableCell4130" style:family="table-cell">
      <style:table-cell-properties fo:border="none" style:writing-mode="lr-tb" style:vertical-align="bottom" fo:padding-top="0in" fo:padding-left="0.0486in" fo:padding-bottom="0in" fo:padding-right="0.0486in"/>
    </style:style>
    <style:style style:name="P4131" style:parent-style-name="Standard" style:family="paragraph">
      <style:paragraph-properties fo:margin-bottom="0in"/>
      <style:text-properties fo:color="#00000A" fo:font-size="10pt" style:font-size-asian="10pt" style:font-size-complex="10pt" style:language-asian="it" style:country-asian="IT"/>
    </style:style>
    <style:style style:name="TableCell4132" style:family="table-cell">
      <style:table-cell-properties fo:border="none" style:writing-mode="lr-tb" style:vertical-align="bottom" fo:padding-top="0in" fo:padding-left="0.0486in" fo:padding-bottom="0in" fo:padding-right="0.0486in"/>
    </style:style>
    <style:style style:name="P4133" style:parent-style-name="Standard" style:family="paragraph">
      <style:paragraph-properties fo:margin-bottom="0in"/>
      <style:text-properties fo:color="#00000A" fo:font-size="10pt" style:font-size-asian="10pt" style:font-size-complex="10pt" style:language-asian="it" style:country-asian="IT"/>
    </style:style>
    <style:style style:name="TableRow4134" style:family="table-row">
      <style:table-row-properties style:row-height="0.0159in"/>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Cell4137" style:family="table-cell">
      <style:table-cell-properties fo:border="none" style:writing-mode="lr-tb" style:vertical-align="bottom" fo:padding-top="0in" fo:padding-left="0.0486in" fo:padding-bottom="0in" fo:padding-right="0.0486in"/>
    </style:style>
    <style:style style:name="P4138" style:parent-style-name="Standard" style:family="paragraph">
      <style:paragraph-properties fo:margin-bottom="0in"/>
      <style:text-properties fo:color="#00000A" fo:font-size="10pt" style:font-size-asian="10pt" style:font-size-complex="10pt" style:language-asian="it" style:country-asian="IT"/>
    </style:style>
    <style:style style:name="TableCell4139" style:family="table-cell">
      <style:table-cell-properties fo:border="none" style:writing-mode="lr-tb" style:vertical-align="bottom" fo:padding-top="0in" fo:padding-left="0.0486in" fo:padding-bottom="0in" fo:padding-right="0.0486in"/>
    </style:style>
    <style:style style:name="P4140" style:parent-style-name="Standard" style:family="paragraph">
      <style:paragraph-properties fo:margin-bottom="0in"/>
      <style:text-properties fo:color="#00000A" fo:font-size="10pt" style:font-size-asian="10pt" style:font-size-complex="10pt" style:language-asian="it" style:country-asian="IT"/>
    </style:style>
    <style:style style:name="TableRow4141" style:family="table-row">
      <style:table-row-properties style:min-row-height="0.2083in"/>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144" style:family="table-cell">
      <style:table-cell-properties fo:border="none" style:writing-mode="lr-tb" style:vertical-align="bottom" fo:padding-top="0in" fo:padding-left="0.0486in" fo:padding-bottom="0in" fo:padding-right="0.0486in"/>
    </style:style>
    <style:style style:name="P414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146" style:family="table-row">
      <style:table-row-properties style:row-height="0.0159in"/>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fo:color="#00000A" fo:font-size="10pt" style:font-size-asian="10pt" style:font-size-complex="10pt" style:language-asian="it" style:country-asian="IT"/>
    </style:style>
    <style:style style:name="TableCell4151" style:family="table-cell">
      <style:table-cell-properties fo:border="none" style:writing-mode="lr-tb" style:vertical-align="bottom" fo:padding-top="0in" fo:padding-left="0.0486in" fo:padding-bottom="0in" fo:padding-right="0.0486in"/>
    </style:style>
    <style:style style:name="P4152" style:parent-style-name="Standard" style:family="paragraph">
      <style:paragraph-properties fo:margin-bottom="0in"/>
      <style:text-properties fo:color="#00000A" fo:font-size="10pt" style:font-size-asian="10pt" style:font-size-complex="10pt" style:language-asian="it" style:country-asian="IT"/>
    </style:style>
    <style:style style:name="TableRow4153" style:family="table-row">
      <style:table-row-properties style:row-height="0.0159in"/>
    </style:style>
    <style:style style:name="TableCell4154" style:family="table-cell">
      <style:table-cell-properties fo:border="none" style:writing-mode="lr-tb" style:vertical-align="bottom" fo:padding-top="0in" fo:padding-left="0.0486in" fo:padding-bottom="0in" fo:padding-right="0.0486in"/>
    </style:style>
    <style:style style:name="P4155" style:parent-style-name="Standard" style:family="paragraph">
      <style:paragraph-properties fo:margin-bottom="0in"/>
      <style:text-properties fo:color="#00000A" fo:font-size="10pt" style:font-size-asian="10pt" style:font-size-complex="10pt" style:language-asian="it" style:country-asian="IT"/>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paragraph-properties fo:margin-bottom="0in"/>
      <style:text-properties fo:color="#00000A" fo:font-size="10pt" style:font-size-asian="10pt" style:font-size-complex="10pt" style:language-asian="it" style:country-asian="IT"/>
    </style:style>
    <style:style style:name="TableCell4158" style:family="table-cell">
      <style:table-cell-properties fo:border="none" style:writing-mode="lr-tb" style:vertical-align="bottom" fo:padding-top="0in" fo:padding-left="0.0486in" fo:padding-bottom="0in" fo:padding-right="0.0486in"/>
    </style:style>
    <style:style style:name="P4159" style:parent-style-name="Standard" style:family="paragraph">
      <style:paragraph-properties fo:margin-bottom="0in"/>
      <style:text-properties fo:color="#00000A" fo:font-size="10pt" style:font-size-asian="10pt" style:font-size-complex="10pt" style:language-asian="it" style:country-asian="IT"/>
    </style:style>
    <style:style style:name="TableRow4160" style:family="table-row">
      <style:table-row-properties style:row-height="0.0159in"/>
    </style:style>
    <style:style style:name="TableCell4161" style:family="table-cell">
      <style:table-cell-properties fo:border="none" style:writing-mode="lr-tb" style:vertical-align="bottom" fo:padding-top="0in" fo:padding-left="0.0486in" fo:padding-bottom="0in" fo:padding-right="0.0486in"/>
    </style:style>
    <style:style style:name="P4162" style:parent-style-name="Standard" style:family="paragraph">
      <style:paragraph-properties fo:margin-bottom="0in"/>
      <style:text-properties fo:color="#00000A" fo:font-size="10pt" style:font-size-asian="10pt" style:font-size-complex="10pt" style:language-asian="it" style:country-asian="IT"/>
    </style:style>
    <style:style style:name="TableCell4163" style:family="table-cell">
      <style:table-cell-properties fo:border="none" style:writing-mode="lr-tb" style:vertical-align="bottom" fo:padding-top="0in" fo:padding-left="0.0486in" fo:padding-bottom="0in" fo:padding-right="0.0486in"/>
    </style:style>
    <style:style style:name="P4164" style:parent-style-name="Standard" style:family="paragraph">
      <style:paragraph-properties fo:margin-bottom="0in"/>
      <style:text-properties fo:color="#00000A" fo:font-size="10pt" style:font-size-asian="10pt" style:font-size-complex="10pt" style:language-asian="it" style:country-asian="IT"/>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fo:color="#00000A" fo:font-size="10pt" style:font-size-asian="10pt" style:font-size-complex="10pt" style:language-asian="it" style:country-asian="IT"/>
    </style:style>
    <style:style style:name="TableRow4167" style:family="table-row">
      <style:table-row-properties style:row-height="0.0159in"/>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paragraph-properties fo:margin-bottom="0in"/>
      <style:text-properties fo:color="#00000A" fo:font-size="10pt" style:font-size-asian="10pt" style:font-size-complex="10pt"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style:text-properties fo:color="#00000A" fo:font-size="10pt" style:font-size-asian="10pt" style:font-size-complex="10pt" style:language-asian="it" style:country-asian="IT"/>
    </style:style>
    <style:style style:name="TableRow4174" style:family="table-row">
      <style:table-row-properties style:row-height="0.0159in"/>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Row4181" style:family="table-row">
      <style:table-row-properties style:row-height="0.0159in"/>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Row4188" style:family="table-row">
      <style:table-row-properties style:row-height="0.0159in"/>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fo:color="#00000A" fo:font-size="10pt" style:font-size-asian="10pt" style:font-size-complex="10pt"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fo:color="#00000A" fo:font-size="10pt" style:font-size-asian="10pt" style:font-size-complex="10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text-properties fo:color="#00000A" fo:font-size="10pt" style:font-size-asian="10pt" style:font-size-complex="10pt" style:language-asian="it" style:country-asian="IT"/>
    </style:style>
    <style:style style:name="TableRow4195" style:family="table-row">
      <style:table-row-properties style:row-height="0.0159in"/>
    </style:style>
    <style:style style:name="TableCell4196" style:family="table-cell">
      <style:table-cell-properties fo:border="none" style:writing-mode="lr-tb" style:vertical-align="bottom" fo:padding-top="0in" fo:padding-left="0.0486in" fo:padding-bottom="0in" fo:padding-right="0.0486in"/>
    </style:style>
    <style:style style:name="P4197" style:parent-style-name="Standard" style:family="paragraph">
      <style:paragraph-properties fo:margin-bottom="0in"/>
      <style:text-properties fo:color="#00000A" fo:font-size="10pt" style:font-size-asian="10pt" style:font-size-complex="10pt" style:language-asian="it" style:country-asian="IT"/>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paragraph-properties fo:margin-bottom="0in"/>
      <style:text-properties fo:color="#00000A" fo:font-size="10pt" style:font-size-asian="10pt" style:font-size-complex="10pt"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Row4202" style:family="table-row">
      <style:table-row-properties style:row-height="0.0159in"/>
    </style:style>
    <style:style style:name="TableCell4203" style:family="table-cell">
      <style:table-cell-properties fo:border="none" style:writing-mode="lr-tb" style:vertical-align="bottom" fo:padding-top="0in" fo:padding-left="0.0486in" fo:padding-bottom="0in" fo:padding-right="0.0486in"/>
    </style:style>
    <style:style style:name="P4204" style:parent-style-name="Standard" style:family="paragraph">
      <style:paragraph-properties fo:margin-bottom="0in"/>
      <style:text-properties fo:color="#00000A" fo:font-size="10pt" style:font-size-asian="10pt" style:font-size-complex="10pt" style:language-asian="it" style:country-asian="IT"/>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paragraph-properties fo:margin-bottom="0in"/>
      <style:text-properties fo:color="#00000A" fo:font-size="10pt" style:font-size-asian="10pt" style:font-size-complex="10pt" style:language-asian="it" style:country-asian="IT"/>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Row4209" style:family="table-row">
      <style:table-row-properties style:row-height="0.0159in"/>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style:text-properties fo:color="#00000A" fo:font-size="10pt" style:font-size-asian="10pt" style:font-size-complex="10pt" style:language-asian="it" style:country-asian="IT"/>
    </style:style>
    <style:style style:name="TableRow4216" style:family="table-row">
      <style:table-row-properties style:row-height="0.0159in"/>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margin-bottom="0in"/>
      <style:text-properties fo:color="#00000A" fo:font-size="10pt" style:font-size-asian="10pt" style:font-size-complex="10pt" style:language-asian="it" style:country-asian="IT"/>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margin-bottom="0in"/>
      <style:text-properties fo:color="#00000A" fo:font-size="10pt" style:font-size-asian="10pt" style:font-size-complex="10pt" style:language-asian="it" style:country-asian="IT"/>
    </style:style>
    <style:style style:name="TableRow4223" style:family="table-row">
      <style:table-row-properties style:row-height="0.0159in"/>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paragraph-properties fo:margin-bottom="0in"/>
      <style:text-properties fo:color="#00000A" fo:font-size="10pt" style:font-size-asian="10pt" style:font-size-complex="10pt"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style:text-properties fo:color="#00000A" fo:font-size="10pt" style:font-size-asian="10pt" style:font-size-complex="10pt" style:language-asian="it" style:country-asian="IT"/>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Row4230" style:family="table-row">
      <style:table-row-properties style:row-height="0.0159in"/>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paragraph-properties fo:margin-bottom="0in"/>
      <style:text-properties fo:color="#00000A" fo:font-size="10pt" style:font-size-asian="10pt" style:font-size-complex="10pt"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Row4237" style:family="table-row">
      <style:table-row-properties style:row-height="0.0159in"/>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paragraph-properties fo:margin-bottom="0in"/>
      <style:text-properties fo:color="#00000A" fo:font-size="10pt" style:font-size-asian="10pt" style:font-size-complex="10pt"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Row4244" style:family="table-row">
      <style:table-row-properties style:row-height="0.0159in"/>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Row4251" style:family="table-row">
      <style:table-row-properties style:row-height="0.0159in"/>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Row4258" style:family="table-row">
      <style:table-row-properties style:row-height="0.0159in"/>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margin-bottom="0in"/>
      <style:text-properties fo:color="#00000A" fo:font-size="10pt" style:font-size-asian="10pt" style:font-size-complex="10pt" style:language-asian="it" style:country-asian="IT"/>
    </style:style>
    <style:style style:name="TableRow4265" style:family="table-row">
      <style:table-row-properties style:min-row-height="0.2083in"/>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Row4272" style:family="table-row">
      <style:table-row-properties style:min-row-height="0.2083in"/>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279" style:family="table-row">
      <style:table-row-properties style:row-height="0.0159in"/>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fo:color="#00000A" fo:font-size="10pt" style:font-size-asian="10pt" style:font-size-complex="10pt"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margin-bottom="0in"/>
      <style:text-properties fo:color="#00000A" fo:font-size="10pt" style:font-size-asian="10pt" style:font-size-complex="10pt" style:language-asian="it" style:country-asian="IT"/>
    </style:style>
    <style:style style:name="TableRow4286" style:family="table-row">
      <style:table-row-properties style:row-height="0.0159in"/>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paragraph-properties fo:margin-bottom="0in"/>
      <style:text-properties fo:color="#00000A" fo:font-size="10pt" style:font-size-asian="10pt" style:font-size-complex="10pt"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Row4293" style:family="table-row">
      <style:table-row-properties style:row-height="0.0159in"/>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fo:color="#00000A" fo:font-size="10pt" style:font-size-asian="10pt" style:font-size-complex="10pt"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Row4300" style:family="table-row">
      <style:table-row-properties style:row-height="0.0159in"/>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paragraph-properties fo:margin-bottom="0in"/>
      <style:text-properties fo:color="#00000A" fo:font-size="10pt" style:font-size-asian="10pt" style:font-size-complex="10pt" style:language-asian="it" style:country-asian="IT"/>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margin-bottom="0in"/>
      <style:text-properties fo:color="#00000A" fo:font-size="10pt" style:font-size-asian="10pt" style:font-size-complex="10pt" style:language-asian="it" style:country-asian="IT"/>
    </style:style>
    <style:style style:name="TableRow4307" style:family="table-row">
      <style:table-row-properties style:row-height="0.0159in"/>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margin-bottom="0in"/>
      <style:text-properties fo:color="#00000A" fo:font-size="10pt" style:font-size-asian="10pt" style:font-size-complex="10pt"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margin-bottom="0in"/>
      <style:text-properties fo:color="#00000A" fo:font-size="10pt" style:font-size-asian="10pt" style:font-size-complex="10pt" style:language-asian="it" style:country-asian="IT"/>
    </style:style>
    <style:style style:name="TableCell4312" style:family="table-cell">
      <style:table-cell-properties fo:border="none" style:writing-mode="lr-tb" style:vertical-align="bottom" fo:padding-top="0in" fo:padding-left="0.0486in" fo:padding-bottom="0in" fo:padding-right="0.0486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Row4314" style:family="table-row">
      <style:table-row-properties style:row-height="0.0159in"/>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style:text-properties fo:color="#00000A" fo:font-size="10pt" style:font-size-asian="10pt" style:font-size-complex="10pt"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margin-bottom="0in"/>
      <style:text-properties fo:color="#00000A" fo:font-size="10pt" style:font-size-asian="10pt" style:font-size-complex="10pt" style:language-asian="it" style:country-asian="IT"/>
    </style:style>
    <style:style style:name="TableRow4321" style:family="table-row">
      <style:table-row-properties style:row-height="0.0159in"/>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margin-bottom="0in"/>
      <style:text-properties fo:color="#00000A" fo:font-size="10pt" style:font-size-asian="10pt" style:font-size-complex="10pt"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margin-bottom="0in"/>
      <style:text-properties fo:color="#00000A" fo:font-size="10pt" style:font-size-asian="10pt" style:font-size-complex="10pt" style:language-asian="it" style:country-asian="IT"/>
    </style:style>
    <style:style style:name="TableRow4328" style:family="table-row">
      <style:table-row-properties style:row-height="0.0159in"/>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Row4335" style:family="table-row">
      <style:table-row-properties style:row-height="0.0159in"/>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margin-bottom="0in"/>
      <style:text-properties fo:color="#00000A" fo:font-size="10pt" style:font-size-asian="10pt" style:font-size-complex="10pt"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Row4342" style:family="table-row">
      <style:table-row-properties style:row-height="0.0159in"/>
    </style:style>
    <style:style style:name="TableCell4343" style:family="table-cell">
      <style:table-cell-properties fo:border="none" style:writing-mode="lr-tb" style:vertical-align="bottom" fo:padding-top="0in" fo:padding-left="0.0486in" fo:padding-bottom="0in" fo:padding-right="0.0486in"/>
    </style:style>
    <style:style style:name="P4344" style:parent-style-name="Standard" style:family="paragraph">
      <style:paragraph-properties fo:margin-bottom="0in"/>
      <style:text-properties fo:color="#00000A" fo:font-size="10pt" style:font-size-asian="10pt" style:font-size-complex="10pt" style:language-asian="it" style:country-asian="IT"/>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style:text-properties fo:color="#00000A" fo:font-size="10pt" style:font-size-asian="10pt" style:font-size-complex="10pt" style:language-asian="it" style:country-asian="IT"/>
    </style:style>
    <style:style style:name="TableRow4349" style:family="table-row">
      <style:table-row-properties style:row-height="0.0159in"/>
    </style:style>
    <style:style style:name="TableCell4350" style:family="table-cell">
      <style:table-cell-properties fo:border="none" style:writing-mode="lr-tb" style:vertical-align="bottom" fo:padding-top="0in" fo:padding-left="0.0486in" fo:padding-bottom="0in" fo:padding-right="0.0486in"/>
    </style:style>
    <style:style style:name="P4351" style:parent-style-name="Standard" style:family="paragraph">
      <style:paragraph-properties fo:margin-bottom="0in"/>
      <style:text-properties fo:color="#00000A" fo:font-size="10pt" style:font-size-asian="10pt" style:font-size-complex="10pt" style:language-asian="it" style:country-asian="IT"/>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paragraph-properties fo:margin-bottom="0in"/>
      <style:text-properties fo:color="#00000A" fo:font-size="10pt" style:font-size-asian="10pt" style:font-size-complex="10pt" style:language-asian="it" style:country-asian="IT"/>
    </style:style>
    <style:style style:name="TableRow4356" style:family="table-row">
      <style:table-row-properties style:row-height="0.0159in"/>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paragraph-properties fo:margin-bottom="0in"/>
      <style:text-properties fo:color="#00000A" fo:font-size="10pt" style:font-size-asian="10pt" style:font-size-complex="10pt"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style:text-properties fo:color="#00000A" fo:font-size="10pt" style:font-size-asian="10pt" style:font-size-complex="10pt" style:language-asian="it" style:country-asian="IT"/>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Row4363" style:family="table-row">
      <style:table-row-properties style:min-row-height="0.2083in"/>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fo:color="#00000A" fo:font-size="10pt" style:font-size-asian="10pt" style:font-size-complex="10pt" style:language-asian="it" style:country-asian="IT"/>
    </style:style>
    <style:style style:name="TableRow4370" style:family="table-row">
      <style:table-row-properties style:min-row-height="0.2083in"/>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377" style:family="table-row">
      <style:table-row-properties style:row-height="0.0159in"/>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fo:color="#00000A" fo:font-size="10pt" style:font-size-asian="10pt" style:font-size-complex="10pt" style:language-asian="it" style:country-asian="IT"/>
    </style:style>
    <style:style style:name="TableRow4384" style:family="table-row">
      <style:table-row-properties style:row-height="0.0159in"/>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paragraph-properties fo:margin-bottom="0in"/>
      <style:text-properties fo:color="#00000A" fo:font-size="10pt" style:font-size-asian="10pt" style:font-size-complex="10pt"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Row4391" style:family="table-row">
      <style:table-row-properties style:row-height="0.0159in"/>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paragraph-properties fo:margin-bottom="0in"/>
      <style:text-properties fo:color="#00000A" fo:font-size="10pt" style:font-size-asian="10pt" style:font-size-complex="10pt" style:language-asian="it" style:country-asian="IT"/>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style:text-properties fo:color="#00000A" fo:font-size="10pt" style:font-size-asian="10pt" style:font-size-complex="10pt" style:language-asian="it" style:country-asian="IT"/>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paragraph-properties fo:margin-bottom="0in"/>
      <style:text-properties fo:color="#00000A" fo:font-size="10pt" style:font-size-asian="10pt" style:font-size-complex="10pt" style:language-asian="it" style:country-asian="IT"/>
    </style:style>
    <style:style style:name="TableRow4398" style:family="table-row">
      <style:table-row-properties style:row-height="0.0159in"/>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Standard" style:family="paragraph">
      <style:paragraph-properties fo:margin-bottom="0in"/>
      <style:text-properties fo:color="#00000A" fo:font-size="10pt" style:font-size-asian="10pt" style:font-size-complex="10pt" style:language-asian="it" style:country-asian="IT"/>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margin-bottom="0in"/>
      <style:text-properties fo:color="#00000A" fo:font-size="10pt" style:font-size-asian="10pt" style:font-size-complex="10pt" style:language-asian="it" style:country-asian="IT"/>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style:text-properties fo:color="#00000A" fo:font-size="10pt" style:font-size-asian="10pt" style:font-size-complex="10pt" style:language-asian="it" style:country-asian="IT"/>
    </style:style>
    <style:style style:name="TableRow4405" style:family="table-row">
      <style:table-row-properties style:row-height="0.0159in"/>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margin-bottom="0in"/>
      <style:text-properties fo:color="#00000A" fo:font-size="10pt" style:font-size-asian="10pt" style:font-size-complex="10pt" style:language-asian="it" style:country-asian="IT"/>
    </style:style>
    <style:style style:name="TableCell4408" style:family="table-cell">
      <style:table-cell-properties fo:border="none" style:writing-mode="lr-tb" style:vertical-align="bottom" fo:padding-top="0in" fo:padding-left="0.0486in" fo:padding-bottom="0in" fo:padding-right="0.0486in"/>
    </style:style>
    <style:style style:name="P4409" style:parent-style-name="Standard" style:family="paragraph">
      <style:paragraph-properties fo:margin-bottom="0in"/>
      <style:text-properties fo:color="#00000A" fo:font-size="10pt" style:font-size-asian="10pt" style:font-size-complex="10pt" style:language-asian="it" style:country-asian="IT"/>
    </style:style>
    <style:style style:name="TableCell4410" style:family="table-cell">
      <style:table-cell-properties fo:border="none" style:writing-mode="lr-tb" style:vertical-align="bottom" fo:padding-top="0in" fo:padding-left="0.0486in" fo:padding-bottom="0in" fo:padding-right="0.0486in"/>
    </style:style>
    <style:style style:name="P4411" style:parent-style-name="Standard" style:family="paragraph">
      <style:paragraph-properties fo:margin-bottom="0in"/>
      <style:text-properties fo:color="#00000A" fo:font-size="10pt" style:font-size-asian="10pt" style:font-size-complex="10pt" style:language-asian="it" style:country-asian="IT"/>
    </style:style>
    <style:style style:name="TableRow4412" style:family="table-row">
      <style:table-row-properties style:row-height="0.0159in"/>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margin-bottom="0in"/>
      <style:text-properties fo:color="#00000A" fo:font-size="10pt" style:font-size-asian="10pt" style:font-size-complex="10pt" style:language-asian="it" style:country-asian="IT"/>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paragraph-properties fo:margin-bottom="0in"/>
      <style:text-properties fo:color="#00000A" fo:font-size="10pt" style:font-size-asian="10pt" style:font-size-complex="10pt" style:language-asian="it" style:country-asian="IT"/>
    </style:style>
    <style:style style:name="TableCell4417" style:family="table-cell">
      <style:table-cell-properties fo:border="none" style:writing-mode="lr-tb" style:vertical-align="bottom" fo:padding-top="0in" fo:padding-left="0.0486in" fo:padding-bottom="0in" fo:padding-right="0.0486in"/>
    </style:style>
    <style:style style:name="P4418" style:parent-style-name="Standard" style:family="paragraph">
      <style:paragraph-properties fo:margin-bottom="0in"/>
      <style:text-properties fo:color="#00000A" fo:font-size="10pt" style:font-size-asian="10pt" style:font-size-complex="10pt" style:language-asian="it" style:country-asian="IT"/>
    </style:style>
    <style:style style:name="TableRow4419" style:family="table-row">
      <style:table-row-properties style:row-height="0.0159in"/>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fo:color="#00000A" fo:font-size="10pt" style:font-size-asian="10pt" style:font-size-complex="10pt" style:language-asian="it" style:country-asian="IT"/>
    </style:style>
    <style:style style:name="TableCell4422" style:family="table-cell">
      <style:table-cell-properties fo:border="none" style:writing-mode="lr-tb" style:vertical-align="bottom" fo:padding-top="0in" fo:padding-left="0.0486in" fo:padding-bottom="0in" fo:padding-right="0.0486in"/>
    </style:style>
    <style:style style:name="P4423" style:parent-style-name="Standard" style:family="paragraph">
      <style:paragraph-properties fo:margin-bottom="0in"/>
      <style:text-properties fo:color="#00000A" fo:font-size="10pt" style:font-size-asian="10pt" style:font-size-complex="10pt" style:language-asian="it" style:country-asian="IT"/>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margin-bottom="0in"/>
      <style:text-properties fo:color="#00000A" fo:font-size="10pt" style:font-size-asian="10pt" style:font-size-complex="10pt" style:language-asian="it" style:country-asian="IT"/>
    </style:style>
    <style:style style:name="TableRow4426" style:family="table-row">
      <style:table-row-properties style:row-height="0.0159in"/>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fo:color="#00000A" fo:font-size="10pt" style:font-size-asian="10pt" style:font-size-complex="10pt" style:language-asian="it" style:country-asian="IT"/>
    </style:style>
    <style:style style:name="TableCell4429" style:family="table-cell">
      <style:table-cell-properties fo:border="none" style:writing-mode="lr-tb" style:vertical-align="bottom" fo:padding-top="0in" fo:padding-left="0.0486in" fo:padding-bottom="0in" fo:padding-right="0.0486in"/>
    </style:style>
    <style:style style:name="P4430" style:parent-style-name="Standard" style:family="paragraph">
      <style:paragraph-properties fo:margin-bottom="0in"/>
      <style:text-properties fo:color="#00000A" fo:font-size="10pt" style:font-size-asian="10pt" style:font-size-complex="10pt" style:language-asian="it" style:country-asian="IT"/>
    </style:style>
    <style:style style:name="TableCell4431" style:family="table-cell">
      <style:table-cell-properties fo:border="none" style:writing-mode="lr-tb" style:vertical-align="bottom" fo:padding-top="0in" fo:padding-left="0.0486in" fo:padding-bottom="0in" fo:padding-right="0.0486in"/>
    </style:style>
    <style:style style:name="P4432" style:parent-style-name="Standard" style:family="paragraph">
      <style:paragraph-properties fo:margin-bottom="0in"/>
      <style:text-properties fo:color="#00000A" fo:font-size="10pt" style:font-size-asian="10pt" style:font-size-complex="10pt" style:language-asian="it" style:country-asian="IT"/>
    </style:style>
    <style:style style:name="TableRow4433" style:family="table-row">
      <style:table-row-properties style:min-row-height="0.2083in"/>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38" style:family="table-cell">
      <style:table-cell-properties fo:border="none" style:writing-mode="lr-tb" style:vertical-align="bottom" fo:padding-top="0in" fo:padding-left="0.0486in" fo:padding-bottom="0in" fo:padding-right="0.0486in"/>
    </style:style>
    <style:style style:name="P4439" style:parent-style-name="Standard" style:family="paragraph">
      <style:paragraph-properties fo:margin-bottom="0in"/>
      <style:text-properties fo:color="#00000A" fo:font-size="10pt" style:font-size-asian="10pt" style:font-size-complex="10pt" style:language-asian="it" style:country-asian="IT"/>
    </style:style>
    <style:style style:name="TableRow4440" style:family="table-row">
      <style:table-row-properties style:min-row-height="0.2083in"/>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margin-bottom="0in"/>
      <style:text-properties fo:color="#00000A" fo:font-size="10pt" style:font-size-asian="10pt" style:font-size-complex="10pt" style:language-asian="it" style:country-asian="IT"/>
    </style:style>
    <style:style style:name="TableCell4443" style:family="table-cell">
      <style:table-cell-properties fo:border="none" style:writing-mode="lr-tb" style:vertical-align="bottom" fo:padding-top="0in" fo:padding-left="0.0486in" fo:padding-bottom="0in" fo:padding-right="0.0486in"/>
    </style:style>
    <style:style style:name="P4444" style:parent-style-name="Standard" style:family="paragraph">
      <style:paragraph-properties fo:margin-bottom="0in"/>
      <style:text-properties fo:color="#00000A" fo:font-size="10pt" style:font-size-asian="10pt" style:font-size-complex="10pt" style:language-asian="it" style:country-asian="IT"/>
    </style:style>
    <style:style style:name="TableCell4445" style:family="table-cell">
      <style:table-cell-properties fo:border="none" style:writing-mode="lr-tb" style:vertical-align="bottom" fo:padding-top="0in" fo:padding-left="0.0486in" fo:padding-bottom="0in" fo:padding-right="0.0486in"/>
    </style:style>
    <style:style style:name="P444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447" style:family="table-row">
      <style:table-row-properties style:row-height="0.0159in"/>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50" style:family="table-cell">
      <style:table-cell-properties fo:border="none" style:writing-mode="lr-tb" style:vertical-align="bottom" fo:padding-top="0in" fo:padding-left="0.0486in" fo:padding-bottom="0in" fo:padding-right="0.0486in"/>
    </style:style>
    <style:style style:name="P4451" style:parent-style-name="Standard" style:family="paragraph">
      <style:paragraph-properties fo:margin-bottom="0in"/>
      <style:text-properties fo:color="#00000A" fo:font-size="10pt" style:font-size-asian="10pt" style:font-size-complex="10pt" style:language-asian="it" style:country-asian="IT"/>
    </style:style>
    <style:style style:name="TableCell4452" style:family="table-cell">
      <style:table-cell-properties fo:border="none" style:writing-mode="lr-tb" style:vertical-align="bottom" fo:padding-top="0in" fo:padding-left="0.0486in" fo:padding-bottom="0in" fo:padding-right="0.0486in"/>
    </style:style>
    <style:style style:name="P4453" style:parent-style-name="Standard" style:family="paragraph">
      <style:paragraph-properties fo:margin-bottom="0in"/>
      <style:text-properties fo:color="#00000A" fo:font-size="10pt" style:font-size-asian="10pt" style:font-size-complex="10pt" style:language-asian="it" style:country-asian="IT"/>
    </style:style>
    <style:style style:name="TableRow4454" style:family="table-row">
      <style:table-row-properties style:min-row-height="0.2083in"/>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57"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58"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59"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60"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6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text-properties style:font-name-asian="Times New Roman" style:font-name-complex="Calibri" fo:color="#000000" style:language-asian="it" style:country-asian="IT"/>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style:text-properties fo:color="#00000A" fo:font-size="10pt" style:font-size-asian="10pt" style:font-size-complex="10pt" style:language-asian="it" style:country-asian="IT"/>
    </style:style>
    <style:style style:name="P4466" style:parent-style-name="Normale" style:family="paragraph">
      <style:paragraph-properties fo:break-before="page"/>
    </style:style>
    <style:style style:name="TableColumn4468" style:family="table-column">
      <style:table-column-properties style:column-width="2.0263in"/>
    </style:style>
    <style:style style:name="TableColumn4469" style:family="table-column">
      <style:table-column-properties style:column-width="1.7791in"/>
    </style:style>
    <style:style style:name="TableColumn4470" style:family="table-column">
      <style:table-column-properties style:column-width="1.9027in"/>
    </style:style>
    <style:style style:name="Table4467" style:family="table">
      <style:table-properties style:width="5.7083in" fo:margin-left="0.0312in" table:align="left"/>
    </style:style>
    <style:style style:name="TableRow4471" style:family="table-row">
      <style:table-row-properties style:min-row-height="0.2083in"/>
    </style:style>
    <style:style style:name="TableCell4472" style:family="table-cell">
      <style:table-cell-properties fo:border="none" style:writing-mode="lr-tb" style:vertical-align="bottom" fo:padding-top="0in" fo:padding-left="0.0486in" fo:padding-bottom="0in" fo:padding-right="0.0486in"/>
    </style:style>
    <style:style style:name="P4473" style:parent-style-name="Titolo1" style:family="paragraph">
      <style:text-properties style:font-name-asian="Times New Roman" style:language-asian="it" style:country-asian="IT"/>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text-properties style:font-name-asian="Times New Roman" style:font-name-complex="Calibri" fo:font-weight="bold" style:font-weight-asian="bold" fo:color="#000000" style:language-asian="it" style:country-asian="IT"/>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Row4478" style:family="table-row">
      <style:table-row-properties style:row-height="0.0159in"/>
    </style:style>
    <style:style style:name="TableCell4479" style:family="table-cell">
      <style:table-cell-properties fo:border="none" style:writing-mode="lr-tb" style:vertical-align="bottom" fo:padding-top="0in" fo:padding-left="0.0486in" fo:padding-bottom="0in" fo:padding-right="0.0486in"/>
    </style:style>
    <style:style style:name="P4480" style:parent-style-name="Standard" style:family="paragraph">
      <style:paragraph-properties fo:margin-bottom="0in"/>
      <style:text-properties fo:color="#00000A" fo:font-size="10pt" style:font-size-asian="10pt" style:font-size-complex="10pt" style:language-asian="it" style:country-asian="IT"/>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paragraph-properties fo:margin-bottom="0in"/>
      <style:text-properties fo:color="#00000A" fo:font-size="10pt" style:font-size-asian="10pt" style:font-size-complex="10pt" style:language-asian="it" style:country-asian="IT"/>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fo:color="#00000A" fo:font-size="10pt" style:font-size-asian="10pt" style:font-size-complex="10pt" style:language-asian="it" style:country-asian="IT"/>
    </style:style>
    <style:style style:name="TableRow4485" style:family="table-row">
      <style:table-row-properties style:min-row-height="0.2083in"/>
    </style:style>
    <style:style style:name="TableCell4486" style:family="table-cell">
      <style:table-cell-properties fo:border="none" style:writing-mode="lr-tb" style:vertical-align="bottom" fo:padding-top="0in" fo:padding-left="0.0486in" fo:padding-bottom="0in" fo:padding-right="0.0486in"/>
    </style:style>
    <style:style style:name="P448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text-properties style:font-name-asian="Times New Roman" style:font-name-complex="Calibri" fo:color="#000000" style:language-asian="it" style:country-asian="IT"/>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Row4492" style:family="table-row">
      <style:table-row-properties style:row-height="0.0159in"/>
    </style:style>
    <style:style style:name="TableCell4493" style:family="table-cell">
      <style:table-cell-properties fo:border="none" style:writing-mode="lr-tb" style:vertical-align="bottom" fo:padding-top="0in" fo:padding-left="0.0486in" fo:padding-bottom="0in" fo:padding-right="0.0486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Row4499" style:family="table-row">
      <style:table-row-properties style:row-height="0.0159in"/>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margin-bottom="0in"/>
      <style:text-properties fo:color="#00000A" fo:font-size="10pt" style:font-size-asian="10pt" style:font-size-complex="10pt" style:language-asian="it" style:country-asian="IT"/>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fo:color="#00000A" fo:font-size="10pt" style:font-size-asian="10pt" style:font-size-complex="10pt" style:language-asian="it" style:country-asian="IT"/>
    </style:style>
    <style:style style:name="TableRow4506" style:family="table-row">
      <style:table-row-properties style:min-row-height="0.2083in"/>
    </style:style>
    <style:style style:name="TableCell4507" style:family="table-cell">
      <style:table-cell-properties fo:border="none" style:writing-mode="lr-tb" style:vertical-align="bottom" fo:padding-top="0in" fo:padding-left="0.0486in" fo:padding-bottom="0in" fo:padding-right="0.0486in"/>
    </style:style>
    <style:style style:name="P450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text-properties style:font-name-asian="Times New Roman" style:font-name-complex="Calibri" fo:color="#000000"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fo:color="#00000A" fo:font-size="10pt" style:font-size-asian="10pt" style:font-size-complex="10pt" style:language-asian="it" style:country-asian="IT"/>
    </style:style>
    <style:style style:name="TableRow4513" style:family="table-row">
      <style:table-row-properties style:row-height="0.0159in"/>
    </style:style>
    <style:style style:name="TableCell4514" style:family="table-cell">
      <style:table-cell-properties fo:border="none" style:writing-mode="lr-tb" style:vertical-align="bottom" fo:padding-top="0in" fo:padding-left="0.0486in" fo:padding-bottom="0in" fo:padding-right="0.0486in"/>
    </style:style>
    <style:style style:name="P4515" style:parent-style-name="Standard" style:family="paragraph">
      <style:paragraph-properties fo:margin-bottom="0in"/>
      <style:text-properties fo:color="#00000A" fo:font-size="10pt" style:font-size-asian="10pt" style:font-size-complex="10pt" style:language-asian="it" style:country-asian="IT"/>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margin-bottom="0in"/>
      <style:text-properties fo:color="#00000A" fo:font-size="10pt" style:font-size-asian="10pt" style:font-size-complex="10pt" style:language-asian="it" style:country-asian="IT"/>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paragraph-properties fo:margin-bottom="0in"/>
      <style:text-properties fo:color="#00000A" fo:font-size="10pt" style:font-size-asian="10pt" style:font-size-complex="10pt" style:language-asian="it" style:country-asian="IT"/>
    </style:style>
    <style:style style:name="TableRow4520" style:family="table-row">
      <style:table-row-properties style:row-height="0.0159in"/>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margin-bottom="0in"/>
      <style:text-properties fo:color="#00000A" fo:font-size="10pt" style:font-size-asian="10pt" style:font-size-complex="10pt" style:language-asian="it" style:country-asian="IT"/>
    </style:style>
    <style:style style:name="TableRow4527" style:family="table-row">
      <style:table-row-properties style:min-row-height="0.2083in"/>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text-properties style:font-name-asian="Times New Roman" style:font-name-complex="Calibri" fo:color="#000000" style:language-asian="it" style:country-asian="IT"/>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34" style:family="table-row">
      <style:table-row-properties style:row-height="0.0159in"/>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text-properties style:font-name-asian="Times New Roman" style:font-name-complex="Calibri" fo:color="#000000" style:language-asian="it" style:country-asian="IT"/>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paragraph-properties fo:margin-bottom="0in"/>
      <style:text-properties fo:color="#00000A" fo:font-size="10pt" style:font-size-asian="10pt" style:font-size-complex="10pt" style:language-asian="it" style:country-asian="IT"/>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fo:color="#00000A" fo:font-size="10pt" style:font-size-asian="10pt" style:font-size-complex="10pt" style:language-asian="it" style:country-asian="IT"/>
    </style:style>
    <style:style style:name="TableRow4541" style:family="table-row">
      <style:table-row-properties style:row-height="0.0159in"/>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paragraph-properties fo:margin-bottom="0in"/>
      <style:text-properties fo:color="#00000A" fo:font-size="10pt" style:font-size-asian="10pt" style:font-size-complex="10pt" style:language-asian="it" style:country-asian="IT"/>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Cell4546" style:family="table-cell">
      <style:table-cell-properties fo:border="none" style:writing-mode="lr-tb" style:vertical-align="bottom" fo:padding-top="0in" fo:padding-left="0.0486in" fo:padding-bottom="0in" fo:padding-right="0.0486in"/>
    </style:style>
    <style:style style:name="P4547" style:parent-style-name="Standard" style:family="paragraph">
      <style:paragraph-properties fo:margin-bottom="0in"/>
      <style:text-properties fo:color="#00000A" fo:font-size="10pt" style:font-size-asian="10pt" style:font-size-complex="10pt" style:language-asian="it" style:country-asian="IT"/>
    </style:style>
    <style:style style:name="TableRow4548" style:family="table-row">
      <style:table-row-properties style:row-height="0.0159in"/>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Row4555" style:family="table-row">
      <style:table-row-properties style:min-row-height="0.2083in"/>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text-properties style:font-name-asian="Times New Roman" style:font-name-complex="Calibri" fo:color="#000000" style:language-asian="it" style:country-asian="IT"/>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62" style:family="table-row">
      <style:table-row-properties style:row-height="0.0159in"/>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text-properties style:font-name-asian="Times New Roman" style:font-name-complex="Calibri" fo:color="#000000" style:language-asian="it" style:country-asian="IT"/>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margin-bottom="0in"/>
      <style:text-properties fo:color="#00000A" fo:font-size="10pt" style:font-size-asian="10pt" style:font-size-complex="10pt"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fo:color="#00000A" fo:font-size="10pt" style:font-size-asian="10pt" style:font-size-complex="10pt" style:language-asian="it" style:country-asian="IT"/>
    </style:style>
    <style:style style:name="TableRow4569" style:family="table-row">
      <style:table-row-properties style:row-height="0.0159in"/>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paragraph-properties fo:margin-bottom="0in"/>
      <style:text-properties fo:color="#00000A" fo:font-size="10pt" style:font-size-asian="10pt" style:font-size-complex="10pt" style:language-asian="it" style:country-asian="IT"/>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paragraph-properties fo:margin-bottom="0in"/>
      <style:text-properties fo:color="#00000A" fo:font-size="10pt" style:font-size-asian="10pt" style:font-size-complex="10pt" style:language-asian="it" style:country-asian="IT"/>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fo:color="#00000A" fo:font-size="10pt" style:font-size-asian="10pt" style:font-size-complex="10pt" style:language-asian="it" style:country-asian="IT"/>
    </style:style>
    <style:style style:name="TableRow4576" style:family="table-row">
      <style:table-row-properties style:row-height="0.0159in"/>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Cell4579" style:family="table-cell">
      <style:table-cell-properties fo:border="none" style:writing-mode="lr-tb" style:vertical-align="bottom" fo:padding-top="0in" fo:padding-left="0.0486in" fo:padding-bottom="0in" fo:padding-right="0.0486in"/>
    </style:style>
    <style:style style:name="P4580" style:parent-style-name="Standard" style:family="paragraph">
      <style:paragraph-properties fo:margin-bottom="0in"/>
      <style:text-properties fo:color="#00000A" fo:font-size="10pt" style:font-size-asian="10pt" style:font-size-complex="10pt" style:language-asian="it" style:country-asian="IT"/>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paragraph-properties fo:margin-bottom="0in"/>
      <style:text-properties fo:color="#00000A" fo:font-size="10pt" style:font-size-asian="10pt" style:font-size-complex="10pt" style:language-asian="it" style:country-asian="IT"/>
    </style:style>
    <style:style style:name="TableRow4583" style:family="table-row">
      <style:table-row-properties style:min-row-height="0.2083in"/>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text-properties style:font-name-asian="Times New Roman" style:font-name-complex="Calibri" fo:color="#000000" style:language-asian="it" style:country-asian="IT"/>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90" style:family="table-row">
      <style:table-row-properties style:row-height="0.0159in"/>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text-properties style:font-name-asian="Times New Roman" style:font-name-complex="Calibri" fo:color="#000000"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Row4597" style:family="table-row">
      <style:table-row-properties style:row-height="0.0159in"/>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Row4604" style:family="table-row">
      <style:table-row-properties style:row-height="0.0159in"/>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margin-bottom="0in"/>
      <style:text-properties fo:color="#00000A" fo:font-size="10pt" style:font-size-asian="10pt" style:font-size-complex="10pt"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margin-bottom="0in"/>
      <style:text-properties fo:color="#00000A" fo:font-size="10pt" style:font-size-asian="10pt" style:font-size-complex="10pt"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style:text-properties fo:color="#00000A" fo:font-size="10pt" style:font-size-asian="10pt" style:font-size-complex="10pt" style:language-asian="it" style:country-asian="IT"/>
    </style:style>
    <style:style style:name="TableRow4611" style:family="table-row">
      <style:table-row-properties style:row-height="0.0159in"/>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paragraph-properties fo:margin-bottom="0in"/>
      <style:text-properties fo:color="#00000A" fo:font-size="10pt" style:font-size-asian="10pt" style:font-size-complex="10pt"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style:text-properties fo:color="#00000A" fo:font-size="10pt" style:font-size-asian="10pt" style:font-size-complex="10pt"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style:text-properties fo:color="#00000A" fo:font-size="10pt" style:font-size-asian="10pt" style:font-size-complex="10pt" style:language-asian="it" style:country-asian="IT"/>
    </style:style>
    <style:style style:name="TableRow4618" style:family="table-row">
      <style:table-row-properties style:min-row-height="0.2083in"/>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text-properties style:font-name-asian="Times New Roman" style:font-name-complex="Calibri" fo:color="#000000"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margin-bottom="0in"/>
      <style:text-properties fo:color="#00000A" fo:font-size="10pt" style:font-size-asian="10pt" style:font-size-complex="10pt" style:language-asian="it" style:country-asian="IT"/>
    </style:style>
    <style:style style:name="TableRow4625" style:family="table-row">
      <style:table-row-properties style:row-height="0.0159in"/>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margin-bottom="0in"/>
      <style:text-properties fo:color="#00000A" fo:font-size="10pt" style:font-size-asian="10pt" style:font-size-complex="10pt" style:language-asian="it" style:country-asian="IT"/>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paragraph-properties fo:margin-bottom="0in"/>
      <style:text-properties fo:color="#00000A" fo:font-size="10pt" style:font-size-asian="10pt" style:font-size-complex="10pt"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Row4632" style:family="table-row">
      <style:table-row-properties style:row-height="0.0159in"/>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margin-bottom="0in"/>
      <style:text-properties fo:color="#00000A" fo:font-size="10pt" style:font-size-asian="10pt" style:font-size-complex="10pt" style:language-asian="it" style:country-asian="IT"/>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margin-bottom="0in"/>
      <style:text-properties fo:color="#00000A" fo:font-size="10pt" style:font-size-asian="10pt" style:font-size-complex="10pt" style:language-asian="it" style:country-asian="IT"/>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margin-bottom="0in"/>
      <style:text-properties fo:color="#00000A" fo:font-size="10pt" style:font-size-asian="10pt" style:font-size-complex="10pt" style:language-asian="it" style:country-asian="IT"/>
    </style:style>
    <style:style style:name="TableRow4639" style:family="table-row">
      <style:table-row-properties style:min-row-height="0.2083in"/>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text-properties style:font-name-asian="Times New Roman" style:font-name-complex="Calibri" fo:color="#000000"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margin-bottom="0in"/>
      <style:text-properties fo:color="#00000A" fo:font-size="10pt" style:font-size-asian="10pt" style:font-size-complex="10pt" style:language-asian="it" style:country-asian="IT"/>
    </style:style>
    <style:style style:name="TableRow4646" style:family="table-row">
      <style:table-row-properties style:row-height="0.0159in"/>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Row4653" style:family="table-row">
      <style:table-row-properties style:row-height="0.0159in"/>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Row4660" style:family="table-row">
      <style:table-row-properties style:min-row-height="0.2083in"/>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text-properties style:font-name-asian="Times New Roman" style:font-name-complex="Calibri" fo:color="#000000"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67" style:family="table-row">
      <style:table-row-properties style:row-height="0.0159in"/>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text-properties style:font-name-asian="Times New Roman" style:font-name-complex="Calibri" fo:color="#000000" style:language-asian="it" style:country-asian="IT"/>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style:text-properties fo:color="#00000A" fo:font-size="10pt" style:font-size-asian="10pt" style:font-size-complex="10pt"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margin-bottom="0in"/>
      <style:text-properties fo:color="#00000A" fo:font-size="10pt" style:font-size-asian="10pt" style:font-size-complex="10pt" style:language-asian="it" style:country-asian="IT"/>
    </style:style>
    <style:style style:name="TableRow4674" style:family="table-row">
      <style:table-row-properties style:row-height="0.0159in"/>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Row4681" style:family="table-row">
      <style:table-row-properties style:row-height="0.0159in"/>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margin-bottom="0in"/>
      <style:text-properties fo:color="#00000A" fo:font-size="10pt" style:font-size-asian="10pt" style:font-size-complex="10pt" style:language-asian="it" style:country-asian="IT"/>
    </style:style>
    <style:style style:name="TableRow4688" style:family="table-row">
      <style:table-row-properties style:min-row-height="0.2083in"/>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text-properties style:font-name-asian="Times New Roman" style:font-name-complex="Calibri" fo:color="#000000" style:language-asian="it" style:country-asian="IT"/>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95" style:family="table-row">
      <style:table-row-properties style:row-height="0.0159in"/>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text-properties style:font-name-asian="Times New Roman" style:font-name-complex="Calibri" fo:color="#000000" style:language-asian="it" style:country-asian="IT"/>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paragraph-properties fo:margin-bottom="0in"/>
      <style:text-properties fo:color="#00000A" fo:font-size="10pt" style:font-size-asian="10pt" style:font-size-complex="10pt" style:language-asian="it" style:country-asian="IT"/>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TableRow4702" style:family="table-row">
      <style:table-row-properties style:row-height="0.0159in"/>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margin-bottom="0in"/>
      <style:text-properties fo:color="#00000A" fo:font-size="10pt" style:font-size-asian="10pt" style:font-size-complex="10pt" style:language-asian="it" style:country-asian="IT"/>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paragraph-properties fo:margin-bottom="0in"/>
      <style:text-properties fo:color="#00000A" fo:font-size="10pt" style:font-size-asian="10pt" style:font-size-complex="10pt" style:language-asian="it" style:country-asian="IT"/>
    </style:style>
    <style:style style:name="TableCell4707" style:family="table-cell">
      <style:table-cell-properties fo:border="none" style:writing-mode="lr-tb" style:vertical-align="bottom" fo:padding-top="0in" fo:padding-left="0.0486in" fo:padding-bottom="0in" fo:padding-right="0.0486in"/>
    </style:style>
    <style:style style:name="P4708" style:parent-style-name="Standard" style:family="paragraph">
      <style:paragraph-properties fo:margin-bottom="0in"/>
      <style:text-properties fo:color="#00000A" fo:font-size="10pt" style:font-size-asian="10pt" style:font-size-complex="10pt" style:language-asian="it" style:country-asian="IT"/>
    </style:style>
    <style:style style:name="TableRow4709" style:family="table-row">
      <style:table-row-properties style:row-height="0.0159in"/>
    </style:style>
    <style:style style:name="TableCell4710" style:family="table-cell">
      <style:table-cell-properties fo:border="none" style:writing-mode="lr-tb" style:vertical-align="bottom" fo:padding-top="0in" fo:padding-left="0.0486in" fo:padding-bottom="0in" fo:padding-right="0.0486in"/>
    </style:style>
    <style:style style:name="P4711" style:parent-style-name="Standard" style:family="paragraph">
      <style:paragraph-properties fo:margin-bottom="0in"/>
      <style:text-properties fo:color="#00000A" fo:font-size="10pt" style:font-size-asian="10pt" style:font-size-complex="10pt" style:language-asian="it" style:country-asian="IT"/>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margin-bottom="0in"/>
      <style:text-properties fo:color="#00000A" fo:font-size="10pt" style:font-size-asian="10pt" style:font-size-complex="10pt" style:language-asian="it" style:country-asian="IT"/>
    </style:style>
    <style:style style:name="TableCell4714" style:family="table-cell">
      <style:table-cell-properties fo:border="none" style:writing-mode="lr-tb" style:vertical-align="bottom" fo:padding-top="0in" fo:padding-left="0.0486in" fo:padding-bottom="0in" fo:padding-right="0.0486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TableRow4716" style:family="table-row">
      <style:table-row-properties style:min-row-height="0.2083in"/>
    </style:style>
    <style:style style:name="TableCell4717" style:family="table-cell">
      <style:table-cell-properties fo:border="none" style:writing-mode="lr-tb" style:vertical-align="bottom" fo:padding-top="0in" fo:padding-left="0.0486in" fo:padding-bottom="0in" fo:padding-right="0.0486in"/>
    </style:style>
    <style:style style:name="P471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719" style:family="table-cell">
      <style:table-cell-properties fo:border="none" style:writing-mode="lr-tb" style:vertical-align="bottom" fo:padding-top="0in" fo:padding-left="0.0486in" fo:padding-bottom="0in" fo:padding-right="0.0486in"/>
    </style:style>
    <style:style style:name="P4720" style:parent-style-name="Standard" style:family="paragraph">
      <style:text-properties style:font-name-asian="Times New Roman" style:font-name-complex="Calibri" fo:color="#000000" style:language-asian="it" style:country-asian="IT"/>
    </style:style>
    <style:style style:name="TableCell4721" style:family="table-cell">
      <style:table-cell-properties fo:border="none" style:writing-mode="lr-tb" style:vertical-align="bottom" fo:padding-top="0in" fo:padding-left="0.0486in" fo:padding-bottom="0in" fo:padding-right="0.0486in"/>
    </style:style>
    <style:style style:name="P472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723" style:family="table-row">
      <style:table-row-properties style:row-height="0.0159in"/>
    </style:style>
    <style:style style:name="TableCell4724" style:family="table-cell">
      <style:table-cell-properties fo:border="none" style:writing-mode="lr-tb" style:vertical-align="bottom" fo:padding-top="0in" fo:padding-left="0.0486in" fo:padding-bottom="0in" fo:padding-right="0.0486in"/>
    </style:style>
    <style:style style:name="P4725" style:parent-style-name="Standard" style:family="paragraph">
      <style:text-properties style:font-name-asian="Times New Roman" style:font-name-complex="Calibri" fo:color="#000000" style:language-asian="it" style:country-asian="IT"/>
    </style:style>
    <style:style style:name="TableCell4726" style:family="table-cell">
      <style:table-cell-properties fo:border="none" style:writing-mode="lr-tb" style:vertical-align="bottom" fo:padding-top="0in" fo:padding-left="0.0486in" fo:padding-bottom="0in" fo:padding-right="0.0486in"/>
    </style:style>
    <style:style style:name="P4727" style:parent-style-name="Standard" style:family="paragraph">
      <style:paragraph-properties fo:margin-bottom="0in"/>
      <style:text-properties fo:color="#00000A" fo:font-size="10pt" style:font-size-asian="10pt" style:font-size-complex="10pt" style:language-asian="it" style:country-asian="IT"/>
    </style:style>
    <style:style style:name="TableCell4728" style:family="table-cell">
      <style:table-cell-properties fo:border="none" style:writing-mode="lr-tb" style:vertical-align="bottom" fo:padding-top="0in" fo:padding-left="0.0486in" fo:padding-bottom="0in" fo:padding-right="0.0486in"/>
    </style:style>
    <style:style style:name="P4729" style:parent-style-name="Standard" style:family="paragraph">
      <style:paragraph-properties fo:margin-bottom="0in"/>
      <style:text-properties fo:color="#00000A" fo:font-size="10pt" style:font-size-asian="10pt" style:font-size-complex="10pt" style:language-asian="it" style:country-asian="IT"/>
    </style:style>
    <style:style style:name="TableRow4730" style:family="table-row">
      <style:table-row-properties style:row-height="0.0159in"/>
    </style:style>
    <style:style style:name="TableCell4731" style:family="table-cell">
      <style:table-cell-properties fo:border="none" style:writing-mode="lr-tb" style:vertical-align="bottom" fo:padding-top="0in" fo:padding-left="0.0486in" fo:padding-bottom="0in" fo:padding-right="0.0486in"/>
    </style:style>
    <style:style style:name="P4732" style:parent-style-name="Standard" style:family="paragraph">
      <style:paragraph-properties fo:margin-bottom="0in"/>
      <style:text-properties fo:color="#00000A" fo:font-size="10pt" style:font-size-asian="10pt" style:font-size-complex="10pt" style:language-asian="it" style:country-asian="IT"/>
    </style:style>
    <style:style style:name="TableCell4733" style:family="table-cell">
      <style:table-cell-properties fo:border="none" style:writing-mode="lr-tb" style:vertical-align="bottom" fo:padding-top="0in" fo:padding-left="0.0486in" fo:padding-bottom="0in" fo:padding-right="0.0486in"/>
    </style:style>
    <style:style style:name="P4734" style:parent-style-name="Standard" style:family="paragraph">
      <style:paragraph-properties fo:margin-bottom="0in"/>
      <style:text-properties fo:color="#00000A" fo:font-size="10pt" style:font-size-asian="10pt" style:font-size-complex="10pt" style:language-asian="it" style:country-asian="IT"/>
    </style:style>
    <style:style style:name="TableCell4735" style:family="table-cell">
      <style:table-cell-properties fo:border="none" style:writing-mode="lr-tb" style:vertical-align="bottom" fo:padding-top="0in" fo:padding-left="0.0486in" fo:padding-bottom="0in" fo:padding-right="0.0486in"/>
    </style:style>
    <style:style style:name="P4736" style:parent-style-name="Standard" style:family="paragraph">
      <style:paragraph-properties fo:margin-bottom="0in"/>
      <style:text-properties fo:color="#00000A" fo:font-size="10pt" style:font-size-asian="10pt" style:font-size-complex="10pt" style:language-asian="it" style:country-asian="IT"/>
    </style:style>
    <style:style style:name="TableRow4737" style:family="table-row">
      <style:table-row-properties style:row-height="0.0159in"/>
    </style:style>
    <style:style style:name="TableCell4738" style:family="table-cell">
      <style:table-cell-properties fo:border="none" style:writing-mode="lr-tb" style:vertical-align="bottom" fo:padding-top="0in" fo:padding-left="0.0486in" fo:padding-bottom="0in" fo:padding-right="0.0486in"/>
    </style:style>
    <style:style style:name="P4739" style:parent-style-name="Standard" style:family="paragraph">
      <style:paragraph-properties fo:margin-bottom="0in"/>
      <style:text-properties fo:color="#00000A" fo:font-size="10pt" style:font-size-asian="10pt" style:font-size-complex="10pt" style:language-asian="it" style:country-asian="IT"/>
    </style:style>
    <style:style style:name="TableCell4740" style:family="table-cell">
      <style:table-cell-properties fo:border="none" style:writing-mode="lr-tb" style:vertical-align="bottom" fo:padding-top="0in" fo:padding-left="0.0486in" fo:padding-bottom="0in" fo:padding-right="0.0486in"/>
    </style:style>
    <style:style style:name="P4741" style:parent-style-name="Standard" style:family="paragraph">
      <style:paragraph-properties fo:margin-bottom="0in"/>
      <style:text-properties fo:color="#00000A" fo:font-size="10pt" style:font-size-asian="10pt" style:font-size-complex="10pt" style:language-asian="it" style:country-asian="IT"/>
    </style:style>
    <style:style style:name="TableCell4742" style:family="table-cell">
      <style:table-cell-properties fo:border="none" style:writing-mode="lr-tb" style:vertical-align="bottom" fo:padding-top="0in" fo:padding-left="0.0486in" fo:padding-bottom="0in" fo:padding-right="0.0486in"/>
    </style:style>
    <style:style style:name="P4743" style:parent-style-name="Standard" style:family="paragraph">
      <style:paragraph-properties fo:margin-bottom="0in"/>
      <style:text-properties fo:color="#00000A" fo:font-size="10pt" style:font-size-asian="10pt" style:font-size-complex="10pt" style:language-asian="it" style:country-asian="IT"/>
    </style:style>
    <style:style style:name="TableRow4744" style:family="table-row">
      <style:table-row-properties style:row-height="0.0159in"/>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margin-bottom="0in"/>
      <style:text-properties fo:color="#00000A" fo:font-size="10pt" style:font-size-asian="10pt" style:font-size-complex="10pt" style:language-asian="it" style:country-asian="IT"/>
    </style:style>
    <style:style style:name="P4747" style:parent-style-name="Standard" style:family="paragraph">
      <style:paragraph-properties fo:margin-bottom="0in"/>
      <style:text-properties fo:color="#00000A" fo:font-size="10pt" style:font-size-asian="10pt" style:font-size-complex="10pt" style:language-asian="it" style:country-asian="IT"/>
    </style:style>
    <style:style style:name="P4748" style:parent-style-name="Standard" style:family="paragraph">
      <style:paragraph-properties fo:margin-bottom="0in"/>
      <style:text-properties fo:color="#00000A" fo:font-size="10pt" style:font-size-asian="10pt" style:font-size-complex="10pt" style:language-asian="it" style:country-asian="IT"/>
    </style:style>
    <style:style style:name="P4749" style:parent-style-name="Standard" style:family="paragraph">
      <style:paragraph-properties fo:margin-bottom="0in"/>
      <style:text-properties fo:color="#00000A" fo:font-size="10pt" style:font-size-asian="10pt" style:font-size-complex="10pt" style:language-asian="it" style:country-asian="IT"/>
    </style:style>
    <style:style style:name="TableCell4750" style:family="table-cell">
      <style:table-cell-properties fo:border="none" style:writing-mode="lr-tb" style:vertical-align="bottom" fo:padding-top="0in" fo:padding-left="0.0486in" fo:padding-bottom="0in" fo:padding-right="0.0486in"/>
    </style:style>
    <style:style style:name="P4751" style:parent-style-name="Standard" style:family="paragraph">
      <style:paragraph-properties fo:margin-bottom="0in"/>
      <style:text-properties fo:color="#00000A" fo:font-size="10pt" style:font-size-asian="10pt" style:font-size-complex="10pt" style:language-asian="it" style:country-asian="IT"/>
    </style:style>
    <style:style style:name="TableCell4752" style:family="table-cell">
      <style:table-cell-properties fo:border="none" style:writing-mode="lr-tb" style:vertical-align="bottom" fo:padding-top="0in" fo:padding-left="0.0486in" fo:padding-bottom="0in" fo:padding-right="0.0486in"/>
    </style:style>
    <style:style style:name="P4753" style:parent-style-name="Standard" style:family="paragraph">
      <style:paragraph-properties fo:margin-bottom="0in"/>
      <style:text-properties fo:color="#00000A" fo:font-size="10pt" style:font-size-asian="10pt" style:font-size-complex="10pt" style:language-asian="it" style:country-asian="IT"/>
    </style:style>
    <style:style style:name="P4754" style:parent-style-name="Standard" style:family="paragraph">
      <style:text-properties fo:font-weight="bold" style:font-weight-asian="bold" fo:color="#FF0000"/>
    </style:style>
    <style:style style:name="P4755" style:parent-style-name="Standard" style:family="paragraph">
      <style:text-properties fo:font-weight="bold" style:font-weight-asian="bold" fo:color="#FF0000"/>
    </style:style>
    <style:style style:name="TableColumn4757" style:family="table-column">
      <style:table-column-properties style:column-width="6.693in"/>
    </style:style>
    <style:style style:name="Table4756" style:family="table">
      <style:table-properties style:width="6.693in" fo:margin-left="-0.0069in" table:align="left"/>
    </style:style>
    <style:style style:name="TableRow4758" style:family="table-row">
      <style:table-row-properties/>
    </style:style>
    <style:style style:name="TableCell4759" style:family="table-cell">
      <style:table-cell-properties fo:border-top="none" fo:border-left="none" fo:border-bottom="0.0069in solid #808080" fo:border-right="none" style:writing-mode="lr-tb" fo:padding-top="0in" fo:padding-left="0.075in" fo:padding-bottom="0in" fo:padding-right="0.075in"/>
    </style:style>
    <style:style style:name="P4760" style:parent-style-name="Standard" style:family="paragraph">
      <style:paragraph-properties fo:margin-bottom="0in" fo:line-height="100%"/>
    </style:style>
    <style:style style:name="TableRow4761" style:family="table-row">
      <style:table-row-properties/>
    </style:style>
    <style:style style:name="TableCell47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3" style:parent-style-name="Standard" style:family="paragraph">
      <style:paragraph-properties fo:margin-bottom="0in" fo:line-height="100%"/>
    </style:style>
    <style:style style:name="TableRow4764" style:family="table-row">
      <style:table-row-properties/>
    </style:style>
    <style:style style:name="TableCell47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6" style:parent-style-name="Standard" style:family="paragraph">
      <style:paragraph-properties fo:margin-bottom="0in" fo:line-height="100%"/>
    </style:style>
    <style:style style:name="TableRow4767" style:family="table-row">
      <style:table-row-properties/>
    </style:style>
    <style:style style:name="TableCell47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9" style:parent-style-name="Standard" style:family="paragraph">
      <style:paragraph-properties fo:margin-bottom="0in" fo:line-height="100%"/>
    </style:style>
    <style:style style:name="TableRow4770" style:family="table-row">
      <style:table-row-properties/>
    </style:style>
    <style:style style:name="TableCell47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2" style:parent-style-name="Standard" style:family="paragraph">
      <style:paragraph-properties fo:margin-bottom="0in" fo:line-height="100%"/>
    </style:style>
    <style:style style:name="TableRow4773" style:family="table-row">
      <style:table-row-properties/>
    </style:style>
    <style:style style:name="TableCell47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5" style:parent-style-name="Standard" style:family="paragraph">
      <style:paragraph-properties fo:margin-bottom="0in" fo:line-height="100%"/>
    </style:style>
    <style:style style:name="TableRow4776" style:family="table-row">
      <style:table-row-properties/>
    </style:style>
    <style:style style:name="TableCell47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8" style:parent-style-name="Standard" style:family="paragraph">
      <style:paragraph-properties fo:margin-bottom="0in" fo:line-height="100%"/>
    </style:style>
    <style:style style:name="TableRow4779" style:family="table-row">
      <style:table-row-properties/>
    </style:style>
    <style:style style:name="TableCell47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1" style:parent-style-name="Standard" style:family="paragraph">
      <style:paragraph-properties fo:margin-bottom="0in" fo:line-height="100%"/>
    </style:style>
    <style:style style:name="TableRow4782" style:family="table-row">
      <style:table-row-properties/>
    </style:style>
    <style:style style:name="TableCell47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4" style:parent-style-name="Standard" style:family="paragraph">
      <style:paragraph-properties fo:margin-bottom="0in" fo:line-height="100%"/>
    </style:style>
    <style:style style:name="TableRow4785" style:family="table-row">
      <style:table-row-properties/>
    </style:style>
    <style:style style:name="TableCell47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7" style:parent-style-name="Standard" style:family="paragraph">
      <style:paragraph-properties fo:margin-bottom="0in" fo:line-height="100%"/>
    </style:style>
    <style:style style:name="TableRow4788" style:family="table-row">
      <style:table-row-properties/>
    </style:style>
    <style:style style:name="TableCell47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0" style:parent-style-name="Standard" style:family="paragraph">
      <style:paragraph-properties fo:margin-bottom="0in" fo:line-height="100%"/>
    </style:style>
    <style:style style:name="TableRow4791" style:family="table-row">
      <style:table-row-properties/>
    </style:style>
    <style:style style:name="TableCell47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3" style:parent-style-name="Standard" style:family="paragraph">
      <style:paragraph-properties fo:margin-bottom="0in" fo:line-height="100%"/>
    </style:style>
    <style:style style:name="TableRow4794" style:family="table-row">
      <style:table-row-properties/>
    </style:style>
    <style:style style:name="TableCell47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6" style:parent-style-name="Standard" style:family="paragraph">
      <style:paragraph-properties fo:margin-bottom="0in" fo:line-height="100%"/>
    </style:style>
    <style:style style:name="P4797" style:parent-style-name="Titolo2" style:family="paragraph">
      <style:paragraph-properties fo:break-before="page"/>
    </style:style>
    <style:style style:name="TableColumn4799" style:family="table-column">
      <style:table-column-properties style:column-width="6.693in"/>
    </style:style>
    <style:style style:name="Table4798" style:family="table">
      <style:table-properties style:width="6.693in" fo:margin-left="-0.0069in" table:align="left"/>
    </style:style>
    <style:style style:name="TableRow4800" style:family="table-row">
      <style:table-row-properties/>
    </style:style>
    <style:style style:name="TableCell48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2" style:parent-style-name="Standard" style:family="paragraph">
      <style:paragraph-properties fo:margin-bottom="0in" fo:line-height="100%"/>
    </style:style>
    <style:style style:name="TableRow4803" style:family="table-row">
      <style:table-row-properties/>
    </style:style>
    <style:style style:name="TableCell4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5" style:parent-style-name="Standard" style:family="paragraph">
      <style:paragraph-properties fo:margin-bottom="0in" fo:line-height="100%"/>
    </style:style>
    <style:style style:name="TableRow4806" style:family="table-row">
      <style:table-row-properties/>
    </style:style>
    <style:style style:name="TableCell4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8" style:parent-style-name="Standard" style:family="paragraph">
      <style:paragraph-properties fo:margin-bottom="0in" fo:line-height="100%"/>
    </style:style>
    <style:style style:name="TableRow4809" style:family="table-row">
      <style:table-row-properties/>
    </style:style>
    <style:style style:name="TableCell4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1" style:parent-style-name="Standard" style:family="paragraph">
      <style:paragraph-properties fo:margin-bottom="0in" fo:line-height="100%"/>
    </style:style>
    <style:style style:name="TableRow4812" style:family="table-row">
      <style:table-row-properties/>
    </style:style>
    <style:style style:name="TableCell48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4" style:parent-style-name="Standard" style:family="paragraph">
      <style:paragraph-properties fo:margin-bottom="0in" fo:line-height="100%"/>
    </style:style>
    <style:style style:name="TableRow4815" style:family="table-row">
      <style:table-row-properties/>
    </style:style>
    <style:style style:name="TableCell48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7" style:parent-style-name="Standard" style:family="paragraph">
      <style:paragraph-properties fo:margin-bottom="0in" fo:line-height="100%"/>
    </style:style>
    <style:style style:name="TableRow4818" style:family="table-row">
      <style:table-row-properties/>
    </style:style>
    <style:style style:name="TableCell48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0" style:parent-style-name="Standard" style:family="paragraph">
      <style:paragraph-properties fo:margin-bottom="0in" fo:line-height="100%"/>
    </style:style>
    <style:style style:name="TableRow4821" style:family="table-row">
      <style:table-row-properties/>
    </style:style>
    <style:style style:name="TableCell48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3" style:parent-style-name="Standard" style:family="paragraph">
      <style:paragraph-properties fo:margin-bottom="0in" fo:line-height="100%"/>
    </style:style>
    <style:style style:name="TableRow4824" style:family="table-row">
      <style:table-row-properties/>
    </style:style>
    <style:style style:name="TableCell48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6" style:parent-style-name="Standard" style:family="paragraph">
      <style:paragraph-properties fo:margin-bottom="0in" fo:line-height="100%"/>
    </style:style>
    <style:style style:name="TableRow4827" style:family="table-row">
      <style:table-row-properties/>
    </style:style>
    <style:style style:name="TableCell48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9" style:parent-style-name="Standard" style:family="paragraph">
      <style:paragraph-properties fo:margin-bottom="0in" fo:line-height="100%"/>
    </style:style>
    <style:style style:name="TableRow4830" style:family="table-row">
      <style:table-row-properties/>
    </style:style>
    <style:style style:name="TableCell48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2" style:parent-style-name="Standard" style:family="paragraph">
      <style:paragraph-properties fo:margin-bottom="0in" fo:line-height="100%"/>
    </style:style>
    <style:style style:name="TableRow4833" style:family="table-row">
      <style:table-row-properties/>
    </style:style>
    <style:style style:name="TableCell48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5" style:parent-style-name="Standard" style:family="paragraph">
      <style:paragraph-properties fo:margin-bottom="0in" fo:line-height="100%"/>
    </style:style>
    <style:style style:name="TableRow4836" style:family="table-row">
      <style:table-row-properties/>
    </style:style>
    <style:style style:name="TableCell48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8" style:parent-style-name="Standard" style:family="paragraph">
      <style:paragraph-properties fo:margin-bottom="0in" fo:line-height="100%"/>
    </style:style>
    <style:style style:name="TableRow4839" style:family="table-row">
      <style:table-row-properties/>
    </style:style>
    <style:style style:name="TableCell48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1" style:parent-style-name="Standard" style:family="paragraph">
      <style:paragraph-properties fo:margin-bottom="0in" fo:line-height="100%"/>
    </style:style>
    <style:style style:name="TableRow4842" style:family="table-row">
      <style:table-row-properties/>
    </style:style>
    <style:style style:name="TableCell48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4" style:parent-style-name="Standard" style:family="paragraph">
      <style:paragraph-properties fo:margin-bottom="0in" fo:line-height="100%"/>
    </style:style>
    <style:style style:name="TableRow4845" style:family="table-row">
      <style:table-row-properties/>
    </style:style>
    <style:style style:name="TableCell48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7" style:parent-style-name="Standard" style:family="paragraph">
      <style:paragraph-properties fo:margin-bottom="0in" fo:line-height="100%"/>
    </style:style>
    <style:style style:name="TableRow4848" style:family="table-row">
      <style:table-row-properties/>
    </style:style>
    <style:style style:name="TableCell48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0" style:parent-style-name="Standard" style:family="paragraph">
      <style:paragraph-properties fo:margin-bottom="0in" fo:line-height="100%"/>
    </style:style>
    <style:style style:name="TableRow4851" style:family="table-row">
      <style:table-row-properties/>
    </style:style>
    <style:style style:name="TableCell48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3" style:parent-style-name="Standard" style:family="paragraph">
      <style:paragraph-properties fo:margin-bottom="0in" fo:line-height="100%"/>
    </style:style>
    <style:style style:name="TableRow4854" style:family="table-row">
      <style:table-row-properties/>
    </style:style>
    <style:style style:name="TableCell48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6" style:parent-style-name="Standard" style:family="paragraph">
      <style:paragraph-properties fo:margin-bottom="0in" fo:line-height="100%"/>
    </style:style>
    <style:style style:name="TableRow4857" style:family="table-row">
      <style:table-row-properties/>
    </style:style>
    <style:style style:name="TableCell48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9" style:parent-style-name="Standard" style:family="paragraph">
      <style:paragraph-properties fo:margin-bottom="0in" fo:line-height="100%"/>
    </style:style>
    <style:style style:name="TableRow4860" style:family="table-row">
      <style:table-row-properties/>
    </style:style>
    <style:style style:name="TableCell48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2" style:parent-style-name="Standard" style:family="paragraph">
      <style:paragraph-properties fo:margin-bottom="0in" fo:line-height="100%"/>
    </style:style>
    <style:style style:name="TableRow4863" style:family="table-row">
      <style:table-row-properties/>
    </style:style>
    <style:style style:name="TableCell48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5" style:parent-style-name="Standard" style:family="paragraph">
      <style:paragraph-properties fo:margin-bottom="0in" fo:line-height="100%"/>
    </style:style>
    <style:style style:name="TableRow4866" style:family="table-row">
      <style:table-row-properties/>
    </style:style>
    <style:style style:name="TableCell48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8" style:parent-style-name="Standard" style:family="paragraph">
      <style:paragraph-properties fo:margin-bottom="0in" fo:line-height="100%"/>
    </style:style>
    <style:style style:name="TableRow4869" style:family="table-row">
      <style:table-row-properties/>
    </style:style>
    <style:style style:name="TableCell48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1" style:parent-style-name="Standard" style:family="paragraph">
      <style:paragraph-properties fo:margin-bottom="0in" fo:line-height="100%"/>
    </style:style>
    <style:style style:name="TableRow4872" style:family="table-row">
      <style:table-row-properties/>
    </style:style>
    <style:style style:name="TableCell48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4" style:parent-style-name="Standard" style:family="paragraph">
      <style:paragraph-properties fo:margin-bottom="0in" fo:line-height="100%"/>
    </style:style>
    <style:style style:name="TableRow4875" style:family="table-row">
      <style:table-row-properties/>
    </style:style>
    <style:style style:name="TableCell48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7" style:parent-style-name="Standard" style:family="paragraph">
      <style:paragraph-properties fo:margin-bottom="0in" fo:line-height="100%"/>
    </style:style>
    <style:style style:name="TableRow4878" style:family="table-row">
      <style:table-row-properties/>
    </style:style>
    <style:style style:name="TableCell48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0" style:parent-style-name="Standard" style:family="paragraph">
      <style:paragraph-properties fo:margin-bottom="0in" fo:line-height="100%"/>
    </style:style>
    <style:style style:name="TableRow4881" style:family="table-row">
      <style:table-row-properties/>
    </style:style>
    <style:style style:name="TableCell48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3" style:parent-style-name="Standard" style:family="paragraph">
      <style:paragraph-properties fo:margin-bottom="0in" fo:line-height="100%"/>
    </style:style>
    <style:style style:name="TableRow4884" style:family="table-row">
      <style:table-row-properties/>
    </style:style>
    <style:style style:name="TableCell48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6" style:parent-style-name="Standard" style:family="paragraph">
      <style:paragraph-properties fo:margin-bottom="0in" fo:line-height="100%"/>
    </style:style>
    <style:style style:name="TableRow4887" style:family="table-row">
      <style:table-row-properties/>
    </style:style>
    <style:style style:name="TableCell48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9" style:parent-style-name="Standard" style:family="paragraph">
      <style:paragraph-properties fo:margin-bottom="0in" fo:line-height="100%"/>
    </style:style>
    <style:style style:name="TableRow4890" style:family="table-row">
      <style:table-row-properties/>
    </style:style>
    <style:style style:name="TableCell48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2" style:parent-style-name="Standard" style:family="paragraph">
      <style:paragraph-properties fo:margin-bottom="0in" fo:line-height="100%"/>
    </style:style>
    <style:style style:name="TableRow4893" style:family="table-row">
      <style:table-row-properties/>
    </style:style>
    <style:style style:name="TableCell48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5" style:parent-style-name="Standard" style:family="paragraph">
      <style:paragraph-properties fo:margin-bottom="0in" fo:line-height="100%"/>
    </style:style>
    <style:style style:name="TableRow4896" style:family="table-row">
      <style:table-row-properties/>
    </style:style>
    <style:style style:name="TableCell48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8" style:parent-style-name="Standard" style:family="paragraph">
      <style:paragraph-properties fo:margin-bottom="0in" fo:line-height="100%"/>
    </style:style>
    <style:style style:name="TableRow4899" style:family="table-row">
      <style:table-row-properties/>
    </style:style>
    <style:style style:name="TableCell49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1" style:parent-style-name="Standard" style:family="paragraph">
      <style:paragraph-properties fo:margin-bottom="0in" fo:line-height="100%"/>
    </style:style>
    <style:style style:name="TableRow4902" style:family="table-row">
      <style:table-row-properties/>
    </style:style>
    <style:style style:name="TableCell49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4" style:parent-style-name="Standard" style:family="paragraph">
      <style:paragraph-properties fo:margin-bottom="0in" fo:line-height="100%"/>
    </style:style>
    <style:style style:name="TableRow4905" style:family="table-row">
      <style:table-row-properties/>
    </style:style>
    <style:style style:name="TableCell49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7" style:parent-style-name="Standard" style:family="paragraph">
      <style:paragraph-properties fo:margin-bottom="0in" fo:line-height="100%"/>
    </style:style>
    <style:style style:name="TableRow4908" style:family="table-row">
      <style:table-row-properties/>
    </style:style>
    <style:style style:name="TableCell49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0" style:parent-style-name="Standard" style:family="paragraph">
      <style:paragraph-properties fo:margin-bottom="0in" fo:line-height="100%"/>
    </style:style>
    <style:style style:name="TableRow4911" style:family="table-row">
      <style:table-row-properties/>
    </style:style>
    <style:style style:name="TableCell49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3" style:parent-style-name="Standard" style:family="paragraph">
      <style:paragraph-properties fo:margin-bottom="0in" fo:line-height="100%"/>
    </style:style>
    <style:style style:name="TableRow4914" style:family="table-row">
      <style:table-row-properties/>
    </style:style>
    <style:style style:name="TableCell49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6" style:parent-style-name="Standard" style:family="paragraph">
      <style:paragraph-properties fo:margin-bottom="0in" fo:line-height="100%"/>
    </style:style>
    <style:style style:name="TableRow4917" style:family="table-row">
      <style:table-row-properties/>
    </style:style>
    <style:style style:name="TableCell49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9" style:parent-style-name="Standard" style:family="paragraph">
      <style:paragraph-properties fo:margin-bottom="0in" fo:line-height="100%"/>
    </style:style>
    <style:style style:name="TableRow4920" style:family="table-row">
      <style:table-row-properties/>
    </style:style>
    <style:style style:name="TableCell49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2" style:parent-style-name="Standard" style:family="paragraph">
      <style:paragraph-properties fo:margin-bottom="0in" fo:line-height="100%"/>
    </style:style>
    <style:style style:name="TableRow4923" style:family="table-row">
      <style:table-row-properties/>
    </style:style>
    <style:style style:name="TableCell49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5" style:parent-style-name="Standard" style:family="paragraph">
      <style:paragraph-properties fo:margin-bottom="0in" fo:line-height="100%"/>
    </style:style>
    <style:style style:name="TableRow4926" style:family="table-row">
      <style:table-row-properties/>
    </style:style>
    <style:style style:name="TableCell49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8" style:parent-style-name="Standard" style:family="paragraph">
      <style:paragraph-properties fo:margin-bottom="0in" fo:line-height="100%"/>
    </style:style>
    <style:style style:name="TableRow4929" style:family="table-row">
      <style:table-row-properties/>
    </style:style>
    <style:style style:name="TableCell49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1" style:parent-style-name="Standard" style:family="paragraph">
      <style:paragraph-properties fo:margin-bottom="0in" fo:line-height="100%"/>
    </style:style>
    <style:style style:name="TableRow4932" style:family="table-row">
      <style:table-row-properties/>
    </style:style>
    <style:style style:name="TableCell49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4" style:parent-style-name="Standard" style:family="paragraph">
      <style:paragraph-properties fo:margin-bottom="0in" fo:line-height="100%"/>
    </style:style>
    <style:style style:name="TableRow4935" style:family="table-row">
      <style:table-row-properties/>
    </style:style>
    <style:style style:name="TableCell49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7" style:parent-style-name="Standard" style:family="paragraph">
      <style:paragraph-properties fo:margin-bottom="0in" fo:line-height="100%"/>
    </style:style>
    <style:style style:name="TableColumn4939" style:family="table-column">
      <style:table-column-properties style:column-width="6.693in"/>
    </style:style>
    <style:style style:name="Table4938" style:family="table">
      <style:table-properties style:width="6.693in" fo:margin-left="-0.0069in" table:align="left"/>
    </style:style>
    <style:style style:name="TableRow4940" style:family="table-row">
      <style:table-row-properties/>
    </style:style>
    <style:style style:name="TableCell49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2" style:parent-style-name="Standard" style:family="paragraph">
      <style:paragraph-properties fo:margin-bottom="0in" fo:line-height="100%"/>
    </style:style>
    <style:style style:name="TableRow4943" style:family="table-row">
      <style:table-row-properties/>
    </style:style>
    <style:style style:name="TableCell49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5" style:parent-style-name="Standard" style:family="paragraph">
      <style:paragraph-properties fo:margin-bottom="0in" fo:line-height="100%"/>
    </style:style>
    <style:style style:name="TableRow4946" style:family="table-row">
      <style:table-row-properties/>
    </style:style>
    <style:style style:name="TableCell49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8" style:parent-style-name="Standard" style:family="paragraph">
      <style:paragraph-properties fo:margin-bottom="0in" fo:line-height="100%"/>
    </style:style>
    <style:style style:name="TableRow4949" style:family="table-row">
      <style:table-row-properties/>
    </style:style>
    <style:style style:name="TableCell49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1" style:parent-style-name="Standard" style:family="paragraph">
      <style:paragraph-properties fo:margin-bottom="0in" fo:line-height="100%"/>
    </style:style>
    <style:style style:name="TableRow4952" style:family="table-row">
      <style:table-row-properties/>
    </style:style>
    <style:style style:name="TableCell49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4" style:parent-style-name="Standard" style:family="paragraph">
      <style:paragraph-properties fo:margin-bottom="0in" fo:line-height="100%"/>
    </style:style>
    <style:style style:name="TableRow4955" style:family="table-row">
      <style:table-row-properties/>
    </style:style>
    <style:style style:name="TableCell49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7" style:parent-style-name="Standard" style:family="paragraph">
      <style:paragraph-properties fo:margin-bottom="0in" fo:line-height="100%"/>
    </style:style>
    <style:style style:name="TableRow4958" style:family="table-row">
      <style:table-row-properties/>
    </style:style>
    <style:style style:name="TableCell49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0" style:parent-style-name="Standard" style:family="paragraph">
      <style:paragraph-properties fo:margin-bottom="0in" fo:line-height="100%"/>
    </style:style>
    <style:style style:name="TableRow4961" style:family="table-row">
      <style:table-row-properties/>
    </style:style>
    <style:style style:name="TableCell49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3" style:parent-style-name="Standard" style:family="paragraph">
      <style:paragraph-properties fo:margin-bottom="0in" fo:line-height="100%"/>
    </style:style>
    <style:style style:name="TableRow4964" style:family="table-row">
      <style:table-row-properties/>
    </style:style>
    <style:style style:name="TableCell49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6" style:parent-style-name="Standard" style:family="paragraph">
      <style:paragraph-properties fo:margin-bottom="0in" fo:line-height="100%"/>
    </style:style>
    <style:style style:name="TableRow4967" style:family="table-row">
      <style:table-row-properties/>
    </style:style>
    <style:style style:name="TableCell49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9" style:parent-style-name="Standard" style:family="paragraph">
      <style:paragraph-properties fo:margin-bottom="0in" fo:line-height="100%"/>
    </style:style>
    <style:style style:name="TableRow4970" style:family="table-row">
      <style:table-row-properties/>
    </style:style>
    <style:style style:name="TableCell49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2" style:parent-style-name="Standard" style:family="paragraph">
      <style:paragraph-properties fo:margin-bottom="0in" fo:line-height="100%"/>
    </style:style>
    <style:style style:name="TableRow4973" style:family="table-row">
      <style:table-row-properties/>
    </style:style>
    <style:style style:name="TableCell49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5" style:parent-style-name="Standard" style:family="paragraph">
      <style:paragraph-properties fo:margin-bottom="0in" fo:line-height="100%"/>
    </style:style>
    <style:style style:name="TableRow4976" style:family="table-row">
      <style:table-row-properties/>
    </style:style>
    <style:style style:name="TableCell49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8" style:parent-style-name="Standard" style:family="paragraph">
      <style:paragraph-properties fo:margin-bottom="0in" fo:line-height="100%"/>
    </style:style>
    <style:style style:name="TableRow4979" style:family="table-row">
      <style:table-row-properties/>
    </style:style>
    <style:style style:name="TableCell49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1" style:parent-style-name="Standard" style:family="paragraph">
      <style:paragraph-properties fo:margin-bottom="0in" fo:line-height="100%"/>
    </style:style>
    <style:style style:name="TableRow4982" style:family="table-row">
      <style:table-row-properties/>
    </style:style>
    <style:style style:name="TableCell49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4" style:parent-style-name="Standard" style:family="paragraph">
      <style:paragraph-properties fo:margin-bottom="0in" fo:line-height="100%"/>
    </style:style>
    <style:style style:name="TableRow4985" style:family="table-row">
      <style:table-row-properties/>
    </style:style>
    <style:style style:name="TableCell49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7" style:parent-style-name="Standard" style:family="paragraph">
      <style:paragraph-properties fo:margin-bottom="0in" fo:line-height="100%"/>
    </style:style>
    <style:style style:name="TableRow4988" style:family="table-row">
      <style:table-row-properties/>
    </style:style>
    <style:style style:name="TableCell49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0" style:parent-style-name="Standard" style:family="paragraph">
      <style:paragraph-properties fo:margin-bottom="0in" fo:line-height="100%"/>
    </style:style>
    <style:style style:name="TableRow4991" style:family="table-row">
      <style:table-row-properties/>
    </style:style>
    <style:style style:name="TableCell49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3" style:parent-style-name="Standard" style:family="paragraph">
      <style:paragraph-properties fo:margin-bottom="0in" fo:line-height="100%"/>
    </style:style>
    <style:style style:name="TableRow4994" style:family="table-row">
      <style:table-row-properties/>
    </style:style>
    <style:style style:name="TableCell49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6" style:parent-style-name="Standard" style:family="paragraph">
      <style:paragraph-properties fo:margin-bottom="0in" fo:line-height="100%"/>
    </style:style>
    <style:style style:name="TableRow4997" style:family="table-row">
      <style:table-row-properties/>
    </style:style>
    <style:style style:name="TableCell49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9" style:parent-style-name="Standard" style:family="paragraph">
      <style:paragraph-properties fo:margin-bottom="0in" fo:line-height="100%"/>
    </style:style>
    <style:style style:name="TableRow5000" style:family="table-row">
      <style:table-row-properties/>
    </style:style>
    <style:style style:name="TableCell50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2" style:parent-style-name="Standard" style:family="paragraph">
      <style:paragraph-properties fo:margin-bottom="0in" fo:line-height="100%"/>
    </style:style>
    <style:style style:name="TableRow5003" style:family="table-row">
      <style:table-row-properties/>
    </style:style>
    <style:style style:name="TableCell50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5" style:parent-style-name="Standard" style:family="paragraph">
      <style:paragraph-properties fo:margin-bottom="0in" fo:line-height="100%"/>
    </style:style>
    <style:style style:name="TableRow5006" style:family="table-row">
      <style:table-row-properties/>
    </style:style>
    <style:style style:name="TableCell50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8" style:parent-style-name="Standard" style:family="paragraph">
      <style:paragraph-properties fo:margin-bottom="0in" fo:line-height="100%"/>
    </style:style>
    <style:style style:name="TableRow5009" style:family="table-row">
      <style:table-row-properties/>
    </style:style>
    <style:style style:name="TableCell50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1" style:parent-style-name="Standard" style:family="paragraph">
      <style:paragraph-properties fo:margin-bottom="0in" fo:line-height="100%"/>
    </style:style>
    <style:style style:name="TableRow5012" style:family="table-row">
      <style:table-row-properties/>
    </style:style>
    <style:style style:name="TableCell50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4" style:parent-style-name="Standard" style:family="paragraph">
      <style:paragraph-properties fo:margin-bottom="0in" fo:line-height="100%"/>
    </style:style>
    <style:style style:name="TableRow5015" style:family="table-row">
      <style:table-row-properties/>
    </style:style>
    <style:style style:name="TableCell50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7" style:parent-style-name="Standard" style:family="paragraph">
      <style:paragraph-properties fo:margin-bottom="0in" fo:line-height="100%"/>
    </style:style>
    <style:style style:name="TableRow5018" style:family="table-row">
      <style:table-row-properties/>
    </style:style>
    <style:style style:name="TableCell50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0" style:parent-style-name="Standard" style:family="paragraph">
      <style:paragraph-properties fo:margin-bottom="0in" fo:line-height="100%"/>
    </style:style>
    <style:style style:name="TableRow5021" style:family="table-row">
      <style:table-row-properties/>
    </style:style>
    <style:style style:name="TableCell50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3" style:parent-style-name="Standard" style:family="paragraph">
      <style:paragraph-properties fo:margin-bottom="0in" fo:line-height="100%"/>
    </style:style>
    <style:style style:name="TableRow5024" style:family="table-row">
      <style:table-row-properties/>
    </style:style>
    <style:style style:name="TableCell50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6" style:parent-style-name="Standard" style:family="paragraph">
      <style:paragraph-properties fo:margin-bottom="0in" fo:line-height="100%"/>
    </style:style>
    <style:style style:name="TableRow5027" style:family="table-row">
      <style:table-row-properties/>
    </style:style>
    <style:style style:name="TableCell50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9" style:parent-style-name="Standard" style:family="paragraph">
      <style:paragraph-properties fo:margin-bottom="0in" fo:line-height="100%"/>
    </style:style>
    <style:style style:name="TableRow5030" style:family="table-row">
      <style:table-row-properties/>
    </style:style>
    <style:style style:name="TableCell50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2" style:parent-style-name="Standard" style:family="paragraph">
      <style:paragraph-properties fo:margin-bottom="0in" fo:line-height="100%"/>
    </style:style>
    <style:style style:name="TableRow5033" style:family="table-row">
      <style:table-row-properties/>
    </style:style>
    <style:style style:name="TableCell50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5" style:parent-style-name="Standard" style:family="paragraph">
      <style:paragraph-properties fo:margin-bottom="0in" fo:line-height="100%"/>
    </style:style>
    <style:style style:name="TableRow5036" style:family="table-row">
      <style:table-row-properties/>
    </style:style>
    <style:style style:name="TableCell50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8" style:parent-style-name="Standard" style:family="paragraph">
      <style:paragraph-properties fo:margin-bottom="0in" fo:line-height="100%"/>
    </style:style>
    <style:style style:name="TableRow5039" style:family="table-row">
      <style:table-row-properties/>
    </style:style>
    <style:style style:name="TableCell50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1" style:parent-style-name="Standard" style:family="paragraph">
      <style:paragraph-properties fo:margin-bottom="0in" fo:line-height="100%"/>
    </style:style>
    <style:style style:name="TableRow5042" style:family="table-row">
      <style:table-row-properties/>
    </style:style>
    <style:style style:name="TableCell50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4" style:parent-style-name="Standard" style:family="paragraph">
      <style:paragraph-properties fo:margin-bottom="0in" fo:line-height="100%"/>
    </style:style>
    <style:style style:name="TableRow5045" style:family="table-row">
      <style:table-row-properties/>
    </style:style>
    <style:style style:name="TableCell50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7" style:parent-style-name="Standard" style:family="paragraph">
      <style:paragraph-properties fo:margin-bottom="0in" fo:line-height="100%"/>
    </style:style>
    <style:style style:name="TableRow5048" style:family="table-row">
      <style:table-row-properties/>
    </style:style>
    <style:style style:name="TableCell50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0" style:parent-style-name="Standard" style:family="paragraph">
      <style:paragraph-properties fo:margin-bottom="0in" fo:line-height="100%"/>
    </style:style>
    <style:style style:name="TableRow5051" style:family="table-row">
      <style:table-row-properties/>
    </style:style>
    <style:style style:name="TableCell50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3" style:parent-style-name="Standard" style:family="paragraph">
      <style:paragraph-properties fo:margin-bottom="0in" fo:line-height="100%"/>
    </style:style>
    <style:style style:name="TableRow5054" style:family="table-row">
      <style:table-row-properties/>
    </style:style>
    <style:style style:name="TableCell50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6" style:parent-style-name="Standard" style:family="paragraph">
      <style:paragraph-properties fo:margin-bottom="0in" fo:line-height="100%"/>
    </style:style>
    <style:style style:name="TableRow5057" style:family="table-row">
      <style:table-row-properties/>
    </style:style>
    <style:style style:name="TableCell50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9" style:parent-style-name="Standard" style:family="paragraph">
      <style:paragraph-properties fo:margin-bottom="0in" fo:line-height="100%"/>
    </style:style>
    <style:style style:name="TableRow5060" style:family="table-row">
      <style:table-row-properties/>
    </style:style>
    <style:style style:name="TableCell50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2" style:parent-style-name="Standard" style:family="paragraph">
      <style:paragraph-properties fo:margin-bottom="0in" fo:line-height="100%"/>
    </style:style>
    <style:style style:name="TableRow5063" style:family="table-row">
      <style:table-row-properties/>
    </style:style>
    <style:style style:name="TableCell50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5" style:parent-style-name="Standard" style:family="paragraph">
      <style:paragraph-properties fo:margin-bottom="0in" fo:line-height="100%"/>
    </style:style>
    <style:style style:name="TableRow5066" style:family="table-row">
      <style:table-row-properties/>
    </style:style>
    <style:style style:name="TableCell50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8" style:parent-style-name="Standard" style:family="paragraph">
      <style:paragraph-properties fo:margin-bottom="0in" fo:line-height="100%"/>
    </style:style>
    <style:style style:name="TableRow5069" style:family="table-row">
      <style:table-row-properties/>
    </style:style>
    <style:style style:name="TableCell50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1" style:parent-style-name="Standard" style:family="paragraph">
      <style:paragraph-properties fo:margin-bottom="0in" fo:line-height="100%"/>
    </style:style>
    <style:style style:name="TableRow5072" style:family="table-row">
      <style:table-row-properties/>
    </style:style>
    <style:style style:name="TableCell50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4" style:parent-style-name="Standard" style:family="paragraph">
      <style:paragraph-properties fo:margin-bottom="0in" fo:line-height="100%"/>
    </style:style>
    <style:style style:name="TableRow5075" style:family="table-row">
      <style:table-row-properties/>
    </style:style>
    <style:style style:name="TableCell50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7" style:parent-style-name="Standard" style:family="paragraph">
      <style:paragraph-properties fo:margin-bottom="0in" fo:line-height="100%"/>
    </style:style>
    <style:style style:name="P5078" style:parent-style-name="Standard" style:family="paragraph">
      <style:text-properties fo:font-weight="bold" style:font-weight-asian="bold"/>
    </style:style>
    <style:style style:name="TableColumn5080" style:family="table-column">
      <style:table-column-properties style:column-width="6.693in"/>
    </style:style>
    <style:style style:name="Table5079" style:family="table">
      <style:table-properties style:width="6.693in" fo:margin-left="-0.0069in" table:align="left"/>
    </style:style>
    <style:style style:name="TableRow5081" style:family="table-row">
      <style:table-row-properties/>
    </style:style>
    <style:style style:name="TableCell50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3" style:parent-style-name="Standard" style:family="paragraph">
      <style:paragraph-properties fo:margin-bottom="0in" fo:line-height="100%"/>
    </style:style>
    <style:style style:name="TableRow5084" style:family="table-row">
      <style:table-row-properties/>
    </style:style>
    <style:style style:name="TableCell50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6" style:parent-style-name="Standard" style:family="paragraph">
      <style:paragraph-properties fo:margin-bottom="0in" fo:line-height="100%"/>
    </style:style>
    <style:style style:name="TableRow5087" style:family="table-row">
      <style:table-row-properties/>
    </style:style>
    <style:style style:name="TableCell50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9" style:parent-style-name="Standard" style:family="paragraph">
      <style:paragraph-properties fo:margin-bottom="0in" fo:line-height="100%"/>
    </style:style>
    <style:style style:name="TableRow5090" style:family="table-row">
      <style:table-row-properties/>
    </style:style>
    <style:style style:name="TableCell50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2" style:parent-style-name="Standard" style:family="paragraph">
      <style:paragraph-properties fo:margin-bottom="0in" fo:line-height="100%"/>
    </style:style>
    <style:style style:name="TableRow5093" style:family="table-row">
      <style:table-row-properties/>
    </style:style>
    <style:style style:name="TableCell50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5" style:parent-style-name="Standard" style:family="paragraph">
      <style:paragraph-properties fo:margin-bottom="0in" fo:line-height="100%"/>
    </style:style>
    <style:style style:name="TableRow5096" style:family="table-row">
      <style:table-row-properties/>
    </style:style>
    <style:style style:name="TableCell50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8" style:parent-style-name="Standard" style:family="paragraph">
      <style:paragraph-properties fo:margin-bottom="0in" fo:line-height="100%"/>
    </style:style>
    <style:style style:name="TableRow5099" style:family="table-row">
      <style:table-row-properties/>
    </style:style>
    <style:style style:name="TableCell51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1" style:parent-style-name="Standard" style:family="paragraph">
      <style:paragraph-properties fo:margin-bottom="0in" fo:line-height="100%"/>
    </style:style>
    <style:style style:name="TableRow5102" style:family="table-row">
      <style:table-row-properties/>
    </style:style>
    <style:style style:name="TableCell51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4" style:parent-style-name="Standard" style:family="paragraph">
      <style:paragraph-properties fo:margin-bottom="0in" fo:line-height="100%"/>
    </style:style>
    <style:style style:name="TableRow5105" style:family="table-row">
      <style:table-row-properties/>
    </style:style>
    <style:style style:name="TableCell51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7" style:parent-style-name="Standard" style:family="paragraph">
      <style:paragraph-properties fo:margin-bottom="0in" fo:line-height="100%"/>
    </style:style>
    <style:style style:name="TableRow5108" style:family="table-row">
      <style:table-row-properties/>
    </style:style>
    <style:style style:name="TableCell5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0" style:parent-style-name="Standard" style:family="paragraph">
      <style:paragraph-properties fo:margin-bottom="0in" fo:line-height="100%"/>
    </style:style>
    <style:style style:name="P5111" style:parent-style-name="Standard" style:family="paragraph">
      <style:text-properties fo:font-weight="bold" style:font-weight-asian="bold"/>
    </style:style>
    <style:style style:name="TableColumn5113" style:family="table-column">
      <style:table-column-properties style:column-width="6.693in"/>
    </style:style>
    <style:style style:name="Table5112" style:family="table">
      <style:table-properties style:width="6.693in" fo:margin-left="-0.0069in" table:align="left"/>
    </style:style>
    <style:style style:name="TableRow5114" style:family="table-row">
      <style:table-row-properties/>
    </style:style>
    <style:style style:name="TableCell5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6" style:parent-style-name="Standard" style:family="paragraph">
      <style:paragraph-properties fo:margin-bottom="0in" fo:line-height="100%"/>
    </style:style>
    <style:style style:name="TableRow5117" style:family="table-row">
      <style:table-row-properties/>
    </style:style>
    <style:style style:name="TableCell5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9" style:parent-style-name="Standard" style:family="paragraph">
      <style:paragraph-properties fo:margin-bottom="0in" fo:line-height="100%"/>
    </style:style>
    <style:style style:name="TableRow5120" style:family="table-row">
      <style:table-row-properties/>
    </style:style>
    <style:style style:name="TableCell5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2" style:parent-style-name="Standard" style:family="paragraph">
      <style:paragraph-properties fo:margin-bottom="0in" fo:line-height="100%"/>
    </style:style>
    <style:style style:name="TableRow5123" style:family="table-row">
      <style:table-row-properties/>
    </style:style>
    <style:style style:name="TableCell5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5" style:parent-style-name="Standard" style:family="paragraph">
      <style:paragraph-properties fo:margin-bottom="0in" fo:line-height="100%"/>
    </style:style>
    <style:style style:name="TableRow5126" style:family="table-row">
      <style:table-row-properties/>
    </style:style>
    <style:style style:name="TableCell5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8" style:parent-style-name="Standard" style:family="paragraph">
      <style:paragraph-properties fo:margin-bottom="0in" fo:line-height="100%"/>
    </style:style>
    <style:style style:name="TableRow5129" style:family="table-row">
      <style:table-row-properties/>
    </style:style>
    <style:style style:name="TableCell5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1" style:parent-style-name="Standard" style:family="paragraph">
      <style:paragraph-properties fo:margin-bottom="0in" fo:line-height="100%"/>
    </style:style>
    <style:style style:name="TableRow5132" style:family="table-row">
      <style:table-row-properties/>
    </style:style>
    <style:style style:name="TableCell5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4" style:parent-style-name="Standard" style:family="paragraph">
      <style:paragraph-properties fo:margin-bottom="0in" fo:line-height="100%"/>
    </style:style>
    <style:style style:name="TableRow5135" style:family="table-row">
      <style:table-row-properties/>
    </style:style>
    <style:style style:name="TableCell5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7" style:parent-style-name="Standard" style:family="paragraph">
      <style:paragraph-properties fo:margin-bottom="0in" fo:line-height="100%"/>
    </style:style>
    <style:style style:name="TableRow5138" style:family="table-row">
      <style:table-row-properties/>
    </style:style>
    <style:style style:name="TableCell5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0" style:parent-style-name="Standard" style:family="paragraph">
      <style:paragraph-properties fo:margin-bottom="0in" fo:line-height="100%"/>
    </style:style>
    <style:style style:name="TableRow5141" style:family="table-row">
      <style:table-row-properties/>
    </style:style>
    <style:style style:name="TableCell5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3" style:parent-style-name="Standard" style:family="paragraph">
      <style:paragraph-properties fo:margin-bottom="0in" fo:line-height="100%"/>
    </style:style>
    <style:style style:name="P5144" style:parent-style-name="Standard" style:family="paragraph">
      <style:text-properties fo:font-weight="bold" style:font-weight-asian="bold"/>
    </style:style>
    <style:style style:name="TableColumn5146" style:family="table-column">
      <style:table-column-properties style:column-width="6.693in"/>
    </style:style>
    <style:style style:name="Table5145" style:family="table">
      <style:table-properties style:width="6.693in" fo:margin-left="-0.0069in" table:align="left"/>
    </style:style>
    <style:style style:name="TableRow5147" style:family="table-row">
      <style:table-row-properties/>
    </style:style>
    <style:style style:name="TableCell5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9" style:parent-style-name="Standard" style:family="paragraph">
      <style:paragraph-properties fo:margin-bottom="0in" fo:line-height="100%"/>
    </style:style>
    <style:style style:name="TableRow5150" style:family="table-row">
      <style:table-row-properties/>
    </style:style>
    <style:style style:name="TableCell5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2" style:parent-style-name="Standard" style:family="paragraph">
      <style:paragraph-properties fo:margin-bottom="0in" fo:line-height="100%"/>
    </style:style>
    <style:style style:name="TableRow5153" style:family="table-row">
      <style:table-row-properties/>
    </style:style>
    <style:style style:name="TableCell51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5" style:parent-style-name="Standard" style:family="paragraph">
      <style:paragraph-properties fo:margin-bottom="0in" fo:line-height="100%"/>
    </style:style>
    <style:style style:name="TableRow5156" style:family="table-row">
      <style:table-row-properties/>
    </style:style>
    <style:style style:name="TableCell5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8" style:parent-style-name="Standard" style:family="paragraph">
      <style:paragraph-properties fo:margin-bottom="0in" fo:line-height="100%"/>
    </style:style>
    <style:style style:name="TableRow5159" style:family="table-row">
      <style:table-row-properties/>
    </style:style>
    <style:style style:name="TableCell5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1" style:parent-style-name="Standard" style:family="paragraph">
      <style:paragraph-properties fo:margin-bottom="0in" fo:line-height="100%"/>
    </style:style>
    <style:style style:name="TableRow5162" style:family="table-row">
      <style:table-row-properties/>
    </style:style>
    <style:style style:name="TableCell5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4" style:parent-style-name="Standard" style:family="paragraph">
      <style:paragraph-properties fo:margin-bottom="0in" fo:line-height="100%"/>
    </style:style>
    <style:style style:name="TableRow5165" style:family="table-row">
      <style:table-row-properties/>
    </style:style>
    <style:style style:name="TableCell5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7" style:parent-style-name="Standard" style:family="paragraph">
      <style:paragraph-properties fo:margin-bottom="0in" fo:line-height="100%"/>
    </style:style>
    <style:style style:name="TableRow5168" style:family="table-row">
      <style:table-row-properties/>
    </style:style>
    <style:style style:name="TableCell5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0" style:parent-style-name="Standard" style:family="paragraph">
      <style:paragraph-properties fo:margin-bottom="0in" fo:line-height="100%"/>
    </style:style>
    <style:style style:name="TableRow5171" style:family="table-row">
      <style:table-row-properties/>
    </style:style>
    <style:style style:name="TableCell5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3" style:parent-style-name="Standard" style:family="paragraph">
      <style:paragraph-properties fo:margin-bottom="0in" fo:line-height="100%"/>
    </style:style>
    <style:style style:name="TableRow5174" style:family="table-row">
      <style:table-row-properties/>
    </style:style>
    <style:style style:name="TableCell5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6" style:parent-style-name="Standard" style:family="paragraph">
      <style:paragraph-properties fo:margin-bottom="0in" fo:line-height="100%"/>
    </style:style>
    <style:style style:name="TableColumn5178" style:family="table-column">
      <style:table-column-properties style:column-width="6.693in"/>
    </style:style>
    <style:style style:name="Table5177" style:family="table">
      <style:table-properties style:width="6.693in" fo:margin-left="-0.0069in" table:align="left"/>
    </style:style>
    <style:style style:name="TableRow5179" style:family="table-row">
      <style:table-row-properties/>
    </style:style>
    <style:style style:name="TableCell5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1" style:parent-style-name="Standard" style:family="paragraph">
      <style:paragraph-properties fo:margin-bottom="0in" fo:line-height="100%"/>
    </style:style>
    <style:style style:name="TableRow5182" style:family="table-row">
      <style:table-row-properties/>
    </style:style>
    <style:style style:name="TableCell51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4" style:parent-style-name="Standard" style:family="paragraph">
      <style:paragraph-properties fo:margin-bottom="0in" fo:line-height="100%"/>
    </style:style>
    <style:style style:name="TableRow5185" style:family="table-row">
      <style:table-row-properties/>
    </style:style>
    <style:style style:name="TableCell51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7" style:parent-style-name="Standard" style:family="paragraph">
      <style:paragraph-properties fo:margin-bottom="0in" fo:line-height="100%"/>
    </style:style>
    <style:style style:name="TableRow5188" style:family="table-row">
      <style:table-row-properties/>
    </style:style>
    <style:style style:name="TableCell5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0" style:parent-style-name="Standard" style:family="paragraph">
      <style:paragraph-properties fo:margin-bottom="0in" fo:line-height="100%"/>
    </style:style>
    <style:style style:name="TableRow5191" style:family="table-row">
      <style:table-row-properties/>
    </style:style>
    <style:style style:name="TableCell5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3" style:parent-style-name="Standard" style:family="paragraph">
      <style:paragraph-properties fo:margin-bottom="0in" fo:line-height="100%"/>
    </style:style>
    <style:style style:name="TableRow5194" style:family="table-row">
      <style:table-row-properties/>
    </style:style>
    <style:style style:name="TableCell5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6" style:parent-style-name="Standard" style:family="paragraph">
      <style:paragraph-properties fo:margin-bottom="0in" fo:line-height="100%"/>
    </style:style>
    <style:style style:name="TableRow5197" style:family="table-row">
      <style:table-row-properties/>
    </style:style>
    <style:style style:name="TableCell5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9" style:parent-style-name="Standard" style:family="paragraph">
      <style:paragraph-properties fo:margin-bottom="0in" fo:line-height="100%"/>
    </style:style>
    <style:style style:name="TableRow5200" style:family="table-row">
      <style:table-row-properties/>
    </style:style>
    <style:style style:name="TableCell5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2" style:parent-style-name="Standard" style:family="paragraph">
      <style:paragraph-properties fo:margin-bottom="0in" fo:line-height="100%"/>
    </style:style>
    <style:style style:name="TableRow5203" style:family="table-row">
      <style:table-row-properties/>
    </style:style>
    <style:style style:name="TableCell5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5" style:parent-style-name="Standard" style:family="paragraph">
      <style:paragraph-properties fo:margin-bottom="0in" fo:line-height="100%"/>
    </style:style>
    <style:style style:name="TableRow5206" style:family="table-row">
      <style:table-row-properties/>
    </style:style>
    <style:style style:name="TableCell5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8" style:parent-style-name="Standard" style:family="paragraph">
      <style:paragraph-properties fo:margin-bottom="0in" fo:line-height="100%"/>
    </style:style>
    <style:style style:name="TableRow5209" style:family="table-row">
      <style:table-row-properties/>
    </style:style>
    <style:style style:name="TableCell5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1" style:parent-style-name="Standard" style:family="paragraph">
      <style:paragraph-properties fo:margin-bottom="0in" fo:line-height="100%"/>
    </style:style>
    <style:style style:name="TableRow5212" style:family="table-row">
      <style:table-row-properties/>
    </style:style>
    <style:style style:name="TableCell5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4" style:parent-style-name="Standard" style:family="paragraph">
      <style:paragraph-properties fo:margin-bottom="0in" fo:line-height="100%"/>
    </style:style>
    <style:style style:name="TableRow5215" style:family="table-row">
      <style:table-row-properties/>
    </style:style>
    <style:style style:name="TableCell5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7" style:parent-style-name="Standard" style:family="paragraph">
      <style:paragraph-properties fo:margin-bottom="0in" fo:line-height="100%"/>
    </style:style>
    <style:style style:name="TableRow5218" style:family="table-row">
      <style:table-row-properties/>
    </style:style>
    <style:style style:name="TableCell5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0" style:parent-style-name="Standard" style:family="paragraph">
      <style:paragraph-properties fo:margin-bottom="0in" fo:line-height="100%"/>
    </style:style>
    <style:style style:name="TableRow5221" style:family="table-row">
      <style:table-row-properties/>
    </style:style>
    <style:style style:name="TableCell5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3" style:parent-style-name="Standard" style:family="paragraph">
      <style:paragraph-properties fo:margin-bottom="0in" fo:line-height="100%"/>
    </style:style>
    <style:style style:name="TableRow5224" style:family="table-row">
      <style:table-row-properties/>
    </style:style>
    <style:style style:name="TableCell5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6" style:parent-style-name="Standard" style:family="paragraph">
      <style:paragraph-properties fo:margin-bottom="0in" fo:line-height="100%"/>
    </style:style>
    <style:style style:name="TableRow5227" style:family="table-row">
      <style:table-row-properties/>
    </style:style>
    <style:style style:name="TableCell5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9" style:parent-style-name="Standard" style:family="paragraph">
      <style:paragraph-properties fo:margin-bottom="0in" fo:line-height="100%"/>
    </style:style>
    <style:style style:name="TableRow5230" style:family="table-row">
      <style:table-row-properties/>
    </style:style>
    <style:style style:name="TableCell5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2" style:parent-style-name="Standard" style:family="paragraph">
      <style:paragraph-properties fo:margin-bottom="0in" fo:line-height="100%"/>
    </style:style>
    <style:style style:name="TableRow5233" style:family="table-row">
      <style:table-row-properties/>
    </style:style>
    <style:style style:name="TableCell5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5" style:parent-style-name="Standard" style:family="paragraph">
      <style:paragraph-properties fo:margin-bottom="0in" fo:line-height="100%"/>
    </style:style>
    <style:style style:name="TableRow5236" style:family="table-row">
      <style:table-row-properties/>
    </style:style>
    <style:style style:name="TableCell5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8" style:parent-style-name="Standard" style:family="paragraph">
      <style:paragraph-properties fo:margin-bottom="0in" fo:line-height="100%"/>
    </style:style>
    <style:style style:name="TableRow5239" style:family="table-row">
      <style:table-row-properties/>
    </style:style>
    <style:style style:name="TableCell5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1" style:parent-style-name="Standard" style:family="paragraph">
      <style:paragraph-properties fo:margin-bottom="0in" fo:line-height="100%"/>
    </style:style>
    <style:style style:name="TableRow5242" style:family="table-row">
      <style:table-row-properties/>
    </style:style>
    <style:style style:name="TableCell5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4" style:parent-style-name="Standard" style:family="paragraph">
      <style:paragraph-properties fo:margin-bottom="0in" fo:line-height="100%"/>
    </style:style>
    <style:style style:name="TableRow5245" style:family="table-row">
      <style:table-row-properties/>
    </style:style>
    <style:style style:name="TableCell5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7" style:parent-style-name="Standard" style:family="paragraph">
      <style:paragraph-properties fo:margin-bottom="0in" fo:line-height="100%"/>
    </style:style>
    <style:style style:name="TableRow5248" style:family="table-row">
      <style:table-row-properties/>
    </style:style>
    <style:style style:name="TableCell5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0" style:parent-style-name="Standard" style:family="paragraph">
      <style:paragraph-properties fo:margin-bottom="0in" fo:line-height="100%"/>
    </style:style>
    <style:style style:name="TableRow5251" style:family="table-row">
      <style:table-row-properties/>
    </style:style>
    <style:style style:name="TableCell5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3" style:parent-style-name="Standard" style:family="paragraph">
      <style:paragraph-properties fo:margin-bottom="0in" fo:line-height="100%"/>
    </style:style>
    <style:style style:name="TableRow5254" style:family="table-row">
      <style:table-row-properties/>
    </style:style>
    <style:style style:name="TableCell5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6" style:parent-style-name="Standard" style:family="paragraph">
      <style:paragraph-properties fo:margin-bottom="0in" fo:line-height="100%"/>
    </style:style>
    <style:style style:name="TableRow5257" style:family="table-row">
      <style:table-row-properties/>
    </style:style>
    <style:style style:name="TableCell5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9" style:parent-style-name="Standard" style:family="paragraph">
      <style:paragraph-properties fo:margin-bottom="0in" fo:line-height="100%"/>
    </style:style>
    <style:style style:name="TableRow5260" style:family="table-row">
      <style:table-row-properties/>
    </style:style>
    <style:style style:name="TableCell5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2" style:parent-style-name="Standard" style:family="paragraph">
      <style:paragraph-properties fo:margin-bottom="0in" fo:line-height="100%"/>
    </style:style>
    <style:style style:name="TableRow5263" style:family="table-row">
      <style:table-row-properties/>
    </style:style>
    <style:style style:name="TableCell5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5" style:parent-style-name="Standard" style:family="paragraph">
      <style:paragraph-properties fo:margin-bottom="0in" fo:line-height="100%"/>
    </style:style>
    <style:style style:name="TableRow5266" style:family="table-row">
      <style:table-row-properties/>
    </style:style>
    <style:style style:name="TableCell5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8" style:parent-style-name="Standard" style:family="paragraph">
      <style:paragraph-properties fo:margin-bottom="0in" fo:line-height="100%"/>
    </style:style>
    <style:style style:name="TableRow5269" style:family="table-row">
      <style:table-row-properties/>
    </style:style>
    <style:style style:name="TableCell5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1" style:parent-style-name="Standard" style:family="paragraph">
      <style:paragraph-properties fo:margin-bottom="0in" fo:line-height="100%"/>
    </style:style>
    <style:style style:name="TableRow5272" style:family="table-row">
      <style:table-row-properties/>
    </style:style>
    <style:style style:name="TableCell5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4" style:parent-style-name="Standard" style:family="paragraph">
      <style:paragraph-properties fo:margin-bottom="0in" fo:line-height="100%"/>
    </style:style>
    <style:style style:name="TableRow5275" style:family="table-row">
      <style:table-row-properties/>
    </style:style>
    <style:style style:name="TableCell5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7" style:parent-style-name="Standard" style:family="paragraph">
      <style:paragraph-properties fo:margin-bottom="0in" fo:line-height="100%"/>
    </style:style>
    <style:style style:name="TableRow5278" style:family="table-row">
      <style:table-row-properties/>
    </style:style>
    <style:style style:name="TableCell5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0" style:parent-style-name="Standard" style:family="paragraph">
      <style:paragraph-properties fo:margin-bottom="0in" fo:line-height="100%"/>
    </style:style>
    <style:style style:name="TableRow5281" style:family="table-row">
      <style:table-row-properties/>
    </style:style>
    <style:style style:name="TableCell5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3" style:parent-style-name="Standard" style:family="paragraph">
      <style:paragraph-properties fo:margin-bottom="0in" fo:line-height="100%"/>
    </style:style>
    <style:style style:name="TableRow5284" style:family="table-row">
      <style:table-row-properties/>
    </style:style>
    <style:style style:name="TableCell5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6" style:parent-style-name="Standard" style:family="paragraph">
      <style:paragraph-properties fo:margin-bottom="0in" fo:line-height="100%"/>
    </style:style>
    <style:style style:name="TableRow5287" style:family="table-row">
      <style:table-row-properties/>
    </style:style>
    <style:style style:name="TableCell5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9" style:parent-style-name="Standard" style:family="paragraph">
      <style:paragraph-properties fo:margin-bottom="0in" fo:line-height="100%"/>
    </style:style>
    <style:style style:name="TableRow5290" style:family="table-row">
      <style:table-row-properties/>
    </style:style>
    <style:style style:name="TableCell5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2" style:parent-style-name="Standard" style:family="paragraph">
      <style:paragraph-properties fo:margin-bottom="0in" fo:line-height="100%"/>
    </style:style>
    <style:style style:name="TableRow5293" style:family="table-row">
      <style:table-row-properties/>
    </style:style>
    <style:style style:name="TableCell5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5" style:parent-style-name="Standard" style:family="paragraph">
      <style:paragraph-properties fo:margin-bottom="0in" fo:line-height="100%"/>
    </style:style>
    <style:style style:name="TableRow5296" style:family="table-row">
      <style:table-row-properties/>
    </style:style>
    <style:style style:name="TableCell5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8" style:parent-style-name="Standard" style:family="paragraph">
      <style:paragraph-properties fo:margin-bottom="0in" fo:line-height="100%"/>
    </style:style>
    <style:style style:name="TableRow5299" style:family="table-row">
      <style:table-row-properties/>
    </style:style>
    <style:style style:name="TableCell5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1" style:parent-style-name="Standard" style:family="paragraph">
      <style:paragraph-properties fo:margin-bottom="0in" fo:line-height="100%"/>
    </style:style>
    <style:style style:name="TableRow5302" style:family="table-row">
      <style:table-row-properties/>
    </style:style>
    <style:style style:name="TableCell5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4" style:parent-style-name="Standard" style:family="paragraph">
      <style:paragraph-properties fo:margin-bottom="0in" fo:line-height="100%"/>
    </style:style>
    <style:style style:name="TableRow5305" style:family="table-row">
      <style:table-row-properties/>
    </style:style>
    <style:style style:name="TableCell5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7" style:parent-style-name="Standard" style:family="paragraph">
      <style:paragraph-properties fo:margin-bottom="0in" fo:line-height="100%"/>
    </style:style>
    <style:style style:name="TableRow5308" style:family="table-row">
      <style:table-row-properties/>
    </style:style>
    <style:style style:name="TableCell5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0" style:parent-style-name="Standard" style:family="paragraph">
      <style:paragraph-properties fo:margin-bottom="0in" fo:line-height="100%"/>
    </style:style>
    <style:style style:name="TableRow5311" style:family="table-row">
      <style:table-row-properties/>
    </style:style>
    <style:style style:name="TableCell5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3" style:parent-style-name="Standard" style:family="paragraph">
      <style:paragraph-properties fo:margin-bottom="0in" fo:line-height="100%"/>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in" svg:y="0.00069in" svg:width="6.33542in" svg:height="9.63056in" draw:z-index="2" draw:id="id0" draw:style-name="a0" draw:name="Frame10" text:anchor-type="paragraph"><svg:title/><svg:desc/><text:p text:style-name="P22">Nome Progetto:</text:p><text:p text:style-name="P23">Project Sansar</text:p><text:p text:style-name="P24">Anno Pubblicazione</text:p><text:p text:style-name="P25">2017</text:p><text:p text:style-name="P26">Nome Competitor:</text:p><text:p text:style-name="P27">Linden Lab</text:p><text:p text:style-name="P28">Dimensione Competitor</text:p><text:p text:style-name="P29">200-500 dipendenti</text:p><text:p text:style-name="P30">Struttura Aziendale/Societaria:</text:p><text:p text:style-name="P31">Società privata</text:p><text:p text:style-name="P32">Descrizione Progetto:</text:p><text:p text:style-name="P33">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p><text:p text:style-name="P34">Value Proposition:</text:p><text:p text:style-name="P35">Novità</text:p><text:p text:style-name="P36">Customer Segments:</text:p><text:p text:style-name="P37">Tecnofili</text:p><text:p text:style-name="P38">Punti di Forza:</text:p><text:p text:style-name="P39">Innovazione ed ampia possibilità di utilizzo</text:p><text:p text:style-name="P40">Punti di Debolezza:</text:p><text:p text:style-name="P41">Tecnologia nuova e costo elevato</text:p><text:p text:style-name="P42">Canali Utilizzati:</text:p><text:p text:style-name="P43">Web</text:p><text:p text:style-name="P44">Note</text:p><text:p text:style-name="P45">Business Model</text:p><text:p text:style-name="FrameContents"/><draw:enhanced-geometry draw:type="non-primitive" svg:viewBox="0 0 21600 21600" draw:enhanced-path="M 0 0 L 21600 0 21600 21600 0 21600 Z N"/></draw:custom-shape></text:span></text:h>
      <text:h text:style-name="Titolo2" text:outline-level="2"/>
      <text:p text:style-name="P46"/>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4">
          <table:table-cell table:style-name="TableCell75" table:number-columns-spanned="2">
            <text:p text:style-name="P76">Value Proposition:</text:p>
            <text:p text:style-name="Standard"><text:bookmark-start text:name="docs-internal-guid-86fd5021-6da6-232f-a5"/><text:bookmark-end text:name="docs-internal-guid-86fd5021-6da6-232f-a5"/><text:span text:style-name="T77">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8"><text:line-break/>Value proposition: <text:s/>Novità, Accessibilità e riduzione dei costi.</text:span></text:p>
            <text:p text:style-name="P79"/>
          </table:table-cell>
          <table:covered-table-cell/>
        </table:table-row>
        <table:table-row table:style-name="TableRow80">
          <table:table-cell table:style-name="TableCell81" table:number-columns-spanned="2">
            <text:p text:style-name="P82">Customer Segments:</text:p>
            <text:p text:style-name="P83"><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4"/>
          </table:table-cell>
          <table:covered-table-cell/>
        </table:table-row>
        <text:soft-page-break/>
        <table:table-row table:style-name="TableRow85">
          <table:table-cell table:style-name="TableCell86" table:number-columns-spanned="2">
            <text:p text:style-name="P87">Punti di Forza:</text:p>
            <text:p text:style-name="Standard"><text:bookmark-start text:name="docs-internal-guid-f6f25b55-6da6-5730-2b"/><text:bookmark-end text:name="docs-internal-guid-f6f25b55-6da6-5730-2b"/><text:span text:style-name="T88">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9"/>
          </table:table-cell>
          <table:covered-table-cell/>
        </table:table-row>
        <table:table-row table:style-name="TableRow90">
          <table:table-cell table:style-name="TableCell91" table:number-columns-spanned="2">
            <text:p text:style-name="P92">Punti di Debolezza:</text:p>
            <text:p text:style-name="Standard"><text:bookmark-start text:name="docs-internal-guid-76a098ad-6da6-70d8-26"/><text:bookmark-end text:name="docs-internal-guid-76a098ad-6da6-70d8-26"/><text:span text:style-name="T93">Costo molto elevato ( 3000$ la versione base e 5000$ quella Enterprise), disponibilità in pochissimi paesi, pochissimi programmi compatibili o creati ad hoc.</text:span></text:p>
            <text:p text:style-name="P94"/>
          </table:table-cell>
          <table:covered-table-cell/>
        </table:table-row>
        <table:table-row table:style-name="TableRow95">
          <table:table-cell table:style-name="TableCell96" table:number-columns-spanned="2">
            <text:p text:style-name="P97">Canali Utilizzati:</text:p>
            <text:p text:style-name="P98"><text:bookmark-start text:name="docs-internal-guid-8725ff1d-6da6-8764-94"/><text:bookmark-end text:name="docs-internal-guid-8725ff1d-6da6-8764-94"/>Pubblicità online, conferenze e fiere di settore e recensioni/video recensioni del prodotto dato in prova a pagine dedicate.</text:p>
            <text:p text:style-name="P99"/>
          </table:table-cell>
          <table:covered-table-cell/>
        </table:table-row>
        <table:table-row table:style-name="TableRow100">
          <table:table-cell table:style-name="TableCell101" table:number-columns-spanned="2">
            <text:p text:style-name="P102">Note</text:p>
          </table:table-cell>
          <table:covered-table-cell/>
        </table:table-row>
        <table:table-row table:style-name="TableRow103">
          <table:table-cell table:style-name="TableCell104" table:number-columns-spanned="2">
            <text:p text:style-name="P105">Business Model</text:p>
            <text:p text:style-name="Standard"><text:bookmark-start text:name="docs-internal-guid-1f199f91-6da6-ac53-17"/><text:bookmark-end text:name="docs-internal-guid-1f199f91-6da6-ac53-17"/><text:span text:style-name="T106">Vendita diretta del prodotto principalmente quello in edizione Commercial verso le grandi aziende</text:span><text:span text:style-name="T107">.</text:span></text:p>
            <text:p text:style-name="P108"/>
          </table:table-cell>
          <table:covered-table-cell/>
        </table:table-row>
      </table:table>
      <text:soft-page-break/>
      <text:h text:style-name="P109" text:outline-level="2">COMPETITOR n. 3</text:h>
      <table:table table:style-name="Table110">
        <table:table-columns>
          <table:table-column table:style-name="TableColumn111"/>
          <table:table-column table:style-name="TableColumn112"/>
        </table:table-columns>
        <table:table-row table:style-name="TableRow113">
          <table:table-cell table:style-name="TableCell114">
            <text:p text:style-name="P115">Nome Progetto:</text:p>
            <text:h text:style-name="P116" text:outline-level="2">Mirage Solo con Daydream</text:h>
          </table:table-cell>
          <table:table-cell table:style-name="TableCell117">
            <text:p text:style-name="P118">Anno Pubblicazione</text:p>
            <text:p text:style-name="P119">2018 (non ancora in commercio)</text:p>
          </table:table-cell>
        </table:table-row>
        <table:table-row table:style-name="TableRow120">
          <table:table-cell table:style-name="TableCell121">
            <text:p text:style-name="P122">Nome Competitor:</text:p>
            <text:p text:style-name="P123">Google + Lenovo</text:p>
          </table:table-cell>
          <table:table-cell table:style-name="TableCell124">
            <text:p text:style-name="P125">Dimensione Competitor</text:p>
            <text:p text:style-name="P126">Multinazionale</text:p>
          </table:table-cell>
        </table:table-row>
        <table:table-row table:style-name="TableRow127">
          <table:table-cell table:style-name="TableCell128" table:number-columns-spanned="2">
            <text:p text:style-name="P129">Struttura Aziendale/Societaria:</text:p>
            <text:p text:style-name="P130">Public company</text:p>
          </table:table-cell>
          <table:covered-table-cell/>
        </table:table-row>
        <table:table-row table:style-name="TableRow131">
          <table:table-cell table:style-name="TableCell132" table:number-columns-spanned="2">
            <text:p text:style-name="P133">Descrizione Progetto:</text:p>
            <text:p text:style-name="Standard"><text:span text:style-name="T134">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5">tecnologia<text:s/></text:span><text:span text:style-name="T136">di motion-tracking WorldSense, che sta alla base dell'esperienza di </text:span><text:a xlink:href="https://vr.google.com/intl/it_it/daydream/standalonevr/" office:target-frame-name="_top" xlink:show="replace"><text:span text:style-name="T137">VR indipendente </text:span></text:a><text:span text:style-name="T138">di Daydream. Al Mirage Solo non servono sensori o camere esterne: può contare un </text:span><text:span text:style-name="T139">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40">
          <table:table-cell table:style-name="TableCell141" table:number-columns-spanned="2">
            <text:p text:style-name="P142">Value Proposition:</text:p>
            <text:p text:style-name="Standard"><text:span text:style-name="T143">Si prospetta ad avere performance migliori dei visori in commercio. Punta sulla sua diversificazione nel design e ad una maggiore usabilità per gli utenti.</text:span><text:span text:style-name="T144"><text:line-break/>Value proposition: Performance, Design e Usabilità</text:span></text:p>
          </table:table-cell>
          <table:covered-table-cell/>
        </table:table-row>
        <table:table-row table:style-name="TableRow145">
          <table:table-cell table:style-name="TableCell146" table:number-columns-spanned="2">
            <text:p text:style-name="P147">Customer Segments:</text:p>
            <text:p text:style-name="P148"><text:bookmark-start text:name="docs-internal-guid-586191b3-6da7-abdc-3d"/><text:bookmark-end text:name="docs-internal-guid-586191b3-6da7-abdc-3d"/>Prodotto pensato essenzialmente per l’uso quotidiano di clienti privati potenzialmente di tutte le età ma più mirato verso i giovani.</text:p>
            <text:p text:style-name="P149"/>
          </table:table-cell>
          <table:covered-table-cell/>
        </table:table-row>
        <table:table-row table:style-name="TableRow150">
          <table:table-cell table:style-name="TableCell151" table:number-columns-spanned="2">
            <text:p text:style-name="P152">Punti di Forza:</text:p>
            <text:p text:style-name="P153"><text:bookmark-start text:name="docs-internal-guid-c214808d-6da7-bf57-2c"/><text:bookmark-end text:name="docs-internal-guid-c214808d-6da7-bf57-2c"/>Visore standalone, indipendente da altri device rispetto ad altri visori. Caratteristiche tecniche elevate.</text:p>
            <text:p text:style-name="P154"/>
          </table:table-cell>
          <table:covered-table-cell/>
        </table:table-row>
        <table:table-row table:style-name="TableRow155">
          <table:table-cell table:style-name="TableCell156" table:number-columns-spanned="2">
            <text:p text:style-name="P157">Punti di Debolezza:</text:p>
            <text:p text:style-name="P158"><text:bookmark-start text:name="docs-internal-guid-4b77b049-6da7-d088-13"/><text:bookmark-end text:name="docs-internal-guid-4b77b049-6da7-d088-13"/>Costo (circa 400 euro) maggiore rispetto ad altri visori già sul commercio.</text:p>
            <text:p text:style-name="P159"/>
          </table:table-cell>
          <table:covered-table-cell/>
        </table:table-row>
        <text:soft-page-break/>
        <table:table-row table:style-name="TableRow160">
          <table:table-cell table:style-name="TableCell161" table:number-columns-spanned="2">
            <text:p text:style-name="P162">Canali Utilizzati:</text:p>
            <text:p text:style-name="P163"><text:bookmark-start text:name="docs-internal-guid-78691efc-6da7-e383-85"/><text:bookmark-end text:name="docs-internal-guid-78691efc-6da7-e383-85"/>Fiere a tema informatico, riviste specializzate, pubblicità (anche sponsorizzata) sul web.</text:p>
            <text:p text:style-name="P164"/>
          </table:table-cell>
          <table:covered-table-cell/>
        </table:table-row>
        <table:table-row table:style-name="TableRow165">
          <table:table-cell table:style-name="TableCell166" table:number-columns-spanned="2">
            <text:p text:style-name="P167">Note</text:p>
            <text:p text:style-name="P168"><text:bookmark-start text:name="docs-internal-guid-0669ca61-6da8-0774-47"/><text:bookmark-end text:name="docs-internal-guid-0669ca61-6da8-0774-47"/>Non ancora in commercio, ma possibile uscita entro il 2018.</text:p>
          </table:table-cell>
          <table:covered-table-cell/>
        </table:table-row>
        <table:table-row table:style-name="TableRow169">
          <table:table-cell table:style-name="TableCell170" table:number-columns-spanned="2">
            <text:p text:style-name="P171">Business Model</text:p>
            <text:p text:style-name="P172"><text:bookmark-start text:name="docs-internal-guid-2e95b74d-6da8-1ddc-0a"/><text:bookmark-end text:name="docs-internal-guid-2e95b74d-6da8-1ddc-0a"/>Vendita diretta del prodotto su larga scala e sviluppo/ vendita di applicazioni ad hoc per il dispositivo.</text:p>
            <text:p text:style-name="P173"/>
          </table:table-cell>
          <table:covered-table-cell/>
        </table:table-row>
      </table:table>
      <text:soft-page-break/>
      <text:h text:style-name="P174" text:outline-level="2">COMPETITOR n. 4</text:h>
      <table:table table:style-name="Table175">
        <table:table-columns>
          <table:table-column table:style-name="TableColumn176"/>
          <table:table-column table:style-name="TableColumn177"/>
        </table:table-columns>
        <table:table-row table:style-name="TableRow178">
          <table:table-cell table:style-name="TableCell179">
            <text:p text:style-name="P180">Nome Progetto:</text:p>
            <text:p text:style-name="P181">Google Glass</text:p>
          </table:table-cell>
          <table:table-cell table:style-name="TableCell182">
            <text:p text:style-name="P183">Anno Pubblicazione</text:p>
            <text:p text:style-name="P184">2013</text:p>
          </table:table-cell>
        </table:table-row>
        <table:table-row table:style-name="TableRow185">
          <table:table-cell table:style-name="TableCell186">
            <text:p text:style-name="P187">Nome Competitor:</text:p>
            <text:p text:style-name="P188">Google</text:p>
          </table:table-cell>
          <table:table-cell table:style-name="TableCell189">
            <text:p text:style-name="P190">Dimensione Competitor</text:p>
            <text:p text:style-name="P191">Multinazionale</text:p>
          </table:table-cell>
        </table:table-row>
        <table:table-row table:style-name="TableRow192">
          <table:table-cell table:style-name="TableCell193" table:number-columns-spanned="2">
            <text:p text:style-name="P194">Struttura Aziendale/Societaria:</text:p>
            <text:p text:style-name="P195">Public company</text:p>
          </table:table-cell>
          <table:covered-table-cell/>
        </table:table-row>
        <table:table-row table:style-name="TableRow196">
          <table:table-cell table:style-name="TableCell197" table:number-columns-spanned="2">
            <text:p text:style-name="P198">Descrizione Progetto:</text:p>
            <text:p text:style-name="P199"><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00"/>
          </table:table-cell>
          <table:covered-table-cell/>
        </table:table-row>
        <table:table-row table:style-name="TableRow201">
          <table:table-cell table:style-name="TableCell202" table:number-columns-spanned="2">
            <text:p text:style-name="P203">Value Proposition:</text:p>
            <text:p text:style-name="P204"><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5"/>
          </table:table-cell>
          <table:covered-table-cell/>
        </table:table-row>
        <table:table-row table:style-name="TableRow206">
          <table:table-cell table:style-name="TableCell207" table:number-columns-spanned="2">
            <text:p text:style-name="P208">Customer Segments:</text:p>
            <text:p text:style-name="P209"><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10"/>
          </table:table-cell>
          <table:covered-table-cell/>
        </table:table-row>
        <table:table-row table:style-name="TableRow211">
          <table:table-cell table:style-name="TableCell212" table:number-columns-spanned="2">
            <text:p text:style-name="P213">Punti di Forza:</text:p>
            <text:p text:style-name="P214"><text:bookmark-start text:name="docs-internal-guid-fd923118-6da8-d053-df"/><text:bookmark-end text:name="docs-internal-guid-fd923118-6da8-d053-df"/>Design semplice ed elegante;<text:line-break/>Potenzialmente innovativi applicabili a molte realtà diverse;</text:p>
            <text:p text:style-name="P215"/>
          </table:table-cell>
          <table:covered-table-cell/>
        </table:table-row>
        <text:soft-page-break/>
        <table:table-row table:style-name="TableRow216">
          <table:table-cell table:style-name="TableCell217" table:number-columns-spanned="2">
            <text:p text:style-name="P218">Punti di Debolezza:</text:p>
            <text:p text:style-name="P219"><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20"/>
          </table:table-cell>
          <table:covered-table-cell/>
        </table:table-row>
        <table:table-row table:style-name="TableRow221">
          <table:table-cell table:style-name="TableCell222" table:number-columns-spanned="2">
            <text:p text:style-name="P223">Canali Utilizzati:</text:p>
            <text:p text:style-name="P224"><text:bookmark-start text:name="docs-internal-guid-d207908e-6da9-014f-ab"/><text:bookmark-end text:name="docs-internal-guid-d207908e-6da9-014f-ab"/>Conferenze e congressi a tema informatico e non ( per esempio Moscone Center o al Fashion Week di New York)</text:p>
            <text:p text:style-name="P225"/>
          </table:table-cell>
          <table:covered-table-cell/>
        </table:table-row>
        <table:table-row table:style-name="TableRow226">
          <table:table-cell table:style-name="TableCell227" table:number-columns-spanned="2">
            <text:p text:style-name="P228">Note</text:p>
            <text:p text:style-name="P229"><text:bookmark-start text:name="docs-internal-guid-9d441ec1-6da9-1522-82"/><text:bookmark-end text:name="docs-internal-guid-9d441ec1-6da9-1522-82"/>Progetto chiuso nel 2016 ( Progetto Explorer )</text:p>
            <text:p text:style-name="P230"/>
          </table:table-cell>
          <table:covered-table-cell/>
        </table:table-row>
        <table:table-row table:style-name="TableRow231">
          <table:table-cell table:style-name="TableCell232" table:number-columns-spanned="2">
            <text:p text:style-name="P233">Business Model</text:p>
            <text:p text:style-name="P234"><text:bookmark-start text:name="docs-internal-guid-02d50253-6da9-3040-3c"/><text:bookmark-end text:name="docs-internal-guid-02d50253-6da9-3040-3c"/>Vendita diretta del prodotto e vendita delle app create ad hoc per il sistema “Glass OS”</text:p>
            <text:p text:style-name="P235"/>
          </table:table-cell>
          <table:covered-table-cell/>
        </table:table-row>
      </table:table>
      <text:soft-page-break/>
      <text:h text:style-name="P236" text:outline-level="2">COMPETITOR n. 5</text:h>
      <table:table table:style-name="Table237">
        <table:table-columns>
          <table:table-column table:style-name="TableColumn238"/>
          <table:table-column table:style-name="TableColumn239"/>
        </table:table-columns>
        <table:table-row table:style-name="TableRow240">
          <table:table-cell table:style-name="TableCell241">
            <text:p text:style-name="P242">Nome Progetto:</text:p>
            <text:p text:style-name="P243">iGlasses</text:p>
          </table:table-cell>
          <table:table-cell table:style-name="TableCell244">
            <text:p text:style-name="P245">Anno Pubblicazione</text:p>
            <text:p text:style-name="P246">2020</text:p>
          </table:table-cell>
        </table:table-row>
        <table:table-row table:style-name="TableRow247">
          <table:table-cell table:style-name="TableCell248">
            <text:p text:style-name="P249">Nome Competitor:</text:p>
            <text:p text:style-name="P250">Apple</text:p>
          </table:table-cell>
          <table:table-cell table:style-name="TableCell251">
            <text:p text:style-name="P252">Dimensione Competitor</text:p>
            <text:p text:style-name="P253">Multinazionale</text:p>
          </table:table-cell>
        </table:table-row>
        <table:table-row table:style-name="TableRow254">
          <table:table-cell table:style-name="TableCell255" table:number-columns-spanned="2">
            <text:p text:style-name="P256">Struttura Aziendale/Societaria:</text:p>
            <text:p text:style-name="P257">Public company</text:p>
          </table:table-cell>
          <table:covered-table-cell/>
        </table:table-row>
        <table:table-row table:style-name="TableRow258">
          <table:table-cell table:style-name="TableCell259" table:number-columns-spanned="2">
            <text:p text:style-name="P260">Descrizione Progetto:</text:p>
            <text:p text:style-name="P261"><text:bookmark-start text:name="docs-internal-guid-4b72c78e-6da9-af58-70"/><text:bookmark-end text:name="docs-internal-guid-4b72c78e-6da9-af58-70"/>Occhiali in realtà aumentata in via di sviluppo da parte di Apple.</text:p>
          </table:table-cell>
          <table:covered-table-cell/>
        </table:table-row>
        <table:table-row table:style-name="TableRow262">
          <table:table-cell table:style-name="TableCell263" table:number-columns-spanned="2">
            <text:p text:style-name="P264">Value Proposition:</text:p>
            <text:p text:style-name="P265"><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6"/>
          </table:table-cell>
          <table:covered-table-cell/>
        </table:table-row>
        <table:table-row table:style-name="TableRow267">
          <table:table-cell table:style-name="TableCell268" table:number-columns-spanned="2">
            <text:p text:style-name="P269">Customer Segments:</text:p>
            <text:p text:style-name="P270"/>
          </table:table-cell>
          <table:covered-table-cell/>
        </table:table-row>
        <table:table-row table:style-name="TableRow271">
          <table:table-cell table:style-name="TableCell272" table:number-columns-spanned="2">
            <text:p text:style-name="P273">Punti di Forza:</text:p>
            <text:p text:style-name="P274"><text:bookmark-start text:name="docs-internal-guid-baa30d64-6daa-0db1-ab"/><text:bookmark-end text:name="docs-internal-guid-baa30d64-6daa-0db1-ab"/>Sistema Operativo ad hoc ( rOS );<text:line-break/>Sistema innovativo di interazione tramite display touch, comandi vocali e gesti della testa.</text:p>
            <text:p text:style-name="P275"/>
          </table:table-cell>
          <table:covered-table-cell/>
        </table:table-row>
        <table:table-row table:style-name="TableRow276">
          <table:table-cell table:style-name="TableCell277" table:number-columns-spanned="2">
            <text:p text:style-name="P278">Punti di Debolezza:</text:p>
            <text:p text:style-name="P279"><text:bookmark-start text:name="docs-internal-guid-ad705c4e-6daa-2397-63"/><text:bookmark-end text:name="docs-internal-guid-ad705c4e-6daa-2397-63"/>Difficile produrre un dispositivo con una montatura bella e leggera</text:p>
            <text:p text:style-name="P280"/>
          </table:table-cell>
          <table:covered-table-cell/>
        </table:table-row>
        <table:table-row table:style-name="TableRow281">
          <table:table-cell table:style-name="TableCell282" table:number-columns-spanned="2">
            <text:p text:style-name="P283">Canali Utilizzati:</text:p>
          </table:table-cell>
          <table:covered-table-cell/>
        </table:table-row>
        <text:soft-page-break/>
        <table:table-row table:style-name="TableRow284">
          <table:table-cell table:style-name="TableCell285" table:number-columns-spanned="2">
            <text:p text:style-name="P286">Note</text:p>
            <text:p text:style-name="P287"><text:bookmark-start text:name="docs-internal-guid-7c6ef651-6daa-491f-74"/><text:bookmark-end text:name="docs-internal-guid-7c6ef651-6daa-491f-74"/>Progetto in via di sviluppo. Non è facile trovare o ricavare alcune informazioni.</text:p>
            <text:p text:style-name="P288"/>
          </table:table-cell>
          <table:covered-table-cell/>
        </table:table-row>
        <table:table-row table:style-name="TableRow289">
          <table:table-cell table:style-name="TableCell290" table:number-columns-spanned="2">
            <text:p text:style-name="P291">Business Model</text:p>
          </table:table-cell>
          <table:covered-table-cell/>
        </table:table-row>
      </table:table>
      <text:soft-page-break/>
      <text:h text:style-name="P292" text:outline-level="2">COMPETITOR n. 6</text:h>
      <table:table table:style-name="Table293">
        <table:table-columns>
          <table:table-column table:style-name="TableColumn294"/>
          <table:table-column table:style-name="TableColumn295"/>
        </table:table-columns>
        <table:table-row table:style-name="TableRow296">
          <table:table-cell table:style-name="TableCell297">
            <text:p text:style-name="P298">Nome Progetto:</text:p>
            <text:p text:style-name="P299">Nintendo Virtual Boy</text:p>
          </table:table-cell>
          <table:table-cell table:style-name="TableCell300">
            <text:p text:style-name="P301">Anno Pubblicazione</text:p>
            <text:p text:style-name="P302">1995</text:p>
          </table:table-cell>
        </table:table-row>
        <table:table-row table:style-name="TableRow303">
          <table:table-cell table:style-name="TableCell304">
            <text:p text:style-name="P305">Nome Competitor:</text:p>
            <text:p text:style-name="P306">Nintendo</text:p>
          </table:table-cell>
          <table:table-cell table:style-name="TableCell307">
            <text:p text:style-name="P308">Dimensione Competitor</text:p>
            <text:p text:style-name="P309">Multinazionale</text:p>
          </table:table-cell>
        </table:table-row>
        <table:table-row table:style-name="TableRow310">
          <table:table-cell table:style-name="TableCell311" table:number-columns-spanned="2">
            <text:p text:style-name="P312">Struttura Aziendale/Societaria:</text:p>
            <text:p text:style-name="P313">Società per azioni</text:p>
          </table:table-cell>
          <table:covered-table-cell/>
        </table:table-row>
        <table:table-row table:style-name="TableRow314">
          <table:table-cell table:style-name="TableCell315" table:number-columns-spanned="2">
            <text:p text:style-name="P316">Descrizione Progetto:</text:p>
            <text:p text:style-name="P317"><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8"/>
          </table:table-cell>
          <table:covered-table-cell/>
        </table:table-row>
        <table:table-row table:style-name="TableRow319">
          <table:table-cell table:style-name="TableCell320" table:number-columns-spanned="2">
            <text:p text:style-name="P321">Value Proposition:</text:p>
            <text:p text:style-name="Standard"><text:bookmark-start text:name="docs-internal-guid-a4f77dd9-6daa-eb07-32"/><text:bookmark-end text:name="docs-internal-guid-a4f77dd9-6daa-eb07-32"/><text:span text:style-name="T322">All’epoca di uscita del prodotto era di sicuro qualcosa di innovativo e di mai visto. Era un prodotto pensato per hardcore gamers che spaziavano, per età, dai giovanissimi fino ai più grandi.</text:span><text:span text:style-name="T323"><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4"/>
          </table:table-cell>
          <table:covered-table-cell/>
        </table:table-row>
        <table:table-row table:style-name="TableRow325">
          <table:table-cell table:style-name="TableCell326" table:number-columns-spanned="2">
            <text:p text:style-name="P327">Customer Segments:</text:p>
            <text:p text:style-name="P328">Videogiocatori hardcore e casual</text:p>
          </table:table-cell>
          <table:covered-table-cell/>
        </table:table-row>
        <table:table-row table:style-name="TableRow329">
          <table:table-cell table:style-name="TableCell330" table:number-columns-spanned="2">
            <text:p text:style-name="P331">Punti di Forza:</text:p>
            <text:p text:style-name="P332">Novità assoluta nel campo videoludico (all’epoca)</text:p>
          </table:table-cell>
          <table:covered-table-cell/>
        </table:table-row>
        <text:soft-page-break/>
        <table:table-row table:style-name="TableRow333">
          <table:table-cell table:style-name="TableCell334" table:number-columns-spanned="2">
            <text:p text:style-name="P335">Punti di Debolezza:</text:p>
            <text:p text:style-name="P336"><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7">I giochi non sfruttavano a pieno le potenzialità del dispositivo;</text:p>
              </text:list-item>
              <text:list-item>
                <text:p text:style-name="P338">Libreria di giochi scarsa per quantità e qualità;</text:p>
              </text:list-item>
              <text:list-item>
                <text:p text:style-name="P339">Marketing non efficiente (era pubblicizzata come una console portatile ma il peso e le dimensioni erano considerevoli rispetto ad altre console dell’epoca);</text:p>
              </text:list-item>
              <text:list-item>
                <text:p text:style-name="P340">Difficoltà nell’utilizzare la console in quanto non aveva nessun tipo di supporto che agevolasse l’utente nell’indossarla;</text:p>
              </text:list-item>
              <text:list-item>
                <text:p text:style-name="P341">Causava fastidio agli occhi e nausea dopo appena un’ora di utilizzo.</text:p>
              </text:list-item>
            </text:list>
            <text:p text:style-name="P342"/>
          </table:table-cell>
          <table:covered-table-cell/>
        </table:table-row>
        <table:table-row table:style-name="TableRow343">
          <table:table-cell table:style-name="TableCell344" table:number-columns-spanned="2">
            <text:p text:style-name="P345">Canali Utilizzati:</text:p>
            <text:p text:style-name="P346"><text:bookmark-start text:name="docs-internal-guid-879adc81-6dab-8c2a-91"/><text:bookmark-end text:name="docs-internal-guid-879adc81-6dab-8c2a-91"/>Pubblicità televisiva</text:p>
            <text:p text:style-name="P347"/>
          </table:table-cell>
          <table:covered-table-cell/>
        </table:table-row>
        <table:table-row table:style-name="TableRow348">
          <table:table-cell table:style-name="TableCell349" table:number-columns-spanned="2">
            <text:p text:style-name="P350">Note</text:p>
            <text:p text:style-name="P351"><text:bookmark-start text:name="docs-internal-guid-e8996004-6dab-9ef3-6e"/><text:bookmark-end text:name="docs-internal-guid-e8996004-6dab-9ef3-6e"/>Prodotto fallito l’anno successivo alla sua commercializzazione. E’ noto come uno dei più grandi flop della storia di Nintendo.</text:p>
            <text:p text:style-name="P352"/>
          </table:table-cell>
          <table:covered-table-cell/>
        </table:table-row>
        <table:table-row table:style-name="TableRow353">
          <table:table-cell table:style-name="TableCell354" table:number-columns-spanned="2">
            <text:p text:style-name="P355">Business Model</text:p>
            <text:p text:style-name="Standard"><text:bookmark-start text:name="docs-internal-guid-531375b4-6dab-b4ec-ba"/><text:bookmark-end text:name="docs-internal-guid-531375b4-6dab-b4ec-ba"/><text:span text:style-name="T356">Vendita diretta del prodotto e dei giochi a corredo</text:span><text:span text:style-name="T357">.</text:span></text:p>
            <text:p text:style-name="P358"/>
          </table:table-cell>
          <table:covered-table-cell/>
        </table:table-row>
      </table:table>
      <text:soft-page-break/>
      <text:h text:style-name="P359" text:outline-level="2">COMPETITOR n. 7</text:h>
      <table:table table:style-name="Table360">
        <table:table-columns>
          <table:table-column table:style-name="TableColumn361"/>
          <table:table-column table:style-name="TableColumn362"/>
        </table:table-columns>
        <table:table-row table:style-name="TableRow363">
          <table:table-cell table:style-name="TableCell364">
            <text:p text:style-name="P365">Nome Progetto:</text:p>
            <text:p text:style-name="P366">FXMirror</text:p>
          </table:table-cell>
          <table:table-cell table:style-name="TableCell367">
            <text:p text:style-name="P368">Anno Pubblicazione</text:p>
            <text:p text:style-name="P369">2012</text:p>
          </table:table-cell>
        </table:table-row>
        <table:table-row table:style-name="TableRow370">
          <table:table-cell table:style-name="TableCell371">
            <text:p text:style-name="P372">Nome Competitor:</text:p>
            <text:p text:style-name="P373">FXGear</text:p>
          </table:table-cell>
          <table:table-cell table:style-name="TableCell374">
            <text:p text:style-name="P375">Dimensione Competitor</text:p>
            <text:p text:style-name="P376">Multinazionale</text:p>
          </table:table-cell>
        </table:table-row>
        <table:table-row table:style-name="TableRow377">
          <table:table-cell table:style-name="TableCell378" table:number-columns-spanned="2">
            <text:p text:style-name="P379">Struttura Aziendale/Societaria:</text:p>
            <text:p text:style-name="P380">Incorporated</text:p>
          </table:table-cell>
          <table:covered-table-cell/>
        </table:table-row>
        <table:table-row table:style-name="TableRow381">
          <table:table-cell table:style-name="TableCell382" table:number-columns-spanned="2">
            <text:p text:style-name="P383">Descrizione Progetto:</text:p>
            <text:p text:style-name="P384"><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5"/>
          </table:table-cell>
          <table:covered-table-cell/>
        </table:table-row>
        <table:table-row table:style-name="TableRow386">
          <table:table-cell table:style-name="TableCell387" table:number-columns-spanned="2">
            <text:p text:style-name="P388">Value Proposition:</text:p>
            <text:p text:style-name="P389"><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90"/>
          </table:table-cell>
          <table:covered-table-cell/>
        </table:table-row>
        <table:table-row table:style-name="TableRow391">
          <table:table-cell table:style-name="TableCell392" table:number-columns-spanned="2">
            <text:p text:style-name="P393">Customer Segments:</text:p>
            <text:p text:style-name="P394"><text:bookmark-start text:name="docs-internal-guid-12f66333-6dac-3f2c-6f"/><text:bookmark-end text:name="docs-internal-guid-12f66333-6dac-3f2c-6f"/>I principali clienti sono i negozi di moda che espongono il prodotto e che lo fanno utilizzare alla clientela del negozio.</text:p>
            <text:p text:style-name="P395"/>
          </table:table-cell>
          <table:covered-table-cell/>
        </table:table-row>
        <table:table-row table:style-name="TableRow396">
          <table:table-cell table:style-name="TableCell397" table:number-columns-spanned="2">
            <text:p text:style-name="P398">Punti di Forza:</text:p>
            <text:p text:style-name="P399"><text:bookmark-start text:name="docs-internal-guid-f99febb9-6dac-5750-8c"/><text:bookmark-end text:name="docs-internal-guid-f99febb9-6dac-5750-8c"/>Interfaccia semplice ed intuitiva;<text:line-break/>Riconoscimento del corpo istantanea;</text:p>
            <text:p text:style-name="Textbody"><text:span text:style-name="T400">I vestiti si adattano al corpo del utente;</text:span><text:span text:style-name="T401"><text:line-break/>Permette di provare più vestiti contemporaneamente;</text:span><text:span text:style-name="T402"><text:line-break/>Condivisione e salvataggio su smartphone dell’outfit scelto;</text:span></text:p>
          </table:table-cell>
          <table:covered-table-cell/>
        </table:table-row>
        <text:soft-page-break/>
        <table:table-row table:style-name="TableRow403">
          <table:table-cell table:style-name="TableCell404" table:number-columns-spanned="2">
            <text:p text:style-name="P405">Punti di Debolezza:</text:p>
            <text:p text:style-name="P406"><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7"/>
          </table:table-cell>
          <table:covered-table-cell/>
        </table:table-row>
        <table:table-row table:style-name="TableRow408">
          <table:table-cell table:style-name="TableCell409" table:number-columns-spanned="2">
            <text:p text:style-name="P410">Canali Utilizzati:</text:p>
            <text:p text:style-name="P411"><text:bookmark-start text:name="docs-internal-guid-8eb6eefe-6dac-799d-b3"/><text:bookmark-end text:name="docs-internal-guid-8eb6eefe-6dac-799d-b3"/>Fiere e conferenze specializzate nel settore della moda e dell’innovazione,  vendita diretta all’azienda.</text:p>
            <text:p text:style-name="P412"/>
          </table:table-cell>
          <table:covered-table-cell/>
        </table:table-row>
        <table:table-row table:style-name="TableRow413">
          <table:table-cell table:style-name="TableCell414" table:number-columns-spanned="2">
            <text:p text:style-name="P415">Note</text:p>
          </table:table-cell>
          <table:covered-table-cell/>
        </table:table-row>
        <table:table-row table:style-name="TableRow416">
          <table:table-cell table:style-name="TableCell417" table:number-columns-spanned="2">
            <text:p text:style-name="P418">Business Model</text:p>
            <text:p text:style-name="P419"><text:bookmark-start text:name="docs-internal-guid-93b67110-6dac-98ee-74"/><text:bookmark-end text:name="docs-internal-guid-93b67110-6dac-98ee-74"/>Vendita del prodotto e supporto ai negozi aderenti</text:p>
            <text:p text:style-name="P420"/>
          </table:table-cell>
          <table:covered-table-cell/>
        </table:table-row>
      </table:table>
      <text:soft-page-break/>
      <text:h text:style-name="P421" text:outline-level="2">COMPETITOR n. 8</text:h>
      <table:table table:style-name="Table422">
        <table:table-columns>
          <table:table-column table:style-name="TableColumn423"/>
          <table:table-column table:style-name="TableColumn424"/>
        </table:table-columns>
        <table:table-row table:style-name="TableRow425">
          <table:table-cell table:style-name="TableCell426">
            <text:p text:style-name="P427">Nome Progetto:</text:p>
            <text:p text:style-name="P428">Insta360</text:p>
          </table:table-cell>
          <table:table-cell table:style-name="TableCell429">
            <text:p text:style-name="P430">Anno Pubblicazione</text:p>
            <text:p text:style-name="P431">2014</text:p>
          </table:table-cell>
        </table:table-row>
        <table:table-row table:style-name="TableRow432">
          <table:table-cell table:style-name="TableCell433">
            <text:p text:style-name="P434">Nome Competitor:</text:p>
            <text:p text:style-name="P435">Insta360</text:p>
          </table:table-cell>
          <table:table-cell table:style-name="TableCell436">
            <text:p text:style-name="P437">Dimensione Competitor</text:p>
          </table:table-cell>
        </table:table-row>
        <table:table-row table:style-name="TableRow438">
          <table:table-cell table:style-name="TableCell439" table:number-columns-spanned="2">
            <text:p text:style-name="P440">Struttura Aziendale/Societaria:</text:p>
            <text:p text:style-name="P441">azienda privata</text:p>
          </table:table-cell>
          <table:covered-table-cell/>
        </table:table-row>
        <table:table-row table:style-name="TableRow442">
          <table:table-cell table:style-name="TableCell443" table:number-columns-spanned="2">
            <text:p text:style-name="P444">Descrizione Progetto:</text:p>
            <text:p text:style-name="P445">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6">
          <table:table-cell table:style-name="TableCell447" table:number-columns-spanned="2">
            <text:p text:style-name="P448">Value Proposition:<text:s/></text:p>
            <text:p text:style-name="P449"><text:span text:style-name="T450">Novità, performance, design</text:span></text:p>
            <text:p text:style-name="P451"/>
          </table:table-cell>
          <table:covered-table-cell/>
        </table:table-row>
        <table:table-row table:style-name="TableRow452">
          <table:table-cell table:style-name="TableCell453" table:number-columns-spanned="2">
            <text:p text:style-name="P454">Customer Segments:</text:p>
            <text:p text:style-name="P455">Appassionati della fotografia, gente amante dell’innovazione</text:p>
          </table:table-cell>
          <table:covered-table-cell/>
        </table:table-row>
        <table:table-row table:style-name="TableRow456">
          <table:table-cell table:style-name="TableCell457" table:number-columns-spanned="2">
            <text:p text:style-name="P458">Punti di Forza:</text:p>
            <text:p text:style-name="P459"><text:span text:style-name="T460">Design elegante, ottima portabilità, utilizzo in diversi luoghi e settori</text:span></text:p>
            <text:p text:style-name="P461"/>
          </table:table-cell>
          <table:covered-table-cell/>
        </table:table-row>
        <table:table-row table:style-name="TableRow462">
          <table:table-cell table:style-name="TableCell463" table:number-columns-spanned="2">
            <text:p text:style-name="P464">Punti di Debolezza:</text:p>
            <text:p text:style-name="P465"/>
          </table:table-cell>
          <table:covered-table-cell/>
        </table:table-row>
        <table:table-row table:style-name="TableRow466">
          <table:table-cell table:style-name="TableCell467" table:number-columns-spanned="2">
            <text:p text:style-name="P468">Canali Utilizzati:</text:p>
            <text:p text:style-name="P469">sito web, social</text:p>
          </table:table-cell>
          <table:covered-table-cell/>
        </table:table-row>
        <table:table-row table:style-name="TableRow470">
          <table:table-cell table:style-name="TableCell471" table:number-columns-spanned="2">
            <text:p text:style-name="P472">Note</text:p>
          </table:table-cell>
          <table:covered-table-cell/>
        </table:table-row>
        <text:soft-page-break/>
        <table:table-row table:style-name="TableRow473">
          <table:table-cell table:style-name="TableCell474" table:number-columns-spanned="2">
            <text:p text:style-name="P475">Business Model</text:p>
            <text:p text:style-name="P476">Vendendo la telecamera si generano i guadagni</text:p>
          </table:table-cell>
          <table:covered-table-cell/>
        </table:table-row>
      </table:table>
      <text:soft-page-break/>
      <text:h text:style-name="P477" text:outline-level="2">COMPETITOR n. 9</text:h>
      <table:table table:style-name="Table478">
        <table:table-columns>
          <table:table-column table:style-name="TableColumn479"/>
          <table:table-column table:style-name="TableColumn480"/>
        </table:table-columns>
        <table:table-row table:style-name="TableRow481">
          <table:table-cell table:style-name="TableCell482">
            <text:p text:style-name="P483">Nome Progetto:</text:p>
            <text:p text:style-name="P484">LeapMotion</text:p>
          </table:table-cell>
          <table:table-cell table:style-name="TableCell485">
            <text:p text:style-name="P486">Anno Pubblicazione</text:p>
            <text:p text:style-name="P487">2017</text:p>
          </table:table-cell>
        </table:table-row>
        <table:table-row table:style-name="TableRow488">
          <table:table-cell table:style-name="TableCell489">
            <text:p text:style-name="P490">Nome Competitor:</text:p>
            <text:p text:style-name="P491">LeapMotion</text:p>
          </table:table-cell>
          <table:table-cell table:style-name="TableCell492">
            <text:p text:style-name="P493">Dimensione Competitor</text:p>
          </table:table-cell>
        </table:table-row>
        <table:table-row table:style-name="TableRow494">
          <table:table-cell table:style-name="TableCell495" table:number-columns-spanned="2">
            <text:p text:style-name="P496">Struttura Aziendale/Societaria:</text:p>
            <text:p text:style-name="P497"><text:span text:style-name="T498">Startup fondata il 1 novembre 2010</text:span></text:p>
            <text:p text:style-name="P499"/>
          </table:table-cell>
          <table:covered-table-cell/>
        </table:table-row>
        <table:table-row table:style-name="TableRow500">
          <table:table-cell table:style-name="TableCell501" table:number-columns-spanned="2">
            <text:p text:style-name="P502">Descrizione Progetto:</text:p>
            <text:p text:style-name="P503"><text:span text:style-name="T504">Una suite di hardware e software da incorporare direttamente nelle cuffie VR / AR non collegate.</text:span></text:p>
            <text:p text:style-name="P505"/>
          </table:table-cell>
          <table:covered-table-cell/>
        </table:table-row>
        <table:table-row table:style-name="TableRow506">
          <table:table-cell table:style-name="TableCell507" table:number-columns-spanned="2">
            <text:p text:style-name="P508">Value Proposition: Novità, performance</text:p>
          </table:table-cell>
          <table:covered-table-cell/>
        </table:table-row>
        <table:table-row table:style-name="TableRow509">
          <table:table-cell table:style-name="TableCell510" table:number-columns-spanned="2">
            <text:p text:style-name="P511">Customer Segments:</text:p>
            <text:p text:style-name="P512"><text:span text:style-name="T513">Creato per gli OEM (original equipment manufacturer) che devono incorporarlo direttamente nelle cuffie VR</text:span></text:p>
            <text:p text:style-name="P514"/>
          </table:table-cell>
          <table:covered-table-cell/>
        </table:table-row>
        <table:table-row table:style-name="TableRow515">
          <table:table-cell table:style-name="TableCell516" table:number-columns-spanned="2">
            <text:p text:style-name="P517">Punti di Forza:</text:p>
            <text:p text:style-name="P518"><text:span text:style-name="T519">Latenza quasi zero e bassa potenza di elaborazione, tracking di 180x180 gradi oltre la lunghezza del braccio, il software funzione su tutti i telefoni Android.</text:span></text:p>
            <text:p text:style-name="P520"/>
          </table:table-cell>
          <table:covered-table-cell/>
        </table:table-row>
        <table:table-row table:style-name="TableRow521">
          <table:table-cell table:style-name="TableCell522" table:number-columns-spanned="2">
            <text:p text:style-name="P523">Punti di Debolezza:</text:p>
          </table:table-cell>
          <table:covered-table-cell/>
        </table:table-row>
        <text:soft-page-break/>
        <table:table-row table:style-name="TableRow524">
          <table:table-cell table:style-name="TableCell525" table:number-columns-spanned="2">
            <text:p text:style-name="P526">Canali Utilizzati:</text:p>
            <text:p text:style-name="P527"><text:span text:style-name="T528">Internet in tutte le sue forme, oppure attraverso venditori addetti che si recano presso le aziende che realizzano questo tipo di apparecchiature.</text:span></text:p>
            <text:p text:style-name="P529"/>
          </table:table-cell>
          <table:covered-table-cell/>
        </table:table-row>
        <table:table-row table:style-name="TableRow530">
          <table:table-cell table:style-name="TableCell531" table:number-columns-spanned="2">
            <text:p text:style-name="P532">Note</text:p>
          </table:table-cell>
          <table:covered-table-cell/>
        </table:table-row>
        <table:table-row table:style-name="TableRow533">
          <table:table-cell table:style-name="TableCell534" table:number-columns-spanned="2">
            <text:p text:style-name="P535">Business Model</text:p>
            <text:p text:style-name="P536">Attraverso la relativa vendita</text:p>
          </table:table-cell>
          <table:covered-table-cell/>
        </table:table-row>
      </table:table>
      <text:soft-page-break/>
      <text:h text:style-name="P537" text:outline-level="2">COMPETITOR n. 10</text:h>
      <table:table table:style-name="Table538">
        <table:table-columns>
          <table:table-column table:style-name="TableColumn539"/>
          <table:table-column table:style-name="TableColumn540"/>
        </table:table-columns>
        <table:table-row table:style-name="TableRow541">
          <table:table-cell table:style-name="TableCell542">
            <text:p text:style-name="P543">Nome Progetto:</text:p>
            <text:p text:style-name="P544">PlayStation VR game to Windows Mixed Reality</text:p>
          </table:table-cell>
          <table:table-cell table:style-name="TableCell545">
            <text:p text:style-name="P546">Anno Pubblicazione</text:p>
            <text:p text:style-name="P547">2017</text:p>
          </table:table-cell>
        </table:table-row>
        <table:table-row table:style-name="TableRow548">
          <table:table-cell table:style-name="TableCell549">
            <text:p text:style-name="P550">Nome Competitor:</text:p>
            <text:p text:style-name="P551"><text:span text:style-name="T552">Sony</text:span></text:p>
            <text:p text:style-name="P553"/>
          </table:table-cell>
          <table:table-cell table:style-name="TableCell554">
            <text:p text:style-name="P555">Dimensione Competitor</text:p>
          </table:table-cell>
        </table:table-row>
        <table:table-row table:style-name="TableRow556">
          <table:table-cell table:style-name="TableCell557" table:number-columns-spanned="2">
            <text:p text:style-name="P558">Struttura Aziendale/Societaria:</text:p>
            <text:p text:style-name="P559"><text:span text:style-name="T560">Multinazionale per l’elettronica di consumo, videogiochi,intrattenimento e servizi finanziari</text:span></text:p>
          </table:table-cell>
          <table:covered-table-cell/>
        </table:table-row>
        <table:table-row table:style-name="TableRow561">
          <table:table-cell table:style-name="TableCell562" table:number-columns-spanned="2">
            <text:p text:style-name="P563">Descrizione Progetto:</text:p>
            <text:p text:style-name="P564"><text:span text:style-name="T565">Aggiungere funzionalità alla PS4 per migliorare il livestreaming dei contenuti VR:</text:span></text:p>
            <text:list text:style-name="LFO2" text:continue-numbering="true">
              <text:list-item>
                <text:p text:style-name="P566">Il giocatore può scegliere la posizione di una telecamera virtuale in terza persona all’interno del mondo del gioco.<text:s/></text:p>
              </text:list-item>
              <text:list-item>
                <text:p text:style-name="P567">Applicazione di effetti steadicam e filtro all’output.</text:p>
              </text:list-item>
              <text:list-item>
                <text:p text:style-name="P568">Aggiunta di cinematica aggiuntiva concentrata sugli sguardi e sul movimento del giocatore.</text:p>
              </text:list-item>
              <text:list-item>
                <text:p text:style-name="P569">Possibilità per il giocatore di effettuare selezioni e regolazioni in tempo reale per le visualizzazioni della telecamera del feed, aggiungere commenti dal vivo durante la trasmissione.</text:p>
              </text:list-item>
              <text:list-item>
                <text:p text:style-name="P570">Aggiunta di una telecamera al mondo reale per vista esterna a favore di una versione di realtà mista<text:s/></text:p>
              </text:list-item>
            </text:list>
            <text:p text:style-name="P571"/>
          </table:table-cell>
          <table:covered-table-cell/>
        </table:table-row>
        <table:table-row table:style-name="TableRow572">
          <table:table-cell table:style-name="TableCell573" table:number-columns-spanned="2">
            <text:p text:style-name="P574">Value Proposition:</text:p>
            <text:p text:style-name="P575">Performance</text:p>
          </table:table-cell>
          <table:covered-table-cell/>
        </table:table-row>
        <table:table-row table:style-name="TableRow576">
          <table:table-cell table:style-name="TableCell577" table:number-columns-spanned="2">
            <text:p text:style-name="P578">Customer Segments:</text:p>
            <text:p text:style-name="P579">Videogiocatori, livestreamers professionisti</text:p>
          </table:table-cell>
          <table:covered-table-cell/>
        </table:table-row>
        <table:table-row table:style-name="TableRow580">
          <table:table-cell table:style-name="TableCell581" table:number-columns-spanned="2">
            <text:p text:style-name="P582">Punti di Forza:</text:p>
            <text:p text:style-name="P583"><text:span text:style-name="T584">Il giocatore può personalizzare la modalità in cui preferisce giocare, con alte prestazioni</text:span></text:p>
            <text:p text:style-name="P585"/>
          </table:table-cell>
          <table:covered-table-cell/>
        </table:table-row>
        <text:soft-page-break/>
        <table:table-row table:style-name="TableRow586">
          <table:table-cell table:style-name="TableCell587" table:number-columns-spanned="2">
            <text:p text:style-name="P588">Punti di Debolezza:</text:p>
            <text:p text:style-name="P589"><text:span text:style-name="T590">Il progetto è infattibile se PS4 non ufficializza l’aggiornamento che Sony può sfruttare per migliorare il livestreaming e le realtà miste di Playstation VR.</text:span></text:p>
            <text:p text:style-name="P591"><text:span text:style-name="T592">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93"/>
          </table:table-cell>
          <table:covered-table-cell/>
        </table:table-row>
        <table:table-row table:style-name="TableRow594">
          <table:table-cell table:style-name="TableCell595" table:number-columns-spanned="2">
            <text:p text:style-name="P596">Canali Utilizzati:</text:p>
            <text:p text:style-name="P597"><text:span text:style-name="T598">Internet, social, riviste tecnologiche</text:span></text:p>
            <text:p text:style-name="P599"/>
          </table:table-cell>
          <table:covered-table-cell/>
        </table:table-row>
        <table:table-row table:style-name="TableRow600">
          <table:table-cell table:style-name="TableCell601" table:number-columns-spanned="2">
            <text:p text:style-name="P602">Note</text:p>
          </table:table-cell>
          <table:covered-table-cell/>
        </table:table-row>
        <table:table-row table:style-name="TableRow603">
          <table:table-cell table:style-name="TableCell604" table:number-columns-spanned="2">
            <text:p text:style-name="P605">Business Model</text:p>
            <text:p text:style-name="P606">Dai clienti che decideranno di possedere con la PS4 queste nuove funzionalità avanzate.</text:p>
          </table:table-cell>
          <table:covered-table-cell/>
        </table:table-row>
      </table:table>
      <text:soft-page-break/>
      <text:h text:style-name="P607" text:outline-level="2">COMPETITOR n. 11</text:h>
      <table:table table:style-name="Table608">
        <table:table-columns>
          <table:table-column table:style-name="TableColumn609"/>
          <table:table-column table:style-name="TableColumn610"/>
        </table:table-columns>
        <table:table-row table:style-name="TableRow611">
          <table:table-cell table:style-name="TableCell612">
            <text:p text:style-name="P613">Nome Progetto:</text:p>
            <text:p text:style-name="P614">Meta 2</text:p>
          </table:table-cell>
          <table:table-cell table:style-name="TableCell615">
            <text:p text:style-name="P616">Anno Pubblicazione</text:p>
            <text:p text:style-name="P617">2017</text:p>
          </table:table-cell>
        </table:table-row>
        <table:table-row table:style-name="TableRow618">
          <table:table-cell table:style-name="TableCell619">
            <text:p text:style-name="P620">Nome Competitor:</text:p>
            <text:p text:style-name="P621">Meta</text:p>
          </table:table-cell>
          <table:table-cell table:style-name="TableCell622">
            <text:p text:style-name="P623">Dimensione Competitor</text:p>
          </table:table-cell>
        </table:table-row>
        <table:table-row table:style-name="TableRow624">
          <table:table-cell table:style-name="TableCell625" table:number-columns-spanned="2">
            <text:p text:style-name="P626">Struttura Aziendale/Societaria:</text:p>
            <text:p text:style-name="P627">Azienda privata</text:p>
          </table:table-cell>
          <table:covered-table-cell/>
        </table:table-row>
        <table:table-row table:style-name="TableRow628">
          <table:table-cell table:style-name="TableCell629" table:number-columns-spanned="2">
            <text:p text:style-name="P630">Descrizione Progetto:</text:p>
            <text:p text:style-name="P63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32">
          <table:table-cell table:style-name="TableCell633" table:number-columns-spanned="2">
            <text:p text:style-name="P634">Value Proposition:</text:p>
            <text:p text:style-name="P635"><text:span text:style-name="T636">Novità e performance</text:span></text:p>
            <text:p text:style-name="P637"/>
          </table:table-cell>
          <table:covered-table-cell/>
        </table:table-row>
        <table:table-row table:style-name="TableRow638">
          <table:table-cell table:style-name="TableCell639" table:number-columns-spanned="2">
            <text:p text:style-name="P640">Customer Segments:</text:p>
            <text:p text:style-name="P641"><text:span text:style-name="T642">Studenti, progettisti, neuroscienziati</text:span></text:p>
            <text:p text:style-name="P643"/>
          </table:table-cell>
          <table:covered-table-cell/>
        </table:table-row>
        <table:table-row table:style-name="TableRow644">
          <table:table-cell table:style-name="TableCell645" table:number-columns-spanned="2">
            <text:p text:style-name="P646">Punti di Forza:</text:p>
            <text:p text:style-name="P647">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48">
          <table:table-cell table:style-name="TableCell649" table:number-columns-spanned="2">
            <text:p text:style-name="P650">Punti di Debolezza:</text:p>
            <text:p text:style-name="P651">Rischio di provocare allucinazioni per la fusione dell’irreale con il reale</text:p>
          </table:table-cell>
          <table:covered-table-cell/>
        </table:table-row>
        <table:table-row table:style-name="TableRow652">
          <table:table-cell table:style-name="TableCell653" table:number-columns-spanned="2">
            <text:p text:style-name="P654">Canali Utilizzati:</text:p>
            <text:p text:style-name="P655"><text:span text:style-name="T656">Social, internet, tv, riviste tecnologiche</text:span></text:p>
          </table:table-cell>
          <table:covered-table-cell/>
        </table:table-row>
        <text:soft-page-break/>
        <table:table-row table:style-name="TableRow657">
          <table:table-cell table:style-name="TableCell658" table:number-columns-spanned="2">
            <text:p text:style-name="P659">Note</text:p>
          </table:table-cell>
          <table:covered-table-cell/>
        </table:table-row>
        <table:table-row table:style-name="TableRow660">
          <table:table-cell table:style-name="TableCell661" table:number-columns-spanned="2">
            <text:p text:style-name="P662">Business Model</text:p>
            <text:p text:style-name="P663">Vendendo il visore dotato di questa particolare interfaccia utente</text:p>
          </table:table-cell>
          <table:covered-table-cell/>
        </table:table-row>
      </table:table>
      <text:soft-page-break/>
      <text:h text:style-name="P664" text:outline-level="2">COMPETITOR n. 12</text:h>
      <table:table table:style-name="Table665">
        <table:table-columns>
          <table:table-column table:style-name="TableColumn666"/>
          <table:table-column table:style-name="TableColumn667"/>
        </table:table-columns>
        <table:table-row table:style-name="TableRow668">
          <table:table-cell table:style-name="TableCell669">
            <text:p text:style-name="P670">Nome Progetto:</text:p>
            <text:p text:style-name="P671"><text:span text:style-name="T672">Visore Huawei VR2</text:span></text:p>
            <text:p text:style-name="P673"/>
          </table:table-cell>
          <table:table-cell table:style-name="TableCell674">
            <text:p text:style-name="P675">Anno Pubblicazione</text:p>
            <text:p text:style-name="P676">2017</text:p>
          </table:table-cell>
        </table:table-row>
        <table:table-row table:style-name="TableRow677">
          <table:table-cell table:style-name="TableCell678">
            <text:p text:style-name="P679">Nome Competitor:</text:p>
            <text:p text:style-name="P680">Huawei</text:p>
          </table:table-cell>
          <table:table-cell table:style-name="TableCell681">
            <text:p text:style-name="P682">Dimensione Competitor</text:p>
          </table:table-cell>
        </table:table-row>
        <table:table-row table:style-name="TableRow683">
          <table:table-cell table:style-name="TableCell684" table:number-columns-spanned="2">
            <text:p text:style-name="P685">Struttura Aziendale/Societaria:</text:p>
            <text:p text:style-name="P686">Public company</text:p>
          </table:table-cell>
          <table:covered-table-cell/>
        </table:table-row>
        <table:table-row table:style-name="TableRow687">
          <table:table-cell table:style-name="TableCell688" table:number-columns-spanned="2">
            <text:p text:style-name="P689">Descrizione Progetto:</text:p>
            <text:p text:style-name="P690">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91">
          <table:table-cell table:style-name="TableCell692" table:number-columns-spanned="2">
            <text:p text:style-name="P693">Value Proposition:</text:p>
            <text:p text:style-name="P694"><text:span text:style-name="T695">Performance e usabilità</text:span></text:p>
          </table:table-cell>
          <table:covered-table-cell/>
        </table:table-row>
        <table:table-row table:style-name="TableRow696">
          <table:table-cell table:style-name="TableCell697" table:number-columns-spanned="2">
            <text:p text:style-name="P698">Customer Segments:</text:p>
            <text:p text:style-name="P699">Videogiocatori standard o con problemi legati all’affaticamento della vista o dei movimenti</text:p>
          </table:table-cell>
          <table:covered-table-cell/>
        </table:table-row>
        <table:table-row table:style-name="TableRow700">
          <table:table-cell table:style-name="TableCell701" table:number-columns-spanned="2">
            <text:p text:style-name="P702">Punti di Forza:</text:p>
            <text:p text:style-name="P703">Comodità dell’utilizzo, protezione della vista, migliore qualità di visualizzazione</text:p>
          </table:table-cell>
          <table:covered-table-cell/>
        </table:table-row>
        <table:table-row table:style-name="TableRow704">
          <table:table-cell table:style-name="TableCell705" table:number-columns-spanned="2">
            <text:p text:style-name="P706">Punti di Debolezza:</text:p>
            <text:p text:style-name="P707">Incertezza sulla data di rilascio e sul prezzo</text:p>
          </table:table-cell>
          <table:covered-table-cell/>
        </table:table-row>
        <table:table-row table:style-name="TableRow708">
          <table:table-cell table:style-name="TableCell709" table:number-columns-spanned="2">
            <text:p text:style-name="P710">Canali Utilizzati:</text:p>
            <text:p text:style-name="P711">Web, televisione, riviste tecnologiche</text:p>
          </table:table-cell>
          <table:covered-table-cell/>
        </table:table-row>
        <table:table-row table:style-name="TableRow712">
          <table:table-cell table:style-name="TableCell713" table:number-columns-spanned="2">
            <text:p text:style-name="P714">Note</text:p>
          </table:table-cell>
          <table:covered-table-cell/>
        </table:table-row>
        <text:soft-page-break/>
        <table:table-row table:style-name="TableRow715">
          <table:table-cell table:style-name="TableCell716" table:number-columns-spanned="2">
            <text:p text:style-name="P717">Business Model</text:p>
            <text:p text:style-name="P718">Con la vendita del prodotto</text:p>
          </table:table-cell>
          <table:covered-table-cell/>
        </table:table-row>
      </table:table>
      <text:soft-page-break/>
      <text:h text:style-name="P719" text:outline-level="2">COMPETITOR n. 13</text:h>
      <table:table table:style-name="Table720">
        <table:table-columns>
          <table:table-column table:style-name="TableColumn721"/>
          <table:table-column table:style-name="TableColumn722"/>
        </table:table-columns>
        <table:table-row table:style-name="TableRow723">
          <table:table-cell table:style-name="TableCell724">
            <text:p text:style-name="P725">Nome Progetto:</text:p>
            <text:p text:style-name="P726">Ikea Place</text:p>
          </table:table-cell>
          <table:table-cell table:style-name="TableCell727">
            <text:p text:style-name="P728">Anno Pubblicazione</text:p>
            <text:p text:style-name="P729">2017</text:p>
          </table:table-cell>
        </table:table-row>
        <table:table-row table:style-name="TableRow730">
          <table:table-cell table:style-name="TableCell731">
            <text:p text:style-name="P732">Nome Competitor:</text:p>
            <text:p text:style-name="P733">Ikea (fondata nel 1943)</text:p>
          </table:table-cell>
          <table:table-cell table:style-name="TableCell734">
            <text:p text:style-name="P735">Dimensione Competitor</text:p>
          </table:table-cell>
        </table:table-row>
        <table:table-row table:style-name="TableRow736">
          <table:table-cell table:style-name="TableCell737" table:number-columns-spanned="2">
            <text:p text:style-name="P738">Struttura Aziendale/Societaria:</text:p>
            <text:p text:style-name="P739">Multinazionale</text:p>
          </table:table-cell>
          <table:covered-table-cell/>
        </table:table-row>
        <table:table-row table:style-name="TableRow740">
          <table:table-cell table:style-name="TableCell741" table:number-columns-spanned="2">
            <text:p text:style-name="P742">Descrizione Progetto:</text:p>
            <text:p text:style-name="P743"><text:span text:style-name="T744">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45"/>
          </table:table-cell>
          <table:covered-table-cell/>
        </table:table-row>
        <table:table-row table:style-name="TableRow746">
          <table:table-cell table:style-name="TableCell747" table:number-columns-spanned="2">
            <text:p text:style-name="P748">Value Proposition:</text:p>
            <text:p text:style-name="P749">Novità, usabilità</text:p>
          </table:table-cell>
          <table:covered-table-cell/>
        </table:table-row>
        <table:table-row table:style-name="TableRow750">
          <table:table-cell table:style-name="TableCell751" table:number-columns-spanned="2">
            <text:p text:style-name="P752">Customer Segments:</text:p>
            <text:p text:style-name="P753"><text:span text:style-name="T754">Azienda di mobili, arredo e oggetti per la casa</text:span></text:p>
            <text:p text:style-name="P755"/>
          </table:table-cell>
          <table:covered-table-cell/>
        </table:table-row>
        <table:table-row table:style-name="TableRow756">
          <table:table-cell table:style-name="TableCell757" table:number-columns-spanned="2">
            <text:p text:style-name="P758">Punti di Forza:</text:p>
            <text:p text:style-name="P759"><text:span text:style-name="T760">Possibilità di provare ancor prima di comprare.</text:span></text:p>
            <text:p text:style-name="Standard"><text:span text:style-name="T761">Semplicità, chiarezza, comodità:</text:span><text:span text:style-name="T762"><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63">
          <table:table-cell table:style-name="TableCell764" table:number-columns-spanned="2">
            <text:p text:style-name="P765">Punti di Debolezza:</text:p>
            <text:p text:style-name="P766">La visione dei materiali è poco fotorealistica.</text:p>
          </table:table-cell>
          <table:covered-table-cell/>
        </table:table-row>
        <table:table-row table:style-name="TableRow767">
          <table:table-cell table:style-name="TableCell768" table:number-columns-spanned="2">
            <text:p text:style-name="P769">Canali Utilizzati:</text:p>
            <text:p text:style-name="P770">Applicazione e web</text:p>
          </table:table-cell>
          <table:covered-table-cell/>
        </table:table-row>
        <text:soft-page-break/>
        <table:table-row table:style-name="TableRow771">
          <table:table-cell table:style-name="TableCell772" table:number-columns-spanned="2">
            <text:p text:style-name="P773">Note</text:p>
          </table:table-cell>
          <table:covered-table-cell/>
        </table:table-row>
        <table:table-row table:style-name="TableRow774">
          <table:table-cell table:style-name="TableCell775" table:number-columns-spanned="2">
            <text:p text:style-name="P776">Business Model</text:p>
            <text:p text:style-name="P777">Vendendo i prodotti del catalogo Ikea</text:p>
          </table:table-cell>
          <table:covered-table-cell/>
        </table:table-row>
      </table:table>
      <text:soft-page-break/>
      <text:h text:style-name="P778" text:outline-level="2">COMPETITOR n. 14</text:h>
      <table:table table:style-name="Table779">
        <table:table-columns>
          <table:table-column table:style-name="TableColumn780"/>
          <table:table-column table:style-name="TableColumn781"/>
        </table:table-columns>
        <table:table-row table:style-name="TableRow782">
          <table:table-cell table:style-name="TableCell783">
            <text:p text:style-name="P784">Nome Progetto:</text:p>
            <text:p text:style-name="P785">NextVR</text:p>
          </table:table-cell>
          <table:table-cell table:style-name="TableCell786">
            <text:p text:style-name="P787">Anno Pubblicazione</text:p>
            <text:p text:style-name="P788">2017-2017</text:p>
          </table:table-cell>
        </table:table-row>
        <table:table-row table:style-name="TableRow789">
          <table:table-cell table:style-name="TableCell790">
            <text:p text:style-name="P791">Nome Competitor:</text:p>
            <text:p text:style-name="P792">NextVR</text:p>
          </table:table-cell>
          <table:table-cell table:style-name="TableCell793">
            <text:p text:style-name="P794">Dimensione Competitor</text:p>
          </table:table-cell>
        </table:table-row>
        <table:table-row table:style-name="TableRow795">
          <table:table-cell table:style-name="TableCell796" table:number-columns-spanned="2">
            <text:p text:style-name="P797">Struttura Aziendale/Societaria:</text:p>
            <text:p text:style-name="P798">Azienda privata fondata nel 2009</text:p>
          </table:table-cell>
          <table:covered-table-cell/>
        </table:table-row>
        <table:table-row table:style-name="TableRow799">
          <table:table-cell table:style-name="TableCell800" table:number-columns-spanned="2">
            <text:p text:style-name="P801">Descrizione Progetto:</text:p>
            <text:p text:style-name="P80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03">
          <table:table-cell table:style-name="TableCell804" table:number-columns-spanned="2">
            <text:p text:style-name="P805">Value Proposition:</text:p>
            <text:p text:style-name="P806">Novità</text:p>
          </table:table-cell>
          <table:covered-table-cell/>
        </table:table-row>
        <table:table-row table:style-name="TableRow807">
          <table:table-cell table:style-name="TableCell808" table:number-columns-spanned="2">
            <text:p text:style-name="P809">Customer Segments:</text:p>
            <text:p text:style-name="P810">Videgiocatori, persone giovani curiose di provare esperienze di vita reale in ambiente virtuale</text:p>
          </table:table-cell>
          <table:covered-table-cell/>
        </table:table-row>
        <table:table-row table:style-name="TableRow811">
          <table:table-cell table:style-name="TableCell812" table:number-columns-spanned="2">
            <text:p text:style-name="P813">Punti di Forza:</text:p>
            <text:p text:style-name="P814">L’innovazione apportata dall’applicazione con la possibilità di immedesimarsi in contesti diversi in base alla preferenza del cliente.</text:p>
          </table:table-cell>
          <table:covered-table-cell/>
        </table:table-row>
        <table:table-row table:style-name="TableRow815">
          <table:table-cell table:style-name="TableCell816" table:number-columns-spanned="2">
            <text:p text:style-name="P817">Punti di Debolezza:</text:p>
            <text:p text:style-name="P818"><text:span text:style-name="T819">L’esperienza NextVR richiede un dispositivo VR compatibile per Gear VR, Google Daydream, WIndows Mixed Reality o per la PlayStation VR.</text:span></text:p>
          </table:table-cell>
          <table:covered-table-cell/>
        </table:table-row>
        <table:table-row table:style-name="TableRow820">
          <table:table-cell table:style-name="TableCell821" table:number-columns-spanned="2">
            <text:p text:style-name="P822">Canali Utilizzati:</text:p>
            <text:p text:style-name="P823">Pubblicità in tv, sui social e attraverso video di anteprima su youtube</text:p>
          </table:table-cell>
          <table:covered-table-cell/>
        </table:table-row>
        <table:table-row table:style-name="TableRow824">
          <table:table-cell table:style-name="TableCell825" table:number-columns-spanned="2">
            <text:p text:style-name="P826">Note</text:p>
          </table:table-cell>
          <table:covered-table-cell/>
        </table:table-row>
        <text:soft-page-break/>
        <table:table-row table:style-name="TableRow827">
          <table:table-cell table:style-name="TableCell828" table:number-columns-spanned="2">
            <text:p text:style-name="P829">Business Model</text:p>
            <text:p text:style-name="P830"/>
          </table:table-cell>
          <table:covered-table-cell/>
        </table:table-row>
      </table:table>
      <text:soft-page-break/>
      <text:h text:style-name="P831" text:outline-level="2">COMPETITOR n. 15</text:h>
      <table:table table:style-name="Table832">
        <table:table-columns>
          <table:table-column table:style-name="TableColumn833"/>
          <table:table-column table:style-name="TableColumn834"/>
        </table:table-columns>
        <table:table-row table:style-name="TableRow835">
          <table:table-cell table:style-name="TableCell836">
            <text:p text:style-name="P837">Nome Progetto:</text:p>
          </table:table-cell>
          <table:table-cell table:style-name="TableCell838">
            <text:p text:style-name="P839">Anno Pubblicazione</text:p>
          </table:table-cell>
        </table:table-row>
        <table:table-row table:style-name="TableRow840">
          <table:table-cell table:style-name="TableCell841">
            <text:p text:style-name="P842">Nome Competitor:</text:p>
          </table:table-cell>
          <table:table-cell table:style-name="TableCell843">
            <text:p text:style-name="P844">Dimensione Competitor</text:p>
          </table:table-cell>
        </table:table-row>
        <table:table-row table:style-name="TableRow845">
          <table:table-cell table:style-name="TableCell846" table:number-columns-spanned="2">
            <text:p text:style-name="P847">Struttura Aziendale/Societaria:</text:p>
          </table:table-cell>
          <table:covered-table-cell/>
        </table:table-row>
        <table:table-row table:style-name="TableRow848">
          <table:table-cell table:style-name="TableCell849" table:number-columns-spanned="2">
            <text:p text:style-name="P850">Descrizione Progetto:</text:p>
          </table:table-cell>
          <table:covered-table-cell/>
        </table:table-row>
        <table:table-row table:style-name="TableRow851">
          <table:table-cell table:style-name="TableCell852" table:number-columns-spanned="2">
            <text:p text:style-name="P853">Value Proposition:</text:p>
          </table:table-cell>
          <table:covered-table-cell/>
        </table:table-row>
        <table:table-row table:style-name="TableRow854">
          <table:table-cell table:style-name="TableCell855" table:number-columns-spanned="2">
            <text:p text:style-name="P856">Customer Segments:</text:p>
          </table:table-cell>
          <table:covered-table-cell/>
        </table:table-row>
        <table:table-row table:style-name="TableRow857">
          <table:table-cell table:style-name="TableCell858" table:number-columns-spanned="2">
            <text:p text:style-name="P859">Punti di Forza:</text:p>
          </table:table-cell>
          <table:covered-table-cell/>
        </table:table-row>
        <table:table-row table:style-name="TableRow860">
          <table:table-cell table:style-name="TableCell861" table:number-columns-spanned="2">
            <text:p text:style-name="P862">Punti di Debolezza:</text:p>
          </table:table-cell>
          <table:covered-table-cell/>
        </table:table-row>
        <table:table-row table:style-name="TableRow863">
          <table:table-cell table:style-name="TableCell864" table:number-columns-spanned="2">
            <text:p text:style-name="P865">Canali Utilizzati:</text:p>
          </table:table-cell>
          <table:covered-table-cell/>
        </table:table-row>
        <table:table-row table:style-name="TableRow866">
          <table:table-cell table:style-name="TableCell867" table:number-columns-spanned="2">
            <text:p text:style-name="P868">Note</text:p>
          </table:table-cell>
          <table:covered-table-cell/>
        </table:table-row>
        <table:table-row table:style-name="TableRow869">
          <table:table-cell table:style-name="TableCell870" table:number-columns-spanned="2">
            <text:p text:style-name="P871">Business Model</text:p>
          </table:table-cell>
          <table:covered-table-cell/>
        </table:table-row>
      </table:table>
      <text:soft-page-break/>
      <text:h text:style-name="P872" text:outline-level="2">COMPETITOR n. 16</text:h>
      <table:table table:style-name="Table873">
        <table:table-columns>
          <table:table-column table:style-name="TableColumn874"/>
          <table:table-column table:style-name="TableColumn875"/>
        </table:table-columns>
        <table:table-row table:style-name="TableRow876">
          <table:table-cell table:style-name="TableCell877">
            <text:p text:style-name="P878">Nome Progetto:</text:p>
          </table:table-cell>
          <table:table-cell table:style-name="TableCell879">
            <text:p text:style-name="P880">Anno Pubblicazione</text:p>
          </table:table-cell>
        </table:table-row>
        <table:table-row table:style-name="TableRow881">
          <table:table-cell table:style-name="TableCell882">
            <text:p text:style-name="P883">Nome Competitor:</text:p>
          </table:table-cell>
          <table:table-cell table:style-name="TableCell884">
            <text:p text:style-name="P885">Dimensione Competitor</text:p>
          </table:table-cell>
        </table:table-row>
        <table:table-row table:style-name="TableRow886">
          <table:table-cell table:style-name="TableCell887" table:number-columns-spanned="2">
            <text:p text:style-name="P888">Struttura Aziendale/Societaria:</text:p>
          </table:table-cell>
          <table:covered-table-cell/>
        </table:table-row>
        <table:table-row table:style-name="TableRow889">
          <table:table-cell table:style-name="TableCell890" table:number-columns-spanned="2">
            <text:p text:style-name="P891">Descrizione Progetto:</text:p>
          </table:table-cell>
          <table:covered-table-cell/>
        </table:table-row>
        <table:table-row table:style-name="TableRow892">
          <table:table-cell table:style-name="TableCell893" table:number-columns-spanned="2">
            <text:p text:style-name="P894">Value Proposition:</text:p>
          </table:table-cell>
          <table:covered-table-cell/>
        </table:table-row>
        <table:table-row table:style-name="TableRow895">
          <table:table-cell table:style-name="TableCell896" table:number-columns-spanned="2">
            <text:p text:style-name="P897">Customer Segments:</text:p>
          </table:table-cell>
          <table:covered-table-cell/>
        </table:table-row>
        <table:table-row table:style-name="TableRow898">
          <table:table-cell table:style-name="TableCell899" table:number-columns-spanned="2">
            <text:p text:style-name="P900">Punti di Forza:</text:p>
          </table:table-cell>
          <table:covered-table-cell/>
        </table:table-row>
        <table:table-row table:style-name="TableRow901">
          <table:table-cell table:style-name="TableCell902" table:number-columns-spanned="2">
            <text:p text:style-name="P903">Punti di Debolezza:</text:p>
          </table:table-cell>
          <table:covered-table-cell/>
        </table:table-row>
        <table:table-row table:style-name="TableRow904">
          <table:table-cell table:style-name="TableCell905" table:number-columns-spanned="2">
            <text:p text:style-name="P906">Canali Utilizzati:</text:p>
          </table:table-cell>
          <table:covered-table-cell/>
        </table:table-row>
        <table:table-row table:style-name="TableRow907">
          <table:table-cell table:style-name="TableCell908" table:number-columns-spanned="2">
            <text:p text:style-name="P909">Note</text:p>
          </table:table-cell>
          <table:covered-table-cell/>
        </table:table-row>
        <table:table-row table:style-name="TableRow910">
          <table:table-cell table:style-name="TableCell911" table:number-columns-spanned="2">
            <text:p text:style-name="P912">Business Model</text:p>
          </table:table-cell>
          <table:covered-table-cell/>
        </table:table-row>
      </table:table>
      <text:soft-page-break/>
      <text:h text:style-name="P913" text:outline-level="2">COMPETITOR n. 17</text:h>
      <table:table table:style-name="Table914">
        <table:table-columns>
          <table:table-column table:style-name="TableColumn915"/>
          <table:table-column table:style-name="TableColumn916"/>
        </table:table-columns>
        <table:table-row table:style-name="TableRow917">
          <table:table-cell table:style-name="TableCell918">
            <text:p text:style-name="P919">Nome Progetto:</text:p>
          </table:table-cell>
          <table:table-cell table:style-name="TableCell920">
            <text:p text:style-name="P921">Anno Pubblicazione</text:p>
          </table:table-cell>
        </table:table-row>
        <table:table-row table:style-name="TableRow922">
          <table:table-cell table:style-name="TableCell923">
            <text:p text:style-name="P924">Nome Competitor:</text:p>
          </table:table-cell>
          <table:table-cell table:style-name="TableCell925">
            <text:p text:style-name="P926">Dimensione Competitor</text:p>
          </table:table-cell>
        </table:table-row>
        <table:table-row table:style-name="TableRow927">
          <table:table-cell table:style-name="TableCell928" table:number-columns-spanned="2">
            <text:p text:style-name="P929">Struttura Aziendale/Societaria:</text:p>
          </table:table-cell>
          <table:covered-table-cell/>
        </table:table-row>
        <table:table-row table:style-name="TableRow930">
          <table:table-cell table:style-name="TableCell931" table:number-columns-spanned="2">
            <text:p text:style-name="P932">Descrizione Progetto:</text:p>
          </table:table-cell>
          <table:covered-table-cell/>
        </table:table-row>
        <table:table-row table:style-name="TableRow933">
          <table:table-cell table:style-name="TableCell934" table:number-columns-spanned="2">
            <text:p text:style-name="P935">Value Proposition:</text:p>
          </table:table-cell>
          <table:covered-table-cell/>
        </table:table-row>
        <table:table-row table:style-name="TableRow936">
          <table:table-cell table:style-name="TableCell937" table:number-columns-spanned="2">
            <text:p text:style-name="P938">Customer Segments:</text:p>
          </table:table-cell>
          <table:covered-table-cell/>
        </table:table-row>
        <table:table-row table:style-name="TableRow939">
          <table:table-cell table:style-name="TableCell940" table:number-columns-spanned="2">
            <text:p text:style-name="P941">Punti di Forza:</text:p>
          </table:table-cell>
          <table:covered-table-cell/>
        </table:table-row>
        <table:table-row table:style-name="TableRow942">
          <table:table-cell table:style-name="TableCell943" table:number-columns-spanned="2">
            <text:p text:style-name="P944">Punti di Debolezza:</text:p>
          </table:table-cell>
          <table:covered-table-cell/>
        </table:table-row>
        <table:table-row table:style-name="TableRow945">
          <table:table-cell table:style-name="TableCell946" table:number-columns-spanned="2">
            <text:p text:style-name="P947">Canali Utilizzati:</text:p>
          </table:table-cell>
          <table:covered-table-cell/>
        </table:table-row>
        <table:table-row table:style-name="TableRow948">
          <table:table-cell table:style-name="TableCell949" table:number-columns-spanned="2">
            <text:p text:style-name="P950">Note</text:p>
          </table:table-cell>
          <table:covered-table-cell/>
        </table:table-row>
        <table:table-row table:style-name="TableRow951">
          <table:table-cell table:style-name="TableCell952" table:number-columns-spanned="2">
            <text:p text:style-name="P953">Business Model</text:p>
          </table:table-cell>
          <table:covered-table-cell/>
        </table:table-row>
      </table:table>
      <text:soft-page-break/>
      <text:h text:style-name="P954" text:outline-level="2">COMPETITOR n. 18</text:h>
      <table:table table:style-name="Table955">
        <table:table-columns>
          <table:table-column table:style-name="TableColumn956"/>
          <table:table-column table:style-name="TableColumn957"/>
        </table:table-columns>
        <table:table-row table:style-name="TableRow958">
          <table:table-cell table:style-name="TableCell959">
            <text:p text:style-name="P960">Nome Progetto:</text:p>
          </table:table-cell>
          <table:table-cell table:style-name="TableCell961">
            <text:p text:style-name="P962">Anno Pubblicazione</text:p>
          </table:table-cell>
        </table:table-row>
        <table:table-row table:style-name="TableRow963">
          <table:table-cell table:style-name="TableCell964">
            <text:p text:style-name="P965">Nome Competitor:</text:p>
          </table:table-cell>
          <table:table-cell table:style-name="TableCell966">
            <text:p text:style-name="P967">Dimensione Competitor</text:p>
          </table:table-cell>
        </table:table-row>
        <table:table-row table:style-name="TableRow968">
          <table:table-cell table:style-name="TableCell969" table:number-columns-spanned="2">
            <text:p text:style-name="P970">Struttura Aziendale/Societaria:</text:p>
          </table:table-cell>
          <table:covered-table-cell/>
        </table:table-row>
        <table:table-row table:style-name="TableRow971">
          <table:table-cell table:style-name="TableCell972" table:number-columns-spanned="2">
            <text:p text:style-name="P973">Descrizione Progetto:</text:p>
          </table:table-cell>
          <table:covered-table-cell/>
        </table:table-row>
        <table:table-row table:style-name="TableRow974">
          <table:table-cell table:style-name="TableCell975" table:number-columns-spanned="2">
            <text:p text:style-name="P976">Value Proposition:</text:p>
          </table:table-cell>
          <table:covered-table-cell/>
        </table:table-row>
        <table:table-row table:style-name="TableRow977">
          <table:table-cell table:style-name="TableCell978" table:number-columns-spanned="2">
            <text:p text:style-name="P979">Customer Segments:</text:p>
          </table:table-cell>
          <table:covered-table-cell/>
        </table:table-row>
        <table:table-row table:style-name="TableRow980">
          <table:table-cell table:style-name="TableCell981" table:number-columns-spanned="2">
            <text:p text:style-name="P982">Punti di Forza:</text:p>
          </table:table-cell>
          <table:covered-table-cell/>
        </table:table-row>
        <table:table-row table:style-name="TableRow983">
          <table:table-cell table:style-name="TableCell984" table:number-columns-spanned="2">
            <text:p text:style-name="P985">Punti di Debolezza:</text:p>
          </table:table-cell>
          <table:covered-table-cell/>
        </table:table-row>
        <table:table-row table:style-name="TableRow986">
          <table:table-cell table:style-name="TableCell987" table:number-columns-spanned="2">
            <text:p text:style-name="P988">Canali Utilizzati:</text:p>
          </table:table-cell>
          <table:covered-table-cell/>
        </table:table-row>
        <table:table-row table:style-name="TableRow989">
          <table:table-cell table:style-name="TableCell990" table:number-columns-spanned="2">
            <text:p text:style-name="P991">Note</text:p>
          </table:table-cell>
          <table:covered-table-cell/>
        </table:table-row>
        <table:table-row table:style-name="TableRow992">
          <table:table-cell table:style-name="TableCell993" table:number-columns-spanned="2">
            <text:p text:style-name="P994">Business Model</text:p>
          </table:table-cell>
          <table:covered-table-cell/>
        </table:table-row>
      </table:table>
      <text:soft-page-break/>
      <text:h text:style-name="P995" text:outline-level="2">COMPETITOR n. 19</text:h>
      <table:table table:style-name="Table996">
        <table:table-columns>
          <table:table-column table:style-name="TableColumn997"/>
          <table:table-column table:style-name="TableColumn998"/>
        </table:table-columns>
        <table:table-row table:style-name="TableRow999">
          <table:table-cell table:style-name="TableCell1000">
            <text:p text:style-name="P1001">Nome Progetto:</text:p>
          </table:table-cell>
          <table:table-cell table:style-name="TableCell1002">
            <text:p text:style-name="P1003">Anno Pubblicazione</text:p>
          </table:table-cell>
        </table:table-row>
        <table:table-row table:style-name="TableRow1004">
          <table:table-cell table:style-name="TableCell1005">
            <text:p text:style-name="P1006">Nome Competitor:</text:p>
          </table:table-cell>
          <table:table-cell table:style-name="TableCell1007">
            <text:p text:style-name="P1008">Dimensione Competitor</text:p>
          </table:table-cell>
        </table:table-row>
        <table:table-row table:style-name="TableRow1009">
          <table:table-cell table:style-name="TableCell1010" table:number-columns-spanned="2">
            <text:p text:style-name="P1011">Struttura Aziendale/Societaria:</text:p>
          </table:table-cell>
          <table:covered-table-cell/>
        </table:table-row>
        <table:table-row table:style-name="TableRow1012">
          <table:table-cell table:style-name="TableCell1013" table:number-columns-spanned="2">
            <text:p text:style-name="P1014">Descrizione Progetto:</text:p>
          </table:table-cell>
          <table:covered-table-cell/>
        </table:table-row>
        <table:table-row table:style-name="TableRow1015">
          <table:table-cell table:style-name="TableCell1016" table:number-columns-spanned="2">
            <text:p text:style-name="P1017">Value Proposition:</text:p>
          </table:table-cell>
          <table:covered-table-cell/>
        </table:table-row>
        <table:table-row table:style-name="TableRow1018">
          <table:table-cell table:style-name="TableCell1019" table:number-columns-spanned="2">
            <text:p text:style-name="P1020">Customer Segments:</text:p>
          </table:table-cell>
          <table:covered-table-cell/>
        </table:table-row>
        <table:table-row table:style-name="TableRow1021">
          <table:table-cell table:style-name="TableCell1022" table:number-columns-spanned="2">
            <text:p text:style-name="P1023">Punti di Forza:</text:p>
          </table:table-cell>
          <table:covered-table-cell/>
        </table:table-row>
        <table:table-row table:style-name="TableRow1024">
          <table:table-cell table:style-name="TableCell1025" table:number-columns-spanned="2">
            <text:p text:style-name="P1026">Punti di Debolezza:</text:p>
          </table:table-cell>
          <table:covered-table-cell/>
        </table:table-row>
        <table:table-row table:style-name="TableRow1027">
          <table:table-cell table:style-name="TableCell1028" table:number-columns-spanned="2">
            <text:p text:style-name="P1029">Canali Utilizzati:</text:p>
          </table:table-cell>
          <table:covered-table-cell/>
        </table:table-row>
        <table:table-row table:style-name="TableRow1030">
          <table:table-cell table:style-name="TableCell1031" table:number-columns-spanned="2">
            <text:p text:style-name="P1032">Note</text:p>
          </table:table-cell>
          <table:covered-table-cell/>
        </table:table-row>
        <table:table-row table:style-name="TableRow1033">
          <table:table-cell table:style-name="TableCell1034" table:number-columns-spanned="2">
            <text:p text:style-name="P1035">Business Model</text:p>
          </table:table-cell>
          <table:covered-table-cell/>
        </table:table-row>
      </table:table>
      <text:soft-page-break/>
      <text:h text:style-name="P1036" text:outline-level="2">COMPETITOR n. 20</text:h>
      <table:table table:style-name="Table1037">
        <table:table-columns>
          <table:table-column table:style-name="TableColumn1038"/>
          <table:table-column table:style-name="TableColumn1039"/>
        </table:table-columns>
        <table:table-row table:style-name="TableRow1040">
          <table:table-cell table:style-name="TableCell1041">
            <text:p text:style-name="P1042">Nome Progetto:</text:p>
          </table:table-cell>
          <table:table-cell table:style-name="TableCell1043">
            <text:p text:style-name="P1044">Anno Pubblicazione</text:p>
          </table:table-cell>
        </table:table-row>
        <table:table-row table:style-name="TableRow1045">
          <table:table-cell table:style-name="TableCell1046">
            <text:p text:style-name="P1047">Nome Competitor:</text:p>
          </table:table-cell>
          <table:table-cell table:style-name="TableCell1048">
            <text:p text:style-name="P1049">Dimensione Competitor</text:p>
          </table:table-cell>
        </table:table-row>
        <table:table-row table:style-name="TableRow1050">
          <table:table-cell table:style-name="TableCell1051" table:number-columns-spanned="2">
            <text:p text:style-name="P1052">Struttura Aziendale/Societaria:</text:p>
          </table:table-cell>
          <table:covered-table-cell/>
        </table:table-row>
        <table:table-row table:style-name="TableRow1053">
          <table:table-cell table:style-name="TableCell1054" table:number-columns-spanned="2">
            <text:p text:style-name="P1055">Descrizione Progetto:</text:p>
          </table:table-cell>
          <table:covered-table-cell/>
        </table:table-row>
        <table:table-row table:style-name="TableRow1056">
          <table:table-cell table:style-name="TableCell1057" table:number-columns-spanned="2">
            <text:p text:style-name="P1058">Value Proposition:</text:p>
          </table:table-cell>
          <table:covered-table-cell/>
        </table:table-row>
        <table:table-row table:style-name="TableRow1059">
          <table:table-cell table:style-name="TableCell1060" table:number-columns-spanned="2">
            <text:p text:style-name="P1061">Customer Segments:</text:p>
          </table:table-cell>
          <table:covered-table-cell/>
        </table:table-row>
        <table:table-row table:style-name="TableRow1062">
          <table:table-cell table:style-name="TableCell1063" table:number-columns-spanned="2">
            <text:p text:style-name="P1064">Punti di Forza:</text:p>
          </table:table-cell>
          <table:covered-table-cell/>
        </table:table-row>
        <table:table-row table:style-name="TableRow1065">
          <table:table-cell table:style-name="TableCell1066" table:number-columns-spanned="2">
            <text:p text:style-name="P1067">Punti di Debolezza:</text:p>
          </table:table-cell>
          <table:covered-table-cell/>
        </table:table-row>
        <table:table-row table:style-name="TableRow1068">
          <table:table-cell table:style-name="TableCell1069" table:number-columns-spanned="2">
            <text:p text:style-name="P1070">Canali Utilizzati:</text:p>
          </table:table-cell>
          <table:covered-table-cell/>
        </table:table-row>
        <table:table-row table:style-name="TableRow1071">
          <table:table-cell table:style-name="TableCell1072" table:number-columns-spanned="2">
            <text:p text:style-name="P1073">Note</text:p>
          </table:table-cell>
          <table:covered-table-cell/>
        </table:table-row>
        <table:table-row table:style-name="TableRow1074">
          <table:table-cell table:style-name="TableCell1075" table:number-columns-spanned="2">
            <text:p text:style-name="P1076">Business Model</text:p>
          </table:table-cell>
          <table:covered-table-cell/>
        </table:table-row>
      </table:table>
      <text:soft-page-break/>
      <text:h text:style-name="P1077" text:outline-level="2">COMPETITOR n. 21</text:h>
      <table:table table:style-name="Table1078">
        <table:table-columns>
          <table:table-column table:style-name="TableColumn1079"/>
          <table:table-column table:style-name="TableColumn1080"/>
        </table:table-columns>
        <table:table-row table:style-name="TableRow1081">
          <table:table-cell table:style-name="TableCell1082">
            <text:p text:style-name="P1083">Nome Progetto:</text:p>
          </table:table-cell>
          <table:table-cell table:style-name="TableCell1084">
            <text:p text:style-name="P1085">Anno Pubblicazione</text:p>
          </table:table-cell>
        </table:table-row>
        <table:table-row table:style-name="TableRow1086">
          <table:table-cell table:style-name="TableCell1087">
            <text:p text:style-name="P1088">Nome Competitor:</text:p>
          </table:table-cell>
          <table:table-cell table:style-name="TableCell1089">
            <text:p text:style-name="P1090">Dimensione Competitor</text:p>
          </table:table-cell>
        </table:table-row>
        <table:table-row table:style-name="TableRow1091">
          <table:table-cell table:style-name="TableCell1092" table:number-columns-spanned="2">
            <text:p text:style-name="P1093">Struttura Aziendale/Societaria:</text:p>
          </table:table-cell>
          <table:covered-table-cell/>
        </table:table-row>
        <table:table-row table:style-name="TableRow1094">
          <table:table-cell table:style-name="TableCell1095" table:number-columns-spanned="2">
            <text:p text:style-name="P1096">Descrizione Progetto:</text:p>
          </table:table-cell>
          <table:covered-table-cell/>
        </table:table-row>
        <table:table-row table:style-name="TableRow1097">
          <table:table-cell table:style-name="TableCell1098" table:number-columns-spanned="2">
            <text:p text:style-name="P1099">Value Proposition:</text:p>
          </table:table-cell>
          <table:covered-table-cell/>
        </table:table-row>
        <table:table-row table:style-name="TableRow1100">
          <table:table-cell table:style-name="TableCell1101" table:number-columns-spanned="2">
            <text:p text:style-name="P1102">Customer Segments:</text:p>
          </table:table-cell>
          <table:covered-table-cell/>
        </table:table-row>
        <table:table-row table:style-name="TableRow1103">
          <table:table-cell table:style-name="TableCell1104" table:number-columns-spanned="2">
            <text:p text:style-name="P1105">Punti di Forza:</text:p>
          </table:table-cell>
          <table:covered-table-cell/>
        </table:table-row>
        <table:table-row table:style-name="TableRow1106">
          <table:table-cell table:style-name="TableCell1107" table:number-columns-spanned="2">
            <text:p text:style-name="P1108">Punti di Debolezza:</text:p>
          </table:table-cell>
          <table:covered-table-cell/>
        </table:table-row>
        <table:table-row table:style-name="TableRow1109">
          <table:table-cell table:style-name="TableCell1110" table:number-columns-spanned="2">
            <text:p text:style-name="P1111">Canali Utilizzati:</text:p>
          </table:table-cell>
          <table:covered-table-cell/>
        </table:table-row>
        <table:table-row table:style-name="TableRow1112">
          <table:table-cell table:style-name="TableCell1113" table:number-columns-spanned="2">
            <text:p text:style-name="P1114">Note</text:p>
          </table:table-cell>
          <table:covered-table-cell/>
        </table:table-row>
        <table:table-row table:style-name="TableRow1115">
          <table:table-cell table:style-name="TableCell1116" table:number-columns-spanned="2">
            <text:p text:style-name="P1117">Business Model</text:p>
          </table:table-cell>
          <table:covered-table-cell/>
        </table:table-row>
      </table:table>
      <text:soft-page-break/>
      <text:h text:style-name="P1118" text:outline-level="2">COMPETITOR n. 22</text:h>
      <table:table table:style-name="Table1119">
        <table:table-columns>
          <table:table-column table:style-name="TableColumn1120"/>
          <table:table-column table:style-name="TableColumn1121"/>
        </table:table-columns>
        <table:table-row table:style-name="TableRow1122">
          <table:table-cell table:style-name="TableCell1123">
            <text:p text:style-name="P1124">Nome Progetto:</text:p>
          </table:table-cell>
          <table:table-cell table:style-name="TableCell1125">
            <text:p text:style-name="P1126">Anno Pubblicazione</text:p>
          </table:table-cell>
        </table:table-row>
        <table:table-row table:style-name="TableRow1127">
          <table:table-cell table:style-name="TableCell1128">
            <text:p text:style-name="P1129">Nome Competitor:</text:p>
          </table:table-cell>
          <table:table-cell table:style-name="TableCell1130">
            <text:p text:style-name="P1131">Dimensione Competitor</text:p>
          </table:table-cell>
        </table:table-row>
        <table:table-row table:style-name="TableRow1132">
          <table:table-cell table:style-name="TableCell1133" table:number-columns-spanned="2">
            <text:p text:style-name="P1134">Struttura Aziendale/Societaria:</text:p>
          </table:table-cell>
          <table:covered-table-cell/>
        </table:table-row>
        <table:table-row table:style-name="TableRow1135">
          <table:table-cell table:style-name="TableCell1136" table:number-columns-spanned="2">
            <text:p text:style-name="P1137">Descrizione Progetto:</text:p>
          </table:table-cell>
          <table:covered-table-cell/>
        </table:table-row>
        <table:table-row table:style-name="TableRow1138">
          <table:table-cell table:style-name="TableCell1139" table:number-columns-spanned="2">
            <text:p text:style-name="P1140">Value Proposition:</text:p>
          </table:table-cell>
          <table:covered-table-cell/>
        </table:table-row>
        <table:table-row table:style-name="TableRow1141">
          <table:table-cell table:style-name="TableCell1142" table:number-columns-spanned="2">
            <text:p text:style-name="P1143">Customer Segments:</text:p>
          </table:table-cell>
          <table:covered-table-cell/>
        </table:table-row>
        <table:table-row table:style-name="TableRow1144">
          <table:table-cell table:style-name="TableCell1145" table:number-columns-spanned="2">
            <text:p text:style-name="P1146">Punti di Forza:</text:p>
          </table:table-cell>
          <table:covered-table-cell/>
        </table:table-row>
        <table:table-row table:style-name="TableRow1147">
          <table:table-cell table:style-name="TableCell1148" table:number-columns-spanned="2">
            <text:p text:style-name="P1149">Punti di Debolezza:</text:p>
          </table:table-cell>
          <table:covered-table-cell/>
        </table:table-row>
        <table:table-row table:style-name="TableRow1150">
          <table:table-cell table:style-name="TableCell1151" table:number-columns-spanned="2">
            <text:p text:style-name="P1152">Canali Utilizzati:</text:p>
          </table:table-cell>
          <table:covered-table-cell/>
        </table:table-row>
        <table:table-row table:style-name="TableRow1153">
          <table:table-cell table:style-name="TableCell1154" table:number-columns-spanned="2">
            <text:p text:style-name="P1155">Note</text:p>
          </table:table-cell>
          <table:covered-table-cell/>
        </table:table-row>
        <table:table-row table:style-name="TableRow1156">
          <table:table-cell table:style-name="TableCell1157" table:number-columns-spanned="2">
            <text:p text:style-name="P1158">Business Model</text:p>
          </table:table-cell>
          <table:covered-table-cell/>
        </table:table-row>
      </table:table>
      <text:soft-page-break/>
      <text:h text:style-name="P1159" text:outline-level="2">COMPETITOR n. 23</text:h>
      <table:table table:style-name="Table1160">
        <table:table-columns>
          <table:table-column table:style-name="TableColumn1161"/>
          <table:table-column table:style-name="TableColumn1162"/>
        </table:table-columns>
        <table:table-row table:style-name="TableRow1163">
          <table:table-cell table:style-name="TableCell1164">
            <text:p text:style-name="P1165">Nome Progetto:</text:p>
          </table:table-cell>
          <table:table-cell table:style-name="TableCell1166">
            <text:p text:style-name="P1167">Anno Pubblicazione</text:p>
          </table:table-cell>
        </table:table-row>
        <table:table-row table:style-name="TableRow1168">
          <table:table-cell table:style-name="TableCell1169">
            <text:p text:style-name="P1170">Nome Competitor:</text:p>
          </table:table-cell>
          <table:table-cell table:style-name="TableCell1171">
            <text:p text:style-name="P1172">Dimensione Competitor</text:p>
          </table:table-cell>
        </table:table-row>
        <table:table-row table:style-name="TableRow1173">
          <table:table-cell table:style-name="TableCell1174" table:number-columns-spanned="2">
            <text:p text:style-name="P1175">Struttura Aziendale/Societaria:</text:p>
          </table:table-cell>
          <table:covered-table-cell/>
        </table:table-row>
        <table:table-row table:style-name="TableRow1176">
          <table:table-cell table:style-name="TableCell1177" table:number-columns-spanned="2">
            <text:p text:style-name="P1178">Descrizione Progetto:</text:p>
          </table:table-cell>
          <table:covered-table-cell/>
        </table:table-row>
        <table:table-row table:style-name="TableRow1179">
          <table:table-cell table:style-name="TableCell1180" table:number-columns-spanned="2">
            <text:p text:style-name="P1181">Value Proposition:</text:p>
          </table:table-cell>
          <table:covered-table-cell/>
        </table:table-row>
        <table:table-row table:style-name="TableRow1182">
          <table:table-cell table:style-name="TableCell1183" table:number-columns-spanned="2">
            <text:p text:style-name="P1184">Customer Segments:</text:p>
          </table:table-cell>
          <table:covered-table-cell/>
        </table:table-row>
        <table:table-row table:style-name="TableRow1185">
          <table:table-cell table:style-name="TableCell1186" table:number-columns-spanned="2">
            <text:p text:style-name="P1187">Punti di Forza:</text:p>
          </table:table-cell>
          <table:covered-table-cell/>
        </table:table-row>
        <table:table-row table:style-name="TableRow1188">
          <table:table-cell table:style-name="TableCell1189" table:number-columns-spanned="2">
            <text:p text:style-name="P1190">Punti di Debolezza:</text:p>
          </table:table-cell>
          <table:covered-table-cell/>
        </table:table-row>
        <table:table-row table:style-name="TableRow1191">
          <table:table-cell table:style-name="TableCell1192" table:number-columns-spanned="2">
            <text:p text:style-name="P1193">Canali Utilizzati:</text:p>
          </table:table-cell>
          <table:covered-table-cell/>
        </table:table-row>
        <table:table-row table:style-name="TableRow1194">
          <table:table-cell table:style-name="TableCell1195" table:number-columns-spanned="2">
            <text:p text:style-name="P1196">Note</text:p>
          </table:table-cell>
          <table:covered-table-cell/>
        </table:table-row>
        <table:table-row table:style-name="TableRow1197">
          <table:table-cell table:style-name="TableCell1198" table:number-columns-spanned="2">
            <text:p text:style-name="P1199">Business Model</text:p>
          </table:table-cell>
          <table:covered-table-cell/>
        </table:table-row>
      </table:table>
      <text:soft-page-break/>
      <text:h text:style-name="P1200" text:outline-level="2">COMPETITOR n. 24</text:h>
      <table:table table:style-name="Table1201">
        <table:table-columns>
          <table:table-column table:style-name="TableColumn1202"/>
          <table:table-column table:style-name="TableColumn1203"/>
        </table:table-columns>
        <table:table-row table:style-name="TableRow1204">
          <table:table-cell table:style-name="TableCell1205">
            <text:p text:style-name="P1206">Nome Progetto:</text:p>
          </table:table-cell>
          <table:table-cell table:style-name="TableCell1207">
            <text:p text:style-name="P1208">Anno Pubblicazione</text:p>
          </table:table-cell>
        </table:table-row>
        <table:table-row table:style-name="TableRow1209">
          <table:table-cell table:style-name="TableCell1210">
            <text:p text:style-name="P1211">Nome Competitor:</text:p>
          </table:table-cell>
          <table:table-cell table:style-name="TableCell1212">
            <text:p text:style-name="P1213">Dimensione Competitor</text:p>
          </table:table-cell>
        </table:table-row>
        <table:table-row table:style-name="TableRow1214">
          <table:table-cell table:style-name="TableCell1215" table:number-columns-spanned="2">
            <text:p text:style-name="P1216">Struttura Aziendale/Societaria:</text:p>
          </table:table-cell>
          <table:covered-table-cell/>
        </table:table-row>
        <table:table-row table:style-name="TableRow1217">
          <table:table-cell table:style-name="TableCell1218" table:number-columns-spanned="2">
            <text:p text:style-name="P1219">Descrizione Progetto:</text:p>
          </table:table-cell>
          <table:covered-table-cell/>
        </table:table-row>
        <table:table-row table:style-name="TableRow1220">
          <table:table-cell table:style-name="TableCell1221" table:number-columns-spanned="2">
            <text:p text:style-name="P1222">Value Proposition:</text:p>
          </table:table-cell>
          <table:covered-table-cell/>
        </table:table-row>
        <table:table-row table:style-name="TableRow1223">
          <table:table-cell table:style-name="TableCell1224" table:number-columns-spanned="2">
            <text:p text:style-name="P1225">Customer Segments:</text:p>
          </table:table-cell>
          <table:covered-table-cell/>
        </table:table-row>
        <table:table-row table:style-name="TableRow1226">
          <table:table-cell table:style-name="TableCell1227" table:number-columns-spanned="2">
            <text:p text:style-name="P1228">Punti di Forza:</text:p>
          </table:table-cell>
          <table:covered-table-cell/>
        </table:table-row>
        <table:table-row table:style-name="TableRow1229">
          <table:table-cell table:style-name="TableCell1230" table:number-columns-spanned="2">
            <text:p text:style-name="P1231">Punti di Debolezza:</text:p>
          </table:table-cell>
          <table:covered-table-cell/>
        </table:table-row>
        <table:table-row table:style-name="TableRow1232">
          <table:table-cell table:style-name="TableCell1233" table:number-columns-spanned="2">
            <text:p text:style-name="P1234">Canali Utilizzati:</text:p>
          </table:table-cell>
          <table:covered-table-cell/>
        </table:table-row>
        <table:table-row table:style-name="TableRow1235">
          <table:table-cell table:style-name="TableCell1236" table:number-columns-spanned="2">
            <text:p text:style-name="P1237">Note</text:p>
          </table:table-cell>
          <table:covered-table-cell/>
        </table:table-row>
        <table:table-row table:style-name="TableRow1238">
          <table:table-cell table:style-name="TableCell1239" table:number-columns-spanned="2">
            <text:p text:style-name="P1240">Business Model</text:p>
          </table:table-cell>
          <table:covered-table-cell/>
        </table:table-row>
      </table:table>
      <text:soft-page-break/>
      <text:h text:style-name="P1241" text:outline-level="2">COMPETITOR n. 25</text:h>
      <table:table table:style-name="Table1242">
        <table:table-columns>
          <table:table-column table:style-name="TableColumn1243"/>
          <table:table-column table:style-name="TableColumn1244"/>
        </table:table-columns>
        <table:table-row table:style-name="TableRow1245">
          <table:table-cell table:style-name="TableCell1246">
            <text:p text:style-name="P1247">Nome Progetto:</text:p>
          </table:table-cell>
          <table:table-cell table:style-name="TableCell1248">
            <text:p text:style-name="P1249">Anno Pubblicazione</text:p>
          </table:table-cell>
        </table:table-row>
        <table:table-row table:style-name="TableRow1250">
          <table:table-cell table:style-name="TableCell1251">
            <text:p text:style-name="P1252">Nome Competitor:</text:p>
          </table:table-cell>
          <table:table-cell table:style-name="TableCell1253">
            <text:p text:style-name="P1254">Dimensione Competitor</text:p>
          </table:table-cell>
        </table:table-row>
        <table:table-row table:style-name="TableRow1255">
          <table:table-cell table:style-name="TableCell1256" table:number-columns-spanned="2">
            <text:p text:style-name="P1257">Struttura Aziendale/Societaria:</text:p>
          </table:table-cell>
          <table:covered-table-cell/>
        </table:table-row>
        <table:table-row table:style-name="TableRow1258">
          <table:table-cell table:style-name="TableCell1259" table:number-columns-spanned="2">
            <text:p text:style-name="P1260">Descrizione Progetto:</text:p>
          </table:table-cell>
          <table:covered-table-cell/>
        </table:table-row>
        <table:table-row table:style-name="TableRow1261">
          <table:table-cell table:style-name="TableCell1262" table:number-columns-spanned="2">
            <text:p text:style-name="P1263">Value Proposition:</text:p>
          </table:table-cell>
          <table:covered-table-cell/>
        </table:table-row>
        <table:table-row table:style-name="TableRow1264">
          <table:table-cell table:style-name="TableCell1265" table:number-columns-spanned="2">
            <text:p text:style-name="P1266">Customer Segments:</text:p>
          </table:table-cell>
          <table:covered-table-cell/>
        </table:table-row>
        <table:table-row table:style-name="TableRow1267">
          <table:table-cell table:style-name="TableCell1268" table:number-columns-spanned="2">
            <text:p text:style-name="P1269">Punti di Forza:</text:p>
          </table:table-cell>
          <table:covered-table-cell/>
        </table:table-row>
        <table:table-row table:style-name="TableRow1270">
          <table:table-cell table:style-name="TableCell1271" table:number-columns-spanned="2">
            <text:p text:style-name="P1272">Punti di Debolezza:</text:p>
          </table:table-cell>
          <table:covered-table-cell/>
        </table:table-row>
        <table:table-row table:style-name="TableRow1273">
          <table:table-cell table:style-name="TableCell1274" table:number-columns-spanned="2">
            <text:p text:style-name="P1275">Canali Utilizzati:</text:p>
          </table:table-cell>
          <table:covered-table-cell/>
        </table:table-row>
        <table:table-row table:style-name="TableRow1276">
          <table:table-cell table:style-name="TableCell1277" table:number-columns-spanned="2">
            <text:p text:style-name="P1278">Note</text:p>
          </table:table-cell>
          <table:covered-table-cell/>
        </table:table-row>
        <table:table-row table:style-name="TableRow1279">
          <table:table-cell table:style-name="TableCell1280" table:number-columns-spanned="2">
            <text:p text:style-name="P1281">Business Model</text:p>
          </table:table-cell>
          <table:covered-table-cell/>
        </table:table-row>
      </table:table>
      <text:soft-page-break/>
      <text:h text:style-name="Titolo2" text:outline-level="2">COMPETITOR n. 26</text:h>
      <table:table table:style-name="Table1282">
        <table:table-columns>
          <table:table-column table:style-name="TableColumn1283"/>
          <table:table-column table:style-name="TableColumn1284"/>
        </table:table-columns>
        <table:table-row table:style-name="TableRow1285">
          <table:table-cell table:style-name="TableCell1286">
            <text:p text:style-name="P1287">Nome Progetto:</text:p>
          </table:table-cell>
          <table:table-cell table:style-name="TableCell1288">
            <text:p text:style-name="P1289">Anno Pubblicazione</text:p>
          </table:table-cell>
        </table:table-row>
        <table:table-row table:style-name="TableRow1290">
          <table:table-cell table:style-name="TableCell1291">
            <text:p text:style-name="P1292">Nome Competitor:</text:p>
          </table:table-cell>
          <table:table-cell table:style-name="TableCell1293">
            <text:p text:style-name="P1294">Dimensione Competitor</text:p>
          </table:table-cell>
        </table:table-row>
        <table:table-row table:style-name="TableRow1295">
          <table:table-cell table:style-name="TableCell1296" table:number-columns-spanned="2">
            <text:p text:style-name="P1297">Struttura Aziendale/Societaria:</text:p>
          </table:table-cell>
          <table:covered-table-cell/>
        </table:table-row>
        <table:table-row table:style-name="TableRow1298">
          <table:table-cell table:style-name="TableCell1299" table:number-columns-spanned="2">
            <text:p text:style-name="P1300">Descrizione Progetto:</text:p>
          </table:table-cell>
          <table:covered-table-cell/>
        </table:table-row>
        <table:table-row table:style-name="TableRow1301">
          <table:table-cell table:style-name="TableCell1302" table:number-columns-spanned="2">
            <text:p text:style-name="P1303">Value Proposition:</text:p>
          </table:table-cell>
          <table:covered-table-cell/>
        </table:table-row>
        <table:table-row table:style-name="TableRow1304">
          <table:table-cell table:style-name="TableCell1305" table:number-columns-spanned="2">
            <text:p text:style-name="P1306">Customer Segments:</text:p>
          </table:table-cell>
          <table:covered-table-cell/>
        </table:table-row>
        <table:table-row table:style-name="TableRow1307">
          <table:table-cell table:style-name="TableCell1308" table:number-columns-spanned="2">
            <text:p text:style-name="P1309">Punti di Forza:</text:p>
          </table:table-cell>
          <table:covered-table-cell/>
        </table:table-row>
        <table:table-row table:style-name="TableRow1310">
          <table:table-cell table:style-name="TableCell1311" table:number-columns-spanned="2">
            <text:p text:style-name="P1312">Punti di Debolezza:</text:p>
          </table:table-cell>
          <table:covered-table-cell/>
        </table:table-row>
        <table:table-row table:style-name="TableRow1313">
          <table:table-cell table:style-name="TableCell1314" table:number-columns-spanned="2">
            <text:p text:style-name="P1315">Canali Utilizzati:</text:p>
          </table:table-cell>
          <table:covered-table-cell/>
        </table:table-row>
        <table:table-row table:style-name="TableRow1316">
          <table:table-cell table:style-name="TableCell1317" table:number-columns-spanned="2">
            <text:p text:style-name="P1318">Note</text:p>
          </table:table-cell>
          <table:covered-table-cell/>
        </table:table-row>
        <table:table-row table:style-name="TableRow1319">
          <table:table-cell table:style-name="TableCell1320" table:number-columns-spanned="2">
            <text:p text:style-name="P1321">Business Model</text:p>
          </table:table-cell>
          <table:covered-table-cell/>
        </table:table-row>
      </table:table>
      <text:soft-page-break/>
      <text:h text:style-name="P1322" text:outline-level="2">COMPETITOR n. 27</text:h>
      <table:table table:style-name="Table1323">
        <table:table-columns>
          <table:table-column table:style-name="TableColumn1324"/>
          <table:table-column table:style-name="TableColumn1325"/>
        </table:table-columns>
        <table:table-row table:style-name="TableRow1326">
          <table:table-cell table:style-name="TableCell1327">
            <text:p text:style-name="P1328">Nome Progetto:</text:p>
          </table:table-cell>
          <table:table-cell table:style-name="TableCell1329">
            <text:p text:style-name="P1330">Anno Pubblicazione</text:p>
          </table:table-cell>
        </table:table-row>
        <table:table-row table:style-name="TableRow1331">
          <table:table-cell table:style-name="TableCell1332">
            <text:p text:style-name="P1333">Nome Competitor:</text:p>
          </table:table-cell>
          <table:table-cell table:style-name="TableCell1334">
            <text:p text:style-name="P1335">Dimensione Competitor</text:p>
          </table:table-cell>
        </table:table-row>
        <table:table-row table:style-name="TableRow1336">
          <table:table-cell table:style-name="TableCell1337" table:number-columns-spanned="2">
            <text:p text:style-name="P1338">Struttura Aziendale/Societaria:</text:p>
          </table:table-cell>
          <table:covered-table-cell/>
        </table:table-row>
        <table:table-row table:style-name="TableRow1339">
          <table:table-cell table:style-name="TableCell1340" table:number-columns-spanned="2">
            <text:p text:style-name="P1341">Descrizione Progetto:</text:p>
          </table:table-cell>
          <table:covered-table-cell/>
        </table:table-row>
        <table:table-row table:style-name="TableRow1342">
          <table:table-cell table:style-name="TableCell1343" table:number-columns-spanned="2">
            <text:p text:style-name="P1344">Value Proposition:</text:p>
          </table:table-cell>
          <table:covered-table-cell/>
        </table:table-row>
        <table:table-row table:style-name="TableRow1345">
          <table:table-cell table:style-name="TableCell1346" table:number-columns-spanned="2">
            <text:p text:style-name="P1347">Customer Segments:</text:p>
          </table:table-cell>
          <table:covered-table-cell/>
        </table:table-row>
        <table:table-row table:style-name="TableRow1348">
          <table:table-cell table:style-name="TableCell1349" table:number-columns-spanned="2">
            <text:p text:style-name="P1350">Punti di Forza:</text:p>
          </table:table-cell>
          <table:covered-table-cell/>
        </table:table-row>
        <table:table-row table:style-name="TableRow1351">
          <table:table-cell table:style-name="TableCell1352" table:number-columns-spanned="2">
            <text:p text:style-name="P1353">Punti di Debolezza:</text:p>
          </table:table-cell>
          <table:covered-table-cell/>
        </table:table-row>
        <table:table-row table:style-name="TableRow1354">
          <table:table-cell table:style-name="TableCell1355" table:number-columns-spanned="2">
            <text:p text:style-name="P1356">Canali Utilizzati:</text:p>
          </table:table-cell>
          <table:covered-table-cell/>
        </table:table-row>
        <table:table-row table:style-name="TableRow1357">
          <table:table-cell table:style-name="TableCell1358" table:number-columns-spanned="2">
            <text:p text:style-name="P1359">Note</text:p>
          </table:table-cell>
          <table:covered-table-cell/>
        </table:table-row>
        <table:table-row table:style-name="TableRow1360">
          <table:table-cell table:style-name="TableCell1361" table:number-columns-spanned="2">
            <text:p text:style-name="P1362">Business Model</text:p>
          </table:table-cell>
          <table:covered-table-cell/>
        </table:table-row>
      </table:table>
      <text:soft-page-break/>
      <text:h text:style-name="P1363" text:outline-level="2">COMPETITOR n. 28</text:h>
      <table:table table:style-name="Table1364">
        <table:table-columns>
          <table:table-column table:style-name="TableColumn1365"/>
          <table:table-column table:style-name="TableColumn1366"/>
        </table:table-columns>
        <table:table-row table:style-name="TableRow1367">
          <table:table-cell table:style-name="TableCell1368">
            <text:p text:style-name="P1369">Nome Progetto:</text:p>
          </table:table-cell>
          <table:table-cell table:style-name="TableCell1370">
            <text:p text:style-name="P1371">Anno Pubblicazione</text:p>
          </table:table-cell>
        </table:table-row>
        <table:table-row table:style-name="TableRow1372">
          <table:table-cell table:style-name="TableCell1373">
            <text:p text:style-name="P1374">Nome Competitor:</text:p>
          </table:table-cell>
          <table:table-cell table:style-name="TableCell1375">
            <text:p text:style-name="P1376">Dimensione Competitor</text:p>
          </table:table-cell>
        </table:table-row>
        <table:table-row table:style-name="TableRow1377">
          <table:table-cell table:style-name="TableCell1378" table:number-columns-spanned="2">
            <text:p text:style-name="P1379">Struttura Aziendale/Societaria:</text:p>
          </table:table-cell>
          <table:covered-table-cell/>
        </table:table-row>
        <table:table-row table:style-name="TableRow1380">
          <table:table-cell table:style-name="TableCell1381" table:number-columns-spanned="2">
            <text:p text:style-name="P1382">Descrizione Progetto:</text:p>
          </table:table-cell>
          <table:covered-table-cell/>
        </table:table-row>
        <table:table-row table:style-name="TableRow1383">
          <table:table-cell table:style-name="TableCell1384" table:number-columns-spanned="2">
            <text:p text:style-name="P1385">Value Proposition:</text:p>
          </table:table-cell>
          <table:covered-table-cell/>
        </table:table-row>
        <table:table-row table:style-name="TableRow1386">
          <table:table-cell table:style-name="TableCell1387" table:number-columns-spanned="2">
            <text:p text:style-name="P1388">Customer Segments:</text:p>
          </table:table-cell>
          <table:covered-table-cell/>
        </table:table-row>
        <table:table-row table:style-name="TableRow1389">
          <table:table-cell table:style-name="TableCell1390" table:number-columns-spanned="2">
            <text:p text:style-name="P1391">Punti di Forza:</text:p>
          </table:table-cell>
          <table:covered-table-cell/>
        </table:table-row>
        <table:table-row table:style-name="TableRow1392">
          <table:table-cell table:style-name="TableCell1393" table:number-columns-spanned="2">
            <text:p text:style-name="P1394">Punti di Debolezza:</text:p>
          </table:table-cell>
          <table:covered-table-cell/>
        </table:table-row>
        <table:table-row table:style-name="TableRow1395">
          <table:table-cell table:style-name="TableCell1396" table:number-columns-spanned="2">
            <text:p text:style-name="P1397">Canali Utilizzati:</text:p>
          </table:table-cell>
          <table:covered-table-cell/>
        </table:table-row>
        <table:table-row table:style-name="TableRow1398">
          <table:table-cell table:style-name="TableCell1399" table:number-columns-spanned="2">
            <text:p text:style-name="P1400">Note</text:p>
          </table:table-cell>
          <table:covered-table-cell/>
        </table:table-row>
        <table:table-row table:style-name="TableRow1401">
          <table:table-cell table:style-name="TableCell1402" table:number-columns-spanned="2">
            <text:p text:style-name="P1403">Business Model</text:p>
          </table:table-cell>
          <table:covered-table-cell/>
        </table:table-row>
      </table:table>
      <text:soft-page-break/>
      <text:h text:style-name="P1404" text:outline-level="2">COMPETITOR n. 29</text:h>
      <table:table table:style-name="Table1405">
        <table:table-columns>
          <table:table-column table:style-name="TableColumn1406"/>
          <table:table-column table:style-name="TableColumn1407"/>
        </table:table-columns>
        <table:table-row table:style-name="TableRow1408">
          <table:table-cell table:style-name="TableCell1409">
            <text:p text:style-name="P1410">Nome Progetto:</text:p>
          </table:table-cell>
          <table:table-cell table:style-name="TableCell1411">
            <text:p text:style-name="P1412">Anno Pubblicazione</text:p>
          </table:table-cell>
        </table:table-row>
        <table:table-row table:style-name="TableRow1413">
          <table:table-cell table:style-name="TableCell1414">
            <text:p text:style-name="P1415">Nome Competitor:</text:p>
          </table:table-cell>
          <table:table-cell table:style-name="TableCell1416">
            <text:p text:style-name="P1417">Dimensione Competitor</text:p>
          </table:table-cell>
        </table:table-row>
        <table:table-row table:style-name="TableRow1418">
          <table:table-cell table:style-name="TableCell1419" table:number-columns-spanned="2">
            <text:p text:style-name="P1420">Struttura Aziendale/Societaria:</text:p>
          </table:table-cell>
          <table:covered-table-cell/>
        </table:table-row>
        <table:table-row table:style-name="TableRow1421">
          <table:table-cell table:style-name="TableCell1422" table:number-columns-spanned="2">
            <text:p text:style-name="P1423">Descrizione Progetto:</text:p>
          </table:table-cell>
          <table:covered-table-cell/>
        </table:table-row>
        <table:table-row table:style-name="TableRow1424">
          <table:table-cell table:style-name="TableCell1425" table:number-columns-spanned="2">
            <text:p text:style-name="P1426">Value Proposition:</text:p>
          </table:table-cell>
          <table:covered-table-cell/>
        </table:table-row>
        <table:table-row table:style-name="TableRow1427">
          <table:table-cell table:style-name="TableCell1428" table:number-columns-spanned="2">
            <text:p text:style-name="P1429">Customer Segments:</text:p>
          </table:table-cell>
          <table:covered-table-cell/>
        </table:table-row>
        <table:table-row table:style-name="TableRow1430">
          <table:table-cell table:style-name="TableCell1431" table:number-columns-spanned="2">
            <text:p text:style-name="P1432">Punti di Forza:</text:p>
          </table:table-cell>
          <table:covered-table-cell/>
        </table:table-row>
        <table:table-row table:style-name="TableRow1433">
          <table:table-cell table:style-name="TableCell1434" table:number-columns-spanned="2">
            <text:p text:style-name="P1435">Punti di Debolezza:</text:p>
          </table:table-cell>
          <table:covered-table-cell/>
        </table:table-row>
        <table:table-row table:style-name="TableRow1436">
          <table:table-cell table:style-name="TableCell1437" table:number-columns-spanned="2">
            <text:p text:style-name="P1438">Canali Utilizzati:</text:p>
          </table:table-cell>
          <table:covered-table-cell/>
        </table:table-row>
        <table:table-row table:style-name="TableRow1439">
          <table:table-cell table:style-name="TableCell1440" table:number-columns-spanned="2">
            <text:p text:style-name="P1441">Note</text:p>
          </table:table-cell>
          <table:covered-table-cell/>
        </table:table-row>
        <table:table-row table:style-name="TableRow1442">
          <table:table-cell table:style-name="TableCell1443" table:number-columns-spanned="2">
            <text:p text:style-name="P1444">Business Model</text:p>
          </table:table-cell>
          <table:covered-table-cell/>
        </table:table-row>
      </table:table>
      <text:soft-page-break/>
      <text:h text:style-name="P1445" text:outline-level="2">COMPETITOR n. 30</text:h>
      <table:table table:style-name="Table1446">
        <table:table-columns>
          <table:table-column table:style-name="TableColumn1447"/>
          <table:table-column table:style-name="TableColumn1448"/>
        </table:table-columns>
        <table:table-row table:style-name="TableRow1449">
          <table:table-cell table:style-name="TableCell1450">
            <text:p text:style-name="P1451">Nome Progetto:</text:p>
          </table:table-cell>
          <table:table-cell table:style-name="TableCell1452">
            <text:p text:style-name="P1453">Anno Pubblicazione</text:p>
          </table:table-cell>
        </table:table-row>
        <table:table-row table:style-name="TableRow1454">
          <table:table-cell table:style-name="TableCell1455">
            <text:p text:style-name="P1456">Nome Competitor:</text:p>
          </table:table-cell>
          <table:table-cell table:style-name="TableCell1457">
            <text:p text:style-name="P1458">Dimensione Competitor</text:p>
          </table:table-cell>
        </table:table-row>
        <table:table-row table:style-name="TableRow1459">
          <table:table-cell table:style-name="TableCell1460" table:number-columns-spanned="2">
            <text:p text:style-name="P1461">Struttura Aziendale/Societaria:</text:p>
          </table:table-cell>
          <table:covered-table-cell/>
        </table:table-row>
        <table:table-row table:style-name="TableRow1462">
          <table:table-cell table:style-name="TableCell1463" table:number-columns-spanned="2">
            <text:p text:style-name="P1464">Descrizione Progetto:</text:p>
          </table:table-cell>
          <table:covered-table-cell/>
        </table:table-row>
        <table:table-row table:style-name="TableRow1465">
          <table:table-cell table:style-name="TableCell1466" table:number-columns-spanned="2">
            <text:p text:style-name="P1467">Value Proposition:</text:p>
          </table:table-cell>
          <table:covered-table-cell/>
        </table:table-row>
        <table:table-row table:style-name="TableRow1468">
          <table:table-cell table:style-name="TableCell1469" table:number-columns-spanned="2">
            <text:p text:style-name="P1470">Customer Segments:</text:p>
          </table:table-cell>
          <table:covered-table-cell/>
        </table:table-row>
        <table:table-row table:style-name="TableRow1471">
          <table:table-cell table:style-name="TableCell1472" table:number-columns-spanned="2">
            <text:p text:style-name="P1473">Punti di Forza:</text:p>
          </table:table-cell>
          <table:covered-table-cell/>
        </table:table-row>
        <table:table-row table:style-name="TableRow1474">
          <table:table-cell table:style-name="TableCell1475" table:number-columns-spanned="2">
            <text:p text:style-name="P1476">Punti di Debolezza:</text:p>
          </table:table-cell>
          <table:covered-table-cell/>
        </table:table-row>
        <table:table-row table:style-name="TableRow1477">
          <table:table-cell table:style-name="TableCell1478" table:number-columns-spanned="2">
            <text:p text:style-name="P1479">Canali Utilizzati:</text:p>
          </table:table-cell>
          <table:covered-table-cell/>
        </table:table-row>
        <table:table-row table:style-name="TableRow1480">
          <table:table-cell table:style-name="TableCell1481" table:number-columns-spanned="2">
            <text:p text:style-name="P1482">Note</text:p>
          </table:table-cell>
          <table:covered-table-cell/>
        </table:table-row>
        <table:table-row table:style-name="TableRow1483">
          <table:table-cell table:style-name="TableCell1484" table:number-columns-spanned="2">
            <text:p text:style-name="P1485">Business Model</text:p>
          </table:table-cell>
          <table:covered-table-cell/>
        </table:table-row>
      </table:table>
      <text:soft-page-break/>
      <text:h text:style-name="P1486" text:outline-level="2">COMPETITOR n. 31</text:h>
      <table:table table:style-name="Table1487">
        <table:table-columns>
          <table:table-column table:style-name="TableColumn1488"/>
          <table:table-column table:style-name="TableColumn1489"/>
        </table:table-columns>
        <table:table-row table:style-name="TableRow1490">
          <table:table-cell table:style-name="TableCell1491">
            <text:p text:style-name="P1492">Nome Progetto:</text:p>
          </table:table-cell>
          <table:table-cell table:style-name="TableCell1493">
            <text:p text:style-name="P1494">Anno Pubblicazione</text:p>
          </table:table-cell>
        </table:table-row>
        <table:table-row table:style-name="TableRow1495">
          <table:table-cell table:style-name="TableCell1496">
            <text:p text:style-name="P1497">Nome Competitor:</text:p>
          </table:table-cell>
          <table:table-cell table:style-name="TableCell1498">
            <text:p text:style-name="P1499">Dimensione Competitor</text:p>
          </table:table-cell>
        </table:table-row>
        <table:table-row table:style-name="TableRow1500">
          <table:table-cell table:style-name="TableCell1501" table:number-columns-spanned="2">
            <text:p text:style-name="P1502">Struttura Aziendale/Societaria:</text:p>
          </table:table-cell>
          <table:covered-table-cell/>
        </table:table-row>
        <table:table-row table:style-name="TableRow1503">
          <table:table-cell table:style-name="TableCell1504" table:number-columns-spanned="2">
            <text:p text:style-name="P1505">Descrizione Progetto:</text:p>
          </table:table-cell>
          <table:covered-table-cell/>
        </table:table-row>
        <table:table-row table:style-name="TableRow1506">
          <table:table-cell table:style-name="TableCell1507" table:number-columns-spanned="2">
            <text:p text:style-name="P1508">Value Proposition:</text:p>
          </table:table-cell>
          <table:covered-table-cell/>
        </table:table-row>
        <table:table-row table:style-name="TableRow1509">
          <table:table-cell table:style-name="TableCell1510" table:number-columns-spanned="2">
            <text:p text:style-name="P1511">Customer Segments:</text:p>
          </table:table-cell>
          <table:covered-table-cell/>
        </table:table-row>
        <table:table-row table:style-name="TableRow1512">
          <table:table-cell table:style-name="TableCell1513" table:number-columns-spanned="2">
            <text:p text:style-name="P1514">Punti di Forza:</text:p>
          </table:table-cell>
          <table:covered-table-cell/>
        </table:table-row>
        <table:table-row table:style-name="TableRow1515">
          <table:table-cell table:style-name="TableCell1516" table:number-columns-spanned="2">
            <text:p text:style-name="P1517">Punti di Debolezza:</text:p>
          </table:table-cell>
          <table:covered-table-cell/>
        </table:table-row>
        <table:table-row table:style-name="TableRow1518">
          <table:table-cell table:style-name="TableCell1519" table:number-columns-spanned="2">
            <text:p text:style-name="P1520">Canali Utilizzati:</text:p>
          </table:table-cell>
          <table:covered-table-cell/>
        </table:table-row>
        <table:table-row table:style-name="TableRow1521">
          <table:table-cell table:style-name="TableCell1522" table:number-columns-spanned="2">
            <text:p text:style-name="P1523">Note</text:p>
          </table:table-cell>
          <table:covered-table-cell/>
        </table:table-row>
        <table:table-row table:style-name="TableRow1524">
          <table:table-cell table:style-name="TableCell1525" table:number-columns-spanned="2">
            <text:p text:style-name="P1526">Business Model</text:p>
          </table:table-cell>
          <table:covered-table-cell/>
        </table:table-row>
      </table:table>
      <text:soft-page-break/>
      <text:h text:style-name="P1527" text:outline-level="2">COMPETITOR n. 32</text:h>
      <table:table table:style-name="Table1528">
        <table:table-columns>
          <table:table-column table:style-name="TableColumn1529"/>
          <table:table-column table:style-name="TableColumn1530"/>
        </table:table-columns>
        <table:table-row table:style-name="TableRow1531">
          <table:table-cell table:style-name="TableCell1532">
            <text:p text:style-name="P1533">Nome Progetto:</text:p>
          </table:table-cell>
          <table:table-cell table:style-name="TableCell1534">
            <text:p text:style-name="P1535">Anno Pubblicazione</text:p>
          </table:table-cell>
        </table:table-row>
        <table:table-row table:style-name="TableRow1536">
          <table:table-cell table:style-name="TableCell1537">
            <text:p text:style-name="P1538">Nome Competitor:</text:p>
          </table:table-cell>
          <table:table-cell table:style-name="TableCell1539">
            <text:p text:style-name="P1540">Dimensione Competitor</text:p>
          </table:table-cell>
        </table:table-row>
        <table:table-row table:style-name="TableRow1541">
          <table:table-cell table:style-name="TableCell1542" table:number-columns-spanned="2">
            <text:p text:style-name="P1543">Struttura Aziendale/Societaria:</text:p>
          </table:table-cell>
          <table:covered-table-cell/>
        </table:table-row>
        <table:table-row table:style-name="TableRow1544">
          <table:table-cell table:style-name="TableCell1545" table:number-columns-spanned="2">
            <text:p text:style-name="P1546">Descrizione Progetto:</text:p>
          </table:table-cell>
          <table:covered-table-cell/>
        </table:table-row>
        <table:table-row table:style-name="TableRow1547">
          <table:table-cell table:style-name="TableCell1548" table:number-columns-spanned="2">
            <text:p text:style-name="P1549">Value Proposition:</text:p>
          </table:table-cell>
          <table:covered-table-cell/>
        </table:table-row>
        <table:table-row table:style-name="TableRow1550">
          <table:table-cell table:style-name="TableCell1551" table:number-columns-spanned="2">
            <text:p text:style-name="P1552">Customer Segments:</text:p>
          </table:table-cell>
          <table:covered-table-cell/>
        </table:table-row>
        <table:table-row table:style-name="TableRow1553">
          <table:table-cell table:style-name="TableCell1554" table:number-columns-spanned="2">
            <text:p text:style-name="P1555">Punti di Forza:</text:p>
          </table:table-cell>
          <table:covered-table-cell/>
        </table:table-row>
        <table:table-row table:style-name="TableRow1556">
          <table:table-cell table:style-name="TableCell1557" table:number-columns-spanned="2">
            <text:p text:style-name="P1558">Punti di Debolezza:</text:p>
          </table:table-cell>
          <table:covered-table-cell/>
        </table:table-row>
        <table:table-row table:style-name="TableRow1559">
          <table:table-cell table:style-name="TableCell1560" table:number-columns-spanned="2">
            <text:p text:style-name="P1561">Canali Utilizzati:</text:p>
          </table:table-cell>
          <table:covered-table-cell/>
        </table:table-row>
        <table:table-row table:style-name="TableRow1562">
          <table:table-cell table:style-name="TableCell1563" table:number-columns-spanned="2">
            <text:p text:style-name="P1564">Note</text:p>
          </table:table-cell>
          <table:covered-table-cell/>
        </table:table-row>
        <table:table-row table:style-name="TableRow1565">
          <table:table-cell table:style-name="TableCell1566" table:number-columns-spanned="2">
            <text:p text:style-name="P1567">Business Model</text:p>
          </table:table-cell>
          <table:covered-table-cell/>
        </table:table-row>
      </table:table>
      <text:soft-page-break/>
      <text:h text:style-name="Titolo2" text:outline-level="2">TECNOLOGIA n. 1</text:h>
      <text:p text:style-name="Standard"/>
      <table:table table:style-name="Table1568">
        <table:table-columns>
          <table:table-column table:style-name="TableColumn1569"/>
          <table:table-column table:style-name="TableColumn1570"/>
          <table:table-column table:style-name="TableColumn1571"/>
        </table:table-columns>
        <table:table-row table:style-name="TableRow1572">
          <table:table-cell table:style-name="TableCell1573">
            <text:p text:style-name="P1574">Nome Tecnologia:</text:p>
            <text:p text:style-name="P1575">Realtà Virtuale</text:p>
          </table:table-cell>
          <table:table-cell table:style-name="TableCell1576" table:number-columns-spanned="2">
            <text:p text:style-name="P1577">Anno Realizzazione</text:p>
            <text:p text:style-name="P1578">1968</text:p>
          </table:table-cell>
          <table:covered-table-cell/>
        </table:table-row>
        <table:table-row table:style-name="TableRow1579">
          <table:table-cell table:style-name="TableCell1580">
            <text:p text:style-name="P1581">Nome Produttore:</text:p>
          </table:table-cell>
          <table:table-cell table:style-name="TableCell1582" table:number-columns-spanned="2">
            <text:p text:style-name="P1583">Dimensione Competitor</text:p>
          </table:table-cell>
          <table:covered-table-cell/>
        </table:table-row>
        <table:table-row table:style-name="TableRow1584">
          <table:table-cell table:style-name="TableCell1585" table:number-columns-spanned="3">
            <text:p text:style-name="P1586">Descrizione Tecnologia:</text:p>
          </table:table-cell>
          <table:covered-table-cell/>
          <table:covered-table-cell/>
        </table:table-row>
        <table:table-row table:style-name="TableRow1587">
          <table:table-cell table:style-name="TableCell1588" table:number-columns-spanned="2">
            <text:p text:style-name="P1589">Utilità per il Progetto:</text:p>
          </table:table-cell>
          <table:covered-table-cell/>
          <table:table-cell table:style-name="TableCell1590">
            <text:p text:style-name="P1591">Alta <text:s text:c="19"/>Media <text:s text:c="19"/>Bassa</text:p>
          </table:table-cell>
        </table:table-row>
        <table:table-row table:style-name="TableRow1592">
          <table:table-cell table:style-name="TableCell1593" table:number-columns-spanned="3">
            <text:p text:style-name="P1594">Reperibilità sul mercato:</text:p>
          </table:table-cell>
          <table:covered-table-cell/>
          <table:covered-table-cell/>
        </table:table-row>
        <table:table-row table:style-name="TableRow1595">
          <table:table-cell table:style-name="TableCell1596" table:number-columns-spanned="3">
            <text:p text:style-name="P1597">Prezzo:</text:p>
          </table:table-cell>
          <table:covered-table-cell/>
          <table:covered-table-cell/>
        </table:table-row>
        <table:table-row table:style-name="TableRow1598">
          <table:table-cell table:style-name="TableCell1599" table:number-columns-spanned="3">
            <text:p text:style-name="P1600">Note:</text:p>
          </table:table-cell>
          <table:covered-table-cell/>
          <table:covered-table-cell/>
        </table:table-row>
      </table:table>
      <text:p text:style-name="Standard"/>
      <text:soft-page-break/>
      <text:h text:style-name="Titolo2" text:outline-level="2">TECNOLOGIA n. 2</text:h>
      <text:p text:style-name="Standard"/>
      <table:table table:style-name="Table1601">
        <table:table-columns>
          <table:table-column table:style-name="TableColumn1602"/>
          <table:table-column table:style-name="TableColumn1603"/>
          <table:table-column table:style-name="TableColumn1604"/>
        </table:table-columns>
        <table:table-row table:style-name="TableRow1605">
          <table:table-cell table:style-name="TableCell1606">
            <text:p text:style-name="P1607">Nome Tecnologia:</text:p>
            <text:p text:style-name="P1608">Realtà Aumentata</text:p>
          </table:table-cell>
          <table:table-cell table:style-name="TableCell1609" table:number-columns-spanned="2">
            <text:p text:style-name="P1610">Anno Realizzazione</text:p>
          </table:table-cell>
          <table:covered-table-cell/>
        </table:table-row>
        <table:table-row table:style-name="TableRow1611">
          <table:table-cell table:style-name="TableCell1612">
            <text:p text:style-name="P1613">Nome Produttore:</text:p>
          </table:table-cell>
          <table:table-cell table:style-name="TableCell1614" table:number-columns-spanned="2">
            <text:p text:style-name="P1615">Dimensione Competitor</text:p>
          </table:table-cell>
          <table:covered-table-cell/>
        </table:table-row>
        <table:table-row table:style-name="TableRow1616">
          <table:table-cell table:style-name="TableCell1617" table:number-columns-spanned="3">
            <text:p text:style-name="P1618">Descrizione Tecnologia:</text:p>
          </table:table-cell>
          <table:covered-table-cell/>
          <table:covered-table-cell/>
        </table:table-row>
        <table:table-row table:style-name="TableRow1619">
          <table:table-cell table:style-name="TableCell1620" table:number-columns-spanned="2">
            <text:p text:style-name="P1621">Utilità per il Progetto:</text:p>
          </table:table-cell>
          <table:covered-table-cell/>
          <table:table-cell table:style-name="TableCell1622">
            <text:p text:style-name="P1623">Alta <text:s text:c="19"/>Media <text:s text:c="19"/>Bassa</text:p>
          </table:table-cell>
        </table:table-row>
        <table:table-row table:style-name="TableRow1624">
          <table:table-cell table:style-name="TableCell1625" table:number-columns-spanned="3">
            <text:p text:style-name="P1626">Reperibilità sul mercato:</text:p>
          </table:table-cell>
          <table:covered-table-cell/>
          <table:covered-table-cell/>
        </table:table-row>
        <table:table-row table:style-name="TableRow1627">
          <table:table-cell table:style-name="TableCell1628" table:number-columns-spanned="3">
            <text:p text:style-name="P1629">Prezzo:</text:p>
          </table:table-cell>
          <table:covered-table-cell/>
          <table:covered-table-cell/>
        </table:table-row>
        <table:table-row table:style-name="TableRow1630">
          <table:table-cell table:style-name="TableCell1631" table:number-columns-spanned="3">
            <text:p text:style-name="P1632">Note:</text:p>
          </table:table-cell>
          <table:covered-table-cell/>
          <table:covered-table-cell/>
        </table:table-row>
      </table:table>
      <text:p text:style-name="P1633"/>
      <text:h text:style-name="Titolo2" text:outline-level="2">TECNOLOGIA n. 3</text:h>
      <text:p text:style-name="Standard"/>
      <table:table table:style-name="Table1634">
        <table:table-columns>
          <table:table-column table:style-name="TableColumn1635"/>
          <table:table-column table:style-name="TableColumn1636"/>
          <table:table-column table:style-name="TableColumn1637"/>
        </table:table-columns>
        <table:table-row table:style-name="TableRow1638">
          <table:table-cell table:style-name="TableCell1639">
            <text:p text:style-name="P1640">Nome Tecnologia:</text:p>
            <text:p text:style-name="P1641">Rendering 3D</text:p>
          </table:table-cell>
          <table:table-cell table:style-name="TableCell1642" table:number-columns-spanned="2">
            <text:p text:style-name="P1643">Anno Realizzazione</text:p>
          </table:table-cell>
          <table:covered-table-cell/>
        </table:table-row>
        <table:table-row table:style-name="TableRow1644">
          <table:table-cell table:style-name="TableCell1645">
            <text:p text:style-name="P1646">Nome Produttore:</text:p>
          </table:table-cell>
          <table:table-cell table:style-name="TableCell1647" table:number-columns-spanned="2">
            <text:p text:style-name="P1648">Dimensione Competitor</text:p>
          </table:table-cell>
          <table:covered-table-cell/>
        </table:table-row>
        <table:table-row table:style-name="TableRow1649">
          <table:table-cell table:style-name="TableCell1650" table:number-columns-spanned="3">
            <text:p text:style-name="P1651">Descrizione Tecnologia:</text:p>
          </table:table-cell>
          <table:covered-table-cell/>
          <table:covered-table-cell/>
        </table:table-row>
        <table:table-row table:style-name="TableRow1652">
          <table:table-cell table:style-name="TableCell1653" table:number-columns-spanned="2">
            <text:p text:style-name="P1654">Utilità per il Progetto:</text:p>
          </table:table-cell>
          <table:covered-table-cell/>
          <table:table-cell table:style-name="TableCell1655">
            <text:p text:style-name="P1656">Alta <text:s text:c="19"/>Media <text:s text:c="19"/>Bassa</text:p>
          </table:table-cell>
        </table:table-row>
        <table:table-row table:style-name="TableRow1657">
          <table:table-cell table:style-name="TableCell1658" table:number-columns-spanned="3">
            <text:p text:style-name="P1659">Reperibilità sul mercato:</text:p>
          </table:table-cell>
          <table:covered-table-cell/>
          <table:covered-table-cell/>
        </table:table-row>
        <table:table-row table:style-name="TableRow1660">
          <table:table-cell table:style-name="TableCell1661" table:number-columns-spanned="3">
            <text:p text:style-name="P1662">Prezzo:</text:p>
          </table:table-cell>
          <table:covered-table-cell/>
          <table:covered-table-cell/>
        </table:table-row>
        <table:table-row table:style-name="TableRow1663">
          <table:table-cell table:style-name="TableCell1664" table:number-columns-spanned="3">
            <text:p text:style-name="P1665">Note:</text:p>
          </table:table-cell>
          <table:covered-table-cell/>
          <table:covered-table-cell/>
        </table:table-row>
      </table:table>
      <text:p text:style-name="P1666"/>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6667in" svg:height="8.625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soft-page-break/>
      <text:h text:style-name="Titolo2" text:outline-level="2">Trend</text:h>
      <table:table table:style-name="Table1667">
        <table:table-columns>
          <table:table-column table:style-name="TableColumn1668"/>
        </table:table-columns>
        <table:table-row table:style-name="TableRow1669">
          <table:table-cell table:style-name="TableCell1670">
            <text:p text:style-name="P1671">A breve termine:</text:p>
          </table:table-cell>
        </table:table-row>
        <table:table-row table:style-name="TableRow1672">
          <table:table-cell table:style-name="TableCell1673">
            <text:p text:style-name="P1674">Il trend su cui molte aziende stanno puntando è la realtà virtuale (VR) che secondo l’Hype Cycle prevede<text:s/></text:p>
          </table:table-cell>
        </table:table-row>
        <table:table-row table:style-name="TableRow1675">
          <table:table-cell table:style-name="TableCell1676">
            <text:p text:style-name="P1677"><text:span text:style-name="T1678">la piena adesione da parte del mercato entra 2/5 anni.</text:span></text:p>
          </table:table-cell>
        </table:table-row>
        <table:table-row table:style-name="TableRow1679">
          <table:table-cell table:style-name="TableCell1680">
            <text:p text:style-name="P1681">È una tecnologia avanzata ormai e più nota al mercato ma non ampiamente utilizzata o diffusa, se non</text:p>
          </table:table-cell>
        </table:table-row>
        <table:table-row table:style-name="TableRow1682">
          <table:table-cell table:style-name="TableCell1683">
            <text:p text:style-name="P1684">particolarmente per quanto riguarda l’ambito gaming, dal momento che per alcuni aspetti risulta ancora acerba come tecnologia.</text:p>
          </table:table-cell>
        </table:table-row>
        <table:table-row table:style-name="TableRow1685">
          <table:table-cell table:style-name="TableCell1686">
            <text:p text:style-name="P1687">È comunque un tema caldo per il quale tutte le grandi aziende si stanno muovendo per affermarsi sul<text:s/></text:p>
          </table:table-cell>
        </table:table-row>
        <table:table-row table:style-name="TableRow1688">
          <table:table-cell table:style-name="TableCell1689">
            <text:p text:style-name="P1690">mercato con nuovi prodotti oppure per migliorare quelli già esistenti poiché l’esperienza utente, con i<text:s/></text:p>
          </table:table-cell>
        </table:table-row>
        <table:table-row table:style-name="TableRow1691">
          <table:table-cell table:style-name="TableCell1692">
            <text:p text:style-name="P1693">dispositivi già presenti, non risulta al momento ancora pienamente soddisfacente.</text:p>
          </table:table-cell>
        </table:table-row>
        <table:table-row table:style-name="TableRow1694">
          <table:table-cell table:style-name="TableCell1695">
            <text:p text:style-name="P1696"/>
          </table:table-cell>
        </table:table-row>
        <table:table-row table:style-name="TableRow1697">
          <table:table-cell table:style-name="TableCell1698">
            <text:p text:style-name="P1699"/>
          </table:table-cell>
        </table:table-row>
        <table:table-row table:style-name="TableRow1700">
          <table:table-cell table:style-name="TableCell1701">
            <text:p text:style-name="P1702"/>
          </table:table-cell>
        </table:table-row>
        <table:table-row table:style-name="TableRow1703">
          <table:table-cell table:style-name="TableCell1704">
            <text:p text:style-name="P1705"/>
          </table:table-cell>
        </table:table-row>
        <table:table-row table:style-name="TableRow1706">
          <table:table-cell table:style-name="TableCell1707">
            <text:p text:style-name="P1708"/>
          </table:table-cell>
        </table:table-row>
      </table:table>
      <text:p text:style-name="Standard"/>
      <table:table table:style-name="Table1709">
        <table:table-columns>
          <table:table-column table:style-name="TableColumn1710"/>
        </table:table-columns>
        <table:table-row table:style-name="TableRow1711">
          <table:table-cell table:style-name="TableCell1712">
            <text:p text:style-name="P1713">A medio termine:</text:p>
          </table:table-cell>
        </table:table-row>
        <table:table-row table:style-name="TableRow1714">
          <table:table-cell table:style-name="TableCell1715">
            <text:p text:style-name="P1716">La realtà aumentata (AR) a differenza di quella virtuale necessita di maggior tempo per essere tale<text:s/></text:p>
          </table:table-cell>
        </table:table-row>
        <table:table-row table:style-name="TableRow1717">
          <table:table-cell table:style-name="TableCell1718">
            <text:p text:style-name="P1719">completamente ottimizzata e potersi affermare in maniera definitiva sul mercato, secondo l’Hype Cycle</text:p>
          </table:table-cell>
        </table:table-row>
        <table:table-row table:style-name="TableRow1720">
          <table:table-cell table:style-name="TableCell1721">
            <text:p text:style-name="P1722">periodo richiede ancora 5/10 anni.</text:p>
          </table:table-cell>
        </table:table-row>
        <table:table-row table:style-name="TableRow1723">
          <table:table-cell table:style-name="TableCell1724">
            <text:p text:style-name="P1725">Evoluzione della realtà virtuale, la realtà aumentata risulta un tema particolarmente interessante per le</text:p>
          </table:table-cell>
        </table:table-row>
        <table:table-row table:style-name="TableRow1726">
          <table:table-cell table:style-name="TableCell1727">
            <text:p text:style-name="P1728">aziende riguardante molti settori: dal classico settore dei videogiochi all’ambito medico.</text:p>
          </table:table-cell>
        </table:table-row>
        <table:table-row table:style-name="TableRow1729">
          <table:table-cell table:style-name="TableCell1730">
            <text:p text:style-name="P1731">Molti prodotti attualmente risultano in fase di sviluppo con lo scopo di ottimizzare le prestazioni di quelli</text:p>
          </table:table-cell>
        </table:table-row>
        <table:table-row table:style-name="TableRow1732">
          <table:table-cell table:style-name="TableCell1733">
            <text:p text:style-name="P1734">realizzati, ma come per la VR anche la realtà aumentata è una tecnologia acerba.</text:p>
          </table:table-cell>
        </table:table-row>
        <table:table-row table:style-name="TableRow1735">
          <table:table-cell table:style-name="TableCell1736">
            <text:p text:style-name="P1737">Si prospetta però che col passare del tempo possa prende sempre maggior piede sul mercato con una</text:p>
          </table:table-cell>
        </table:table-row>
        <table:table-row table:style-name="TableRow1738">
          <table:table-cell table:style-name="TableCell1739">
            <text:p text:style-name="P1740">distribuzione su larga scala, fin tanto da raggiungere la quotidianità delle persone.</text:p>
          </table:table-cell>
        </table:table-row>
        <table:table-row table:style-name="TableRow1741">
          <table:table-cell table:style-name="TableCell1742">
            <text:p text:style-name="P1743"/>
          </table:table-cell>
        </table:table-row>
        <table:table-row table:style-name="TableRow1744">
          <table:table-cell table:style-name="TableCell1745">
            <text:p text:style-name="P1746"/>
          </table:table-cell>
        </table:table-row>
        <table:table-row table:style-name="TableRow1747">
          <table:table-cell table:style-name="TableCell1748">
            <text:p text:style-name="P1749"/>
          </table:table-cell>
        </table:table-row>
      </table:table>
      <text:h text:style-name="Titolo2" text:outline-level="2"/>
      <text:p text:style-name="Standard"/>
      <text:h text:style-name="Titolo1" text:outline-level="1">Conclusione sulla scelta del Tema</text:h>
      <table:table table:style-name="Table1750">
        <table:table-columns>
          <table:table-column table:style-name="TableColumn1751"/>
        </table:table-columns>
        <table:table-row table:style-name="TableRow1752">
          <table:table-cell table:style-name="TableCell1753">
            <text:p text:style-name="P1754">Il tema scelto, la Mixed Reality, comprende entrambi i trend caldi su cui si sta muovendo la tecnologia in<text:s/></text:p>
          </table:table-cell>
        </table:table-row>
        <table:table-row table:style-name="TableRow1755">
          <table:table-cell table:style-name="TableCell1756">
            <text:p text:style-name="P1757">questi ultimi anni, cercando di integrare l’uno con l’altro per regalare agli utenti finali un’esperienza il più<text:s/></text:p>
          </table:table-cell>
        </table:table-row>
        <table:table-row table:style-name="TableRow1758">
          <table:table-cell table:style-name="TableCell1759">
            <text:p text:style-name="P1760">realistica possibile. È un tema che presenta moltissimi competitor che si stanno muovendo in diversi<text:s/></text:p>
          </table:table-cell>
        </table:table-row>
        <table:table-row table:style-name="TableRow1761">
          <table:table-cell table:style-name="TableCell1762">
            <text:p text:style-name="P1763">settori, ma che attualmente non è ancora riuscito a coinvolgere largamente l’interesse degli utenti.<text:s/></text:p>
          </table:table-cell>
        </table:table-row>
        <table:table-row table:style-name="TableRow1764">
          <table:table-cell table:style-name="TableCell1765">
            <text:p text:style-name="P1766">I prodotti finali al momento non presentano un livello di qualità alta e ottimale che spinga un gran flusso<text:s/></text:p>
          </table:table-cell>
        </table:table-row>
        <table:table-row table:style-name="TableRow1767">
          <table:table-cell table:style-name="TableCell1768">
            <text:p text:style-name="P1769">di clienti ad abbracciare queste tecnologie ma la tecnologia si sta evolvendo e facendo grandi passi per<text:s/></text:p>
          </table:table-cell>
        </table:table-row>
        <table:table-row table:style-name="TableRow1770">
          <table:table-cell table:style-name="TableCell1771">
            <text:p text:style-name="P1772">rendere l’esperienza dell’utente più realistica. Cavalcare questo tema vuol dire certamente scontrarsi con<text:s/></text:p>
          </table:table-cell>
        </table:table-row>
        <table:table-row table:style-name="TableRow1773">
          <table:table-cell table:style-name="TableCell1774">
            <text:p text:style-name="P1775">molte aziende potenti e affermate ma permette di individuare quali prodotti mancano sul mercato<text:s/></text:p>
          </table:table-cell>
        </table:table-row>
        <table:table-row table:style-name="TableRow1776">
          <table:table-cell table:style-name="TableCell1777">
            <text:p text:style-name="P1778">oppure che risultano poco performanti per cercare di colmare tali lacune.</text:p>
          </table:table-cell>
        </table:table-row>
        <table:table-row table:style-name="TableRow1779">
          <table:table-cell table:style-name="TableCell1780">
            <text:p text:style-name="P1781"/>
          </table:table-cell>
        </table:table-row>
        <table:table-row table:style-name="TableRow1782">
          <table:table-cell table:style-name="TableCell1783">
            <text:p text:style-name="P1784"/>
          </table:table-cell>
        </table:table-row>
        <table:table-row table:style-name="TableRow1785">
          <table:table-cell table:style-name="TableCell1786">
            <text:p text:style-name="P1787"/>
          </table:table-cell>
        </table:table-row>
        <table:table-row table:style-name="TableRow1788">
          <table:table-cell table:style-name="TableCell1789">
            <text:p text:style-name="P1790"/>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1791">Idea n. <text:s/>1 <text:s text:c="3"/></text:p>
      <text:p text:style-name="P1792"><text:span text:style-name="T1793">Descrizione:</text:span><text:span text:style-name="T1794"><text:s/></text:span><text:span text:style-name="T1795">Applicazione che ti assiste durante lo shopping online</text:span></text:p>
      <text:p text:style-name="P1796">L’applicazione deve fornire la possibilità di provare i vestiti su di sé oppure su un manichino con le proprie misure nel modo più realistico possibile.</text:p>
      <text:p text:style-name="P1797">Attraverso degli occhiali di realtà aumentata oppure il proprio smartphone, l’utente potrà visualizzare i vestiti modellati sulla propria fisionomia davanti al proprio specchio di casa, evitando pertanto di recarsi nei negozi direttamente.</text:p>
      <text:p text:style-name="P1798">I vestiti in catalogo vengono ricercati da più negozi, con i quali viene instaurata una partnership, e dai quali poi si potranno acquistare direttamente nel sito e-commerce.</text:p>
      <text:p text:style-name="P1799">Inoltre, l’applicazione offre un’assistenza per la scelta dei vestiti grazie ad un commesso virtuale, proponendo determinati articoli in base ad uno stile oppure ad un tipo di evento, secondo le esigenze dell’utente.</text:p>
      <text:p text:style-name="P1800">Ci sarà la possibilità di salvare gli outfit preferiti e la condivisione di essi su differenti social media.</text:p>
      <text:p text:style-name="P1801">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802">L’applicazione non preclude la possibilità di utilizzo senza la realtà aumentata, usando unicamente il manichino virtuale creato dall’utente nel proprio smartphone.</text:p>
      <text:p text:style-name="P1803"/>
      <text:p text:style-name="P1804"/>
      <text:p text:style-name="P1805">Idea n. 2 <text:s text:c="7"/></text:p>
      <text:p text:style-name="P1806">Descrizione: Ambiente virtuale dove progettare l’arredamento della propria casa</text:p>
      <text:p text:style-name="P1807">Si tratta di un’applicazione che mira all’arredamento di ambienti (case, appartamenti) con la visualizzazione di mobili direttamente nella propria stanza, attraverso lo schermo del proprio smartphone grazie alla realtà aumentata.</text:p>
      <text:p text:style-name="P1808">Deve permettere inoltre di catturare la piantina dell’ambiente grazie all’utilizzo di una fotocamera a 360°, in modo da facilitarne l’arredamento attraverso il pc e non trovandosi necessariamente sul luogo.</text:p>
      <text:p text:style-name="P1809">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1810"/>
      <text:p text:style-name="P1811"/>
      <text:p text:style-name="P1812">Idea n. 3 <text:s text:c="4"/></text:p>
      <text:p text:style-name="P1813">Descrizione: Armatura sensoriale per maggiore coinvolgimento nei videogiochi</text:p>
      <text:p text:style-name="P1814">È un’armatura che si propone di portare ad un nuovo livello i giocatori di videogiochi. <text:s/>Permette di vivere il gioco in prima persona a 360 gradi provando sensazioni nuove mai sperimentate in questo ambito.<text:s/></text:p>
      <text:p text:style-name="P1815">Questa armatura funge sia da recettore (invia al giocatore elettrostimolazioni, sensazioni caldo/freddo, ecc.), sia da controller (ha sensori di movimento che fungono da controller per i movimenti del personaggio all’interno del gioco).</text:p>
      <text:p text:style-name="P1816">Personalizzazione dell’armatura con i gadget che si preferiscono che porta ad una variazione nel prezzo in base alle scelte del cliente.</text:p>
      <text:p text:style-name="P1817">Può essere integrato opzionalmente con dei visori di realtà virtuale prodotti da aziende terze con le quali è possibile instaurare una partnership.</text:p>
      <text:p text:style-name="P1818"/>
      <text:p text:style-name="P1819"/>
      <text:p text:style-name="P1820"/>
      <text:p text:style-name="P1821"/>
      <text:p text:style-name="P1822"/>
      <text:soft-page-break/>
      <text:p text:style-name="P1823">Idea n. 4 <text:s text:c="8"/></text:p>
      <text:p text:style-name="P1824">Descrizione: Poltrona sensoriale per la visione dei film</text:p>
      <text:p text:style-name="P1825">Creazione di una poltrona con armatura sensoriale per la visione dei film targettizzata ai cinema, per avere un’esperienza utente che vada oltre al semplice 3D.<text:s/></text:p>
      <text:p text:style-name="P1826">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1827"/>
      <text:p text:style-name="P1828"/>
      <text:p text:style-name="P1829">Idea n. 5</text:p>
      <text:p text:style-name="P1830">Descrizione: Realtà virtuale per esercizi cardio</text:p>
      <text:p text:style-name="P1831">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1832"/>
      <text:p text:style-name="P1833"/>
      <text:p text:style-name="P1834">Idea n. 6 <text:s text:c="11"/></text:p>
      <text:p text:style-name="P1835">Descrizione: Tutor virtuale per la formazione dei nuovi assunti</text:p>
      <text:p text:style-name="P1836">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837"/>
      <text:p text:style-name="P1838"/>
      <text:p text:style-name="P1839">Idea n. 7 <text:s text:c="9"/></text:p>
      <text:p text:style-name="P1840">Descrizione: Assistente virtuale per aiuto compiti per casa</text:p>
      <text:p text:style-name="P1841">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1842"/>
      <text:p text:style-name="P1843"/>
      <text:p text:style-name="P1844">Idea n. 8 <text:s text:c="11"/></text:p>
      <text:p text:style-name="P1845"><text:span text:style-name="T1846">Descrizione: Realtà virtuale per anteprime mostre</text:span></text:p>
      <text:p text:style-name="P1847">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1848"/>
      <text:p text:style-name="P1849"/>
      <text:p text:style-name="P1850">Idea n. 9 <text:s text:c="9"/></text:p>
      <text:p text:style-name="P1851">Descrizione: Realtà aumentata per visite ai musei</text:p>
      <text:p text:style-name="P185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text:s/><text:soft-page-break/>vedere contenuti extra in modo virtuale che non sarebbero accessibili attraverso l’uso delle audio guide, utilizzate al giorno d’oggi.<text:s/></text:p>
      <text:p text:style-name="P1853"/>
      <text:p text:style-name="P1854"/>
      <text:p text:style-name="P1855">Idea n. 10 <text:s text:c="4"/></text:p>
      <text:p text:style-name="P1856">Descrizione: Ambiente virtuale anti-stress con distruzione di oggetti</text:p>
      <text:p text:style-name="P1857">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s/></text:p>
      <text:p text:style-name="P1858"/>
      <text:h text:style-name="Titolo1" text:outline-level="1">Selezione</text:h>
      <text:p text:style-name="P1859">Eseguite una sessione Kill&amp;Thrill sulle varie idee e scegliete le 2, 3 o 4 idee migliori.</text:p>
      <text:p text:style-name="Standard">Sulla base: dell’originalità, della fattibilità, della passione che vi suscitano.</text:p>
      <text:p text:style-name="P1860"><text:span text:style-name="T1861">Idea n°1:<text:s/></text:span></text:p>
      <text:p text:style-name="P1862"><text:span text:style-name="T1863">Thrill:<text:s/></text:span><text:span text:style-name="T1864"><text:tab/></text:span></text:p>
      <text:p text:style-name="P1865"><text:span text:style-name="T1866">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1867"><text:span text:style-name="T1868">Kill:</text:span></text:p>
      <text:p text:style-name="P1869"><text:span text:style-name="T1870">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1871"/>
      <text:p text:style-name="P1872"/>
      <text:p text:style-name="P1873"/>
      <text:p text:style-name="P1874"><text:span text:style-name="T1875">Idea n°2:</text:span></text:p>
      <text:p text:style-name="P1876"><text:span text:style-name="T1877">Thrill:<text:s/></text:span></text:p>
      <text:p text:style-name="P1878"><text:span text:style-name="T1879">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1880"><text:span text:style-name="T1881">Kill:<text:s/></text:span></text:p>
      <text:p text:style-name="P1882">Competitor Ikea, il dover conoscere tutte le misure dell’appartamento, insicurezza dovuta all’assenza del negozio fisico, difficoltà di adesione da parte dei negozi.</text:p>
      <text:p text:style-name="P1883"/>
      <text:p text:style-name="P1884"/>
      <text:p text:style-name="P1885"><text:span text:style-name="T1886">Idea n°3:</text:span></text:p>
      <text:p text:style-name="P1887">Thrill:<text:s/></text:p>
      <text:p text:style-name="P1888"><text:span text:style-name="T1889">possibilità di provare sensazioni più profonde, nuova concezione del proprio corpo, vasto pubblico (soprattutto nerd), innovativo.</text:span></text:p>
      <text:p text:style-name="P1890">Kill:<text:s/></text:p>
      <text:p text:style-name="P1891"><text:span text:style-name="T1892">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1893"/>
      <text:p text:style-name="P1894"/>
      <text:soft-page-break/>
      <text:p text:style-name="P1895"><text:span text:style-name="T1896">Idea n°4:</text:span></text:p>
      <text:p text:style-name="P1897">Thrill:<text:s/></text:p>
      <text:p text:style-name="P1898">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1899">Kill:<text:s/></text:p>
      <text:p text:style-name="P1900"><text:span text:style-name="T1901">Costo molto elevato, le persone sono poco aperte a queste novità, rischio di finire come il 3D, percezioni spiacevoli sul corpo, esistenza di poltrone<text:s/></text:span><text:span text:style-name="T1902">adatte allo scopo</text:span><text:span text:style-name="T1903">, scarsa igiene (sudore).</text:span></text:p>
      <text:p text:style-name="P1904"/>
      <text:p text:style-name="P1905"/>
      <text:p text:style-name="P1906"><text:span text:style-name="T1907">Idea n°5:</text:span></text:p>
      <text:p text:style-name="P1908">Thrill:<text:s/></text:p>
      <text:p text:style-name="P1909"><text:span text:style-name="T1910">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1911">Kill:<text:s/></text:p>
      <text:p text:style-name="P1912"><text:span text:style-name="T1913">Problemi igienici, scoraggiamento se ultimi in classifica, aumento del costo degli abbonamenti in palestra, sfiducia per tale novità, difficoltà per la comunicazione visore-attrezzo.</text:span></text:p>
      <text:p text:style-name="P1914"/>
      <text:p text:style-name="P1915"><text:span text:style-name="T1916">Idea n°6:</text:span><text:span text:style-name="T1917"><text:s/></text:span></text:p>
      <text:p text:style-name="P1918"/>
      <text:p text:style-name="P1919">Thrill:</text:p>
      <text:p text:style-name="P1920"><text:span text:style-name="T1921">Riduzione del personale per l’istruzione, maggior supporto per l’allievo, riduzione dei costi, possibilità di elaborare moduli aggiuntivi, disponibilità illimitata (a tutti gli orari).</text:span></text:p>
      <text:p text:style-name="P1922">Kill:<text:s/></text:p>
      <text:p text:style-name="P1923"><text:span text:style-name="T1924">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1925"/>
      <text:p text:style-name="P1926"><text:span text:style-name="T1927">Idea n°7:</text:span></text:p>
      <text:p text:style-name="P1928">Thrill:<text:s/></text:p>
      <text:p text:style-name="P1929"><text:span text:style-name="T1930">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1931">Kill:<text:s/></text:p>
      <text:p text:style-name="P1932"><text:span text:style-name="T1933">Le istituzioni non lo utilizzano, le maestre anziane hanno problemi di usabilità, difficoltà di implementazione, alcuni bambini possono non avere gli strumenti per accedervi, copiatura dei compiti.</text:span></text:p>
      <text:p text:style-name="P1934"/>
      <text:p text:style-name="P1935"><text:span text:style-name="T1936">Idea n°8:</text:span></text:p>
      <text:p text:style-name="P1937">Thrill:</text:p>
      <text:p text:style-name="P1938">Avere più informazioni riguardo a ciò che si sta guardando, accesso di un pubblico maggiore (anche chi non è istruito), opportunità per i proprietari del museo di presentarlo, attirare persone curiose, aumento degli incassi.<text:s/></text:p>
      <text:p text:style-name="P1939"/>
      <text:p text:style-name="P1940"/>
      <text:p text:style-name="P1941">Kill:<text:s/></text:p>
      <text:soft-page-break/>
      <text:p text:style-name="P1942"><text:span text:style-name="T1943">Non tutti potrebbero riuscire ad utilizzare questa tecnologia, vedere le opere dal vivo è meglio del digitale.</text:span></text:p>
      <text:p text:style-name="P1944"/>
      <text:p text:style-name="P1945"><text:span text:style-name="T1946">Idea n°9:</text:span></text:p>
      <text:p text:style-name="P1947">Thrill:<text:s/></text:p>
      <text:p text:style-name="P1948"><text:span text:style-name="T1949">Maggiore esperienza, migliore alternativa all’audio guida, maggiori informazioni, maggiore interattività, maggiore incasso per i proprietari del museo, divertente per le famiglie con bambini, maggiore affluenza di clienti.</text:span></text:p>
      <text:p text:style-name="P1950">Kill:<text:s/></text:p>
      <text:p text:style-name="P1951"><text:span text:style-name="T1952">Aumento del costo, i clienti potrebbero non preferirlo a causa del costo, difficoltà nell’usabilità, clientela ristretta, personalizzazione dell’implementazione (in base alle opere), esistono già strumenti digitali interattivi per musei</text:span></text:p>
      <text:p text:style-name="P1953"/>
      <text:p text:style-name="P1954"><text:span text:style-name="T1955">Idea n°10:</text:span></text:p>
      <text:p text:style-name="P1956">Thrill:</text:p>
      <text:p text:style-name="P1957"><text:span text:style-name="T1958">Costi ridotti rispetto le stanze vere (Anger Room), strumento anti-stress, terapeutico, ambiente di allenamento per persone molto iraconde, in Italia ancora non esistono, adattamento a qualsiasi ambiente.</text:span></text:p>
      <text:p text:style-name="P1959">Kill:<text:s/></text:p>
      <text:p text:style-name="P1960"><text:span text:style-name="T1961">non si ha la stessa percezione fisica rispetto ad una stanza reale, difficile implementazione per la virtualizzazione degli oggetti, costo elevato per la gestione, mercato scarso.</text:span></text:p>
      <text:p text:style-name="P1962"/>
      <text:h text:style-name="Titolo1" text:outline-level="1">Motivazione</text:h>
      <text:p text:style-name="Standard">Perché avete scelto quelle specifiche idee e scartato le altre?</text:p>
      <text:p text:style-name="P1963">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1964">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1965">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1966"><text:span text:style-name="T1967">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1968" text:outline-level="1">Bozze di Modello<text:line-break/><text:span text:style-name="T1969">xx</text:span></text:h>
      <text:p text:style-name="Standard"><text:span text:style-name="T1970">Idea n°1:<text:s/></text:span><text:span text:style-name="T1971">Virtual Try On</text:span></text:p>
      <text:p text:style-name="Standard"><text:span text:style-name="T1972"><draw:frame draw:z-index="251659264" draw:id="id2" draw:style-name="a2" draw:name="Object 1" text:anchor-type="as-char" svg:x="0in" svg:y="0in" svg:width="6.44167in" svg:height="9.11667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1973">
        <table:table-columns>
          <table:table-column table:style-name="TableColumn1974"/>
          <table:table-column table:style-name="TableColumn1975"/>
        </table:table-columns>
        <table:table-row table:style-name="TableRow1976">
          <table:table-cell table:style-name="TableCell1977" table:number-columns-spanned="2">
            <text:soft-page-break/>
            <text:p text:style-name="P1978">SWOT Generale dell'Idea:</text:p>
          </table:table-cell>
          <table:covered-table-cell/>
        </table:table-row>
        <table:table-row table:style-name="TableRow1979">
          <table:table-cell table:style-name="TableCell1980">
            <text:p text:style-name="P1981">Punti di Forza</text:p>
            <text:p text:style-name="P1982"/>
            <text:list text:style-name="LFO4" text:continue-numbering="true">
              <text:list-item>
                <text:p text:style-name="P1983">Ausilio dell’utente da parte di un assistente virtuale</text:p>
              </text:list-item>
              <text:list-item>
                <text:p text:style-name="P1984"><text:s/>Nuovo approccio allo shopping online con possibilità di “provare” i vestiti comodamente a casa</text:p>
              </text:list-item>
              <text:list-item>
                <text:p text:style-name="P1985">Condivisione outfit sui social</text:p>
              </text:list-item>
            </text:list>
            <text:p text:style-name="P1986"/>
            <text:p text:style-name="P1987"/>
          </table:table-cell>
          <table:table-cell table:style-name="TableCell1988">
            <text:p text:style-name="P1989">Punti di Debolezza</text:p>
            <text:p text:style-name="Normale"/>
            <text:list text:style-name="LFO4" text:continue-numbering="true">
              <text:list-item>
                <text:p text:style-name="P1990">Difficoltà nella virtualizzazione grafica e fisica dei vestiti</text:p>
              </text:list-item>
              <text:list-item>
                <text:p text:style-name="P1991">Gestione database delle aziende partner</text:p>
              </text:list-item>
              <text:list-item>
                <text:p text:style-name="P1992">Falsa percezione degli indumenti da parte dell’utente</text:p>
              </text:list-item>
            </text:list>
          </table:table-cell>
        </table:table-row>
        <table:table-row table:style-name="TableRow1993">
          <table:table-cell table:style-name="TableCell1994">
            <text:p text:style-name="P1995">Opportunità</text:p>
            <text:p text:style-name="P1996"/>
            <text:list text:style-name="LFO3" text:continue-numbering="true">
              <text:list-item>
                <text:p text:style-name="P1997">Mancanza di un’applicazione attualmente efficiente<text:s/></text:p>
              </text:list-item>
              <text:list-item>
                <text:p text:style-name="P1998"><text:span text:style-name="T1999">Partecipazione delle aziende di moda per ridurre il numero di resi (problema molto sentito)</text:span></text:p>
              </text:list-item>
              <text:list-item>
                <text:p text:style-name="P2000"><text:span text:style-name="T2001">Inclusione di più siti di e-commerce sulla medesima piattaforma</text:span></text:p>
              </text:list-item>
            </text:list>
          </table:table-cell>
          <table:table-cell table:style-name="TableCell2002">
            <text:p text:style-name="P2003">Minacce</text:p>
            <text:p text:style-name="Normale"/>
            <text:list text:style-name="LFO3" text:continue-numbering="true">
              <text:list-item>
                <text:p text:style-name="P2004">Diffidenza da parte degli utenti</text:p>
              </text:list-item>
              <text:list-item>
                <text:p text:style-name="P2005">Difficoltà di adesione di negozi su larga scala</text:p>
              </text:list-item>
              <text:list-item>
                <text:p text:style-name="P2006">Brevetti esistenti (specchio magico – Amazon)</text:p>
              </text:list-item>
              <text:list-item>
                <text:p text:style-name="P2007">Prezzo dei competitor</text:p>
              </text:list-item>
            </text:list>
            <text:p text:style-name="Paragrafoelenco"/>
          </table:table-cell>
        </table:table-row>
      </table:table>
      <text:p text:style-name="Standard"/>
      <text:p text:style-name="Standard">Punti salienti emersi dallo SWOT dei singoli blocchi:</text:p>
      <table:table table:style-name="Table2008">
        <table:table-columns>
          <table:table-column table:style-name="TableColumn2009"/>
        </table:table-columns>
        <table:table-row table:style-name="TableRow2010">
          <table:table-cell table:style-name="TableCell2011">
            <text:p text:style-name="P2012">Punto di forza del nostro prodotto<text:s/>è legato alla novità nel modo in cui gli utenti possono approcciarsi allo shopping online provandosi gli abiti comodamente a casa prima di acquistarli; dall’altro lato l’implementazione è onerosa da attuare poiché richiede molte conoscenze specifiche.</text:p>
            <text:p text:style-name="P2013"><text:span text:style-name="T2014">Sul mercato, non esistendo un’alternativa valida c’è la possibilità di affermarsi con maggiore probabilità; al contro esistono già competitor che si stanno muovendo nella stessa direzione per accaparrarsi una buona fetta di mercato</text:span><text:span text:style-name="T2015"><text:s/>sviluppando prodotti simili con lo stesso fine.</text:span></text:p>
          </table:table-cell>
        </table:table-row>
        <table:table-row table:style-name="TableRow2016">
          <table:table-cell table:style-name="TableCell2017">
            <text:p text:style-name="P2018"/>
          </table:table-cell>
        </table:table-row>
        <table:table-row table:style-name="TableRow2019">
          <table:table-cell table:style-name="TableCell2020">
            <text:p text:style-name="P2021"/>
          </table:table-cell>
        </table:table-row>
        <table:table-row table:style-name="TableRow2022">
          <table:table-cell table:style-name="TableCell2023">
            <text:p text:style-name="P2024"/>
          </table:table-cell>
        </table:table-row>
        <table:table-row table:style-name="TableRow2025">
          <table:table-cell table:style-name="TableCell2026">
            <text:p text:style-name="P2027"/>
          </table:table-cell>
        </table:table-row>
        <table:table-row table:style-name="TableRow2028">
          <table:table-cell table:style-name="TableCell2029">
            <text:p text:style-name="P2030"/>
          </table:table-cell>
        </table:table-row>
        <table:table-row table:style-name="TableRow2031">
          <table:table-cell table:style-name="TableCell2032">
            <text:p text:style-name="P2033"/>
          </table:table-cell>
        </table:table-row>
        <table:table-row table:style-name="TableRow2034">
          <table:table-cell table:style-name="TableCell2035">
            <text:p text:style-name="P2036"/>
          </table:table-cell>
        </table:table-row>
        <table:table-row table:style-name="TableRow2037">
          <table:table-cell table:style-name="TableCell2038">
            <text:p text:style-name="P2039"/>
          </table:table-cell>
        </table:table-row>
        <table:table-row table:style-name="TableRow2040">
          <table:table-cell table:style-name="TableCell2041">
            <text:p text:style-name="P2042"/>
          </table:table-cell>
        </table:table-row>
        <table:table-row table:style-name="TableRow2043">
          <table:table-cell table:style-name="TableCell2044">
            <text:p text:style-name="P2045"/>
          </table:table-cell>
        </table:table-row>
        <table:table-row table:style-name="TableRow2046">
          <table:table-cell table:style-name="TableCell2047">
            <text:p text:style-name="P2048"/>
          </table:table-cell>
        </table:table-row>
        <table:table-row table:style-name="TableRow2049">
          <table:table-cell table:style-name="TableCell2050">
            <text:p text:style-name="P2051"/>
          </table:table-cell>
        </table:table-row>
        <table:table-row table:style-name="TableRow2052">
          <table:table-cell table:style-name="TableCell2053">
            <text:p text:style-name="P2054"/>
          </table:table-cell>
        </table:table-row>
        <table:table-row table:style-name="TableRow2055">
          <table:table-cell table:style-name="TableCell2056">
            <text:p text:style-name="P2057"/>
          </table:table-cell>
        </table:table-row>
      </table:table>
      <text:p text:style-name="P2058"/>
      <text:p text:style-name="Standard"><text:span text:style-name="T2059">Idea n°2:<text:s/></text:span><text:span text:style-name="T2060">AR Home Design</text:span></text:p>
      <text:p text:style-name="Standard"><text:span text:style-name="T2061"><draw:frame draw:z-index="251659264" draw:id="id3" draw:style-name="a3" draw:name="Object 3" text:anchor-type="as-char" svg:x="0in" svg:y="0in" svg:width="6.33333in" svg:height="8.95833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062">
        <table:table-columns>
          <table:table-column table:style-name="TableColumn2063"/>
          <table:table-column table:style-name="TableColumn2064"/>
        </table:table-columns>
        <table:table-row table:style-name="TableRow2065">
          <table:table-cell table:style-name="TableCell2066" table:number-columns-spanned="2">
            <text:p text:style-name="P2067">SWOT Generale dell'Idea:</text:p>
          </table:table-cell>
          <table:covered-table-cell/>
        </table:table-row>
        <text:soft-page-break/>
        <table:table-row table:style-name="TableRow2068">
          <table:table-cell table:style-name="TableCell2069">
            <text:p text:style-name="P2070">Punti di Forza</text:p>
            <text:p text:style-name="P2071"/>
            <text:list text:style-name="LFO3" text:continue-numbering="true">
              <text:list-item>
                <text:p text:style-name="P2072">Facilità nell’arredamento della propria casa con preview finale</text:p>
              </text:list-item>
              <text:list-item>
                <text:p text:style-name="P2073"><text:span text:style-name="T2074">Autogenerazione di mobili in base allo stile scelto dall’utente</text:span></text:p>
              </text:list-item>
              <text:list-item>
                <text:p text:style-name="P2075"><text:span text:style-name="T2076">Gestione virtuale dell’arredamento</text:span></text:p>
              </text:list-item>
            </text:list>
          </table:table-cell>
          <table:table-cell table:style-name="TableCell2077">
            <text:p text:style-name="P2078">Punti di Debolezza</text:p>
            <text:p text:style-name="P2079"/>
            <text:list text:style-name="LFO3" text:continue-numbering="true">
              <text:list-item>
                <text:p text:style-name="P2080">Gestione database<text:s/>con relazione<text:s/>partner</text:p>
              </text:list-item>
              <text:list-item>
                <text:p text:style-name="P2081">Grande potenza di calcolo necessaria</text:p>
              </text:list-item>
              <text:list-item>
                <text:p text:style-name="P2082">Difficoltà acquisizione misure della stanza<text:s/>parzialmente arredata</text:p>
              </text:list-item>
              <text:list-item>
                <text:p text:style-name="P2083"><text:span text:style-name="T2084">Scarsa qualità di virtualizzazione dei mobili</text:span></text:p>
              </text:list-item>
            </text:list>
          </table:table-cell>
        </table:table-row>
        <table:table-row table:style-name="TableRow2085">
          <table:table-cell table:style-name="TableCell2086">
            <text:p text:style-name="P2087">Opportunità</text:p>
            <text:p text:style-name="P2088"/>
            <text:list text:style-name="LFO3" text:continue-numbering="true">
              <text:list-item>
                <text:p text:style-name="P2089">Partecipazione di più<text:s/>aziende<text:s/>di<text:s/>arredamento</text:p>
              </text:list-item>
              <text:list-item>
                <text:p text:style-name="P2090"><text:span text:style-name="T2091">Fornire visibilità ad aziende più piccole<text:s/></text:span><text:span text:style-name="T2092">(meno note)</text:span></text:p>
              </text:list-item>
            </text:list>
            <text:p text:style-name="P2093"/>
          </table:table-cell>
          <table:table-cell table:style-name="TableCell2094">
            <text:p text:style-name="P2095">Minacce</text:p>
            <text:p text:style-name="P2096"/>
            <text:list text:style-name="LFO3" text:continue-numbering="true">
              <text:list-item>
                <text:p text:style-name="P2097"><text:span text:style-name="T2098">Partecipazione delle aziende<text:s/></text:span><text:span text:style-name="T2099">di arredamento su larga scala</text:span></text:p>
              </text:list-item>
              <text:list-item>
                <text:p text:style-name="P2100">Competitor che hanno già realizzato<text:s/>un’applicazione simile (Ikea)</text:p>
              </text:list-item>
              <text:list-item>
                <text:p text:style-name="P2101"><text:span text:style-name="T2102">Grande competizione tra diverse aziende reca difficoltà di adesione comune nella stessa applicazione</text:span></text:p>
              </text:list-item>
            </text:list>
            <text:p text:style-name="P2103"/>
          </table:table-cell>
        </table:table-row>
      </table:table>
      <text:p text:style-name="Standard"/>
      <text:p text:style-name="Standard">Punti salienti emersi dallo SWOT dei singoli blocchi:</text:p>
      <text:p text:style-name="P2104">Il punto di forza del nostro prodotto riguarda la gestione dell’arredamento virtuale fornita dall’applicazione, questo comporta ad una serie di numerose difficoltà riguardante il calcolo computazionale, la virtualizzazione e la gestione degli elementi.<text:s/></text:p>
      <text:p text:style-name="P2105">L’opportunità che l’applicazione offre al mercato è quella di offrire maggiore notorietà ad aziende con minor visibilità e la partecipazione comune di molteplici<text:s/>compagnie<text:s/>attraverso un’unica piattaforma. Questo comporta però una minaccia causata dalla grande competizione nota tra aziende leader del settore e l’esistenza di alcune applicazioni ad hoc presenti sul mercato che<text:s/>soddisfano già tale esigenza.</text:p>
      <table:table table:style-name="Table2106">
        <table:table-columns>
          <table:table-column table:style-name="TableColumn2107"/>
        </table:table-columns>
        <table:table-row table:style-name="TableRow2108">
          <table:table-cell table:style-name="TableCell2109">
            <text:p text:style-name="P2110"/>
          </table:table-cell>
        </table:table-row>
        <table:table-row table:style-name="TableRow2111">
          <table:table-cell table:style-name="TableCell2112">
            <text:p text:style-name="P2113"/>
          </table:table-cell>
        </table:table-row>
        <table:table-row table:style-name="TableRow2114">
          <table:table-cell table:style-name="TableCell2115">
            <text:p text:style-name="P2116"/>
          </table:table-cell>
        </table:table-row>
        <table:table-row table:style-name="TableRow2117">
          <table:table-cell table:style-name="TableCell2118">
            <text:p text:style-name="P2119"/>
          </table:table-cell>
        </table:table-row>
        <table:table-row table:style-name="TableRow2120">
          <table:table-cell table:style-name="TableCell2121">
            <text:p text:style-name="P2122"/>
          </table:table-cell>
        </table:table-row>
        <table:table-row table:style-name="TableRow2123">
          <table:table-cell table:style-name="TableCell2124">
            <text:p text:style-name="P2125"/>
          </table:table-cell>
        </table:table-row>
        <table:table-row table:style-name="TableRow2126">
          <table:table-cell table:style-name="TableCell2127">
            <text:p text:style-name="P2128"/>
          </table:table-cell>
        </table:table-row>
        <table:table-row table:style-name="TableRow2129">
          <table:table-cell table:style-name="TableCell2130">
            <text:p text:style-name="P2131"/>
          </table:table-cell>
        </table:table-row>
        <table:table-row table:style-name="TableRow2132">
          <table:table-cell table:style-name="TableCell2133">
            <text:p text:style-name="P2134"/>
          </table:table-cell>
        </table:table-row>
        <table:table-row table:style-name="TableRow2135">
          <table:table-cell table:style-name="TableCell2136">
            <text:p text:style-name="P2137"/>
          </table:table-cell>
        </table:table-row>
        <table:table-row table:style-name="TableRow2138">
          <table:table-cell table:style-name="TableCell2139">
            <text:p text:style-name="P2140"/>
          </table:table-cell>
        </table:table-row>
        <table:table-row table:style-name="TableRow2141">
          <table:table-cell table:style-name="TableCell2142">
            <text:p text:style-name="P2143"/>
          </table:table-cell>
        </table:table-row>
        <table:table-row table:style-name="TableRow2144">
          <table:table-cell table:style-name="TableCell2145">
            <text:p text:style-name="P2146"/>
          </table:table-cell>
        </table:table-row>
        <table:table-row table:style-name="TableRow2147">
          <table:table-cell table:style-name="TableCell2148">
            <text:p text:style-name="P2149"/>
          </table:table-cell>
        </table:table-row>
        <table:table-row table:style-name="TableRow2150">
          <table:table-cell table:style-name="TableCell2151">
            <text:p text:style-name="P2152"/>
          </table:table-cell>
        </table:table-row>
      </table:table>
      <text:p text:style-name="P2153"/>
      <text:p text:style-name="Standard"><text:span text:style-name="T2154">Idea n°3:<text:s/></text:span><text:span text:style-name="T2155">Second Skin</text:span></text:p>
      <text:p text:style-name="P2156"/>
      <text:p text:style-name="Standard"><text:span text:style-name="T2157"><draw:frame draw:z-index="251659264" draw:id="id4" draw:style-name="a4" draw:name="Object 5" text:anchor-type="as-char" svg:x="0in" svg:y="0in" svg:width="6.43333in" svg:height="9.10833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158">
        <table:table-columns>
          <table:table-column table:style-name="TableColumn2159"/>
          <table:table-column table:style-name="TableColumn2160"/>
        </table:table-columns>
        <table:table-row table:style-name="TableRow2161">
          <table:table-cell table:style-name="TableCell2162" table:number-columns-spanned="2">
            <text:p text:style-name="P2163">SWOT Generale dell'Idea:</text:p>
          </table:table-cell>
          <table:covered-table-cell/>
        </table:table-row>
        <text:soft-page-break/>
        <table:table-row table:style-name="TableRow2164">
          <table:table-cell table:style-name="TableCell2165">
            <text:p text:style-name="P2166">Punti di Forza</text:p>
            <text:p text:style-name="P2167"/>
            <text:list text:style-name="LFO3" text:continue-numbering="true">
              <text:list-item>
                <text:p text:style-name="P2168">Innovazione<text:s/></text:p>
              </text:list-item>
              <text:list-item>
                <text:p text:style-name="P2169">Esperienza utente amplificata<text:s/>tramite sensori di movimento, elettrostimolatori, placche ad induzione</text:p>
              </text:list-item>
              <text:list-item>
                <text:p text:style-name="P2170">Nuova prospettiva della realtà di gioco</text:p>
              </text:list-item>
            </text:list>
            <text:p text:style-name="P2171"/>
            <text:p text:style-name="P2172"/>
          </table:table-cell>
          <table:table-cell table:style-name="TableCell2173">
            <text:p text:style-name="P2174">Punti di Debolezza</text:p>
            <text:p text:style-name="Normale"/>
            <text:list text:style-name="LFO3" text:continue-numbering="true">
              <text:list-item>
                <text:p text:style-name="P2175">Difficoltà di<text:s/>implementazione<text:s/></text:p>
              </text:list-item>
              <text:list-item>
                <text:p text:style-name="P2176">Difficoltà di progettazione e costruzione</text:p>
              </text:list-item>
              <text:list-item>
                <text:p text:style-name="P2177">Igienizzazione delle componenti</text:p>
              </text:list-item>
              <text:list-item>
                <text:p text:style-name="P2178">Settaggio cavi<text:s/></text:p>
              </text:list-item>
              <text:list-item>
                <text:p text:style-name="P2179">Soglia del dolore</text:p>
              </text:list-item>
              <text:list-item>
                <text:p text:style-name="P2180">Alto costo di produzione</text:p>
              </text:list-item>
            </text:list>
          </table:table-cell>
        </table:table-row>
        <table:table-row table:style-name="TableRow2181">
          <table:table-cell table:style-name="TableCell2182">
            <text:p text:style-name="P2183">Opportunità</text:p>
            <text:p text:style-name="P2184"/>
            <text:list text:style-name="LFO3" text:continue-numbering="true">
              <text:list-item>
                <text:p text:style-name="P2185">Affermazione su diversi settori del mercato (militare, videogiochi, parco divertimenti, medico,<text:s/>…)</text:p>
              </text:list-item>
              <text:list-item>
                <text:p text:style-name="P2186"><text:span text:style-name="T2187">Nuova tipologia di videogiochi da realizzare per il mercato</text:span></text:p>
              </text:list-item>
              <text:list-item>
                <text:p text:style-name="P2188"><text:span text:style-name="T2189">Prodotto rivoluzionario</text:span></text:p>
              </text:list-item>
            </text:list>
            <text:p text:style-name="P2190"/>
          </table:table-cell>
          <table:table-cell table:style-name="TableCell2191">
            <text:p text:style-name="P2192">Minacce</text:p>
            <text:p text:style-name="Normale"/>
            <text:list text:style-name="LFO3" text:continue-numbering="true">
              <text:list-item>
                <text:p text:style-name="P2193">Mercato non ancora pronto a un simile dispositivo<text:s/>(clienti e case produttrici di videogiochi)</text:p>
              </text:list-item>
              <text:list-item>
                <text:p text:style-name="P2194">Diffidenza da parte del mercato sulla sicurezza del dispositivo</text:p>
              </text:list-item>
              <text:list-item>
                <text:p text:style-name="P2195">Possibile prezzo elevato<text:s/>rispetto ad alternative dei competitor</text:p>
              </text:list-item>
              <text:list-item>
                <text:p text:style-name="P2196">Possibili brevetti esistenti</text:p>
              </text:list-item>
            </text:list>
          </table:table-cell>
        </table:table-row>
      </table:table>
      <text:p text:style-name="Standard"/>
      <text:p text:style-name="Standard">Punti salienti emersi dallo SWOT dei singoli blocchi:</text:p>
      <text:p text:style-name="P2197">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able:table table:style-name="Table2198">
        <table:table-columns>
          <table:table-column table:style-name="TableColumn2199"/>
        </table:table-columns>
        <table:table-row table:style-name="TableRow2200">
          <table:table-cell table:style-name="TableCell2201">
            <text:p text:style-name="P2202"/>
          </table:table-cell>
        </table:table-row>
        <table:table-row table:style-name="TableRow2203">
          <table:table-cell table:style-name="TableCell2204">
            <text:p text:style-name="P2205"/>
          </table:table-cell>
        </table:table-row>
        <table:table-row table:style-name="TableRow2206">
          <table:table-cell table:style-name="TableCell2207">
            <text:p text:style-name="P2208"/>
          </table:table-cell>
        </table:table-row>
        <table:table-row table:style-name="TableRow2209">
          <table:table-cell table:style-name="TableCell2210">
            <text:p text:style-name="P2211"/>
          </table:table-cell>
        </table:table-row>
        <table:table-row table:style-name="TableRow2212">
          <table:table-cell table:style-name="TableCell2213">
            <text:p text:style-name="P2214"/>
          </table:table-cell>
        </table:table-row>
        <table:table-row table:style-name="TableRow2215">
          <table:table-cell table:style-name="TableCell2216">
            <text:p text:style-name="P2217"/>
          </table:table-cell>
        </table:table-row>
        <table:table-row table:style-name="TableRow2218">
          <table:table-cell table:style-name="TableCell2219">
            <text:p text:style-name="P2220"/>
          </table:table-cell>
        </table:table-row>
        <table:table-row table:style-name="TableRow2221">
          <table:table-cell table:style-name="TableCell2222">
            <text:p text:style-name="P2223"/>
          </table:table-cell>
        </table:table-row>
        <table:table-row table:style-name="TableRow2224">
          <table:table-cell table:style-name="TableCell2225">
            <text:p text:style-name="P2226"/>
          </table:table-cell>
        </table:table-row>
        <table:table-row table:style-name="TableRow2227">
          <table:table-cell table:style-name="TableCell2228">
            <text:p text:style-name="P2229"/>
          </table:table-cell>
        </table:table-row>
        <table:table-row table:style-name="TableRow2230">
          <table:table-cell table:style-name="TableCell2231">
            <text:p text:style-name="P2232"/>
          </table:table-cell>
        </table:table-row>
        <table:table-row table:style-name="TableRow2233">
          <table:table-cell table:style-name="TableCell2234">
            <text:p text:style-name="P2235"/>
          </table:table-cell>
        </table:table-row>
        <table:table-row table:style-name="TableRow2236">
          <table:table-cell table:style-name="TableCell2237">
            <text:p text:style-name="P2238"/>
          </table:table-cell>
        </table:table-row>
        <table:table-row table:style-name="TableRow2239">
          <table:table-cell table:style-name="TableCell2240">
            <text:p text:style-name="P2241"/>
          </table:table-cell>
        </table:table-row>
        <table:table-row table:style-name="TableRow2242">
          <table:table-cell table:style-name="TableCell2243">
            <text:p text:style-name="P2244"/>
          </table:table-cell>
        </table:table-row>
      </table:table>
      <text:h text:style-name="Titolo1" text:outline-level="1">Business Model Definitivo</text:h>
      <text:p text:style-name="Standard">Sulla base dei risultati dello SWOT sulle bozze di modelli selezionate l'Idea Definitiva.</text:p>
      <text:p text:style-name="Standard"/>
      <table:table table:style-name="Table2245">
        <table:table-columns>
          <table:table-column table:style-name="TableColumn2246"/>
        </table:table-columns>
        <table:table-row table:style-name="TableRow2247">
          <table:table-cell table:style-name="TableCell2248">
            <text:p text:style-name="P2249">Nome:</text:p>
          </table:table-cell>
        </table:table-row>
        <table:table-row table:style-name="TableRow2250">
          <table:table-cell table:style-name="TableCell2251">
            <text:p text:style-name="P2252"/>
            <text:p text:style-name="P2253">Descrizione:</text:p>
          </table:table-cell>
        </table:table-row>
        <table:table-row table:style-name="TableRow2254">
          <table:table-cell table:style-name="TableCell2255">
            <text:p text:style-name="P2256"/>
          </table:table-cell>
        </table:table-row>
        <table:table-row table:style-name="TableRow2257">
          <table:table-cell table:style-name="TableCell2258">
            <text:p text:style-name="P2259"/>
          </table:table-cell>
        </table:table-row>
        <table:table-row table:style-name="TableRow2260">
          <table:table-cell table:style-name="TableCell2261">
            <text:p text:style-name="P2262"/>
          </table:table-cell>
        </table:table-row>
        <table:table-row table:style-name="TableRow2263">
          <table:table-cell table:style-name="TableCell2264">
            <text:p text:style-name="P2265"/>
          </table:table-cell>
        </table:table-row>
        <table:table-row table:style-name="TableRow2266">
          <table:table-cell table:style-name="TableCell2267">
            <text:p text:style-name="P2268"/>
          </table:table-cell>
        </table:table-row>
        <table:table-row table:style-name="TableRow2269">
          <table:table-cell table:style-name="TableCell2270">
            <text:p text:style-name="P2271"/>
          </table:table-cell>
        </table:table-row>
        <table:table-row table:style-name="TableRow2272">
          <table:table-cell table:style-name="TableCell2273">
            <text:p text:style-name="P2274"/>
          </table:table-cell>
        </table:table-row>
        <table:table-row table:style-name="TableRow2275">
          <table:table-cell table:style-name="TableCell2276">
            <text:p text:style-name="P2277"/>
          </table:table-cell>
        </table:table-row>
        <table:table-row table:style-name="TableRow2278">
          <table:table-cell table:style-name="TableCell2279">
            <text:p text:style-name="P2280"/>
          </table:table-cell>
        </table:table-row>
        <table:table-row table:style-name="TableRow2281">
          <table:table-cell table:style-name="TableCell2282">
            <text:p text:style-name="P2283"/>
          </table:table-cell>
        </table:table-row>
        <table:table-row table:style-name="TableRow2284">
          <table:table-cell table:style-name="TableCell2285">
            <text:p text:style-name="P2286"/>
          </table:table-cell>
        </table:table-row>
        <table:table-row table:style-name="TableRow2287">
          <table:table-cell table:style-name="TableCell2288">
            <text:p text:style-name="P2289"/>
          </table:table-cell>
        </table:table-row>
        <table:table-row table:style-name="TableRow2290">
          <table:table-cell table:style-name="TableCell2291">
            <text:p text:style-name="P2292"/>
          </table:table-cell>
        </table:table-row>
        <table:table-row table:style-name="TableRow2293">
          <table:table-cell table:style-name="TableCell2294">
            <text:p text:style-name="P2295"/>
          </table:table-cell>
        </table:table-row>
        <table:table-row table:style-name="TableRow2296">
          <table:table-cell table:style-name="TableCell2297">
            <text:p text:style-name="P2298"/>
          </table:table-cell>
        </table:table-row>
        <table:table-row table:style-name="TableRow2299">
          <table:table-cell table:style-name="TableCell2300">
            <text:p text:style-name="P2301"/>
          </table:table-cell>
        </table:table-row>
        <table:table-row table:style-name="TableRow2302">
          <table:table-cell table:style-name="TableCell2303">
            <text:p text:style-name="P2304"/>
          </table:table-cell>
        </table:table-row>
        <table:table-row table:style-name="TableRow2305">
          <table:table-cell table:style-name="TableCell2306">
            <text:p text:style-name="P2307"/>
          </table:table-cell>
        </table:table-row>
        <table:table-row table:style-name="TableRow2308">
          <table:table-cell table:style-name="TableCell2309">
            <text:p text:style-name="P2310"/>
          </table:table-cell>
        </table:table-row>
        <table:table-row table:style-name="TableRow2311">
          <table:table-cell table:style-name="TableCell2312">
            <text:p text:style-name="P2313"/>
          </table:table-cell>
        </table:table-row>
        <table:table-row table:style-name="TableRow2314">
          <table:table-cell table:style-name="TableCell2315">
            <text:p text:style-name="P2316"/>
          </table:table-cell>
        </table:table-row>
        <table:table-row table:style-name="TableRow2317">
          <table:table-cell table:style-name="TableCell2318">
            <text:p text:style-name="P2319"/>
          </table:table-cell>
        </table:table-row>
        <table:table-row table:style-name="TableRow2320">
          <table:table-cell table:style-name="TableCell2321">
            <text:p text:style-name="P2322"/>
          </table:table-cell>
        </table:table-row>
        <table:table-row table:style-name="TableRow2323">
          <table:table-cell table:style-name="TableCell2324">
            <text:p text:style-name="P2325"/>
          </table:table-cell>
        </table:table-row>
        <table:table-row table:style-name="TableRow2326">
          <table:table-cell table:style-name="TableCell2327">
            <text:p text:style-name="P2328"/>
          </table:table-cell>
        </table:table-row>
        <table:table-row table:style-name="TableRow2329">
          <table:table-cell table:style-name="TableCell2330">
            <text:p text:style-name="P2331"/>
          </table:table-cell>
        </table:table-row>
        <table:table-row table:style-name="TableRow2332">
          <table:table-cell table:style-name="TableCell2333">
            <text:p text:style-name="P2334"/>
          </table:table-cell>
        </table:table-row>
        <table:table-row table:style-name="TableRow2335">
          <table:table-cell table:style-name="TableCell2336">
            <text:p text:style-name="P2337"/>
          </table:table-cell>
        </table:table-row>
        <table:table-row table:style-name="TableRow2338">
          <table:table-cell table:style-name="TableCell2339">
            <text:p text:style-name="P2340"/>
          </table:table-cell>
        </table:table-row>
        <table:table-row table:style-name="TableRow2341">
          <table:table-cell table:style-name="TableCell2342">
            <text:p text:style-name="P2343"/>
          </table:table-cell>
        </table:table-row>
        <table:table-row table:style-name="TableRow2344">
          <table:table-cell table:style-name="TableCell2345">
            <text:p text:style-name="P2346"/>
          </table:table-cell>
        </table:table-row>
        <table:table-row table:style-name="TableRow2347">
          <table:table-cell table:style-name="TableCell2348">
            <text:p text:style-name="P2349"/>
          </table:table-cell>
        </table:table-row>
        <table:table-row table:style-name="TableRow2350">
          <table:table-cell table:style-name="TableCell2351">
            <text:p text:style-name="P2352"/>
          </table:table-cell>
        </table:table-row>
        <table:table-row table:style-name="TableRow2353">
          <table:table-cell table:style-name="TableCell2354">
            <text:p text:style-name="P2355"/>
          </table:table-cell>
        </table:table-row>
        <table:table-row table:style-name="TableRow2356">
          <table:table-cell table:style-name="TableCell2357">
            <text:p text:style-name="P2358"/>
          </table:table-cell>
        </table:table-row>
        <table:table-row table:style-name="TableRow2359">
          <table:table-cell table:style-name="TableCell2360">
            <text:p text:style-name="P2361"/>
          </table:table-cell>
        </table:table-row>
        <table:table-row table:style-name="TableRow2362">
          <table:table-cell table:style-name="TableCell2363">
            <text:p text:style-name="P2364"/>
          </table:table-cell>
        </table:table-row>
        <table:table-row table:style-name="TableRow2365">
          <table:table-cell table:style-name="TableCell2366">
            <text:p text:style-name="P2367"/>
          </table:table-cell>
        </table:table-row>
        <table:table-row table:style-name="TableRow2368">
          <table:table-cell table:style-name="TableCell2369">
            <text:p text:style-name="P2370"/>
          </table:table-cell>
        </table:table-row>
        <table:table-row table:style-name="TableRow2371">
          <table:table-cell table:style-name="TableCell2372">
            <text:p text:style-name="P2373"/>
          </table:table-cell>
        </table:table-row>
        <table:table-row table:style-name="TableRow2374">
          <table:table-cell table:style-name="TableCell2375">
            <text:p text:style-name="P2376"/>
          </table:table-cell>
        </table:table-row>
        <table:table-row table:style-name="TableRow2377">
          <table:table-cell table:style-name="TableCell2378">
            <text:p text:style-name="P2379"/>
          </table:table-cell>
        </table:table-row>
        <table:table-row table:style-name="TableRow2380">
          <table:table-cell table:style-name="TableCell2381">
            <text:p text:style-name="P2382"/>
          </table:table-cell>
        </table:table-row>
      </table:table>
      <text:h text:style-name="P2383" text:outline-level="1">//MANCA CANVAS business model</text:h>
      <text:h text:style-name="P2384" text:outline-level="1"/>
      <text:h text:style-name="P2385" text:outline-level="1">Soluzione delle Criticità</text:h>
      <text:p text:style-name="Standard">Come pensate di affrontare le criticità emerse dall'analisi SWOT? Come sfruttate i Punti di Forza e le Opportunità? Come gestite Debolezze e Minacce?</text:p>
      <text:p text:style-name="Standard"/>
      <table:table table:style-name="Table2386">
        <table:table-columns>
          <table:table-column table:style-name="TableColumn2387"/>
        </table:table-columns>
        <table:table-row table:style-name="TableRow2388">
          <table:table-cell table:style-name="TableCell2389">
            <text:p text:style-name="P2390"/>
          </table:table-cell>
        </table:table-row>
        <table:table-row table:style-name="TableRow2391">
          <table:table-cell table:style-name="TableCell2392">
            <text:p text:style-name="P2393"/>
          </table:table-cell>
        </table:table-row>
        <table:table-row table:style-name="TableRow2394">
          <table:table-cell table:style-name="TableCell2395">
            <text:p text:style-name="P2396"/>
          </table:table-cell>
        </table:table-row>
        <table:table-row table:style-name="TableRow2397">
          <table:table-cell table:style-name="TableCell2398">
            <text:p text:style-name="P2399"/>
          </table:table-cell>
        </table:table-row>
        <table:table-row table:style-name="TableRow2400">
          <table:table-cell table:style-name="TableCell2401">
            <text:p text:style-name="P2402"/>
          </table:table-cell>
        </table:table-row>
        <table:table-row table:style-name="TableRow2403">
          <table:table-cell table:style-name="TableCell2404">
            <text:p text:style-name="P2405"/>
          </table:table-cell>
        </table:table-row>
        <table:table-row table:style-name="TableRow2406">
          <table:table-cell table:style-name="TableCell2407">
            <text:p text:style-name="P2408"/>
          </table:table-cell>
        </table:table-row>
        <table:table-row table:style-name="TableRow2409">
          <table:table-cell table:style-name="TableCell2410">
            <text:p text:style-name="P2411"/>
          </table:table-cell>
        </table:table-row>
        <table:table-row table:style-name="TableRow2412">
          <table:table-cell table:style-name="TableCell2413">
            <text:p text:style-name="P2414"/>
          </table:table-cell>
        </table:table-row>
        <table:table-row table:style-name="TableRow2415">
          <table:table-cell table:style-name="TableCell2416">
            <text:p text:style-name="P2417"/>
          </table:table-cell>
        </table:table-row>
        <table:table-row table:style-name="TableRow2418">
          <table:table-cell table:style-name="TableCell2419">
            <text:p text:style-name="P2420"/>
          </table:table-cell>
        </table:table-row>
        <table:table-row table:style-name="TableRow2421">
          <table:table-cell table:style-name="TableCell2422">
            <text:p text:style-name="P2423"/>
          </table:table-cell>
        </table:table-row>
        <table:table-row table:style-name="TableRow2424">
          <table:table-cell table:style-name="TableCell2425">
            <text:p text:style-name="P2426"/>
          </table:table-cell>
        </table:table-row>
        <table:table-row table:style-name="TableRow2427">
          <table:table-cell table:style-name="TableCell2428">
            <text:p text:style-name="P2429"/>
          </table:table-cell>
        </table:table-row>
        <table:table-row table:style-name="TableRow2430">
          <table:table-cell table:style-name="TableCell2431">
            <text:p text:style-name="P2432"/>
          </table:table-cell>
        </table:table-row>
        <table:table-row table:style-name="TableRow2433">
          <table:table-cell table:style-name="TableCell2434">
            <text:p text:style-name="P2435"/>
          </table:table-cell>
        </table:table-row>
        <table:table-row table:style-name="TableRow2436">
          <table:table-cell table:style-name="TableCell2437">
            <text:p text:style-name="P2438"/>
          </table:table-cell>
        </table:table-row>
        <table:table-row table:style-name="TableRow2439">
          <table:table-cell table:style-name="TableCell2440">
            <text:p text:style-name="P2441"/>
          </table:table-cell>
        </table:table-row>
        <table:table-row table:style-name="TableRow2442">
          <table:table-cell table:style-name="TableCell2443">
            <text:p text:style-name="P2444"/>
          </table:table-cell>
        </table:table-row>
        <table:table-row table:style-name="TableRow2445">
          <table:table-cell table:style-name="TableCell2446">
            <text:p text:style-name="P2447"/>
          </table:table-cell>
        </table:table-row>
        <table:table-row table:style-name="TableRow2448">
          <table:table-cell table:style-name="TableCell2449">
            <text:p text:style-name="P2450"/>
          </table:table-cell>
        </table:table-row>
        <table:table-row table:style-name="TableRow2451">
          <table:table-cell table:style-name="TableCell2452">
            <text:p text:style-name="P2453"/>
          </table:table-cell>
        </table:table-row>
      </table:table>
      <text:p text:style-name="Standard"/>
      <text:h text:style-name="Titolo1" text:outline-level="1">Note, Conclusioni e Commenti sul Progetto definitivo</text:h>
      <text:p text:style-name="Standard"/>
      <table:table table:style-name="Table2454">
        <table:table-columns>
          <table:table-column table:style-name="TableColumn2455"/>
        </table:table-columns>
        <table:table-row table:style-name="TableRow2456">
          <table:table-cell table:style-name="TableCell2457">
            <text:p text:style-name="P2458"/>
          </table:table-cell>
        </table:table-row>
        <table:table-row table:style-name="TableRow2459">
          <table:table-cell table:style-name="TableCell2460">
            <text:p text:style-name="P2461"/>
          </table:table-cell>
        </table:table-row>
        <table:table-row table:style-name="TableRow2462">
          <table:table-cell table:style-name="TableCell2463">
            <text:p text:style-name="P2464"/>
          </table:table-cell>
        </table:table-row>
        <table:table-row table:style-name="TableRow2465">
          <table:table-cell table:style-name="TableCell2466">
            <text:p text:style-name="P2467"/>
          </table:table-cell>
        </table:table-row>
        <table:table-row table:style-name="TableRow2468">
          <table:table-cell table:style-name="TableCell2469">
            <text:p text:style-name="P2470"/>
          </table:table-cell>
        </table:table-row>
        <table:table-row table:style-name="TableRow2471">
          <table:table-cell table:style-name="TableCell2472">
            <text:p text:style-name="P2473"/>
          </table:table-cell>
        </table:table-row>
        <table:table-row table:style-name="TableRow2474">
          <table:table-cell table:style-name="TableCell2475">
            <text:p text:style-name="P2476"/>
          </table:table-cell>
        </table:table-row>
        <table:table-row table:style-name="TableRow2477">
          <table:table-cell table:style-name="TableCell2478">
            <text:p text:style-name="P2479"/>
          </table:table-cell>
        </table:table-row>
        <table:table-row table:style-name="TableRow2480">
          <table:table-cell table:style-name="TableCell2481">
            <text:p text:style-name="P2482"/>
          </table:table-cell>
        </table:table-row>
        <table:table-row table:style-name="TableRow2483">
          <table:table-cell table:style-name="TableCell2484">
            <text:p text:style-name="P2485"/>
          </table:table-cell>
        </table:table-row>
        <table:table-row table:style-name="TableRow2486">
          <table:table-cell table:style-name="TableCell2487">
            <text:p text:style-name="P2488"/>
          </table:table-cell>
        </table:table-row>
        <table:table-row table:style-name="TableRow2489">
          <table:table-cell table:style-name="TableCell2490">
            <text:p text:style-name="P2491"/>
          </table:table-cell>
        </table:table-row>
        <table:table-row table:style-name="TableRow2492">
          <table:table-cell table:style-name="TableCell2493">
            <text:p text:style-name="P2494"/>
          </table:table-cell>
        </table:table-row>
        <table:table-row table:style-name="TableRow2495">
          <table:table-cell table:style-name="TableCell2496">
            <text:p text:style-name="P2497"/>
          </table:table-cell>
        </table:table-row>
        <table:table-row table:style-name="TableRow2498">
          <table:table-cell table:style-name="TableCell2499">
            <text:p text:style-name="P2500"/>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501">
        <table:table-columns>
          <table:table-column table:style-name="TableColumn2502"/>
        </table:table-columns>
        <table:table-row table:style-name="TableRow2503">
          <table:table-cell table:style-name="TableCell2504">
            <text:p text:style-name="P2505">Cliente <text:s/>n.: <text:s text:c="11"/>Descrizione:</text:p>
          </table:table-cell>
        </table:table-row>
        <table:table-row table:style-name="TableRow2506">
          <table:table-cell table:style-name="TableCell2507">
            <text:p text:style-name="P2508"/>
          </table:table-cell>
        </table:table-row>
        <table:table-row table:style-name="TableRow2509">
          <table:table-cell table:style-name="TableCell2510">
            <text:p text:style-name="P2511"/>
          </table:table-cell>
        </table:table-row>
        <table:table-row table:style-name="TableRow2512">
          <table:table-cell table:style-name="TableCell2513">
            <text:p text:style-name="P2514"/>
          </table:table-cell>
        </table:table-row>
        <table:table-row table:style-name="TableRow2515">
          <table:table-cell table:style-name="TableCell2516">
            <text:p text:style-name="P2517"/>
          </table:table-cell>
        </table:table-row>
        <table:table-row table:style-name="TableRow2518">
          <table:table-cell table:style-name="TableCell2519">
            <text:p text:style-name="P2520"/>
          </table:table-cell>
        </table:table-row>
        <table:table-row table:style-name="TableRow2521">
          <table:table-cell table:style-name="TableCell2522">
            <text:p text:style-name="P2523"/>
          </table:table-cell>
        </table:table-row>
      </table:table>
      <text:p text:style-name="Standard"/>
      <table:table table:style-name="Table2524">
        <table:table-columns>
          <table:table-column table:style-name="TableColumn2525"/>
        </table:table-columns>
        <table:table-row table:style-name="TableRow2526">
          <table:table-cell table:style-name="TableCell2527">
            <text:p text:style-name="P2528">Cliente <text:s/>n.: <text:s text:c="11"/>Descrizione:</text:p>
          </table:table-cell>
        </table:table-row>
        <table:table-row table:style-name="TableRow2529">
          <table:table-cell table:style-name="TableCell2530">
            <text:p text:style-name="P2531"/>
          </table:table-cell>
        </table:table-row>
        <table:table-row table:style-name="TableRow2532">
          <table:table-cell table:style-name="TableCell2533">
            <text:p text:style-name="P2534"/>
          </table:table-cell>
        </table:table-row>
        <table:table-row table:style-name="TableRow2535">
          <table:table-cell table:style-name="TableCell2536">
            <text:p text:style-name="P2537"/>
          </table:table-cell>
        </table:table-row>
        <table:table-row table:style-name="TableRow2538">
          <table:table-cell table:style-name="TableCell2539">
            <text:p text:style-name="P2540"/>
          </table:table-cell>
        </table:table-row>
        <table:table-row table:style-name="TableRow2541">
          <table:table-cell table:style-name="TableCell2542">
            <text:p text:style-name="P2543"/>
          </table:table-cell>
        </table:table-row>
        <table:table-row table:style-name="TableRow2544">
          <table:table-cell table:style-name="TableCell2545">
            <text:p text:style-name="P2546"/>
          </table:table-cell>
        </table:table-row>
      </table:table>
      <text:p text:style-name="Standard"/>
      <table:table table:style-name="Table2547">
        <table:table-columns>
          <table:table-column table:style-name="TableColumn2548"/>
        </table:table-columns>
        <table:table-row table:style-name="TableRow2549">
          <table:table-cell table:style-name="TableCell2550">
            <text:p text:style-name="P2551">Cliente <text:s/>n.: <text:s text:c="11"/>Descrizione:</text:p>
          </table:table-cell>
        </table:table-row>
        <table:table-row table:style-name="TableRow2552">
          <table:table-cell table:style-name="TableCell2553">
            <text:p text:style-name="P2554"/>
          </table:table-cell>
        </table:table-row>
        <table:table-row table:style-name="TableRow2555">
          <table:table-cell table:style-name="TableCell2556">
            <text:p text:style-name="P2557"/>
          </table:table-cell>
        </table:table-row>
        <table:table-row table:style-name="TableRow2558">
          <table:table-cell table:style-name="TableCell2559">
            <text:p text:style-name="P2560"/>
          </table:table-cell>
        </table:table-row>
        <table:table-row table:style-name="TableRow2561">
          <table:table-cell table:style-name="TableCell2562">
            <text:p text:style-name="P2563"/>
          </table:table-cell>
        </table:table-row>
        <table:table-row table:style-name="TableRow2564">
          <table:table-cell table:style-name="TableCell2565">
            <text:p text:style-name="P2566"/>
          </table:table-cell>
        </table:table-row>
        <table:table-row table:style-name="TableRow2567">
          <table:table-cell table:style-name="TableCell2568">
            <text:p text:style-name="P2569"/>
          </table:table-cell>
        </table:table-row>
      </table:table>
      <text:p text:style-name="Standard"/>
      <table:table table:style-name="Table2570">
        <table:table-columns>
          <table:table-column table:style-name="TableColumn2571"/>
        </table:table-columns>
        <table:table-row table:style-name="TableRow2572">
          <table:table-cell table:style-name="TableCell2573">
            <text:p text:style-name="P2574">Cliente <text:s/>n.: <text:s text:c="11"/>Descrizione:</text:p>
          </table:table-cell>
        </table:table-row>
        <table:table-row table:style-name="TableRow2575">
          <table:table-cell table:style-name="TableCell2576">
            <text:p text:style-name="P2577"/>
          </table:table-cell>
        </table:table-row>
        <table:table-row table:style-name="TableRow2578">
          <table:table-cell table:style-name="TableCell2579">
            <text:p text:style-name="P2580"/>
          </table:table-cell>
        </table:table-row>
        <table:table-row table:style-name="TableRow2581">
          <table:table-cell table:style-name="TableCell2582">
            <text:p text:style-name="P2583"/>
          </table:table-cell>
        </table:table-row>
        <table:table-row table:style-name="TableRow2584">
          <table:table-cell table:style-name="TableCell2585">
            <text:p text:style-name="P2586"/>
          </table:table-cell>
        </table:table-row>
        <table:table-row table:style-name="TableRow2587">
          <table:table-cell table:style-name="TableCell2588">
            <text:p text:style-name="P2589"/>
          </table:table-cell>
        </table:table-row>
        <table:table-row table:style-name="TableRow2590">
          <table:table-cell table:style-name="TableCell2591">
            <text:p text:style-name="P2592"/>
          </table:table-cell>
        </table:table-row>
      </table:table>
      <text:h text:style-name="Titolo1" text:outline-level="1"/>
      <text:p text:style-name="P2593"/>
      <text:h text:style-name="Titolo1"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2594">
        <table:table-columns>
          <table:table-column table:style-name="TableColumn2595"/>
        </table:table-columns>
        <table:table-row table:style-name="TableRow2596">
          <table:table-cell table:style-name="TableCell2597">
            <text:p text:style-name="P2598"/>
          </table:table-cell>
        </table:table-row>
        <table:table-row table:style-name="TableRow2599">
          <table:table-cell table:style-name="TableCell2600">
            <text:p text:style-name="P2601"/>
          </table:table-cell>
        </table:table-row>
        <table:table-row table:style-name="TableRow2602">
          <table:table-cell table:style-name="TableCell2603">
            <text:p text:style-name="P2604"/>
          </table:table-cell>
        </table:table-row>
        <table:table-row table:style-name="TableRow2605">
          <table:table-cell table:style-name="TableCell2606">
            <text:p text:style-name="P2607"/>
          </table:table-cell>
        </table:table-row>
        <table:table-row table:style-name="TableRow2608">
          <table:table-cell table:style-name="TableCell2609">
            <text:p text:style-name="P2610"/>
          </table:table-cell>
        </table:table-row>
        <table:table-row table:style-name="TableRow2611">
          <table:table-cell table:style-name="TableCell2612">
            <text:p text:style-name="P2613"/>
          </table:table-cell>
        </table:table-row>
        <table:table-row table:style-name="TableRow2614">
          <table:table-cell table:style-name="TableCell2615">
            <text:p text:style-name="P2616"/>
          </table:table-cell>
        </table:table-row>
        <table:table-row table:style-name="TableRow2617">
          <table:table-cell table:style-name="TableCell2618">
            <text:p text:style-name="P2619"/>
          </table:table-cell>
        </table:table-row>
        <table:table-row table:style-name="TableRow2620">
          <table:table-cell table:style-name="TableCell2621">
            <text:p text:style-name="P2622"/>
          </table:table-cell>
        </table:table-row>
        <table:table-row table:style-name="TableRow2623">
          <table:table-cell table:style-name="TableCell2624">
            <text:p text:style-name="P2625"/>
          </table:table-cell>
        </table:table-row>
        <table:table-row table:style-name="TableRow2626">
          <table:table-cell table:style-name="TableCell2627">
            <text:p text:style-name="P2628"/>
          </table:table-cell>
        </table:table-row>
      </table:table>
      <text:p text:style-name="Standard"/>
      <text:p text:style-name="P2629"/>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630">
        <table:table-columns>
          <table:table-column table:style-name="TableColumn2631"/>
        </table:table-columns>
        <table:table-row table:style-name="TableRow2632">
          <table:table-cell table:style-name="TableCell2633">
            <text:p text:style-name="P2634"/>
          </table:table-cell>
        </table:table-row>
        <table:table-row table:style-name="TableRow2635">
          <table:table-cell table:style-name="TableCell2636">
            <text:p text:style-name="P2637"/>
          </table:table-cell>
        </table:table-row>
        <table:table-row table:style-name="TableRow2638">
          <table:table-cell table:style-name="TableCell2639">
            <text:p text:style-name="P2640"/>
          </table:table-cell>
        </table:table-row>
        <table:table-row table:style-name="TableRow2641">
          <table:table-cell table:style-name="TableCell2642">
            <text:p text:style-name="P2643"/>
          </table:table-cell>
        </table:table-row>
        <table:table-row table:style-name="TableRow2644">
          <table:table-cell table:style-name="TableCell2645">
            <text:p text:style-name="P2646"/>
          </table:table-cell>
        </table:table-row>
        <table:table-row table:style-name="TableRow2647">
          <table:table-cell table:style-name="TableCell2648">
            <text:p text:style-name="P2649"/>
          </table:table-cell>
        </table:table-row>
        <table:table-row table:style-name="TableRow2650">
          <table:table-cell table:style-name="TableCell2651">
            <text:p text:style-name="P2652"/>
          </table:table-cell>
        </table:table-row>
        <table:table-row table:style-name="TableRow2653">
          <table:table-cell table:style-name="TableCell2654">
            <text:p text:style-name="P2655"/>
          </table:table-cell>
        </table:table-row>
        <table:table-row table:style-name="TableRow2656">
          <table:table-cell table:style-name="TableCell2657">
            <text:p text:style-name="P2658"/>
          </table:table-cell>
        </table:table-row>
        <table:table-row table:style-name="TableRow2659">
          <table:table-cell table:style-name="TableCell2660">
            <text:p text:style-name="P2661"/>
          </table:table-cell>
        </table:table-row>
        <table:table-row table:style-name="TableRow2662">
          <table:table-cell table:style-name="TableCell2663">
            <text:p text:style-name="P2664"/>
          </table:table-cell>
        </table:table-row>
      </table:table>
      <text:p text:style-name="Standard"/>
      <text:p text:style-name="Standard">Quali sono le situazioni o i punti di contatto coi clienti?</text:p>
      <table:table table:style-name="Table2665">
        <table:table-columns>
          <table:table-column table:style-name="TableColumn2666"/>
        </table:table-columns>
        <table:table-row table:style-name="TableRow2667">
          <table:table-cell table:style-name="TableCell2668">
            <text:p text:style-name="P2669"/>
          </table:table-cell>
        </table:table-row>
        <table:table-row table:style-name="TableRow2670">
          <table:table-cell table:style-name="TableCell2671">
            <text:p text:style-name="P2672"/>
          </table:table-cell>
        </table:table-row>
        <table:table-row table:style-name="TableRow2673">
          <table:table-cell table:style-name="TableCell2674">
            <text:p text:style-name="P2675"/>
          </table:table-cell>
        </table:table-row>
        <table:table-row table:style-name="TableRow2676">
          <table:table-cell table:style-name="TableCell2677">
            <text:p text:style-name="P2678"/>
          </table:table-cell>
        </table:table-row>
        <table:table-row table:style-name="TableRow2679">
          <table:table-cell table:style-name="TableCell2680">
            <text:p text:style-name="P2681"/>
          </table:table-cell>
        </table:table-row>
        <table:table-row table:style-name="TableRow2682">
          <table:table-cell table:style-name="TableCell2683">
            <text:p text:style-name="P2684"/>
          </table:table-cell>
        </table:table-row>
        <table:table-row table:style-name="TableRow2685">
          <table:table-cell table:style-name="TableCell2686">
            <text:p text:style-name="P2687"/>
          </table:table-cell>
        </table:table-row>
        <table:table-row table:style-name="TableRow2688">
          <table:table-cell table:style-name="TableCell2689">
            <text:p text:style-name="P2690"/>
          </table:table-cell>
        </table:table-row>
        <table:table-row table:style-name="TableRow2691">
          <table:table-cell table:style-name="TableCell2692">
            <text:p text:style-name="P2693"/>
          </table:table-cell>
        </table:table-row>
        <table:table-row table:style-name="TableRow2694">
          <table:table-cell table:style-name="TableCell2695">
            <text:p text:style-name="P2696"/>
          </table:table-cell>
        </table:table-row>
        <table:table-row table:style-name="TableRow2697">
          <table:table-cell table:style-name="TableCell2698">
            <text:p text:style-name="P2699"/>
          </table:table-cell>
        </table:table-row>
      </table:table>
      <text:p text:style-name="Standard"/>
      <text:p text:style-name="Standard">Quanto costa la struttura di vendita? E che flusso di vendita genera? Qual è il costo di vendita per ogni prodotto/servizio?</text:p>
      <table:table table:style-name="Table2700">
        <table:table-columns>
          <table:table-column table:style-name="TableColumn2701"/>
        </table:table-columns>
        <table:table-row table:style-name="TableRow2702">
          <table:table-cell table:style-name="TableCell2703">
            <text:p text:style-name="P2704"/>
          </table:table-cell>
        </table:table-row>
        <table:table-row table:style-name="TableRow2705">
          <table:table-cell table:style-name="TableCell2706">
            <text:p text:style-name="P2707"/>
          </table:table-cell>
        </table:table-row>
        <table:table-row table:style-name="TableRow2708">
          <table:table-cell table:style-name="TableCell2709">
            <text:p text:style-name="P2710"/>
          </table:table-cell>
        </table:table-row>
        <table:table-row table:style-name="TableRow2711">
          <table:table-cell table:style-name="TableCell2712">
            <text:p text:style-name="P2713"/>
          </table:table-cell>
        </table:table-row>
        <table:table-row table:style-name="TableRow2714">
          <table:table-cell table:style-name="TableCell2715">
            <text:p text:style-name="P2716"/>
          </table:table-cell>
        </table:table-row>
        <table:table-row table:style-name="TableRow2717">
          <table:table-cell table:style-name="TableCell2718">
            <text:p text:style-name="P2719"/>
          </table:table-cell>
        </table:table-row>
        <table:table-row table:style-name="TableRow2720">
          <table:table-cell table:style-name="TableCell2721">
            <text:p text:style-name="P2722"/>
          </table:table-cell>
        </table:table-row>
        <table:table-row table:style-name="TableRow2723">
          <table:table-cell table:style-name="TableCell2724">
            <text:p text:style-name="P2725"/>
          </table:table-cell>
        </table:table-row>
        <table:table-row table:style-name="TableRow2726">
          <table:table-cell table:style-name="TableCell2727">
            <text:p text:style-name="P2728"/>
          </table:table-cell>
        </table:table-row>
        <table:table-row table:style-name="TableRow2729">
          <table:table-cell table:style-name="TableCell2730">
            <text:p text:style-name="P2731"/>
          </table:table-cell>
        </table:table-row>
        <table:table-row table:style-name="TableRow2732">
          <table:table-cell table:style-name="TableCell2733">
            <text:p text:style-name="P2734"/>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2735">
        <table:table-columns>
          <table:table-column table:style-name="TableColumn2736"/>
        </table:table-columns>
        <table:table-row table:style-name="TableRow2737">
          <table:table-cell table:style-name="TableCell2738">
            <text:p text:style-name="P2739"/>
          </table:table-cell>
        </table:table-row>
        <table:table-row table:style-name="TableRow2740">
          <table:table-cell table:style-name="TableCell2741">
            <text:p text:style-name="P2742"/>
          </table:table-cell>
        </table:table-row>
        <table:table-row table:style-name="TableRow2743">
          <table:table-cell table:style-name="TableCell2744">
            <text:p text:style-name="P2745"/>
          </table:table-cell>
        </table:table-row>
        <table:table-row table:style-name="TableRow2746">
          <table:table-cell table:style-name="TableCell2747">
            <text:p text:style-name="P2748"/>
          </table:table-cell>
        </table:table-row>
      </table:table>
      <text:h text:style-name="Titolo2" text:outline-level="2">Selezione</text:h>
      <table:table table:style-name="Table2749">
        <table:table-columns>
          <table:table-column table:style-name="TableColumn2750"/>
        </table:table-columns>
        <table:table-row table:style-name="TableRow2751">
          <table:table-cell table:style-name="TableCell2752">
            <text:p text:style-name="P2753"/>
          </table:table-cell>
        </table:table-row>
        <table:table-row table:style-name="TableRow2754">
          <table:table-cell table:style-name="TableCell2755">
            <text:p text:style-name="P2756"/>
          </table:table-cell>
        </table:table-row>
        <table:table-row table:style-name="TableRow2757">
          <table:table-cell table:style-name="TableCell2758">
            <text:p text:style-name="P2759"/>
          </table:table-cell>
        </table:table-row>
        <table:table-row table:style-name="TableRow2760">
          <table:table-cell table:style-name="TableCell2761">
            <text:p text:style-name="P2762"/>
          </table:table-cell>
        </table:table-row>
      </table:table>
      <text:h text:style-name="Titolo2" text:outline-level="2">Acquisto</text:h>
      <table:table table:style-name="Table2763">
        <table:table-columns>
          <table:table-column table:style-name="TableColumn2764"/>
        </table:table-columns>
        <table:table-row table:style-name="TableRow2765">
          <table:table-cell table:style-name="TableCell2766">
            <text:p text:style-name="P2767"/>
          </table:table-cell>
        </table:table-row>
        <table:table-row table:style-name="TableRow2768">
          <table:table-cell table:style-name="TableCell2769">
            <text:p text:style-name="P2770"/>
          </table:table-cell>
        </table:table-row>
        <table:table-row table:style-name="TableRow2771">
          <table:table-cell table:style-name="TableCell2772">
            <text:p text:style-name="P2773"/>
          </table:table-cell>
        </table:table-row>
        <table:table-row table:style-name="TableRow2774">
          <table:table-cell table:style-name="TableCell2775">
            <text:p text:style-name="P2776"/>
          </table:table-cell>
        </table:table-row>
      </table:table>
      <text:h text:style-name="Titolo2" text:outline-level="2">Consegna</text:h>
      <table:table table:style-name="Table2777">
        <table:table-columns>
          <table:table-column table:style-name="TableColumn2778"/>
        </table:table-columns>
        <table:table-row table:style-name="TableRow2779">
          <table:table-cell table:style-name="TableCell2780">
            <text:p text:style-name="P2781"/>
          </table:table-cell>
        </table:table-row>
        <table:table-row table:style-name="TableRow2782">
          <table:table-cell table:style-name="TableCell2783">
            <text:p text:style-name="P2784"/>
          </table:table-cell>
        </table:table-row>
        <table:table-row table:style-name="TableRow2785">
          <table:table-cell table:style-name="TableCell2786">
            <text:p text:style-name="P2787"/>
          </table:table-cell>
        </table:table-row>
        <table:table-row table:style-name="TableRow2788">
          <table:table-cell table:style-name="TableCell2789">
            <text:p text:style-name="P2790"/>
          </table:table-cell>
        </table:table-row>
      </table:table>
      <text:h text:style-name="Titolo2" text:outline-level="2">Post-Vendita</text:h>
      <table:table table:style-name="Table2791">
        <table:table-columns>
          <table:table-column table:style-name="TableColumn2792"/>
        </table:table-columns>
        <table:table-row table:style-name="TableRow2793">
          <table:table-cell table:style-name="TableCell2794">
            <text:p text:style-name="P2795"/>
          </table:table-cell>
        </table:table-row>
        <table:table-row table:style-name="TableRow2796">
          <table:table-cell table:style-name="TableCell2797">
            <text:p text:style-name="P2798"/>
          </table:table-cell>
        </table:table-row>
        <table:table-row table:style-name="TableRow2799">
          <table:table-cell table:style-name="TableCell2800">
            <text:p text:style-name="P2801"/>
          </table:table-cell>
        </table:table-row>
        <table:table-row table:style-name="TableRow2802">
          <table:table-cell table:style-name="TableCell2803">
            <text:p text:style-name="P2804"/>
          </table:table-cell>
        </table:table-row>
      </table:table>
      <text:p text:style-name="Standard"/>
      <text:h text:style-name="Titolo1" text:outline-level="1"><text:s/></text:h>
      <text:p text:style-name="P2805"/>
      <text:h text:style-name="Titolo1" text:outline-level="1">Pricing</text:h>
      <text:p text:style-name="Standard">A che prezzo verrà venduto il Prodotto / Serrvizio sulla base dei costi di produzione/erogazione, dei competitor e della disponibilità di investimento del cliente?</text:p>
      <text:h text:style-name="Titolo2" text:outline-level="2">Costi di Produzione</text:h>
      <table:table table:style-name="Table2806">
        <table:table-columns>
          <table:table-column table:style-name="TableColumn2807"/>
        </table:table-columns>
        <table:table-row table:style-name="TableRow2808">
          <table:table-cell table:style-name="TableCell2809">
            <text:p text:style-name="P2810"/>
          </table:table-cell>
        </table:table-row>
        <table:table-row table:style-name="TableRow2811">
          <table:table-cell table:style-name="TableCell2812">
            <text:p text:style-name="P2813"/>
          </table:table-cell>
        </table:table-row>
        <table:table-row table:style-name="TableRow2814">
          <table:table-cell table:style-name="TableCell2815">
            <text:p text:style-name="P2816"/>
          </table:table-cell>
        </table:table-row>
        <table:table-row table:style-name="TableRow2817">
          <table:table-cell table:style-name="TableCell2818">
            <text:p text:style-name="P2819"/>
          </table:table-cell>
        </table:table-row>
      </table:table>
      <text:h text:style-name="Titolo2" text:outline-level="2">Prezzi dei Competitor</text:h>
      <table:table table:style-name="Table2820">
        <table:table-columns>
          <table:table-column table:style-name="TableColumn2821"/>
        </table:table-columns>
        <table:table-row table:style-name="TableRow2822">
          <table:table-cell table:style-name="TableCell2823">
            <text:p text:style-name="P2824"/>
          </table:table-cell>
        </table:table-row>
        <table:table-row table:style-name="TableRow2825">
          <table:table-cell table:style-name="TableCell2826">
            <text:p text:style-name="P2827"/>
          </table:table-cell>
        </table:table-row>
        <table:table-row table:style-name="TableRow2828">
          <table:table-cell table:style-name="TableCell2829">
            <text:p text:style-name="P2830"/>
          </table:table-cell>
        </table:table-row>
        <table:table-row table:style-name="TableRow2831">
          <table:table-cell table:style-name="TableCell2832">
            <text:p text:style-name="P2833"/>
          </table:table-cell>
        </table:table-row>
      </table:table>
      <text:h text:style-name="Titolo2" text:outline-level="2">Valore Percepito / Disponibilità di Investimento</text:h>
      <table:table table:style-name="Table2834">
        <table:table-columns>
          <table:table-column table:style-name="TableColumn2835"/>
        </table:table-columns>
        <table:table-row table:style-name="TableRow2836">
          <table:table-cell table:style-name="TableCell2837">
            <text:p text:style-name="P2838"/>
          </table:table-cell>
        </table:table-row>
        <table:table-row table:style-name="TableRow2839">
          <table:table-cell table:style-name="TableCell2840">
            <text:p text:style-name="P2841"/>
          </table:table-cell>
        </table:table-row>
        <table:table-row table:style-name="TableRow2842">
          <table:table-cell table:style-name="TableCell2843">
            <text:p text:style-name="P2844"/>
          </table:table-cell>
        </table:table-row>
        <table:table-row table:style-name="TableRow2845">
          <table:table-cell table:style-name="TableCell2846">
            <text:p text:style-name="P2847"/>
          </table:table-cell>
        </table:table-row>
      </table:table>
      <text:p text:style-name="Standard"/>
      <text:p text:style-name="P2848"/>
      <text:h text:style-name="Titolo1" text:outline-level="1">Budget</text:h>
      <text:p text:style-name="Standard">Eseguite un’analisi dei costi necessari per sostenere il progetto.</text:p>
      <text:p text:style-name="Standard"/>
      <text:p text:style-name="P2849"/>
      <table:table table:style-name="Table2850">
        <table:table-columns>
          <table:table-column table:style-name="TableColumn2851"/>
          <table:table-column table:style-name="TableColumn2852"/>
          <table:table-column table:style-name="TableColumn2853"/>
        </table:table-columns>
        <table:table-row table:style-name="TableRow2854">
          <table:table-cell table:style-name="TableCell2855">
            <text:h text:style-name="P2856" text:outline-level="1">Costi ANNO 1</text:h>
          </table:table-cell>
          <table:table-cell table:style-name="TableCell2857">
            <text:p text:style-name="P2858"/>
          </table:table-cell>
          <table:table-cell table:style-name="TableCell2859">
            <text:p text:style-name="P2860"/>
          </table:table-cell>
        </table:table-row>
        <table:table-row table:style-name="TableRow2861">
          <table:table-cell table:style-name="TableCell2862">
            <text:p text:style-name="P2863"/>
          </table:table-cell>
          <table:table-cell table:style-name="TableCell2864">
            <text:p text:style-name="P2865"/>
          </table:table-cell>
          <table:table-cell table:style-name="TableCell2866">
            <text:p text:style-name="P2867"/>
          </table:table-cell>
        </table:table-row>
        <table:table-row table:style-name="TableRow2868">
          <table:table-cell table:style-name="TableCell2869">
            <text:p text:style-name="P2870">Risorse Umane</text:p>
          </table:table-cell>
          <table:table-cell table:style-name="TableCell2871">
            <text:p text:style-name="P2872"/>
          </table:table-cell>
          <table:table-cell table:style-name="TableCell2873">
            <text:p text:style-name="P2874"/>
          </table:table-cell>
        </table:table-row>
        <table:table-row table:style-name="TableRow2875">
          <table:table-cell table:style-name="TableCell2876">
            <text:p text:style-name="P2877"/>
          </table:table-cell>
          <table:table-cell table:style-name="TableCell2878">
            <text:p text:style-name="P2879"/>
          </table:table-cell>
          <table:table-cell table:style-name="TableCell2880">
            <text:p text:style-name="P2881"/>
          </table:table-cell>
        </table:table-row>
        <table:table-row table:style-name="TableRow2882">
          <table:table-cell table:style-name="TableCell2883">
            <text:p text:style-name="P2884">Fondatori</text:p>
          </table:table-cell>
          <table:table-cell table:style-name="TableCell2885">
            <text:p text:style-name="P2886"/>
          </table:table-cell>
          <table:table-cell table:style-name="TableCell2887">
            <text:p text:style-name="P2888"/>
          </table:table-cell>
        </table:table-row>
        <table:table-row table:style-name="TableRow2889">
          <table:table-cell table:style-name="TableCell2890">
            <text:p text:style-name="P2891">nome</text:p>
          </table:table-cell>
          <table:table-cell table:style-name="TableCell2892">
            <text:p text:style-name="P2893">ruolo</text:p>
          </table:table-cell>
          <table:table-cell table:style-name="TableCell2894">
            <text:p text:style-name="P2895">stipendio lordo annuo</text:p>
          </table:table-cell>
        </table:table-row>
        <table:table-row table:style-name="TableRow2896">
          <table:table-cell table:style-name="TableCell2897">
            <text:p text:style-name="P2898"/>
          </table:table-cell>
          <table:table-cell table:style-name="TableCell2899">
            <text:p text:style-name="P2900"/>
          </table:table-cell>
          <table:table-cell table:style-name="TableCell2901">
            <text:p text:style-name="P2902"/>
          </table:table-cell>
        </table:table-row>
        <table:table-row table:style-name="TableRow2903">
          <table:table-cell table:style-name="TableCell2904">
            <text:p text:style-name="P2905"/>
          </table:table-cell>
          <table:table-cell table:style-name="TableCell2906">
            <text:p text:style-name="P2907"/>
          </table:table-cell>
          <table:table-cell table:style-name="TableCell2908">
            <text:p text:style-name="P2909"/>
          </table:table-cell>
        </table:table-row>
        <table:table-row table:style-name="TableRow2910">
          <table:table-cell table:style-name="TableCell2911">
            <text:p text:style-name="P2912"/>
          </table:table-cell>
          <table:table-cell table:style-name="TableCell2913">
            <text:p text:style-name="P2914"/>
          </table:table-cell>
          <table:table-cell table:style-name="TableCell2915">
            <text:p text:style-name="P2916"/>
          </table:table-cell>
        </table:table-row>
        <table:table-row table:style-name="TableRow2917">
          <table:table-cell table:style-name="TableCell2918">
            <text:p text:style-name="P2919"/>
          </table:table-cell>
          <table:table-cell table:style-name="TableCell2920">
            <text:p text:style-name="P2921"/>
          </table:table-cell>
          <table:table-cell table:style-name="TableCell2922">
            <text:p text:style-name="P2923"/>
          </table:table-cell>
        </table:table-row>
        <table:table-row table:style-name="TableRow2924">
          <table:table-cell table:style-name="TableCell2925">
            <text:p text:style-name="P2926"/>
          </table:table-cell>
          <table:table-cell table:style-name="TableCell2927">
            <text:p text:style-name="P2928"/>
          </table:table-cell>
          <table:table-cell table:style-name="TableCell2929">
            <text:p text:style-name="P2930"/>
          </table:table-cell>
        </table:table-row>
        <table:table-row table:style-name="TableRow2931">
          <table:table-cell table:style-name="TableCell2932">
            <text:p text:style-name="P2933"/>
          </table:table-cell>
          <table:table-cell table:style-name="TableCell2934">
            <text:p text:style-name="P2935"/>
          </table:table-cell>
          <table:table-cell table:style-name="TableCell2936">
            <text:p text:style-name="P2937"/>
          </table:table-cell>
        </table:table-row>
        <table:table-row table:style-name="TableRow2938">
          <table:table-cell table:style-name="TableCell2939">
            <text:p text:style-name="P2940">Staff</text:p>
          </table:table-cell>
          <table:table-cell table:style-name="TableCell2941">
            <text:p text:style-name="P2942"/>
          </table:table-cell>
          <table:table-cell table:style-name="TableCell2943">
            <text:p text:style-name="P2944"/>
          </table:table-cell>
        </table:table-row>
        <table:table-row table:style-name="TableRow2945">
          <table:table-cell table:style-name="TableCell2946">
            <text:p text:style-name="P2947">numero</text:p>
          </table:table-cell>
          <table:table-cell table:style-name="TableCell2948">
            <text:p text:style-name="P2949">ruolo</text:p>
          </table:table-cell>
          <table:table-cell table:style-name="TableCell2950">
            <text:p text:style-name="P2951">stipendio lordo annuo</text:p>
          </table:table-cell>
        </table:table-row>
        <table:table-row table:style-name="TableRow2952">
          <table:table-cell table:style-name="TableCell2953">
            <text:p text:style-name="P2954"/>
          </table:table-cell>
          <table:table-cell table:style-name="TableCell2955">
            <text:p text:style-name="P2956"/>
          </table:table-cell>
          <table:table-cell table:style-name="TableCell2957">
            <text:p text:style-name="P2958"/>
          </table:table-cell>
        </table:table-row>
        <table:table-row table:style-name="TableRow2959">
          <table:table-cell table:style-name="TableCell2960">
            <text:p text:style-name="P2961"/>
          </table:table-cell>
          <table:table-cell table:style-name="TableCell2962">
            <text:p text:style-name="P2963"/>
          </table:table-cell>
          <table:table-cell table:style-name="TableCell2964">
            <text:p text:style-name="P2965"/>
          </table:table-cell>
        </table:table-row>
        <table:table-row table:style-name="TableRow2966">
          <table:table-cell table:style-name="TableCell2967">
            <text:p text:style-name="P2968"/>
          </table:table-cell>
          <table:table-cell table:style-name="TableCell2969">
            <text:p text:style-name="P2970"/>
          </table:table-cell>
          <table:table-cell table:style-name="TableCell2971">
            <text:p text:style-name="P2972"/>
          </table:table-cell>
        </table:table-row>
        <table:table-row table:style-name="TableRow2973">
          <table:table-cell table:style-name="TableCell2974">
            <text:p text:style-name="P2975"/>
          </table:table-cell>
          <table:table-cell table:style-name="TableCell2976">
            <text:p text:style-name="P2977"/>
          </table:table-cell>
          <table:table-cell table:style-name="TableCell2978">
            <text:p text:style-name="P2979"/>
          </table:table-cell>
        </table:table-row>
        <table:table-row table:style-name="TableRow2980">
          <table:table-cell table:style-name="TableCell2981">
            <text:p text:style-name="P2982"/>
          </table:table-cell>
          <table:table-cell table:style-name="TableCell2983">
            <text:p text:style-name="P2984"/>
          </table:table-cell>
          <table:table-cell table:style-name="TableCell2985">
            <text:p text:style-name="P2986"/>
          </table:table-cell>
        </table:table-row>
        <table:table-row table:style-name="TableRow2987">
          <table:table-cell table:style-name="TableCell2988">
            <text:p text:style-name="P2989"/>
          </table:table-cell>
          <table:table-cell table:style-name="TableCell2990">
            <text:p text:style-name="P2991"/>
          </table:table-cell>
          <table:table-cell table:style-name="TableCell2992">
            <text:p text:style-name="P2993"/>
          </table:table-cell>
        </table:table-row>
        <table:table-row table:style-name="TableRow2994">
          <table:table-cell table:style-name="TableCell2995">
            <text:p text:style-name="P2996"/>
          </table:table-cell>
          <table:table-cell table:style-name="TableCell2997">
            <text:p text:style-name="P2998"/>
          </table:table-cell>
          <table:table-cell table:style-name="TableCell2999">
            <text:p text:style-name="P3000"/>
          </table:table-cell>
        </table:table-row>
        <table:table-row table:style-name="TableRow3001">
          <table:table-cell table:style-name="TableCell3002">
            <text:p text:style-name="P3003"/>
          </table:table-cell>
          <table:table-cell table:style-name="TableCell3004">
            <text:p text:style-name="P3005"/>
          </table:table-cell>
          <table:table-cell table:style-name="TableCell3006">
            <text:p text:style-name="P3007"/>
          </table:table-cell>
        </table:table-row>
        <table:table-row table:style-name="TableRow3008">
          <table:table-cell table:style-name="TableCell3009">
            <text:p text:style-name="P3010"/>
          </table:table-cell>
          <table:table-cell table:style-name="TableCell3011">
            <text:p text:style-name="P3012"/>
          </table:table-cell>
          <table:table-cell table:style-name="TableCell3013">
            <text:p text:style-name="P3014"/>
          </table:table-cell>
        </table:table-row>
        <table:table-row table:style-name="TableRow3015">
          <table:table-cell table:style-name="TableCell3016">
            <text:p text:style-name="P3017"/>
          </table:table-cell>
          <table:table-cell table:style-name="TableCell3018">
            <text:p text:style-name="P3019"/>
          </table:table-cell>
          <table:table-cell table:style-name="TableCell3020">
            <text:p text:style-name="P3021"/>
          </table:table-cell>
        </table:table-row>
        <table:table-row table:style-name="TableRow3022">
          <table:table-cell table:style-name="TableCell3023">
            <text:p text:style-name="P3024">Risorse Fisiche</text:p>
          </table:table-cell>
          <table:table-cell table:style-name="TableCell3025">
            <text:p text:style-name="P3026"/>
          </table:table-cell>
          <table:table-cell table:style-name="TableCell3027">
            <text:p text:style-name="P3028"/>
          </table:table-cell>
        </table:table-row>
        <table:table-row table:style-name="TableRow3029">
          <table:table-cell table:style-name="TableCell3030">
            <text:p text:style-name="P3031">Locali</text:p>
          </table:table-cell>
          <table:table-cell table:style-name="TableCell3032">
            <text:p text:style-name="P3033"/>
          </table:table-cell>
          <table:table-cell table:style-name="TableCell3034">
            <text:p text:style-name="P3035">Costo Annuale/Fisso</text:p>
          </table:table-cell>
        </table:table-row>
        <table:table-row table:style-name="TableRow3036">
          <table:table-cell table:style-name="TableCell3037">
            <text:p text:style-name="P3038"/>
          </table:table-cell>
          <table:table-cell table:style-name="TableCell3039">
            <text:p text:style-name="P3040"/>
          </table:table-cell>
          <table:table-cell table:style-name="TableCell3041">
            <text:p text:style-name="P3042"/>
          </table:table-cell>
        </table:table-row>
        <table:table-row table:style-name="TableRow3043">
          <table:table-cell table:style-name="TableCell3044">
            <text:p text:style-name="P3045"/>
          </table:table-cell>
          <table:table-cell table:style-name="TableCell3046">
            <text:p text:style-name="P3047"/>
          </table:table-cell>
          <table:table-cell table:style-name="TableCell3048">
            <text:p text:style-name="P3049"/>
          </table:table-cell>
        </table:table-row>
        <table:table-row table:style-name="TableRow3050">
          <table:table-cell table:style-name="TableCell3051">
            <text:p text:style-name="P3052"/>
          </table:table-cell>
          <table:table-cell table:style-name="TableCell3053">
            <text:p text:style-name="P3054"/>
          </table:table-cell>
          <table:table-cell table:style-name="TableCell3055">
            <text:p text:style-name="P3056"/>
          </table:table-cell>
        </table:table-row>
        <table:table-row table:style-name="TableRow3057">
          <table:table-cell table:style-name="TableCell3058" table:number-columns-spanned="2">
            <text:p text:style-name="P3059">Strutture/Macchinari/Software</text:p>
          </table:table-cell>
          <table:covered-table-cell/>
          <table:table-cell table:style-name="TableCell3060">
            <text:p text:style-name="P3061">Costo Annuale/Fisso</text:p>
          </table:table-cell>
        </table:table-row>
        <table:table-row table:style-name="TableRow3062">
          <table:table-cell table:style-name="TableCell3063">
            <text:p text:style-name="P3064"/>
          </table:table-cell>
          <table:table-cell table:style-name="TableCell3065">
            <text:p text:style-name="P3066"/>
          </table:table-cell>
          <table:table-cell table:style-name="TableCell3067">
            <text:p text:style-name="P3068"/>
          </table:table-cell>
        </table:table-row>
        <table:table-row table:style-name="TableRow3069">
          <table:table-cell table:style-name="TableCell3070">
            <text:p text:style-name="P3071"/>
          </table:table-cell>
          <table:table-cell table:style-name="TableCell3072">
            <text:p text:style-name="P3073"/>
          </table:table-cell>
          <table:table-cell table:style-name="TableCell3074">
            <text:p text:style-name="P3075"/>
          </table:table-cell>
        </table:table-row>
        <table:table-row table:style-name="TableRow3076">
          <table:table-cell table:style-name="TableCell3077">
            <text:p text:style-name="P3078"/>
          </table:table-cell>
          <table:table-cell table:style-name="TableCell3079">
            <text:p text:style-name="P3080"/>
          </table:table-cell>
          <table:table-cell table:style-name="TableCell3081">
            <text:p text:style-name="P3082"/>
          </table:table-cell>
        </table:table-row>
        <table:table-row table:style-name="TableRow3083">
          <table:table-cell table:style-name="TableCell3084">
            <text:p text:style-name="P3085"/>
          </table:table-cell>
          <table:table-cell table:style-name="TableCell3086">
            <text:p text:style-name="P3087"/>
          </table:table-cell>
          <table:table-cell table:style-name="TableCell3088">
            <text:p text:style-name="P3089"/>
          </table:table-cell>
        </table:table-row>
        <table:table-row table:style-name="TableRow3090">
          <table:table-cell table:style-name="TableCell3091">
            <text:p text:style-name="P3092"/>
          </table:table-cell>
          <table:table-cell table:style-name="TableCell3093">
            <text:p text:style-name="P3094"/>
          </table:table-cell>
          <table:table-cell table:style-name="TableCell3095">
            <text:p text:style-name="P3096"/>
          </table:table-cell>
        </table:table-row>
        <table:table-row table:style-name="TableRow3097">
          <table:table-cell table:style-name="TableCell3098">
            <text:p text:style-name="P3099"/>
          </table:table-cell>
          <table:table-cell table:style-name="TableCell3100">
            <text:p text:style-name="P3101"/>
          </table:table-cell>
          <table:table-cell table:style-name="TableCell3102">
            <text:p text:style-name="P3103"/>
          </table:table-cell>
        </table:table-row>
        <table:table-row table:style-name="TableRow3104">
          <table:table-cell table:style-name="TableCell3105">
            <text:p text:style-name="P3106"/>
          </table:table-cell>
          <table:table-cell table:style-name="TableCell3107">
            <text:p text:style-name="P3108"/>
          </table:table-cell>
          <table:table-cell table:style-name="TableCell3109">
            <text:p text:style-name="P3110"/>
          </table:table-cell>
        </table:table-row>
        <table:table-row table:style-name="TableRow3111">
          <table:table-cell table:style-name="TableCell3112">
            <text:p text:style-name="P3113"/>
          </table:table-cell>
          <table:table-cell table:style-name="TableCell3114">
            <text:p text:style-name="P3115"/>
          </table:table-cell>
          <table:table-cell table:style-name="TableCell3116">
            <text:p text:style-name="P3117"/>
          </table:table-cell>
        </table:table-row>
        <table:table-row table:style-name="TableRow3118">
          <table:table-cell table:style-name="TableCell3119">
            <text:p text:style-name="P3120"/>
          </table:table-cell>
          <table:table-cell table:style-name="TableCell3121">
            <text:p text:style-name="P3122"/>
          </table:table-cell>
          <table:table-cell table:style-name="TableCell3123">
            <text:p text:style-name="P3124"/>
          </table:table-cell>
        </table:table-row>
        <table:table-row table:style-name="TableRow3125">
          <table:table-cell table:style-name="TableCell3126">
            <text:p text:style-name="P3127"/>
          </table:table-cell>
          <table:table-cell table:style-name="TableCell3128">
            <text:p text:style-name="P3129"/>
          </table:table-cell>
          <table:table-cell table:style-name="TableCell3130">
            <text:p text:style-name="P3131"/>
          </table:table-cell>
        </table:table-row>
        <table:table-row table:style-name="TableRow3132">
          <table:table-cell table:style-name="TableCell3133">
            <text:p text:style-name="P3134"/>
          </table:table-cell>
          <table:table-cell table:style-name="TableCell3135">
            <text:p text:style-name="P3136"/>
          </table:table-cell>
          <table:table-cell table:style-name="TableCell3137">
            <text:p text:style-name="P3138"/>
          </table:table-cell>
        </table:table-row>
        <table:table-row table:style-name="TableRow3139">
          <table:table-cell table:style-name="TableCell3140">
            <text:p text:style-name="P3141"/>
          </table:table-cell>
          <table:table-cell table:style-name="TableCell3142">
            <text:p text:style-name="P3143"/>
          </table:table-cell>
          <table:table-cell table:style-name="TableCell3144">
            <text:p text:style-name="P3145"/>
          </table:table-cell>
        </table:table-row>
        <table:table-row table:style-name="TableRow3146">
          <table:table-cell table:style-name="TableCell3147">
            <text:p text:style-name="P3148"/>
          </table:table-cell>
          <table:table-cell table:style-name="TableCell3149">
            <text:p text:style-name="P3150"/>
          </table:table-cell>
          <table:table-cell table:style-name="TableCell3151">
            <text:p text:style-name="P3152"/>
          </table:table-cell>
        </table:table-row>
        <table:table-row table:style-name="TableRow3153">
          <table:table-cell table:style-name="TableCell3154">
            <text:p text:style-name="P3155"/>
          </table:table-cell>
          <table:table-cell table:style-name="TableCell3156">
            <text:p text:style-name="P3157"/>
          </table:table-cell>
          <table:table-cell table:style-name="TableCell3158">
            <text:p text:style-name="P3159"/>
          </table:table-cell>
        </table:table-row>
        <table:table-row table:style-name="TableRow3160">
          <table:table-cell table:style-name="TableCell3161">
            <text:p text:style-name="P3162"/>
          </table:table-cell>
          <table:table-cell table:style-name="TableCell3163">
            <text:p text:style-name="P3164"/>
          </table:table-cell>
          <table:table-cell table:style-name="TableCell3165">
            <text:p text:style-name="P3166"/>
          </table:table-cell>
        </table:table-row>
        <table:table-row table:style-name="TableRow3167">
          <table:table-cell table:style-name="TableCell3168">
            <text:p text:style-name="P3169"/>
          </table:table-cell>
          <table:table-cell table:style-name="TableCell3170">
            <text:p text:style-name="P3171"/>
          </table:table-cell>
          <table:table-cell table:style-name="TableCell3172">
            <text:p text:style-name="P3173"/>
          </table:table-cell>
        </table:table-row>
        <table:table-row table:style-name="TableRow3174">
          <table:table-cell table:style-name="TableCell3175">
            <text:p text:style-name="P3176"/>
          </table:table-cell>
          <table:table-cell table:style-name="TableCell3177">
            <text:p text:style-name="P3178"/>
          </table:table-cell>
          <table:table-cell table:style-name="TableCell3179">
            <text:p text:style-name="P3180"/>
          </table:table-cell>
        </table:table-row>
        <table:table-row table:style-name="TableRow3181">
          <table:table-cell table:style-name="TableCell3182">
            <text:p text:style-name="P3183">Risorse Intellettuali</text:p>
          </table:table-cell>
          <table:table-cell table:style-name="TableCell3184">
            <text:p text:style-name="P3185"/>
          </table:table-cell>
          <table:table-cell table:style-name="TableCell3186">
            <text:p text:style-name="P3187"/>
          </table:table-cell>
        </table:table-row>
        <table:table-row table:style-name="TableRow3188">
          <table:table-cell table:style-name="TableCell3189">
            <text:p text:style-name="P3190">Brevetti</text:p>
          </table:table-cell>
          <table:table-cell table:style-name="TableCell3191">
            <text:p text:style-name="P3192"/>
          </table:table-cell>
          <table:table-cell table:style-name="TableCell3193">
            <text:p text:style-name="P3194">Costo Annuale/Fisso</text:p>
          </table:table-cell>
        </table:table-row>
        <table:table-row table:style-name="TableRow3195">
          <table:table-cell table:style-name="TableCell3196">
            <text:p text:style-name="P3197"/>
          </table:table-cell>
          <table:table-cell table:style-name="TableCell3198">
            <text:p text:style-name="P3199"/>
          </table:table-cell>
          <table:table-cell table:style-name="TableCell3200">
            <text:p text:style-name="P3201"/>
          </table:table-cell>
        </table:table-row>
        <table:table-row table:style-name="TableRow3202">
          <table:table-cell table:style-name="TableCell3203">
            <text:p text:style-name="P3204"/>
          </table:table-cell>
          <table:table-cell table:style-name="TableCell3205">
            <text:p text:style-name="P3206"/>
          </table:table-cell>
          <table:table-cell table:style-name="TableCell3207">
            <text:p text:style-name="P3208"/>
          </table:table-cell>
        </table:table-row>
        <table:table-row table:style-name="TableRow3209">
          <table:table-cell table:style-name="TableCell3210">
            <text:p text:style-name="P3211"/>
          </table:table-cell>
          <table:table-cell table:style-name="TableCell3212">
            <text:p text:style-name="P3213"/>
          </table:table-cell>
          <table:table-cell table:style-name="TableCell3214">
            <text:p text:style-name="P3215"/>
          </table:table-cell>
        </table:table-row>
        <table:table-row table:style-name="TableRow3216">
          <table:table-cell table:style-name="TableCell3217">
            <text:p text:style-name="P3218"/>
          </table:table-cell>
          <table:table-cell table:style-name="TableCell3219">
            <text:p text:style-name="P3220"/>
          </table:table-cell>
          <table:table-cell table:style-name="TableCell3221">
            <text:p text:style-name="P3222"/>
          </table:table-cell>
        </table:table-row>
        <table:table-row table:style-name="TableRow3223">
          <table:table-cell table:style-name="TableCell3224">
            <text:p text:style-name="P3225"/>
          </table:table-cell>
          <table:table-cell table:style-name="TableCell3226">
            <text:p text:style-name="P3227"/>
          </table:table-cell>
          <table:table-cell table:style-name="TableCell3228">
            <text:p text:style-name="P3229"/>
          </table:table-cell>
        </table:table-row>
        <table:table-row table:style-name="TableRow3230">
          <table:table-cell table:style-name="TableCell3231">
            <text:p text:style-name="P3232"/>
          </table:table-cell>
          <table:table-cell table:style-name="TableCell3233">
            <text:p text:style-name="P3234"/>
          </table:table-cell>
          <table:table-cell table:style-name="TableCell3235">
            <text:p text:style-name="P3236"/>
          </table:table-cell>
        </table:table-row>
        <table:table-row table:style-name="TableRow3237">
          <table:table-cell table:style-name="TableCell3238">
            <text:p text:style-name="P3239"/>
          </table:table-cell>
          <table:table-cell table:style-name="TableCell3240">
            <text:p text:style-name="P3241"/>
          </table:table-cell>
          <table:table-cell table:style-name="TableCell3242">
            <text:p text:style-name="P3243"/>
          </table:table-cell>
        </table:table-row>
        <table:table-row table:style-name="TableRow3244">
          <table:table-cell table:style-name="TableCell3245">
            <text:p text:style-name="P3246"/>
          </table:table-cell>
          <table:table-cell table:style-name="TableCell3247">
            <text:p text:style-name="P3248"/>
          </table:table-cell>
          <table:table-cell table:style-name="TableCell3249">
            <text:p text:style-name="P3250"/>
          </table:table-cell>
        </table:table-row>
        <table:table-row table:style-name="TableRow3251">
          <table:table-cell table:style-name="TableCell3252">
            <text:p text:style-name="P3253"/>
          </table:table-cell>
          <table:table-cell table:style-name="TableCell3254">
            <text:p text:style-name="P3255"/>
          </table:table-cell>
          <table:table-cell table:style-name="TableCell3256">
            <text:p text:style-name="P3257"/>
          </table:table-cell>
        </table:table-row>
        <table:table-row table:style-name="TableRow3258">
          <table:table-cell table:style-name="TableCell3259">
            <text:p text:style-name="P3260"/>
          </table:table-cell>
          <table:table-cell table:style-name="TableCell3261">
            <text:p text:style-name="P3262"/>
          </table:table-cell>
          <table:table-cell table:style-name="TableCell3263">
            <text:p text:style-name="P3264"/>
          </table:table-cell>
        </table:table-row>
        <table:table-row table:style-name="TableRow3265">
          <table:table-cell table:style-name="TableCell3266">
            <text:p text:style-name="P3267"/>
          </table:table-cell>
          <table:table-cell table:style-name="TableCell3268">
            <text:p text:style-name="P3269"/>
          </table:table-cell>
          <table:table-cell table:style-name="TableCell3270">
            <text:p text:style-name="P3271"/>
          </table:table-cell>
        </table:table-row>
        <table:table-row table:style-name="TableRow3272">
          <table:table-cell table:style-name="TableCell3273">
            <text:p text:style-name="P3274"/>
          </table:table-cell>
          <table:table-cell table:style-name="TableCell3275">
            <text:p text:style-name="P3276"/>
          </table:table-cell>
          <table:table-cell table:style-name="TableCell3277">
            <text:p text:style-name="P3278"/>
          </table:table-cell>
        </table:table-row>
        <table:table-row table:style-name="TableRow3279">
          <table:table-cell table:style-name="TableCell3280">
            <text:p text:style-name="P3281">Altri Costi Fissi</text:p>
          </table:table-cell>
          <table:table-cell table:style-name="TableCell3282">
            <text:p text:style-name="P3283"/>
          </table:table-cell>
          <table:table-cell table:style-name="TableCell3284">
            <text:p text:style-name="P3285"/>
          </table:table-cell>
        </table:table-row>
        <table:table-row table:style-name="TableRow3286">
          <table:table-cell table:style-name="TableCell3287">
            <text:p text:style-name="P3288">Burocrazia</text:p>
          </table:table-cell>
          <table:table-cell table:style-name="TableCell3289">
            <text:p text:style-name="P3290"/>
          </table:table-cell>
          <table:table-cell table:style-name="TableCell3291">
            <text:p text:style-name="P3292">Costo Annuale/Fisso</text:p>
          </table:table-cell>
        </table:table-row>
        <table:table-row table:style-name="TableRow3293">
          <table:table-cell table:style-name="TableCell3294">
            <text:p text:style-name="P3295"/>
          </table:table-cell>
          <table:table-cell table:style-name="TableCell3296">
            <text:p text:style-name="P3297"/>
          </table:table-cell>
          <table:table-cell table:style-name="TableCell3298">
            <text:p text:style-name="P3299"/>
          </table:table-cell>
        </table:table-row>
        <table:table-row table:style-name="TableRow3300">
          <table:table-cell table:style-name="TableCell3301">
            <text:p text:style-name="P3302"/>
          </table:table-cell>
          <table:table-cell table:style-name="TableCell3303">
            <text:p text:style-name="P3304"/>
          </table:table-cell>
          <table:table-cell table:style-name="TableCell3305">
            <text:p text:style-name="P3306"/>
          </table:table-cell>
        </table:table-row>
        <table:table-row table:style-name="TableRow3307">
          <table:table-cell table:style-name="TableCell3308">
            <text:p text:style-name="P3309"/>
          </table:table-cell>
          <table:table-cell table:style-name="TableCell3310">
            <text:p text:style-name="P3311"/>
          </table:table-cell>
          <table:table-cell table:style-name="TableCell3312">
            <text:p text:style-name="P3313"/>
          </table:table-cell>
        </table:table-row>
        <table:table-row table:style-name="TableRow3314">
          <table:table-cell table:style-name="TableCell3315">
            <text:p text:style-name="P3316"/>
          </table:table-cell>
          <table:table-cell table:style-name="TableCell3317">
            <text:p text:style-name="P3318"/>
          </table:table-cell>
          <table:table-cell table:style-name="TableCell3319">
            <text:p text:style-name="P3320"/>
          </table:table-cell>
        </table:table-row>
        <table:table-row table:style-name="TableRow3321">
          <table:table-cell table:style-name="TableCell3322">
            <text:p text:style-name="P3323"/>
          </table:table-cell>
          <table:table-cell table:style-name="TableCell3324">
            <text:p text:style-name="P3325"/>
          </table:table-cell>
          <table:table-cell table:style-name="TableCell3326">
            <text:p text:style-name="P3327"/>
          </table:table-cell>
        </table:table-row>
        <table:table-row table:style-name="TableRow3328">
          <table:table-cell table:style-name="TableCell3329">
            <text:p text:style-name="P3330"/>
          </table:table-cell>
          <table:table-cell table:style-name="TableCell3331">
            <text:p text:style-name="P3332"/>
          </table:table-cell>
          <table:table-cell table:style-name="TableCell3333">
            <text:p text:style-name="P3334"/>
          </table:table-cell>
        </table:table-row>
        <table:table-row table:style-name="TableRow3335">
          <table:table-cell table:style-name="TableCell3336">
            <text:p text:style-name="P3337"/>
          </table:table-cell>
          <table:table-cell table:style-name="TableCell3338">
            <text:p text:style-name="P3339"/>
          </table:table-cell>
          <table:table-cell table:style-name="TableCell3340">
            <text:p text:style-name="P3341"/>
          </table:table-cell>
        </table:table-row>
        <table:table-row table:style-name="TableRow3342">
          <table:table-cell table:style-name="TableCell3343">
            <text:p text:style-name="P3344"/>
          </table:table-cell>
          <table:table-cell table:style-name="TableCell3345">
            <text:p text:style-name="P3346"/>
          </table:table-cell>
          <table:table-cell table:style-name="TableCell3347">
            <text:p text:style-name="P3348"/>
          </table:table-cell>
        </table:table-row>
        <table:table-row table:style-name="TableRow3349">
          <table:table-cell table:style-name="TableCell3350">
            <text:p text:style-name="P3351">Costi Variabili</text:p>
          </table:table-cell>
          <table:table-cell table:style-name="TableCell3352">
            <text:p text:style-name="P3353"/>
          </table:table-cell>
          <table:table-cell table:style-name="TableCell3354">
            <text:p text:style-name="P3355"/>
          </table:table-cell>
        </table:table-row>
        <table:table-row table:style-name="TableRow3356">
          <table:table-cell table:style-name="TableCell3357">
            <text:p text:style-name="P3358"/>
          </table:table-cell>
          <table:table-cell table:style-name="TableCell3359">
            <text:p text:style-name="P3360"/>
          </table:table-cell>
          <table:table-cell table:style-name="TableCell3361">
            <text:p text:style-name="P3362">Costo per unità di Prodotto</text:p>
          </table:table-cell>
        </table:table-row>
        <table:table-row table:style-name="TableRow3363">
          <table:table-cell table:style-name="TableCell3364">
            <text:p text:style-name="P3365"/>
          </table:table-cell>
          <table:table-cell table:style-name="TableCell3366">
            <text:p text:style-name="P3367"/>
          </table:table-cell>
          <table:table-cell table:style-name="TableCell3368">
            <text:p text:style-name="P3369"/>
          </table:table-cell>
        </table:table-row>
        <table:table-row table:style-name="TableRow3370">
          <table:table-cell table:style-name="TableCell3371">
            <text:p text:style-name="P3372"/>
          </table:table-cell>
          <table:table-cell table:style-name="TableCell3373">
            <text:p text:style-name="P3374"/>
          </table:table-cell>
          <table:table-cell table:style-name="TableCell3375">
            <text:p text:style-name="P3376"/>
          </table:table-cell>
        </table:table-row>
        <table:table-row table:style-name="TableRow3377">
          <table:table-cell table:style-name="TableCell3378">
            <text:p text:style-name="P3379"/>
          </table:table-cell>
          <table:table-cell table:style-name="TableCell3380">
            <text:p text:style-name="P3381"/>
          </table:table-cell>
          <table:table-cell table:style-name="TableCell3382">
            <text:p text:style-name="P3383"/>
          </table:table-cell>
        </table:table-row>
        <table:table-row table:style-name="TableRow3384">
          <table:table-cell table:style-name="TableCell3385">
            <text:p text:style-name="P3386"/>
          </table:table-cell>
          <table:table-cell table:style-name="TableCell3387">
            <text:p text:style-name="P3388"/>
          </table:table-cell>
          <table:table-cell table:style-name="TableCell3389">
            <text:p text:style-name="P3390"/>
          </table:table-cell>
        </table:table-row>
      </table:table>
      <text:p text:style-name="Standard"/>
      <text:p text:style-name="Standard"/>
      <text:p text:style-name="P3391"/>
      <table:table table:style-name="Table3392">
        <table:table-columns>
          <table:table-column table:style-name="TableColumn3393"/>
          <table:table-column table:style-name="TableColumn3394"/>
          <table:table-column table:style-name="TableColumn3395"/>
        </table:table-columns>
        <table:table-row table:style-name="TableRow3396">
          <table:table-cell table:style-name="TableCell3397">
            <text:h text:style-name="P3398" text:outline-level="1">Costi ANNO 2</text:h>
          </table:table-cell>
          <table:table-cell table:style-name="TableCell3399">
            <text:p text:style-name="P3400"/>
          </table:table-cell>
          <table:table-cell table:style-name="TableCell3401">
            <text:p text:style-name="P3402"/>
          </table:table-cell>
        </table:table-row>
        <table:table-row table:style-name="TableRow3403">
          <table:table-cell table:style-name="TableCell3404">
            <text:p text:style-name="P3405"/>
          </table:table-cell>
          <table:table-cell table:style-name="TableCell3406">
            <text:p text:style-name="P3407"/>
          </table:table-cell>
          <table:table-cell table:style-name="TableCell3408">
            <text:p text:style-name="P3409"/>
          </table:table-cell>
        </table:table-row>
        <table:table-row table:style-name="TableRow3410">
          <table:table-cell table:style-name="TableCell3411">
            <text:p text:style-name="P3412">Risorse Umane</text:p>
          </table:table-cell>
          <table:table-cell table:style-name="TableCell3413">
            <text:p text:style-name="P3414"/>
          </table:table-cell>
          <table:table-cell table:style-name="TableCell3415">
            <text:p text:style-name="P3416"/>
          </table:table-cell>
        </table:table-row>
        <table:table-row table:style-name="TableRow3417">
          <table:table-cell table:style-name="TableCell3418">
            <text:p text:style-name="P3419"/>
          </table:table-cell>
          <table:table-cell table:style-name="TableCell3420">
            <text:p text:style-name="P3421"/>
          </table:table-cell>
          <table:table-cell table:style-name="TableCell3422">
            <text:p text:style-name="P3423"/>
          </table:table-cell>
        </table:table-row>
        <table:table-row table:style-name="TableRow3424">
          <table:table-cell table:style-name="TableCell3425">
            <text:p text:style-name="P3426">Fondatori</text:p>
          </table:table-cell>
          <table:table-cell table:style-name="TableCell3427">
            <text:p text:style-name="P3428"/>
          </table:table-cell>
          <table:table-cell table:style-name="TableCell3429">
            <text:p text:style-name="P3430"/>
          </table:table-cell>
        </table:table-row>
        <table:table-row table:style-name="TableRow3431">
          <table:table-cell table:style-name="TableCell3432">
            <text:p text:style-name="P3433">nome</text:p>
          </table:table-cell>
          <table:table-cell table:style-name="TableCell3434">
            <text:p text:style-name="P3435">ruolo</text:p>
          </table:table-cell>
          <table:table-cell table:style-name="TableCell3436">
            <text:p text:style-name="P3437">stipendio lordo annuo</text:p>
          </table:table-cell>
        </table:table-row>
        <table:table-row table:style-name="TableRow3438">
          <table:table-cell table:style-name="TableCell3439">
            <text:p text:style-name="P3440"/>
          </table:table-cell>
          <table:table-cell table:style-name="TableCell3441">
            <text:p text:style-name="P3442"/>
          </table:table-cell>
          <table:table-cell table:style-name="TableCell3443">
            <text:p text:style-name="P3444"/>
          </table:table-cell>
        </table:table-row>
        <table:table-row table:style-name="TableRow3445">
          <table:table-cell table:style-name="TableCell3446">
            <text:p text:style-name="P3447"/>
          </table:table-cell>
          <table:table-cell table:style-name="TableCell3448">
            <text:p text:style-name="P3449"/>
          </table:table-cell>
          <table:table-cell table:style-name="TableCell3450">
            <text:p text:style-name="P3451"/>
          </table:table-cell>
        </table:table-row>
        <table:table-row table:style-name="TableRow3452">
          <table:table-cell table:style-name="TableCell3453">
            <text:p text:style-name="P3454"/>
          </table:table-cell>
          <table:table-cell table:style-name="TableCell3455">
            <text:p text:style-name="P3456"/>
          </table:table-cell>
          <table:table-cell table:style-name="TableCell3457">
            <text:p text:style-name="P3458"/>
          </table:table-cell>
        </table:table-row>
        <table:table-row table:style-name="TableRow3459">
          <table:table-cell table:style-name="TableCell3460">
            <text:p text:style-name="P3461"/>
          </table:table-cell>
          <table:table-cell table:style-name="TableCell3462">
            <text:p text:style-name="P3463"/>
          </table:table-cell>
          <table:table-cell table:style-name="TableCell3464">
            <text:p text:style-name="P3465"/>
          </table:table-cell>
        </table:table-row>
        <table:table-row table:style-name="TableRow3466">
          <table:table-cell table:style-name="TableCell3467">
            <text:p text:style-name="P3468"/>
          </table:table-cell>
          <table:table-cell table:style-name="TableCell3469">
            <text:p text:style-name="P3470"/>
          </table:table-cell>
          <table:table-cell table:style-name="TableCell3471">
            <text:p text:style-name="P3472"/>
          </table:table-cell>
        </table:table-row>
        <table:table-row table:style-name="TableRow3473">
          <table:table-cell table:style-name="TableCell3474">
            <text:p text:style-name="P3475"/>
          </table:table-cell>
          <table:table-cell table:style-name="TableCell3476">
            <text:p text:style-name="P3477"/>
          </table:table-cell>
          <table:table-cell table:style-name="TableCell3478">
            <text:p text:style-name="P3479"/>
          </table:table-cell>
        </table:table-row>
        <table:table-row table:style-name="TableRow3480">
          <table:table-cell table:style-name="TableCell3481">
            <text:p text:style-name="P3482">Staff</text:p>
          </table:table-cell>
          <table:table-cell table:style-name="TableCell3483">
            <text:p text:style-name="P3484"/>
          </table:table-cell>
          <table:table-cell table:style-name="TableCell3485">
            <text:p text:style-name="P3486"/>
          </table:table-cell>
        </table:table-row>
        <table:table-row table:style-name="TableRow3487">
          <table:table-cell table:style-name="TableCell3488">
            <text:p text:style-name="P3489">numero</text:p>
          </table:table-cell>
          <table:table-cell table:style-name="TableCell3490">
            <text:p text:style-name="P3491">ruolo</text:p>
          </table:table-cell>
          <table:table-cell table:style-name="TableCell3492">
            <text:p text:style-name="P3493">stipendio lordo annuo</text:p>
          </table:table-cell>
        </table:table-row>
        <table:table-row table:style-name="TableRow3494">
          <table:table-cell table:style-name="TableCell3495">
            <text:p text:style-name="P3496"/>
          </table:table-cell>
          <table:table-cell table:style-name="TableCell3497">
            <text:p text:style-name="P3498"/>
          </table:table-cell>
          <table:table-cell table:style-name="TableCell3499">
            <text:p text:style-name="P3500"/>
          </table:table-cell>
        </table:table-row>
        <table:table-row table:style-name="TableRow3501">
          <table:table-cell table:style-name="TableCell3502">
            <text:p text:style-name="P3503"/>
          </table:table-cell>
          <table:table-cell table:style-name="TableCell3504">
            <text:p text:style-name="P3505"/>
          </table:table-cell>
          <table:table-cell table:style-name="TableCell3506">
            <text:p text:style-name="P3507"/>
          </table:table-cell>
        </table:table-row>
        <table:table-row table:style-name="TableRow3508">
          <table:table-cell table:style-name="TableCell3509">
            <text:p text:style-name="P3510"/>
          </table:table-cell>
          <table:table-cell table:style-name="TableCell3511">
            <text:p text:style-name="P3512"/>
          </table:table-cell>
          <table:table-cell table:style-name="TableCell3513">
            <text:p text:style-name="P3514"/>
          </table:table-cell>
        </table:table-row>
        <table:table-row table:style-name="TableRow3515">
          <table:table-cell table:style-name="TableCell3516">
            <text:p text:style-name="P3517"/>
          </table:table-cell>
          <table:table-cell table:style-name="TableCell3518">
            <text:p text:style-name="P3519"/>
          </table:table-cell>
          <table:table-cell table:style-name="TableCell3520">
            <text:p text:style-name="P3521"/>
          </table:table-cell>
        </table:table-row>
        <table:table-row table:style-name="TableRow3522">
          <table:table-cell table:style-name="TableCell3523">
            <text:p text:style-name="P3524"/>
          </table:table-cell>
          <table:table-cell table:style-name="TableCell3525">
            <text:p text:style-name="P3526"/>
          </table:table-cell>
          <table:table-cell table:style-name="TableCell3527">
            <text:p text:style-name="P3528"/>
          </table:table-cell>
        </table:table-row>
        <table:table-row table:style-name="TableRow3529">
          <table:table-cell table:style-name="TableCell3530">
            <text:p text:style-name="P3531"/>
          </table:table-cell>
          <table:table-cell table:style-name="TableCell3532">
            <text:p text:style-name="P3533"/>
          </table:table-cell>
          <table:table-cell table:style-name="TableCell3534">
            <text:p text:style-name="P3535"/>
          </table:table-cell>
        </table:table-row>
        <table:table-row table:style-name="TableRow3536">
          <table:table-cell table:style-name="TableCell3537">
            <text:p text:style-name="P3538"/>
          </table:table-cell>
          <table:table-cell table:style-name="TableCell3539">
            <text:p text:style-name="P3540"/>
          </table:table-cell>
          <table:table-cell table:style-name="TableCell3541">
            <text:p text:style-name="P3542"/>
          </table:table-cell>
        </table:table-row>
        <table:table-row table:style-name="TableRow3543">
          <table:table-cell table:style-name="TableCell3544">
            <text:p text:style-name="P3545"/>
          </table:table-cell>
          <table:table-cell table:style-name="TableCell3546">
            <text:p text:style-name="P3547"/>
          </table:table-cell>
          <table:table-cell table:style-name="TableCell3548">
            <text:p text:style-name="P3549"/>
          </table:table-cell>
        </table:table-row>
        <table:table-row table:style-name="TableRow3550">
          <table:table-cell table:style-name="TableCell3551">
            <text:p text:style-name="P3552"/>
          </table:table-cell>
          <table:table-cell table:style-name="TableCell3553">
            <text:p text:style-name="P3554"/>
          </table:table-cell>
          <table:table-cell table:style-name="TableCell3555">
            <text:p text:style-name="P3556"/>
          </table:table-cell>
        </table:table-row>
        <table:table-row table:style-name="TableRow3557">
          <table:table-cell table:style-name="TableCell3558">
            <text:p text:style-name="P3559"/>
          </table:table-cell>
          <table:table-cell table:style-name="TableCell3560">
            <text:p text:style-name="P3561"/>
          </table:table-cell>
          <table:table-cell table:style-name="TableCell3562">
            <text:p text:style-name="P3563"/>
          </table:table-cell>
        </table:table-row>
        <table:table-row table:style-name="TableRow3564">
          <table:table-cell table:style-name="TableCell3565">
            <text:p text:style-name="P3566">Risorse Fisiche</text:p>
          </table:table-cell>
          <table:table-cell table:style-name="TableCell3567">
            <text:p text:style-name="P3568"/>
          </table:table-cell>
          <table:table-cell table:style-name="TableCell3569">
            <text:p text:style-name="P3570"/>
          </table:table-cell>
        </table:table-row>
        <table:table-row table:style-name="TableRow3571">
          <table:table-cell table:style-name="TableCell3572">
            <text:p text:style-name="P3573">Locali</text:p>
          </table:table-cell>
          <table:table-cell table:style-name="TableCell3574">
            <text:p text:style-name="P3575"/>
          </table:table-cell>
          <table:table-cell table:style-name="TableCell3576">
            <text:p text:style-name="P3577">Costo Annuale/Fisso</text:p>
          </table:table-cell>
        </table:table-row>
        <table:table-row table:style-name="TableRow3578">
          <table:table-cell table:style-name="TableCell3579">
            <text:p text:style-name="P3580"/>
          </table:table-cell>
          <table:table-cell table:style-name="TableCell3581">
            <text:p text:style-name="P3582"/>
          </table:table-cell>
          <table:table-cell table:style-name="TableCell3583">
            <text:p text:style-name="P3584"/>
          </table:table-cell>
        </table:table-row>
        <table:table-row table:style-name="TableRow3585">
          <table:table-cell table:style-name="TableCell3586">
            <text:p text:style-name="P3587"/>
          </table:table-cell>
          <table:table-cell table:style-name="TableCell3588">
            <text:p text:style-name="P3589"/>
          </table:table-cell>
          <table:table-cell table:style-name="TableCell3590">
            <text:p text:style-name="P3591"/>
          </table:table-cell>
        </table:table-row>
        <table:table-row table:style-name="TableRow3592">
          <table:table-cell table:style-name="TableCell3593">
            <text:p text:style-name="P3594"/>
          </table:table-cell>
          <table:table-cell table:style-name="TableCell3595">
            <text:p text:style-name="P3596"/>
          </table:table-cell>
          <table:table-cell table:style-name="TableCell3597">
            <text:p text:style-name="P3598"/>
          </table:table-cell>
        </table:table-row>
        <table:table-row table:style-name="TableRow3599">
          <table:table-cell table:style-name="TableCell3600" table:number-columns-spanned="2">
            <text:p text:style-name="P3601">Strutture/Macchinari/Software</text:p>
          </table:table-cell>
          <table:covered-table-cell/>
          <table:table-cell table:style-name="TableCell3602">
            <text:p text:style-name="P3603">Costo Annuale/Fisso</text:p>
          </table:table-cell>
        </table:table-row>
        <table:table-row table:style-name="TableRow3604">
          <table:table-cell table:style-name="TableCell3605">
            <text:p text:style-name="P3606"/>
          </table:table-cell>
          <table:table-cell table:style-name="TableCell3607">
            <text:p text:style-name="P3608"/>
          </table:table-cell>
          <table:table-cell table:style-name="TableCell3609">
            <text:p text:style-name="P3610"/>
          </table:table-cell>
        </table:table-row>
        <table:table-row table:style-name="TableRow3611">
          <table:table-cell table:style-name="TableCell3612">
            <text:p text:style-name="P3613"/>
          </table:table-cell>
          <table:table-cell table:style-name="TableCell3614">
            <text:p text:style-name="P3615"/>
          </table:table-cell>
          <table:table-cell table:style-name="TableCell3616">
            <text:p text:style-name="P3617"/>
          </table:table-cell>
        </table:table-row>
        <table:table-row table:style-name="TableRow3618">
          <table:table-cell table:style-name="TableCell3619">
            <text:p text:style-name="P3620"/>
          </table:table-cell>
          <table:table-cell table:style-name="TableCell3621">
            <text:p text:style-name="P3622"/>
          </table:table-cell>
          <table:table-cell table:style-name="TableCell3623">
            <text:p text:style-name="P3624"/>
          </table:table-cell>
        </table:table-row>
        <table:table-row table:style-name="TableRow3625">
          <table:table-cell table:style-name="TableCell3626">
            <text:p text:style-name="P3627"/>
          </table:table-cell>
          <table:table-cell table:style-name="TableCell3628">
            <text:p text:style-name="P3629"/>
          </table:table-cell>
          <table:table-cell table:style-name="TableCell3630">
            <text:p text:style-name="P3631"/>
          </table:table-cell>
        </table:table-row>
        <table:table-row table:style-name="TableRow3632">
          <table:table-cell table:style-name="TableCell3633">
            <text:p text:style-name="P3634"/>
          </table:table-cell>
          <table:table-cell table:style-name="TableCell3635">
            <text:p text:style-name="P3636"/>
          </table:table-cell>
          <table:table-cell table:style-name="TableCell3637">
            <text:p text:style-name="P3638"/>
          </table:table-cell>
        </table:table-row>
        <table:table-row table:style-name="TableRow3639">
          <table:table-cell table:style-name="TableCell3640">
            <text:p text:style-name="P3641"/>
          </table:table-cell>
          <table:table-cell table:style-name="TableCell3642">
            <text:p text:style-name="P3643"/>
          </table:table-cell>
          <table:table-cell table:style-name="TableCell3644">
            <text:p text:style-name="P3645"/>
          </table:table-cell>
        </table:table-row>
        <table:table-row table:style-name="TableRow3646">
          <table:table-cell table:style-name="TableCell3647">
            <text:p text:style-name="P3648"/>
          </table:table-cell>
          <table:table-cell table:style-name="TableCell3649">
            <text:p text:style-name="P3650"/>
          </table:table-cell>
          <table:table-cell table:style-name="TableCell3651">
            <text:p text:style-name="P3652"/>
          </table:table-cell>
        </table:table-row>
        <table:table-row table:style-name="TableRow3653">
          <table:table-cell table:style-name="TableCell3654">
            <text:p text:style-name="P3655"/>
          </table:table-cell>
          <table:table-cell table:style-name="TableCell3656">
            <text:p text:style-name="P3657"/>
          </table:table-cell>
          <table:table-cell table:style-name="TableCell3658">
            <text:p text:style-name="P3659"/>
          </table:table-cell>
        </table:table-row>
        <table:table-row table:style-name="TableRow3660">
          <table:table-cell table:style-name="TableCell3661">
            <text:p text:style-name="P3662"/>
          </table:table-cell>
          <table:table-cell table:style-name="TableCell3663">
            <text:p text:style-name="P3664"/>
          </table:table-cell>
          <table:table-cell table:style-name="TableCell3665">
            <text:p text:style-name="P3666"/>
          </table:table-cell>
        </table:table-row>
        <table:table-row table:style-name="TableRow3667">
          <table:table-cell table:style-name="TableCell3668">
            <text:p text:style-name="P3669"/>
          </table:table-cell>
          <table:table-cell table:style-name="TableCell3670">
            <text:p text:style-name="P3671"/>
          </table:table-cell>
          <table:table-cell table:style-name="TableCell3672">
            <text:p text:style-name="P3673"/>
          </table:table-cell>
        </table:table-row>
        <table:table-row table:style-name="TableRow3674">
          <table:table-cell table:style-name="TableCell3675">
            <text:p text:style-name="P3676"/>
          </table:table-cell>
          <table:table-cell table:style-name="TableCell3677">
            <text:p text:style-name="P3678"/>
          </table:table-cell>
          <table:table-cell table:style-name="TableCell3679">
            <text:p text:style-name="P3680"/>
          </table:table-cell>
        </table:table-row>
        <table:table-row table:style-name="TableRow3681">
          <table:table-cell table:style-name="TableCell3682">
            <text:p text:style-name="P3683"/>
          </table:table-cell>
          <table:table-cell table:style-name="TableCell3684">
            <text:p text:style-name="P3685"/>
          </table:table-cell>
          <table:table-cell table:style-name="TableCell3686">
            <text:p text:style-name="P3687"/>
          </table:table-cell>
        </table:table-row>
        <table:table-row table:style-name="TableRow3688">
          <table:table-cell table:style-name="TableCell3689">
            <text:p text:style-name="P3690"/>
          </table:table-cell>
          <table:table-cell table:style-name="TableCell3691">
            <text:p text:style-name="P3692"/>
          </table:table-cell>
          <table:table-cell table:style-name="TableCell3693">
            <text:p text:style-name="P3694"/>
          </table:table-cell>
        </table:table-row>
        <table:table-row table:style-name="TableRow3695">
          <table:table-cell table:style-name="TableCell3696">
            <text:p text:style-name="P3697"/>
          </table:table-cell>
          <table:table-cell table:style-name="TableCell3698">
            <text:p text:style-name="P3699"/>
          </table:table-cell>
          <table:table-cell table:style-name="TableCell3700">
            <text:p text:style-name="P3701"/>
          </table:table-cell>
        </table:table-row>
        <table:table-row table:style-name="TableRow3702">
          <table:table-cell table:style-name="TableCell3703">
            <text:p text:style-name="P3704"/>
          </table:table-cell>
          <table:table-cell table:style-name="TableCell3705">
            <text:p text:style-name="P3706"/>
          </table:table-cell>
          <table:table-cell table:style-name="TableCell3707">
            <text:p text:style-name="P3708"/>
          </table:table-cell>
        </table:table-row>
        <table:table-row table:style-name="TableRow3709">
          <table:table-cell table:style-name="TableCell3710">
            <text:p text:style-name="P3711"/>
          </table:table-cell>
          <table:table-cell table:style-name="TableCell3712">
            <text:p text:style-name="P3713"/>
          </table:table-cell>
          <table:table-cell table:style-name="TableCell3714">
            <text:p text:style-name="P3715"/>
          </table:table-cell>
        </table:table-row>
        <table:table-row table:style-name="TableRow3716">
          <table:table-cell table:style-name="TableCell3717">
            <text:p text:style-name="P3718"/>
          </table:table-cell>
          <table:table-cell table:style-name="TableCell3719">
            <text:p text:style-name="P3720"/>
          </table:table-cell>
          <table:table-cell table:style-name="TableCell3721">
            <text:p text:style-name="P3722"/>
          </table:table-cell>
        </table:table-row>
        <table:table-row table:style-name="TableRow3723">
          <table:table-cell table:style-name="TableCell3724">
            <text:p text:style-name="P3725">Risorse Intellettuali</text:p>
          </table:table-cell>
          <table:table-cell table:style-name="TableCell3726">
            <text:p text:style-name="P3727"/>
          </table:table-cell>
          <table:table-cell table:style-name="TableCell3728">
            <text:p text:style-name="P3729"/>
          </table:table-cell>
        </table:table-row>
        <table:table-row table:style-name="TableRow3730">
          <table:table-cell table:style-name="TableCell3731">
            <text:p text:style-name="P3732">Brevetti</text:p>
          </table:table-cell>
          <table:table-cell table:style-name="TableCell3733">
            <text:p text:style-name="P3734"/>
          </table:table-cell>
          <table:table-cell table:style-name="TableCell3735">
            <text:p text:style-name="P3736">Costo Annuale/Fisso</text:p>
          </table:table-cell>
        </table:table-row>
        <table:table-row table:style-name="TableRow3737">
          <table:table-cell table:style-name="TableCell3738">
            <text:p text:style-name="P3739"/>
          </table:table-cell>
          <table:table-cell table:style-name="TableCell3740">
            <text:p text:style-name="P3741"/>
          </table:table-cell>
          <table:table-cell table:style-name="TableCell3742">
            <text:p text:style-name="P3743"/>
          </table:table-cell>
        </table:table-row>
        <table:table-row table:style-name="TableRow3744">
          <table:table-cell table:style-name="TableCell3745">
            <text:p text:style-name="P3746"/>
          </table:table-cell>
          <table:table-cell table:style-name="TableCell3747">
            <text:p text:style-name="P3748"/>
          </table:table-cell>
          <table:table-cell table:style-name="TableCell3749">
            <text:p text:style-name="P3750"/>
          </table:table-cell>
        </table:table-row>
        <table:table-row table:style-name="TableRow3751">
          <table:table-cell table:style-name="TableCell3752">
            <text:p text:style-name="P3753"/>
          </table:table-cell>
          <table:table-cell table:style-name="TableCell3754">
            <text:p text:style-name="P3755"/>
          </table:table-cell>
          <table:table-cell table:style-name="TableCell3756">
            <text:p text:style-name="P3757"/>
          </table:table-cell>
        </table:table-row>
        <table:table-row table:style-name="TableRow3758">
          <table:table-cell table:style-name="TableCell3759">
            <text:p text:style-name="P3760"/>
          </table:table-cell>
          <table:table-cell table:style-name="TableCell3761">
            <text:p text:style-name="P3762"/>
          </table:table-cell>
          <table:table-cell table:style-name="TableCell3763">
            <text:p text:style-name="P3764"/>
          </table:table-cell>
        </table:table-row>
        <table:table-row table:style-name="TableRow3765">
          <table:table-cell table:style-name="TableCell3766">
            <text:p text:style-name="P3767"/>
          </table:table-cell>
          <table:table-cell table:style-name="TableCell3768">
            <text:p text:style-name="P3769"/>
          </table:table-cell>
          <table:table-cell table:style-name="TableCell3770">
            <text:p text:style-name="P3771"/>
          </table:table-cell>
        </table:table-row>
        <table:table-row table:style-name="TableRow3772">
          <table:table-cell table:style-name="TableCell3773">
            <text:p text:style-name="P3774"/>
          </table:table-cell>
          <table:table-cell table:style-name="TableCell3775">
            <text:p text:style-name="P3776"/>
          </table:table-cell>
          <table:table-cell table:style-name="TableCell3777">
            <text:p text:style-name="P3778"/>
          </table:table-cell>
        </table:table-row>
        <table:table-row table:style-name="TableRow3779">
          <table:table-cell table:style-name="TableCell3780">
            <text:p text:style-name="P3781"/>
          </table:table-cell>
          <table:table-cell table:style-name="TableCell3782">
            <text:p text:style-name="P3783"/>
          </table:table-cell>
          <table:table-cell table:style-name="TableCell3784">
            <text:p text:style-name="P3785"/>
          </table:table-cell>
        </table:table-row>
        <table:table-row table:style-name="TableRow3786">
          <table:table-cell table:style-name="TableCell3787">
            <text:p text:style-name="P3788"/>
          </table:table-cell>
          <table:table-cell table:style-name="TableCell3789">
            <text:p text:style-name="P3790"/>
          </table:table-cell>
          <table:table-cell table:style-name="TableCell3791">
            <text:p text:style-name="P3792"/>
          </table:table-cell>
        </table:table-row>
        <table:table-row table:style-name="TableRow3793">
          <table:table-cell table:style-name="TableCell3794">
            <text:p text:style-name="P3795"/>
          </table:table-cell>
          <table:table-cell table:style-name="TableCell3796">
            <text:p text:style-name="P3797"/>
          </table:table-cell>
          <table:table-cell table:style-name="TableCell3798">
            <text:p text:style-name="P3799"/>
          </table:table-cell>
        </table:table-row>
        <table:table-row table:style-name="TableRow3800">
          <table:table-cell table:style-name="TableCell3801">
            <text:p text:style-name="P3802"/>
          </table:table-cell>
          <table:table-cell table:style-name="TableCell3803">
            <text:p text:style-name="P3804"/>
          </table:table-cell>
          <table:table-cell table:style-name="TableCell3805">
            <text:p text:style-name="P3806"/>
          </table:table-cell>
        </table:table-row>
        <table:table-row table:style-name="TableRow3807">
          <table:table-cell table:style-name="TableCell3808">
            <text:p text:style-name="P3809"/>
          </table:table-cell>
          <table:table-cell table:style-name="TableCell3810">
            <text:p text:style-name="P3811"/>
          </table:table-cell>
          <table:table-cell table:style-name="TableCell3812">
            <text:p text:style-name="P3813"/>
          </table:table-cell>
        </table:table-row>
        <table:table-row table:style-name="TableRow3814">
          <table:table-cell table:style-name="TableCell3815">
            <text:p text:style-name="P3816"/>
          </table:table-cell>
          <table:table-cell table:style-name="TableCell3817">
            <text:p text:style-name="P3818"/>
          </table:table-cell>
          <table:table-cell table:style-name="TableCell3819">
            <text:p text:style-name="P3820"/>
          </table:table-cell>
        </table:table-row>
        <table:table-row table:style-name="TableRow3821">
          <table:table-cell table:style-name="TableCell3822">
            <text:p text:style-name="P3823">Altri Costi Fissi</text:p>
          </table:table-cell>
          <table:table-cell table:style-name="TableCell3824">
            <text:p text:style-name="P3825"/>
          </table:table-cell>
          <table:table-cell table:style-name="TableCell3826">
            <text:p text:style-name="P3827"/>
          </table:table-cell>
        </table:table-row>
        <table:table-row table:style-name="TableRow3828">
          <table:table-cell table:style-name="TableCell3829">
            <text:p text:style-name="P3830">Burocrazia</text:p>
          </table:table-cell>
          <table:table-cell table:style-name="TableCell3831">
            <text:p text:style-name="P3832"/>
          </table:table-cell>
          <table:table-cell table:style-name="TableCell3833">
            <text:p text:style-name="P3834">Costo Annuale/Fisso</text:p>
          </table:table-cell>
        </table:table-row>
        <table:table-row table:style-name="TableRow3835">
          <table:table-cell table:style-name="TableCell3836">
            <text:p text:style-name="P3837"/>
          </table:table-cell>
          <table:table-cell table:style-name="TableCell3838">
            <text:p text:style-name="P3839"/>
          </table:table-cell>
          <table:table-cell table:style-name="TableCell3840">
            <text:p text:style-name="P3841"/>
          </table:table-cell>
        </table:table-row>
        <table:table-row table:style-name="TableRow3842">
          <table:table-cell table:style-name="TableCell3843">
            <text:p text:style-name="P3844"/>
          </table:table-cell>
          <table:table-cell table:style-name="TableCell3845">
            <text:p text:style-name="P3846"/>
          </table:table-cell>
          <table:table-cell table:style-name="TableCell3847">
            <text:p text:style-name="P3848"/>
          </table:table-cell>
        </table:table-row>
        <table:table-row table:style-name="TableRow3849">
          <table:table-cell table:style-name="TableCell3850">
            <text:p text:style-name="P3851"/>
          </table:table-cell>
          <table:table-cell table:style-name="TableCell3852">
            <text:p text:style-name="P3853"/>
          </table:table-cell>
          <table:table-cell table:style-name="TableCell3854">
            <text:p text:style-name="P3855"/>
          </table:table-cell>
        </table:table-row>
        <table:table-row table:style-name="TableRow3856">
          <table:table-cell table:style-name="TableCell3857">
            <text:p text:style-name="P3858"/>
          </table:table-cell>
          <table:table-cell table:style-name="TableCell3859">
            <text:p text:style-name="P3860"/>
          </table:table-cell>
          <table:table-cell table:style-name="TableCell3861">
            <text:p text:style-name="P3862"/>
          </table:table-cell>
        </table:table-row>
        <table:table-row table:style-name="TableRow3863">
          <table:table-cell table:style-name="TableCell3864">
            <text:p text:style-name="P3865"/>
          </table:table-cell>
          <table:table-cell table:style-name="TableCell3866">
            <text:p text:style-name="P3867"/>
          </table:table-cell>
          <table:table-cell table:style-name="TableCell3868">
            <text:p text:style-name="P3869"/>
          </table:table-cell>
        </table:table-row>
        <table:table-row table:style-name="TableRow3870">
          <table:table-cell table:style-name="TableCell3871">
            <text:p text:style-name="P3872"/>
          </table:table-cell>
          <table:table-cell table:style-name="TableCell3873">
            <text:p text:style-name="P3874"/>
          </table:table-cell>
          <table:table-cell table:style-name="TableCell3875">
            <text:p text:style-name="P3876"/>
          </table:table-cell>
        </table:table-row>
        <table:table-row table:style-name="TableRow3877">
          <table:table-cell table:style-name="TableCell3878">
            <text:p text:style-name="P3879"/>
          </table:table-cell>
          <table:table-cell table:style-name="TableCell3880">
            <text:p text:style-name="P3881"/>
          </table:table-cell>
          <table:table-cell table:style-name="TableCell3882">
            <text:p text:style-name="P3883"/>
          </table:table-cell>
        </table:table-row>
        <table:table-row table:style-name="TableRow3884">
          <table:table-cell table:style-name="TableCell3885">
            <text:p text:style-name="P3886"/>
          </table:table-cell>
          <table:table-cell table:style-name="TableCell3887">
            <text:p text:style-name="P3888"/>
          </table:table-cell>
          <table:table-cell table:style-name="TableCell3889">
            <text:p text:style-name="P3890"/>
          </table:table-cell>
        </table:table-row>
        <table:table-row table:style-name="TableRow3891">
          <table:table-cell table:style-name="TableCell3892">
            <text:p text:style-name="P3893">Costi Variabili</text:p>
          </table:table-cell>
          <table:table-cell table:style-name="TableCell3894">
            <text:p text:style-name="P3895"/>
          </table:table-cell>
          <table:table-cell table:style-name="TableCell3896">
            <text:p text:style-name="P3897"/>
          </table:table-cell>
        </table:table-row>
        <table:table-row table:style-name="TableRow3898">
          <table:table-cell table:style-name="TableCell3899">
            <text:p text:style-name="P3900"/>
          </table:table-cell>
          <table:table-cell table:style-name="TableCell3901">
            <text:p text:style-name="P3902"/>
          </table:table-cell>
          <table:table-cell table:style-name="TableCell3903">
            <text:p text:style-name="P3904">Costo per unità di Prodotto</text:p>
          </table:table-cell>
        </table:table-row>
        <table:table-row table:style-name="TableRow3905">
          <table:table-cell table:style-name="TableCell3906">
            <text:p text:style-name="P3907"/>
          </table:table-cell>
          <table:table-cell table:style-name="TableCell3908">
            <text:p text:style-name="P3909"/>
          </table:table-cell>
          <table:table-cell table:style-name="TableCell3910">
            <text:p text:style-name="P3911"/>
          </table:table-cell>
        </table:table-row>
        <table:table-row table:style-name="TableRow3912">
          <table:table-cell table:style-name="TableCell3913">
            <text:p text:style-name="P3914"/>
          </table:table-cell>
          <table:table-cell table:style-name="TableCell3915">
            <text:p text:style-name="P3916"/>
          </table:table-cell>
          <table:table-cell table:style-name="TableCell3917">
            <text:p text:style-name="P3918"/>
          </table:table-cell>
        </table:table-row>
        <table:table-row table:style-name="TableRow3919">
          <table:table-cell table:style-name="TableCell3920">
            <text:p text:style-name="P3921"/>
          </table:table-cell>
          <table:table-cell table:style-name="TableCell3922">
            <text:p text:style-name="P3923"/>
          </table:table-cell>
          <table:table-cell table:style-name="TableCell3924">
            <text:p text:style-name="P3925"/>
          </table:table-cell>
        </table:table-row>
        <table:table-row table:style-name="TableRow3926">
          <table:table-cell table:style-name="TableCell3927">
            <text:p text:style-name="P3928"/>
          </table:table-cell>
          <table:table-cell table:style-name="TableCell3929">
            <text:p text:style-name="P3930"/>
          </table:table-cell>
          <table:table-cell table:style-name="TableCell3931">
            <text:p text:style-name="P3932"/>
          </table:table-cell>
        </table:table-row>
      </table:table>
      <text:p text:style-name="Standard"/>
      <text:p text:style-name="P3933"/>
      <table:table table:style-name="Table3934">
        <table:table-columns>
          <table:table-column table:style-name="TableColumn3935"/>
          <table:table-column table:style-name="TableColumn3936"/>
          <table:table-column table:style-name="TableColumn3937"/>
        </table:table-columns>
        <table:table-row table:style-name="TableRow3938">
          <table:table-cell table:style-name="TableCell3939">
            <text:h text:style-name="P3940" text:outline-level="1">Costi ANNO 3</text:h>
          </table:table-cell>
          <table:table-cell table:style-name="TableCell3941">
            <text:p text:style-name="P3942"/>
          </table:table-cell>
          <table:table-cell table:style-name="TableCell3943">
            <text:p text:style-name="P3944"/>
          </table:table-cell>
        </table:table-row>
        <table:table-row table:style-name="TableRow3945">
          <table:table-cell table:style-name="TableCell3946">
            <text:p text:style-name="P3947"/>
          </table:table-cell>
          <table:table-cell table:style-name="TableCell3948">
            <text:p text:style-name="P3949"/>
          </table:table-cell>
          <table:table-cell table:style-name="TableCell3950">
            <text:p text:style-name="P3951"/>
          </table:table-cell>
        </table:table-row>
        <table:table-row table:style-name="TableRow3952">
          <table:table-cell table:style-name="TableCell3953">
            <text:p text:style-name="P3954">Risorse Umane</text:p>
          </table:table-cell>
          <table:table-cell table:style-name="TableCell3955">
            <text:p text:style-name="P3956"/>
          </table:table-cell>
          <table:table-cell table:style-name="TableCell3957">
            <text:p text:style-name="P3958"/>
          </table:table-cell>
        </table:table-row>
        <table:table-row table:style-name="TableRow3959">
          <table:table-cell table:style-name="TableCell3960">
            <text:p text:style-name="P3961"/>
          </table:table-cell>
          <table:table-cell table:style-name="TableCell3962">
            <text:p text:style-name="P3963"/>
          </table:table-cell>
          <table:table-cell table:style-name="TableCell3964">
            <text:p text:style-name="P3965"/>
          </table:table-cell>
        </table:table-row>
        <table:table-row table:style-name="TableRow3966">
          <table:table-cell table:style-name="TableCell3967">
            <text:p text:style-name="P3968">Fondatori</text:p>
          </table:table-cell>
          <table:table-cell table:style-name="TableCell3969">
            <text:p text:style-name="P3970"/>
          </table:table-cell>
          <table:table-cell table:style-name="TableCell3971">
            <text:p text:style-name="P3972"/>
          </table:table-cell>
        </table:table-row>
        <table:table-row table:style-name="TableRow3973">
          <table:table-cell table:style-name="TableCell3974">
            <text:p text:style-name="P3975">nome</text:p>
          </table:table-cell>
          <table:table-cell table:style-name="TableCell3976">
            <text:p text:style-name="P3977">ruolo</text:p>
          </table:table-cell>
          <table:table-cell table:style-name="TableCell3978">
            <text:p text:style-name="P3979">stipendio lordo annuo</text:p>
          </table:table-cell>
        </table:table-row>
        <table:table-row table:style-name="TableRow3980">
          <table:table-cell table:style-name="TableCell3981">
            <text:p text:style-name="P3982"/>
          </table:table-cell>
          <table:table-cell table:style-name="TableCell3983">
            <text:p text:style-name="P3984"/>
          </table:table-cell>
          <table:table-cell table:style-name="TableCell3985">
            <text:p text:style-name="P3986"/>
          </table:table-cell>
        </table:table-row>
        <table:table-row table:style-name="TableRow3987">
          <table:table-cell table:style-name="TableCell3988">
            <text:p text:style-name="P3989"/>
          </table:table-cell>
          <table:table-cell table:style-name="TableCell3990">
            <text:p text:style-name="P3991"/>
          </table:table-cell>
          <table:table-cell table:style-name="TableCell3992">
            <text:p text:style-name="P3993"/>
          </table:table-cell>
        </table:table-row>
        <table:table-row table:style-name="TableRow3994">
          <table:table-cell table:style-name="TableCell3995">
            <text:p text:style-name="P3996"/>
          </table:table-cell>
          <table:table-cell table:style-name="TableCell3997">
            <text:p text:style-name="P3998"/>
          </table:table-cell>
          <table:table-cell table:style-name="TableCell3999">
            <text:p text:style-name="P4000"/>
          </table:table-cell>
        </table:table-row>
        <table:table-row table:style-name="TableRow4001">
          <table:table-cell table:style-name="TableCell4002">
            <text:p text:style-name="P4003"/>
          </table:table-cell>
          <table:table-cell table:style-name="TableCell4004">
            <text:p text:style-name="P4005"/>
          </table:table-cell>
          <table:table-cell table:style-name="TableCell4006">
            <text:p text:style-name="P4007"/>
          </table:table-cell>
        </table:table-row>
        <table:table-row table:style-name="TableRow4008">
          <table:table-cell table:style-name="TableCell4009">
            <text:p text:style-name="P4010"/>
          </table:table-cell>
          <table:table-cell table:style-name="TableCell4011">
            <text:p text:style-name="P4012"/>
          </table:table-cell>
          <table:table-cell table:style-name="TableCell4013">
            <text:p text:style-name="P4014"/>
          </table:table-cell>
        </table:table-row>
        <table:table-row table:style-name="TableRow4015">
          <table:table-cell table:style-name="TableCell4016">
            <text:p text:style-name="P4017"/>
          </table:table-cell>
          <table:table-cell table:style-name="TableCell4018">
            <text:p text:style-name="P4019"/>
          </table:table-cell>
          <table:table-cell table:style-name="TableCell4020">
            <text:p text:style-name="P4021"/>
          </table:table-cell>
        </table:table-row>
        <table:table-row table:style-name="TableRow4022">
          <table:table-cell table:style-name="TableCell4023">
            <text:p text:style-name="P4024">Staff</text:p>
          </table:table-cell>
          <table:table-cell table:style-name="TableCell4025">
            <text:p text:style-name="P4026"/>
          </table:table-cell>
          <table:table-cell table:style-name="TableCell4027">
            <text:p text:style-name="P4028"/>
          </table:table-cell>
        </table:table-row>
        <table:table-row table:style-name="TableRow4029">
          <table:table-cell table:style-name="TableCell4030">
            <text:p text:style-name="P4031">numero</text:p>
          </table:table-cell>
          <table:table-cell table:style-name="TableCell4032">
            <text:p text:style-name="P4033">ruolo</text:p>
          </table:table-cell>
          <table:table-cell table:style-name="TableCell4034">
            <text:p text:style-name="P4035">stipendio lordo annuo</text:p>
          </table:table-cell>
        </table:table-row>
        <table:table-row table:style-name="TableRow4036">
          <table:table-cell table:style-name="TableCell4037">
            <text:p text:style-name="P4038"/>
          </table:table-cell>
          <table:table-cell table:style-name="TableCell4039">
            <text:p text:style-name="P4040"/>
          </table:table-cell>
          <table:table-cell table:style-name="TableCell4041">
            <text:p text:style-name="P4042"/>
          </table:table-cell>
        </table:table-row>
        <table:table-row table:style-name="TableRow4043">
          <table:table-cell table:style-name="TableCell4044">
            <text:p text:style-name="P4045"/>
          </table:table-cell>
          <table:table-cell table:style-name="TableCell4046">
            <text:p text:style-name="P4047"/>
          </table:table-cell>
          <table:table-cell table:style-name="TableCell4048">
            <text:p text:style-name="P4049"/>
          </table:table-cell>
        </table:table-row>
        <table:table-row table:style-name="TableRow4050">
          <table:table-cell table:style-name="TableCell4051">
            <text:p text:style-name="P4052"/>
          </table:table-cell>
          <table:table-cell table:style-name="TableCell4053">
            <text:p text:style-name="P4054"/>
          </table:table-cell>
          <table:table-cell table:style-name="TableCell4055">
            <text:p text:style-name="P4056"/>
          </table:table-cell>
        </table:table-row>
        <table:table-row table:style-name="TableRow4057">
          <table:table-cell table:style-name="TableCell4058">
            <text:p text:style-name="P4059"/>
          </table:table-cell>
          <table:table-cell table:style-name="TableCell4060">
            <text:p text:style-name="P4061"/>
          </table:table-cell>
          <table:table-cell table:style-name="TableCell4062">
            <text:p text:style-name="P4063"/>
          </table:table-cell>
        </table:table-row>
        <table:table-row table:style-name="TableRow4064">
          <table:table-cell table:style-name="TableCell4065">
            <text:p text:style-name="P4066"/>
          </table:table-cell>
          <table:table-cell table:style-name="TableCell4067">
            <text:p text:style-name="P4068"/>
          </table:table-cell>
          <table:table-cell table:style-name="TableCell4069">
            <text:p text:style-name="P4070"/>
          </table:table-cell>
        </table:table-row>
        <table:table-row table:style-name="TableRow4071">
          <table:table-cell table:style-name="TableCell4072">
            <text:p text:style-name="P4073"/>
          </table:table-cell>
          <table:table-cell table:style-name="TableCell4074">
            <text:p text:style-name="P4075"/>
          </table:table-cell>
          <table:table-cell table:style-name="TableCell4076">
            <text:p text:style-name="P4077"/>
          </table:table-cell>
        </table:table-row>
        <table:table-row table:style-name="TableRow4078">
          <table:table-cell table:style-name="TableCell4079">
            <text:p text:style-name="P4080"/>
          </table:table-cell>
          <table:table-cell table:style-name="TableCell4081">
            <text:p text:style-name="P4082"/>
          </table:table-cell>
          <table:table-cell table:style-name="TableCell4083">
            <text:p text:style-name="P4084"/>
          </table:table-cell>
        </table:table-row>
        <table:table-row table:style-name="TableRow4085">
          <table:table-cell table:style-name="TableCell4086">
            <text:p text:style-name="P4087"/>
          </table:table-cell>
          <table:table-cell table:style-name="TableCell4088">
            <text:p text:style-name="P4089"/>
          </table:table-cell>
          <table:table-cell table:style-name="TableCell4090">
            <text:p text:style-name="P4091"/>
          </table:table-cell>
        </table:table-row>
        <table:table-row table:style-name="TableRow4092">
          <table:table-cell table:style-name="TableCell4093">
            <text:p text:style-name="P4094"/>
          </table:table-cell>
          <table:table-cell table:style-name="TableCell4095">
            <text:p text:style-name="P4096"/>
          </table:table-cell>
          <table:table-cell table:style-name="TableCell4097">
            <text:p text:style-name="P4098"/>
          </table:table-cell>
        </table:table-row>
        <table:table-row table:style-name="TableRow4099">
          <table:table-cell table:style-name="TableCell4100">
            <text:p text:style-name="P4101"/>
          </table:table-cell>
          <table:table-cell table:style-name="TableCell4102">
            <text:p text:style-name="P4103"/>
          </table:table-cell>
          <table:table-cell table:style-name="TableCell4104">
            <text:p text:style-name="P4105"/>
          </table:table-cell>
        </table:table-row>
        <table:table-row table:style-name="TableRow4106">
          <table:table-cell table:style-name="TableCell4107">
            <text:p text:style-name="P4108">Risorse Fisiche</text:p>
          </table:table-cell>
          <table:table-cell table:style-name="TableCell4109">
            <text:p text:style-name="P4110"/>
          </table:table-cell>
          <table:table-cell table:style-name="TableCell4111">
            <text:p text:style-name="P4112"/>
          </table:table-cell>
        </table:table-row>
        <table:table-row table:style-name="TableRow4113">
          <table:table-cell table:style-name="TableCell4114">
            <text:p text:style-name="P4115">Locali</text:p>
          </table:table-cell>
          <table:table-cell table:style-name="TableCell4116">
            <text:p text:style-name="P4117"/>
          </table:table-cell>
          <table:table-cell table:style-name="TableCell4118">
            <text:p text:style-name="P4119">Costo Annuale/Fisso</text:p>
          </table:table-cell>
        </table:table-row>
        <table:table-row table:style-name="TableRow4120">
          <table:table-cell table:style-name="TableCell4121">
            <text:p text:style-name="P4122"/>
          </table:table-cell>
          <table:table-cell table:style-name="TableCell4123">
            <text:p text:style-name="P4124"/>
          </table:table-cell>
          <table:table-cell table:style-name="TableCell4125">
            <text:p text:style-name="P4126"/>
          </table:table-cell>
        </table:table-row>
        <table:table-row table:style-name="TableRow4127">
          <table:table-cell table:style-name="TableCell4128">
            <text:p text:style-name="P4129"/>
          </table:table-cell>
          <table:table-cell table:style-name="TableCell4130">
            <text:p text:style-name="P4131"/>
          </table:table-cell>
          <table:table-cell table:style-name="TableCell4132">
            <text:p text:style-name="P4133"/>
          </table:table-cell>
        </table:table-row>
        <table:table-row table:style-name="TableRow4134">
          <table:table-cell table:style-name="TableCell4135">
            <text:p text:style-name="P4136"/>
          </table:table-cell>
          <table:table-cell table:style-name="TableCell4137">
            <text:p text:style-name="P4138"/>
          </table:table-cell>
          <table:table-cell table:style-name="TableCell4139">
            <text:p text:style-name="P4140"/>
          </table:table-cell>
        </table:table-row>
        <table:table-row table:style-name="TableRow4141">
          <table:table-cell table:style-name="TableCell4142" table:number-columns-spanned="2">
            <text:p text:style-name="P4143">Strutture/Macchinari/Software</text:p>
          </table:table-cell>
          <table:covered-table-cell/>
          <table:table-cell table:style-name="TableCell4144">
            <text:p text:style-name="P4145">Costo Annuale/Fisso</text:p>
          </table:table-cell>
        </table:table-row>
        <table:table-row table:style-name="TableRow4146">
          <table:table-cell table:style-name="TableCell4147">
            <text:p text:style-name="P4148"/>
          </table:table-cell>
          <table:table-cell table:style-name="TableCell4149">
            <text:p text:style-name="P4150"/>
          </table:table-cell>
          <table:table-cell table:style-name="TableCell4151">
            <text:p text:style-name="P4152"/>
          </table:table-cell>
        </table:table-row>
        <table:table-row table:style-name="TableRow4153">
          <table:table-cell table:style-name="TableCell4154">
            <text:p text:style-name="P4155"/>
          </table:table-cell>
          <table:table-cell table:style-name="TableCell4156">
            <text:p text:style-name="P4157"/>
          </table:table-cell>
          <table:table-cell table:style-name="TableCell4158">
            <text:p text:style-name="P4159"/>
          </table:table-cell>
        </table:table-row>
        <table:table-row table:style-name="TableRow4160">
          <table:table-cell table:style-name="TableCell4161">
            <text:p text:style-name="P4162"/>
          </table:table-cell>
          <table:table-cell table:style-name="TableCell4163">
            <text:p text:style-name="P4164"/>
          </table:table-cell>
          <table:table-cell table:style-name="TableCell4165">
            <text:p text:style-name="P4166"/>
          </table:table-cell>
        </table:table-row>
        <table:table-row table:style-name="TableRow4167">
          <table:table-cell table:style-name="TableCell4168">
            <text:p text:style-name="P4169"/>
          </table:table-cell>
          <table:table-cell table:style-name="TableCell4170">
            <text:p text:style-name="P4171"/>
          </table:table-cell>
          <table:table-cell table:style-name="TableCell4172">
            <text:p text:style-name="P4173"/>
          </table:table-cell>
        </table:table-row>
        <table:table-row table:style-name="TableRow4174">
          <table:table-cell table:style-name="TableCell4175">
            <text:p text:style-name="P4176"/>
          </table:table-cell>
          <table:table-cell table:style-name="TableCell4177">
            <text:p text:style-name="P4178"/>
          </table:table-cell>
          <table:table-cell table:style-name="TableCell4179">
            <text:p text:style-name="P4180"/>
          </table:table-cell>
        </table:table-row>
        <table:table-row table:style-name="TableRow4181">
          <table:table-cell table:style-name="TableCell4182">
            <text:p text:style-name="P4183"/>
          </table:table-cell>
          <table:table-cell table:style-name="TableCell4184">
            <text:p text:style-name="P4185"/>
          </table:table-cell>
          <table:table-cell table:style-name="TableCell4186">
            <text:p text:style-name="P4187"/>
          </table:table-cell>
        </table:table-row>
        <table:table-row table:style-name="TableRow4188">
          <table:table-cell table:style-name="TableCell4189">
            <text:p text:style-name="P4190"/>
          </table:table-cell>
          <table:table-cell table:style-name="TableCell4191">
            <text:p text:style-name="P4192"/>
          </table:table-cell>
          <table:table-cell table:style-name="TableCell4193">
            <text:p text:style-name="P4194"/>
          </table:table-cell>
        </table:table-row>
        <table:table-row table:style-name="TableRow4195">
          <table:table-cell table:style-name="TableCell4196">
            <text:p text:style-name="P4197"/>
          </table:table-cell>
          <table:table-cell table:style-name="TableCell4198">
            <text:p text:style-name="P4199"/>
          </table:table-cell>
          <table:table-cell table:style-name="TableCell4200">
            <text:p text:style-name="P4201"/>
          </table:table-cell>
        </table:table-row>
        <table:table-row table:style-name="TableRow4202">
          <table:table-cell table:style-name="TableCell4203">
            <text:p text:style-name="P4204"/>
          </table:table-cell>
          <table:table-cell table:style-name="TableCell4205">
            <text:p text:style-name="P4206"/>
          </table:table-cell>
          <table:table-cell table:style-name="TableCell4207">
            <text:p text:style-name="P4208"/>
          </table:table-cell>
        </table:table-row>
        <table:table-row table:style-name="TableRow4209">
          <table:table-cell table:style-name="TableCell4210">
            <text:p text:style-name="P4211"/>
          </table:table-cell>
          <table:table-cell table:style-name="TableCell4212">
            <text:p text:style-name="P4213"/>
          </table:table-cell>
          <table:table-cell table:style-name="TableCell4214">
            <text:p text:style-name="P4215"/>
          </table:table-cell>
        </table:table-row>
        <table:table-row table:style-name="TableRow4216">
          <table:table-cell table:style-name="TableCell4217">
            <text:p text:style-name="P4218"/>
          </table:table-cell>
          <table:table-cell table:style-name="TableCell4219">
            <text:p text:style-name="P4220"/>
          </table:table-cell>
          <table:table-cell table:style-name="TableCell4221">
            <text:p text:style-name="P4222"/>
          </table:table-cell>
        </table:table-row>
        <table:table-row table:style-name="TableRow4223">
          <table:table-cell table:style-name="TableCell4224">
            <text:p text:style-name="P4225"/>
          </table:table-cell>
          <table:table-cell table:style-name="TableCell4226">
            <text:p text:style-name="P4227"/>
          </table:table-cell>
          <table:table-cell table:style-name="TableCell4228">
            <text:p text:style-name="P4229"/>
          </table:table-cell>
        </table:table-row>
        <table:table-row table:style-name="TableRow4230">
          <table:table-cell table:style-name="TableCell4231">
            <text:p text:style-name="P4232"/>
          </table:table-cell>
          <table:table-cell table:style-name="TableCell4233">
            <text:p text:style-name="P4234"/>
          </table:table-cell>
          <table:table-cell table:style-name="TableCell4235">
            <text:p text:style-name="P4236"/>
          </table:table-cell>
        </table:table-row>
        <table:table-row table:style-name="TableRow4237">
          <table:table-cell table:style-name="TableCell4238">
            <text:p text:style-name="P4239"/>
          </table:table-cell>
          <table:table-cell table:style-name="TableCell4240">
            <text:p text:style-name="P4241"/>
          </table:table-cell>
          <table:table-cell table:style-name="TableCell4242">
            <text:p text:style-name="P4243"/>
          </table:table-cell>
        </table:table-row>
        <table:table-row table:style-name="TableRow4244">
          <table:table-cell table:style-name="TableCell4245">
            <text:p text:style-name="P4246"/>
          </table:table-cell>
          <table:table-cell table:style-name="TableCell4247">
            <text:p text:style-name="P4248"/>
          </table:table-cell>
          <table:table-cell table:style-name="TableCell4249">
            <text:p text:style-name="P4250"/>
          </table:table-cell>
        </table:table-row>
        <table:table-row table:style-name="TableRow4251">
          <table:table-cell table:style-name="TableCell4252">
            <text:p text:style-name="P4253"/>
          </table:table-cell>
          <table:table-cell table:style-name="TableCell4254">
            <text:p text:style-name="P4255"/>
          </table:table-cell>
          <table:table-cell table:style-name="TableCell4256">
            <text:p text:style-name="P4257"/>
          </table:table-cell>
        </table:table-row>
        <table:table-row table:style-name="TableRow4258">
          <table:table-cell table:style-name="TableCell4259">
            <text:p text:style-name="P4260"/>
          </table:table-cell>
          <table:table-cell table:style-name="TableCell4261">
            <text:p text:style-name="P4262"/>
          </table:table-cell>
          <table:table-cell table:style-name="TableCell4263">
            <text:p text:style-name="P4264"/>
          </table:table-cell>
        </table:table-row>
        <table:table-row table:style-name="TableRow4265">
          <table:table-cell table:style-name="TableCell4266">
            <text:p text:style-name="P4267">Risorse Intellettuali</text:p>
          </table:table-cell>
          <table:table-cell table:style-name="TableCell4268">
            <text:p text:style-name="P4269"/>
          </table:table-cell>
          <table:table-cell table:style-name="TableCell4270">
            <text:p text:style-name="P4271"/>
          </table:table-cell>
        </table:table-row>
        <table:table-row table:style-name="TableRow4272">
          <table:table-cell table:style-name="TableCell4273">
            <text:p text:style-name="P4274">Brevetti</text:p>
          </table:table-cell>
          <table:table-cell table:style-name="TableCell4275">
            <text:p text:style-name="P4276"/>
          </table:table-cell>
          <table:table-cell table:style-name="TableCell4277">
            <text:p text:style-name="P4278">Costo Annuale/Fisso</text:p>
          </table:table-cell>
        </table:table-row>
        <table:table-row table:style-name="TableRow4279">
          <table:table-cell table:style-name="TableCell4280">
            <text:p text:style-name="P4281"/>
          </table:table-cell>
          <table:table-cell table:style-name="TableCell4282">
            <text:p text:style-name="P4283"/>
          </table:table-cell>
          <table:table-cell table:style-name="TableCell4284">
            <text:p text:style-name="P4285"/>
          </table:table-cell>
        </table:table-row>
        <table:table-row table:style-name="TableRow4286">
          <table:table-cell table:style-name="TableCell4287">
            <text:p text:style-name="P4288"/>
          </table:table-cell>
          <table:table-cell table:style-name="TableCell4289">
            <text:p text:style-name="P4290"/>
          </table:table-cell>
          <table:table-cell table:style-name="TableCell4291">
            <text:p text:style-name="P4292"/>
          </table:table-cell>
        </table:table-row>
        <table:table-row table:style-name="TableRow4293">
          <table:table-cell table:style-name="TableCell4294">
            <text:p text:style-name="P4295"/>
          </table:table-cell>
          <table:table-cell table:style-name="TableCell4296">
            <text:p text:style-name="P4297"/>
          </table:table-cell>
          <table:table-cell table:style-name="TableCell4298">
            <text:p text:style-name="P4299"/>
          </table:table-cell>
        </table:table-row>
        <table:table-row table:style-name="TableRow4300">
          <table:table-cell table:style-name="TableCell4301">
            <text:p text:style-name="P4302"/>
          </table:table-cell>
          <table:table-cell table:style-name="TableCell4303">
            <text:p text:style-name="P4304"/>
          </table:table-cell>
          <table:table-cell table:style-name="TableCell4305">
            <text:p text:style-name="P4306"/>
          </table:table-cell>
        </table:table-row>
        <table:table-row table:style-name="TableRow4307">
          <table:table-cell table:style-name="TableCell4308">
            <text:p text:style-name="P4309"/>
          </table:table-cell>
          <table:table-cell table:style-name="TableCell4310">
            <text:p text:style-name="P4311"/>
          </table:table-cell>
          <table:table-cell table:style-name="TableCell4312">
            <text:p text:style-name="P4313"/>
          </table:table-cell>
        </table:table-row>
        <table:table-row table:style-name="TableRow4314">
          <table:table-cell table:style-name="TableCell4315">
            <text:p text:style-name="P4316"/>
          </table:table-cell>
          <table:table-cell table:style-name="TableCell4317">
            <text:p text:style-name="P4318"/>
          </table:table-cell>
          <table:table-cell table:style-name="TableCell4319">
            <text:p text:style-name="P4320"/>
          </table:table-cell>
        </table:table-row>
        <table:table-row table:style-name="TableRow4321">
          <table:table-cell table:style-name="TableCell4322">
            <text:p text:style-name="P4323"/>
          </table:table-cell>
          <table:table-cell table:style-name="TableCell4324">
            <text:p text:style-name="P4325"/>
          </table:table-cell>
          <table:table-cell table:style-name="TableCell4326">
            <text:p text:style-name="P4327"/>
          </table:table-cell>
        </table:table-row>
        <table:table-row table:style-name="TableRow4328">
          <table:table-cell table:style-name="TableCell4329">
            <text:p text:style-name="P4330"/>
          </table:table-cell>
          <table:table-cell table:style-name="TableCell4331">
            <text:p text:style-name="P4332"/>
          </table:table-cell>
          <table:table-cell table:style-name="TableCell4333">
            <text:p text:style-name="P4334"/>
          </table:table-cell>
        </table:table-row>
        <table:table-row table:style-name="TableRow4335">
          <table:table-cell table:style-name="TableCell4336">
            <text:p text:style-name="P4337"/>
          </table:table-cell>
          <table:table-cell table:style-name="TableCell4338">
            <text:p text:style-name="P4339"/>
          </table:table-cell>
          <table:table-cell table:style-name="TableCell4340">
            <text:p text:style-name="P4341"/>
          </table:table-cell>
        </table:table-row>
        <table:table-row table:style-name="TableRow4342">
          <table:table-cell table:style-name="TableCell4343">
            <text:p text:style-name="P4344"/>
          </table:table-cell>
          <table:table-cell table:style-name="TableCell4345">
            <text:p text:style-name="P4346"/>
          </table:table-cell>
          <table:table-cell table:style-name="TableCell4347">
            <text:p text:style-name="P4348"/>
          </table:table-cell>
        </table:table-row>
        <table:table-row table:style-name="TableRow4349">
          <table:table-cell table:style-name="TableCell4350">
            <text:p text:style-name="P4351"/>
          </table:table-cell>
          <table:table-cell table:style-name="TableCell4352">
            <text:p text:style-name="P4353"/>
          </table:table-cell>
          <table:table-cell table:style-name="TableCell4354">
            <text:p text:style-name="P4355"/>
          </table:table-cell>
        </table:table-row>
        <table:table-row table:style-name="TableRow4356">
          <table:table-cell table:style-name="TableCell4357">
            <text:p text:style-name="P4358"/>
          </table:table-cell>
          <table:table-cell table:style-name="TableCell4359">
            <text:p text:style-name="P4360"/>
          </table:table-cell>
          <table:table-cell table:style-name="TableCell4361">
            <text:p text:style-name="P4362"/>
          </table:table-cell>
        </table:table-row>
        <table:table-row table:style-name="TableRow4363">
          <table:table-cell table:style-name="TableCell4364">
            <text:p text:style-name="P4365">Altri Costi Fissi</text:p>
          </table:table-cell>
          <table:table-cell table:style-name="TableCell4366">
            <text:p text:style-name="P4367"/>
          </table:table-cell>
          <table:table-cell table:style-name="TableCell4368">
            <text:p text:style-name="P4369"/>
          </table:table-cell>
        </table:table-row>
        <table:table-row table:style-name="TableRow4370">
          <table:table-cell table:style-name="TableCell4371">
            <text:p text:style-name="P4372">Burocrazia</text:p>
          </table:table-cell>
          <table:table-cell table:style-name="TableCell4373">
            <text:p text:style-name="P4374"/>
          </table:table-cell>
          <table:table-cell table:style-name="TableCell4375">
            <text:p text:style-name="P4376">Costo Annuale/Fisso</text:p>
          </table:table-cell>
        </table:table-row>
        <table:table-row table:style-name="TableRow4377">
          <table:table-cell table:style-name="TableCell4378">
            <text:p text:style-name="P4379"/>
          </table:table-cell>
          <table:table-cell table:style-name="TableCell4380">
            <text:p text:style-name="P4381"/>
          </table:table-cell>
          <table:table-cell table:style-name="TableCell4382">
            <text:p text:style-name="P4383"/>
          </table:table-cell>
        </table:table-row>
        <table:table-row table:style-name="TableRow4384">
          <table:table-cell table:style-name="TableCell4385">
            <text:p text:style-name="P4386"/>
          </table:table-cell>
          <table:table-cell table:style-name="TableCell4387">
            <text:p text:style-name="P4388"/>
          </table:table-cell>
          <table:table-cell table:style-name="TableCell4389">
            <text:p text:style-name="P4390"/>
          </table:table-cell>
        </table:table-row>
        <table:table-row table:style-name="TableRow4391">
          <table:table-cell table:style-name="TableCell4392">
            <text:p text:style-name="P4393"/>
          </table:table-cell>
          <table:table-cell table:style-name="TableCell4394">
            <text:p text:style-name="P4395"/>
          </table:table-cell>
          <table:table-cell table:style-name="TableCell4396">
            <text:p text:style-name="P4397"/>
          </table:table-cell>
        </table:table-row>
        <table:table-row table:style-name="TableRow4398">
          <table:table-cell table:style-name="TableCell4399">
            <text:p text:style-name="P4400"/>
          </table:table-cell>
          <table:table-cell table:style-name="TableCell4401">
            <text:p text:style-name="P4402"/>
          </table:table-cell>
          <table:table-cell table:style-name="TableCell4403">
            <text:p text:style-name="P4404"/>
          </table:table-cell>
        </table:table-row>
        <table:table-row table:style-name="TableRow4405">
          <table:table-cell table:style-name="TableCell4406">
            <text:p text:style-name="P4407"/>
          </table:table-cell>
          <table:table-cell table:style-name="TableCell4408">
            <text:p text:style-name="P4409"/>
          </table:table-cell>
          <table:table-cell table:style-name="TableCell4410">
            <text:p text:style-name="P4411"/>
          </table:table-cell>
        </table:table-row>
        <table:table-row table:style-name="TableRow4412">
          <table:table-cell table:style-name="TableCell4413">
            <text:p text:style-name="P4414"/>
          </table:table-cell>
          <table:table-cell table:style-name="TableCell4415">
            <text:p text:style-name="P4416"/>
          </table:table-cell>
          <table:table-cell table:style-name="TableCell4417">
            <text:p text:style-name="P4418"/>
          </table:table-cell>
        </table:table-row>
        <table:table-row table:style-name="TableRow4419">
          <table:table-cell table:style-name="TableCell4420">
            <text:p text:style-name="P4421"/>
          </table:table-cell>
          <table:table-cell table:style-name="TableCell4422">
            <text:p text:style-name="P4423"/>
          </table:table-cell>
          <table:table-cell table:style-name="TableCell4424">
            <text:p text:style-name="P4425"/>
          </table:table-cell>
        </table:table-row>
        <table:table-row table:style-name="TableRow4426">
          <table:table-cell table:style-name="TableCell4427">
            <text:p text:style-name="P4428"/>
          </table:table-cell>
          <table:table-cell table:style-name="TableCell4429">
            <text:p text:style-name="P4430"/>
          </table:table-cell>
          <table:table-cell table:style-name="TableCell4431">
            <text:p text:style-name="P4432"/>
          </table:table-cell>
        </table:table-row>
        <table:table-row table:style-name="TableRow4433">
          <table:table-cell table:style-name="TableCell4434">
            <text:p text:style-name="P4435">Costi Variabili</text:p>
          </table:table-cell>
          <table:table-cell table:style-name="TableCell4436">
            <text:p text:style-name="P4437"/>
          </table:table-cell>
          <table:table-cell table:style-name="TableCell4438">
            <text:p text:style-name="P4439"/>
          </table:table-cell>
        </table:table-row>
        <table:table-row table:style-name="TableRow4440">
          <table:table-cell table:style-name="TableCell4441">
            <text:p text:style-name="P4442"/>
          </table:table-cell>
          <table:table-cell table:style-name="TableCell4443">
            <text:p text:style-name="P4444"/>
          </table:table-cell>
          <table:table-cell table:style-name="TableCell4445">
            <text:p text:style-name="P4446">Costo per unità di Prodotto</text:p>
          </table:table-cell>
        </table:table-row>
        <table:table-row table:style-name="TableRow4447">
          <table:table-cell table:style-name="TableCell4448">
            <text:p text:style-name="P4449"/>
          </table:table-cell>
          <table:table-cell table:style-name="TableCell4450">
            <text:p text:style-name="P4451"/>
          </table:table-cell>
          <table:table-cell table:style-name="TableCell4452">
            <text:p text:style-name="P4453"/>
          </table:table-cell>
        </table:table-row>
        <table:table-row table:style-name="TableRow4454">
          <table:table-cell table:style-name="TableCell4455">
            <text:p text:style-name="P4456"/>
            <text:p text:style-name="P4457"/>
            <text:p text:style-name="P4458"/>
            <text:p text:style-name="P4459"/>
            <text:p text:style-name="P4460"/>
            <text:p text:style-name="P4461"/>
          </table:table-cell>
          <table:table-cell table:style-name="TableCell4462">
            <text:p text:style-name="P4463"/>
          </table:table-cell>
          <table:table-cell table:style-name="TableCell4464">
            <text:p text:style-name="P4465"/>
          </table:table-cell>
        </table:table-row>
      </table:table>
      <text:p text:style-name="Standard"/>
      <text:p text:style-name="P4466"/>
      <table:table table:style-name="Table4467">
        <table:table-columns>
          <table:table-column table:style-name="TableColumn4468"/>
          <table:table-column table:style-name="TableColumn4469"/>
          <table:table-column table:style-name="TableColumn4470"/>
        </table:table-columns>
        <table:table-row table:style-name="TableRow4471">
          <table:table-cell table:style-name="TableCell4472">
            <text:h text:style-name="P4473" text:outline-level="1">Ricavi</text:h>
          </table:table-cell>
          <table:table-cell table:style-name="TableCell4474">
            <text:p text:style-name="P4475"/>
          </table:table-cell>
          <table:table-cell table:style-name="TableCell4476">
            <text:p text:style-name="P4477"/>
          </table:table-cell>
        </table:table-row>
        <table:table-row table:style-name="TableRow4478">
          <table:table-cell table:style-name="TableCell4479">
            <text:p text:style-name="P4480"/>
          </table:table-cell>
          <table:table-cell table:style-name="TableCell4481">
            <text:p text:style-name="P4482"/>
          </table:table-cell>
          <table:table-cell table:style-name="TableCell4483">
            <text:p text:style-name="P4484"/>
          </table:table-cell>
        </table:table-row>
        <table:table-row table:style-name="TableRow4485">
          <table:table-cell table:style-name="TableCell4486">
            <text:p text:style-name="P4487">Costo unitario Prodotto 1</text:p>
          </table:table-cell>
          <table:table-cell table:style-name="TableCell4488">
            <text:p text:style-name="P4489"/>
          </table:table-cell>
          <table:table-cell table:style-name="TableCell4490">
            <text:p text:style-name="P4491"/>
          </table:table-cell>
        </table:table-row>
        <table:table-row table:style-name="TableRow4492">
          <table:table-cell table:style-name="TableCell4493">
            <text:p text:style-name="P4494"/>
          </table:table-cell>
          <table:table-cell table:style-name="TableCell4495">
            <text:p text:style-name="P4496"/>
          </table:table-cell>
          <table:table-cell table:style-name="TableCell4497">
            <text:p text:style-name="P4498"/>
          </table:table-cell>
        </table:table-row>
        <table:table-row table:style-name="TableRow4499">
          <table:table-cell table:style-name="TableCell4500">
            <text:p text:style-name="P4501"/>
          </table:table-cell>
          <table:table-cell table:style-name="TableCell4502">
            <text:p text:style-name="P4503"/>
          </table:table-cell>
          <table:table-cell table:style-name="TableCell4504">
            <text:p text:style-name="P4505"/>
          </table:table-cell>
        </table:table-row>
        <table:table-row table:style-name="TableRow4506">
          <table:table-cell table:style-name="TableCell4507">
            <text:p text:style-name="P4508">Mercato Potenziale Prodotto 1</text:p>
          </table:table-cell>
          <table:table-cell table:style-name="TableCell4509">
            <text:p text:style-name="P4510"/>
          </table:table-cell>
          <table:table-cell table:style-name="TableCell4511">
            <text:p text:style-name="P4512"/>
          </table:table-cell>
        </table:table-row>
        <table:table-row table:style-name="TableRow4513">
          <table:table-cell table:style-name="TableCell4514">
            <text:p text:style-name="P4515"/>
          </table:table-cell>
          <table:table-cell table:style-name="TableCell4516">
            <text:p text:style-name="P4517"/>
          </table:table-cell>
          <table:table-cell table:style-name="TableCell4518">
            <text:p text:style-name="P4519"/>
          </table:table-cell>
        </table:table-row>
        <table:table-row table:style-name="TableRow4520">
          <table:table-cell table:style-name="TableCell4521">
            <text:p text:style-name="P4522"/>
          </table:table-cell>
          <table:table-cell table:style-name="TableCell4523">
            <text:p text:style-name="P4524"/>
          </table:table-cell>
          <table:table-cell table:style-name="TableCell4525">
            <text:p text:style-name="P4526"/>
          </table:table-cell>
        </table:table-row>
        <table:table-row table:style-name="TableRow4527">
          <table:table-cell table:style-name="TableCell4528">
            <text:p text:style-name="P4529">Vendite Anno 1</text:p>
          </table:table-cell>
          <table:table-cell table:style-name="TableCell4530">
            <text:p text:style-name="P4531"/>
          </table:table-cell>
          <table:table-cell table:style-name="TableCell4532">
            <text:p text:style-name="P4533">Ricavi</text:p>
          </table:table-cell>
        </table:table-row>
        <table:table-row table:style-name="TableRow4534">
          <table:table-cell table:style-name="TableCell4535">
            <text:p text:style-name="P4536"/>
          </table:table-cell>
          <table:table-cell table:style-name="TableCell4537">
            <text:p text:style-name="P4538"/>
          </table:table-cell>
          <table:table-cell table:style-name="TableCell4539">
            <text:p text:style-name="P4540"/>
          </table:table-cell>
        </table:table-row>
        <table:table-row table:style-name="TableRow4541">
          <table:table-cell table:style-name="TableCell4542">
            <text:p text:style-name="P4543"/>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P4550"/>
          </table:table-cell>
          <table:table-cell table:style-name="TableCell4551">
            <text:p text:style-name="P4552"/>
          </table:table-cell>
          <table:table-cell table:style-name="TableCell4553">
            <text:p text:style-name="P4554"/>
          </table:table-cell>
        </table:table-row>
        <table:table-row table:style-name="TableRow4555">
          <table:table-cell table:style-name="TableCell4556">
            <text:p text:style-name="P4557">Vendite Anno 2</text:p>
          </table:table-cell>
          <table:table-cell table:style-name="TableCell4558">
            <text:p text:style-name="P4559"/>
          </table:table-cell>
          <table:table-cell table:style-name="TableCell4560">
            <text:p text:style-name="P4561">Ricavi</text:p>
          </table:table-cell>
        </table:table-row>
        <table:table-row table:style-name="TableRow4562">
          <table:table-cell table:style-name="TableCell4563">
            <text:p text:style-name="P4564"/>
          </table:table-cell>
          <table:table-cell table:style-name="TableCell4565">
            <text:p text:style-name="P4566"/>
          </table:table-cell>
          <table:table-cell table:style-name="TableCell4567">
            <text:p text:style-name="P4568"/>
          </table:table-cell>
        </table:table-row>
        <table:table-row table:style-name="TableRow4569">
          <table:table-cell table:style-name="TableCell4570">
            <text:p text:style-name="P4571"/>
          </table:table-cell>
          <table:table-cell table:style-name="TableCell4572">
            <text:p text:style-name="P4573"/>
          </table:table-cell>
          <table:table-cell table:style-name="TableCell4574">
            <text:p text:style-name="P4575"/>
          </table:table-cell>
        </table:table-row>
        <table:table-row table:style-name="TableRow4576">
          <table:table-cell table:style-name="TableCell4577">
            <text:p text:style-name="P4578"/>
          </table:table-cell>
          <table:table-cell table:style-name="TableCell4579">
            <text:p text:style-name="P4580"/>
          </table:table-cell>
          <table:table-cell table:style-name="TableCell4581">
            <text:p text:style-name="P4582"/>
          </table:table-cell>
        </table:table-row>
        <table:table-row table:style-name="TableRow4583">
          <table:table-cell table:style-name="TableCell4584">
            <text:p text:style-name="P4585">Vendite Anno 3</text:p>
          </table:table-cell>
          <table:table-cell table:style-name="TableCell4586">
            <text:p text:style-name="P4587"/>
          </table:table-cell>
          <table:table-cell table:style-name="TableCell4588">
            <text:p text:style-name="P4589">Ricavi</text:p>
          </table:table-cell>
        </table:table-row>
        <table:table-row table:style-name="TableRow4590">
          <table:table-cell table:style-name="TableCell4591">
            <text:p text:style-name="P4592"/>
          </table:table-cell>
          <table:table-cell table:style-name="TableCell4593">
            <text:p text:style-name="P4594"/>
          </table:table-cell>
          <table:table-cell table:style-name="TableCell4595">
            <text:p text:style-name="P4596"/>
          </table:table-cell>
        </table:table-row>
        <table:table-row table:style-name="TableRow4597">
          <table:table-cell table:style-name="TableCell4598">
            <text:p text:style-name="P4599"/>
          </table:table-cell>
          <table:table-cell table:style-name="TableCell4600">
            <text:p text:style-name="P4601"/>
          </table:table-cell>
          <table:table-cell table:style-name="TableCell4602">
            <text:p text:style-name="P4603"/>
          </table:table-cell>
        </table:table-row>
        <table:table-row table:style-name="TableRow4604">
          <table:table-cell table:style-name="TableCell4605">
            <text:p text:style-name="P4606"/>
          </table:table-cell>
          <table:table-cell table:style-name="TableCell4607">
            <text:p text:style-name="P4608"/>
          </table:table-cell>
          <table:table-cell table:style-name="TableCell4609">
            <text:p text:style-name="P4610"/>
          </table:table-cell>
        </table:table-row>
        <table:table-row table:style-name="TableRow4611">
          <table:table-cell table:style-name="TableCell4612">
            <text:p text:style-name="P4613"/>
          </table:table-cell>
          <table:table-cell table:style-name="TableCell4614">
            <text:p text:style-name="P4615"/>
          </table:table-cell>
          <table:table-cell table:style-name="TableCell4616">
            <text:p text:style-name="P4617"/>
          </table:table-cell>
        </table:table-row>
        <table:table-row table:style-name="TableRow4618">
          <table:table-cell table:style-name="TableCell4619">
            <text:p text:style-name="P4620">Costo unitario Prodotto 2</text:p>
          </table:table-cell>
          <table:table-cell table:style-name="TableCell4621">
            <text:p text:style-name="P4622"/>
          </table:table-cell>
          <table:table-cell table:style-name="TableCell4623">
            <text:p text:style-name="P4624"/>
          </table:table-cell>
        </table:table-row>
        <table:table-row table:style-name="TableRow4625">
          <table:table-cell table:style-name="TableCell4626">
            <text:p text:style-name="P4627"/>
          </table:table-cell>
          <table:table-cell table:style-name="TableCell4628">
            <text:p text:style-name="P4629"/>
          </table:table-cell>
          <table:table-cell table:style-name="TableCell4630">
            <text:p text:style-name="P4631"/>
          </table:table-cell>
        </table:table-row>
        <table:table-row table:style-name="TableRow4632">
          <table:table-cell table:style-name="TableCell4633">
            <text:p text:style-name="P4634"/>
          </table:table-cell>
          <table:table-cell table:style-name="TableCell4635">
            <text:p text:style-name="P4636"/>
          </table:table-cell>
          <table:table-cell table:style-name="TableCell4637">
            <text:p text:style-name="P4638"/>
          </table:table-cell>
        </table:table-row>
        <table:table-row table:style-name="TableRow4639">
          <table:table-cell table:style-name="TableCell4640">
            <text:p text:style-name="P4641">Mercato Potenziale Prodotto 2</text:p>
          </table:table-cell>
          <table:table-cell table:style-name="TableCell4642">
            <text:p text:style-name="P4643"/>
          </table:table-cell>
          <table:table-cell table:style-name="TableCell4644">
            <text:p text:style-name="P4645"/>
          </table:table-cell>
        </table:table-row>
        <table:table-row table:style-name="TableRow4646">
          <table:table-cell table:style-name="TableCell4647">
            <text:p text:style-name="P4648"/>
          </table:table-cell>
          <table:table-cell table:style-name="TableCell4649">
            <text:p text:style-name="P4650"/>
          </table:table-cell>
          <table:table-cell table:style-name="TableCell4651">
            <text:p text:style-name="P4652"/>
          </table:table-cell>
        </table:table-row>
        <table:table-row table:style-name="TableRow4653">
          <table:table-cell table:style-name="TableCell4654">
            <text:p text:style-name="P4655"/>
          </table:table-cell>
          <table:table-cell table:style-name="TableCell4656">
            <text:p text:style-name="P4657"/>
          </table:table-cell>
          <table:table-cell table:style-name="TableCell4658">
            <text:p text:style-name="P4659"/>
          </table:table-cell>
        </table:table-row>
        <table:table-row table:style-name="TableRow4660">
          <table:table-cell table:style-name="TableCell4661">
            <text:p text:style-name="P4662">Vendite Anno 1</text:p>
          </table:table-cell>
          <table:table-cell table:style-name="TableCell4663">
            <text:p text:style-name="P4664"/>
          </table:table-cell>
          <table:table-cell table:style-name="TableCell4665">
            <text:p text:style-name="P4666">Ricavi</text:p>
          </table:table-cell>
        </table:table-row>
        <table:table-row table:style-name="TableRow4667">
          <table:table-cell table:style-name="TableCell4668">
            <text:p text:style-name="P4669"/>
          </table:table-cell>
          <table:table-cell table:style-name="TableCell4670">
            <text:p text:style-name="P4671"/>
          </table:table-cell>
          <table:table-cell table:style-name="TableCell4672">
            <text:p text:style-name="P4673"/>
          </table:table-cell>
        </table:table-row>
        <table:table-row table:style-name="TableRow4674">
          <table:table-cell table:style-name="TableCell4675">
            <text:p text:style-name="P4676"/>
          </table:table-cell>
          <table:table-cell table:style-name="TableCell4677">
            <text:p text:style-name="P4678"/>
          </table:table-cell>
          <table:table-cell table:style-name="TableCell4679">
            <text:p text:style-name="P4680"/>
          </table:table-cell>
        </table:table-row>
        <table:table-row table:style-name="TableRow4681">
          <table:table-cell table:style-name="TableCell4682">
            <text:p text:style-name="P4683"/>
          </table:table-cell>
          <table:table-cell table:style-name="TableCell4684">
            <text:p text:style-name="P4685"/>
          </table:table-cell>
          <table:table-cell table:style-name="TableCell4686">
            <text:p text:style-name="P4687"/>
          </table:table-cell>
        </table:table-row>
        <table:table-row table:style-name="TableRow4688">
          <table:table-cell table:style-name="TableCell4689">
            <text:p text:style-name="P4690">Vendite Anno 2</text:p>
          </table:table-cell>
          <table:table-cell table:style-name="TableCell4691">
            <text:p text:style-name="P4692"/>
          </table:table-cell>
          <table:table-cell table:style-name="TableCell4693">
            <text:p text:style-name="P4694">Ricavi</text:p>
          </table:table-cell>
        </table:table-row>
        <table:table-row table:style-name="TableRow4695">
          <table:table-cell table:style-name="TableCell4696">
            <text:p text:style-name="P4697"/>
          </table:table-cell>
          <table:table-cell table:style-name="TableCell4698">
            <text:p text:style-name="P4699"/>
          </table:table-cell>
          <table:table-cell table:style-name="TableCell4700">
            <text:p text:style-name="P4701"/>
          </table:table-cell>
        </table:table-row>
        <table:table-row table:style-name="TableRow4702">
          <table:table-cell table:style-name="TableCell4703">
            <text:p text:style-name="P4704"/>
          </table:table-cell>
          <table:table-cell table:style-name="TableCell4705">
            <text:p text:style-name="P4706"/>
          </table:table-cell>
          <table:table-cell table:style-name="TableCell4707">
            <text:p text:style-name="P4708"/>
          </table:table-cell>
        </table:table-row>
        <table:table-row table:style-name="TableRow4709">
          <table:table-cell table:style-name="TableCell4710">
            <text:p text:style-name="P4711"/>
          </table:table-cell>
          <table:table-cell table:style-name="TableCell4712">
            <text:p text:style-name="P4713"/>
          </table:table-cell>
          <table:table-cell table:style-name="TableCell4714">
            <text:p text:style-name="P4715"/>
          </table:table-cell>
        </table:table-row>
        <table:table-row table:style-name="TableRow4716">
          <table:table-cell table:style-name="TableCell4717">
            <text:p text:style-name="P4718">Vendite Anno 3</text:p>
          </table:table-cell>
          <table:table-cell table:style-name="TableCell4719">
            <text:p text:style-name="P4720"/>
          </table:table-cell>
          <table:table-cell table:style-name="TableCell4721">
            <text:p text:style-name="P4722">Ricavi</text:p>
          </table:table-cell>
        </table:table-row>
        <table:table-row table:style-name="TableRow4723">
          <table:table-cell table:style-name="TableCell4724">
            <text:p text:style-name="P4725"/>
          </table:table-cell>
          <table:table-cell table:style-name="TableCell4726">
            <text:p text:style-name="P4727"/>
          </table:table-cell>
          <table:table-cell table:style-name="TableCell4728">
            <text:p text:style-name="P4729"/>
          </table:table-cell>
        </table:table-row>
        <table:table-row table:style-name="TableRow4730">
          <table:table-cell table:style-name="TableCell4731">
            <text:p text:style-name="P4732"/>
          </table:table-cell>
          <table:table-cell table:style-name="TableCell4733">
            <text:p text:style-name="P4734"/>
          </table:table-cell>
          <table:table-cell table:style-name="TableCell4735">
            <text:p text:style-name="P4736"/>
          </table:table-cell>
        </table:table-row>
        <table:table-row table:style-name="TableRow4737">
          <table:table-cell table:style-name="TableCell4738">
            <text:p text:style-name="P4739"/>
          </table:table-cell>
          <table:table-cell table:style-name="TableCell4740">
            <text:p text:style-name="P4741"/>
          </table:table-cell>
          <table:table-cell table:style-name="TableCell4742">
            <text:p text:style-name="P4743"/>
          </table:table-cell>
        </table:table-row>
        <table:table-row table:style-name="TableRow4744">
          <table:table-cell table:style-name="TableCell4745">
            <text:p text:style-name="P4746"/>
            <text:p text:style-name="P4747"/>
            <text:p text:style-name="P4748"/>
            <text:p text:style-name="P4749"/>
          </table:table-cell>
          <table:table-cell table:style-name="TableCell4750">
            <text:p text:style-name="P4751"/>
          </table:table-cell>
          <table:table-cell table:style-name="TableCell4752">
            <text:p text:style-name="P4753"/>
          </table:table-cell>
        </table:table-row>
      </table:table>
      <text:p text:style-name="Standard"/>
      <text:p text:style-name="P4754"/>
      <text:p text:style-name="P4755">//MANCA GRAFICO</text:p>
      <text:p text:style-name="Standard"/>
      <text:p text:style-name="Standard"/>
      <text:p text:style-name="Standard"/>
      <text:h text:style-name="Titolo2" text:outline-level="2">Analisi di Breakeven ( e EBITDA)</text:h>
      <table:table table:style-name="Table4756">
        <table:table-columns>
          <table:table-column table:style-name="TableColumn4757"/>
        </table:table-columns>
        <table:table-row table:style-name="TableRow4758">
          <table:table-cell table:style-name="TableCell4759">
            <text:p text:style-name="P4760">Il breakeven verrà raggiunto…</text:p>
          </table:table-cell>
        </table:table-row>
        <table:table-row table:style-name="TableRow4761">
          <table:table-cell table:style-name="TableCell4762">
            <text:p text:style-name="P4763"/>
          </table:table-cell>
        </table:table-row>
        <table:table-row table:style-name="TableRow4764">
          <table:table-cell table:style-name="TableCell4765">
            <text:p text:style-name="P4766"/>
          </table:table-cell>
        </table:table-row>
        <table:table-row table:style-name="TableRow4767">
          <table:table-cell table:style-name="TableCell4768">
            <text:p text:style-name="P4769"/>
          </table:table-cell>
        </table:table-row>
        <table:table-row table:style-name="TableRow4770">
          <table:table-cell table:style-name="TableCell4771">
            <text:p text:style-name="P4772"/>
          </table:table-cell>
        </table:table-row>
        <table:table-row table:style-name="TableRow4773">
          <table:table-cell table:style-name="TableCell4774">
            <text:p text:style-name="P4775"/>
          </table:table-cell>
        </table:table-row>
        <table:table-row table:style-name="TableRow4776">
          <table:table-cell table:style-name="TableCell4777">
            <text:p text:style-name="P4778"/>
          </table:table-cell>
        </table:table-row>
        <table:table-row table:style-name="TableRow4779">
          <table:table-cell table:style-name="TableCell4780">
            <text:p text:style-name="P4781"/>
          </table:table-cell>
        </table:table-row>
        <table:table-row table:style-name="TableRow4782">
          <table:table-cell table:style-name="TableCell4783">
            <text:p text:style-name="P4784"/>
          </table:table-cell>
        </table:table-row>
        <table:table-row table:style-name="TableRow4785">
          <table:table-cell table:style-name="TableCell4786">
            <text:p text:style-name="P4787"/>
          </table:table-cell>
        </table:table-row>
        <table:table-row table:style-name="TableRow4788">
          <table:table-cell table:style-name="TableCell4789">
            <text:p text:style-name="P4790"/>
          </table:table-cell>
        </table:table-row>
        <table:table-row table:style-name="TableRow4791">
          <table:table-cell table:style-name="TableCell4792">
            <text:p text:style-name="P4793"/>
          </table:table-cell>
        </table:table-row>
        <table:table-row table:style-name="TableRow4794">
          <table:table-cell table:style-name="TableCell4795">
            <text:p text:style-name="P4796"/>
          </table:table-cell>
        </table:table-row>
      </table:table>
      <text:h text:style-name="P4797"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4798">
        <table:table-columns>
          <table:table-column table:style-name="TableColumn4799"/>
        </table:table-columns>
        <table:table-row table:style-name="TableRow4800">
          <table:table-cell table:style-name="TableCell4801">
            <text:p text:style-name="P4802"/>
          </table:table-cell>
        </table:table-row>
        <table:table-row table:style-name="TableRow4803">
          <table:table-cell table:style-name="TableCell4804">
            <text:p text:style-name="P4805"/>
          </table:table-cell>
        </table:table-row>
        <table:table-row table:style-name="TableRow4806">
          <table:table-cell table:style-name="TableCell4807">
            <text:p text:style-name="P4808"/>
          </table:table-cell>
        </table:table-row>
        <table:table-row table:style-name="TableRow4809">
          <table:table-cell table:style-name="TableCell4810">
            <text:p text:style-name="P4811"/>
          </table:table-cell>
        </table:table-row>
        <table:table-row table:style-name="TableRow4812">
          <table:table-cell table:style-name="TableCell4813">
            <text:p text:style-name="P4814"/>
          </table:table-cell>
        </table:table-row>
        <table:table-row table:style-name="TableRow4815">
          <table:table-cell table:style-name="TableCell4816">
            <text:p text:style-name="P4817"/>
          </table:table-cell>
        </table:table-row>
        <table:table-row table:style-name="TableRow4818">
          <table:table-cell table:style-name="TableCell4819">
            <text:p text:style-name="P4820"/>
          </table:table-cell>
        </table:table-row>
        <table:table-row table:style-name="TableRow4821">
          <table:table-cell table:style-name="TableCell4822">
            <text:p text:style-name="P4823"/>
          </table:table-cell>
        </table:table-row>
        <table:table-row table:style-name="TableRow4824">
          <table:table-cell table:style-name="TableCell4825">
            <text:p text:style-name="P4826"/>
          </table:table-cell>
        </table:table-row>
        <table:table-row table:style-name="TableRow4827">
          <table:table-cell table:style-name="TableCell4828">
            <text:p text:style-name="P4829"/>
          </table:table-cell>
        </table:table-row>
        <table:table-row table:style-name="TableRow4830">
          <table:table-cell table:style-name="TableCell4831">
            <text:p text:style-name="P4832"/>
          </table:table-cell>
        </table:table-row>
        <table:table-row table:style-name="TableRow4833">
          <table:table-cell table:style-name="TableCell4834">
            <text:p text:style-name="P4835"/>
          </table:table-cell>
        </table:table-row>
        <table:table-row table:style-name="TableRow4836">
          <table:table-cell table:style-name="TableCell4837">
            <text:p text:style-name="P4838"/>
          </table:table-cell>
        </table:table-row>
        <table:table-row table:style-name="TableRow4839">
          <table:table-cell table:style-name="TableCell4840">
            <text:p text:style-name="P4841"/>
          </table:table-cell>
        </table:table-row>
        <table:table-row table:style-name="TableRow4842">
          <table:table-cell table:style-name="TableCell4843">
            <text:p text:style-name="P4844"/>
          </table:table-cell>
        </table:table-row>
        <table:table-row table:style-name="TableRow4845">
          <table:table-cell table:style-name="TableCell4846">
            <text:p text:style-name="P4847"/>
          </table:table-cell>
        </table:table-row>
        <table:table-row table:style-name="TableRow4848">
          <table:table-cell table:style-name="TableCell4849">
            <text:p text:style-name="P4850"/>
          </table:table-cell>
        </table:table-row>
        <table:table-row table:style-name="TableRow4851">
          <table:table-cell table:style-name="TableCell4852">
            <text:p text:style-name="P4853"/>
          </table:table-cell>
        </table:table-row>
        <table:table-row table:style-name="TableRow4854">
          <table:table-cell table:style-name="TableCell4855">
            <text:p text:style-name="P4856"/>
          </table:table-cell>
        </table:table-row>
        <table:table-row table:style-name="TableRow4857">
          <table:table-cell table:style-name="TableCell4858">
            <text:p text:style-name="P4859"/>
          </table:table-cell>
        </table:table-row>
        <table:table-row table:style-name="TableRow4860">
          <table:table-cell table:style-name="TableCell4861">
            <text:p text:style-name="P4862"/>
          </table:table-cell>
        </table:table-row>
        <table:table-row table:style-name="TableRow4863">
          <table:table-cell table:style-name="TableCell4864">
            <text:p text:style-name="P4865"/>
          </table:table-cell>
        </table:table-row>
        <table:table-row table:style-name="TableRow4866">
          <table:table-cell table:style-name="TableCell4867">
            <text:p text:style-name="P4868"/>
          </table:table-cell>
        </table:table-row>
        <table:table-row table:style-name="TableRow4869">
          <table:table-cell table:style-name="TableCell4870">
            <text:p text:style-name="P4871"/>
          </table:table-cell>
        </table:table-row>
        <table:table-row table:style-name="TableRow4872">
          <table:table-cell table:style-name="TableCell4873">
            <text:p text:style-name="P4874"/>
          </table:table-cell>
        </table:table-row>
        <table:table-row table:style-name="TableRow4875">
          <table:table-cell table:style-name="TableCell4876">
            <text:p text:style-name="P4877"/>
          </table:table-cell>
        </table:table-row>
        <table:table-row table:style-name="TableRow4878">
          <table:table-cell table:style-name="TableCell4879">
            <text:p text:style-name="P4880"/>
          </table:table-cell>
        </table:table-row>
        <table:table-row table:style-name="TableRow4881">
          <table:table-cell table:style-name="TableCell4882">
            <text:p text:style-name="P4883"/>
          </table:table-cell>
        </table:table-row>
        <table:table-row table:style-name="TableRow4884">
          <table:table-cell table:style-name="TableCell4885">
            <text:p text:style-name="P4886"/>
          </table:table-cell>
        </table:table-row>
        <table:table-row table:style-name="TableRow4887">
          <table:table-cell table:style-name="TableCell4888">
            <text:p text:style-name="P4889"/>
          </table:table-cell>
        </table:table-row>
        <table:table-row table:style-name="TableRow4890">
          <table:table-cell table:style-name="TableCell4891">
            <text:p text:style-name="P4892"/>
          </table:table-cell>
        </table:table-row>
        <table:table-row table:style-name="TableRow4893">
          <table:table-cell table:style-name="TableCell4894">
            <text:p text:style-name="P4895"/>
          </table:table-cell>
        </table:table-row>
        <table:table-row table:style-name="TableRow4896">
          <table:table-cell table:style-name="TableCell4897">
            <text:p text:style-name="P4898"/>
          </table:table-cell>
        </table:table-row>
        <table:table-row table:style-name="TableRow4899">
          <table:table-cell table:style-name="TableCell4900">
            <text:p text:style-name="P4901"/>
          </table:table-cell>
        </table:table-row>
        <table:table-row table:style-name="TableRow4902">
          <table:table-cell table:style-name="TableCell4903">
            <text:p text:style-name="P4904"/>
          </table:table-cell>
        </table:table-row>
        <table:table-row table:style-name="TableRow4905">
          <table:table-cell table:style-name="TableCell4906">
            <text:p text:style-name="P4907"/>
          </table:table-cell>
        </table:table-row>
        <table:table-row table:style-name="TableRow4908">
          <table:table-cell table:style-name="TableCell4909">
            <text:p text:style-name="P4910"/>
          </table:table-cell>
        </table:table-row>
        <table:table-row table:style-name="TableRow4911">
          <table:table-cell table:style-name="TableCell4912">
            <text:p text:style-name="P4913"/>
          </table:table-cell>
        </table:table-row>
        <table:table-row table:style-name="TableRow4914">
          <table:table-cell table:style-name="TableCell4915">
            <text:p text:style-name="P4916"/>
          </table:table-cell>
        </table:table-row>
        <table:table-row table:style-name="TableRow4917">
          <table:table-cell table:style-name="TableCell4918">
            <text:p text:style-name="P4919"/>
          </table:table-cell>
        </table:table-row>
        <table:table-row table:style-name="TableRow4920">
          <table:table-cell table:style-name="TableCell4921">
            <text:p text:style-name="P4922"/>
          </table:table-cell>
        </table:table-row>
        <table:table-row table:style-name="TableRow4923">
          <table:table-cell table:style-name="TableCell4924">
            <text:p text:style-name="P4925"/>
          </table:table-cell>
        </table:table-row>
        <table:table-row table:style-name="TableRow4926">
          <table:table-cell table:style-name="TableCell4927">
            <text:p text:style-name="P4928"/>
          </table:table-cell>
        </table:table-row>
        <table:table-row table:style-name="TableRow4929">
          <table:table-cell table:style-name="TableCell4930">
            <text:p text:style-name="P4931"/>
          </table:table-cell>
        </table:table-row>
        <table:table-row table:style-name="TableRow4932">
          <table:table-cell table:style-name="TableCell4933">
            <text:p text:style-name="P4934"/>
          </table:table-cell>
        </table:table-row>
        <table:table-row table:style-name="TableRow4935">
          <table:table-cell table:style-name="TableCell4936">
            <text:p text:style-name="P4937"/>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4938">
        <table:table-columns>
          <table:table-column table:style-name="TableColumn4939"/>
        </table:table-columns>
        <table:table-row table:style-name="TableRow4940">
          <table:table-cell table:style-name="TableCell4941">
            <text:p text:style-name="P4942"/>
          </table:table-cell>
        </table:table-row>
        <table:table-row table:style-name="TableRow4943">
          <table:table-cell table:style-name="TableCell4944">
            <text:p text:style-name="P4945"/>
          </table:table-cell>
        </table:table-row>
        <table:table-row table:style-name="TableRow4946">
          <table:table-cell table:style-name="TableCell4947">
            <text:p text:style-name="P4948"/>
          </table:table-cell>
        </table:table-row>
        <table:table-row table:style-name="TableRow4949">
          <table:table-cell table:style-name="TableCell4950">
            <text:p text:style-name="P4951"/>
          </table:table-cell>
        </table:table-row>
        <table:table-row table:style-name="TableRow4952">
          <table:table-cell table:style-name="TableCell4953">
            <text:p text:style-name="P4954"/>
          </table:table-cell>
        </table:table-row>
        <table:table-row table:style-name="TableRow4955">
          <table:table-cell table:style-name="TableCell4956">
            <text:p text:style-name="P4957"/>
          </table:table-cell>
        </table:table-row>
        <table:table-row table:style-name="TableRow4958">
          <table:table-cell table:style-name="TableCell4959">
            <text:p text:style-name="P4960"/>
          </table:table-cell>
        </table:table-row>
        <table:table-row table:style-name="TableRow4961">
          <table:table-cell table:style-name="TableCell4962">
            <text:p text:style-name="P4963"/>
          </table:table-cell>
        </table:table-row>
        <table:table-row table:style-name="TableRow4964">
          <table:table-cell table:style-name="TableCell4965">
            <text:p text:style-name="P4966"/>
          </table:table-cell>
        </table:table-row>
        <table:table-row table:style-name="TableRow4967">
          <table:table-cell table:style-name="TableCell4968">
            <text:p text:style-name="P4969"/>
          </table:table-cell>
        </table:table-row>
        <table:table-row table:style-name="TableRow4970">
          <table:table-cell table:style-name="TableCell4971">
            <text:p text:style-name="P4972"/>
          </table:table-cell>
        </table:table-row>
        <table:table-row table:style-name="TableRow4973">
          <table:table-cell table:style-name="TableCell4974">
            <text:p text:style-name="P4975"/>
          </table:table-cell>
        </table:table-row>
        <table:table-row table:style-name="TableRow4976">
          <table:table-cell table:style-name="TableCell4977">
            <text:p text:style-name="P4978"/>
          </table:table-cell>
        </table:table-row>
        <table:table-row table:style-name="TableRow4979">
          <table:table-cell table:style-name="TableCell4980">
            <text:p text:style-name="P4981"/>
          </table:table-cell>
        </table:table-row>
        <table:table-row table:style-name="TableRow4982">
          <table:table-cell table:style-name="TableCell4983">
            <text:p text:style-name="P4984"/>
          </table:table-cell>
        </table:table-row>
        <table:table-row table:style-name="TableRow4985">
          <table:table-cell table:style-name="TableCell4986">
            <text:p text:style-name="P4987"/>
          </table:table-cell>
        </table:table-row>
        <table:table-row table:style-name="TableRow4988">
          <table:table-cell table:style-name="TableCell4989">
            <text:p text:style-name="P4990"/>
          </table:table-cell>
        </table:table-row>
        <table:table-row table:style-name="TableRow4991">
          <table:table-cell table:style-name="TableCell4992">
            <text:p text:style-name="P4993"/>
          </table:table-cell>
        </table:table-row>
        <table:table-row table:style-name="TableRow4994">
          <table:table-cell table:style-name="TableCell4995">
            <text:p text:style-name="P4996"/>
          </table:table-cell>
        </table:table-row>
        <table:table-row table:style-name="TableRow4997">
          <table:table-cell table:style-name="TableCell4998">
            <text:p text:style-name="P4999"/>
          </table:table-cell>
        </table:table-row>
        <table:table-row table:style-name="TableRow5000">
          <table:table-cell table:style-name="TableCell5001">
            <text:p text:style-name="P5002"/>
          </table:table-cell>
        </table:table-row>
        <table:table-row table:style-name="TableRow5003">
          <table:table-cell table:style-name="TableCell5004">
            <text:p text:style-name="P5005"/>
          </table:table-cell>
        </table:table-row>
        <table:table-row table:style-name="TableRow5006">
          <table:table-cell table:style-name="TableCell5007">
            <text:p text:style-name="P5008"/>
          </table:table-cell>
        </table:table-row>
        <table:table-row table:style-name="TableRow5009">
          <table:table-cell table:style-name="TableCell5010">
            <text:p text:style-name="P5011"/>
          </table:table-cell>
        </table:table-row>
        <table:table-row table:style-name="TableRow5012">
          <table:table-cell table:style-name="TableCell5013">
            <text:p text:style-name="P5014"/>
          </table:table-cell>
        </table:table-row>
        <table:table-row table:style-name="TableRow5015">
          <table:table-cell table:style-name="TableCell5016">
            <text:p text:style-name="P5017"/>
          </table:table-cell>
        </table:table-row>
        <table:table-row table:style-name="TableRow5018">
          <table:table-cell table:style-name="TableCell5019">
            <text:p text:style-name="P5020"/>
          </table:table-cell>
        </table:table-row>
        <table:table-row table:style-name="TableRow5021">
          <table:table-cell table:style-name="TableCell5022">
            <text:p text:style-name="P5023"/>
          </table:table-cell>
        </table:table-row>
        <table:table-row table:style-name="TableRow5024">
          <table:table-cell table:style-name="TableCell5025">
            <text:p text:style-name="P5026"/>
          </table:table-cell>
        </table:table-row>
        <table:table-row table:style-name="TableRow5027">
          <table:table-cell table:style-name="TableCell5028">
            <text:p text:style-name="P5029"/>
          </table:table-cell>
        </table:table-row>
        <table:table-row table:style-name="TableRow5030">
          <table:table-cell table:style-name="TableCell5031">
            <text:p text:style-name="P5032"/>
          </table:table-cell>
        </table:table-row>
        <table:table-row table:style-name="TableRow5033">
          <table:table-cell table:style-name="TableCell5034">
            <text:p text:style-name="P5035"/>
          </table:table-cell>
        </table:table-row>
        <table:table-row table:style-name="TableRow5036">
          <table:table-cell table:style-name="TableCell5037">
            <text:p text:style-name="P5038"/>
          </table:table-cell>
        </table:table-row>
        <table:table-row table:style-name="TableRow5039">
          <table:table-cell table:style-name="TableCell5040">
            <text:p text:style-name="P5041"/>
          </table:table-cell>
        </table:table-row>
        <table:table-row table:style-name="TableRow5042">
          <table:table-cell table:style-name="TableCell5043">
            <text:p text:style-name="P5044"/>
          </table:table-cell>
        </table:table-row>
        <table:table-row table:style-name="TableRow5045">
          <table:table-cell table:style-name="TableCell5046">
            <text:p text:style-name="P5047"/>
          </table:table-cell>
        </table:table-row>
        <table:table-row table:style-name="TableRow5048">
          <table:table-cell table:style-name="TableCell5049">
            <text:p text:style-name="P5050"/>
          </table:table-cell>
        </table:table-row>
        <table:table-row table:style-name="TableRow5051">
          <table:table-cell table:style-name="TableCell5052">
            <text:p text:style-name="P5053"/>
          </table:table-cell>
        </table:table-row>
        <table:table-row table:style-name="TableRow5054">
          <table:table-cell table:style-name="TableCell5055">
            <text:p text:style-name="P5056"/>
          </table:table-cell>
        </table:table-row>
        <table:table-row table:style-name="TableRow5057">
          <table:table-cell table:style-name="TableCell5058">
            <text:p text:style-name="P5059"/>
          </table:table-cell>
        </table:table-row>
        <table:table-row table:style-name="TableRow5060">
          <table:table-cell table:style-name="TableCell5061">
            <text:p text:style-name="P5062"/>
          </table:table-cell>
        </table:table-row>
        <table:table-row table:style-name="TableRow5063">
          <table:table-cell table:style-name="TableCell5064">
            <text:p text:style-name="P5065"/>
          </table:table-cell>
        </table:table-row>
        <table:table-row table:style-name="TableRow5066">
          <table:table-cell table:style-name="TableCell5067">
            <text:p text:style-name="P5068"/>
          </table:table-cell>
        </table:table-row>
        <table:table-row table:style-name="TableRow5069">
          <table:table-cell table:style-name="TableCell5070">
            <text:p text:style-name="P5071"/>
          </table:table-cell>
        </table:table-row>
        <table:table-row table:style-name="TableRow5072">
          <table:table-cell table:style-name="TableCell5073">
            <text:p text:style-name="P5074"/>
          </table:table-cell>
        </table:table-row>
        <table:table-row table:style-name="TableRow5075">
          <table:table-cell table:style-name="TableCell5076">
            <text:p text:style-name="P5077"/>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5078">Anno 1</text:p>
      <text:p text:style-name="Standard"/>
      <table:table table:style-name="Table5079">
        <table:table-columns>
          <table:table-column table:style-name="TableColumn5080"/>
        </table:table-columns>
        <table:table-row table:style-name="TableRow5081">
          <table:table-cell table:style-name="TableCell5082">
            <text:p text:style-name="P5083"/>
          </table:table-cell>
        </table:table-row>
        <table:table-row table:style-name="TableRow5084">
          <table:table-cell table:style-name="TableCell5085">
            <text:p text:style-name="P5086"/>
          </table:table-cell>
        </table:table-row>
        <table:table-row table:style-name="TableRow5087">
          <table:table-cell table:style-name="TableCell5088">
            <text:p text:style-name="P5089"/>
          </table:table-cell>
        </table:table-row>
        <table:table-row table:style-name="TableRow5090">
          <table:table-cell table:style-name="TableCell5091">
            <text:p text:style-name="P5092"/>
          </table:table-cell>
        </table:table-row>
        <table:table-row table:style-name="TableRow5093">
          <table:table-cell table:style-name="TableCell5094">
            <text:p text:style-name="P5095"/>
          </table:table-cell>
        </table:table-row>
        <table:table-row table:style-name="TableRow5096">
          <table:table-cell table:style-name="TableCell5097">
            <text:p text:style-name="P5098"/>
          </table:table-cell>
        </table:table-row>
        <table:table-row table:style-name="TableRow5099">
          <table:table-cell table:style-name="TableCell5100">
            <text:p text:style-name="P5101"/>
          </table:table-cell>
        </table:table-row>
        <table:table-row table:style-name="TableRow5102">
          <table:table-cell table:style-name="TableCell5103">
            <text:p text:style-name="P5104"/>
          </table:table-cell>
        </table:table-row>
        <table:table-row table:style-name="TableRow5105">
          <table:table-cell table:style-name="TableCell5106">
            <text:p text:style-name="P5107"/>
          </table:table-cell>
        </table:table-row>
        <table:table-row table:style-name="TableRow5108">
          <table:table-cell table:style-name="TableCell5109">
            <text:p text:style-name="P5110"/>
          </table:table-cell>
        </table:table-row>
      </table:table>
      <text:p text:style-name="Standard"/>
      <text:p text:style-name="P5111">Anno 2</text:p>
      <text:p text:style-name="Standard"/>
      <table:table table:style-name="Table5112">
        <table:table-columns>
          <table:table-column table:style-name="TableColumn5113"/>
        </table:table-columns>
        <table:table-row table:style-name="TableRow5114">
          <table:table-cell table:style-name="TableCell5115">
            <text:p text:style-name="P5116"/>
          </table:table-cell>
        </table:table-row>
        <table:table-row table:style-name="TableRow5117">
          <table:table-cell table:style-name="TableCell5118">
            <text:p text:style-name="P5119"/>
          </table:table-cell>
        </table:table-row>
        <table:table-row table:style-name="TableRow5120">
          <table:table-cell table:style-name="TableCell5121">
            <text:p text:style-name="P5122"/>
          </table:table-cell>
        </table:table-row>
        <table:table-row table:style-name="TableRow5123">
          <table:table-cell table:style-name="TableCell5124">
            <text:p text:style-name="P5125"/>
          </table:table-cell>
        </table:table-row>
        <table:table-row table:style-name="TableRow5126">
          <table:table-cell table:style-name="TableCell5127">
            <text:p text:style-name="P5128"/>
          </table:table-cell>
        </table:table-row>
        <table:table-row table:style-name="TableRow5129">
          <table:table-cell table:style-name="TableCell5130">
            <text:p text:style-name="P5131"/>
          </table:table-cell>
        </table:table-row>
        <table:table-row table:style-name="TableRow5132">
          <table:table-cell table:style-name="TableCell5133">
            <text:p text:style-name="P5134"/>
          </table:table-cell>
        </table:table-row>
        <table:table-row table:style-name="TableRow5135">
          <table:table-cell table:style-name="TableCell5136">
            <text:p text:style-name="P5137"/>
          </table:table-cell>
        </table:table-row>
        <table:table-row table:style-name="TableRow5138">
          <table:table-cell table:style-name="TableCell5139">
            <text:p text:style-name="P5140"/>
          </table:table-cell>
        </table:table-row>
        <table:table-row table:style-name="TableRow5141">
          <table:table-cell table:style-name="TableCell5142">
            <text:p text:style-name="P5143"/>
          </table:table-cell>
        </table:table-row>
      </table:table>
      <text:p text:style-name="Standard"/>
      <text:p text:style-name="P5144">Anno 3</text:p>
      <text:p text:style-name="Standard"/>
      <table:table table:style-name="Table5145">
        <table:table-columns>
          <table:table-column table:style-name="TableColumn5146"/>
        </table:table-columns>
        <table:table-row table:style-name="TableRow5147">
          <table:table-cell table:style-name="TableCell5148">
            <text:p text:style-name="P5149"/>
          </table:table-cell>
        </table:table-row>
        <table:table-row table:style-name="TableRow5150">
          <table:table-cell table:style-name="TableCell5151">
            <text:p text:style-name="P5152"/>
          </table:table-cell>
        </table:table-row>
        <table:table-row table:style-name="TableRow5153">
          <table:table-cell table:style-name="TableCell5154">
            <text:p text:style-name="P5155"/>
          </table:table-cell>
        </table:table-row>
        <table:table-row table:style-name="TableRow5156">
          <table:table-cell table:style-name="TableCell5157">
            <text:p text:style-name="P5158"/>
          </table:table-cell>
        </table:table-row>
        <table:table-row table:style-name="TableRow5159">
          <table:table-cell table:style-name="TableCell5160">
            <text:p text:style-name="P5161"/>
          </table:table-cell>
        </table:table-row>
        <table:table-row table:style-name="TableRow5162">
          <table:table-cell table:style-name="TableCell5163">
            <text:p text:style-name="P5164"/>
          </table:table-cell>
        </table:table-row>
        <table:table-row table:style-name="TableRow5165">
          <table:table-cell table:style-name="TableCell5166">
            <text:p text:style-name="P5167"/>
          </table:table-cell>
        </table:table-row>
        <table:table-row table:style-name="TableRow5168">
          <table:table-cell table:style-name="TableCell5169">
            <text:p text:style-name="P5170"/>
          </table:table-cell>
        </table:table-row>
        <table:table-row table:style-name="TableRow5171">
          <table:table-cell table:style-name="TableCell5172">
            <text:p text:style-name="P5173"/>
          </table:table-cell>
        </table:table-row>
        <table:table-row table:style-name="TableRow5174">
          <table:table-cell table:style-name="TableCell5175">
            <text:p text:style-name="P5176"/>
          </table:table-cell>
        </table:table-row>
      </table:table>
      <text:h text:style-name="Titolo1" text:outline-level="1">Note, Conclusioni e Commenti</text:h>
      <text:p text:style-name="Standard"/>
      <table:table table:style-name="Table5177">
        <table:table-columns>
          <table:table-column table:style-name="TableColumn5178"/>
        </table:table-columns>
        <table:table-row table:style-name="TableRow5179">
          <table:table-cell table:style-name="TableCell5180">
            <text:p text:style-name="P5181"/>
          </table:table-cell>
        </table:table-row>
        <table:table-row table:style-name="TableRow5182">
          <table:table-cell table:style-name="TableCell5183">
            <text:p text:style-name="P5184"/>
          </table:table-cell>
        </table:table-row>
        <table:table-row table:style-name="TableRow5185">
          <table:table-cell table:style-name="TableCell5186">
            <text:p text:style-name="P5187"/>
          </table:table-cell>
        </table:table-row>
        <table:table-row table:style-name="TableRow5188">
          <table:table-cell table:style-name="TableCell5189">
            <text:p text:style-name="P5190"/>
          </table:table-cell>
        </table:table-row>
        <table:table-row table:style-name="TableRow5191">
          <table:table-cell table:style-name="TableCell5192">
            <text:p text:style-name="P5193"/>
          </table:table-cell>
        </table:table-row>
        <table:table-row table:style-name="TableRow5194">
          <table:table-cell table:style-name="TableCell5195">
            <text:p text:style-name="P5196"/>
          </table:table-cell>
        </table:table-row>
        <table:table-row table:style-name="TableRow5197">
          <table:table-cell table:style-name="TableCell5198">
            <text:p text:style-name="P5199"/>
          </table:table-cell>
        </table:table-row>
        <table:table-row table:style-name="TableRow5200">
          <table:table-cell table:style-name="TableCell5201">
            <text:p text:style-name="P5202"/>
          </table:table-cell>
        </table:table-row>
        <table:table-row table:style-name="TableRow5203">
          <table:table-cell table:style-name="TableCell5204">
            <text:p text:style-name="P5205"/>
          </table:table-cell>
        </table:table-row>
        <table:table-row table:style-name="TableRow5206">
          <table:table-cell table:style-name="TableCell5207">
            <text:p text:style-name="P5208"/>
          </table:table-cell>
        </table:table-row>
        <table:table-row table:style-name="TableRow5209">
          <table:table-cell table:style-name="TableCell5210">
            <text:p text:style-name="P5211"/>
          </table:table-cell>
        </table:table-row>
        <table:table-row table:style-name="TableRow5212">
          <table:table-cell table:style-name="TableCell5213">
            <text:p text:style-name="P5214"/>
          </table:table-cell>
        </table:table-row>
        <table:table-row table:style-name="TableRow5215">
          <table:table-cell table:style-name="TableCell5216">
            <text:p text:style-name="P5217"/>
          </table:table-cell>
        </table:table-row>
        <table:table-row table:style-name="TableRow5218">
          <table:table-cell table:style-name="TableCell5219">
            <text:p text:style-name="P5220"/>
          </table:table-cell>
        </table:table-row>
        <table:table-row table:style-name="TableRow5221">
          <table:table-cell table:style-name="TableCell5222">
            <text:p text:style-name="P5223"/>
          </table:table-cell>
        </table:table-row>
        <table:table-row table:style-name="TableRow5224">
          <table:table-cell table:style-name="TableCell5225">
            <text:p text:style-name="P5226"/>
          </table:table-cell>
        </table:table-row>
        <table:table-row table:style-name="TableRow5227">
          <table:table-cell table:style-name="TableCell5228">
            <text:p text:style-name="P5229"/>
          </table:table-cell>
        </table:table-row>
        <table:table-row table:style-name="TableRow5230">
          <table:table-cell table:style-name="TableCell5231">
            <text:p text:style-name="P5232"/>
          </table:table-cell>
        </table:table-row>
        <table:table-row table:style-name="TableRow5233">
          <table:table-cell table:style-name="TableCell5234">
            <text:p text:style-name="P5235"/>
          </table:table-cell>
        </table:table-row>
        <table:table-row table:style-name="TableRow5236">
          <table:table-cell table:style-name="TableCell5237">
            <text:p text:style-name="P5238"/>
          </table:table-cell>
        </table:table-row>
        <table:table-row table:style-name="TableRow5239">
          <table:table-cell table:style-name="TableCell5240">
            <text:p text:style-name="P5241"/>
          </table:table-cell>
        </table:table-row>
        <table:table-row table:style-name="TableRow5242">
          <table:table-cell table:style-name="TableCell5243">
            <text:p text:style-name="P5244"/>
          </table:table-cell>
        </table:table-row>
        <table:table-row table:style-name="TableRow5245">
          <table:table-cell table:style-name="TableCell5246">
            <text:p text:style-name="P5247"/>
          </table:table-cell>
        </table:table-row>
        <table:table-row table:style-name="TableRow5248">
          <table:table-cell table:style-name="TableCell5249">
            <text:p text:style-name="P5250"/>
          </table:table-cell>
        </table:table-row>
        <table:table-row table:style-name="TableRow5251">
          <table:table-cell table:style-name="TableCell5252">
            <text:p text:style-name="P5253"/>
          </table:table-cell>
        </table:table-row>
        <table:table-row table:style-name="TableRow5254">
          <table:table-cell table:style-name="TableCell5255">
            <text:p text:style-name="P5256"/>
          </table:table-cell>
        </table:table-row>
        <table:table-row table:style-name="TableRow5257">
          <table:table-cell table:style-name="TableCell5258">
            <text:p text:style-name="P5259"/>
          </table:table-cell>
        </table:table-row>
        <table:table-row table:style-name="TableRow5260">
          <table:table-cell table:style-name="TableCell5261">
            <text:p text:style-name="P5262"/>
          </table:table-cell>
        </table:table-row>
        <table:table-row table:style-name="TableRow5263">
          <table:table-cell table:style-name="TableCell5264">
            <text:p text:style-name="P5265"/>
          </table:table-cell>
        </table:table-row>
        <table:table-row table:style-name="TableRow5266">
          <table:table-cell table:style-name="TableCell5267">
            <text:p text:style-name="P5268"/>
          </table:table-cell>
        </table:table-row>
        <table:table-row table:style-name="TableRow5269">
          <table:table-cell table:style-name="TableCell5270">
            <text:p text:style-name="P5271"/>
          </table:table-cell>
        </table:table-row>
        <table:table-row table:style-name="TableRow5272">
          <table:table-cell table:style-name="TableCell5273">
            <text:p text:style-name="P5274"/>
          </table:table-cell>
        </table:table-row>
        <table:table-row table:style-name="TableRow5275">
          <table:table-cell table:style-name="TableCell5276">
            <text:p text:style-name="P5277"/>
          </table:table-cell>
        </table:table-row>
        <table:table-row table:style-name="TableRow5278">
          <table:table-cell table:style-name="TableCell5279">
            <text:p text:style-name="P5280"/>
          </table:table-cell>
        </table:table-row>
        <table:table-row table:style-name="TableRow5281">
          <table:table-cell table:style-name="TableCell5282">
            <text:p text:style-name="P5283"/>
          </table:table-cell>
        </table:table-row>
        <table:table-row table:style-name="TableRow5284">
          <table:table-cell table:style-name="TableCell5285">
            <text:p text:style-name="P5286"/>
          </table:table-cell>
        </table:table-row>
        <table:table-row table:style-name="TableRow5287">
          <table:table-cell table:style-name="TableCell5288">
            <text:p text:style-name="P5289"/>
          </table:table-cell>
        </table:table-row>
        <table:table-row table:style-name="TableRow5290">
          <table:table-cell table:style-name="TableCell5291">
            <text:p text:style-name="P5292"/>
          </table:table-cell>
        </table:table-row>
        <table:table-row table:style-name="TableRow5293">
          <table:table-cell table:style-name="TableCell5294">
            <text:p text:style-name="P5295"/>
          </table:table-cell>
        </table:table-row>
        <table:table-row table:style-name="TableRow5296">
          <table:table-cell table:style-name="TableCell5297">
            <text:p text:style-name="P5298"/>
          </table:table-cell>
        </table:table-row>
        <table:table-row table:style-name="TableRow5299">
          <table:table-cell table:style-name="TableCell5300">
            <text:p text:style-name="P5301"/>
          </table:table-cell>
        </table:table-row>
        <table:table-row table:style-name="TableRow5302">
          <table:table-cell table:style-name="TableCell5303">
            <text:p text:style-name="P5304"/>
          </table:table-cell>
        </table:table-row>
        <table:table-row table:style-name="TableRow5305">
          <table:table-cell table:style-name="TableCell5306">
            <text:p text:style-name="P5307"/>
          </table:table-cell>
        </table:table-row>
        <table:table-row table:style-name="TableRow5308">
          <table:table-cell table:style-name="TableCell5309">
            <text:p text:style-name="P5310"/>
          </table:table-cell>
        </table:table-row>
        <table:table-row table:style-name="TableRow5311">
          <table:table-cell table:style-name="TableCell5312">
            <text:p text:style-name="P5313"/>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 style:display-name="Bullet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Standard" style:display-name="Standard" style:family="paragraph">
      <style:paragraph-properties fo:margin-bottom="0.1388in" fo:line-height="115%"/>
      <style:text-properties fo:color="#808080" fo:font-size="11pt" style:font-size-asian="11pt" fo:hyphenate="false"/>
    </style:style>
    <style:style style:name="Textbody" style:display-name="Text body" style:family="paragraph" style:parent-style-name="Standard">
      <style:paragraph-properties fo:margin-bottom="0.0972in" fo:line-height="120%"/>
      <style:text-properties fo:hyphenate="false"/>
    </style:style>
    <style:style style:name="Caselle" style:display-name="Caselle" style:family="paragraph" style:parent-style-name="Standard">
      <style:paragraph-properties fo:margin-bottom="0in" fo:line-height="100%"/>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fo:line-height="100%"/>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17T15:06:00Z</meta:creation-date>
    <dc:date>2018-05-21T09:40:00Z</dc:date>
    <meta:print-date>2012-02-24T09:19:00Z</meta:print-date>
    <meta:template xlink:href="Normal" xlink:type="simple"/>
    <meta:editing-cycles>37</meta:editing-cycles>
    <meta:editing-duration>PT2514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2" meta:paragraph-count="106" meta:word-count="7941" meta:character-count="53103" meta:row-count="377" meta:non-whitespace-character-count="45268"/>
  </office:meta>
</office:document-meta>
</file>